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Arial4" svg:font-family="Arial"/>
    <style:font-face style:name="Arial1" svg:font-family="Arial1"/>
    <style:font-face style:name="Arial2" svg:font-family="Arial2"/>
    <style:font-face style:name="Calibri" svg:font-family="Calibri"/>
    <style:font-face style:name="Cambria" svg:font-family="Cambria"/>
    <style:font-face style:name="Microsoft YaHei" svg:font-family="'Microsoft YaHei'"/>
    <style:font-face style:name="SimSun1" svg:font-family="SimSun1"/>
    <style:font-face style:name="SimSun" svg:font-family="SimSun, 宋体"/>
    <style:font-face style:name="宋体" svg:font-family="宋体"/>
    <style:font-face style:name="MS Mincho" svg:font-family="'MS Mincho', 'ＭＳ 明朝'" style:font-family-generic="modern"/>
    <style:font-face style:name="Times New Roman" svg:font-family="'Times New Roman'" style:font-family-generic="roman"/>
    <style:font-face style:name="Arial3" svg:font-family="Arial" style:font-family-generic="swiss"/>
    <style:font-face style:name="Microsoft YaHei1" svg:font-family="'Microsoft YaHei'"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6" style:family="table-column">
      <style:table-column-properties fo:break-before="auto" style:column-width="0.7917in"/>
    </style:style>
    <style:style style:name="co1" style:family="table-column">
      <style:table-column-properties fo:break-before="auto" style:column-width="1.5728in"/>
    </style:style>
    <style:style style:name="co3" style:family="table-column">
      <style:table-column-properties fo:break-before="auto" style:column-width="1.0835in"/>
    </style:style>
    <style:style style:name="co7" style:family="table-column">
      <style:table-column-properties fo:break-before="auto" style:column-width="1.0728in"/>
    </style:style>
    <style:style style:name="co4" style:family="table-column">
      <style:table-column-properties fo:break-before="auto" style:column-width="0.8957in"/>
    </style:style>
    <style:style style:name="co5" style:family="table-column">
      <style:table-column-properties fo:break-before="auto" style:column-width="0.7425in"/>
    </style:style>
    <style:style style:name="co8" style:family="table-column">
      <style:table-column-properties fo:break-before="auto" style:column-width="1.302in"/>
    </style:style>
    <style:style style:name="co9" style:family="table-column">
      <style:table-column-properties fo:break-before="auto" style:column-width="2.052in"/>
    </style:style>
    <style:style style:name="co10" style:family="table-column">
      <style:table-column-properties fo:break-before="auto" style:column-width="1.6874in"/>
    </style:style>
    <style:style style:name="co11" style:family="table-column">
      <style:table-column-properties fo:break-before="auto" style:column-width="1.5417in"/>
    </style:style>
    <style:style style:name="co13" style:family="table-column">
      <style:table-column-properties fo:break-before="auto" style:column-width="1.5937in"/>
    </style:style>
    <style:style style:name="ro2" style:family="table-row">
      <style:table-row-properties style:row-height="0.2118in" fo:break-before="auto" style:use-optimal-row-height="true"/>
    </style:style>
    <style:style style:name="ro61" style:family="table-row">
      <style:table-row-properties style:row-height="2.6736in" fo:break-before="auto" style:use-optimal-row-height="true"/>
    </style:style>
    <style:style style:name="ro45" style:family="table-row">
      <style:table-row-properties style:row-height="0.352in" fo:break-before="auto" style:use-optimal-row-height="true"/>
    </style:style>
    <style:style style:name="ro39" style:family="table-row">
      <style:table-row-properties style:row-height="0.6839in" fo:break-before="auto" style:use-optimal-row-height="true"/>
    </style:style>
    <style:style style:name="ro41" style:family="table-row">
      <style:table-row-properties style:row-height="0.8492in" fo:break-before="auto" style:use-optimal-row-height="true"/>
    </style:style>
    <style:style style:name="ro53" style:family="table-row">
      <style:table-row-properties style:row-height="0.5181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3.0055in" fo:break-before="auto" style:use-optimal-row-height="true"/>
    </style:style>
    <style:style style:name="ro64" style:family="table-row">
      <style:table-row-properties style:row-height="1.1398in" fo:break-before="auto" style:use-optimal-row-height="true"/>
    </style:style>
    <style:style style:name="ro65" style:family="table-row">
      <style:table-row-properties style:row-height="0.1862in" fo:break-before="auto" style:use-optimal-row-height="true"/>
    </style:style>
    <style:style style:name="ro48" style:family="table-row">
      <style:table-row-properties style:row-height="0.9535in" fo:break-before="auto" style:use-optimal-row-height="true"/>
    </style:style>
    <style:style style:name="ro66" style:family="table-row">
      <style:table-row-properties style:row-height="1.5134in" fo:break-before="auto" style:use-optimal-row-height="true"/>
    </style:style>
    <style:style style:name="ro67" style:family="table-row">
      <style:table-row-properties style:row-height="1.2583in" fo:break-before="auto" style:use-optimal-row-height="false"/>
    </style:style>
    <style:style style:name="ro68" style:family="table-row">
      <style:table-row-properties style:row-height="0.5799in" fo:break-before="auto" style:use-optimal-row-height="true"/>
    </style:style>
    <style:style style:name="ro52" style:family="table-row">
      <style:table-row-properties style:row-height="0.7665in" fo:break-before="auto" style:use-optimal-row-height="true"/>
    </style:style>
    <style:style style:name="ro57" style:family="table-row">
      <style:table-row-properties style:row-height="0.3937in" fo:break-before="auto" style:use-optimal-row-height="true"/>
    </style:style>
    <style:style style:name="ro38" style:family="table-row">
      <style:table-row-properties style:row-height="1.0154in" fo:break-before="auto" style:use-optimal-row-height="true"/>
    </style:style>
    <style:style style:name="ro49" style:family="table-row">
      <style:table-row-properties style:row-height="1.3472in" fo:break-before="auto" style:use-optimal-row-height="true"/>
    </style:style>
    <style:style style:name="ro69" style:family="table-row">
      <style:table-row-properties style:row-height="0.6146in" fo:break-before="auto" style:use-optimal-row-height="false"/>
    </style:style>
    <style:style style:name="ro70" style:family="table-row">
      <style:table-row-properties style:row-height="0.3437in" fo:break-before="auto" style:use-optimal-row-height="false"/>
    </style:style>
    <style:style style:name="ro71" style:family="table-row">
      <style:table-row-properties style:row-height="0.2063in" fo:break-before="auto" style:use-optimal-row-height="false"/>
    </style:style>
    <style:style style:name="ro43" style:family="table-row">
      <style:table-row-properties style:row-height="1.1811in" fo:break-before="auto" style:use-optimal-row-height="true"/>
    </style:style>
    <style:style style:name="ro72" style:family="table-row">
      <style:table-row-properties style:row-height="2.1764in" fo:break-before="auto" style:use-optimal-row-height="true"/>
    </style:style>
    <style:style style:name="ro73" style:family="table-row">
      <style:table-row-properties style:row-height="1.0366in" fo:break-before="auto" style:use-optimal-row-height="false"/>
    </style:style>
    <style:style style:name="ro74" style:family="table-row">
      <style:table-row-properties style:row-height="0.7008in" fo:break-before="auto" style:use-optimal-row-height="false"/>
    </style:style>
    <style:style style:name="ro75" style:family="table-row">
      <style:table-row-properties style:row-height="0.8835in" fo:break-before="auto" style:use-optimal-row-height="false"/>
    </style:style>
    <style:style style:name="ro76" style:family="table-row">
      <style:table-row-properties style:row-height="1.6992in" fo:break-before="auto" style:use-optimal-row-height="true"/>
    </style:style>
    <style:style style:name="ro47" style:family="table-row">
      <style:table-row-properties style:row-height="1.8862in" fo:break-before="auto" style:use-optimal-row-height="true"/>
    </style:style>
    <style:style style:name="ro77" style:family="table-row">
      <style:table-row-properties style:row-height="3.1925in" fo:break-before="auto" style:use-optimal-row-height="true"/>
    </style:style>
    <style:style style:name="ro78" style:family="table-row">
      <style:table-row-properties style:row-height="0.4689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2.0728in" fo:break-before="auto" style:use-optimal-row-height="true"/>
    </style:style>
    <style:style style:name="ro81" style:family="table-row">
      <style:table-row-properties style:row-height="1.3264in" fo:break-before="auto" style:use-optimal-row-height="true"/>
    </style:style>
    <style:style style:name="ro82" style:family="table-row">
      <style:table-row-properties style:row-height="2.2591in" fo:break-before="auto" style:use-optimal-row-height="true"/>
    </style:style>
    <style:style style:name="ro83" style:family="table-row">
      <style:table-row-properties style:row-height="0.1382in" fo:break-before="auto" style:use-optimal-row-height="false"/>
    </style:style>
    <style:style style:name="ro84" style:family="table-row">
      <style:table-row-properties style:row-height="0.1665in" fo:break-before="auto" style:use-optimal-row-height="false"/>
    </style:style>
    <style:style style:name="ro85" style:family="table-row">
      <style:table-row-properties style:row-height="0.3909in" fo:break-before="auto" style:use-optimal-row-height="false"/>
    </style:style>
    <style:style style:name="ro86" style:family="table-row">
      <style:table-row-properties style:row-height="0.1618in" fo:break-before="auto" style:use-optimal-row-height="false"/>
    </style:style>
    <style:style style:name="ro87" style:family="table-row">
      <style:table-row-properties style:row-height="0.1484in" fo:break-before="auto" style:use-optimal-row-height="false"/>
    </style:style>
    <style:style style:name="ro88" style:family="table-row">
      <style:table-row-properties style:row-height="0.1854in" fo:break-before="auto" style:use-optimal-row-height="false"/>
    </style:style>
    <style:style style:name="ro89" style:family="table-row">
      <style:table-row-properties style:row-height="0.172in" fo:break-before="auto" style:use-optimal-row-height="false"/>
    </style:style>
    <style:style style:name="ro90" style:family="table-row">
      <style:table-row-properties style:row-height="0.2425in" fo:break-before="auto" style:use-optimal-row-height="false"/>
    </style:style>
    <style:style style:name="ro91" style:family="table-row">
      <style:table-row-properties style:row-height="0.8047in" fo:break-before="auto" style:use-optimal-row-height="false"/>
    </style:style>
    <style:style style:name="ro92" style:family="table-row">
      <style:table-row-properties style:row-height="0.3047in" fo:break-before="auto" style:use-optimal-row-height="false"/>
    </style:style>
    <style:style style:name="ro93" style:family="table-row">
      <style:table-row-properties style:row-height="2.4374in" fo:break-before="auto" style:use-optimal-row-height="false"/>
    </style:style>
    <style:style style:name="ro94" style:family="table-row">
      <style:table-row-properties style:row-height="0.6098in" fo:break-before="auto" style:use-optimal-row-height="false"/>
    </style:style>
    <style:style style:name="ro95" style:family="table-row">
      <style:table-row-properties style:row-height="0.5917in" fo:break-before="auto" style:use-optimal-row-height="false"/>
    </style:style>
    <style:style style:name="ro96" style:family="table-row">
      <style:table-row-properties style:row-height="0.711in" fo:break-before="auto" style:use-optimal-row-height="false"/>
    </style:style>
    <style:style style:name="ro97" style:family="table-row">
      <style:table-row-properties style:row-height="0.9118in" fo:break-before="auto" style:use-optimal-row-height="false"/>
    </style:style>
    <style:style style:name="ro11" style:family="table-row">
      <style:table-row-properties style:row-height="0.4744in" fo:break-before="auto" style:use-optimal-row-height="false"/>
    </style:style>
    <style:style style:name="ro98" style:family="table-row">
      <style:table-row-properties style:row-height="0.6516in" fo:break-before="auto" style:use-optimal-row-height="false"/>
    </style:style>
    <style:style style:name="ro99" style:family="table-row">
      <style:table-row-properties style:row-height="0.4535in" fo:break-before="auto" style:use-optimal-row-height="false"/>
    </style:style>
    <style:style style:name="ro5" style:family="table-row">
      <style:table-row-properties style:row-height="0.4146in" fo:break-before="auto" style:use-optimal-row-height="false"/>
    </style:style>
    <style:style style:name="ro19" style:family="table-row">
      <style:table-row-properties style:row-height="0.9772in" fo:break-before="auto" style:use-optimal-row-height="false"/>
    </style:style>
    <style:style style:name="ro100" style:family="table-row">
      <style:table-row-properties style:row-height="0.7839in" fo:break-before="auto" style:use-optimal-row-height="false"/>
    </style:style>
    <style:style style:name="ro101" style:family="table-row">
      <style:table-row-properties style:row-height="0.5626in" fo:break-before="auto" style:use-optimal-row-height="false"/>
    </style:style>
    <style:style style:name="ro102" style:family="table-row">
      <style:table-row-properties style:row-height="1.1409in" fo:break-before="auto" style:use-optimal-row-height="false"/>
    </style:style>
    <style:style style:name="ro103" style:family="table-row">
      <style:table-row-properties style:row-height="2.5992in" fo:break-before="auto" style:use-optimal-row-height="false"/>
    </style:style>
    <style:style style:name="ro104" style:family="table-row">
      <style:table-row-properties style:row-height="1.6457in" fo:break-before="auto" style:use-optimal-row-height="false"/>
    </style:style>
    <style:style style:name="ro105" style:family="table-row">
      <style:table-row-properties style:row-height="0.9091in" fo:break-before="auto" style:use-optimal-row-height="false"/>
    </style:style>
    <style:style style:name="ro16" style:family="table-row">
      <style:table-row-properties style:row-height="0.9898in" fo:break-before="auto" style:use-optimal-row-height="false"/>
    </style:style>
    <style:style style:name="ro106" style:family="table-row">
      <style:table-row-properties style:row-height="1.1854in" fo:break-before="auto" style:use-optimal-row-height="false"/>
    </style:style>
    <style:style style:name="ro107" style:family="table-row">
      <style:table-row-properties style:row-height="2.4299in" fo:break-before="auto" style:use-optimal-row-height="false"/>
    </style:style>
    <style:style style:name="ro108" style:family="table-row">
      <style:table-row-properties style:row-height="1.0236in" fo:break-before="auto" style:use-optimal-row-height="false"/>
    </style:style>
    <style:style style:name="ro109" style:family="table-row">
      <style:table-row-properties style:row-height="1.878in" fo:break-before="auto" style:use-optimal-row-height="false"/>
    </style:style>
    <style:style style:name="ro110" style:family="table-row">
      <style:table-row-properties style:row-height="1.6783in" fo:break-before="auto" style:use-optimal-row-height="true"/>
    </style:style>
    <style:style style:name="ro111" style:family="table-row">
      <style:table-row-properties style:row-height="2.4457in" fo:break-before="auto" style:use-optimal-row-height="true"/>
    </style:style>
    <style:style style:name="ro112" style:family="table-row">
      <style:table-row-properties style:row-height="3.5654in" fo:break-before="auto" style:use-optimal-row-height="true"/>
    </style:style>
    <style:style style:name="ro113" style:family="table-row">
      <style:table-row-properties style:row-height="2.3425in" fo:break-before="auto" style:use-optimal-row-height="true"/>
    </style:style>
    <style:style style:name="ro118" style:family="table-row">
      <style:table-row-properties style:row-height="0.3311in" fo:break-before="auto" style:use-optimal-row-height="false"/>
    </style:style>
    <style:style style:name="ro119" style:family="table-row">
      <style:table-row-properties style:row-height="0.2217in" fo:break-before="auto" style:use-optimal-row-height="true"/>
    </style:style>
    <style:style style:name="ro120" style:family="table-row">
      <style:table-row-properties style:row-height="0.2217in" fo:break-before="auto" style:use-optimal-row-height="false"/>
    </style:style>
    <style:style style:name="ro121" style:family="table-row">
      <style:table-row-properties style:row-height="0.3417in" fo:break-before="auto" style:use-optimal-row-height="false"/>
    </style:style>
    <style:style style:name="ro122" style:family="table-row">
      <style:table-row-properties style:row-height="0.7602in" fo:break-before="auto" style:use-optimal-row-height="false"/>
    </style:style>
    <style:style style:name="ro123" style:family="table-row">
      <style:table-row-properties style:row-height="0.8854in" fo:break-before="auto" style:use-optimal-row-height="false"/>
    </style:style>
    <style:style style:name="ro124" style:family="table-row">
      <style:table-row-properties style:row-height="0.3807in" fo:break-before="auto" style:use-optimal-row-height="false"/>
    </style:style>
    <style:style style:name="ro125" style:family="table-row">
      <style:table-row-properties style:row-height="0.4043in" fo:break-before="auto" style:use-optimal-row-height="false"/>
    </style:style>
    <style:style style:name="ro126" style:family="table-row">
      <style:table-row-properties style:row-height="0.4791in" fo:break-before="auto" style:use-optimal-row-height="false"/>
    </style:style>
    <style:style style:name="ro127" style:family="table-row">
      <style:table-row-properties style:row-height="1.1071in" fo:break-before="auto" style:use-optimal-row-height="false"/>
    </style:style>
    <style:style style:name="ro128" style:family="table-row">
      <style:table-row-properties style:row-height="0.6772in" fo:break-before="auto" style:use-optimal-row-height="false"/>
    </style:style>
    <style:style style:name="ro129" style:family="table-row">
      <style:table-row-properties style:row-height="0.352in" fo:break-before="auto" style:use-optimal-row-height="false"/>
    </style:style>
    <style:style style:name="ro130" style:family="table-row">
      <style:table-row-properties style:row-height="0.3209in" fo:break-before="auto" style:use-optimal-row-height="false"/>
    </style:style>
    <style:style style:name="ro131" style:family="table-row">
      <style:table-row-properties style:row-height="0.3728in" fo:break-before="auto" style:use-optimal-row-height="false"/>
    </style:style>
    <style:style style:name="ro132" style:family="table-row">
      <style:table-row-properties style:row-height="0.4429in" fo:break-before="auto" style:use-optimal-row-height="false"/>
    </style:style>
    <style:style style:name="ro133" style:family="table-row">
      <style:table-row-properties style:row-height="3.6591in" fo:break-before="auto" style:use-optimal-row-height="false"/>
    </style:style>
    <style:style style:name="ro134" style:family="table-row">
      <style:table-row-properties style:row-height="0.4374in" fo:break-before="auto" style:use-optimal-row-height="false"/>
    </style:style>
    <style:style style:name="ro135" style:family="table-row">
      <style:table-row-properties style:row-height="0.4299in" fo:break-before="auto" style:use-optimal-row-height="false"/>
    </style:style>
    <style:style style:name="ro136" style:family="table-row">
      <style:table-row-properties style:row-height="0.4252in" fo:break-before="auto" style:use-optimal-row-height="false"/>
    </style:style>
    <style:style style:name="ro137" style:family="table-row">
      <style:table-row-properties style:row-height="2.9272in" fo:break-before="auto" style:use-optimal-row-height="false"/>
    </style:style>
    <style:style style:name="ro138" style:family="table-row">
      <style:table-row-properties style:row-height="2.0626in" fo:break-before="auto" style:use-optimal-row-height="false"/>
    </style:style>
    <style:style style:name="ro139" style:family="table-row">
      <style:table-row-properties style:row-height="2.3in" fo:break-before="auto" style:use-optimal-row-height="false"/>
    </style:style>
    <style:style style:name="ro140" style:family="table-row">
      <style:table-row-properties style:row-height="1.6484in" fo:break-before="auto" style:use-optimal-row-height="false"/>
    </style:style>
    <style:style style:name="ro141" style:family="table-row">
      <style:table-row-properties style:row-height="2.352in" fo:break-before="auto" style:use-optimal-row-height="false"/>
    </style:style>
    <style:style style:name="ro142" style:family="table-row">
      <style:table-row-properties style:row-height="2.3898in" fo:break-before="auto" style:use-optimal-row-height="false"/>
    </style:style>
    <style:style style:name="ro143" style:family="table-row">
      <style:table-row-properties style:row-height="2.6693in" fo:break-before="auto" style:use-optimal-row-height="false"/>
    </style:style>
    <style:style style:name="ro144" style:family="table-row">
      <style:table-row-properties style:row-height="2.6854in" fo:break-before="auto" style:use-optimal-row-height="false"/>
    </style:style>
    <style:style style:name="ro145" style:family="table-row">
      <style:table-row-properties style:row-height="2.0965in" fo:break-before="auto" style:use-optimal-row-height="false"/>
    </style:style>
    <style:style style:name="ro146" style:family="table-row">
      <style:table-row-properties style:row-height="0.802in" fo:break-before="auto" style:use-optimal-row-height="false"/>
    </style:style>
    <style:style style:name="ro147" style:family="table-row">
      <style:table-row-properties style:row-height="0.6252in" fo:break-before="auto" style:use-optimal-row-height="false"/>
    </style:style>
    <style:style style:name="ro148" style:family="table-row">
      <style:table-row-properties style:row-height="0.4165in" fo:break-before="auto" style:use-optimal-row-height="false"/>
    </style:style>
    <style:style style:name="ro149" style:family="table-row">
      <style:table-row-properties style:row-height="0.7398in" fo:break-before="auto" style:use-optimal-row-height="false"/>
    </style:style>
    <style:style style:name="ro150" style:family="table-row">
      <style:table-row-properties style:row-height="0.5575in" fo:break-before="auto" style:use-optimal-row-height="false"/>
    </style:style>
    <style:style style:name="ro151" style:family="table-row">
      <style:table-row-properties style:row-height="0.5756in" fo:break-before="auto" style:use-optimal-row-height="false"/>
    </style:style>
    <style:style style:name="ro152" style:family="table-row">
      <style:table-row-properties style:row-height="2.0811in" fo:break-before="auto" style:use-optimal-row-height="false"/>
    </style:style>
    <style:style style:name="ro153" style:family="table-row">
      <style:table-row-properties style:row-height="1.8445in" fo:break-before="auto" style:use-optimal-row-height="true"/>
    </style:style>
    <style:style style:name="ro154" style:family="table-row">
      <style:table-row-properties style:row-height="1.6772in" fo:break-before="auto" style:use-optimal-row-height="false"/>
    </style:style>
    <style:style style:name="ro155" style:family="table-row">
      <style:table-row-properties style:row-height="0.8882in" fo:break-before="auto" style:use-optimal-row-height="false"/>
    </style:style>
    <style:style style:name="ro156" style:family="table-row">
      <style:table-row-properties style:row-height="0.5102in" fo:break-before="auto" style:use-optimal-row-height="false"/>
    </style:style>
    <style:style style:name="ro157" style:family="table-row">
      <style:table-row-properties style:row-height="5.689in" fo:break-before="auto" style:use-optimal-row-height="false"/>
    </style:style>
    <style:style style:name="ro158" style:family="table-row">
      <style:table-row-properties style:row-height="0.6854in" fo:break-before="auto" style:use-optimal-row-height="false"/>
    </style:style>
    <style:style style:name="ro159" style:family="table-row">
      <style:table-row-properties style:row-height="0.4457in" fo:break-before="auto" style:use-optimal-row-height="false"/>
    </style:style>
    <style:style style:name="ro160" style:family="table-row">
      <style:table-row-properties style:row-height="1.0984in" fo:break-before="auto" style:use-optimal-row-height="true"/>
    </style:style>
    <style:style style:name="ro161" style:family="table-row">
      <style:table-row-properties style:row-height="3.5445in" fo:break-before="auto" style:use-optimal-row-height="true"/>
    </style:style>
    <style:style style:name="ro162" style:family="table-row">
      <style:table-row-properties style:row-height="1.2071in" fo:break-before="auto" style:use-optimal-row-height="false"/>
    </style:style>
    <style:style style:name="ta2" style:family="table" style:master-page-name="PageStyle_5f_LV1">
      <style:table-properties table:display="true" style:writing-mode="lr-tb"/>
    </style:style>
    <style:style style:name="ta3" style:family="table" style:master-page-name="PageStyle_5f_LV2">
      <style:table-properties table:display="true" style:writing-mode="lr-tb"/>
    </style:style>
    <style:style style:name="ta4" style:family="table" style:master-page-name="PageStyle_5f_LV3">
      <style:table-properties table:display="true" style:writing-mode="lr-tb"/>
    </style:style>
    <style:style style:name="ta5" style:family="table" style:master-page-name="PageStyle_5f_LV4">
      <style:table-properties table:display="true" style:writing-mode="lr-tb"/>
    </style:style>
    <style:style style:name="ta6" style:family="table" style:master-page-name="PageStyle_5f_LV5">
      <style:table-properties table:display="true" style:writing-mode="lr-tb"/>
    </style:style>
    <style:style style:name="ta7" style:family="table" style:master-page-name="PageStyle_5f_LV6">
      <style:table-properties table:display="true" style:writing-mode="lr-tb"/>
    </style:style>
    <style:style style:name="ta8" style:family="table" style:master-page-name="PageStyle_5f_LV7">
      <style:table-properties table:display="true" style:writing-mode="lr-tb"/>
    </style:style>
    <style:style style:name="ta9" style:family="table" style:master-page-name="PageStyle_5f_LV8">
      <style:table-properties table:display="true" style:writing-mode="lr-tb"/>
    </style:style>
    <style:style style:name="ta10" style:family="table" style:master-page-name="PageStyle_5f_LV9">
      <style:table-properties table:display="true" style:writing-mode="lr-tb"/>
    </style:style>
    <style:style style:name="ta11" style:family="table" style:master-page-name="PageStyle_5f_mission_5f_list">
      <style:table-properties table:display="true" style:writing-mode="lr-tb"/>
    </style:style>
    <style:style style:name="ta12" style:family="table" style:master-page-name="PageStyle_5f_menu">
      <style:table-properties table:display="true" style:writing-mode="lr-tb"/>
    </style:style>
    <number:number-style style:name="N2">
      <number:number number:decimal-places="2" number:min-integer-digits="1"/>
    </number:number-style>
    <number:text-style style:name="N100">
      <number:text-content/>
    </number:text-style>
    <style:style style:name="ce10"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2" style:family="table-cell" style:parent-style-name="Default" style:data-style-name="N100">
      <style:table-cell-properties style:glyph-orientation-vertical="0" fo:background-color="#c0c0c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3" style:family="table-cell" style:parent-style-name="Default" style:data-style-name="N100">
      <style:table-cell-properties style:glyph-orientation-vertical="0" fo:background-color="#c0c0c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4" style:family="table-cell" style:parent-style-name="Normal_5f_" style:data-style-name="N10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5" style:family="table-cell" style:parent-style-name="Default" style:data-style-name="N100">
      <style:table-cell-properties style:glyph-orientation-vertical="0" fo:background-color="#c0c0c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6" style:family="table-cell" style:parent-style-name="Normal_5f_" style:data-style-name="N100">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7" style:family="table-cell" style:parent-style-name="Default">
      <style:table-cell-properties fo:background-color="#c0c0c0" style:diagonal-bl-tr="none" style:diagonal-tl-br="none" fo:border="0.06pt solid #000000"/>
      <style:text-properties style:text-position=""/>
    </style:style>
    <style:style style:name="ce218" style:family="table-cell" style:parent-style-name="Default">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9"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0" style:family="table-cell" style:parent-style-name="Default" style:data-style-name="N0">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1" style:family="table-cell" style:parent-style-name="Default">
      <style:table-cell-properties fo:background-color="transparent"/>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2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25"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26"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SimSun" fo:font-size="10.5pt" fo:font-style="normal" fo:text-shadow="none" style:text-underline-style="none" fo:font-weight="normal" style:font-name-asian="SimSun" style:font-size-asian="10.5pt" style:font-style-asian="normal" style:font-weight-asian="normal" style:font-size-complex="10.5pt" style:font-style-complex="normal" style:font-weight-complex="normal"/>
    </style:style>
    <style:style style:name="ce227" style:family="table-cell" style:parent-style-name="Default">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28"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29" style:family="table-cell" style:parent-style-name="Default" style:data-style-name="N100">
      <style:table-cell-properties style:glyph-orientation-vertical="0" fo:background-color="#33cc66"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0" style:family="table-cell" style:parent-style-name="Default">
      <style:table-cell-properties fo:background-color="transparent"/>
      <style:text-properties style:text-position=""/>
    </style:style>
    <style:style style:name="ce231" style:family="table-cell" style:parent-style-name="Default" style:data-style-name="N0">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3"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4" style:family="table-cell" style:parent-style-name="Default" style:data-style-name="N100">
      <style:table-cell-properties style:glyph-orientation-vertical="0" fo:background-color="#ffffcc"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5"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36" style:family="table-cell" style:parent-style-name="Default" style:data-style-name="N100">
      <style:table-cell-properties style:glyph-orientation-vertical="0" fo:background-color="#99cc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8"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40" style:family="table-cell" style:parent-style-name="Normal_20_62" style:data-style-name="N10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1" style:family="table-cell" style:parent-style-name="Default" style:data-style-name="N100">
      <style:table-cell-properties style:glyph-orientation-vertical="0" fo:background-color="#ff950e"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2" style:family="table-cell" style:parent-style-name="Normal_20_63"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3" style:family="table-cell" style:parent-style-name="Normal_20_64" style:data-style-name="N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4" style:family="table-cell" style:parent-style-name="Normal_20_65"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5" style:family="table-cell" style:parent-style-name="Normal_20_67"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6" style:family="table-cell" style:parent-style-name="Normal_20_68"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7" style:family="table-cell" style:parent-style-name="Normal_20_69"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8" style:family="table-cell" style:parent-style-name="Normal_20_70"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9" style:family="table-cell" style:parent-style-name="Normal_20_71"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0" style:family="table-cell" style:parent-style-name="Normal_20_72"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1"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9"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2"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3" style:family="table-cell" style:parent-style-name="Default" style:data-style-name="N100">
      <style:table-cell-properties style:glyph-orientation-vertical="0" fo:background-color="#33cc66"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4" style:family="table-cell" style:parent-style-name="Default" style:data-style-name="N100">
      <style:table-cell-properties style:glyph-orientation-vertical="0" fo:background-color="#c0c0c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5" style:family="table-cell" style:parent-style-name="Default" style:data-style-name="N100">
      <style:table-cell-properties style:glyph-orientation-vertical="0" fo:border-bottom="0.06pt solid #000000" fo:background-color="#c0c0c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58"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59"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6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3" style:family="table-cell" style:parent-style-name="Default">
      <style:table-cell-properties fo:background-color="transparent"/>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264" style:family="table-cell" style:parent-style-name="Normal" style:data-style-name="N10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5" style:family="table-cell" style:parent-style-name="Normal"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6" style:family="table-cell" style:parent-style-name="Normal" style:data-style-name="N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7"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8" style:family="table-cell" style:parent-style-name="Default" style:data-style-name="N100">
      <style:table-cell-properties style:glyph-orientation-vertical="0" fo:background-color="#c0c0c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27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5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4"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1" style:family="table-cell" style:parent-style-name="Default" style:data-style-name="N100">
      <style:table-cell-properties style:glyph-orientation-vertical="0" fo:background-color="#c0c0c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2" style:family="table-cell" style:parent-style-name="Default" style:data-style-name="N100">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3" style:family="table-cell" style:parent-style-name="Default" style:data-style-name="N100">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4" style:family="table-cell" style:parent-style-name="Normal_5f_" style:data-style-name="N10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5" style:family="table-cell" style:parent-style-name="Default">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78" style:family="table-cell" style:parent-style-name="Default">
      <style:table-cell-properties style:diagonal-bl-tr="none" style:diagonal-tl-br="none" fo:background-color="transparent" fo:border="non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7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80" style:family="table-cell" style:parent-style-name="Default" style:data-style-name="N100">
      <style:table-cell-properties style:glyph-orientation-vertical="0" fo:background-color="#33cc6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81" style:family="table-cell" style:parent-style-name="Default" style:data-style-name="N100">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82" style:family="table-cell" style:parent-style-name="Default" style:data-style-name="N100">
      <style:table-cell-properties style:glyph-orientation-vertical="0" fo:background-color="#c0c0c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3" style:family="table-cell" style:parent-style-name="Default" style:data-style-name="N100">
      <style:table-cell-properties style:glyph-orientation-vertical="0" fo:background-color="#33cc6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86" style:family="table-cell" style:parent-style-name="Default" style:data-style-name="N100">
      <style:table-cell-properties style:glyph-orientation-vertical="0" fo:background-color="#33cc6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8" style:family="table-cell" style:parent-style-name="Default" style:data-style-name="N100">
      <style:table-cell-properties style:glyph-orientation-vertical="0" fo:background-color="#ffffcc"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9" style:family="table-cell" style:parent-style-name="Default" style:data-style-name="N100">
      <style:table-cell-properties style:glyph-orientation-vertical="0" fo:background-color="#99cc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Calibri"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ce291" style:family="table-cell" style:parent-style-name="Default" style:data-style-name="N100">
      <style:table-cell-properties style:glyph-orientation-vertical="0" fo:background-color="#99cc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9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4" style:family="table-cell" style:parent-style-name="Default">
      <style:table-cell-properties style:diagonal-bl-tr="none" style:diagonal-tl-br="none" fo:background-color="transparent" fo:border="none"/>
      <style:text-properties fo:color="#000000"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295" style:family="table-cell" style:parent-style-name="Normal"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6" style:family="table-cell" style:parent-style-name="Default" style:data-style-name="N100">
      <style:table-cell-properties style:glyph-orientation-vertical="0" fo:background-color="#ff950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7" style:family="table-cell" style:parent-style-name="Default" style:data-style-name="N100">
      <style:table-cell-properties style:glyph-orientation-vertical="0" fo:background-color="#ff950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98" style:family="table-cell" style:parent-style-name="Default" style:data-style-name="N100">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text-position=""/>
    </style:style>
    <style:style style:name="ce30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01" style:family="table-cell" style:parent-style-name="Default">
      <style:table-cell-properties style:diagonal-bl-tr="none" style:diagonal-tl-br="none" fo:background-color="transparent" fo:border="none"/>
      <style:text-properties style:text-position=""/>
    </style:style>
    <style:style style:name="ce30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3" style:family="table-cell" style:parent-style-name="Default">
      <style:table-cell-properties style:diagonal-bl-tr="none" style:diagonal-tl-br="none" fo:border="non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5" style:family="table-cell" style:parent-style-name="Normal_5f_" style:data-style-name="N10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ff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7" style:family="table-cell" style:parent-style-name="Normal" style:data-style-name="N0">
      <style:table-cell-properties style:glyph-orientation-vertical="0" fo:background-color="#00f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09" style:family="table-cell" style:parent-style-name="Default">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00" style:family="table-cell" style:parent-style-name="Default" style:data-style-name="N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 style:family="table-cell" style:parent-style-name="Default" style:data-style-name="N10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0" style:family="table-cell" style:parent-style-name="Default" style:data-style-name="N100">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1" style:family="table-cell" style:parent-style-name="Default" style:data-style-name="N100">
      <style:table-cell-properties style:glyph-orientation-vertical="0" fo:background-color="#33cc66"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12" style:family="table-cell" style:parent-style-name="Default" style:data-style-name="N100">
      <style:table-cell-properties style:glyph-orientation-vertical="0" fo:background-color="#c0c0c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13" style:family="table-cell" style:parent-style-name="Normal"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4" style:family="table-cell" style:parent-style-name="Default" style:data-style-name="N100">
      <style:table-cell-properties style:glyph-orientation-vertical="0" fo:background-color="#ff950e"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15" style:family="table-cell" style:parent-style-name="Default" style:data-style-name="N100">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16" style:family="table-cell" style:parent-style-name="Default">
      <style:table-cell-properties fo:background-color="#000000"/>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61"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text-position=""/>
    </style:style>
    <style:style style:name="ce3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319" style:family="table-cell" style:parent-style-name="Default" style:data-style-name="N10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0" style:family="table-cell" style:parent-style-name="Default" style:data-style-name="N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1" style:family="table-cell" style:parent-style-name="Default" style:data-style-name="N10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22" style:family="table-cell" style:parent-style-name="Normal_5f_LV5" style:data-style-name="N10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23" style:family="table-cell" style:parent-style-name="Default" style:data-style-name="N10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4" style:family="table-cell" style:parent-style-name="Default" style:data-style-name="N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5" style:family="table-cell" style:parent-style-name="Default" style:data-style-name="N10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6" style:family="table-cell" style:parent-style-name="Default" style:data-style-name="N10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95" style:family="table-cell" style:parent-style-name="Default" style:data-style-name="N100">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8" style:family="table-cell" style:parent-style-name="Default" style:data-style-name="N100">
      <style:table-cell-properties style:glyph-orientation-vertical="0" fo:background-color="#0000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31" style:family="table-cell" style:parent-style-name="Default">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33" style:family="table-cell" style:parent-style-name="Default" style:data-style-name="N100">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34" style:family="table-cell" style:parent-style-name="Default">
      <style:table-cell-properties fo:background-color="#000000" style:diagonal-bl-tr="none" style:diagonal-tl-br="none" fo:border="non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35" style:family="table-cell" style:parent-style-name="Default">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text-position=""/>
    </style:style>
    <style:style style:name="ce3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Microsoft YaHei" fo:font-size="12pt" fo:font-style="normal" fo:text-shadow="none"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ce338" style:family="table-cell" style:parent-style-name="Default">
      <style:table-cell-properties style:glyph-orientation-vertical="0" fo:background-color="#33cc66"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9"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text-position=""/>
    </style:style>
    <style:style style:name="ce3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Microsoft YaHei" fo:font-size="12pt" fo:font-style="normal" fo:text-shadow="none" style:text-underline-style="none" fo:font-weight="normal" style:font-name-asian="Microsoft YaHei" style:font-size-asian="12pt" style:font-style-asian="normal" style:font-weight-asian="normal" style:font-name-complex="Microsoft YaHei" style:font-size-complex="12pt" style:font-style-complex="normal" style:font-weight-complex="normal"/>
    </style:style>
    <style:style style:name="ce344" style:family="table-cell" style:parent-style-name="Default" style:data-style-name="N100">
      <style:table-cell-properties style:glyph-orientation-vertical="0" fo:background-color="#33cc66"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345"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346" style:family="table-cell" style:parent-style-name="Default" style:data-style-name="N100">
      <style:table-cell-properties style:glyph-orientation-vertical="0" fo:background-color="#c0c0c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3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348" style:family="table-cell" style:parent-style-name="Default">
      <style:table-cell-properties fo:background-color="transparent"/>
      <style:text-properties style:use-window-font-color="true" style:text-outline="false" style:text-line-through-style="none" style:text-position=""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style:glyph-orientation-vertical="0" fo:background-color="#ffff0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0" style:family="table-cell" style:parent-style-name="Default">
      <style:table-cell-properties style:glyph-orientation-vertical="0" fo:background-color="#ffff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51" style:family="table-cell" style:parent-style-name="Default" style:data-style-name="N100">
      <style:table-cell-properties style:glyph-orientation-vertical="0" fo:background-color="#00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5" style:family="table-cell" style:parent-style-name="Default" style:data-style-name="N0">
      <style:table-cell-properties style:glyph-orientation-vertical="0" fo:background-color="#00ff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9" style:family="table-cell" style:parent-style-name="Default" style:data-style-name="N100">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2" style:family="table-cell" style:parent-style-name="Default">
      <style:table-cell-properties fo:background-color="transparent"/>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54"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55" style:family="table-cell" style:parent-style-name="Default">
      <style:table-cell-properties fo:background-color="#c0c0c0"/>
      <style:text-properties style:text-position=""/>
    </style:style>
    <style:style style:name="ce356"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57"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top"/>
      <style:paragraph-properties fo:margin-left="0in" style:writing-mode="page"/>
      <style:text-properties style:text-position=""/>
    </style:style>
    <style:style style:name="ce358"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9"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0"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61" style:family="table-cell" style:parent-style-name="Default" style:data-style-name="N0">
      <style:table-cell-properties style:glyph-orientation-vertical="0" fo:background-color="#00ff0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2" style:family="table-cell" style:parent-style-name="Default" style:data-style-name="N0">
      <style:table-cell-properties style:glyph-orientation-vertical="0" fo:background-color="#ff00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3" style:family="table-cell" style:parent-style-name="Default" style:data-style-name="N10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4" style:family="table-cell" style:parent-style-name="Normal"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3" style:family="table-cell" style:parent-style-name="Default" style:data-style-name="N100">
      <style:table-cell-properties style:glyph-orientation-vertical="0" fo:background-color="#c0c0c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4"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5" style:family="table-cell" style:parent-style-name="Normal_5f_"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6" style:family="table-cell" style:parent-style-name="Normal_5f_" style:data-style-name="N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7" style:family="table-cell" style:parent-style-name="Default" style:data-style-name="N0">
      <style:table-cell-properties style:glyph-orientation-vertical="0" fo:background-color="#c0c0c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8"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9"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0"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201" style:family="table-cell" style:parent-style-name="Normal_5f_"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2"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3"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4"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5" style:family="table-cell" style:parent-style-name="Normal_5f__20_2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6" style:family="table-cell" style:parent-style-name="Normal_5f__20_29"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7" style:family="table-cell" style:parent-style-name="Normal_5f__20_52"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8" style:family="table-cell" style:parent-style-name="Default" style:data-style-name="N10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9"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0" style:family="table-cell" style:parent-style-name="Normal_5f_"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1" style:family="table-cell" style:parent-style-name="Normal_5f__20_61"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7" style:family="table-cell" style:parent-style-name="Normal_5f_"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8" style:family="table-cell" style:parent-style-name="Default" style:data-style-name="N100">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9" style:family="table-cell" style:parent-style-name="Normal_5f__20_14"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0" style:family="table-cell" style:parent-style-name="Normal_5f_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1" style:family="table-cell" style:parent-style-name="Normal_5f__20_14"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374"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5" style:family="table-cell" style:parent-style-name="Normal_20_40_5f_Assassin_27_s_20_Creed_20_Revelations_5f_text_5f_05-08-11_20_44"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7" style:family="table-cell" style:parent-style-name="Normal_20_54_5f_Assassin_27_s_20_Creed_20_Revelations_5f_text_5f_05-08-11_20_44"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0" style:family="table-cell" style:parent-style-name="Normal_5f__20_14_20_45"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82" style:family="table-cell" style:parent-style-name="Normal_5f__20_14_20_45"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5pt" fo:font-style="normal" fo:text-shadow="none" style:text-underline-style="none" fo:font-weight="normal" style:font-size-asian="10.5pt" style:font-style-asian="normal" style:font-weight-asian="normal" style:font-name-complex="Arial3" style:font-size-complex="10.5pt" style:font-style-complex="normal" style:font-weight-complex="normal"/>
    </style:style>
    <style:style style:name="ce383" style:family="table-cell" style:parent-style-name="Normal_5f__20_14_20_45" style:data-style-name="N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4"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5" style:family="table-cell" style:parent-style-name="Normal_5f__20_10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6" style:family="table-cell" style:parent-style-name="Normal_5f__20_106"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7" style:family="table-cell" style:parent-style-name="Default" style:data-style-name="N100">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88" style:family="table-cell" style:parent-style-name="Default">
      <style:table-cell-properties style:glyph-orientation-vertical="0" fo:background-color="#00ff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9" style:family="table-cell" style:parent-style-name="Default">
      <style:table-cell-properties style:glyph-orientation-vertical="0" fo:background-color="#33cc66"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0" style:family="table-cell" style:parent-style-name="Normal_5f__20_28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1" style:family="table-cell" style:parent-style-name="Normal_5f__20_29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2" style:family="table-cell" style:parent-style-name="Default_20_5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3" style:family="table-cell" style:parent-style-name="Default" style:data-style-name="N10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4" style:family="table-cell" style:parent-style-name="Normal_5f__20_51"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5" style:family="table-cell" style:parent-style-name="Normal_5f__20_61_20_1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6" style:family="table-cell" style:parent-style-name="Normal_5f_menu_5f_1_20_25"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7" style:family="table-cell" style:parent-style-name="Normal_5f__20_14_20_29"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8" style:family="table-cell" style:parent-style-name="Normal_5f__20_14_20_31"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9" style:family="table-cell" style:parent-style-name="Normal_5f__20_8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0" style:family="table-cell" style:parent-style-name="Default" style:data-style-name="N0">
      <style:table-cell-properties style:glyph-orientation-vertical="0" fo:background-color="#00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40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3" style:family="table-cell" style:parent-style-name="Normal_5f__20_14_20_45"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40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5"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6"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宋体" style:font-size-asian="10pt" style:font-style-asian="normal" style:font-weight-asian="normal" style:font-name-complex="Arial3" style:font-size-complex="10pt" style:font-style-complex="normal" style:font-weight-complex="normal"/>
    </style:style>
    <style:style style:name="ce407"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8" style:family="table-cell" style:parent-style-name="Default" style:data-style-name="N100">
      <style:table-cell-properties style:glyph-orientation-vertical="0" fo:background-color="#33cc66"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9"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1" style:family="table-cell" style:parent-style-name="Normal_5f__20_28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2" style:family="table-cell" style:parent-style-name="Normal_5f__20_29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3" style:family="table-cell" style:parent-style-name="Default_20_5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4" style:family="table-cell" style:parent-style-name="Default" style:data-style-name="N10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6" style:family="table-cell" style:parent-style-name="Normal_5f__20_51"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7" style:family="table-cell" style:parent-style-name="Normal_5f__20_61_20_1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9" style:family="table-cell" style:parent-style-name="Normal_5f_menu_20_20"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0"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2" style:family="table-cell" style:parent-style-name="Normal_5f__20_14_20_29"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3" style:family="table-cell" style:parent-style-name="Normal_5f_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4" style:family="table-cell" style:parent-style-name="Normal_5f__20_14"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5" style:family="table-cell" style:parent-style-name="Normal_5f__20_14_20_31"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6" style:family="table-cell" style:parent-style-name="Normal_5f__20_8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7" style:family="table-cell" style:parent-style-name="Normal_5f__20_8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9"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0" style:family="table-cell" style:parent-style-name="Normal_20_40_5f_Assassin_27_s_20_Creed_20_Revelations_5f_text_5f_05-08-11_20_44"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2" style:family="table-cell" style:parent-style-name="Normal_20_54_5f_Assassin_27_s_20_Creed_20_Revelations_5f_text_5f_05-08-11_20_44"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6" style:family="table-cell" style:parent-style-name="Normal_5f__20_14_20_45"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7" style:family="table-cell" style:parent-style-name="Default" style:data-style-name="N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8" style:family="table-cell" style:parent-style-name="Normal_5f__20_10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9" style:family="table-cell" style:parent-style-name="Normal_5f__20_106"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0" style:family="table-cell" style:parent-style-name="Default" style:data-style-name="N100">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1" style:family="table-cell" style:parent-style-name="Default">
      <style:table-cell-properties style:glyph-orientation-vertical="0" fo:background-color="#00ff0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2"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宋体" style:font-size-asian="10pt" style:font-style-asian="normal" style:font-weight-asian="normal" style:font-name-complex="Arial3" style:font-size-complex="10pt" style:font-style-complex="normal" style:font-weight-complex="normal"/>
    </style:style>
    <style:style style:name="ce443" style:family="table-cell" style:parent-style-name="Default" style:data-style-name="N100">
      <style:table-cell-properties style:glyph-orientation-vertical="0" fo:background-color="#33cc66"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4" style:family="table-cell" style:parent-style-name="Normal_5f__20_5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5" style:family="table-cell" style:parent-style-name="Default" style:data-style-name="N0">
      <style:table-cell-properties style:glyph-orientation-vertical="0" fo:background-color="#000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7" style:family="table-cell" style:parent-style-name="Default" style:data-style-name="N0">
      <style:table-cell-properties style:glyph-orientation-vertical="0" fo:background-color="#00ff0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8" style:family="table-cell" style:parent-style-name="Normal_5f_menu_20_17"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9" style:family="table-cell" style:parent-style-name="Normal_5f_menu_20_18"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0" style:family="table-cell" style:parent-style-name="Normal_5f_menu_20_20"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1" style:family="table-cell" style:parent-style-name="Default" style:data-style-name="N100">
      <style:table-cell-properties style:glyph-orientation-vertical="0" fo:background-color="#ffffcc"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2" style:family="table-cell" style:parent-style-name="Normal_5f__20_28_20_14"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3" style:family="table-cell" style:parent-style-name="Normal_5f__20_29_20_14"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4" style:family="table-cell" style:parent-style-name="Normal_5f__20_52_20_14"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5" style:family="table-cell" style:parent-style-name="Normal_5f__20_51"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6" style:family="table-cell" style:parent-style-name="Normal_5f__20_61_20_18"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8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8" style:family="table-cell" style:parent-style-name="Default" style:data-style-name="N100">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9" style:family="table-cell" style:parent-style-name="Default" style:data-style-name="N0">
      <style:table-cell-properties style:glyph-orientation-vertical="0" fo:background-color="#00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0" style:family="table-cell" style:parent-style-name="Default" style:data-style-name="N0">
      <style:table-cell-properties style:glyph-orientation-vertical="0" fo:background-color="#00ff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462" style:family="table-cell" style:parent-style-name="Normal_5f__20_14_20_45" style:data-style-name="N0">
      <style:table-cell-properties style:glyph-orientation-vertical="0" fo:background-color="#00f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5pt" fo:font-style="normal" fo:text-shadow="none" style:text-underline-style="none" fo:font-weight="normal" style:font-size-asian="10.5pt" style:font-style-asian="normal" style:font-weight-asian="normal" style:font-name-complex="Arial3" style:font-size-complex="10.5pt" style:font-style-complex="normal" style:font-weight-complex="normal"/>
    </style:style>
    <style:style style:name="ce46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464" style:family="table-cell" style:parent-style-name="Default" style:data-style-name="N100">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5" style:family="table-cell" style:parent-style-name="Default" style:data-style-name="N100">
      <style:table-cell-properties style:glyph-orientation-vertical="0" fo:background-color="#99ccff"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6" style:family="table-cell" style:parent-style-name="Normal_5f__20_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7" style:family="table-cell" style:parent-style-name="Normal_5f__20_3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8" style:family="table-cell" style:parent-style-name="Normal_5f__20_3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9" style:family="table-cell" style:parent-style-name="Normal_5f__20_28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0" style:family="table-cell" style:parent-style-name="Normal_5f__20_27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1" style:family="table-cell" style:parent-style-name="Normal_5f__20_29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2" style:family="table-cell" style:parent-style-name="Normal_5f__20_2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3" style:family="table-cell" style:parent-style-name="Normal_5f__20_21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4" style:family="table-cell" style:parent-style-name="Normal_5f__20_52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5" style:family="table-cell" style:parent-style-name="Normal_5f__20_25_20_17"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6" style:family="table-cell" style:parent-style-name="Normal_5f__20_12_20_17"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7" style:family="table-cell" style:parent-style-name="Normal_5f__20_17_20_17"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8" style:family="table-cell" style:parent-style-name="Normal_5f__20_5_20_1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9" style:family="table-cell" style:parent-style-name="Normal_5f__20_6_20_1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0" style:family="table-cell" style:parent-style-name="Normal_5f__20_36_20_1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1" style:family="table-cell" style:parent-style-name="Normal_5f__20_24_20_1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2" style:family="table-cell" style:parent-style-name="Normal_5f__20_24_20_18"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3" style:family="table-cell" style:parent-style-name="Normal_5f__20_34_20_20"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4" style:family="table-cell" style:parent-style-name="Normal_5f__20_57_20_20"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5" style:family="table-cell" style:parent-style-name="Normal_5f__20_20_20_20"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6" style:family="table-cell" style:parent-style-name="Normal_5f__20_26_20_2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7" style:family="table-cell" style:parent-style-name="Normal_5f__20_65_20_26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8" style:family="table-cell" style:parent-style-name="Normal_5f__20_8_20_2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9" style:family="table-cell" style:parent-style-name="Normal_5f__20_9_20_2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0" style:family="table-cell" style:parent-style-name="Normal_5f__20_58_20_2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1" style:family="table-cell" style:parent-style-name="Normal_5f__20_10_20_2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2" style:family="table-cell" style:parent-style-name="Normal_5f__20_11_20_28"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3" style:family="table-cell" style:parent-style-name="Normal_5f__20_14_20_29"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4" style:family="table-cell" style:parent-style-name="Normal_5f__20_14_20_31"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5" style:family="table-cell" style:parent-style-name="Normal_5f__20_46_20_3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6" style:family="table-cell" style:parent-style-name="Normal_5f__20_66_20_3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7" style:family="table-cell" style:parent-style-name="Normal_5f__20_30_20_3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8" style:family="table-cell" style:parent-style-name="Normal_5f__20_31_20_3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9" style:family="table-cell" style:parent-style-name="Normal_5f__20_38_20_3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0" style:family="table-cell" style:parent-style-name="Normal_5f__20_60_20_3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1" style:family="table-cell" style:parent-style-name="Normal_5f__20_14_20_45" style:data-style-name="N0">
      <style:table-cell-properties style:glyph-orientation-vertical="0" fo:background-color="#00f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50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3" style:family="table-cell" style:parent-style-name="Normal_5f__20_26"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4" style:family="table-cell" style:parent-style-name="Normal_5f__20_11"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5" style:family="table-cell" style:parent-style-name="Normal_5f__20_1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6"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7" style:family="table-cell" style:parent-style-name="Default">
      <style:table-cell-properties fo:background-color="transparent"/>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8" style:family="table-cell" style:parent-style-name="Default" style:data-style-name="N100">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9" style:family="table-cell" style:parent-style-name="Normal_5f__20_8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0" style:family="table-cell" style:parent-style-name="Normal_20_54_20_45"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4" style:family="table-cell" style:parent-style-name="Normal_5f__20_14_20_45"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515"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6" style:family="table-cell" style:parent-style-name="Normal_5f__20_10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7" style:family="table-cell" style:parent-style-name="Default" style:data-style-name="N100">
      <style:table-cell-properties style:glyph-orientation-vertical="0" fo:background-color="#c0c0c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8" style:family="table-cell" style:parent-style-name="Default" style:data-style-name="N100">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9" style:family="table-cell" style:parent-style-name="Default_20_1_20_1_20_14"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2"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3" style:family="table-cell" style:parent-style-name="Default_20_1_20_1_5f_Common_20_25" style:data-style-name="N2">
      <style:table-cell-properties style:glyph-orientation-vertical="0" fo:border-bottom="0.99pt solid #c0c0c0" style:cell-protect="protected" style:print-content="true" style:diagonal-bl-tr="none" style:diagonal-tl-br="none" style:text-align-source="value-type" style:repeat-content="false" fo:background-color="transparent" fo:wrap-option="wrap" fo:border-left="0.99pt solid #c0c0c0" style:direction="ltr" fo:border-right="0.99pt solid #c0c0c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4" style:family="table-cell" style:parent-style-name="Default_20_1_20_1_5f_Common_20_25" style:data-style-name="N2">
      <style:table-cell-properties style:glyph-orientation-vertical="0" style:cell-protect="protected" style:print-content="true" style:diagonal-bl-tr="none" style:diagonal-tl-br="none" style:text-align-source="value-type" style:repeat-content="false" fo:background-color="transparent" fo:wrap-option="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6"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8"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9" style:family="table-cell" style:parent-style-name="Default_20_1_20_1_5f_Common_5f_1_20_34" style:data-style-name="N2">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0" style:family="table-cell" style:parent-style-name="Normal_20_35"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1" style:family="table-cell" style:parent-style-name="Normal_20_3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2" style:family="table-cell" style:parent-style-name="Normal_20_35"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3" style:family="table-cell" style:parent-style-name="Normal_20_38"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4" style:family="table-cell" style:parent-style-name="Normal_20_38" style:data-style-name="N0">
      <style:table-cell-properties style:glyph-orientation-vertical="0" fo:background-color="#00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5" style:family="table-cell" style:parent-style-name="Normal_20_46" style:data-style-name="N0">
      <style:table-cell-properties style:glyph-orientation-vertical="0" fo:border-bottom="none" style:diagonal-bl-tr="none" style:diagonal-tl-br="none" style:text-align-source="value-type" style:repeat-content="false" fo:background-color="transparent" fo:wrap-option="wrap" fo:border-left="0.99pt solid #c0c0c0" style:direction="ltr" fo:border-right="0.99pt solid #c0c0c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6" style:family="table-cell" style:parent-style-name="Normal_20_46"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7" style:family="table-cell" style:parent-style-name="Normal_20_46"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8" style:family="table-cell" style:parent-style-name="Normal_20_46"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39" style:family="table-cell" style:parent-style-name="Normal_20_46"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0" style:family="table-cell" style:parent-style-name="Normal_20_46"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1" style:family="table-cell" style:parent-style-name="Default_20_1_20_1_5f_Common_20_44" style:data-style-name="N2">
      <style:table-cell-properties style:glyph-orientation-vertical="0" style:cell-protect="protected" style:print-content="true" style:diagonal-bl-tr="none" style:diagonal-tl-br="none" style:text-align-source="value-type" style:repeat-content="false" fo:background-color="transparent" fo:wrap-option="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2" style:family="table-cell" style:parent-style-name="Normal_20_46" style:data-style-name="N0">
      <style:table-cell-properties style:glyph-orientation-vertical="0" fo:background-color="#0000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3" style:family="table-cell" style:parent-style-name="Lien_20_hypertexte_20_7_20_8_20_44"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544" style:family="table-cell" style:parent-style-name="Lien_20_hypertexte_20_7_20_8_20_44" style:data-style-name="N100">
      <style:table-cell-properties style:glyph-orientation-vertical="0" fo:background-color="#00ff0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545" style:family="table-cell" style:parent-style-name="Normal_20_46"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546" style:family="table-cell" style:parent-style-name="Lien_20_hypertexte_20_7_20_8_20_45"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547" style:family="table-cell" style:parent-style-name="Lien_20_hypertexte_20_7_20_8_20_46"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548" style:family="table-cell" style:parent-style-name="Normal_20_49"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9" style:family="table-cell" style:parent-style-name="Normal_20_50"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0" style:family="table-cell" style:parent-style-name="Normal_20_51"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1" style:family="table-cell" style:parent-style-name="Normal_20_52"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2" style:family="table-cell" style:parent-style-name="Normal_20_53"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3" style:family="table-cell" style:parent-style-name="Normal_20_53"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4" style:family="table-cell" style:parent-style-name="Normal_5f_menu"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5" style:family="table-cell" style:parent-style-name="Normal_20_5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6" style:family="table-cell" style:parent-style-name="Default_20_1_20_1_5f_Common_20_54" style:data-style-name="N2">
      <style:table-cell-properties style:glyph-orientation-vertical="0" style:cell-protect="protected" style:print-content="true" style:diagonal-bl-tr="none" style:diagonal-tl-br="none" style:text-align-source="value-type" style:repeat-content="false" fo:background-color="transparent" fo:wrap-option="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marker-start="msArrowEnd_20_5" draw:marker-start-width="0.0827in" draw:marker-start-center="false" draw:stroke-linejoin="round" draw:fill="solid" draw:fill-color="#ffffc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3" style:family="graphic">
      <style:graphic-properties draw:stroke="solid" svg:stroke-width="0.0102in" svg:stroke-color="#000000" draw:marker-start="Line_20_Arrow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9" style:family="graphic">
      <style:graphic-properties draw:stroke="solid" svg:stroke-width="0.0102in" svg:stroke-color="#000000" draw:marker-start="msArrowEnd_20_5" draw:marker-start-width="0.082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7" style:family="graphic">
      <style:graphic-properties draw:stroke="solid" svg:stroke-width="0.0102in" svg:stroke-color="#000000" draw:marker-start="msArrowEnd_20_5" draw:marker-start-width="0.0827in" draw:marker-start-center="false" draw:stroke-linejoin="round" draw:fill="solid" draw:fill-color="#ffffc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10" style:family="graphic">
      <style:graphic-properties draw:stroke="solid" svg:stroke-width="0.0102in" svg:stroke-color="#000000" draw:marker-start="Line_20_Arrow_20_1" draw:marker-start-width="0.0787in" draw:marker-start-center="false" draw:stroke-linejoin="round" draw:fill="solid" draw:fill-color="#ffffc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11" style:family="graphic">
      <style:graphic-properties draw:stroke="solid" svg:stroke-width="0.0102in" svg:stroke-color="#000000" draw:marker-start="msArrowEnd_20_5" draw:marker-start-width="0.0827in" draw:marker-start-center="false" draw:stroke-linejoin="miter" draw:fill="solid" draw:fill-color="#99ccff"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gr12" style:family="graphic">
      <style:graphic-properties draw:stroke="solid" svg:stroke-width="0.0102in" svg:stroke-color="#000000" draw:marker-start="Line_20_Arrow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13" style:family="graphic">
      <style:graphic-properties draw:stroke="solid" svg:stroke-width="0.0102in" svg:stroke-color="#000000" draw:marker-start="msArrowEnd_20_5" draw:marker-start-width="0.0827in" draw:marker-start-center="false" draw:stroke-linejoin="round" draw:fill="solid" draw:fill-color="#ffffc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14" style:family="graphic">
      <style:graphic-properties draw:stroke="solid" svg:stroke-width="0in" svg:stroke-color="#000000" draw:marker-start="msArrowEnd_20_5" draw:marker-start-width="0.0827in" draw:marker-start-center="false" draw:stroke-linejoin="round" draw:fill="solid" draw:fill-color="#ffffcc" draw:textarea-horizontal-align="justify" draw:textarea-vertical-align="top" draw:auto-grow-height="false" draw:auto-grow-width="false" fo:min-height="0.1087in" fo:padding-top="0.022in" fo:padding-bottom="0.022in" fo:padding-left="0.022in" fo:padding-right="0.022in" fo:wrap-option="wrap" draw:shadow="hidden" draw:shadow-offset-x="0.0394in" draw:shadow-offset-y="0.0394in" draw:shadow-color="#000000" draw:caption-escape-direction="auto"/>
    </style:style>
    <style:style style:name="gr15" style:family="graphic">
      <style:graphic-properties draw:stroke="solid" svg:stroke-width="0in" svg:stroke-color="#000000" draw:marker-start="msArrowEnd_20_5" draw:marker-start-width="0.0827in" draw:marker-start-center="false" draw:stroke-linejoin="round" draw:fill="solid" draw:fill-color="#ffffcc" draw:textarea-horizontal-align="justify" draw:textarea-vertical-align="top" draw:auto-grow-height="false" draw:auto-grow-width="false" fo:min-height="0.0937in"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lr-tb"/>
      <style:text-properties style:text-outline="false" style:text-line-through-style="none"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start" style:text-autospace="none" style:line-break="normal" style:writing-mode="lr-tb"/>
      <style:text-properties style:text-outline="false" style:text-line-through-style="none"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Times New Roman" fo:font-size="8pt" fo:language="en" fo:country="US" fo:font-style="normal" fo:text-shadow="none" style:text-underline-style="none" fo:font-weight="bold" style:text-underline-mode="continuous" style:text-overline-mode="continuous" style:text-line-through-mode="continuous" style:font-name-asian="宋体" style:font-size-asian="8pt" style:language-asian="zh" style:country-asian="CN" style:font-style-asian="normal" style:font-weight-asian="bold" style:font-name-complex="Times New Roman" style:font-size-complex="8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style:font-name="Times New Roman" fo:font-size="8pt" fo:language="en" fo:country="US" fo:font-style="normal" fo:text-shadow="none" style:text-underline-style="none" fo:font-weight="normal" style:text-underline-mode="continuous" style:text-overline-mode="continuous" style:text-line-through-mode="continuous" style:font-name-asian="宋体" style:font-size-asian="8pt" style:language-asian="zh" style:country-asian="CN" style:font-style-asian="normal" style:font-weight-asian="normal" style:font-name-complex="Times New Roman" style:font-size-complex="8pt" style:language-complex="zxx" style:country-complex="none"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position="0% 100%" style:font-name="Arial3" fo:font-size="10pt" fo:language="en" fo:country="US"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Arial3" style:font-size-complex="10pt" style:language-complex="zxx" style:country-complex="none"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position="0% 100%" style:font-name="Times New Roman" fo:font-size="8pt" fo:language="en" fo:country="US" fo:font-style="normal" fo:text-shadow="none" style:text-underline-style="none" fo:font-weight="bold" style:text-underline-mode="continuous" style:text-overline-mode="continuous" style:text-line-through-mode="continuous" style:font-name-asian="宋体" style:font-size-asian="8pt" style:language-asian="zh" style:country-asian="CN" style:font-style-asian="normal" style:font-weight-asian="bold" style:font-name-complex="Times New Roman" style:font-size-complex="8pt" style:language-complex="zxx" style:country-complex="none"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position="0% 100%" style:font-name="Arial3" fo:font-size="10pt" fo:language="en" fo:country="US"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Arial3" style:font-size-complex="10pt" style:language-complex="zxx" style:country-complex="none"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position="0% 100%" style:font-name="Times New Roman" fo:font-size="8pt" fo:language="en" fo:country="US" fo:font-style="normal" fo:text-shadow="none" style:text-underline-style="none" fo:font-weight="normal" style:text-underline-mode="continuous" style:text-overline-mode="continuous" style:text-line-through-mode="continuous" style:font-name-asian="宋体" style:font-size-asian="8pt" style:language-asian="zh" style:country-asian="CN" style:font-style-asian="normal" style:font-weight-asian="normal" style:font-name-complex="Times New Roman" style:font-size-complex="8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position="0% 100%" style:font-name="Times New Roman"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imes New Roman" style:font-size-complex="12pt" style:language-complex="zxx" style:country-complex="none"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position="0% 100%" style:font-name="Times New Roman" fo:font-size="10pt" fo:language="en" fo:country="US"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Times New Roman" style:font-size-complex="10pt" style:language-complex="zxx" style:country-complex="none" style:font-style-complex="normal" style:font-weight-complex="normal" style:text-emphasize="none" style:font-relief="none" style:text-overline-style="none" style:text-overline-color="font-color"/>
    </style:style>
    <style:style style:name="T22" style:family="text">
      <style:text-properties fo:color="#ff0000"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27" style:family="text">
      <style:text-properties fo:color="#ff0000" style:text-outline="false" style:text-line-through-style="none" style:text-position="0% 100%"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T28" style:family="text">
      <style:text-properties style:use-window-font-color="true" style:text-outline="false" style:text-line-through-style="none" style:text-position="0% 100%"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T20" style:family="text">
      <style:text-properties fo:color="#000000" style:text-outline="false" style:text-line-through-style="none" style:text-position="0% 100%" style:font-name="宋体" fo:font-size="9pt" fo:language="en" fo:country="US" fo:font-style="normal" fo:text-shadow="none" style:text-underline-style="none" fo:font-weight="bold" style:text-underline-mode="continuous" style:text-overline-mode="continuous" style:text-line-through-mode="continuous" style:font-name-asian="宋体" style:font-size-asian="9pt" style:language-asian="zh" style:country-asian="CN" style:font-style-asian="normal" style:font-weight-asian="bold" style:font-name-complex="Tahoma1" style:font-size-complex="9pt" style:language-complex="zxx" style:country-complex="none"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style:font-name="宋体" fo:font-size="9pt" fo:language="en" fo:country="US" fo:font-style="normal" fo:text-shadow="none" style:text-underline-style="none" fo:font-weight="normal" style:text-underline-mode="continuous" style:text-overline-mode="continuous" style:text-line-through-mode="continuous" style:font-name-asian="宋体" style:font-size-asian="9pt" style:language-asian="zh" style:country-asian="CN" style:font-style-asian="normal" style:font-weight-asian="normal" style:font-name-complex="Tahoma1" style:font-size-complex="9pt" style:language-complex="zxx" style:country-complex="none"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position="0% 100%" style:font-name="Arial3" fo:font-size="8pt" fo:language="en" fo:country="US" fo:font-style="normal" fo:text-shadow="none" style:text-underline-style="none" fo:font-weight="normal" style:text-underline-mode="continuous" style:text-overline-mode="continuous" style:text-line-through-mode="continuous" style:font-name-asian="宋体" style:font-size-asian="8pt" style:language-asian="zh" style:country-asian="CN" style:font-style-asian="normal" style:font-weight-asian="normal" style:font-name-complex="Arial3" style:font-size-complex="8pt" style:language-complex="zxx" style:country-complex="none" style:font-style-complex="normal" style:font-weight-complex="normal" style:text-emphasize="none" style:font-relief="none" style:text-overline-style="none" style:text-overline-color="font-color"/>
    </style:style>
    <style:style style:name="T24" style:family="text">
      <style:text-properties fo:color="#ff0000" style:text-outline="false" style:text-line-through-style="none" style:text-position="0% 100%" style:font-name="宋体" fo:font-size="12pt" fo:language="en" fo:country="US" fo:font-style="normal" fo:text-shadow="none" style:text-underline-style="none" fo:font-weight="bold" style:text-underline-mode="continuous" style:text-overline-mode="continuous" style:text-line-through-mode="continuous" style:font-name-asian="宋体" style:font-size-asian="12pt" style:language-asian="zh" style:country-asian="CN" style:font-style-asian="normal" style:font-weight-asian="bold" style:font-name-complex="Tahoma1" style:font-size-complex="12pt" style:language-complex="zxx" style:country-complex="none" style:font-style-complex="normal" style:font-weight-complex="bold" style:text-emphasize="none" style:font-relief="none" style:text-overline-style="none" style:text-overline-color="font-color"/>
    </style:style>
    <style:style style:name="T25" style:family="text">
      <style:text-properties fo:color="#ff0000" style:text-outline="false" style:text-line-through-style="none" style:text-position="0% 100%"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position="0% 100%"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position="0% 100%" style:font-name="宋体" fo:font-size="10pt" fo:language="en" fo:country="US"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position="0% 100%" style:font-name="Microsoft YaHei1" fo:font-size="10pt" fo:font-style="normal" fo:text-shadow="none" style:text-underline-style="none" fo:font-weight="normal" style:font-size-asian="10pt" style:font-style-asian="normal" style:font-weight-asian="normal" style:font-name-complex="Microsoft YaHei1" style:font-size-complex="10pt" style:font-style-complex="normal" style:font-weight-complex="normal"/>
    </style:style>
    <style:style style:name="T31" style:family="text">
      <style:text-properties style:use-window-font-color="true" style:text-outline="false" style:text-line-through-style="none" style:text-position="0% 100%"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T32"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33" style:family="text">
      <style:text-properties fo:color="#000000"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34" style:family="text">
      <style:text-properties style:use-window-font-color="true" style:text-outline="false" style:text-line-through-style="none" style:text-position="0% 100%"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T35" style:family="text">
      <style:text-properties fo:color="#0000ff"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36" style:family="text">
      <style:text-properties style:use-window-font-color="true" style:text-outline="false" style:text-line-through-style="none" style:text-position="0% 100%"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T37" style:family="text">
      <style:text-properties fo:color="#000000" style:text-outline="false" style:text-line-through-style="none" style:text-position="0% 100%" style:font-name="MS Mincho" fo:font-size="12pt" fo:font-style="normal" fo:text-shadow="none" style:text-underline-style="none" fo:font-weight="normal" style:font-name-asian="MS Mincho" style:font-size-asian="12pt" style:font-style-asian="normal" style:font-weight-asian="normal" style:font-size-complex="12pt" style:font-style-complex="normal" style:font-weight-complex="normal"/>
    </style:style>
    <style:style style:name="T38" style:family="text">
      <style:text-properties fo:color="#000000" style:text-outline="false" style:text-line-through-style="none" style:text-position="0% 100%"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T3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use-regular-expressions="false"/>
      <table:table table:name="menu" table:style-name="ta12" table:print="false">
        <office:forms form:automatic-focus="false" form:apply-design-mode="false"/>
        <table:table-column table:style-name="co1" table:number-columns-repeated="2" table:default-cell-style-name="Default"/>
        <table:table-column table:style-name="co13" table:number-columns-repeated="8" table:default-cell-style-name="Default"/>
        <table:table-column table:style-name="co1" table:number-columns-repeated="2" table:default-cell-style-name="Default"/>
        <table:table-column table:style-name="co3" table:number-columns-repeated="6" table:default-cell-style-name="Default"/>
        <table:table-column table:style-name="co4" table:number-columns-repeated="239" table:default-cell-style-name="Default"/>
        <table:table-column table:style-name="co5" table:number-columns-repeated="767" table:default-cell-style-name="Default"/>
        <table:table-row table:style-name="ro118">
          <table:table-cell table:style-name="ce193" office:value-type="string">
            <text:p>::ID::</text:p>
          </table:table-cell>
          <table:table-cell table:style-name="ce194" office:value-type="string">
            <text:p>::EN::</text:p>
          </table:table-cell>
          <table:table-cell table:style-name="ce194" office:value-type="string">
            <text:p>::FR::</text:p>
          </table:table-cell>
          <table:table-cell table:style-name="ce407" office:value-type="string">
            <text:p>::DE::</text:p>
          </table:table-cell>
          <table:table-cell table:style-name="ce194" office:value-type="string">
            <text:p>::ES::</text:p>
          </table:table-cell>
          <table:table-cell table:style-name="ce194" office:value-type="string">
            <text:p>::IT::</text:p>
          </table:table-cell>
          <table:table-cell table:style-name="ce194" office:value-type="string">
            <text:p>::BR::</text:p>
          </table:table-cell>
          <table:table-cell table:style-name="ce194" office:value-type="string">
            <text:p>::TR::</text:p>
          </table:table-cell>
          <table:table-cell table:style-name="ce194" office:value-type="string">
            <text:p>::RU::</text:p>
          </table:table-cell>
          <table:table-cell table:style-name="ce194" office:value-type="string">
            <text:p>::PL::</text:p>
          </table:table-cell>
          <table:table-cell table:style-name="ce194" office:value-type="string">
            <text:p>::TH::</text:p>
          </table:table-cell>
          <table:table-cell table:style-name="ce517" office:value-type="string">
            <text:p>::VI::</text:p>
          </table:table-cell>
          <table:table-cell table:style-name="ce193" table:number-columns-repeated="6"/>
          <table:table-cell table:number-columns-repeated="1006"/>
        </table:table-row>
        <table:table-row table:style-name="ro119">
          <table:table-cell table:style-name="ce194"/>
          <table:table-cell table:style-name="ce202"/>
          <table:table-cell table:style-name="ce389"/>
          <table:table-cell table:style-name="ce408"/>
          <table:table-cell table:style-name="ce443" table:number-columns-repeated="2"/>
          <table:table-cell table:style-name="ce451" table:number-columns-repeated="2"/>
          <table:table-cell table:style-name="ce465" table:number-columns-repeated="4"/>
          <table:table-cell table:style-name="ce194" table:number-columns-repeated="6"/>
          <table:table-cell table:number-columns-repeated="1006"/>
        </table:table-row>
        <table:table-row table:style-name="ro119">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19">
          <table:table-cell table:style-name="ce194"/>
          <table:table-cell table:style-name="ce194" office:value-type="string">
            <text:p>SOFT KEY</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4" office:value-type="string">
            <text:p>SK_SELECT</text:p>
          </table:table-cell>
          <table:table-cell table:style-name="ce204" office:value-type="string">
            <text:p>SELECT</text:p>
          </table:table-cell>
          <table:table-cell table:style-name="ce204" office:value-type="string">
            <text:p>SÉLECT.</text:p>
          </table:table-cell>
          <table:table-cell table:style-name="ce410" office:value-type="string">
            <text:p>WÄHLEN</text:p>
          </table:table-cell>
          <table:table-cell table:style-name="ce204" office:value-type="string">
            <text:p>SELEC.</text:p>
          </table:table-cell>
          <table:table-cell table:style-name="ce204" office:value-type="string">
            <text:p>SCEGLI</text:p>
          </table:table-cell>
          <table:table-cell table:style-name="ce204" office:value-type="string">
            <text:p>SELEC.</text:p>
          </table:table-cell>
          <table:table-cell table:style-name="ce365" office:value-type="string">
            <text:p>SEÇ</text:p>
          </table:table-cell>
          <table:table-cell table:style-name="ce466" office:value-type="string">
            <text:p>ВЫБРАТЬ</text:p>
          </table:table-cell>
          <table:table-cell table:style-name="ce365" office:value-type="string">
            <text:p>WYBÓR</text:p>
          </table:table-cell>
          <table:table-cell table:style-name="ce204" office:value-type="string">
            <text:p>เลือก</text:p>
          </table:table-cell>
          <table:table-cell table:style-name="ce518" office:value-type="string">
            <text:p>CHỌN</text:p>
          </table:table-cell>
          <table:table-cell table:style-name="ce203" table:number-columns-repeated="6"/>
          <table:table-cell table:number-columns-repeated="1006"/>
        </table:table-row>
        <table:table-row table:style-name="ro120">
          <table:table-cell table:style-name="ce194" office:value-type="string">
            <text:p>SK_OK</text:p>
          </table:table-cell>
          <table:table-cell table:number-columns-repeated="2" table:style-name="ce204" office:value-type="string">
            <text:p>OK</text:p>
          </table:table-cell>
          <table:table-cell table:style-name="ce410" office:value-type="string">
            <text:p>OK</text:p>
          </table:table-cell>
          <table:table-cell table:style-name="ce204" office:value-type="string">
            <text:p>ACEP.</text:p>
          </table:table-cell>
          <table:table-cell table:number-columns-repeated="2" table:style-name="ce204" office:value-type="string">
            <text:p>OK</text:p>
          </table:table-cell>
          <table:table-cell table:style-name="ce365" office:value-type="string">
            <text:p>TAMAM</text:p>
          </table:table-cell>
          <table:table-cell table:style-name="ce467" office:value-type="string">
            <text:p>OK</text:p>
          </table:table-cell>
          <table:table-cell table:style-name="ce365" office:value-type="string">
            <text:p>OK</text:p>
          </table:table-cell>
          <table:table-cell table:style-name="ce204" office:value-type="string">
            <text:p>ตกลง</text:p>
          </table:table-cell>
          <table:table-cell table:style-name="ce518" office:value-type="string">
            <text:p>OK</text:p>
          </table:table-cell>
          <table:table-cell table:style-name="ce203" table:number-columns-repeated="6"/>
          <table:table-cell table:number-columns-repeated="1006"/>
        </table:table-row>
        <table:table-row table:style-name="ro120">
          <table:table-cell table:style-name="ce194" office:value-type="string">
            <text:p>SK_BACK</text:p>
          </table:table-cell>
          <table:table-cell table:style-name="ce204" office:value-type="string">
            <text:p>BACK</text:p>
          </table:table-cell>
          <table:table-cell table:style-name="ce204" office:value-type="string">
            <text:p>RETOUR</text:p>
          </table:table-cell>
          <table:table-cell table:style-name="ce410" office:value-type="string">
            <text:p>ZURÜCK</text:p>
          </table:table-cell>
          <table:table-cell table:style-name="ce204" office:value-type="string">
            <text:p>ATRÁS</text:p>
          </table:table-cell>
          <table:table-cell table:style-name="ce204" office:value-type="string">
            <text:p>INDIETRO</text:p>
          </table:table-cell>
          <table:table-cell table:style-name="ce204" office:value-type="string">
            <text:p>VOLTAR</text:p>
          </table:table-cell>
          <table:table-cell table:style-name="ce365" office:value-type="string">
            <text:p>GERİ</text:p>
          </table:table-cell>
          <table:table-cell table:style-name="ce468" office:value-type="string">
            <text:p>НАЗАД</text:p>
          </table:table-cell>
          <table:table-cell table:style-name="ce365" office:value-type="string">
            <text:p>WSTECZ</text:p>
          </table:table-cell>
          <table:table-cell table:style-name="ce204" office:value-type="string">
            <text:p>กลับไป</text:p>
          </table:table-cell>
          <table:table-cell table:style-name="ce519" office:value-type="string">
            <text:p>QUAY VỀ</text:p>
          </table:table-cell>
          <table:table-cell table:style-name="ce203" table:number-columns-repeated="6"/>
          <table:table-cell table:number-columns-repeated="1006"/>
        </table:table-row>
        <table:table-row table:style-name="ro120">
          <table:table-cell table:style-name="ce194" office:value-type="string">
            <text:p>SK_CANCEL</text:p>
          </table:table-cell>
          <table:table-cell table:style-name="ce205" office:value-type="string">
            <text:p>CANCEL</text:p>
          </table:table-cell>
          <table:table-cell table:style-name="ce390" office:value-type="string">
            <text:p>ANNULER</text:p>
          </table:table-cell>
          <table:table-cell table:style-name="ce411" office:value-type="string">
            <text:p>ABBRECHEN</text:p>
          </table:table-cell>
          <table:table-cell table:style-name="ce390" office:value-type="string">
            <text:p>CANCELAR</text:p>
          </table:table-cell>
          <table:table-cell table:style-name="ce390" office:value-type="string">
            <text:p>ANNULLA</text:p>
          </table:table-cell>
          <table:table-cell table:style-name="ce390" office:value-type="string">
            <text:p>CANCELAR</text:p>
          </table:table-cell>
          <table:table-cell table:style-name="ce452" office:value-type="string">
            <text:p>İPTAL</text:p>
          </table:table-cell>
          <table:table-cell table:style-name="ce469" office:value-type="string">
            <text:p>ОТМЕНА</text:p>
          </table:table-cell>
          <table:table-cell table:style-name="ce452" office:value-type="string">
            <text:p>ANULUJ</text:p>
          </table:table-cell>
          <table:table-cell table:style-name="ce390" office:value-type="string">
            <text:p>ยกเลิก</text:p>
          </table:table-cell>
          <table:table-cell table:style-name="ce518" office:value-type="string">
            <text:p>HỦY BỎ</text:p>
          </table:table-cell>
          <table:table-cell table:style-name="ce203" table:number-columns-repeated="6"/>
          <table:table-cell table:number-columns-repeated="1006"/>
        </table:table-row>
        <table:table-row table:style-name="ro120">
          <table:table-cell table:style-name="ce194" office:value-type="string">
            <text:p>SK_NEXT</text:p>
          </table:table-cell>
          <table:table-cell table:style-name="ce204" office:value-type="string">
            <text:p>NEXT</text:p>
          </table:table-cell>
          <table:table-cell table:style-name="ce204" office:value-type="string">
            <text:p>SUIVANT</text:p>
          </table:table-cell>
          <table:table-cell table:style-name="ce410" office:value-type="string">
            <text:p>WEITER</text:p>
          </table:table-cell>
          <table:table-cell table:style-name="ce204" office:value-type="string">
            <text:p>SIG.</text:p>
          </table:table-cell>
          <table:table-cell table:style-name="ce204" office:value-type="string">
            <text:p>AVANTI</text:p>
          </table:table-cell>
          <table:table-cell table:style-name="ce204" office:value-type="string">
            <text:p>PRÓX.</text:p>
          </table:table-cell>
          <table:table-cell table:style-name="ce365" office:value-type="string">
            <text:p>İLERİ</text:p>
          </table:table-cell>
          <table:table-cell table:style-name="ce470" office:value-type="string">
            <text:p>ДАЛЕЕ</text:p>
          </table:table-cell>
          <table:table-cell table:style-name="ce365" office:value-type="string">
            <text:p>DALEJ</text:p>
          </table:table-cell>
          <table:table-cell table:style-name="ce204" office:value-type="string">
            <text:p>ถัดไป</text:p>
          </table:table-cell>
          <table:table-cell table:style-name="ce518" office:value-type="string">
            <text:p>KẾ TIẾP</text:p>
          </table:table-cell>
          <table:table-cell table:style-name="ce203" table:number-columns-repeated="6"/>
          <table:table-cell table:number-columns-repeated="1006"/>
        </table:table-row>
        <table:table-row table:style-name="ro120">
          <table:table-cell table:style-name="ce194" office:value-type="string">
            <text:p>SK_SKIP</text:p>
          </table:table-cell>
          <table:table-cell table:style-name="ce206" office:value-type="string">
            <text:p>SKIP</text:p>
          </table:table-cell>
          <table:table-cell table:style-name="ce391" office:value-type="string">
            <text:p>PASSER</text:p>
          </table:table-cell>
          <table:table-cell table:style-name="ce412" office:value-type="string">
            <text:p>ÜBSPR.</text:p>
          </table:table-cell>
          <table:table-cell table:style-name="ce391" office:value-type="string">
            <text:p>OMITIR</text:p>
          </table:table-cell>
          <table:table-cell table:style-name="ce391" office:value-type="string">
            <text:p>SALTA</text:p>
          </table:table-cell>
          <table:table-cell table:style-name="ce391" office:value-type="string">
            <text:p>PULAR</text:p>
          </table:table-cell>
          <table:table-cell table:style-name="ce453" office:value-type="string">
            <text:p>GEÇ</text:p>
          </table:table-cell>
          <table:table-cell table:style-name="ce471" office:value-type="string">
            <text:p>ПРОПУСК</text:p>
          </table:table-cell>
          <table:table-cell table:style-name="ce453" office:value-type="string">
            <text:p>POMIŃ</text:p>
          </table:table-cell>
          <table:table-cell table:style-name="ce391" office:value-type="string">
            <text:p>ข้าม</text:p>
          </table:table-cell>
          <table:table-cell table:style-name="ce518" office:value-type="string">
            <text:p>BỎ QUA</text:p>
          </table:table-cell>
          <table:table-cell table:style-name="ce203" table:number-columns-repeated="6"/>
          <table:table-cell table:number-columns-repeated="1006"/>
        </table:table-row>
        <table:table-row table:style-name="ro120">
          <table:table-cell table:style-name="ce194" office:value-type="string">
            <text:p>SK_YES</text:p>
          </table:table-cell>
          <table:table-cell table:style-name="ce204" office:value-type="string">
            <text:p>YES</text:p>
          </table:table-cell>
          <table:table-cell table:style-name="ce204" office:value-type="string">
            <text:p>OUI</text:p>
          </table:table-cell>
          <table:table-cell table:style-name="ce410" office:value-type="string">
            <text:p>JA</text:p>
          </table:table-cell>
          <table:table-cell table:style-name="ce204" office:value-type="string">
            <text:p>SÍ</text:p>
          </table:table-cell>
          <table:table-cell table:style-name="ce204" office:value-type="string">
            <text:p>SÌ</text:p>
          </table:table-cell>
          <table:table-cell table:style-name="ce204" office:value-type="string">
            <text:p>SIM</text:p>
          </table:table-cell>
          <table:table-cell table:style-name="ce365" office:value-type="string">
            <text:p>EVET</text:p>
          </table:table-cell>
          <table:table-cell table:style-name="ce472" office:value-type="string">
            <text:p>ДА</text:p>
          </table:table-cell>
          <table:table-cell table:style-name="ce365" office:value-type="string">
            <text:p>TAK</text:p>
          </table:table-cell>
          <table:table-cell table:style-name="ce204" office:value-type="string">
            <text:p>ใช่</text:p>
          </table:table-cell>
          <table:table-cell table:style-name="ce518" office:value-type="string">
            <text:p>CÓ </text:p>
          </table:table-cell>
          <table:table-cell table:style-name="ce203" table:number-columns-repeated="6"/>
          <table:table-cell table:number-columns-repeated="1006"/>
        </table:table-row>
        <table:table-row table:style-name="ro120">
          <table:table-cell table:style-name="ce194" office:value-type="string">
            <text:p>SK_NO</text:p>
          </table:table-cell>
          <table:table-cell table:style-name="ce204" office:value-type="string">
            <text:p>NO</text:p>
          </table:table-cell>
          <table:table-cell table:style-name="ce204" office:value-type="string">
            <text:p>NON</text:p>
          </table:table-cell>
          <table:table-cell table:style-name="ce410" office:value-type="string">
            <text:p>NEIN</text:p>
          </table:table-cell>
          <table:table-cell table:number-columns-repeated="2" table:style-name="ce204" office:value-type="string">
            <text:p>NO</text:p>
          </table:table-cell>
          <table:table-cell table:style-name="ce204" office:value-type="string">
            <text:p>NÃO</text:p>
          </table:table-cell>
          <table:table-cell table:style-name="ce365" office:value-type="string">
            <text:p>HAYIR</text:p>
          </table:table-cell>
          <table:table-cell table:style-name="ce473" office:value-type="string">
            <text:p>НЕТ</text:p>
          </table:table-cell>
          <table:table-cell table:style-name="ce365" office:value-type="string">
            <text:p>NIE</text:p>
          </table:table-cell>
          <table:table-cell table:style-name="ce204" office:value-type="string">
            <text:p>ไม่</text:p>
          </table:table-cell>
          <table:table-cell table:style-name="ce518" office:value-type="string">
            <text:p>KHÔNG</text:p>
          </table:table-cell>
          <table:table-cell table:style-name="ce203" table:number-columns-repeated="6"/>
          <table:table-cell table:number-columns-repeated="1006"/>
        </table:table-row>
        <table:table-row table:style-name="ro120">
          <table:table-cell table:style-name="ce194" office:value-type="string">
            <text:p>SK_MENU</text:p>
          </table:table-cell>
          <table:table-cell table:style-name="ce207" office:value-type="string">
            <text:p>MENU</text:p>
          </table:table-cell>
          <table:table-cell table:style-name="ce392" office:value-type="string">
            <text:p>MENU</text:p>
          </table:table-cell>
          <table:table-cell table:style-name="ce413" office:value-type="string">
            <text:p>MENÜ</text:p>
          </table:table-cell>
          <table:table-cell table:style-name="ce444" office:value-type="string">
            <text:p>MENÚ</text:p>
          </table:table-cell>
          <table:table-cell table:style-name="ce392" office:value-type="string">
            <text:p>MENU</text:p>
          </table:table-cell>
          <table:table-cell table:style-name="ce444" office:value-type="string">
            <text:p>MENU</text:p>
          </table:table-cell>
          <table:table-cell table:style-name="ce454" office:value-type="string">
            <text:p>MENÜ</text:p>
          </table:table-cell>
          <table:table-cell table:style-name="ce474" office:value-type="string">
            <text:p>МЕНЮ</text:p>
          </table:table-cell>
          <table:table-cell table:style-name="ce454" office:value-type="string">
            <text:p>MENU</text:p>
          </table:table-cell>
          <table:table-cell table:style-name="ce444" office:value-type="string">
            <text:p>เมนู</text:p>
          </table:table-cell>
          <table:table-cell table:style-name="ce518" office:value-type="string">
            <text:p>MENU</text:p>
          </table:table-cell>
          <table:table-cell table:style-name="ce203" table:number-columns-repeated="6"/>
          <table:table-cell table:number-columns-repeated="1006"/>
        </table:table-row>
        <table:table-row table:style-name="ro120">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20">
          <table:table-cell table:style-name="ce194"/>
          <table:table-cell table:style-name="ce194" office:value-type="string">
            <text:p>Sound</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5" office:value-type="string">
            <text:p>SOUND_TEST</text:p>
          </table:table-cell>
          <table:table-cell table:style-name="ce208" office:value-type="string">
            <text:p>Sound Test</text:p>
          </table:table-cell>
          <table:table-cell table:style-name="ce393" office:value-type="string">
            <text:p>Sound Test</text:p>
          </table:table-cell>
          <table:table-cell table:style-name="ce414" office:value-type="string">
            <text:p>Sound Test</text:p>
          </table:table-cell>
          <table:table-cell table:number-columns-repeated="8" table:style-name="ce393" office:value-type="string">
            <text:p>Sound Test</text:p>
          </table:table-cell>
          <table:table-cell table:style-name="ce203" table:number-columns-repeated="6"/>
          <table:table-cell table:number-columns-repeated="1006"/>
        </table:table-row>
        <table:table-row table:style-name="ro121">
          <table:table-cell table:style-name="ce195" office:value-type="string">
            <text:p>ENABLE_SOUND_QUESTION</text:p>
          </table:table-cell>
          <table:table-cell table:style-name="ce204" office:value-type="string">
            <text:p>DO YOU WANT SOUND?</text:p>
          </table:table-cell>
          <table:table-cell table:style-name="ce204" office:value-type="string">
            <text:p>ACTIVER</text:p>
            <text:p>LE SON ?</text:p>
          </table:table-cell>
          <table:table-cell table:style-name="ce410" office:value-type="string">
            <text:p>SOUND AKTIVIEREN?</text:p>
          </table:table-cell>
          <table:table-cell table:style-name="ce204" office:value-type="string">
            <text:p>¿ACTIVAR EL SONIDO?</text:p>
          </table:table-cell>
          <table:table-cell table:style-name="ce204" office:value-type="string">
            <text:p>VUOI L'AUDIO?</text:p>
          </table:table-cell>
          <table:table-cell table:style-name="ce204" office:value-type="string">
            <text:p>DESEJA SOM?</text:p>
          </table:table-cell>
          <table:table-cell table:style-name="ce365" office:value-type="string">
            <text:p>SES İSTER MİSİN?</text:p>
          </table:table-cell>
          <table:table-cell table:style-name="ce475" office:value-type="string">
            <text:p>ВКЛЮЧИТЬ ЗВУК?</text:p>
          </table:table-cell>
          <table:table-cell table:style-name="ce365" office:value-type="string">
            <text:p>WŁĄCZYĆ DŹWIĘK?</text:p>
          </table:table-cell>
          <table:table-cell table:style-name="ce204" office:value-type="string">
            <text:p>ต้องการเปิดเสียงหรือไม่?</text:p>
          </table:table-cell>
          <table:table-cell table:style-name="ce511" office:value-type="string">
            <text:p>BẠN CÓ MUỐN BẬT ÂM THANH KHÔNG?</text:p>
          </table:table-cell>
          <table:table-cell table:style-name="ce203" table:number-columns-repeated="6"/>
          <table:table-cell table:number-columns-repeated="1006"/>
        </table:table-row>
        <table:table-row table:style-name="ro120">
          <table:table-cell table:style-name="ce195" office:value-type="string">
            <text:p>SOUND</text:p>
          </table:table-cell>
          <table:table-cell table:style-name="ce204" office:value-type="string">
            <text:p>SOUND</text:p>
          </table:table-cell>
          <table:table-cell table:style-name="ce204" office:value-type="string">
            <text:p>SON</text:p>
          </table:table-cell>
          <table:table-cell table:style-name="ce410" office:value-type="string">
            <text:p>SOUND</text:p>
          </table:table-cell>
          <table:table-cell table:style-name="ce204" office:value-type="string">
            <text:p>SONIDO</text:p>
          </table:table-cell>
          <table:table-cell table:style-name="ce204" office:value-type="string">
            <text:p>AUDIO</text:p>
          </table:table-cell>
          <table:table-cell table:style-name="ce204" office:value-type="string">
            <text:p>SOM</text:p>
          </table:table-cell>
          <table:table-cell table:style-name="ce365" office:value-type="string">
            <text:p>SES</text:p>
          </table:table-cell>
          <table:table-cell table:style-name="ce476" office:value-type="string">
            <text:p>ЗВУК</text:p>
          </table:table-cell>
          <table:table-cell table:style-name="ce365" office:value-type="string">
            <text:p>DŹWIĘK</text:p>
          </table:table-cell>
          <table:table-cell table:style-name="ce204" office:value-type="string">
            <text:p>เสียง</text:p>
          </table:table-cell>
          <table:table-cell table:style-name="ce518" office:value-type="string">
            <text:p>ÂM THANH</text:p>
          </table:table-cell>
          <table:table-cell table:style-name="ce203" table:number-columns-repeated="6"/>
          <table:table-cell table:number-columns-repeated="1006"/>
        </table:table-row>
        <table:table-row table:style-name="ro120">
          <table:table-cell table:style-name="ce194" office:value-type="string">
            <text:p>MUSIC</text:p>
          </table:table-cell>
          <table:table-cell table:style-name="ce204" office:value-type="string">
            <text:p>MUSIC</text:p>
          </table:table-cell>
          <table:table-cell table:style-name="ce204" office:value-type="string">
            <text:p>MUSIQUE</text:p>
          </table:table-cell>
          <table:table-cell table:style-name="ce410" office:value-type="string">
            <text:p>MUSIK</text:p>
          </table:table-cell>
          <table:table-cell table:style-name="ce204" office:value-type="string">
            <text:p>MÚSICA</text:p>
          </table:table-cell>
          <table:table-cell table:style-name="ce204" office:value-type="string">
            <text:p>MUSICA</text:p>
          </table:table-cell>
          <table:table-cell table:style-name="ce204" office:value-type="string">
            <text:p>MÚSICA</text:p>
          </table:table-cell>
          <table:table-cell table:style-name="ce365" office:value-type="string">
            <text:p>MÜZİK</text:p>
          </table:table-cell>
          <table:table-cell table:style-name="ce203" office:value-type="string">
            <office:annotation draw:style-name="gr12" draw:text-style-name="P1" svg:width="1.3209in" svg:height="0.7913in" svg:x="14.2594in" svg:y="4.0957in" draw:caption-point-x="-0.015in" draw:caption-point-y="0.1098in">
              <dc:date>2011-09-02T00:00:00</dc:date>
              <text:p text:style-name="P1"><text:span text:style-name="T20">yuan.gao:</text:span></text:p>
              <text:p text:style-name="P1"><text:span text:style-name="T21">Transfered to Capital</text:span></text:p>
            </office:annotation>
            <text:p>МУЗЫКА</text:p>
          </table:table-cell>
          <table:table-cell table:style-name="ce365" office:value-type="string">
            <text:p>MUZYKA</text:p>
          </table:table-cell>
          <table:table-cell table:style-name="ce204" office:value-type="string">
            <text:p>ดนตรี</text:p>
          </table:table-cell>
          <table:table-cell table:style-name="ce518" office:value-type="string">
            <text:p>NHẠC</text:p>
          </table:table-cell>
          <table:table-cell table:style-name="ce203" table:number-columns-repeated="6"/>
          <table:table-cell table:number-columns-repeated="1006"/>
        </table:table-row>
        <table:table-row table:style-name="ro120">
          <table:table-cell table:style-name="ce195" office:value-type="string">
            <text:p>ON</text:p>
          </table:table-cell>
          <table:table-cell table:style-name="ce203" office:value-type="string">
            <text:p>ON</text:p>
          </table:table-cell>
          <table:table-cell table:style-name="ce204" office:value-type="string">
            <text:p>OUI</text:p>
          </table:table-cell>
          <table:table-cell table:style-name="ce410" office:value-type="string">
            <text:p>AN</text:p>
          </table:table-cell>
          <table:table-cell table:style-name="ce204" office:value-type="string">
            <text:p>SÍ</text:p>
          </table:table-cell>
          <table:table-cell table:style-name="ce448" office:value-type="string">
            <text:p>SÌ</text:p>
          </table:table-cell>
          <table:table-cell table:style-name="ce204" office:value-type="string">
            <text:p>LIG.</text:p>
          </table:table-cell>
          <table:table-cell table:style-name="ce365" office:value-type="string">
            <text:p>AÇIK</text:p>
          </table:table-cell>
          <table:table-cell table:style-name="ce477" office:value-type="string">
            <text:p>ВКЛ.</text:p>
          </table:table-cell>
          <table:table-cell table:style-name="ce365" office:value-type="string">
            <text:p>WŁ</text:p>
          </table:table-cell>
          <table:table-cell table:style-name="ce203" office:value-type="string">
            <text:p>เปิด</text:p>
          </table:table-cell>
          <table:table-cell table:style-name="ce518" office:value-type="string">
            <text:p>BẬT</text:p>
          </table:table-cell>
          <table:table-cell table:style-name="ce203" table:number-columns-repeated="6"/>
          <table:table-cell table:number-columns-repeated="1006"/>
        </table:table-row>
        <table:table-row table:style-name="ro120">
          <table:table-cell table:style-name="ce195" office:value-type="string">
            <text:p>OFF</text:p>
          </table:table-cell>
          <table:table-cell table:style-name="ce203" office:value-type="string">
            <text:p>OFF</text:p>
          </table:table-cell>
          <table:table-cell table:style-name="ce204" office:value-type="string">
            <text:p>NON</text:p>
          </table:table-cell>
          <table:table-cell table:style-name="ce410" office:value-type="string">
            <text:p>AUS</text:p>
          </table:table-cell>
          <table:table-cell table:style-name="ce204" office:value-type="string">
            <text:p>NO</text:p>
          </table:table-cell>
          <table:table-cell table:style-name="ce448" office:value-type="string">
            <text:p>NO</text:p>
          </table:table-cell>
          <table:table-cell table:style-name="ce204" office:value-type="string">
            <text:p>DESL.</text:p>
          </table:table-cell>
          <table:table-cell table:style-name="ce365" office:value-type="string">
            <text:p>KAPALI</text:p>
          </table:table-cell>
          <table:table-cell table:style-name="ce477" office:value-type="string">
            <text:p>ВЫКЛ.</text:p>
          </table:table-cell>
          <table:table-cell table:style-name="ce365" office:value-type="string">
            <text:p>WYŁ</text:p>
          </table:table-cell>
          <table:table-cell table:style-name="ce203" office:value-type="string">
            <text:p>ปิด</text:p>
          </table:table-cell>
          <table:table-cell table:style-name="ce518" office:value-type="string">
            <text:p>TẮT</text:p>
          </table:table-cell>
          <table:table-cell table:style-name="ce203" table:number-columns-repeated="6"/>
          <table:table-cell table:number-columns-repeated="1006"/>
        </table:table-row>
        <table:table-row table:style-name="ro120">
          <table:table-cell table:style-name="ce194"/>
          <table:table-cell table:style-name="ce209" table:number-columns-repeated="2"/>
          <table:table-cell table:style-name="ce415"/>
          <table:table-cell table:style-name="ce209" table:number-columns-repeated="14"/>
          <table:table-cell table:number-columns-repeated="1006"/>
        </table:table-row>
        <table:table-row table:style-name="ro120">
          <table:table-cell table:style-name="ce194"/>
          <table:table-cell table:style-name="ce194" office:value-type="string">
            <text:p>USUAL SENTENCE</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5" office:value-type="string">
            <text:p>LOADING</text:p>
          </table:table-cell>
          <table:table-cell table:style-name="ce210" office:value-type="string">
            <text:p>LOADING</text:p>
          </table:table-cell>
          <table:table-cell table:style-name="ce394" office:value-type="string">
            <text:p>CHARGEMENT</text:p>
          </table:table-cell>
          <table:table-cell table:style-name="ce416" office:value-type="string">
            <text:p>LÄDT</text:p>
          </table:table-cell>
          <table:table-cell table:style-name="ce394" office:value-type="string">
            <text:p>CARGANDO</text:p>
          </table:table-cell>
          <table:table-cell table:style-name="ce394" office:value-type="string">
            <text:p>CARICAMENTO</text:p>
          </table:table-cell>
          <table:table-cell table:style-name="ce394" office:value-type="string">
            <text:p>CARREGANDO</text:p>
          </table:table-cell>
          <table:table-cell table:style-name="ce455" office:value-type="string">
            <text:p>YÜKLÜYOR</text:p>
          </table:table-cell>
          <table:table-cell table:style-name="ce478" office:value-type="string">
            <text:p>ЗАГРУЗКА</text:p>
          </table:table-cell>
          <table:table-cell table:style-name="ce455" office:value-type="string">
            <text:p>WCZYTYWANIE</text:p>
          </table:table-cell>
          <table:table-cell table:style-name="ce394" office:value-type="string">
            <text:p>กำลังโหลด</text:p>
          </table:table-cell>
          <table:table-cell table:style-name="ce518" office:value-type="string">
            <text:p>ĐANG TẢI</text:p>
          </table:table-cell>
          <table:table-cell table:style-name="ce203" table:number-columns-repeated="6"/>
          <table:table-cell table:number-columns-repeated="1006"/>
        </table:table-row>
        <table:table-row table:style-name="ro120">
          <table:table-cell table:style-name="ce195" office:value-type="string">
            <text:p>PRESS_ANY_KEY</text:p>
          </table:table-cell>
          <table:table-cell table:style-name="ce204" office:value-type="string">
            <text:p>Press any key</text:p>
          </table:table-cell>
          <table:table-cell table:style-name="ce204" office:value-type="string">
            <text:p>Appuie une touche</text:p>
          </table:table-cell>
          <table:table-cell table:style-name="ce410" office:value-type="string">
            <text:p>Beliebige Taste drücken</text:p>
          </table:table-cell>
          <table:table-cell table:style-name="ce204" office:value-type="string">
            <text:p>Pulsa una tecla</text:p>
          </table:table-cell>
          <table:table-cell table:style-name="ce204" office:value-type="string">
            <text:p>Premi un tasto qualsiasi</text:p>
          </table:table-cell>
          <table:table-cell table:style-name="ce204" office:value-type="string">
            <text:p>Aperte uma tecla</text:p>
          </table:table-cell>
          <table:table-cell table:style-name="ce365" office:value-type="string">
            <text:p>Bir tuşa bas</text:p>
          </table:table-cell>
          <table:table-cell table:style-name="ce204" office:value-type="string">
            <text:p>Нажмите любую кнопку</text:p>
          </table:table-cell>
          <table:table-cell table:style-name="ce365" office:value-type="string">
            <text:p>Wciśnij dowolny klawisz</text:p>
          </table:table-cell>
          <table:table-cell table:style-name="ce204" office:value-type="string">
            <text:p>กดปุ่มใดๆ</text:p>
          </table:table-cell>
          <table:table-cell table:style-name="ce518" office:value-type="string">
            <text:p>Bấm phím bất kỳ</text:p>
          </table:table-cell>
          <table:table-cell table:style-name="ce203" table:number-columns-repeated="6"/>
          <table:table-cell table:number-columns-repeated="1006"/>
        </table:table-row>
        <table:table-row table:style-name="ro120">
          <table:table-cell table:style-name="ce195" office:value-type="string">
            <text:p>PRESS_5</text:p>
          </table:table-cell>
          <table:table-cell table:style-name="ce203" office:value-type="string">
            <text:p>PRESS 5</text:p>
          </table:table-cell>
          <table:table-cell table:style-name="ce203" office:value-type="string">
            <text:p>APPUIE SUR 5</text:p>
          </table:table-cell>
          <table:table-cell table:style-name="ce409" office:value-type="string">
            <text:p>DRÜCKE 5</text:p>
          </table:table-cell>
          <table:table-cell table:style-name="ce203" office:value-type="string">
            <text:p>PULSA 5</text:p>
          </table:table-cell>
          <table:table-cell table:style-name="ce203" office:value-type="string">
            <text:p>PREMI 5</text:p>
          </table:table-cell>
          <table:table-cell table:style-name="ce203" office:value-type="string">
            <text:p>APERTE 5</text:p>
          </table:table-cell>
          <table:table-cell table:style-name="ce365" office:value-type="string">
            <text:p>5'E BAS</text:p>
          </table:table-cell>
          <table:table-cell table:style-name="ce479" office:value-type="string">
            <text:p>Нажмите 5</text:p>
          </table:table-cell>
          <table:table-cell table:style-name="ce365" office:value-type="string">
            <text:p>WCIŚNIJ 5</text:p>
          </table:table-cell>
          <table:table-cell table:style-name="ce203" office:value-type="string">
            <text:p>กด 5</text:p>
          </table:table-cell>
          <table:table-cell table:style-name="ce518" office:value-type="string">
            <text:p>BẤM 5</text:p>
          </table:table-cell>
          <table:table-cell table:style-name="ce203" table:number-columns-repeated="6"/>
          <table:table-cell table:number-columns-repeated="1006"/>
        </table:table-row>
        <table:table-row table:style-name="ro120">
          <table:table-cell table:style-name="ce194" office:value-type="string">
            <text:p>EXIT_GAME_QUESTION</text:p>
          </table:table-cell>
          <table:table-cell table:style-name="ce204" office:value-type="string">
            <text:p>EXIT GAME?</text:p>
          </table:table-cell>
          <table:table-cell table:style-name="ce204" office:value-type="string">
            <text:p>QUITTER LE JEU ?</text:p>
          </table:table-cell>
          <table:table-cell table:style-name="ce410" office:value-type="string">
            <text:p>SPIEL BEENDEN?</text:p>
          </table:table-cell>
          <table:table-cell table:style-name="ce204" office:value-type="string">
            <text:p>¿SALIR DEL JUEGO?</text:p>
          </table:table-cell>
          <table:table-cell table:style-name="ce204" office:value-type="string">
            <text:p>VUOI USCIRE?</text:p>
          </table:table-cell>
          <table:table-cell table:style-name="ce204" office:value-type="string">
            <text:p>SAIR DO JOGO?</text:p>
          </table:table-cell>
          <table:table-cell table:style-name="ce365" office:value-type="string">
            <text:p>OYUNDAN ÇIK?</text:p>
          </table:table-cell>
          <table:table-cell table:style-name="ce480" office:value-type="string">
            <text:p>ВЫЙТИ ИЗ ИГРЫ?</text:p>
          </table:table-cell>
          <table:table-cell table:style-name="ce365" office:value-type="string">
            <text:p>OPUŚCIĆ GRĘ?</text:p>
          </table:table-cell>
          <table:table-cell table:style-name="ce204" office:value-type="string">
            <text:p>ออกจากเกม?</text:p>
          </table:table-cell>
          <table:table-cell table:style-name="ce518" office:value-type="string">
            <text:p>THOÁT KHỎI TRÒ CHƠI?</text:p>
          </table:table-cell>
          <table:table-cell table:style-name="ce203" table:number-columns-repeated="6"/>
          <table:table-cell table:number-columns-repeated="1006"/>
        </table:table-row>
        <table:table-row table:style-name="ro120">
          <table:table-cell table:style-name="ce194" office:value-type="string">
            <text:p>GAME_OVER</text:p>
          </table:table-cell>
          <table:table-cell table:style-name="ce211" office:value-type="string">
            <text:p>GAME OVER</text:p>
          </table:table-cell>
          <table:table-cell table:style-name="ce395" office:value-type="string">
            <text:p>GAME OVER</text:p>
          </table:table-cell>
          <table:table-cell table:style-name="ce417" office:value-type="string">
            <text:p>GAME OVER</text:p>
          </table:table-cell>
          <table:table-cell table:style-name="ce395" office:value-type="string">
            <text:p>FIN DEL JUEGO</text:p>
          </table:table-cell>
          <table:table-cell table:style-name="ce395" office:value-type="string">
            <text:p>GAME OVER</text:p>
          </table:table-cell>
          <table:table-cell table:style-name="ce395" office:value-type="string">
            <text:p>FIM DO JOGO</text:p>
          </table:table-cell>
          <table:table-cell table:style-name="ce456" office:value-type="string">
            <text:p>OYUN BİTTİ</text:p>
          </table:table-cell>
          <table:table-cell table:style-name="ce203" office:value-type="string">
            <text:p>ИГРА ОКОНЧЕНА</text:p>
          </table:table-cell>
          <table:table-cell table:style-name="ce456" office:value-type="string">
            <text:p>KONIEC GRY</text:p>
          </table:table-cell>
          <table:table-cell table:style-name="ce395" office:value-type="string">
            <text:p>เกมโอเวอร์</text:p>
          </table:table-cell>
          <table:table-cell table:style-name="ce518" office:value-type="string">
            <text:p>TRÒ CHƠI <text:s/>KẾT THÚC</text:p>
          </table:table-cell>
          <table:table-cell table:style-name="ce203" table:number-columns-repeated="6"/>
          <table:table-cell table:number-columns-repeated="1006"/>
        </table:table-row>
        <table:table-row table:style-name="ro5">
          <table:table-cell table:style-name="ce195" office:value-type="string">
            <text:p>ARE_YOU_SURE</text:p>
          </table:table-cell>
          <table:table-cell table:style-name="ce204" office:value-type="string">
            <text:p>Are you sure?</text:p>
          </table:table-cell>
          <table:table-cell table:style-name="ce204" office:value-type="string">
            <text:p>Es-tu sûr ?</text:p>
          </table:table-cell>
          <table:table-cell table:style-name="ce410" office:value-type="string">
            <text:p>Bist du sicher?</text:p>
          </table:table-cell>
          <table:table-cell table:style-name="ce204" office:value-type="string">
            <text:p>¿Seguro que quieres continuar?</text:p>
          </table:table-cell>
          <table:table-cell table:style-name="ce204" office:value-type="string">
            <text:p>Vuoi continuare?</text:p>
          </table:table-cell>
          <table:table-cell table:style-name="ce204" office:value-type="string">
            <text:p>Tem certeza?</text:p>
          </table:table-cell>
          <table:table-cell table:style-name="ce365" office:value-type="string">
            <text:p>Emin misin?</text:p>
          </table:table-cell>
          <table:table-cell table:style-name="ce481" office:value-type="string">
            <text:p>Вы уверены?</text:p>
          </table:table-cell>
          <table:table-cell table:style-name="ce365" office:value-type="string">
            <text:p>Na pewno?</text:p>
          </table:table-cell>
          <table:table-cell table:style-name="ce204" office:value-type="string">
            <text:p>คุณแน่ใจหรือไม่?</text:p>
          </table:table-cell>
          <table:table-cell table:style-name="ce518" office:value-type="string">
            <text:p>Bạn có chắc không?</text:p>
          </table:table-cell>
          <table:table-cell table:style-name="ce203" table:number-columns-repeated="6"/>
          <table:table-cell table:number-columns-repeated="1006"/>
        </table:table-row>
        <table:table-row table:style-name="ro122">
          <table:table-cell table:style-name="ce196" office:value-type="string">
            <text:p>NEW_GAME_WARNING</text:p>
          </table:table-cell>
          <table:table-cell table:style-name="ce365" office:value-type="string">
            <text:p>Starting a new game will erase your current game. Are you sure?</text:p>
          </table:table-cell>
          <table:table-cell table:style-name="ce365" office:value-type="string">
            <text:p>Démarrer une nouvelle partie supprimera ta sauvegarde. Es-tu sûr ?</text:p>
          </table:table-cell>
          <table:table-cell table:style-name="ce418" office:value-type="string">
            <text:p>Wenn du ein neues Spiel startest, wird dein aktueller Spielstand gelöscht. Bist du sicher?</text:p>
          </table:table-cell>
          <table:table-cell table:style-name="ce365" office:value-type="string">
            <text:p>Si comienzas una partida nueva, borrarás la actual. ¿Seguro que quieres continuar?</text:p>
          </table:table-cell>
          <table:table-cell table:style-name="ce449" office:value-type="string">
            <text:p>Se inizi una nuova partita, perderai i progressi di gioco. Vuoi continuare?</text:p>
          </table:table-cell>
          <table:table-cell table:style-name="ce365" office:value-type="string">
            <text:p>Iniciar um novo jogo apagará os dados do jogo atual. Tem certeza?</text:p>
          </table:table-cell>
          <table:table-cell table:style-name="ce365" office:value-type="string">
            <text:p>Yeni oyuna başlarsan mevcut oyun silinecek. Emin misin?</text:p>
          </table:table-cell>
          <table:table-cell table:style-name="ce482" office:value-type="string">
            <text:p>Запуск новой игры удалит текущие данные. Вы уверены?</text:p>
          </table:table-cell>
          <table:table-cell table:style-name="ce365" office:value-type="string">
            <text:p>Rozpoczęcie nowej gry usunie aktualne dane. Na pewno?</text:p>
          </table:table-cell>
          <table:table-cell table:style-name="ce502" office:value-type="string">
            <text:p>การเริ่มเกมใหม่|จะเป็น|การลบ|เซฟเกม|ปัจจุบัน|ของคุณ |แน่ใจ|หรือไม่?</text:p>
          </table:table-cell>
          <table:table-cell table:style-name="ce520" office:value-type="string">
            <text:p>Bắt đầu màn chơi mới sẽ xóa màn chơi hiện tại của bạn. Bạn có chắc không?</text:p>
          </table:table-cell>
          <table:table-cell table:style-name="ce365" table:number-columns-repeated="6"/>
          <table:table-cell table:number-columns-repeated="1006"/>
        </table:table-row>
        <table:table-row table:style-name="ro123">
          <table:table-cell table:style-name="ce195" office:value-type="string">
            <text:p>COPYRIGHT</text:p>
          </table:table-cell>
          <table:table-cell table:number-columns-repeated="2" table:style-name="ce203" office:value-type="string">
            <text:p>© 2011 GAMELOFT</text:p>
          </table:table-cell>
          <table:table-cell table:style-name="ce409" office:value-type="string">
            <text:p>© 2011 GAMELOFT</text:p>
          </table:table-cell>
          <table:table-cell table:number-columns-repeated="5" table:style-name="ce203" office:value-type="string">
            <text:p>© 2011 GAMELOFT</text:p>
          </table:table-cell>
          <table:table-cell table:style-name="ce203" office:value-type="string">
            <text:p><text:s/>© 2011 GAMELOFT</text:p>
          </table:table-cell>
          <table:table-cell table:style-name="ce203" office:value-type="string">
            <text:p>© 2011 GAMELOFT</text:p>
          </table:table-cell>
          <table:table-cell table:style-name="ce521" office:value-type="string">
            <text:p>© 2011 GAMELOFT</text:p>
          </table:table-cell>
          <table:table-cell table:style-name="ce203"/>
          <table:table-cell table:style-name="ce209" table:number-columns-repeated="5"/>
          <table:table-cell table:number-columns-repeated="1006"/>
        </table:table-row>
        <table:table-row table:style-name="ro120">
          <table:table-cell table:style-name="ce195"/>
          <table:table-cell table:style-name="ce209" table:number-columns-repeated="2"/>
          <table:table-cell table:style-name="ce415"/>
          <table:table-cell table:style-name="ce209" table:number-columns-repeated="6"/>
          <table:table-cell table:style-name="ce203"/>
          <table:table-cell table:style-name="ce209" table:number-columns-repeated="7"/>
          <table:table-cell table:number-columns-repeated="1006"/>
        </table:table-row>
        <table:table-row table:style-name="ro124">
          <table:table-cell table:style-name="ce194"/>
          <table:table-cell table:style-name="ce194" office:value-type="string">
            <text:p>LEVEL AND DIFFICULTY</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6" office:value-type="string">
            <text:p>LEVEL</text:p>
          </table:table-cell>
          <table:table-cell table:style-name="ce365" office:value-type="string">
            <text:p>Level</text:p>
          </table:table-cell>
          <table:table-cell table:style-name="ce365" office:value-type="string">
            <text:p>Niveau</text:p>
          </table:table-cell>
          <table:table-cell table:style-name="ce418" office:value-type="string">
            <text:p>Level</text:p>
          </table:table-cell>
          <table:table-cell table:style-name="ce365" office:value-type="string">
            <text:p>Nivel</text:p>
          </table:table-cell>
          <table:table-cell table:style-name="ce450" office:value-type="string">
            <text:p>Livello</text:p>
          </table:table-cell>
          <table:table-cell table:style-name="ce365" office:value-type="string">
            <text:p>Nível</text:p>
          </table:table-cell>
          <table:table-cell table:style-name="ce457" office:value-type="string">
            <text:p>Bölüm</text:p>
          </table:table-cell>
          <table:table-cell table:style-name="ce483" office:value-type="string">
            <text:p>УР.</text:p>
          </table:table-cell>
          <table:table-cell table:style-name="ce365" office:value-type="string">
            <text:p>Etap</text:p>
          </table:table-cell>
          <table:table-cell table:style-name="ce365" office:value-type="string">
            <text:p>เลเวล</text:p>
          </table:table-cell>
          <table:table-cell table:style-name="ce520" office:value-type="string">
            <text:p>Vòng Chơi</text:p>
          </table:table-cell>
          <table:table-cell table:style-name="ce365" table:number-columns-repeated="6"/>
          <table:table-cell table:number-columns-repeated="1006"/>
        </table:table-row>
        <table:table-row table:style-name="ro120">
          <table:table-cell table:style-name="ce197" office:value-type="string">
            <text:p>DIFFICULTY</text:p>
          </table:table-cell>
          <table:table-cell table:style-name="ce365" office:value-type="string">
            <text:p>DIFFICULTY</text:p>
          </table:table-cell>
          <table:table-cell table:style-name="ce365" office:value-type="string">
            <text:p>DIFFICULTÉ</text:p>
          </table:table-cell>
          <table:table-cell table:style-name="ce419" office:value-type="string">
            <text:p>NIVEAU</text:p>
          </table:table-cell>
          <table:table-cell table:style-name="ce365" office:value-type="string">
            <text:p>DIFICULTAD</text:p>
          </table:table-cell>
          <table:table-cell table:style-name="ce450" office:value-type="string">
            <text:p>DIFFICOLTÀ</text:p>
          </table:table-cell>
          <table:table-cell table:style-name="ce365" office:value-type="string">
            <text:p>DIFICULDADE</text:p>
          </table:table-cell>
          <table:table-cell table:style-name="ce365" office:value-type="string">
            <text:p>ZORLUK</text:p>
          </table:table-cell>
          <table:table-cell table:style-name="ce484" office:value-type="string">
            <text:p>СЛОЖНОСТЬ:</text:p>
          </table:table-cell>
          <table:table-cell table:style-name="ce365" office:value-type="string">
            <text:p>POZIOM TRUDNOŚCI</text:p>
          </table:table-cell>
          <table:table-cell table:style-name="ce365" office:value-type="string">
            <text:p>ระดับความยาก</text:p>
          </table:table-cell>
          <table:table-cell table:style-name="ce520" office:value-type="string">
            <text:p>ĐỘ KHÓ</text:p>
          </table:table-cell>
          <table:table-cell table:style-name="ce365" table:number-columns-repeated="6"/>
          <table:table-cell table:number-columns-repeated="1006"/>
        </table:table-row>
        <table:table-row table:style-name="ro120">
          <table:table-cell table:style-name="ce197" office:value-type="string">
            <text:p>EASY</text:p>
          </table:table-cell>
          <table:table-cell table:style-name="ce365" office:value-type="string">
            <text:p>EASY</text:p>
          </table:table-cell>
          <table:table-cell table:style-name="ce365" office:value-type="string">
            <text:p>FACILE</text:p>
          </table:table-cell>
          <table:table-cell table:style-name="ce418" office:value-type="string">
            <text:p>LEICHT</text:p>
          </table:table-cell>
          <table:table-cell table:style-name="ce365" office:value-type="string">
            <text:p>BAJA</text:p>
          </table:table-cell>
          <table:table-cell table:style-name="ce450" office:value-type="string">
            <text:p>FACILE</text:p>
          </table:table-cell>
          <table:table-cell table:style-name="ce365" office:value-type="string">
            <text:p>FÁCIL</text:p>
          </table:table-cell>
          <table:table-cell table:style-name="ce365" office:value-type="string">
            <text:p>KOLAY</text:p>
          </table:table-cell>
          <table:table-cell table:style-name="ce485" office:value-type="string">
            <text:p>ЛЕГКИЙ</text:p>
          </table:table-cell>
          <table:table-cell table:style-name="ce365" office:value-type="string">
            <text:p>ŁATWY</text:p>
          </table:table-cell>
          <table:table-cell table:style-name="ce365" office:value-type="string">
            <text:p>ง่าย</text:p>
          </table:table-cell>
          <table:table-cell table:style-name="ce520" office:value-type="string">
            <text:p>DỄ</text:p>
          </table:table-cell>
          <table:table-cell table:style-name="ce365" table:number-columns-repeated="6"/>
          <table:table-cell table:number-columns-repeated="1006"/>
        </table:table-row>
        <table:table-row table:style-name="ro120">
          <table:table-cell table:style-name="ce197" office:value-type="string">
            <text:p>NORMAL</text:p>
          </table:table-cell>
          <table:table-cell table:number-columns-repeated="2" table:style-name="ce365" office:value-type="string">
            <text:p>NORMAL</text:p>
          </table:table-cell>
          <table:table-cell table:style-name="ce418" office:value-type="string">
            <text:p>NORMAL</text:p>
          </table:table-cell>
          <table:table-cell table:style-name="ce365" office:value-type="string">
            <text:p>NORMAL</text:p>
          </table:table-cell>
          <table:table-cell table:style-name="ce450" office:value-type="string">
            <text:p>NORMALE</text:p>
          </table:table-cell>
          <table:table-cell table:number-columns-repeated="2" table:style-name="ce365" office:value-type="string">
            <text:p>NORMAL</text:p>
          </table:table-cell>
          <table:table-cell table:style-name="ce485" office:value-type="string">
            <text:p>СРЕДНИЙ</text:p>
          </table:table-cell>
          <table:table-cell table:style-name="ce365" office:value-type="string">
            <text:p>ŚREDNI</text:p>
          </table:table-cell>
          <table:table-cell table:style-name="ce365" office:value-type="string">
            <text:p>ปกติ</text:p>
          </table:table-cell>
          <table:table-cell table:style-name="ce520" office:value-type="string">
            <text:p>BÌNH THƯỜNG</text:p>
          </table:table-cell>
          <table:table-cell table:style-name="ce365" table:number-columns-repeated="6"/>
          <table:table-cell table:number-columns-repeated="1006"/>
        </table:table-row>
        <table:table-row table:style-name="ro120">
          <table:table-cell table:style-name="ce197" office:value-type="string">
            <text:p>HARD</text:p>
          </table:table-cell>
          <table:table-cell table:style-name="ce365" office:value-type="string">
            <text:p>VETERAN</text:p>
          </table:table-cell>
          <table:table-cell table:style-name="ce365" office:value-type="string">
            <text:p>DIFFICILE</text:p>
          </table:table-cell>
          <table:table-cell table:style-name="ce418" office:value-type="string">
            <text:p>VETERAN</text:p>
          </table:table-cell>
          <table:table-cell table:style-name="ce365" office:value-type="string">
            <text:p>ALTA</text:p>
          </table:table-cell>
          <table:table-cell table:style-name="ce450" office:value-type="string">
            <text:p>VETERANO</text:p>
          </table:table-cell>
          <table:table-cell table:style-name="ce365" office:value-type="string">
            <text:p>VETERANO</text:p>
          </table:table-cell>
          <table:table-cell table:style-name="ce365" office:value-type="string">
            <text:p>ZOR</text:p>
          </table:table-cell>
          <table:table-cell table:style-name="ce485" office:value-type="string">
            <text:p>ВЕТЕРАН</text:p>
          </table:table-cell>
          <table:table-cell table:style-name="ce365" office:value-type="string">
            <text:p>TRUDNY</text:p>
          </table:table-cell>
          <table:table-cell table:style-name="ce365" office:value-type="string">
            <text:p>ยาก</text:p>
          </table:table-cell>
          <table:table-cell table:style-name="ce520" office:value-type="string">
            <text:p>KHÓ</text:p>
          </table:table-cell>
          <table:table-cell table:style-name="ce365" table:number-columns-repeated="6"/>
          <table:table-cell table:number-columns-repeated="1006"/>
        </table:table-row>
        <table:table-row table:style-name="ro120">
          <table:table-cell table:style-name="ce196" office:value-type="string">
            <text:p>LOCKED</text:p>
          </table:table-cell>
          <table:table-cell table:style-name="ce365" office:value-type="string">
            <text:p><text:s/>-LOCKED- </text:p>
          </table:table-cell>
          <table:table-cell table:style-name="ce365" office:value-type="string">
            <text:p><text:s/>-BLOQUÉ- </text:p>
          </table:table-cell>
          <table:table-cell table:style-name="ce418" office:value-type="string">
            <text:p>- GESPERRT -</text:p>
          </table:table-cell>
          <table:table-cell table:style-name="ce365" office:value-type="string">
            <text:p>-BLOQUEADO-</text:p>
          </table:table-cell>
          <table:table-cell table:style-name="ce450" office:value-type="string">
            <text:p><text:s/>-BLOCCATO-</text:p>
          </table:table-cell>
          <table:table-cell table:style-name="ce365" office:value-type="string">
            <text:p><text:s/>-BLOQUEADO-</text:p>
          </table:table-cell>
          <table:table-cell table:style-name="ce365" office:value-type="string">
            <text:p><text:s/>-KİLİTLİ- </text:p>
          </table:table-cell>
          <table:table-cell table:style-name="ce365" office:value-type="string">
            <text:p><text:s/>-НЕДОСТУПНО-</text:p>
          </table:table-cell>
          <table:table-cell table:style-name="ce365" office:value-type="string">
            <text:p><text:s/>-BLOKADA-</text:p>
          </table:table-cell>
          <table:table-cell table:style-name="ce365" office:value-type="string">
            <text:p><text:s/>-ล๊อค- </text:p>
          </table:table-cell>
          <table:table-cell table:style-name="ce520" office:value-type="string">
            <text:p>-BỊ KHÓA-</text:p>
          </table:table-cell>
          <table:table-cell table:style-name="ce365" table:number-columns-repeated="6"/>
          <table:table-cell table:number-columns-repeated="1006"/>
        </table:table-row>
        <table:table-row table:style-name="ro125">
          <table:table-cell table:style-name="ce196" office:value-type="string">
            <text:p>CHOOSE_DIFFICULTY</text:p>
          </table:table-cell>
          <table:table-cell table:style-name="ce365" office:value-type="string">
            <office:annotation draw:style-name="gr1" draw:text-style-name="P1" svg:width="1.124in" svg:height="0.6969in" svg:x="3.3728in" svg:y="9.7953in" draw:caption-point-x="-0.2429in" draw:caption-point-y="0.5937in">
              <dc:date>2011-09-02T00:00:00</dc:date>
              <text:p text:style-name="P1"><text:span text:style-name="T1">Changed to Capital</text:span></text:p>
            </office:annotation>
            <text:p>CHOOSE A DIFFICULTY</text:p>
          </table:table-cell>
          <table:table-cell table:style-name="ce365" office:value-type="string">
            <text:p>CHOISIR DIFFICULTÉ</text:p>
          </table:table-cell>
          <table:table-cell table:style-name="ce418" office:value-type="string">
            <text:p>NIVEAU WÄHLEN</text:p>
          </table:table-cell>
          <table:table-cell table:style-name="ce365" office:value-type="string">
            <text:p>ELIGE DIFICULTAD</text:p>
          </table:table-cell>
          <table:table-cell table:style-name="ce450" office:value-type="string">
            <text:p>LIVELLO DI DIFFICOLTÀ</text:p>
          </table:table-cell>
          <table:table-cell table:style-name="ce365" office:value-type="string">
            <text:p>ESCOLHA A DIFICULDADE</text:p>
          </table:table-cell>
          <table:table-cell table:style-name="ce365" office:value-type="string">
            <text:p>ZORLUK SEÇİMİ</text:p>
          </table:table-cell>
          <table:table-cell table:style-name="ce365" office:value-type="string">
            <text:p>ВЫБРАТЬ СЛОЖНОСТЬ</text:p>
          </table:table-cell>
          <table:table-cell table:style-name="ce365" office:value-type="string">
            <text:p>WYBIERZ POZIOM TRUDNOŚCI</text:p>
          </table:table-cell>
          <table:table-cell table:style-name="ce365" office:value-type="string">
            <text:p>เลือกระดับความยาก</text:p>
          </table:table-cell>
          <table:table-cell table:style-name="ce366" office:value-type="string">
            <text:p>CHỌN ĐỘ KHÓ</text:p>
          </table:table-cell>
          <table:table-cell table:style-name="ce365" table:number-columns-repeated="6"/>
          <table:table-cell table:number-columns-repeated="1006"/>
        </table:table-row>
        <table:table-row table:style-name="ro126">
          <table:table-cell table:style-name="ce195" office:value-type="string">
            <text:p>DIFFICULTY_CONFIRM</text:p>
          </table:table-cell>
          <table:table-cell table:style-name="ce365" office:value-type="string">
            <text:p>\0Current difficulty is set to \1%s0</text:p>
          </table:table-cell>
          <table:table-cell table:style-name="ce365" office:value-type="string">
            <text:p>\0Niveau de difficulté : \1%s0</text:p>
          </table:table-cell>
          <table:table-cell table:style-name="ce418" office:value-type="string">
            <text:p>\0Aktuelles Niveau: \1%s0</text:p>
          </table:table-cell>
          <table:table-cell table:style-name="ce365" office:value-type="string">
            <text:p>\0Dificultad: \1%s0</text:p>
          </table:table-cell>
          <table:table-cell table:style-name="ce365" office:value-type="string">
            <text:p>\0Livello di difficoltà in uso: \1%s0</text:p>
          </table:table-cell>
          <table:table-cell table:style-name="ce365" office:value-type="string">
            <text:p>\0A dificuldade atual é \1%s0</text:p>
          </table:table-cell>
          <table:table-cell table:style-name="ce365" office:value-type="string">
            <text:p>\0Seçili zorluk seviyesi: \1%s0</text:p>
          </table:table-cell>
          <table:table-cell table:style-name="ce365" office:value-type="string">
            <text:p>\0Уровень сложности \1%s0</text:p>
          </table:table-cell>
          <table:table-cell table:style-name="ce204" office:value-type="string">
            <text:p>Aktualny poziom trudności: \1%s0</text:p>
          </table:table-cell>
          <table:table-cell table:style-name="ce365" office:value-type="string">
            <text:p>\0ระดับความยากตอนนี้คือ \1%s0</text:p>
          </table:table-cell>
          <table:table-cell table:style-name="ce520" office:value-type="string">
            <text:p>\0Độ khó hiện tại được cài đặt là\1%s0</text:p>
          </table:table-cell>
          <table:table-cell table:style-name="ce204"/>
          <table:table-cell table:style-name="ce203" table:number-columns-repeated="5"/>
          <table:table-cell table:number-columns-repeated="1006"/>
        </table:table-row>
        <table:table-row table:style-name="ro120">
          <table:table-cell table:style-name="ce198"/>
          <table:table-cell table:style-name="ce209" table:number-columns-repeated="2"/>
          <table:table-cell table:style-name="ce415"/>
          <table:table-cell table:style-name="ce209" table:number-columns-repeated="14"/>
          <table:table-cell table:number-columns-repeated="1006"/>
        </table:table-row>
        <table:table-row table:style-name="ro120">
          <table:table-cell table:style-name="ce198"/>
          <table:table-cell table:style-name="ce198" office:value-type="string">
            <text:p>CGMRC</text:p>
          </table:table-cell>
          <table:table-cell table:style-name="ce198"/>
          <table:table-cell table:style-name="ce420"/>
          <table:table-cell table:style-name="ce198" table:number-columns-repeated="14"/>
          <table:table-cell table:number-columns-repeated="1006"/>
        </table:table-row>
        <table:table-row table:style-name="ro11">
          <table:table-cell table:style-name="ce194" office:value-type="string">
            <text:p>MRC_VALIDATING</text:p>
          </table:table-cell>
          <table:table-cell table:style-name="ce203" office:value-type="string">
            <text:p>VALIDATING SUBSCRIPTION</text:p>
          </table:table-cell>
          <table:table-cell table:style-name="ce203" office:value-type="string">
            <text:p>VALIDATION DE L'INSCRIPTION</text:p>
          </table:table-cell>
          <table:table-cell table:style-name="ce418" office:value-type="string">
            <text:p>REGISTRIERUNG WIRD GEPRÜFT</text:p>
          </table:table-cell>
          <table:table-cell table:style-name="ce203" office:value-type="string">
            <text:p>VALIDANDO SUSCRIPCIÓN</text:p>
          </table:table-cell>
          <table:table-cell table:style-name="ce203" office:value-type="string">
            <text:p>CONVALIDA SOTTOSCRIZIONE</text:p>
          </table:table-cell>
          <table:table-cell table:style-name="ce203" office:value-type="string">
            <text:p>VALIDANDO A INSCRIÇÃO</text:p>
          </table:table-cell>
          <table:table-cell table:style-name="ce203" office:value-type="string">
            <text:p>ÜYELİK ONAYLANIYOR</text:p>
          </table:table-cell>
          <table:table-cell table:style-name="ce203" office:value-type="string">
            <text:p>ПРОВЕРКА ПОДПИСКИ</text:p>
          </table:table-cell>
          <table:table-cell table:style-name="ce203" office:value-type="string">
            <text:p>POTWIERDZANIE PRENUMERATY</text:p>
          </table:table-cell>
          <table:table-cell table:style-name="ce506" office:value-type="string">
            <text:p>กำลังตรวจสอบการเป็นสมาชิก</text:p>
          </table:table-cell>
          <table:table-cell table:style-name="ce511" office:value-type="string">
            <text:p>ĐANG XÁC NHẬN TÍNH HỢP LỆ CỦA VIỆC ĐẶT MUA</text:p>
          </table:table-cell>
          <table:table-cell table:style-name="ce203" table:number-columns-repeated="6"/>
          <table:table-cell table:number-columns-repeated="1006"/>
        </table:table-row>
        <table:table-row table:style-name="ro120">
          <table:table-cell table:style-name="ce194" office:value-type="string">
            <text:p>MRC_EXPIRED</text:p>
          </table:table-cell>
          <table:table-cell table:style-name="ce203" office:value-type="string">
            <text:p>LICENSE\nINVALID</text:p>
          </table:table-cell>
          <table:table-cell table:style-name="ce203" office:value-type="string">
            <text:p>LICENCE\nINVALIDE</text:p>
          </table:table-cell>
          <table:table-cell table:style-name="ce418" office:value-type="string">
            <text:p>LIZENZ\nUNGÜLTIG</text:p>
          </table:table-cell>
          <table:table-cell table:style-name="ce203" office:value-type="string">
            <text:p>LICENCIA\nNO VÁLIDA</text:p>
          </table:table-cell>
          <table:table-cell table:style-name="ce203" office:value-type="string">
            <text:p>LICENZA\nNON VALIDA</text:p>
          </table:table-cell>
          <table:table-cell table:style-name="ce203" office:value-type="string">
            <text:p>LICENÇA\NINVÁLIDA</text:p>
          </table:table-cell>
          <table:table-cell table:style-name="ce203" office:value-type="string">
            <text:p>LİSANS\nGEÇERSİZ</text:p>
          </table:table-cell>
          <table:table-cell table:style-name="ce203" office:value-type="string">
            <text:p>ЛИЦЕНЗИЯ\nНЕДЕЙСТВИТЕЛЬНА</text:p>
          </table:table-cell>
          <table:table-cell table:style-name="ce203" office:value-type="string">
            <text:p>LICENCJA\nNIEPRAWIDŁOWA</text:p>
          </table:table-cell>
          <table:table-cell table:style-name="ce506" office:value-type="string">
            <text:p>ไม่พบ\nการอนุญาต</text:p>
          </table:table-cell>
          <table:table-cell table:style-name="ce511" office:value-type="string">
            <text:p>SỰ ĐĂNG KÝ\nKHÔNG HỢP LỆ</text:p>
          </table:table-cell>
          <table:table-cell table:style-name="ce203" table:number-columns-repeated="6"/>
          <table:table-cell table:number-columns-repeated="1006"/>
        </table:table-row>
        <table:table-row table:style-name="ro127">
          <table:table-cell table:style-name="ce194" office:value-type="string">
            <text:p>MRC_NETWORK_FAILED</text:p>
          </table:table-cell>
          <table:table-cell table:style-name="ce203" office:value-type="string">
            <text:p>WE ARE CURRENTLY UNABLE TO VALIDATE THE SUBSCRIPTION FOR THIS GAME. PLEASE TRY AGAIN LATER.</text:p>
          </table:table-cell>
          <table:table-cell table:style-name="ce203" office:value-type="string">
            <text:p>INSCRIPTION AU JEU IMPOSSIBLE. MERCI DE RÉESSAYER PLUS TARD.</text:p>
          </table:table-cell>
          <table:table-cell table:style-name="ce418" office:value-type="string">
            <text:p>DIE REGISTRIERUNG FÜR DAS SPIEL KONNTE NICHT BESTÄTIGT WERDEN. VERSUCHE ES BITTE SPÄTER NOCH EINMAL.</text:p>
          </table:table-cell>
          <table:table-cell table:style-name="ce203" office:value-type="string">
            <text:p>NO SE HA PODIDO VALIDAR LA SUSCRIPCIÓN A ESTE JUEGO. POR FAVOR, INTÉNTALO DE NUEVO PASADOS UNOS INSTANTES.</text:p>
          </table:table-cell>
          <table:table-cell table:style-name="ce203" office:value-type="string">
            <text:p>NON RIUSCIAMO A VERIFICARE LA SOTTOSCRIZIONE IN QUESTO MOMENTO. RIPROVA PIÙ TARDI.</text:p>
          </table:table-cell>
          <table:table-cell table:style-name="ce203" office:value-type="string">
            <text:p>NO MOMENTO NÃO PODEMOS VALIDAR SUA INSCRIÇÃO PARA ESTE JOGO. POR FAVOR, TENTE NOVAMENTE MAIS TARDE</text:p>
          </table:table-cell>
          <table:table-cell table:style-name="ce203" office:value-type="string">
            <text:p>BU OYUNA ÜYELİĞİNİZ ŞU ANDA ONAYLANAMIYOR. LÜTFEN DAHA SONRA TEKRAR DENEYİN.</text:p>
          </table:table-cell>
          <table:table-cell table:style-name="ce203" office:value-type="string">
            <text:p>В ДАННЫЙ МОМЕНТ МЫ НЕ МОЖЕМ ПОДТВЕРДИТЬ ПОДПИСКУ НА ИГРУ. ПОЖАЛУЙСТА, ПОПРОБУЙТЕ ЕЩЕ РАЗ ПОЗЖЕ.</text:p>
          </table:table-cell>
          <table:table-cell table:style-name="ce203" office:value-type="string">
            <text:p>W TEJ CHWILI NIE JESTEŚMY W STANIE POTWIERDZIĆ PRENUMERATY NA TĘ GRĘ. SPRÓBUJ PÓŹNIEJ.</text:p>
          </table:table-cell>
          <table:table-cell table:style-name="ce506" office:value-type="string">
            <text:p>ขณะนี้|เรา|ไม่|สามารถ|ทำ|การตรวจสอบ|การเป็น|สมาชิก|สำหรับ|เกมนี้|ได้ |กรุณา|ลองใหม่|อีกครั้ง|ใน|ภายหลัง</text:p>
          </table:table-cell>
          <table:table-cell table:style-name="ce518" office:value-type="string">
            <text:p>CHÚNG TÔI HIỆN GIỜ KHÔNG THỂ XÁC NHẬN TÍNH HỢP LỆ CỦA VIỆC ĐẶT MUA TRÒ CHƠI NÀY. XIN VUI LÒNG THỬ LẠI SAU.</text:p>
          </table:table-cell>
          <table:table-cell table:style-name="ce203" table:number-columns-repeated="6"/>
          <table:table-cell table:number-columns-repeated="1006"/>
        </table:table-row>
        <table:table-row table:style-name="ro120">
          <table:table-cell table:style-name="ce194" office:value-type="string">
            <text:p>MRC_RETRY</text:p>
          </table:table-cell>
          <table:table-cell table:style-name="ce203" office:value-type="string">
            <text:p>RETRY</text:p>
          </table:table-cell>
          <table:table-cell table:style-name="ce203" office:value-type="string">
            <text:p>RÉESSAYER</text:p>
          </table:table-cell>
          <table:table-cell table:style-name="ce418" office:value-type="string">
            <text:p>NEUER VERSUCH</text:p>
          </table:table-cell>
          <table:table-cell table:style-name="ce203" office:value-type="string">
            <text:p>VOLVER A INTENTARLO</text:p>
          </table:table-cell>
          <table:table-cell table:style-name="ce203" office:value-type="string">
            <text:p>RIPROVA</text:p>
          </table:table-cell>
          <table:table-cell table:style-name="ce203" office:value-type="string">
            <text:p>TENTAR DE NOVO</text:p>
          </table:table-cell>
          <table:table-cell table:style-name="ce203" office:value-type="string">
            <text:p>TEKRAR DENE</text:p>
          </table:table-cell>
          <table:table-cell table:style-name="ce203" office:value-type="string">
            <text:p>ЗАНОВО</text:p>
          </table:table-cell>
          <table:table-cell table:style-name="ce203" office:value-type="string">
            <text:p>PONÓW</text:p>
          </table:table-cell>
          <table:table-cell table:style-name="ce506" office:value-type="string">
            <text:p>ลองใหม่</text:p>
          </table:table-cell>
          <table:table-cell table:style-name="ce518" office:value-type="string">
            <text:p>THỬ LẠI</text:p>
          </table:table-cell>
          <table:table-cell table:style-name="ce203" table:number-columns-repeated="6"/>
          <table:table-cell table:number-columns-repeated="1006"/>
        </table:table-row>
        <table:table-row table:style-name="ro120">
          <table:table-cell table:style-name="ce194" office:value-type="string">
            <text:p>MRC_EXIT</text:p>
          </table:table-cell>
          <table:table-cell table:style-name="ce203" office:value-type="string">
            <text:p>EXIT</text:p>
          </table:table-cell>
          <table:table-cell table:style-name="ce203" office:value-type="string">
            <text:p>QUITTER</text:p>
          </table:table-cell>
          <table:table-cell table:style-name="ce418" office:value-type="string">
            <text:p>BEENDEN</text:p>
          </table:table-cell>
          <table:table-cell table:style-name="ce203" office:value-type="string">
            <text:p>SALIR</text:p>
          </table:table-cell>
          <table:table-cell table:style-name="ce203" office:value-type="string">
            <text:p>ESCI</text:p>
          </table:table-cell>
          <table:table-cell table:style-name="ce203" office:value-type="string">
            <text:p>SAIR</text:p>
          </table:table-cell>
          <table:table-cell table:style-name="ce203" office:value-type="string">
            <text:p>ÇIKIŞ</text:p>
          </table:table-cell>
          <table:table-cell table:style-name="ce203" office:value-type="string">
            <text:p>ВЫЙТИ</text:p>
          </table:table-cell>
          <table:table-cell table:style-name="ce203" office:value-type="string">
            <text:p>WYJŚCIE</text:p>
          </table:table-cell>
          <table:table-cell table:style-name="ce506" office:value-type="string">
            <text:p>ออก</text:p>
          </table:table-cell>
          <table:table-cell table:style-name="ce518" office:value-type="string">
            <text:p>THOÁT</text:p>
          </table:table-cell>
          <table:table-cell table:style-name="ce203" table:number-columns-repeated="6"/>
          <table:table-cell table:number-columns-repeated="1006"/>
        </table:table-row>
        <table:table-row table:style-name="ro120">
          <table:table-cell table:style-name="ce194" office:value-type="string">
            <text:p>MRC_NEXT</text:p>
          </table:table-cell>
          <table:table-cell table:style-name="ce203" office:value-type="string">
            <text:p>NEXT</text:p>
          </table:table-cell>
          <table:table-cell table:style-name="ce203" office:value-type="string">
            <text:p>SUIVANT</text:p>
          </table:table-cell>
          <table:table-cell table:style-name="ce418" office:value-type="string">
            <text:p>WEITER</text:p>
          </table:table-cell>
          <table:table-cell table:style-name="ce203" office:value-type="string">
            <text:p>SIG.</text:p>
          </table:table-cell>
          <table:table-cell table:style-name="ce203" office:value-type="string">
            <text:p>AVANTI</text:p>
          </table:table-cell>
          <table:table-cell table:style-name="ce203" office:value-type="string">
            <text:p>PRÓX.</text:p>
          </table:table-cell>
          <table:table-cell table:style-name="ce203" office:value-type="string">
            <text:p>İLERİ</text:p>
          </table:table-cell>
          <table:table-cell table:style-name="ce203" office:value-type="string">
            <text:p>ДАЛЕЕ</text:p>
          </table:table-cell>
          <table:table-cell table:style-name="ce203" office:value-type="string">
            <text:p>DALEJ</text:p>
          </table:table-cell>
          <table:table-cell table:style-name="ce506" office:value-type="string">
            <text:p>ถัดไป</text:p>
          </table:table-cell>
          <table:table-cell table:style-name="ce518" office:value-type="string">
            <text:p>KẾ TIẾP</text:p>
          </table:table-cell>
          <table:table-cell table:style-name="ce203" table:number-columns-repeated="6"/>
          <table:table-cell table:number-columns-repeated="1006"/>
        </table:table-row>
        <table:table-row table:style-name="ro128">
          <table:table-cell table:style-name="ce194" office:value-type="string">
            <text:p>HELP_MRC</text:p>
          </table:table-cell>
          <table:table-cell table:style-name="ce203" office:value-type="string">
            <text:p>AN ERROR HAS OCCURRED. PLEASE TRY AGAIN LATER!</text:p>
          </table:table-cell>
          <table:table-cell table:style-name="ce203" office:value-type="string">
            <text:p>UNE ERREUR EST SURVENUE. MERCI DE RÉESSAYER PLUS TARD !</text:p>
          </table:table-cell>
          <table:table-cell table:style-name="ce418" office:value-type="string">
            <text:p>EIN FEHLER IST AUFGETRETEN. VERSUCHE ES BITTE SPÄTER ERNEUT!</text:p>
          </table:table-cell>
          <table:table-cell table:style-name="ce203" office:value-type="string">
            <text:p>SE HA PRODUCIDO UN ERROR. POR FAVOR, INTÉNTALO DE NUEVO PASADOS UNOS INSTANTES.</text:p>
          </table:table-cell>
          <table:table-cell table:style-name="ce203" office:value-type="string">
            <text:p>SI È VERIFICATO UN ERRORE. RIPROVA PIÙ TARDI!</text:p>
          </table:table-cell>
          <table:table-cell table:style-name="ce203" office:value-type="string">
            <text:p>OCORREU UM ERRO. POR FAVOR, TENTE NOVAMENTE MAIS TARDE!</text:p>
          </table:table-cell>
          <table:table-cell table:style-name="ce203" office:value-type="string">
            <text:p>BİR HATA OLUŞTU. LÜTFEN SONRA TEKRAR DENEYİN!</text:p>
          </table:table-cell>
          <table:table-cell table:style-name="ce203" office:value-type="string">
            <text:p>ОШИБКА! ПОЖАЛУЙСТА, ПОПРОБУЙТЕ ЕЩЕ РАЗ ПОЗЖЕ!</text:p>
          </table:table-cell>
          <table:table-cell table:style-name="ce203" office:value-type="string">
            <text:p>WYSTĄPIŁ BŁĄD. SPRÓBUJ PONOWNIE PÓŹNIEJ!</text:p>
          </table:table-cell>
          <table:table-cell table:style-name="ce506" office:value-type="string">
            <text:p>เกิดปัญหา|ขัดข้อง|ขึ้น |กรุณา|ลองใหม่|อีกครั้ง|ใน|ภายหลัง!</text:p>
          </table:table-cell>
          <table:table-cell table:style-name="ce518" office:value-type="string">
            <text:p>MỘT LỖI ĐƯỢC TÌM THẤY. XIN VUI LÒNG THỬ LẠI SAU!</text:p>
          </table:table-cell>
          <table:table-cell table:style-name="ce203" table:number-columns-repeated="6"/>
          <table:table-cell table:number-columns-repeated="1006"/>
        </table:table-row>
        <table:table-row table:style-name="ro120">
          <table:table-cell table:style-name="ce198"/>
          <table:table-cell table:style-name="ce366" table:number-columns-repeated="2"/>
          <table:table-cell table:style-name="ce421"/>
          <table:table-cell table:style-name="ce366" table:number-columns-repeated="14"/>
          <table:table-cell table:number-columns-repeated="1006"/>
        </table:table-row>
        <table:table-row table:style-name="ro120">
          <table:table-cell table:style-name="ce194"/>
          <table:table-cell table:style-name="ce194" office:value-type="string">
            <text:p>MAIN MENU</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5" office:value-type="string">
            <text:p>MAIN_MENU</text:p>
          </table:table-cell>
          <table:table-cell table:style-name="ce204" office:value-type="string">
            <text:p>MAIN MENU</text:p>
          </table:table-cell>
          <table:table-cell table:style-name="ce204" office:value-type="string">
            <text:p>MENU PRINCIPAL</text:p>
          </table:table-cell>
          <table:table-cell table:style-name="ce410" office:value-type="string">
            <text:p>HAUPTMENÜ</text:p>
          </table:table-cell>
          <table:table-cell table:style-name="ce204" office:value-type="string">
            <text:p>MENÚ PRINCIPAL</text:p>
          </table:table-cell>
          <table:table-cell table:style-name="ce204" office:value-type="string">
            <text:p>MENU PRINCIPALE</text:p>
          </table:table-cell>
          <table:table-cell table:style-name="ce204" office:value-type="string">
            <text:p>MENU PRINCIPAL</text:p>
          </table:table-cell>
          <table:table-cell table:style-name="ce204" office:value-type="string">
            <text:p>ANA MENÜ</text:p>
          </table:table-cell>
          <table:table-cell table:style-name="ce486" office:value-type="string">
            <text:p>ГЛАВНОЕ МЕНЮ</text:p>
          </table:table-cell>
          <table:table-cell table:style-name="ce204" office:value-type="string">
            <text:p>MENU GŁÓWNE</text:p>
          </table:table-cell>
          <table:table-cell table:style-name="ce446" office:value-type="string">
            <text:p>เมนูหลัก</text:p>
          </table:table-cell>
          <table:table-cell table:style-name="ce518" office:value-type="string">
            <text:p>MENU CHÍNH</text:p>
          </table:table-cell>
          <table:table-cell table:style-name="ce203" table:number-columns-repeated="6"/>
          <table:table-cell table:number-columns-repeated="1006"/>
        </table:table-row>
        <table:table-row table:style-name="ro120">
          <table:table-cell table:style-name="ce195" office:value-type="string">
            <text:p>SELECT_LEVEL</text:p>
          </table:table-cell>
          <table:table-cell table:style-name="ce204" office:value-type="string">
            <text:p>SELECT LEVEL</text:p>
          </table:table-cell>
          <table:table-cell table:style-name="ce396" office:value-type="string">
            <text:p>CHOISIR NIVEAU</text:p>
          </table:table-cell>
          <table:table-cell table:style-name="ce410" office:value-type="string">
            <text:p>LEVEL WÄHLEN</text:p>
          </table:table-cell>
          <table:table-cell table:style-name="ce204" office:value-type="string">
            <text:p>ELIGE NIVEL</text:p>
          </table:table-cell>
          <table:table-cell table:style-name="ce204" office:value-type="string">
            <text:p>SCEGLI LIVELLO</text:p>
          </table:table-cell>
          <table:table-cell table:style-name="ce204" office:value-type="string">
            <text:p>SELEC. NÍVEL</text:p>
          </table:table-cell>
          <table:table-cell table:style-name="ce204" office:value-type="string">
            <text:p>BÖLÜM SEÇİMİ</text:p>
          </table:table-cell>
          <table:table-cell table:style-name="ce204" office:value-type="string">
            <text:p>ВЫБОР УРОВНЯ</text:p>
          </table:table-cell>
          <table:table-cell table:style-name="ce204" office:value-type="string">
            <text:p>WYBÓR ETAPU</text:p>
          </table:table-cell>
          <table:table-cell table:style-name="ce446" office:value-type="string">
            <text:p>เลือกเลเวล</text:p>
          </table:table-cell>
          <table:table-cell table:style-name="ce518" office:value-type="string">
            <text:p>CHỌN VÒNG CHƠI</text:p>
          </table:table-cell>
          <table:table-cell table:style-name="ce203" table:number-columns-repeated="6"/>
          <table:table-cell table:number-columns-repeated="1006"/>
        </table:table-row>
        <table:table-row table:style-name="ro120">
          <table:table-cell table:style-name="ce195" office:value-type="string">
            <text:p>LEVEL01</text:p>
          </table:table-cell>
          <table:table-cell table:style-name="ce204" office:value-type="string">
            <text:p>LEVEL 01</text:p>
          </table:table-cell>
          <table:table-cell table:style-name="ce204" office:value-type="string">
            <text:p>NIVEAU 01</text:p>
          </table:table-cell>
          <table:table-cell table:style-name="ce410" office:value-type="string">
            <text:p>LEVEL 01</text:p>
          </table:table-cell>
          <table:table-cell table:style-name="ce204" office:value-type="string">
            <text:p>NIVEL 01</text:p>
          </table:table-cell>
          <table:table-cell table:style-name="ce204" office:value-type="string">
            <text:p>LIVELLO 01</text:p>
          </table:table-cell>
          <table:table-cell table:style-name="ce204" office:value-type="string">
            <text:p>NÍVEL 01</text:p>
          </table:table-cell>
          <table:table-cell table:style-name="ce204" office:value-type="string">
            <text:p>BÖLÜM 01</text:p>
          </table:table-cell>
          <table:table-cell table:style-name="ce204" office:value-type="string">
            <text:p>УР. 01</text:p>
          </table:table-cell>
          <table:table-cell table:style-name="ce204" office:value-type="string">
            <text:p>ETAP 01</text:p>
          </table:table-cell>
          <table:table-cell table:style-name="ce446" office:value-type="string">
            <text:p>เลเวล 01</text:p>
          </table:table-cell>
          <table:table-cell table:style-name="ce521" office:value-type="string">
            <text:p>VÒNG CHƠI 01</text:p>
          </table:table-cell>
          <table:table-cell table:style-name="ce203" table:number-columns-repeated="6"/>
          <table:table-cell table:number-columns-repeated="1006"/>
        </table:table-row>
        <table:table-row table:style-name="ro120">
          <table:table-cell table:style-name="ce195" office:value-type="string">
            <text:p>LEVEL02</text:p>
          </table:table-cell>
          <table:table-cell table:style-name="ce204" office:value-type="string">
            <text:p>LEVEL 02</text:p>
          </table:table-cell>
          <table:table-cell table:style-name="ce204" office:value-type="string">
            <text:p>NIVEAU 02</text:p>
          </table:table-cell>
          <table:table-cell table:style-name="ce410" office:value-type="string">
            <text:p>LEVEL 02</text:p>
          </table:table-cell>
          <table:table-cell table:style-name="ce204" office:value-type="string">
            <text:p>NIVEL 02</text:p>
          </table:table-cell>
          <table:table-cell table:style-name="ce204" office:value-type="string">
            <text:p>LIVELLO 02</text:p>
          </table:table-cell>
          <table:table-cell table:style-name="ce204" office:value-type="string">
            <text:p>NÍVEL 02</text:p>
          </table:table-cell>
          <table:table-cell table:style-name="ce204" office:value-type="string">
            <text:p>BÖLÜM 02</text:p>
          </table:table-cell>
          <table:table-cell table:style-name="ce204" office:value-type="string">
            <text:p>УР. 02</text:p>
          </table:table-cell>
          <table:table-cell table:style-name="ce204" office:value-type="string">
            <text:p>ETAP 02</text:p>
          </table:table-cell>
          <table:table-cell table:style-name="ce446" office:value-type="string">
            <text:p>เลเวล 02</text:p>
          </table:table-cell>
          <table:table-cell table:style-name="ce521" office:value-type="string">
            <text:p>VÒNG CHƠI 02</text:p>
          </table:table-cell>
          <table:table-cell table:style-name="ce203" table:number-columns-repeated="6"/>
          <table:table-cell table:number-columns-repeated="1006"/>
        </table:table-row>
        <table:table-row table:style-name="ro120">
          <table:table-cell table:style-name="ce195" office:value-type="string">
            <text:p>LEVEL03</text:p>
          </table:table-cell>
          <table:table-cell table:style-name="ce204" office:value-type="string">
            <text:p>LEVEL 03</text:p>
          </table:table-cell>
          <table:table-cell table:style-name="ce204" office:value-type="string">
            <text:p>NIVEAU 03</text:p>
          </table:table-cell>
          <table:table-cell table:style-name="ce410" office:value-type="string">
            <text:p>LEVEL 03</text:p>
          </table:table-cell>
          <table:table-cell table:style-name="ce204" office:value-type="string">
            <text:p>NIVEL 03</text:p>
          </table:table-cell>
          <table:table-cell table:style-name="ce204" office:value-type="string">
            <text:p>LIVELLO 03</text:p>
          </table:table-cell>
          <table:table-cell table:style-name="ce204" office:value-type="string">
            <text:p>NÍVEL 03</text:p>
          </table:table-cell>
          <table:table-cell table:style-name="ce204" office:value-type="string">
            <text:p>BÖLÜM 03</text:p>
          </table:table-cell>
          <table:table-cell table:style-name="ce204" office:value-type="string">
            <text:p>УР. 03</text:p>
          </table:table-cell>
          <table:table-cell table:style-name="ce204" office:value-type="string">
            <text:p>ETAP 03</text:p>
          </table:table-cell>
          <table:table-cell table:style-name="ce446" office:value-type="string">
            <text:p>เลเวล 03</text:p>
          </table:table-cell>
          <table:table-cell table:style-name="ce521" office:value-type="string">
            <text:p>VÒNG CHƠI 03</text:p>
          </table:table-cell>
          <table:table-cell table:style-name="ce372" table:number-columns-repeated="6"/>
          <table:table-cell table:number-columns-repeated="1006"/>
        </table:table-row>
        <table:table-row table:style-name="ro120">
          <table:table-cell table:style-name="ce195" office:value-type="string">
            <text:p>LEVEL04</text:p>
          </table:table-cell>
          <table:table-cell table:style-name="ce204" office:value-type="string">
            <text:p>LEVEL 04</text:p>
          </table:table-cell>
          <table:table-cell table:style-name="ce204" office:value-type="string">
            <text:p>NIVEAU 04</text:p>
          </table:table-cell>
          <table:table-cell table:style-name="ce410" office:value-type="string">
            <text:p>LEVEL 04</text:p>
          </table:table-cell>
          <table:table-cell table:style-name="ce204" office:value-type="string">
            <text:p>NIVEL 04</text:p>
          </table:table-cell>
          <table:table-cell table:style-name="ce204" office:value-type="string">
            <text:p>LIVELLO 04</text:p>
          </table:table-cell>
          <table:table-cell table:style-name="ce204" office:value-type="string">
            <text:p>NÍVEL 04</text:p>
          </table:table-cell>
          <table:table-cell table:style-name="ce204" office:value-type="string">
            <text:p>BÖLÜM 04</text:p>
          </table:table-cell>
          <table:table-cell table:style-name="ce204" office:value-type="string">
            <text:p>УР. 04</text:p>
          </table:table-cell>
          <table:table-cell table:style-name="ce204" office:value-type="string">
            <text:p>ETAP 04</text:p>
          </table:table-cell>
          <table:table-cell table:style-name="ce446" office:value-type="string">
            <text:p>เลเวล 04</text:p>
          </table:table-cell>
          <table:table-cell table:style-name="ce521" office:value-type="string">
            <text:p>VÒNG CHƠI 04</text:p>
          </table:table-cell>
          <table:table-cell table:style-name="ce372" table:number-columns-repeated="6"/>
          <table:table-cell table:number-columns-repeated="1006"/>
        </table:table-row>
        <table:table-row table:style-name="ro120">
          <table:table-cell table:style-name="ce195" office:value-type="string">
            <text:p>LEVEL05</text:p>
          </table:table-cell>
          <table:table-cell table:style-name="ce204" office:value-type="string">
            <text:p>LEVEL 05</text:p>
          </table:table-cell>
          <table:table-cell table:style-name="ce204" office:value-type="string">
            <text:p>NIVEAU 05</text:p>
          </table:table-cell>
          <table:table-cell table:style-name="ce410" office:value-type="string">
            <text:p>LEVEL 05</text:p>
          </table:table-cell>
          <table:table-cell table:style-name="ce204" office:value-type="string">
            <text:p>NIVEL 05</text:p>
          </table:table-cell>
          <table:table-cell table:style-name="ce204" office:value-type="string">
            <text:p>LIVELLO 05</text:p>
          </table:table-cell>
          <table:table-cell table:style-name="ce204" office:value-type="string">
            <text:p>NÍVEL 05</text:p>
          </table:table-cell>
          <table:table-cell table:style-name="ce204" office:value-type="string">
            <text:p>BÖLÜM 05</text:p>
          </table:table-cell>
          <table:table-cell table:style-name="ce204" office:value-type="string">
            <text:p>УР. 05</text:p>
          </table:table-cell>
          <table:table-cell table:style-name="ce204" office:value-type="string">
            <text:p>ETAP 05</text:p>
          </table:table-cell>
          <table:table-cell table:style-name="ce446" office:value-type="string">
            <text:p>เลเวล 05</text:p>
          </table:table-cell>
          <table:table-cell table:style-name="ce521" office:value-type="string">
            <text:p>VÒNG CHƠI 05</text:p>
          </table:table-cell>
          <table:table-cell table:style-name="ce372" table:number-columns-repeated="6"/>
          <table:table-cell table:number-columns-repeated="1006"/>
        </table:table-row>
        <table:table-row table:style-name="ro120">
          <table:table-cell table:style-name="ce195" office:value-type="string">
            <text:p>LEVEL06</text:p>
          </table:table-cell>
          <table:table-cell table:style-name="ce204" office:value-type="string">
            <text:p>LEVEL 06</text:p>
          </table:table-cell>
          <table:table-cell table:style-name="ce204" office:value-type="string">
            <text:p>NIVEAU 06</text:p>
          </table:table-cell>
          <table:table-cell table:style-name="ce410" office:value-type="string">
            <text:p>LEVEL 06</text:p>
          </table:table-cell>
          <table:table-cell table:style-name="ce204" office:value-type="string">
            <text:p>NIVEL 06</text:p>
          </table:table-cell>
          <table:table-cell table:style-name="ce204" office:value-type="string">
            <text:p>LIVELLO 06</text:p>
          </table:table-cell>
          <table:table-cell table:style-name="ce204" office:value-type="string">
            <text:p>NÍVEL 06</text:p>
          </table:table-cell>
          <table:table-cell table:style-name="ce204" office:value-type="string">
            <text:p>BÖLÜM 06</text:p>
          </table:table-cell>
          <table:table-cell table:style-name="ce204" office:value-type="string">
            <text:p>УР. 06</text:p>
          </table:table-cell>
          <table:table-cell table:style-name="ce204" office:value-type="string">
            <text:p>ETAP 06</text:p>
          </table:table-cell>
          <table:table-cell table:style-name="ce446" office:value-type="string">
            <text:p>เลเวล 06</text:p>
          </table:table-cell>
          <table:table-cell table:style-name="ce521" office:value-type="string">
            <text:p>VÒNG CHƠI 06</text:p>
          </table:table-cell>
          <table:table-cell table:style-name="ce372" table:number-columns-repeated="6"/>
          <table:table-cell table:number-columns-repeated="1006"/>
        </table:table-row>
        <table:table-row table:style-name="ro120">
          <table:table-cell table:style-name="ce195" office:value-type="string">
            <text:p>LEVEL07</text:p>
          </table:table-cell>
          <table:table-cell table:style-name="ce204" office:value-type="string">
            <text:p>LEVEL 07</text:p>
          </table:table-cell>
          <table:table-cell table:style-name="ce204" office:value-type="string">
            <text:p>NIVEAU 07</text:p>
          </table:table-cell>
          <table:table-cell table:style-name="ce410" office:value-type="string">
            <text:p>LEVEL 07</text:p>
          </table:table-cell>
          <table:table-cell table:style-name="ce204" office:value-type="string">
            <text:p>NIVEL 07</text:p>
          </table:table-cell>
          <table:table-cell table:style-name="ce204" office:value-type="string">
            <text:p>LIVELLO 07</text:p>
          </table:table-cell>
          <table:table-cell table:style-name="ce204" office:value-type="string">
            <text:p>NÍVEL 07</text:p>
          </table:table-cell>
          <table:table-cell table:style-name="ce204" office:value-type="string">
            <text:p>BÖLÜM 07</text:p>
          </table:table-cell>
          <table:table-cell table:style-name="ce204" office:value-type="string">
            <text:p>УР. 07</text:p>
          </table:table-cell>
          <table:table-cell table:style-name="ce204" office:value-type="string">
            <text:p>ETAP 07</text:p>
          </table:table-cell>
          <table:table-cell table:style-name="ce446" office:value-type="string">
            <text:p>เลเวล 07</text:p>
          </table:table-cell>
          <table:table-cell table:style-name="ce521" office:value-type="string">
            <text:p>VÒNG CHƠI 07</text:p>
          </table:table-cell>
          <table:table-cell table:style-name="ce372" table:number-columns-repeated="6"/>
          <table:table-cell table:number-columns-repeated="1006"/>
        </table:table-row>
        <table:table-row table:style-name="ro120">
          <table:table-cell table:style-name="ce195" office:value-type="string">
            <text:p>LEVEL08</text:p>
          </table:table-cell>
          <table:table-cell table:style-name="ce204" office:value-type="string">
            <text:p>LEVEL 08</text:p>
          </table:table-cell>
          <table:table-cell table:style-name="ce204" office:value-type="string">
            <text:p>NIVEAU 08</text:p>
          </table:table-cell>
          <table:table-cell table:style-name="ce410" office:value-type="string">
            <text:p>LEVEL 08</text:p>
          </table:table-cell>
          <table:table-cell table:style-name="ce204" office:value-type="string">
            <text:p>NIVEL 08</text:p>
          </table:table-cell>
          <table:table-cell table:style-name="ce204" office:value-type="string">
            <text:p>LIVELLO 08</text:p>
          </table:table-cell>
          <table:table-cell table:style-name="ce204" office:value-type="string">
            <text:p>NÍVEL 08</text:p>
          </table:table-cell>
          <table:table-cell table:style-name="ce204" office:value-type="string">
            <text:p>BÖLÜM 08</text:p>
          </table:table-cell>
          <table:table-cell table:style-name="ce204" office:value-type="string">
            <text:p>УР. 08</text:p>
          </table:table-cell>
          <table:table-cell table:style-name="ce204" office:value-type="string">
            <text:p>ETAP 08</text:p>
          </table:table-cell>
          <table:table-cell table:style-name="ce446" office:value-type="string">
            <text:p>เลเวล 08</text:p>
          </table:table-cell>
          <table:table-cell table:style-name="ce521" office:value-type="string">
            <text:p>VÒNG CHƠI 08</text:p>
          </table:table-cell>
          <table:table-cell table:style-name="ce372" table:number-columns-repeated="6"/>
          <table:table-cell table:number-columns-repeated="1006"/>
        </table:table-row>
        <table:table-row table:style-name="ro120">
          <table:table-cell table:style-name="ce195" office:value-type="string">
            <text:p>LEVEL09</text:p>
          </table:table-cell>
          <table:table-cell table:style-name="ce204" office:value-type="string">
            <text:p>LEVEL 09</text:p>
          </table:table-cell>
          <table:table-cell table:style-name="ce204" office:value-type="string">
            <text:p>NIVEAU 09</text:p>
          </table:table-cell>
          <table:table-cell table:style-name="ce410" office:value-type="string">
            <text:p>LEVEL 09</text:p>
          </table:table-cell>
          <table:table-cell table:style-name="ce204" office:value-type="string">
            <text:p>NIVEL 09</text:p>
          </table:table-cell>
          <table:table-cell table:style-name="ce204" office:value-type="string">
            <text:p>LIVELLO 09</text:p>
          </table:table-cell>
          <table:table-cell table:style-name="ce204" office:value-type="string">
            <text:p>NÍVEL 09</text:p>
          </table:table-cell>
          <table:table-cell table:style-name="ce204" office:value-type="string">
            <text:p>BÖLÜM 09</text:p>
          </table:table-cell>
          <table:table-cell table:style-name="ce204" office:value-type="string">
            <text:p>УР. 09</text:p>
          </table:table-cell>
          <table:table-cell table:style-name="ce204" office:value-type="string">
            <text:p>ETAP 09</text:p>
          </table:table-cell>
          <table:table-cell table:style-name="ce446" office:value-type="string">
            <text:p>เลเวล 09</text:p>
          </table:table-cell>
          <table:table-cell table:style-name="ce521" office:value-type="string">
            <text:p>VÒNG CHƠI 09</text:p>
          </table:table-cell>
          <table:table-cell table:style-name="ce372" table:number-columns-repeated="6"/>
          <table:table-cell table:number-columns-repeated="1006"/>
        </table:table-row>
        <table:table-row table:style-name="ro120">
          <table:table-cell table:style-name="ce195" office:value-type="string">
            <text:p>LEVEL10</text:p>
          </table:table-cell>
          <table:table-cell table:style-name="ce204" office:value-type="string">
            <text:p>LEVEL 10</text:p>
          </table:table-cell>
          <table:table-cell table:style-name="ce204" office:value-type="string">
            <text:p>NIVEAU 10</text:p>
          </table:table-cell>
          <table:table-cell table:style-name="ce410" office:value-type="string">
            <text:p>LEVEL 10</text:p>
          </table:table-cell>
          <table:table-cell table:style-name="ce204" office:value-type="string">
            <text:p>NIVEL 10</text:p>
          </table:table-cell>
          <table:table-cell table:style-name="ce204" office:value-type="string">
            <text:p>LIVELLO 10</text:p>
          </table:table-cell>
          <table:table-cell table:style-name="ce204" office:value-type="string">
            <text:p>NÍVEL 10</text:p>
          </table:table-cell>
          <table:table-cell table:style-name="ce204" office:value-type="string">
            <text:p>BÖLÜM 10</text:p>
          </table:table-cell>
          <table:table-cell table:style-name="ce204" office:value-type="string">
            <text:p>УР. 10</text:p>
          </table:table-cell>
          <table:table-cell table:style-name="ce204" office:value-type="string">
            <text:p>ETAP 10</text:p>
          </table:table-cell>
          <table:table-cell table:style-name="ce446" office:value-type="string">
            <text:p>เลเวล 10</text:p>
          </table:table-cell>
          <table:table-cell table:style-name="ce521" office:value-type="string">
            <text:p>VÒNG CHƠI 10</text:p>
          </table:table-cell>
          <table:table-cell table:style-name="ce372" table:number-columns-repeated="6"/>
          <table:table-cell table:number-columns-repeated="1006"/>
        </table:table-row>
        <table:table-row table:style-name="ro120">
          <table:table-cell table:style-name="ce195" office:value-type="string">
            <text:p>LEVEL11</text:p>
          </table:table-cell>
          <table:table-cell table:style-name="ce204" office:value-type="string">
            <text:p>LEVEL 11</text:p>
          </table:table-cell>
          <table:table-cell table:style-name="ce204" office:value-type="string">
            <text:p>NIVEAU 11</text:p>
          </table:table-cell>
          <table:table-cell table:style-name="ce410" office:value-type="string">
            <text:p>LEVEL 11</text:p>
          </table:table-cell>
          <table:table-cell table:style-name="ce204" office:value-type="string">
            <text:p>NIVEL 11</text:p>
          </table:table-cell>
          <table:table-cell table:style-name="ce204" office:value-type="string">
            <text:p>LIVELLO 11</text:p>
          </table:table-cell>
          <table:table-cell table:style-name="ce204" office:value-type="string">
            <text:p>NÍVEL 11</text:p>
          </table:table-cell>
          <table:table-cell table:style-name="ce204" office:value-type="string">
            <text:p>BÖLÜM 11</text:p>
          </table:table-cell>
          <table:table-cell table:style-name="ce204" office:value-type="string">
            <text:p>УР. 11</text:p>
          </table:table-cell>
          <table:table-cell table:style-name="ce204" office:value-type="string">
            <text:p>ETAP 11</text:p>
          </table:table-cell>
          <table:table-cell table:style-name="ce446" office:value-type="string">
            <text:p>เลเวล 11</text:p>
          </table:table-cell>
          <table:table-cell table:style-name="ce521" office:value-type="string">
            <text:p>VÒNG CHƠI 11</text:p>
          </table:table-cell>
          <table:table-cell table:style-name="ce372" table:number-columns-repeated="6"/>
          <table:table-cell table:number-columns-repeated="1006"/>
        </table:table-row>
        <table:table-row table:style-name="ro120">
          <table:table-cell table:style-name="ce195"/>
          <table:table-cell table:style-name="ce204" table:number-columns-repeated="2"/>
          <table:table-cell table:style-name="ce410"/>
          <table:table-cell table:style-name="ce204" table:number-columns-repeated="5"/>
          <table:table-cell table:style-name="ce503"/>
          <table:table-cell table:style-name="ce204" table:number-columns-repeated="2"/>
          <table:table-cell table:style-name="ce372" table:number-columns-repeated="6"/>
          <table:table-cell table:number-columns-repeated="1006"/>
        </table:table-row>
        <table:table-row table:style-name="ro120">
          <table:table-cell table:style-name="ce195" office:value-type="string">
            <text:p>SAMPLES</text:p>
          </table:table-cell>
          <table:table-cell table:style-name="ce208" office:value-type="string">
            <text:p>Samples</text:p>
          </table:table-cell>
          <table:table-cell table:style-name="ce393" office:value-type="string">
            <text:p>Samples</text:p>
          </table:table-cell>
          <table:table-cell table:style-name="ce414" office:value-type="string">
            <text:p>Samples</text:p>
          </table:table-cell>
          <table:table-cell table:number-columns-repeated="8" table:style-name="ce393" office:value-type="string">
            <text:p>Samples</text:p>
          </table:table-cell>
          <table:table-cell table:style-name="ce372" table:number-columns-repeated="6"/>
          <table:table-cell table:number-columns-repeated="1006"/>
        </table:table-row>
        <table:table-row table:style-name="ro120">
          <table:table-cell table:style-name="ce195" office:value-type="string">
            <text:p>NEW_GAME</text:p>
          </table:table-cell>
          <table:table-cell table:style-name="ce204" office:value-type="string">
            <text:p>NEW GAME</text:p>
          </table:table-cell>
          <table:table-cell table:style-name="ce204" office:value-type="string">
            <text:p>NOUV. PARTIE</text:p>
          </table:table-cell>
          <table:table-cell table:style-name="ce410" office:value-type="string">
            <text:p>NEUES SPIEL</text:p>
          </table:table-cell>
          <table:table-cell table:style-name="ce204" office:value-type="string">
            <text:p>PARTIDA NUEVA</text:p>
          </table:table-cell>
          <table:table-cell table:style-name="ce204" office:value-type="string">
            <text:p>NUOVA PARTITA</text:p>
          </table:table-cell>
          <table:table-cell table:style-name="ce204" office:value-type="string">
            <text:p>NOVA PARTIDA</text:p>
          </table:table-cell>
          <table:table-cell table:style-name="ce204" office:value-type="string">
            <text:p>YENİ OYUN</text:p>
          </table:table-cell>
          <table:table-cell table:style-name="ce487" office:value-type="string">
            <text:p>НОВАЯ ИГРА</text:p>
          </table:table-cell>
          <table:table-cell table:style-name="ce204" office:value-type="string">
            <text:p>NOWA GRA</text:p>
          </table:table-cell>
          <table:table-cell table:style-name="ce446" office:value-type="string">
            <text:p>เกมใหม่</text:p>
          </table:table-cell>
          <table:table-cell table:style-name="ce522" office:value-type="string">
            <text:p>MÀN MỚI</text:p>
          </table:table-cell>
          <table:table-cell table:style-name="ce372" table:number-columns-repeated="6"/>
          <table:table-cell table:number-columns-repeated="1006"/>
        </table:table-row>
        <table:table-row table:style-name="ro129">
          <table:table-cell table:style-name="ce195" office:value-type="string">
            <text:p>GET_MORE_GAMES</text:p>
          </table:table-cell>
          <table:table-cell table:style-name="ce365" office:value-type="string">
            <office:annotation draw:style-name="gr1" draw:text-style-name="P1" svg:width="1.115in" svg:height="0.6854in" svg:x="3.3728in" svg:y="16.9819in" draw:caption-point-x="-0.2429in" draw:caption-point-y="1.8339in">
              <dc:date>2011-09-02T00:00:00</dc:date>
              <text:p text:style-name="P1"><text:span text:style-name="T1">The text for IGP, all languages are no more than 12</text:span></text:p>
            </office:annotation>
            <text:p>MORE GAMES!</text:p>
          </table:table-cell>
          <table:table-cell table:style-name="ce365" office:value-type="string">
            <office:annotation draw:style-name="gr3" draw:text-style-name="P1" svg:width="1.115in" svg:height="0.7087in" svg:x="4.8768in" svg:y="18.7063in" draw:caption-point-x="-0.1591in" draw:caption-point-y="0.1094in">
              <dc:date>2011-09-02T00:00:00</dc:date>
              <text:p text:style-name="P1"><text:span text:style-name="T3">gaelle.lebreton:</text:span></text:p>
              <text:p text:style-name="P1"><text:span text:style-name="T4">This text cannot be reduced because it's an IGP text.</text:span></text:p>
            </office:annotation>
            <text:p>PLUS DE JEUX !</text:p>
          </table:table-cell>
          <table:table-cell table:style-name="ce418" office:value-type="string">
            <text:p>MEHR SPIELE!</text:p>
          </table:table-cell>
          <table:table-cell table:style-name="ce365" office:value-type="string">
            <text:p>¡MÁS JUEGOS!</text:p>
          </table:table-cell>
          <table:table-cell table:style-name="ce365" office:value-type="string">
            <office:annotation draw:style-name="gr12" draw:text-style-name="P1" svg:width="2.5894in" svg:height="1.1142in" svg:x="4.5957in" svg:y="18.711in" draw:caption-point-x="4.8854in" draw:caption-point-y="0.1047in">
              <dc:date>2011-09-02T00:00:00</dc:date>
              <text:p text:style-name="P1"><text:span text:style-name="T20">yuan.gao:</text:span></text:p>
              <text:p text:style-name="P1"><text:span text:style-name="T21">Added an exclamatory mark</text:span></text:p>
              <text:p text:style-name="P1"><text:span text:style-name="T21">---</text:span></text:p>
              <text:p text:style-name="P1"><text:span text:style-name="T21">translator:</text:span></text:p>
              <text:p text:style-name="P1"><text:span text:style-name="T21">Do not add it because it's not part of the IGP. Removed.</text:span></text:p>
            </office:annotation>
            <text:p>ALTRI GIOCHI</text:p>
          </table:table-cell>
          <table:table-cell table:style-name="ce365" office:value-type="string">
            <text:p>MAIS JOGOS!</text:p>
          </table:table-cell>
          <table:table-cell table:style-name="ce365" office:value-type="string">
            <office:annotation draw:style-name="gr13" draw:text-style-name="P1" svg:width="2.526in" svg:height="1.672in" svg:x="12.6736in" svg:y="18.3689in" draw:caption-point-x="-0.0169in" draw:caption-point-y="0.4469in">
              <dc:date>2011-09-02T00:00:00</dc:date>
              <text:p text:style-name="P1"><text:span text:style-name="T1">In TR language, when the user goes to Main Menu, he notices that PLAY MORE GAMES! text is localized incorrectly.</text:span></text:p>
              <text:p text:style-name="P1"><text:span text:style-name="T1"/></text:p>
              <text:p text:style-name="P1"><text:span text:style-name="T1">According to IGP_LOCS 20.4:</text:span></text:p>
              <text:p text:style-name="P1"><text:span text:style-name="T1"/></text:p>
              <text:p text:style-name="P1"><text:span text:style-name="T1">DAHA ÇOK OYUN!</text:span></text:p>
              <text:p text:style-name="P1"><text:span text:style-name="T1"/></text:p>
            </office:annotation>
            <text:p>DAHA ÇOK OYUN!</text:p>
          </table:table-cell>
          <table:table-cell table:style-name="ce365" office:value-type="string">
            <text:p>ЕЩЕ ИГРЫ!</text:p>
          </table:table-cell>
          <table:table-cell table:style-name="ce378" office:value-type="string">
            <text:p>WIĘCEJ GIER!</text:p>
          </table:table-cell>
          <table:table-cell table:style-name="ce502" office:value-type="string">
            <text:p>เกมอื่นๆ !</text:p>
          </table:table-cell>
          <table:table-cell table:style-name="ce523" office:value-type="string">
            <text:p>TRÒ KHÁC!</text:p>
          </table:table-cell>
          <table:table-cell table:style-name="ce372" table:number-columns-repeated="6"/>
          <table:table-cell table:number-columns-repeated="1006"/>
        </table:table-row>
        <table:table-row table:style-name="ro130">
          <table:table-cell table:style-name="ce195" office:value-type="string">
            <text:p>MORE_GAMES_AND_FREE_CHAT</text:p>
          </table:table-cell>
          <table:table-cell table:style-name="ce367" office:value-type="string">
            <text:p>MORE GAMES &amp; FREE CHAT!</text:p>
          </table:table-cell>
          <table:table-cell table:style-name="ce365" office:value-type="string">
            <text:p>PLUS DE JEUX ET UN CHAT GRATUIT !</text:p>
          </table:table-cell>
          <table:table-cell table:style-name="ce418" office:value-type="string">
            <text:p>MEHR SPIELE &amp; GRATIS-CHAT!</text:p>
          </table:table-cell>
          <table:table-cell table:style-name="ce365" office:value-type="string">
            <text:p>¡MÁS JUEGOS Y CHAT GRATIS!</text:p>
          </table:table-cell>
          <table:table-cell table:style-name="ce365" office:value-type="string">
            <text:p>ALTRI GIOCHI E CHAT GRATIS!</text:p>
          </table:table-cell>
          <table:table-cell table:style-name="ce365" office:value-type="string">
            <text:p>MAIS JOGOS E CHAT GRÁTIS!</text:p>
          </table:table-cell>
          <table:table-cell table:style-name="ce365" office:value-type="string">
            <text:p>DAHA ÇOK OYUN VE ÜCRETSİZ SOHBET! </text:p>
          </table:table-cell>
          <table:table-cell table:style-name="ce365" office:value-type="string">
            <text:p>ЕЩЕ ИГРЫ И БЕСПЛАТНЫЙ ЧАТ!</text:p>
          </table:table-cell>
          <table:table-cell table:style-name="ce378" office:value-type="string">
            <text:p>WIĘCEJ GIER I DARMOWY CZAT!</text:p>
          </table:table-cell>
          <table:table-cell table:style-name="ce507" office:value-type="string">
            <text:p>เกมอื่นๆ และแชทฟรี!</text:p>
          </table:table-cell>
          <table:table-cell table:style-name="ce524" office:value-type="string">
            <text:p>CÁC TRÒ CHƠI KHÁC &amp; TÁN GẪU MIỄN PHÍ!</text:p>
          </table:table-cell>
          <table:table-cell table:style-name="ce372" table:number-columns-repeated="6"/>
          <table:table-cell table:number-columns-repeated="1006"/>
        </table:table-row>
        <table:table-row table:style-name="ro120">
          <table:table-cell table:style-name="ce195" office:value-type="string">
            <text:p>OPTIONS</text:p>
          </table:table-cell>
          <table:table-cell table:number-columns-repeated="2" table:style-name="ce204" office:value-type="string">
            <text:p>OPTIONS</text:p>
          </table:table-cell>
          <table:table-cell table:style-name="ce410" office:value-type="string">
            <text:p>OPTIONEN</text:p>
          </table:table-cell>
          <table:table-cell table:style-name="ce204" office:value-type="string">
            <text:p>OPCIONES</text:p>
          </table:table-cell>
          <table:table-cell table:style-name="ce204" office:value-type="string">
            <text:p>OPZIONI</text:p>
          </table:table-cell>
          <table:table-cell table:style-name="ce204" office:value-type="string">
            <text:p>OPÇÕES</text:p>
          </table:table-cell>
          <table:table-cell table:style-name="ce204" office:value-type="string">
            <text:p>SEÇENEKLER</text:p>
          </table:table-cell>
          <table:table-cell table:style-name="ce488" office:value-type="string">
            <text:p>НАСТРОЙКИ</text:p>
          </table:table-cell>
          <table:table-cell table:style-name="ce204" office:value-type="string">
            <text:p>OPCJE</text:p>
          </table:table-cell>
          <table:table-cell table:style-name="ce446" office:value-type="string">
            <text:p>ตัวเลือก</text:p>
          </table:table-cell>
          <table:table-cell table:style-name="ce525" office:value-type="string">
            <text:p>TÙY CHỌN</text:p>
          </table:table-cell>
          <table:table-cell table:style-name="ce203" table:number-columns-repeated="6"/>
          <table:table-cell table:number-columns-repeated="1006"/>
        </table:table-row>
        <table:table-row table:style-name="ro120">
          <table:table-cell table:style-name="ce195" office:value-type="string">
            <text:p>HELP</text:p>
          </table:table-cell>
          <table:table-cell table:style-name="ce368" office:value-type="string">
            <text:p>HELP</text:p>
          </table:table-cell>
          <table:table-cell table:style-name="ce203" office:value-type="string">
            <text:p>AIDE</text:p>
          </table:table-cell>
          <table:table-cell table:style-name="ce409" office:value-type="string">
            <text:p>HILFE</text:p>
          </table:table-cell>
          <table:table-cell table:style-name="ce203" office:value-type="string">
            <text:p>AYUDA</text:p>
          </table:table-cell>
          <table:table-cell table:style-name="ce203" office:value-type="string">
            <text:p>AIUTO</text:p>
          </table:table-cell>
          <table:table-cell table:style-name="ce203" office:value-type="string">
            <text:p>AJUDA</text:p>
          </table:table-cell>
          <table:table-cell table:style-name="ce458" office:value-type="string">
            <text:p>YARDIM</text:p>
          </table:table-cell>
          <table:table-cell table:style-name="ce489" office:value-type="string">
            <text:p>СПРАВКА</text:p>
          </table:table-cell>
          <table:table-cell table:style-name="ce458" office:value-type="string">
            <text:p>POMOC</text:p>
          </table:table-cell>
          <table:table-cell table:style-name="ce508" office:value-type="string">
            <text:p>ความช่วยเหลือ</text:p>
          </table:table-cell>
          <table:table-cell table:style-name="ce526" office:value-type="string">
            <text:p>TRỢ GIÚP</text:p>
          </table:table-cell>
          <table:table-cell table:style-name="ce203" table:number-columns-repeated="6"/>
          <table:table-cell table:number-columns-repeated="1006"/>
        </table:table-row>
        <table:table-row table:style-name="ro120">
          <table:table-cell table:style-name="ce195" office:value-type="string">
            <text:p>CONTROLS</text:p>
          </table:table-cell>
          <table:table-cell table:style-name="ce204" office:value-type="string">
            <text:p>CONTROLS</text:p>
          </table:table-cell>
          <table:table-cell table:style-name="ce204" office:value-type="string">
            <text:p>COMMANDES</text:p>
          </table:table-cell>
          <table:table-cell table:style-name="ce410" office:value-type="string">
            <text:p>STEUERUNG</text:p>
          </table:table-cell>
          <table:table-cell table:style-name="ce204" office:value-type="string">
            <text:p>CONTROLES</text:p>
          </table:table-cell>
          <table:table-cell table:style-name="ce204" office:value-type="string">
            <text:p>COMANDI</text:p>
          </table:table-cell>
          <table:table-cell table:style-name="ce204" office:value-type="string">
            <text:p>CONTROLES</text:p>
          </table:table-cell>
          <table:table-cell table:style-name="ce204" office:value-type="string">
            <text:p>KONTROLLER</text:p>
          </table:table-cell>
          <table:table-cell table:style-name="ce490" office:value-type="string">
            <text:p>УПРАВЛЕНИЕ</text:p>
          </table:table-cell>
          <table:table-cell table:style-name="ce204" office:value-type="string">
            <text:p>STEROWANIE</text:p>
          </table:table-cell>
          <table:table-cell table:style-name="ce446" office:value-type="string">
            <text:p>การควบคุม</text:p>
          </table:table-cell>
          <table:table-cell table:style-name="ce502" office:value-type="string">
            <office:annotation draw:style-name="gr1" draw:text-style-name="P1" svg:width="1.1244in" svg:height="0.6953in" svg:x="19.1264in" svg:y="19.8181in" draw:caption-point-x="-0.1598in" draw:caption-point-y="0.1094in">
              <dc:date>2011-09-02T00:00:00</dc:date>
              <text:p text:style-name="P1"><text:span text:style-name="T1">Max 10 chars</text:span></text:p>
            </office:annotation>
            <text:p>ĐIỀU KHIỂN</text:p>
          </table:table-cell>
          <table:table-cell table:style-name="ce203" table:number-columns-repeated="6"/>
          <table:table-cell table:number-columns-repeated="1006"/>
        </table:table-row>
        <table:table-row table:style-name="ro120">
          <table:table-cell table:style-name="ce195" office:value-type="string">
            <text:p>ABOUT</text:p>
          </table:table-cell>
          <table:table-cell table:style-name="ce204" office:value-type="string">
            <text:p>ABOUT</text:p>
          </table:table-cell>
          <table:table-cell table:style-name="ce204" office:value-type="string">
            <text:p>À PROPOS</text:p>
          </table:table-cell>
          <table:table-cell table:style-name="ce410" office:value-type="string">
            <text:p>INFO</text:p>
          </table:table-cell>
          <table:table-cell table:style-name="ce204" office:value-type="string">
            <text:p>ACERCA DE</text:p>
          </table:table-cell>
          <table:table-cell table:style-name="ce204" office:value-type="string">
            <text:p>INFO</text:p>
          </table:table-cell>
          <table:table-cell table:style-name="ce204" office:value-type="string">
            <text:p>SOBRE</text:p>
          </table:table-cell>
          <table:table-cell table:style-name="ce204" office:value-type="string">
            <text:p>HAKKINDA</text:p>
          </table:table-cell>
          <table:table-cell table:style-name="ce491" office:value-type="string">
            <text:p>ОБ ИГРЕ</text:p>
          </table:table-cell>
          <table:table-cell table:style-name="ce204" office:value-type="string">
            <text:p>INFORMACJE</text:p>
          </table:table-cell>
          <table:table-cell table:style-name="ce446" office:value-type="string">
            <text:p>เกี่ยวกับ</text:p>
          </table:table-cell>
          <table:table-cell table:style-name="ce525" office:value-type="string">
            <text:p>GIỚI THIỆU</text:p>
          </table:table-cell>
          <table:table-cell table:style-name="ce203" table:number-columns-repeated="6"/>
          <table:table-cell table:number-columns-repeated="1006"/>
        </table:table-row>
        <table:table-row table:style-name="ro120">
          <table:table-cell table:style-name="ce195" office:value-type="string">
            <text:p>CREDIT</text:p>
          </table:table-cell>
          <table:table-cell table:style-name="ce204" office:value-type="string">
            <text:p>Credits</text:p>
          </table:table-cell>
          <table:table-cell table:style-name="ce204" office:value-type="string">
            <text:p>Crédits</text:p>
          </table:table-cell>
          <table:table-cell table:style-name="ce410" office:value-type="string">
            <text:p>Mitwirkende</text:p>
          </table:table-cell>
          <table:table-cell table:style-name="ce204" office:value-type="string">
            <text:p>Créditos</text:p>
          </table:table-cell>
          <table:table-cell table:style-name="ce204" office:value-type="string">
            <text:p>Riconoscimenti</text:p>
          </table:table-cell>
          <table:table-cell table:style-name="ce204" office:value-type="string">
            <text:p>Créditos</text:p>
          </table:table-cell>
          <table:table-cell table:style-name="ce204" office:value-type="string">
            <text:p>Emeği Geçenler</text:p>
          </table:table-cell>
          <table:table-cell table:style-name="ce203" office:value-type="string">
            <text:p>Авторы</text:p>
          </table:table-cell>
          <table:table-cell table:style-name="ce204" office:value-type="string">
            <text:p>Twórcy</text:p>
          </table:table-cell>
          <table:table-cell table:style-name="ce204" office:value-type="string">
            <text:p>เครดิต</text:p>
          </table:table-cell>
          <table:table-cell table:style-name="ce502" office:value-type="string">
            <text:p>Danh đề</text:p>
          </table:table-cell>
          <table:table-cell table:style-name="ce203" table:number-columns-repeated="6"/>
          <table:table-cell table:number-columns-repeated="1006"/>
        </table:table-row>
        <table:table-row table:style-name="ro120">
          <table:table-cell table:style-name="ce195" office:value-type="string">
            <text:p>EXIT</text:p>
          </table:table-cell>
          <table:table-cell table:style-name="ce204" office:value-type="string">
            <text:p>EXIT</text:p>
          </table:table-cell>
          <table:table-cell table:style-name="ce204" office:value-type="string">
            <text:p>QUITTER</text:p>
          </table:table-cell>
          <table:table-cell table:style-name="ce410" office:value-type="string">
            <text:p>BEENDEN</text:p>
          </table:table-cell>
          <table:table-cell table:style-name="ce204" office:value-type="string">
            <text:p>SALIR</text:p>
          </table:table-cell>
          <table:table-cell table:style-name="ce204" office:value-type="string">
            <text:p>ESCI</text:p>
          </table:table-cell>
          <table:table-cell table:style-name="ce204" office:value-type="string">
            <text:p>SAIR</text:p>
          </table:table-cell>
          <table:table-cell table:style-name="ce204" office:value-type="string">
            <text:p>ÇIKIŞ</text:p>
          </table:table-cell>
          <table:table-cell table:style-name="ce492" office:value-type="string">
            <text:p>ВЫХОД</text:p>
          </table:table-cell>
          <table:table-cell table:style-name="ce204" office:value-type="string">
            <text:p>WYJŚCIE</text:p>
          </table:table-cell>
          <table:table-cell table:style-name="ce446" office:value-type="string">
            <text:p>ออก</text:p>
          </table:table-cell>
          <table:table-cell table:style-name="ce525" office:value-type="string">
            <text:p>THOÁT</text:p>
          </table:table-cell>
          <table:table-cell table:style-name="ce203" table:number-columns-repeated="6"/>
          <table:table-cell table:number-columns-repeated="1006"/>
        </table:table-row>
        <table:table-row table:style-name="ro120">
          <table:table-cell table:style-name="ce195"/>
          <table:table-cell table:style-name="ce204" table:number-columns-repeated="2"/>
          <table:table-cell table:style-name="ce410"/>
          <table:table-cell table:style-name="ce204" table:number-columns-repeated="5"/>
          <table:table-cell table:style-name="ce504"/>
          <table:table-cell table:style-name="ce204" table:number-columns-repeated="2"/>
          <table:table-cell table:style-name="ce203" table:number-columns-repeated="6"/>
          <table:table-cell table:number-columns-repeated="1006"/>
        </table:table-row>
        <table:table-row table:style-name="ro120">
          <table:table-cell table:style-name="ce194"/>
          <table:table-cell table:style-name="ce204" table:number-columns-repeated="2"/>
          <table:table-cell table:style-name="ce410"/>
          <table:table-cell table:style-name="ce204" table:number-columns-repeated="5"/>
          <table:table-cell table:style-name="ce203"/>
          <table:table-cell table:style-name="ce204" table:number-columns-repeated="2"/>
          <table:table-cell table:style-name="ce203" table:number-columns-repeated="6"/>
          <table:table-cell table:number-columns-repeated="1006"/>
        </table:table-row>
        <table:table-row table:style-name="ro120">
          <table:table-cell table:style-name="ce194"/>
          <table:table-cell table:style-name="ce194" office:value-type="string">
            <text:p>OPTION MENU</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5" office:value-type="string">
            <text:p>RESET_GAME</text:p>
          </table:table-cell>
          <table:table-cell table:style-name="ce369" office:value-type="string">
            <text:p>RESET GAME</text:p>
          </table:table-cell>
          <table:table-cell table:style-name="ce397" office:value-type="string">
            <text:p>RÉINIT. JEU</text:p>
          </table:table-cell>
          <table:table-cell table:style-name="ce422" office:value-type="string">
            <text:p>SPIELRESET</text:p>
          </table:table-cell>
          <table:table-cell table:style-name="ce397" office:value-type="string">
            <text:p>REINICIAR JUEGO</text:p>
          </table:table-cell>
          <table:table-cell table:style-name="ce397" office:value-type="string">
            <text:p>RESETTA GIOCO</text:p>
          </table:table-cell>
          <table:table-cell table:style-name="ce397" office:value-type="string">
            <text:p>REDEFINIR JOGO</text:p>
          </table:table-cell>
          <table:table-cell table:style-name="ce397" office:value-type="string">
            <text:p>OYUNU SIFIRLA</text:p>
          </table:table-cell>
          <table:table-cell table:style-name="ce493" office:value-type="string">
            <text:p>СБРОС ИГРЫ</text:p>
          </table:table-cell>
          <table:table-cell table:style-name="ce397" office:value-type="string">
            <text:p>ZERUJ GRĘ</text:p>
          </table:table-cell>
          <table:table-cell table:style-name="ce493" office:value-type="string">
            <text:p>รีเซ็ทเกม</text:p>
          </table:table-cell>
          <table:table-cell table:style-name="ce365" office:value-type="string">
            <text:p>CÀI LẠI TRÒ CHƠI</text:p>
          </table:table-cell>
          <table:table-cell table:style-name="ce203" table:number-columns-repeated="6"/>
          <table:table-cell table:number-columns-repeated="1006"/>
        </table:table-row>
        <table:table-row table:style-name="ro120">
          <table:table-cell table:style-name="ce196" office:value-type="string">
            <text:p>VIBRATION</text:p>
          </table:table-cell>
          <table:table-cell table:style-name="ce369" office:value-type="string">
            <text:p>VIBRATION</text:p>
          </table:table-cell>
          <table:table-cell table:style-name="ce397" office:value-type="string">
            <text:p>VIBRATION</text:p>
          </table:table-cell>
          <table:table-cell table:style-name="ce422" office:value-type="string">
            <text:p>VIBRATION</text:p>
          </table:table-cell>
          <table:table-cell table:style-name="ce397" office:value-type="string">
            <text:p>VIBRACIÓN</text:p>
          </table:table-cell>
          <table:table-cell table:style-name="ce397" office:value-type="string">
            <text:p>VIBRAZIONE</text:p>
          </table:table-cell>
          <table:table-cell table:style-name="ce397" office:value-type="string">
            <text:p>VIBRAÇÃO</text:p>
          </table:table-cell>
          <table:table-cell table:style-name="ce397" office:value-type="string">
            <text:p>TİTREŞİM</text:p>
          </table:table-cell>
          <table:table-cell table:style-name="ce493" office:value-type="string">
            <text:p>ВИБРАЦИЯ</text:p>
          </table:table-cell>
          <table:table-cell table:style-name="ce397" office:value-type="string">
            <text:p>WIBRACJE</text:p>
          </table:table-cell>
          <table:table-cell table:style-name="ce493" office:value-type="string">
            <text:p>การสั่น</text:p>
          </table:table-cell>
          <table:table-cell table:style-name="ce365" office:value-type="string">
            <text:p>CHẾ ĐỘ RUNG</text:p>
          </table:table-cell>
          <table:table-cell table:style-name="ce365" table:number-columns-repeated="6"/>
          <table:table-cell table:number-columns-repeated="1006"/>
        </table:table-row>
        <table:table-row table:style-name="ro120">
          <table:table-cell table:style-name="ce195"/>
          <table:table-cell table:style-name="ce370" table:number-columns-repeated="2"/>
          <table:table-cell table:style-name="ce423"/>
          <table:table-cell table:style-name="ce370" table:number-columns-repeated="5"/>
          <table:table-cell table:style-name="ce505"/>
          <table:table-cell table:style-name="ce370" table:number-columns-repeated="2"/>
          <table:table-cell table:style-name="ce203" table:number-columns-repeated="6"/>
          <table:table-cell table:number-columns-repeated="1006"/>
        </table:table-row>
        <table:table-row table:style-name="ro120">
          <table:table-cell table:style-name="ce195"/>
          <table:table-cell table:style-name="ce371" office:value-type="string">
            <text:p>RESET</text:p>
          </table:table-cell>
          <table:table-cell table:style-name="ce371"/>
          <table:table-cell table:style-name="ce424"/>
          <table:table-cell table:style-name="ce371" table:number-columns-repeated="8"/>
          <table:table-cell table:style-name="ce194" table:number-columns-repeated="6"/>
          <table:table-cell table:number-columns-repeated="1006"/>
        </table:table-row>
        <table:table-row table:style-name="ro16">
          <table:table-cell table:style-name="ce195" office:value-type="string">
            <text:p>RESET_QUESTION</text:p>
          </table:table-cell>
          <table:table-cell table:style-name="ce369" office:value-type="string">
            <text:p>This will delete all your progress. Are you sure?</text:p>
          </table:table-cell>
          <table:table-cell table:style-name="ce398" office:value-type="string">
            <text:p>Ta progression sera supprimée. Es-tu sûr ?</text:p>
          </table:table-cell>
          <table:table-cell table:style-name="ce425" office:value-type="string">
            <text:p>Dein Fortschritt wird gelöscht. Bist du sicher?</text:p>
          </table:table-cell>
          <table:table-cell table:style-name="ce398" office:value-type="string">
            <text:p>Borrarás todo tu progreso. ¿Seguro que quieres continuar?</text:p>
          </table:table-cell>
          <table:table-cell table:style-name="ce398" office:value-type="string">
            <text:p>Se continuerai, cancellerai tutti i progressi di gioco. Vuoi continuare?</text:p>
          </table:table-cell>
          <table:table-cell table:style-name="ce398" office:value-type="string">
            <text:p>Seu progresso no jogo será apagado. Tem certeza?</text:p>
          </table:table-cell>
          <table:table-cell table:style-name="ce398" office:value-type="string">
            <text:p>Bütün ilerleme silinecek. Emin misin?</text:p>
          </table:table-cell>
          <table:table-cell table:style-name="ce398" office:value-type="string">
            <text:p>Сбросить прогресс игры?</text:p>
          </table:table-cell>
          <table:table-cell table:style-name="ce398" office:value-type="string">
            <text:p>Postępy zostaną usunięte. Na pewno?</text:p>
          </table:table-cell>
          <table:table-cell table:style-name="ce494" office:value-type="string">
            <text:p>นี่จะ|เป็น|การลบ|เซฟเกม|ที่|คุณ|เล่นไป|ทั้งหมด |แน่ใจ|หรือไม่?</text:p>
          </table:table-cell>
          <table:table-cell table:style-name="ce525" office:value-type="string">
            <text:p>Tất cả các tiến trình của bạn sẽ bị xóa. Bạn có chắc không? </text:p>
          </table:table-cell>
          <table:table-cell table:style-name="ce203" table:number-columns-repeated="6"/>
          <table:table-cell table:number-columns-repeated="1006"/>
        </table:table-row>
        <table:table-row table:style-name="ro120">
          <table:table-cell table:style-name="ce195" office:value-type="string">
            <text:p>RESET_MESSAGE</text:p>
          </table:table-cell>
          <table:table-cell table:style-name="ce369" office:value-type="string">
            <text:p>Game reset!</text:p>
          </table:table-cell>
          <table:table-cell table:style-name="ce398" office:value-type="string">
            <text:p>Jeu réinitialisé !</text:p>
          </table:table-cell>
          <table:table-cell table:style-name="ce425" office:value-type="string">
            <text:p>Spielreset beendet</text:p>
          </table:table-cell>
          <table:table-cell table:style-name="ce398" office:value-type="string">
            <text:p>¡Juego reiniciado!</text:p>
          </table:table-cell>
          <table:table-cell table:style-name="ce398" office:value-type="string">
            <text:p>Dati resettati!</text:p>
          </table:table-cell>
          <table:table-cell table:style-name="ce398" office:value-type="string">
            <text:p>Jogo redefinido!</text:p>
          </table:table-cell>
          <table:table-cell table:style-name="ce398" office:value-type="string">
            <text:p>Oyun sıfırlandı!</text:p>
          </table:table-cell>
          <table:table-cell table:style-name="ce494" office:value-type="string">
            <text:p>Сброс игры</text:p>
          </table:table-cell>
          <table:table-cell table:style-name="ce398" office:value-type="string">
            <text:p>Gra wyzerowana!</text:p>
          </table:table-cell>
          <table:table-cell table:style-name="ce494" office:value-type="string">
            <text:p>รีเซ็ทเกมแล้ว!</text:p>
          </table:table-cell>
          <table:table-cell table:style-name="ce525" office:value-type="string">
            <text:p>Trò chơi đã cài lại!</text:p>
          </table:table-cell>
          <table:table-cell table:style-name="ce203" table:number-columns-repeated="6"/>
          <table:table-cell table:number-columns-repeated="1006"/>
        </table:table-row>
        <table:table-row table:style-name="ro120">
          <table:table-cell table:style-name="ce195"/>
          <table:table-cell table:style-name="ce370" table:number-columns-repeated="2"/>
          <table:table-cell table:style-name="ce423"/>
          <table:table-cell table:style-name="ce370" table:number-columns-repeated="8"/>
          <table:table-cell table:style-name="ce203" table:number-columns-repeated="6"/>
          <table:table-cell table:number-columns-repeated="1006"/>
        </table:table-row>
        <table:table-row table:style-name="ro120">
          <table:table-cell table:style-name="ce198"/>
          <table:table-cell table:style-name="ce198" office:value-type="string">
            <text:p>CHEATS</text:p>
          </table:table-cell>
          <table:table-cell table:style-name="ce198"/>
          <table:table-cell table:style-name="ce420"/>
          <table:table-cell table:style-name="ce198" table:number-columns-repeated="14"/>
          <table:table-cell table:number-columns-repeated="1006"/>
        </table:table-row>
        <table:table-row table:style-name="ro131">
          <table:table-cell table:style-name="ce195" office:value-type="string">
            <text:p>CHEAT_UNLOCK_ALL</text:p>
          </table:table-cell>
          <table:table-cell table:style-name="ce365" office:value-type="string">
            <text:p>CHEATER!!</text:p>
            <text:p>YOU HAVE UNLOCKED ALL THE CONTENT!</text:p>
          </table:table-cell>
          <table:table-cell table:style-name="ce365" office:value-type="string">
            <text:p>TRICHEUR !!</text:p>
            <text:p>TU AS DÉBLOQUÉ TOUS LES NIVEAUX !</text:p>
          </table:table-cell>
          <table:table-cell table:style-name="ce426" office:value-type="string">
            <text:p>DU SCHUMMLER!!</text:p>
            <text:p>DU HAST ALLES AKTIVIERT!</text:p>
          </table:table-cell>
          <table:table-cell table:style-name="ce365" office:value-type="string">
            <text:p>¡TRAMPOSO! ¡HAS DESBLOQUEADO TODO EL CONTENIDO!</text:p>
          </table:table-cell>
          <table:table-cell table:style-name="ce365" office:value-type="string">
            <text:p>TRUCCO!!</text:p>
            <text:p>HAI SBLOCCATO TUTTI I CONTENUTI.</text:p>
          </table:table-cell>
          <table:table-cell table:style-name="ce365" office:value-type="string">
            <text:p>TRAPACEIRO!!!</text:p>
            <text:p>VOCÊ DESBLOQUEOU TODO O CONTEÚDO!</text:p>
          </table:table-cell>
          <table:table-cell table:style-name="ce365" office:value-type="string">
            <text:p>HİLECİ!!</text:p>
            <text:p>TÜM İÇERİĞİN KİLİDİNİ AÇTIN!</text:p>
          </table:table-cell>
          <table:table-cell table:style-name="ce365" office:value-type="string">
            <text:p>ЧИТЕР! ВЫ ОТКРЫЛИ ВЕСЬ КОНТЕНТ!</text:p>
          </table:table-cell>
          <table:table-cell table:style-name="ce365" office:value-type="string">
            <text:p>OSZUST!!</text:p>
            <text:p>ODBLOKOWUJESZ CAŁĄ ZAWARTOŚĆ!</text:p>
          </table:table-cell>
          <table:table-cell table:style-name="ce502" office:value-type="string">
            <text:p>ขี้โกงนี่นา!!</text:p>
            <text:p>ตอนนี้|คุณ|ได้|ปลดล๊อค|เนื้อหา|ทุกอย่าง|แล้ว!</text:p>
          </table:table-cell>
          <table:table-cell table:style-name="ce527" office:value-type="string">
            <text:p>ĂN GIAN!!</text:p>
            <text:p>BẠN VỪA MỞ KHÓA TẤT CẢ NỘI DUNG!</text:p>
          </table:table-cell>
          <table:table-cell table:style-name="ce203" table:number-columns-repeated="6"/>
          <table:table-cell table:number-columns-repeated="1006"/>
        </table:table-row>
        <table:table-row table:style-name="ro131">
          <table:table-cell table:style-name="ce195" office:value-type="string">
            <text:p>CHEAT_INVINCIBLE</text:p>
          </table:table-cell>
          <table:table-cell table:style-name="ce204" office:value-type="string">
            <text:p>CHEATER!!</text:p>
            <text:p>YOU WILL NOW BE INVINCIBLE.</text:p>
          </table:table-cell>
          <table:table-cell table:style-name="ce204" office:value-type="string">
            <text:p>TRICHEUR !!</text:p>
            <text:p>TU ES MAINTENANT INVINCIBLE.</text:p>
          </table:table-cell>
          <table:table-cell table:style-name="ce426" office:value-type="string">
            <text:p>DU SCHUMMLER!!</text:p>
            <text:p>JETZT BIST DU UNBESIEGBAR!</text:p>
          </table:table-cell>
          <table:table-cell table:style-name="ce204" office:value-type="string">
            <text:p>¡TRAMPOSO! ¡AHORA ERES INVENCIBLE!</text:p>
          </table:table-cell>
          <table:table-cell table:style-name="ce204" office:value-type="string">
            <text:p>TRUCCO!!</text:p>
            <text:p>ORA SEI INVINCIBILE.</text:p>
          </table:table-cell>
          <table:table-cell table:style-name="ce204" office:value-type="string">
            <text:p>TRAPACEIRO!!!</text:p>
            <text:p>AGORA VOCÊ SERÁ INVENCÍVEL.</text:p>
          </table:table-cell>
          <table:table-cell table:style-name="ce204" office:value-type="string">
            <text:p>HİLECİ!!</text:p>
            <text:p>ÖLÜMSÜZ OLDUN.</text:p>
          </table:table-cell>
          <table:table-cell table:style-name="ce204" office:value-type="string">
            <text:p>ЧИТЕР! ТЕПЕРЬ ВЫ НЕУЯЗВИМЫ!</text:p>
          </table:table-cell>
          <table:table-cell table:style-name="ce204" office:value-type="string">
            <text:p>OSZUST!!</text:p>
            <text:p>JESTEŚ NIEŚMIERTELNY.</text:p>
          </table:table-cell>
          <table:table-cell table:style-name="ce502" office:value-type="string">
            <text:p>ขี้โกงนี่นา!!</text:p>
            <text:p>ตอนนี้|คุณ|ไร้เทียมทาน|แล้ว!</text:p>
          </table:table-cell>
          <table:table-cell table:style-name="ce525" office:value-type="string">
            <text:p>ĂN GIAN!!</text:p>
            <text:p>GIỜ BẠN SẼ LÀ VÔ ĐỊCH.</text:p>
          </table:table-cell>
          <table:table-cell table:style-name="ce203" table:number-columns-repeated="6"/>
          <table:table-cell table:number-columns-repeated="1006"/>
        </table:table-row>
        <table:table-row table:style-name="ro120">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20">
          <table:table-cell table:style-name="ce194"/>
          <table:table-cell table:style-name="ce194" office:value-type="string">
            <text:p>IN GAME</text:p>
          </table:table-cell>
          <table:table-cell table:style-name="ce194"/>
          <table:table-cell table:style-name="ce407"/>
          <table:table-cell table:style-name="ce194" table:number-columns-repeated="14"/>
          <table:table-cell table:number-columns-repeated="1006"/>
        </table:table-row>
        <table:table-row table:style-name="ro120">
          <table:table-cell table:style-name="ce195" office:value-type="string">
            <text:p>INGAME</text:p>
          </table:table-cell>
          <table:table-cell table:style-name="ce210" office:value-type="string">
            <text:p>PAUSE MENU</text:p>
          </table:table-cell>
          <table:table-cell table:style-name="ce399" office:value-type="string">
            <text:p>EN PAUSE</text:p>
          </table:table-cell>
          <table:table-cell table:style-name="ce427" office:value-type="string">
            <text:p>PAUSE</text:p>
          </table:table-cell>
          <table:table-cell table:style-name="ce399" office:value-type="string">
            <text:p>EN PAUSA</text:p>
          </table:table-cell>
          <table:table-cell table:style-name="ce399" office:value-type="string">
            <text:p>IN PAUSA</text:p>
          </table:table-cell>
          <table:table-cell table:style-name="ce399" office:value-type="string">
            <text:p>PAUSA</text:p>
          </table:table-cell>
          <table:table-cell table:style-name="ce399" office:value-type="string">
            <text:p>DURAKLATILDI</text:p>
          </table:table-cell>
          <table:table-cell table:style-name="ce399" office:value-type="string">
            <text:p>ПАУЗА</text:p>
          </table:table-cell>
          <table:table-cell table:style-name="ce399" office:value-type="string">
            <text:p>PAUZA</text:p>
          </table:table-cell>
          <table:table-cell table:style-name="ce509" office:value-type="string">
            <text:p>หยุดพักเกมแล้ว</text:p>
          </table:table-cell>
          <table:table-cell table:style-name="ce365" office:value-type="string">
            <text:p>ĐÃ TẠM DỪNG</text:p>
          </table:table-cell>
          <table:table-cell table:style-name="ce203" table:number-columns-repeated="6"/>
          <table:table-cell table:number-columns-repeated="1006"/>
        </table:table-row>
        <table:table-row table:style-name="ro120">
          <table:table-cell table:style-name="ce195" office:value-type="string">
            <text:p>PAUSE</text:p>
          </table:table-cell>
          <table:table-cell table:number-columns-repeated="2" table:style-name="ce204" office:value-type="string">
            <text:p>PAUSE</text:p>
          </table:table-cell>
          <table:table-cell table:style-name="ce410" office:value-type="string">
            <text:p>PAUSE</text:p>
          </table:table-cell>
          <table:table-cell table:number-columns-repeated="3" table:style-name="ce204" office:value-type="string">
            <text:p>PAUSA</text:p>
          </table:table-cell>
          <table:table-cell table:style-name="ce204" office:value-type="string">
            <text:p>DURAKLAT</text:p>
          </table:table-cell>
          <table:table-cell table:style-name="ce495" office:value-type="string">
            <text:p>Пауза</text:p>
          </table:table-cell>
          <table:table-cell table:style-name="ce204" office:value-type="string">
            <text:p>PAUZA</text:p>
          </table:table-cell>
          <table:table-cell table:style-name="ce446" office:value-type="string">
            <text:p>หยุดพัก</text:p>
          </table:table-cell>
          <table:table-cell table:style-name="ce365" office:value-type="string">
            <text:p>TẠM DỪNG</text:p>
          </table:table-cell>
          <table:table-cell table:style-name="ce203" table:number-columns-repeated="6"/>
          <table:table-cell table:number-columns-repeated="1006"/>
        </table:table-row>
        <table:table-row table:style-name="ro120">
          <table:table-cell table:style-name="ce195" office:value-type="string">
            <text:p>CONTINUE</text:p>
          </table:table-cell>
          <table:table-cell table:style-name="ce204" office:value-type="string">
            <text:p>CONTINUE</text:p>
          </table:table-cell>
          <table:table-cell table:style-name="ce204" office:value-type="string">
            <text:p>CONTINUER</text:p>
          </table:table-cell>
          <table:table-cell table:style-name="ce410" office:value-type="string">
            <text:p>WEITER</text:p>
          </table:table-cell>
          <table:table-cell table:style-name="ce204" office:value-type="string">
            <text:p>CONTINUAR</text:p>
          </table:table-cell>
          <table:table-cell table:style-name="ce204" office:value-type="string">
            <text:p>CONTINUA</text:p>
          </table:table-cell>
          <table:table-cell table:style-name="ce204" office:value-type="string">
            <text:p>CONTINUAR</text:p>
          </table:table-cell>
          <table:table-cell table:style-name="ce204" office:value-type="string">
            <text:p>DEVAM</text:p>
          </table:table-cell>
          <table:table-cell table:style-name="ce496" office:value-type="string">
            <text:p>ПРОДОЛЖИТЬ</text:p>
          </table:table-cell>
          <table:table-cell table:style-name="ce204" office:value-type="string">
            <text:p>KONTYNUUJ</text:p>
          </table:table-cell>
          <table:table-cell table:style-name="ce446" office:value-type="string">
            <text:p>เล่นเกมต่อ</text:p>
          </table:table-cell>
          <table:table-cell table:style-name="ce525" office:value-type="string">
            <text:p>TIẾP TỤC</text:p>
          </table:table-cell>
          <table:table-cell table:style-name="ce203" table:number-columns-repeated="6"/>
          <table:table-cell table:number-columns-repeated="1006"/>
        </table:table-row>
        <table:table-row table:style-name="ro120">
          <table:table-cell table:style-name="ce195" office:value-type="string">
            <text:p>RESUME</text:p>
          </table:table-cell>
          <table:table-cell table:style-name="ce204" office:value-type="string">
            <text:p>RESUME</text:p>
          </table:table-cell>
          <table:table-cell table:style-name="ce204" office:value-type="string">
            <text:p>REPRENDRE</text:p>
          </table:table-cell>
          <table:table-cell table:style-name="ce410" office:value-type="string">
            <text:p>FORTSETZEN</text:p>
          </table:table-cell>
          <table:table-cell table:style-name="ce204" office:value-type="string">
            <text:p>REANUDAR</text:p>
          </table:table-cell>
          <table:table-cell table:style-name="ce204" office:value-type="string">
            <text:p>RIPRENDI</text:p>
          </table:table-cell>
          <table:table-cell table:style-name="ce204" office:value-type="string">
            <text:p>CONTINUAR</text:p>
          </table:table-cell>
          <table:table-cell table:style-name="ce204" office:value-type="string">
            <text:p>SÜRDÜR</text:p>
          </table:table-cell>
          <table:table-cell table:style-name="ce497" office:value-type="string">
            <text:p>ДАЛЕЕ</text:p>
          </table:table-cell>
          <table:table-cell table:style-name="ce204" office:value-type="string">
            <text:p>WZNÓW</text:p>
          </table:table-cell>
          <table:table-cell table:style-name="ce446" office:value-type="string">
            <text:p>เล่นเกมต่อ</text:p>
          </table:table-cell>
          <table:table-cell table:style-name="ce365" office:value-type="string">
            <text:p>CHƠI TIẾP</text:p>
          </table:table-cell>
          <table:table-cell table:style-name="ce203" table:number-columns-repeated="6"/>
          <table:table-cell table:number-columns-repeated="1006"/>
        </table:table-row>
        <table:table-row table:style-name="ro132">
          <table:table-cell table:style-name="ce195" office:value-type="string">
            <text:p>RESTART_LEVEL</text:p>
          </table:table-cell>
          <table:table-cell table:style-name="ce204" office:value-type="string">
            <text:p>RESTART</text:p>
          </table:table-cell>
          <table:table-cell table:style-name="ce204" office:value-type="string">
            <text:p>RECOMMENCER</text:p>
          </table:table-cell>
          <table:table-cell table:style-name="ce410" office:value-type="string">
            <text:p>NEUSTART</text:p>
          </table:table-cell>
          <table:table-cell table:style-name="ce204" office:value-type="string">
            <text:p>REINICIAR</text:p>
          </table:table-cell>
          <table:table-cell table:style-name="ce204" office:value-type="string">
            <text:p>RIAVVIA</text:p>
          </table:table-cell>
          <table:table-cell table:style-name="ce204" office:value-type="string">
            <text:p>REINICIAR</text:p>
          </table:table-cell>
          <table:table-cell table:style-name="ce204" office:value-type="string">
            <text:p>BAŞTAN BAŞLA</text:p>
          </table:table-cell>
          <table:table-cell table:style-name="ce498" office:value-type="string">
            <text:p>ЗАНОВО</text:p>
          </table:table-cell>
          <table:table-cell table:style-name="ce204" office:value-type="string">
            <text:p>OD NOWA</text:p>
          </table:table-cell>
          <table:table-cell table:style-name="ce446" office:value-type="string">
            <text:p>เริ่มใหม่</text:p>
          </table:table-cell>
          <table:table-cell table:style-name="ce502" office:value-type="string">
            <text:p>CHƠI LẠI</text:p>
          </table:table-cell>
          <table:table-cell table:style-name="ce203" table:number-columns-repeated="6"/>
          <table:table-cell table:number-columns-repeated="1006"/>
        </table:table-row>
        <table:table-row table:style-name="ro19">
          <table:table-cell table:style-name="ce195" office:value-type="string">
            <text:p>BACK_MAINMENU_QUESTION</text:p>
          </table:table-cell>
          <table:table-cell table:style-name="ce204" office:value-type="string">
            <text:p>ARE YOU SURE YOU WANT TO EXIT THE CURRENT LEVEL AND RETURN TO THE MAIN MENU?</text:p>
          </table:table-cell>
          <table:table-cell table:style-name="ce204" office:value-type="string">
            <text:p>ES-TU SÛR DE VOULOIR QUITTER LE NIVEAU ACTUEL ET RETOURNER AU MENU PRINCIPAL ?</text:p>
          </table:table-cell>
          <table:table-cell table:style-name="ce410" office:value-type="string">
            <text:p>WIRKLICH DEN AKTUELLEN LEVEL VERLASSEN UND ZUM HAUPTMENÜ ZURÜCKKEHREN?</text:p>
          </table:table-cell>
          <table:table-cell table:style-name="ce204" office:value-type="string">
            <text:p>¿SEGURO QUE QUIERES SALIR DE ESTE NIVEL Y VOLVER AL MENÚ PRINCIPAL?</text:p>
          </table:table-cell>
          <table:table-cell table:style-name="ce204" office:value-type="string">
            <text:p>VUOI DAVVERO ABBANDONARE IL LIVELLO IN CORSO E TORNARE AL MENU PRINCIPALE?</text:p>
          </table:table-cell>
          <table:table-cell table:style-name="ce204" office:value-type="string">
            <text:p>TEM CERTEZA DE QUE DESEJA SAIR DO NÍVEL ATUAL E VOLTAR AO MENU PRINCIPAL?</text:p>
          </table:table-cell>
          <table:table-cell table:style-name="ce204" office:value-type="string">
            <text:p>BU BÖLÜMDEN ÇIKIP ANA MENÜYE DÖN?</text:p>
          </table:table-cell>
          <table:table-cell table:style-name="ce499" office:value-type="string">
            <text:p>ВЫ ТОЧНО ХОТИТЕ ВЫЙТИ ИЗ ТЕКУЩЕГО УРОВНЯ И ПЕРЕЙТИ В ГЛАВНОЕ МЕНЮ?</text:p>
          </table:table-cell>
          <table:table-cell table:style-name="ce204" office:value-type="string">
            <text:p>NA PEWNO CHCESZ OPUŚCIĆ BIEŻĄCY POZIOM I WRÓCIĆ DO MENU GŁÓWNEGO?</text:p>
          </table:table-cell>
          <table:table-cell table:style-name="ce446" office:value-type="string">
            <text:p>คุณ|แน่ใจ|หรือไม่|ว่า|ต้องการ|ออกจาก|เลเวล|ปัจจุบัน|และ|กลับสู่|เมนูหลัก?</text:p>
          </table:table-cell>
          <table:table-cell table:style-name="ce525" office:value-type="string">
            <text:p>BẠN CÓ CHẮC BẠN MUỐN THOÁT KHỎI VÒNG CHƠI HIỆN TẠI VÀ QUAY VỀ MENU CHÍNH KHÔNG?</text:p>
          </table:table-cell>
          <table:table-cell table:style-name="ce203" table:number-columns-repeated="6"/>
          <table:table-cell table:number-columns-repeated="1006"/>
        </table:table-row>
        <table:table-row table:style-name="ro120">
          <table:table-cell table:style-name="ce195" office:value-type="string">
            <text:p>TRY_AGAIN_QUESTION</text:p>
          </table:table-cell>
          <table:table-cell table:style-name="ce204" office:value-type="string">
            <text:p>Try again?</text:p>
          </table:table-cell>
          <table:table-cell table:style-name="ce204" office:value-type="string">
            <text:p>Réessayer ?</text:p>
          </table:table-cell>
          <table:table-cell table:style-name="ce410" office:value-type="string">
            <text:p>Neuer Versuch?</text:p>
          </table:table-cell>
          <table:table-cell table:style-name="ce204" office:value-type="string">
            <text:p>¿Intentar de nuevo?</text:p>
          </table:table-cell>
          <table:table-cell table:style-name="ce204" office:value-type="string">
            <text:p>Vuoi riprovare?</text:p>
          </table:table-cell>
          <table:table-cell table:style-name="ce204" office:value-type="string">
            <text:p>Tentar de novo?</text:p>
          </table:table-cell>
          <table:table-cell table:style-name="ce204" office:value-type="string">
            <text:p>Tekrar dene?</text:p>
          </table:table-cell>
          <table:table-cell table:style-name="ce500" office:value-type="string">
            <text:p>ПОВТОРИТЬ?</text:p>
          </table:table-cell>
          <table:table-cell table:style-name="ce204" office:value-type="string">
            <text:p>Jeszcze raz?</text:p>
          </table:table-cell>
          <table:table-cell table:style-name="ce446" office:value-type="string">
            <text:p>ลองใหม่อีกครั้ง?</text:p>
          </table:table-cell>
          <table:table-cell table:style-name="ce525" office:value-type="string">
            <text:p>Thử lại?</text:p>
          </table:table-cell>
          <table:table-cell table:style-name="ce203" table:number-columns-repeated="6"/>
          <table:table-cell table:number-columns-repeated="1006"/>
        </table:table-row>
        <table:table-row table:style-name="ro120">
          <table:table-cell table:style-name="ce198"/>
          <table:table-cell table:style-name="ce366" table:number-columns-repeated="2"/>
          <table:table-cell table:style-name="ce421"/>
          <table:table-cell table:style-name="ce366" table:number-columns-repeated="14"/>
          <table:table-cell table:number-columns-repeated="1006"/>
        </table:table-row>
        <table:table-row table:style-name="ro120">
          <table:table-cell table:style-name="ce194"/>
          <table:table-cell table:style-name="ce372" table:number-columns-repeated="2"/>
          <table:table-cell table:style-name="ce428"/>
          <table:table-cell table:style-name="ce372" table:number-columns-repeated="14"/>
          <table:table-cell table:number-columns-repeated="1006"/>
        </table:table-row>
        <table:table-row table:style-name="ro120">
          <table:table-cell table:style-name="ce194"/>
          <table:table-cell table:style-name="ce194" office:value-type="string">
            <text:p>ABOUT MENU</text:p>
          </table:table-cell>
          <table:table-cell table:style-name="ce194"/>
          <table:table-cell table:style-name="ce407"/>
          <table:table-cell table:style-name="ce194" table:number-columns-repeated="14"/>
          <table:table-cell table:number-columns-repeated="1006"/>
        </table:table-row>
        <table:table-row table:style-name="ro133">
          <table:table-cell table:style-name="ce195" office:value-type="string">
            <text:p>ABOUT_CONTENT</text:p>
          </table:table-cell>
          <table:table-cell table:style-name="ce373" office:value-type="string">
            <office:annotation draw:style-name="gr13" draw:text-style-name="P1" svg:width="2.2823in" svg:height="0.7075in" svg:x="3.3701in" svg:y="27.7736in" draw:caption-point-x="-0.2402in" draw:caption-point-y="0.5945in">
              <dc:date>2011-09-08T00:00:00</dc:date>
              <text:p text:style-name="P1"><text:span text:style-name="T1">Change “Xia Wan Li” to “Xia Wan Lu”</text:span></text:p>
              <text:p text:style-name="P1"><text:span text:style-name="T1"><text:s text:c="4"/></text:span><text:span text:style-name="T1">+ QA Manager</text:span></text:p>
              <text:p text:style-name="P1"><text:span text:style-name="T1"><text:s text:c="8"/></text:span><text:span text:style-name="T1">- Lam Hong Phu</text:span></text:p>
              <text:p text:style-name="P1"><text:span text:style-name="T1"><text:s text:c="4"/></text:span><text:span text:style-name="T1">+ QA Project Manager</text:span></text:p>
              <text:p text:style-name="P1"><text:span text:style-name="T1"><text:s text:c="8"/></text:span><text:span text:style-name="T1">- Nguyen Hong Minh Trang</text:span></text:p>
              <text:p text:style-name="P1"><text:span text:style-name="T1"><text:s text:c="4"/></text:span><text:span text:style-name="T1">+ QA Leads</text:span></text:p>
              <text:p text:style-name="P1"><text:span text:style-name="T1"><text:s text:c="8"/></text:span><text:span text:style-name="T1">- Chau Quoc Min</text:span></text:p>
              <text:p text:style-name="P1"><text:span text:style-name="T1"><text:s text:c="8"/></text:span><text:span text:style-name="T1">- Vo Tan Quoc</text:span></text:p>
              <text:p text:style-name="P1"><text:span text:style-name="T1"><text:s text:c="8"/></text:span><text:span text:style-name="T1">- Mai Thanh Huyen</text:span></text:p>
              <text:p text:style-name="P1"><text:span text:style-name="T1"><text:s text:c="4"/></text:span><text:span text:style-name="T1">+ QA Testers</text:span></text:p>
              <text:p text:style-name="P1"><text:span text:style-name="T1"><text:s text:c="8"/></text:span><text:span text:style-name="T1">- Nguyen Xuan Thien Tan</text:span></text:p>
              <text:p text:style-name="P1"><text:span text:style-name="T1"><text:s text:c="8"/></text:span><text:span text:style-name="T1">- Tran Thai Hung</text:span></text:p>
              <text:p text:style-name="P1"><text:span text:style-name="T1"><text:s text:c="8"/></text:span><text:span text:style-name="T1">- Ton That Ba</text:span></text:p>
              <text:p text:style-name="P1"><text:span text:style-name="T1"><text:s text:c="8"/></text:span><text:span text:style-name="T1">- Vo Tran Chi</text:span></text:p>
              <text:p text:style-name="P1"><text:span text:style-name="T1"><text:s text:c="8"/></text:span><text:span text:style-name="T1">- Hoang Tung</text:span></text:p>
              <text:p text:style-name="P1"><text:span text:style-name="T1"><text:s text:c="8"/></text:span><text:span text:style-name="T1">- Ngo Van Long</text:span></text:p>
              <text:p text:style-name="P1"><text:span text:style-name="T1"><text:s text:c="8"/></text:span><text:span text:style-name="T1">- Le Cong Cuong</text:span></text:p>
              <text:p text:style-name="P1"><text:span text:style-name="T1"><text:s text:c="8"/></text:span><text:span text:style-name="T1">- Tran Chi Hieu</text:span></text:p>
              <text:p text:style-name="P1"><text:span text:style-name="T1">&gt;</text:span></text:p>
              <text:p text:style-name="P1"><text:span text:style-name="T1">&gt; Production Research</text:span></text:p>
              <text:p text:style-name="P1"><text:span text:style-name="T1">&gt;</text:span></text:p>
              <text:p text:style-name="P1"><text:span text:style-name="T1">&gt; <text:s/></text:span></text:p>
              <text:p text:style-name="P1"><text:span text:style-name="T1">&gt;</text:span></text:p>
              <text:p text:style-name="P1"><text:span text:style-name="T1">&gt; Production Research Manager</text:span></text:p>
              <text:p text:style-name="P1"><text:span text:style-name="T1">&gt;</text:span></text:p>
              <text:p text:style-name="P1"><text:span text:style-name="T1">&gt; Amos Berger</text:span></text:p>
              <text:p text:style-name="P1"><text:span text:style-name="T1">&gt;</text:span></text:p>
              <text:p text:style-name="P1"><text:span text:style-name="T1">&gt; <text:s/></text:span></text:p>
              <text:p text:style-name="P1"><text:span text:style-name="T1">&gt;</text:span></text:p>
              <text:p text:style-name="P1"><text:span text:style-name="T1">&gt; Production Research Analysts</text:span></text:p>
              <text:p text:style-name="P1"><text:span text:style-name="T1">&gt;</text:span></text:p>
              <text:p text:style-name="P1"><text:span text:style-name="T1">&gt; Elizabeth Cronin</text:span></text:p>
              <text:p text:style-name="P1"><text:span text:style-name="T1">&gt;</text:span></text:p>
              <text:p text:style-name="P1"><text:span text:style-name="T1">&gt; Raul Salcedo</text:span></text:p>
              <text:p text:style-name="P1"><text:span text:style-name="T1">&gt;</text:span></text:p>
              <text:p text:style-name="P1"><text:span text:style-name="T1">&gt; <text:s/></text:span></text:p>
              <text:p text:style-name="P1"><text:span text:style-name="T1"/></text:p>
              <text:p text:style-name="P1"><text:span text:style-name="T1"/></text:p>
            </office:annotation>
            <text:p>\0Assassin's Creed<text:span text:style-name="T30">®</text:span><text:span text:style-name="T31"> Revelations</text:span></text:p>
            <text:p><text:span text:style-name="T31"/></text:p>
            <text:p><text:span text:style-name="T32">\5Version %s0</text:span></text:p>
            <text:p><text:span text:style-name="T32"/></text:p>
            <text:p><text:span text:style-name="T32">© 2011 Ubisoft </text:span><text:span text:style-name="T32">Entertainment.</text:span></text:p>
            <text:p><text:span text:style-name="T32">All Rights Reserved. </text:span><text:span text:style-name="T32">Assassin's Creed, </text:span><text:span text:style-name="T32">Ubisoft and the Ubisoft </text:span><text:span text:style-name="T32">logo are trademarks of </text:span><text:span text:style-name="T32">Ubisoft Entertainment in </text:span><text:span text:style-name="T32">the U.S. and/or other </text:span><text:span text:style-name="T32">countries. Published </text:span><text:span text:style-name="T32">and developed by </text:span><text:span text:style-name="T32">Gameloft under license </text:span><text:span text:style-name="T32">from Ubisoft </text:span><text:span text:style-name="T32">Entertainment.</text:span></text:p>
            <text:p><text:span text:style-name="T32"/></text:p>
            <text:p><text:span text:style-name="T32">© 2011 Gameloft.</text:span></text:p>
            <text:p><text:span text:style-name="T32">All Rights Reserved.</text:span></text:p>
            <text:p><text:span text:style-name="T32">Gameloft and the </text:span><text:span text:style-name="T32">Gameloft logo are </text:span><text:span text:style-name="T32">trademarks of Gameloft </text:span><text:span text:style-name="T32">in the US and/or other </text:span><text:span text:style-name="T32">countries.</text:span></text:p>
            <text:p><text:span text:style-name="T32"/></text:p>
            <text:p><text:span text:style-name="T32">\0Info and Customer </text:span><text:span text:style-name="T32">Care:</text:span></text:p>
            <text:p><text:span text:style-name="T32">\5www.gameloft.com</text:span></text:p>
            <text:p><text:span text:style-name="T32">support@gameloft.com</text:span></text:p>
            <text:p><text:span text:style-name="T32"/></text:p>
            <text:p><text:span text:style-name="T32"/></text:p>
            <text:p><text:span text:style-name="T32">\0Executive Producer\5</text:span></text:p>
            <text:p><text:span text:style-name="T32">Jonathan Stock</text:span></text:p>
            <text:p><text:span text:style-name="T32"/></text:p>
            <text:p><text:span text:style-name="T32">\0Producer\5</text:span></text:p>
            <text:p><text:span text:style-name="T32">Ding Xue Song</text:span></text:p>
            <text:p><text:span text:style-name="T32"/></text:p>
            <text:p><text:span text:style-name="T32">\0Creative Director\5</text:span></text:p>
            <text:p><text:span text:style-name="T32">Ding Xue Song</text:span></text:p>
            <text:p><text:span text:style-name="T32"/></text:p>
            <text:p><text:span text:style-name="T32">\0Game Designers\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World Mobile Art </text:span><text:span text:style-name="T32">Director\5</text:span></text:p>
            <text:p><text:span text:style-name="T32">Toni Rodriguez</text:span></text:p>
            <text:p><text:span text:style-name="T32"/></text:p>
            <text:p><text:span text:style-name="T32">\0Lead Graphic Artist\5</text:span></text:p>
            <text:p><text:span text:style-name="T32">Ji Rui</text:span></text:p>
            <text:p><text:span text:style-name="T32"/></text:p>
            <text:p><text:span text:style-name="T32">\0Graphic Artists\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Lead Programmers\5</text:span></text:p>
            <text:p><text:span text:style-name="T32">Li Ti Lei</text:span></text:p>
            <text:p><text:span text:style-name="T32">Xu Ya Hui</text:span></text:p>
            <text:p><text:span text:style-name="T32"/></text:p>
            <text:p><text:span text:style-name="T32">\0Programmers\5</text:span></text:p>
            <text:p><text:span text:style-name="T32">Li Zhao</text:span></text:p>
            <text:p><text:span text:style-name="T32">Wu Jie</text:span></text:p>
            <text:p><text:span text:style-name="T32">Mao Wen Peng</text:span></text:p>
            <text:p><text:span text:style-name="T32"/></text:p>
            <text:p><text:span text:style-name="T32">\0Writer\5</text:span></text:p>
            <text:p><text:span text:style-name="T32">Patrick Downs</text:span></text:p>
            <text:p><text:span text:style-name="T32"/></text:p>
            <text:p><text:span text:style-name="T33">\0Sound Director\5</text:span></text:p>
            <text:p><text:span text:style-name="T33">Jorge Peirano</text:span></text:p>
            <text:p><text:span text:style-name="T33"/></text:p>
            <text:p><text:span text:style-name="T32">\0Sound Designers\5</text:span></text:p>
            <text:p><text:span text:style-name="T33">Eduardo Broseta</text:span></text:p>
            <text:p><text:span text:style-name="T33">Emanuel Burcea</text:span></text:p>
            <text:p><text:span text:style-name="T33"/></text:p>
            <text:p><text:span text:style-name="T32">\0Sound QA Manager\5</text:span></text:p>
            <text:p><text:span text:style-name="T33">Ulrich Frantz</text:span></text:p>
            <text:p><text:span text:style-name="T33"/></text:p>
            <text:p><text:span text:style-name="T32">\0Sound Testers\5</text:span></text:p>
            <text:p><text:span text:style-name="T33">Samuel Araiza</text:span></text:p>
            <text:p><text:span text:style-name="T33">Jorge Tabasco</text:span></text:p>
            <text:p><text:span text:style-name="T33"/></text:p>
            <text:p><text:span text:style-name="T33"/></text:p>
            <text:p><text:span text:style-name="T32">\0Localization </text:span><text:span text:style-name="T32">Manager\5</text:span></text:p>
            <text:p><text:span text:style-name="T32">Alexis Green-Painchaud</text:span></text:p>
            <text:p><text:span text:style-name="T32"/></text:p>
            <text:p><text:span text:style-name="T32">\0Localization </text:span><text:span text:style-name="T32">Coordinators\5</text:span></text:p>
            <text:p><text:span text:style-name="T32">Alicja Buffa</text:span></text:p>
            <text:p><text:span text:style-name="T32">Fred Leung</text:span></text:p>
            <text:p><text:span text:style-name="T32"/></text:p>
            <text:p><text:span text:style-name="T32">\0Localization\5</text:span></text:p>
            <text:p><text:span text:style-name="T32">Timothy LeClair</text:span></text:p>
            <text:p><text:span text:style-name="T32">Owen Weiss</text:span></text:p>
            <text:p><text:span text:style-name="T32">Matthew Aulis</text:span></text:p>
            <text:p><text:span text:style-name="T32">Angela Roberts</text:span></text:p>
            <text:p><text:span text:style-name="T32">Jana van Geest</text:span></text:p>
            <text:p><text:span text:style-name="T32"/></text:p>
            <text:p><text:span text:style-name="T32">\0Text Team\5</text:span></text:p>
            <text:p><text:span text:style-name="T32">Zhou Dan</text:span></text:p>
            <text:p><text:span text:style-name="T32">Gao Yuan</text:span></text:p>
            <text:p><text:span text:style-name="T32">Liu Jianwei</text:span></text:p>
            <text:p><text:span text:style-name="T32"/></text:p>
            <text:p><text:span text:style-name="T32"/></text:p>
            <text:p><text:span text:style-name="T32">\0Quality Assurance </text:span><text:span text:style-name="T32">Manager\5</text:span></text:p>
            <text:p><text:span text:style-name="T32">Lam Hong Phu</text:span></text:p>
            <text:p><text:span text:style-name="T32"/></text:p>
            <text:p><text:span text:style-name="T32">\0Quality Assurance </text:span><text:span text:style-name="T32">Project Manager\5</text:span></text:p>
            <text:p><text:span text:style-name="T32">Nguyen Hong Minh </text:span><text:span text:style-name="T32">Trang</text:span></text:p>
            <text:p><text:span text:style-name="T32"/></text:p>
            <text:p><text:span text:style-name="T32">\0Quality Assurance </text:span><text:span text:style-name="T32">Leads\5</text:span></text:p>
            <text:p><text:span text:style-name="T32">Mai Thanh Huyen</text:span></text:p>
            <text:p><text:span text:style-name="T32"/></text:p>
            <text:p><text:span text:style-name="T32">\0Quality Assurance </text:span><text:span text:style-name="T32">Testers\5</text:span></text:p>
            <text:p><text:span text:style-name="T32">Nguyen Xuan Thien Tan</text:span></text:p>
            <text:p><text:span text:style-name="T32">Tran Thai Hung</text:span></text:p>
            <text:p><text:span text:style-name="T32">Tran Chi Hieu</text:span></text:p>
            <text:p><text:span text:style-name="T32"/></text:p>
            <text:p><text:span text:style-name="T32">\0Production Research </text:span><text:span text:style-name="T32">Manager\5</text:span></text:p>
            <text:p><text:span text:style-name="T32">Amos Berger</text:span></text:p>
            <text:p><text:span text:style-name="T32"/></text:p>
            <text:p><text:span text:style-name="T32">\0Production Research </text:span><text:span text:style-name="T32">Analysts\5</text:span></text:p>
            <text:p><text:span text:style-name="T32">Elizabeth Cronin</text:span></text:p>
            <text:p><text:span text:style-name="T32">Raul Salcedo</text:span></text:p>
            <text:p><text:span text:style-name="T32"/></text:p>
            <text:p><text:span text:style-name="T32"/></text:p>
            <text:p><text:span text:style-name="T32">\0Studio Manager\5</text:span></text:p>
            <text:p><text:span text:style-name="T32">Yu Fei</text:span></text:p>
            <text:p><text:span text:style-name="T32"/></text:p>
            <text:p><text:span text:style-name="T33">\0Porting team\5</text:span></text:p>
            <text:p><text:span text:style-name="T33"/></text:p>
            <text:p><text:span text:style-name="T33">\0Programmers\5</text:span></text:p>
            <text:p><text:span text:style-name="T33">Truong Van Hieu</text:span></text:p>
            <text:p><text:span text:style-name="T33">Le Thi Phuong</text:span></text:p>
            <text:p><text:span text:style-name="T32">Pham Toan</text:span></text:p>
          </table:table-cell>
          <table:table-cell table:style-name="ce400" office:value-type="string">
            <text:p>\0Assassin's Creed® Revelations</text:p>
            <text:p/>
            <text:p>\5Version %s0</text:p>
            <text:p/>
            <text:p>© 2011 Ubisoft Entertainment. Tous droits réservés. Assassin's Creed, Ubisoft et le logo Ubisoft sont des marques déposées d'Ubisoft Entertainment aux États-Unis et/ou dans d'autres pays. Édité et développé par Gameloft sous licence d'Ubisoft Entertainment.</text:p>
            <text:p/>
            <text:p>© 2011 Gameloft. </text:p>
            <text:p>Tous droits réservés. </text:p>
            <text:p>Gameloft et le logo Gameloft sont des marques déposées de Gameloft aux États-Unis et/ou dans d'autres pays. </text:p>
            <text:p/>
            <text:p>\0Infos et service clients :</text:p>
            <text:p>\5www.gameloft.com</text:p>
            <text:p>support@gameloft.com</text:p>
            <text:p/>
            <text:p/>
            <text:p>\0Producteur exécutif\5</text:p>
            <text:p>Jonathan Stock</text:p>
            <text:p/>
            <text:p>\0Producteur\5</text:p>
            <text:p>Ding Xue Song</text:p>
            <text:p/>
            <text:p>\0Directeur créatif\5</text:p>
            <text:p>Ding Xue Song</text:p>
            <text:p/>
            <text:p>\0Game designers\5</text:p>
            <text:p>Fu Xiao</text:p>
            <text:p>Guo Jing Yao</text:p>
            <text:p>Zhao Fan</text:p>
            <text:p>Liu Xu</text:p>
            <text:p>Xia Wan Lu</text:p>
            <text:p/>
            <text:p>\0Directeur artistique mobile monde\5</text:p>
            <text:p>Toni Rodriguez</text:p>
            <text:p/>
            <text:p>\0Chef graphiste\5</text:p>
            <text:p>Ji Rui</text:p>
            <text:p/>
            <text:p>\0Graphistes\5</text:p>
            <text:p>Zheng Jun</text:p>
            <text:p>Qi Shi Bo</text:p>
            <text:p>Cao Yu</text:p>
            <text:p>Xu Guan Jun</text:p>
            <text:p/>
            <text:p>\0Chefs programmeurs\5</text:p>
            <text:p>Li Ti Lei</text:p>
            <text:p>Xu Ya Hui</text:p>
            <text:p/>
            <text:p>\0Programmeurs\5</text:p>
            <text:p>Li Zhao</text:p>
            <text:p>Wu Jie</text:p>
            <text:p>Mao Wen Peng</text:p>
            <text:p/>
            <text:p>\0Auteur\5</text:p>
            <text:p>Patrick Downs</text:p>
            <text:p/>
            <text:p>\0Directeur audio\5</text:p>
            <text:p>Jorge Peirano</text:p>
            <text:p/>
            <text:p>\0Sound designers\5</text:p>
            <text:p>Eduardo Broseta</text:p>
            <text:p>Emanuel Burcea</text:p>
            <text:p/>
            <text:p>\0Manager CQ son\5</text:p>
            <text:p>Ulrich Frantz</text:p>
            <text:p/>
            <text:p>\0Testeurs son\5</text:p>
            <text:p>Samuel Araiza</text:p>
            <text:p>Jorge Tabasco</text:p>
            <text:p/>
            <text:p/>
            <text:p>\0Manager localisation\5</text:p>
            <text:p>Alexis Green-Painchaud</text:p>
            <text:p/>
            <text:p>\0Coordinateurs localisation\5</text:p>
            <text:p>Alicja Buffa</text:p>
            <text:p>Fred Leung</text:p>
            <text:p/>
            <text:p>\0Localisation\5</text:p>
            <text:p>Gaelle Lebreton</text:p>
            <text:p>Jean-Baptiste Signard </text:p>
            <text:p>David Hardy </text:p>
            <text:p>Malik Kane </text:p>
            <text:p>Marielle Chapuis</text:p>
            <text:p><text:s text:c="2"/></text:p>
            <text:p>\0Équipe texte\5</text:p>
            <text:p>Zhou Dan</text:p>
            <text:p>Gao Yuan</text:p>
            <text:p>Liu Jianwei</text:p>
            <text:p/>
            <text:p/>
            <text:p>\0Manager CQ\5</text:p>
            <text:p>Lam Hong Phu</text:p>
            <text:p/>
            <text:p>\0Manager projet CQ\5</text:p>
            <text:p>Nguyen Hong Minh Trang</text:p>
            <text:p/>
            <text:p>\0Chefs CQ\5</text:p>
            <text:p>Chau Quoc Min</text:p>
            <text:p>Vo Tan Quoc</text:p>
            <text:p>Mai Thanh Huyen</text:p>
            <text:p/>
            <text:p>\0Testeurs CQ\5</text:p>
            <text:p>Nguyen Xuan Thien Tan</text:p>
            <text:p>Tran Thai Hung</text:p>
            <text:p>Ton That Ba</text:p>
            <text:p>Vo Tran Chi</text:p>
            <text:p>Hoang Tung</text:p>
            <text:p>Ngo Van Long</text:p>
            <text:p>Le Cong Cuong</text:p>
            <text:p>Tran Chi Hieu</text:p>
            <text:p/>
            <text:p>\0Manager recherche production\5</text:p>
            <text:p>Amos Berger</text:p>
            <text:p/>
            <text:p>\0Analystes recherche production\5</text:p>
            <text:p>Elizabeth Cronin</text:p>
            <text:p>Raul Salcedo</text:p>
            <text:p/>
            <text:p>\0Manager studio\5</text:p>
            <text:p>Yu Fei</text:p>
            <text:p/>
          </table:table-cell>
          <table:table-cell table:style-name="ce418" office:value-type="string">
            <text:p>\0Assassin's Creed<text:span text:style-name="T33">®</text:span><text:span text:style-name="T32"> </text:span><text:span text:style-name="T32">Revelations</text:span></text:p>
            <text:p><text:span text:style-name="T32"/></text:p>
            <text:p><text:span text:style-name="T32">\5Version %s0</text:span></text:p>
            <text:p><text:span text:style-name="T32"/></text:p>
            <text:p><text:span text:style-name="T32">© 2011 Ubisoft </text:span><text:span text:style-name="T32">Entertainment.</text:span></text:p>
            <text:p><text:span text:style-name="T32">Alle Rechte vorbehalten. </text:span><text:span text:style-name="T32">Assassin's Creed, </text:span><text:span text:style-name="T32">Ubisoft und das Ubisoft-</text:span><text:span text:style-name="T32">Logo sind Marken von </text:span><text:span text:style-name="T32">Ubisoft Entertainment in </text:span><text:span text:style-name="T32">den USA und/oder </text:span><text:span text:style-name="T32">anderen Ländern. </text:span><text:span text:style-name="T32">Entwickelt und </text:span><text:span text:style-name="T32">veröffentlicht von </text:span><text:span text:style-name="T32">Gameloft unter Lizenz </text:span><text:span text:style-name="T32">von Ubisoft </text:span><text:span text:style-name="T32">Entertainment.</text:span></text:p>
            <text:p><text:span text:style-name="T32"/></text:p>
            <text:p><text:span text:style-name="T32">© 2011 Gameloft.</text:span></text:p>
            <text:p><text:span text:style-name="T32">Alle Rechte vorbehalten.</text:span></text:p>
            <text:p><text:span text:style-name="T32">Gameloft und das </text:span><text:span text:style-name="T32">Gameloft-Logo sind </text:span><text:span text:style-name="T32">Marken von Gameloft in </text:span><text:span text:style-name="T32">den USA und/oder </text:span><text:span text:style-name="T32">anderen Ländern.</text:span></text:p>
            <text:p><text:span text:style-name="T32"/></text:p>
            <text:p><text:span text:style-name="T32">\0Info und </text:span><text:span text:style-name="T32">Kundenbetreuung:</text:span></text:p>
            <text:p><text:span text:style-name="T32">\5www.gameloft.com</text:span></text:p>
            <text:p><text:span text:style-name="T32">support@gameloft.com</text:span></text:p>
            <text:p><text:span text:style-name="T32"/></text:p>
            <text:p><text:span text:style-name="T32"/></text:p>
            <text:p><text:span text:style-name="T32">\0Ausführender </text:span><text:span text:style-name="T32">Produzent\5</text:span></text:p>
            <text:p><text:span text:style-name="T32">Jonathan Stock</text:span></text:p>
            <text:p><text:span text:style-name="T32"/></text:p>
            <text:p><text:span text:style-name="T32">\0Produzent\5</text:span></text:p>
            <text:p><text:span text:style-name="T32">Ding Xue Song</text:span></text:p>
            <text:p><text:span text:style-name="T32"/></text:p>
            <text:p><text:span text:style-name="T32">\0Creative Director\5</text:span></text:p>
            <text:p><text:span text:style-name="T32">Ding Xue Song</text:span></text:p>
            <text:p><text:span text:style-name="T32"/></text:p>
            <text:p><text:span text:style-name="T32">\0Spieldesign\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Direktor Handygrafik </text:span><text:span text:style-name="T32">Welt\5</text:span></text:p>
            <text:p><text:span text:style-name="T32">Toni Rodriguez</text:span></text:p>
            <text:p><text:span text:style-name="T32"/></text:p>
            <text:p><text:span text:style-name="T32">\0Leitung Grafik\5</text:span></text:p>
            <text:p><text:span text:style-name="T32">Ji Rui</text:span></text:p>
            <text:p><text:span text:style-name="T32"/></text:p>
            <text:p><text:span text:style-name="T32">\0Grafik\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Leitung </text:span><text:span text:style-name="T32">Programmierung\5</text:span></text:p>
            <text:p><text:span text:style-name="T32">Li Ti Lei</text:span></text:p>
            <text:p><text:span text:style-name="T32">Xu Ya Hui</text:span></text:p>
            <text:p><text:span text:style-name="T32"/></text:p>
            <text:p><text:span text:style-name="T32">\0Programmierung\5</text:span></text:p>
            <text:p><text:span text:style-name="T32">Li Zhao</text:span></text:p>
            <text:p><text:span text:style-name="T32">Wu Jie</text:span></text:p>
            <text:p><text:span text:style-name="T32">Mao Wen Peng</text:span></text:p>
            <text:p><text:span text:style-name="T32"/></text:p>
            <text:p><text:span text:style-name="T32">\0Text\5</text:span></text:p>
            <text:p><text:span text:style-name="T32">Patrick Downs</text:span></text:p>
            <text:p><text:span text:style-name="T32"/></text:p>
            <text:p><text:span text:style-name="T32">\0Direktor </text:span><text:span text:style-name="T32">Sounddesign\5</text:span></text:p>
            <text:p><text:span text:style-name="T32">Jorge Peirano</text:span></text:p>
            <text:p><text:span text:style-name="T32"/></text:p>
            <text:p><text:span text:style-name="T32">\0Sounddesign\5</text:span></text:p>
            <text:p><text:span text:style-name="T32">Eduardo Broseta</text:span></text:p>
            <text:p><text:span text:style-name="T32">Emanuel Burcea</text:span></text:p>
            <text:p><text:span text:style-name="T32"/></text:p>
            <text:p><text:span text:style-name="T32">\0Manager QS Sound\5</text:span></text:p>
            <text:p><text:span text:style-name="T32">Ulrich Frantz</text:span></text:p>
            <text:p><text:span text:style-name="T32"/></text:p>
            <text:p><text:span text:style-name="T32">\0Tester QS Sound\5</text:span></text:p>
            <text:p><text:span text:style-name="T32">Samuel Araiza</text:span></text:p>
            <text:p><text:span text:style-name="T32">Jorge Tabasco</text:span></text:p>
            <text:p><text:span text:style-name="T32"/></text:p>
            <text:p><text:span text:style-name="T32"/></text:p>
            <text:p><text:span text:style-name="T32">\0Manager </text:span><text:span text:style-name="T32">Lokalisierung\5</text:span></text:p>
            <text:p><text:span text:style-name="T32">Alexis Green-Painchaud</text:span></text:p>
            <text:p><text:span text:style-name="T32"/></text:p>
            <text:p><text:span text:style-name="T32">\0Koordination </text:span><text:span text:style-name="T32">Lokalisierung\5</text:span></text:p>
            <text:p><text:span text:style-name="T32">Alicja Buffa</text:span></text:p>
            <text:p><text:span text:style-name="T32">Fred Leung</text:span></text:p>
            <text:p><text:span text:style-name="T32"/></text:p>
            <text:p><text:span text:style-name="T32">\0Lokalisierung \5</text:span></text:p>
            <text:p><text:span text:style-name="T32">Frank Schneidawind</text:span></text:p>
            <text:p><text:span text:style-name="T32">Ramona Lubanski</text:span></text:p>
            <text:p><text:span text:style-name="T32">Thomas Heitmann</text:span></text:p>
            <text:p><text:span text:style-name="T32">Daniel Wakeford</text:span></text:p>
            <text:p><text:span text:style-name="T32">Stefan Weisenbacher</text:span></text:p>
            <text:p><text:span text:style-name="T32"/></text:p>
            <text:p><text:span text:style-name="T32">\0Text-Team\5</text:span></text:p>
            <text:p><text:span text:style-name="T32">Zhou Dan</text:span></text:p>
            <text:p><text:span text:style-name="T32">Gao Yuan</text:span></text:p>
            <text:p><text:span text:style-name="T32">Liu Jianwei</text:span></text:p>
            <text:p><text:span text:style-name="T32"/></text:p>
            <text:p><text:span text:style-name="T32"/></text:p>
            <text:p><text:span text:style-name="T32">\0Manager QS\5</text:span></text:p>
            <text:p><text:span text:style-name="T32">Lam Hong Phu</text:span></text:p>
            <text:p><text:span text:style-name="T32"/></text:p>
            <text:p><text:span text:style-name="T32">\0Projektmanager QS\5</text:span></text:p>
            <text:p><text:span text:style-name="T32">Nguyen Hong Minh </text:span><text:span text:style-name="T32">Trang</text:span></text:p>
            <text:p><text:span text:style-name="T32"/></text:p>
            <text:p><text:span text:style-name="T32">\0Leitung QS\5</text:span></text:p>
            <text:p><text:span text:style-name="T32">Chau Quoc Min</text:span></text:p>
            <text:p><text:span text:style-name="T32">Vo Tan Quoc</text:span></text:p>
            <text:p><text:span text:style-name="T32">Mai Thanh Huyen</text:span></text:p>
            <text:p><text:span text:style-name="T32"/></text:p>
            <text:p><text:span text:style-name="T32">\0Qualitätssicherung\5</text:span></text:p>
            <text:p><text:span text:style-name="T32">Nguyen Xuan Thien Tan</text:span></text:p>
            <text:p><text:span text:style-name="T32">Tran Thai Hung</text:span></text:p>
            <text:p><text:span text:style-name="T32">Ton That Ba</text:span></text:p>
            <text:p><text:span text:style-name="T32">Vo Tran Chi</text:span></text:p>
            <text:p><text:span text:style-name="T32">Hoang Tung</text:span></text:p>
            <text:p><text:span text:style-name="T32">Ngo Van Long</text:span></text:p>
            <text:p><text:span text:style-name="T32">Le Cong Cuong</text:span></text:p>
            <text:p><text:span text:style-name="T32">Tran Chi Hieu</text:span></text:p>
            <text:p><text:span text:style-name="T32"/></text:p>
            <text:p><text:span text:style-name="T32">\0Manager </text:span><text:span text:style-name="T32">Produktforschung\5</text:span></text:p>
            <text:p><text:span text:style-name="T32">Amos Berger</text:span></text:p>
            <text:p><text:span text:style-name="T32"/></text:p>
            <text:p><text:span text:style-name="T32">\0Analyse </text:span><text:span text:style-name="T32">Produktforschung\5</text:span></text:p>
            <text:p><text:span text:style-name="T32">Elizabeth Cronin</text:span></text:p>
            <text:p><text:span text:style-name="T32">Raul Salcedo</text:span></text:p>
            <text:p><text:span text:style-name="T32"/></text:p>
            <text:p><text:span text:style-name="T32"/></text:p>
            <text:p><text:span text:style-name="T32">\0Studiomanager\5</text:span></text:p>
            <text:p><text:span text:style-name="T32">Yu Fei</text:span></text:p>
            <text:p><text:span text:style-name="T32"/></text:p>
          </table:table-cell>
          <table:table-cell table:style-name="ce400" office:value-type="string">
            <text:p>\0Assassin's Creed<text:span text:style-name="T30">®</text:span><text:span text:style-name="T31"> Revelations</text:span></text:p>
            <text:p><text:span text:style-name="T31"/></text:p>
            <text:p><text:span text:style-name="T32">\5Versión %s0</text:span></text:p>
            <text:p><text:span text:style-name="T32"/></text:p>
            <text:p><text:span text:style-name="T32">© 2011 Ubisoft </text:span><text:span text:style-name="T32">Entertainment.</text:span></text:p>
            <text:p><text:span text:style-name="T32">Todos los derechos </text:span><text:span text:style-name="T32">reservados. Assassin’s </text:span><text:span text:style-name="T32">Creed, Ubisoft y el </text:span><text:span text:style-name="T32">logotipo de Ubisoft son </text:span><text:span text:style-name="T32">marcas registradas de </text:span><text:span text:style-name="T32">Ubisoft Entertainment </text:span><text:span text:style-name="T32">en EE. UU. y/u otros </text:span><text:span text:style-name="T32">países. Publicado y </text:span><text:span text:style-name="T32">desarrollado por </text:span><text:span text:style-name="T32">Gameloft con licencia </text:span><text:span text:style-name="T32">de Ubisoft </text:span><text:span text:style-name="T32">Entertainment.</text:span></text:p>
            <text:p><text:span text:style-name="T32"><text:s/></text:span></text:p>
            <text:p><text:span text:style-name="T32">© 2011 Gameloft.</text:span></text:p>
            <text:p><text:span text:style-name="T32">Todos los derechos </text:span><text:span text:style-name="T32">reservados.</text:span></text:p>
            <text:p><text:span text:style-name="T32">Gameloft y el logotipo </text:span><text:span text:style-name="T32">de Gameloft son marcas </text:span><text:span text:style-name="T32">registradas de Gameloft </text:span><text:span text:style-name="T32">en EE. UU. y/u otros </text:span><text:span text:style-name="T32">países.</text:span></text:p>
            <text:p><text:span text:style-name="T32"/></text:p>
            <text:p><text:span text:style-name="T32">\0Información y atención </text:span><text:span text:style-name="T32">al cliente:</text:span></text:p>
            <text:p><text:span text:style-name="T32">\5www.gameloft.com</text:span></text:p>
            <text:p><text:span text:style-name="T32">support@gameloft.com</text:span></text:p>
            <text:p><text:span text:style-name="T32"/></text:p>
            <text:p><text:span text:style-name="T32"/></text:p>
            <text:p><text:span text:style-name="T32">\0Producción ejecutiva\5</text:span></text:p>
            <text:p><text:span text:style-name="T32">Jonathan Stock</text:span></text:p>
            <text:p><text:span text:style-name="T32"/></text:p>
            <text:p><text:span text:style-name="T32">\0Producción\5</text:span></text:p>
            <text:p><text:span text:style-name="T32">Ding Xue Song</text:span></text:p>
            <text:p><text:span text:style-name="T32"/></text:p>
            <text:p><text:span text:style-name="T32">\0Dirección creativa\5</text:span></text:p>
            <text:p><text:span text:style-name="T32">Ding Xue Song</text:span></text:p>
            <text:p><text:span text:style-name="T32"/></text:p>
            <text:p><text:span text:style-name="T32">\0Diseño de juego\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Dirección artística </text:span><text:span text:style-name="T32">internacional para </text:span><text:span text:style-name="T32">móvil\5</text:span></text:p>
            <text:p><text:span text:style-name="T32">Toni Rodriguez</text:span></text:p>
            <text:p><text:span text:style-name="T32"/></text:p>
            <text:p><text:span text:style-name="T32">\0Jefe arte gráfico\5</text:span></text:p>
            <text:p><text:span text:style-name="T32">Ji Rui</text:span></text:p>
            <text:p><text:span text:style-name="T32"/></text:p>
            <text:p><text:span text:style-name="T32">\0Arte gráfico\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Jefe de </text:span><text:span text:style-name="T32">programación\5</text:span></text:p>
            <text:p><text:span text:style-name="T32">Li Ti Lei</text:span></text:p>
            <text:p><text:span text:style-name="T32">Xu Ya Hui</text:span></text:p>
            <text:p><text:span text:style-name="T32"/></text:p>
            <text:p><text:span text:style-name="T32">\0Programación\5</text:span></text:p>
            <text:p><text:span text:style-name="T32">Li Zhao</text:span></text:p>
            <text:p><text:span text:style-name="T32">Wu Jie</text:span></text:p>
            <text:p><text:span text:style-name="T32">Mao Wen Peng</text:span></text:p>
            <text:p><text:span text:style-name="T32"/></text:p>
            <text:p><text:span text:style-name="T32">\0Historia\5</text:span></text:p>
            <text:p><text:span text:style-name="T32">Patrick Downs</text:span></text:p>
            <text:p><text:span text:style-name="T32"/></text:p>
            <text:p><text:span text:style-name="T32">\0Dirección de sonido\5</text:span></text:p>
            <text:p><text:span text:style-name="T32">Jorge Peirano</text:span></text:p>
            <text:p><text:span text:style-name="T32"/></text:p>
            <text:p><text:span text:style-name="T32">\0Diseño de sonido\5</text:span></text:p>
            <text:p><text:span text:style-name="T32">Eduardo Broseta</text:span></text:p>
            <text:p><text:span text:style-name="T32">Emanuel Burcea</text:span></text:p>
            <text:p><text:span text:style-name="T32"/></text:p>
            <text:p><text:span text:style-name="T32">\0Mánager de calidad </text:span><text:span text:style-name="T32">de sonido\5</text:span></text:p>
            <text:p><text:span text:style-name="T32">Ulrich Frantz</text:span></text:p>
            <text:p><text:span text:style-name="T32"/></text:p>
            <text:p><text:span text:style-name="T32">\0Test de sonido\5</text:span></text:p>
            <text:p><text:span text:style-name="T32">Samuel Araiza</text:span></text:p>
            <text:p><text:span text:style-name="T32">Jorge Tabasco</text:span></text:p>
            <text:p><text:span text:style-name="T32"/></text:p>
            <text:p><text:span text:style-name="T32"/></text:p>
            <text:p><text:span text:style-name="T32">\0Mánager de </text:span><text:span text:style-name="T32">localización\5</text:span></text:p>
            <text:p><text:span text:style-name="T32">Alexis Green-Painchaud</text:span></text:p>
            <text:p><text:span text:style-name="T32"/></text:p>
            <text:p><text:span text:style-name="T32">\0Coordinación de </text:span><text:span text:style-name="T32">localización\5</text:span></text:p>
            <text:p><text:span text:style-name="T32">Alicja Buffa</text:span></text:p>
            <text:p><text:span text:style-name="T32">Fred Leung</text:span></text:p>
            <text:p><text:span text:style-name="T32"/></text:p>
            <text:p><text:span text:style-name="T32">\0Localización\5</text:span></text:p>
            <text:p><text:span text:style-name="T32">Pilar Gómez</text:span></text:p>
            <text:p><text:span text:style-name="T32">Analía Lambrecht</text:span></text:p>
            <text:p><text:span text:style-name="T32">Pau Cortés</text:span></text:p>
            <text:p><text:span text:style-name="T32">Raúl Burgos</text:span></text:p>
            <text:p><text:span text:style-name="T32">Pedro Funes</text:span></text:p>
            <text:p><text:span text:style-name="T32"/></text:p>
            <text:p><text:span text:style-name="T32">\0Equipo de texto\5</text:span></text:p>
            <text:p><text:span text:style-name="T32">Zhou Dan</text:span></text:p>
            <text:p><text:span text:style-name="T32">Gao Yuan</text:span></text:p>
            <text:p><text:span text:style-name="T32">Liu Jianwei</text:span></text:p>
            <text:p><text:span text:style-name="T32"/></text:p>
            <text:p><text:span text:style-name="T32">\0Mánager de calidad\5</text:span></text:p>
            <text:p><text:span text:style-name="T32">Lam Hong Phu</text:span></text:p>
            <text:p><text:span text:style-name="T32"/></text:p>
            <text:p><text:span text:style-name="T32">\0Mánager de calidad </text:span><text:span text:style-name="T32">del proyecto\5</text:span></text:p>
            <text:p><text:span text:style-name="T32">Nguyen Hong Minh </text:span><text:span text:style-name="T32">Trang</text:span></text:p>
            <text:p><text:span text:style-name="T32"/></text:p>
            <text:p><text:span text:style-name="T32">\0Jefes de calidad\5</text:span></text:p>
            <text:p><text:span text:style-name="T32">Chau Quoc Min</text:span></text:p>
            <text:p><text:span text:style-name="T32">Vo Tan Quoc</text:span></text:p>
            <text:p><text:span text:style-name="T32">Mai Thanh Huyen</text:span></text:p>
            <text:p><text:span text:style-name="T32"/></text:p>
            <text:p><text:span text:style-name="T32">\0Test de control de </text:span><text:span text:style-name="T32">calidad\5</text:span></text:p>
            <text:p><text:span text:style-name="T32">Nguyen Xuan Thien Tan</text:span></text:p>
            <text:p><text:span text:style-name="T32">Tran Thai Hung</text:span></text:p>
            <text:p><text:span text:style-name="T32">Ton That Ba</text:span></text:p>
            <text:p><text:span text:style-name="T32">Vo Tran Chi</text:span></text:p>
            <text:p><text:span text:style-name="T32">Hoang Tung</text:span></text:p>
            <text:p><text:span text:style-name="T32">Ngo Van Long</text:span></text:p>
            <text:p><text:span text:style-name="T32">Le Cong Cuong</text:span></text:p>
            <text:p><text:span text:style-name="T32">Tran Chi Hieu</text:span></text:p>
            <text:p><text:span text:style-name="T32"/></text:p>
            <text:p><text:span text:style-name="T32">\0Mánager de </text:span><text:span text:style-name="T32">investigación de </text:span><text:span text:style-name="T32">producción\5</text:span></text:p>
            <text:p><text:span text:style-name="T32">Amos Berger</text:span></text:p>
            <text:p><text:span text:style-name="T32"/></text:p>
            <text:p><text:span text:style-name="T32">\0Análisis de </text:span><text:span text:style-name="T32">investigación de </text:span><text:span text:style-name="T32">producción\5</text:span></text:p>
            <text:p><text:span text:style-name="T32">Elizabeth Cronin</text:span></text:p>
            <text:p><text:span text:style-name="T32">Raul Salcedo</text:span></text:p>
            <text:p><text:span text:style-name="T32"/></text:p>
            <text:p><text:span text:style-name="T32"/></text:p>
            <text:p><text:span text:style-name="T32">\0Mánager del estudio\5</text:span></text:p>
            <text:p><text:span text:style-name="T32">Yu Fei</text:span></text:p>
          </table:table-cell>
          <table:table-cell table:style-name="ce373" office:value-type="string">
            <text:p>\0Assassin's Creed<text:span text:style-name="T30">®</text:span><text:span text:style-name="T31"> Revelations</text:span></text:p>
            <text:p><text:span text:style-name="T31"/></text:p>
            <text:p><text:span text:style-name="T32">\5Versione %s0</text:span></text:p>
            <text:p><text:span text:style-name="T32"/></text:p>
            <text:p><text:span text:style-name="T32">© 2011 Ubisoft </text:span><text:span text:style-name="T32">Entertainment.</text:span></text:p>
            <text:p><text:span text:style-name="T32">Tutti i diritti riservati. </text:span><text:span text:style-name="T32">Assassin's Creed, </text:span><text:span text:style-name="T32">Ubisoft e il logo Ubisoft </text:span><text:span text:style-name="T32">sono marchi registrati di </text:span><text:span text:style-name="T32">Ubisoft Entertainment </text:span><text:span text:style-name="T32">negli Stati Uniti e/o in </text:span><text:span text:style-name="T32">altri paesi. Pubblicato e </text:span><text:span text:style-name="T32">sviluppato da Gameloft </text:span><text:span text:style-name="T32">su licenza di Ubisoft </text:span><text:span text:style-name="T32">Entertainment.</text:span></text:p>
            <text:p><text:span text:style-name="T32"/></text:p>
            <text:p><text:span text:style-name="T32">© 2011 Gameloft.</text:span></text:p>
            <text:p><text:span text:style-name="T32">Tutti i diritti riservati.</text:span></text:p>
            <text:p><text:span text:style-name="T32">Gameloft e il logo </text:span><text:span text:style-name="T32">Gameloft sono marchi </text:span><text:span text:style-name="T32">registrati di Gameloft </text:span><text:span text:style-name="T32">negli Stati Uniti e/o in </text:span><text:span text:style-name="T32">altri paesi.</text:span></text:p>
            <text:p><text:span text:style-name="T32"/></text:p>
            <text:p><text:span text:style-name="T32">\0Info e servizio clienti:</text:span></text:p>
            <text:p><text:span text:style-name="T32">\5www.gameloft.com</text:span></text:p>
            <text:p><text:span text:style-name="T32">support@gameloft.com</text:span></text:p>
            <text:p><text:span text:style-name="T32"/></text:p>
            <text:p><text:span text:style-name="T32"/></text:p>
            <text:p><text:span text:style-name="T32">\0Produttore esecutivo\5</text:span></text:p>
            <text:p><text:span text:style-name="T32">Jonathan Stock</text:span></text:p>
            <text:p><text:span text:style-name="T32"/></text:p>
            <text:p><text:span text:style-name="T32">\0Produttore\5</text:span></text:p>
            <text:p><text:span text:style-name="T32">Ding Xue Song</text:span></text:p>
            <text:p><text:span text:style-name="T32"/></text:p>
            <text:p><text:span text:style-name="T32">\0Direttore creativo\5</text:span></text:p>
            <text:p><text:span text:style-name="T32">Ding Xue Song</text:span></text:p>
            <text:p><text:span text:style-name="T32"/></text:p>
            <text:p><text:span text:style-name="T32">\0Design gioco\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Direttore artistico </text:span><text:span text:style-name="T32">mondiale cellulari\5</text:span></text:p>
            <text:p><text:span text:style-name="T32">Toni Rodriguez</text:span></text:p>
            <text:p><text:span text:style-name="T32"/></text:p>
            <text:p><text:span text:style-name="T32">\0Capo grafica\5</text:span></text:p>
            <text:p><text:span text:style-name="T32">Ji Rui</text:span></text:p>
            <text:p><text:span text:style-name="T32"/></text:p>
            <text:p><text:span text:style-name="T32">\0Grafica\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Capi </text:span><text:span text:style-name="T32">programmazione\5</text:span></text:p>
            <text:p><text:span text:style-name="T32">Li Ti Lei</text:span></text:p>
            <text:p><text:span text:style-name="T32">Xu Ya Hui</text:span></text:p>
            <text:p><text:span text:style-name="T32"/></text:p>
            <text:p><text:span text:style-name="T32">\0Programmazione\5</text:span></text:p>
            <text:p><text:span text:style-name="T32">Li Zhao</text:span></text:p>
            <text:p><text:span text:style-name="T32">Wu Jie</text:span></text:p>
            <text:p><text:span text:style-name="T32">Mao Wen Peng</text:span></text:p>
            <text:p><text:span text:style-name="T32"/></text:p>
            <text:p><text:span text:style-name="T32">\0Testi\5</text:span></text:p>
            <text:p><text:span text:style-name="T32">Patrick Downs</text:span></text:p>
            <text:p><text:span text:style-name="T32"/></text:p>
            <text:p><text:span text:style-name="T32">\0Direttore audio\5</text:span></text:p>
            <text:p><text:span text:style-name="T32">Jorge Peirano</text:span></text:p>
            <text:p><text:span text:style-name="T32"/></text:p>
            <text:p><text:span text:style-name="T32">\0Design audio\5</text:span></text:p>
            <text:p><text:span text:style-name="T32">Eduardo Broseta</text:span></text:p>
            <text:p><text:span text:style-name="T32">Emanuel Burcea</text:span></text:p>
            <text:p><text:span text:style-name="T32"/></text:p>
            <text:p><text:span text:style-name="T32">\0Responsabile CQ </text:span><text:span text:style-name="T32">audio\5</text:span></text:p>
            <text:p><text:span text:style-name="T32">Ulrich Frantz</text:span></text:p>
            <text:p><text:span text:style-name="T32"/></text:p>
            <text:p><text:span text:style-name="T32">\0Test audio\5</text:span></text:p>
            <text:p><text:span text:style-name="T32">Samuel Araiza</text:span></text:p>
            <text:p><text:span text:style-name="T32">Jorge Tabasco</text:span></text:p>
            <text:p><text:span text:style-name="T32"/></text:p>
            <text:p><text:span text:style-name="T32"/></text:p>
            <text:p><text:span text:style-name="T32">\0Responsabile </text:span><text:span text:style-name="T32">localizzazione\5</text:span></text:p>
            <text:p><text:span text:style-name="T32">Alexis Green-Painchaud</text:span></text:p>
            <text:p><text:span text:style-name="T32"/></text:p>
            <text:p><text:span text:style-name="T32">\0Coordinatori </text:span><text:span text:style-name="T32">localizzazione\5</text:span></text:p>
            <text:p><text:span text:style-name="T32">Alicja Buffa</text:span></text:p>
            <text:p><text:span text:style-name="T32">Fred Leung</text:span></text:p>
            <text:p><text:span text:style-name="T32"/></text:p>
            <text:p><text:span text:style-name="T32">\0Localizzazione\5</text:span></text:p>
            <text:p><text:span text:style-name="T32">Alen Hadzihasanovic </text:span></text:p>
            <text:p><text:span text:style-name="T32">Rodolfo Martignago</text:span></text:p>
            <text:p><text:span text:style-name="T32">Marcello Piani</text:span></text:p>
            <text:p><text:span text:style-name="T32">Sara Picotto</text:span></text:p>
            <text:p><text:span text:style-name="T32">Giuditta Trifogli</text:span></text:p>
            <text:p><text:span text:style-name="T32"/></text:p>
            <text:p><text:span text:style-name="T32">\0Squadra testi\5</text:span></text:p>
            <text:p><text:span text:style-name="T32">Zhou Dan</text:span></text:p>
            <text:p><text:span text:style-name="T32">Gao Yuan</text:span></text:p>
            <text:p><text:span text:style-name="T32">Liu Jianwei</text:span></text:p>
            <text:p><text:span text:style-name="T32"/></text:p>
            <text:p><text:span text:style-name="T32"/></text:p>
            <text:p><text:span text:style-name="T32">\0Responsabile </text:span><text:span text:style-name="T32">controllo qualità\5</text:span></text:p>
            <text:p><text:span text:style-name="T32">Lam Hong Phu</text:span></text:p>
            <text:p><text:span text:style-name="T32"/></text:p>
            <text:p><text:span text:style-name="T32">\0Responsabile </text:span><text:span text:style-name="T32">controllo qualità </text:span><text:span text:style-name="T32">progetto\5</text:span></text:p>
            <text:p><text:span text:style-name="T32">Nguyen Hong Minh </text:span><text:span text:style-name="T32">Trang</text:span></text:p>
            <text:p><text:span text:style-name="T32"/></text:p>
            <text:p><text:span text:style-name="T32">\0Capi controllo </text:span><text:span text:style-name="T32">qualità\5</text:span></text:p>
            <text:p><text:span text:style-name="T32">Chau Quoc Min</text:span></text:p>
            <text:p><text:span text:style-name="T32">Vo Tan Quoc</text:span></text:p>
            <text:p><text:span text:style-name="T32">Mai Thanh Huyen</text:span></text:p>
            <text:p><text:span text:style-name="T32"/></text:p>
            <text:p><text:span text:style-name="T32">\0Test controllo qualità\5</text:span></text:p>
            <text:p><text:span text:style-name="T32">Nguyen Xuan Thien Tan</text:span></text:p>
            <text:p><text:span text:style-name="T32">Tran Thai Hung</text:span></text:p>
            <text:p><text:span text:style-name="T32">Ton That Ba</text:span></text:p>
            <text:p><text:span text:style-name="T32">Vo Tran Chi</text:span></text:p>
            <text:p><text:span text:style-name="T32">Hoang Tung</text:span></text:p>
            <text:p><text:span text:style-name="T32">Ngo Van Long</text:span></text:p>
            <text:p><text:span text:style-name="T32">Le Cong Cuong</text:span></text:p>
            <text:p><text:span text:style-name="T32">Tran Chi Hieu</text:span></text:p>
            <text:p><text:span text:style-name="T32"/></text:p>
            <text:p><text:span text:style-name="T32">\0Responsabile ricerca </text:span><text:span text:style-name="T32">prodotto \5</text:span></text:p>
            <text:p><text:span text:style-name="T32">Amos Berger</text:span></text:p>
            <text:p><text:span text:style-name="T32"/></text:p>
            <text:p><text:span text:style-name="T32">\0Analisti ricerca </text:span><text:span text:style-name="T32">prodotto\5</text:span></text:p>
            <text:p><text:span text:style-name="T32">Elizabeth Cronin</text:span></text:p>
            <text:p><text:span text:style-name="T32">Raul Salcedo</text:span></text:p>
            <text:p><text:span text:style-name="T32"/></text:p>
            <text:p><text:span text:style-name="T32"/></text:p>
            <text:p><text:span text:style-name="T32">\0Responsabile studio\5</text:span></text:p>
            <text:p><text:span text:style-name="T32">Yu Fei</text:span></text:p>
            <text:p><text:span text:style-name="T32"/></text:p>
          </table:table-cell>
          <table:table-cell table:style-name="ce373" office:value-type="string">
            <text:p>\0Assassin's Creed<text:span text:style-name="T30">®</text:span><text:span text:style-name="T31"> Revelations</text:span></text:p>
            <text:p><text:span text:style-name="T31"/></text:p>
            <text:p><text:span text:style-name="T32">\5Versão %s0</text:span></text:p>
            <text:p><text:span text:style-name="T32"/></text:p>
            <text:p><text:span text:style-name="T32">© 2011 Ubisoft </text:span><text:span text:style-name="T32">Entertainment.</text:span></text:p>
            <text:p><text:span text:style-name="T32">Todos os direitos </text:span><text:span text:style-name="T32">reservados. Assassin's </text:span><text:span text:style-name="T32">Creed, Ubisoft e a </text:span><text:span text:style-name="T32">marca Ubisoft são </text:span><text:span text:style-name="T32">marcas registradas de </text:span><text:span text:style-name="T32">Ubisoft Entertainment </text:span><text:span text:style-name="T32">nos E.U.A. e/ou em </text:span><text:span text:style-name="T32">outros países. </text:span><text:span text:style-name="T32">Publicado e </text:span><text:span text:style-name="T32">desenvolvido pela </text:span><text:span text:style-name="T32">Gameloft sob licença de </text:span><text:span text:style-name="T32">Ubisoft Entertainment.</text:span></text:p>
            <text:p><text:span text:style-name="T32"/></text:p>
            <text:p><text:span text:style-name="T32">© 2011 Gameloft.</text:span></text:p>
            <text:p><text:span text:style-name="T32">Todos os direitos </text:span><text:span text:style-name="T32">reservados.</text:span></text:p>
            <text:p><text:span text:style-name="T32">Gameloft e a marca </text:span><text:span text:style-name="T32">Gameloft são marcas </text:span><text:span text:style-name="T32">registradas da Gameloft </text:span><text:span text:style-name="T32">nos E.U.A. e/ou em </text:span><text:span text:style-name="T32">outros países.</text:span></text:p>
            <text:p><text:span text:style-name="T32"/></text:p>
            <text:p><text:span text:style-name="T32">\0Informação e </text:span><text:span text:style-name="T32">atendimento ao cliente:</text:span></text:p>
            <text:p><text:span text:style-name="T32">\5br.gameloft.com</text:span></text:p>
            <text:p><text:span text:style-name="T32">support@gameloft.com</text:span></text:p>
            <text:p><text:span text:style-name="T32"/></text:p>
            <text:p><text:span text:style-name="T32"/></text:p>
            <text:p><text:span text:style-name="T32">\0Produtor executivo\5</text:span></text:p>
            <text:p><text:span text:style-name="T32">Jonathan Stock</text:span></text:p>
            <text:p><text:span text:style-name="T32"/></text:p>
            <text:p><text:span text:style-name="T32">\0Produtor\5</text:span></text:p>
            <text:p><text:span text:style-name="T32">Ding Xue Song</text:span></text:p>
            <text:p><text:span text:style-name="T32"/></text:p>
            <text:p><text:span text:style-name="T32">\0Diretor de criação\5</text:span></text:p>
            <text:p><text:span text:style-name="T32">Ding Xue Song</text:span></text:p>
            <text:p><text:span text:style-name="T32"/></text:p>
            <text:p><text:span text:style-name="T32">\0Projeto de jogo\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Diretor mundial de </text:span><text:span text:style-name="T32">arte para celular\5</text:span></text:p>
            <text:p><text:span text:style-name="T32">Toni Rodriguez</text:span></text:p>
            <text:p><text:span text:style-name="T32"/></text:p>
            <text:p><text:span text:style-name="T32">\0Chefe de arte </text:span><text:span text:style-name="T32">gráfica\5</text:span></text:p>
            <text:p><text:span text:style-name="T32">Ji Rui</text:span></text:p>
            <text:p><text:span text:style-name="T32"/></text:p>
            <text:p><text:span text:style-name="T32">\0Artistas gráficos\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Chefes de </text:span><text:span text:style-name="T32">programação\5</text:span></text:p>
            <text:p><text:span text:style-name="T32">Li Ti Lei</text:span></text:p>
            <text:p><text:span text:style-name="T32">Xu Ya Hui</text:span></text:p>
            <text:p><text:span text:style-name="T32"/></text:p>
            <text:p><text:span text:style-name="T32">\0Programadores\5</text:span></text:p>
            <text:p><text:span text:style-name="T32">Li Zhao</text:span></text:p>
            <text:p><text:span text:style-name="T32">Wu Jie</text:span></text:p>
            <text:p><text:span text:style-name="T32">Mao Wen Peng</text:span></text:p>
            <text:p><text:span text:style-name="T32"/></text:p>
            <text:p><text:span text:style-name="T32">\0Roteiro\5</text:span></text:p>
            <text:p><text:span text:style-name="T32">Patrick Downs</text:span></text:p>
            <text:p><text:span text:style-name="T32"/></text:p>
            <text:p><text:span text:style-name="T32">\0Diretor de som\5</text:span></text:p>
            <text:p><text:span text:style-name="T32">Jorge Peirano</text:span></text:p>
            <text:p><text:span text:style-name="T32"/></text:p>
            <text:p><text:span text:style-name="T32">\0Projeto de som\5</text:span></text:p>
            <text:p><text:span text:style-name="T32">Eduardo Broseta</text:span></text:p>
            <text:p><text:span text:style-name="T32">Emanuel Burcea</text:span></text:p>
            <text:p><text:span text:style-name="T32"/></text:p>
            <text:p><text:span text:style-name="T32">\0Gerente de CQ de </text:span><text:span text:style-name="T32">som\5</text:span></text:p>
            <text:p><text:span text:style-name="T32">Ulrich Frantz</text:span></text:p>
            <text:p><text:span text:style-name="T32"/></text:p>
            <text:p><text:span text:style-name="T32">\0Teste de som\5</text:span></text:p>
            <text:p><text:span text:style-name="T32">Samuel Araiza</text:span></text:p>
            <text:p><text:span text:style-name="T32">Jorge Tabasco</text:span></text:p>
            <text:p><text:span text:style-name="T32"/></text:p>
            <text:p><text:span text:style-name="T32"/></text:p>
            <text:p><text:span text:style-name="T32">\0Gerente de </text:span><text:span text:style-name="T32">localização\5</text:span></text:p>
            <text:p><text:span text:style-name="T32">Alexis Green-Painchaud</text:span></text:p>
            <text:p><text:span text:style-name="T32"/></text:p>
            <text:p><text:span text:style-name="T32">\0Coordenadores de </text:span><text:span text:style-name="T32">localização\5</text:span></text:p>
            <text:p><text:span text:style-name="T32">Alicja Buffa</text:span></text:p>
            <text:p><text:span text:style-name="T32">Fred Leung</text:span></text:p>
            <text:p><text:span text:style-name="T32"/></text:p>
            <text:p><text:span text:style-name="T32">\0Localização\5</text:span></text:p>
            <text:p><text:span text:style-name="T32">Marina Beretta</text:span></text:p>
            <text:p><text:span text:style-name="T32">Rafael França</text:span></text:p>
            <text:p><text:span text:style-name="T32">Fabiano Pimenta</text:span></text:p>
            <text:p><text:span text:style-name="T32">Marcelo Rocha</text:span></text:p>
            <text:p><text:span text:style-name="T32"/></text:p>
            <text:p><text:span text:style-name="T32">\0Equipe de texto\5</text:span></text:p>
            <text:p><text:span text:style-name="T32">Zhou Dan</text:span></text:p>
            <text:p><text:span text:style-name="T32">Gao Yuan</text:span></text:p>
            <text:p><text:span text:style-name="T32">Liu Jianwei</text:span></text:p>
            <text:p><text:span text:style-name="T32"/></text:p>
            <text:p><text:span text:style-name="T32"/></text:p>
            <text:p><text:span text:style-name="T32">\0Gerente de CQ\5</text:span></text:p>
            <text:p><text:span text:style-name="T32">Lam Hong Phu</text:span></text:p>
            <text:p><text:span text:style-name="T32"/></text:p>
            <text:p><text:span text:style-name="T32">\0Gerente de projeto de </text:span><text:span text:style-name="T32">CQ\5</text:span></text:p>
            <text:p><text:span text:style-name="T32">Nguyen Hong Minh </text:span><text:span text:style-name="T32">Trang</text:span></text:p>
            <text:p><text:span text:style-name="T32"/></text:p>
            <text:p><text:span text:style-name="T32">\0Chefes de CQ\5</text:span></text:p>
            <text:p><text:span text:style-name="T32">Chau Quoc Min</text:span></text:p>
            <text:p><text:span text:style-name="T32">Vo Tan Quoc</text:span></text:p>
            <text:p><text:span text:style-name="T32">Mai Thanh Huyen</text:span></text:p>
            <text:p><text:span text:style-name="T32"/></text:p>
            <text:p><text:span text:style-name="T32">\0Controle de </text:span><text:span text:style-name="T32">qualidade\5</text:span></text:p>
            <text:p><text:span text:style-name="T32">Nguyen Xuan Thien Tan</text:span></text:p>
            <text:p><text:span text:style-name="T32">Tran Thai Hung</text:span></text:p>
            <text:p><text:span text:style-name="T32">Ton That Ba</text:span></text:p>
            <text:p><text:span text:style-name="T32">Vo Tran Chi</text:span></text:p>
            <text:p><text:span text:style-name="T32">Hoang Tung</text:span></text:p>
            <text:p><text:span text:style-name="T32">Ngo Van Long</text:span></text:p>
            <text:p><text:span text:style-name="T32">Le Cong Cuong</text:span></text:p>
            <text:p><text:span text:style-name="T32">Tran Chi Hieu</text:span></text:p>
            <text:p><text:span text:style-name="T32"/></text:p>
            <text:p><text:span text:style-name="T32">\0Gerente de pesquisa </text:span><text:span text:style-name="T32">de produto\5</text:span></text:p>
            <text:p><text:span text:style-name="T32">Amos Berger</text:span></text:p>
            <text:p><text:span text:style-name="T32"/></text:p>
            <text:p><text:span text:style-name="T32">\0Analistas de pesquisa </text:span><text:span text:style-name="T32">de produto\5</text:span></text:p>
            <text:p><text:span text:style-name="T32">Elizabeth Cronin</text:span></text:p>
            <text:p><text:span text:style-name="T32">Raul Salcedo</text:span></text:p>
            <text:p><text:span text:style-name="T32"/></text:p>
            <text:p><text:span text:style-name="T32"/></text:p>
            <text:p><text:span text:style-name="T32">\0Gerente do estúdio\5</text:span></text:p>
            <text:p><text:span text:style-name="T32">Yu Fei</text:span></text:p>
          </table:table-cell>
          <table:table-cell table:style-name="ce459" office:value-type="string">
            <text:p>\0Assassin's Creed® Revelations</text:p>
            <text:p/>
            <text:p>\5Sürüm %s0</text:p>
            <text:p/>
            <text:p>© 2011 Ubisoft Entertainment.</text:p>
            <text:p>Tüm hakları saklıdır. Assassin's Creed, Ubisoft ve Ubisoft logosu, ABD ve diğer ülkelerde Ubisoft Entertainment'ın ticari markasıdır. Gameloft tarafından Ubisoft Entertainment'ın lisansı altında yayınlanmış ve geliştirilmiştir.</text:p>
            <text:p/>
            <text:p>© 2011 Gameloft.</text:p>
            <text:p>Tüm hakları saklıdır.</text:p>
            <text:p>Gameloft ve Gameloft logosu, ABD ve diğer ülkelerde Gameloft'un ticari markasıdır.</text:p>
            <text:p><text:s/></text:p>
            <text:p>\0Bilgi ve Müşteri Hizmetleri:</text:p>
            <text:p>\5www.gameloft.com</text:p>
            <text:p>support@gameloft.com</text:p>
            <text:p/>
            <text:p/>
            <text:p>\0Yapım Yönetmeni\5</text:p>
            <text:p>Jonathan Stock</text:p>
            <text:p/>
            <text:p>\0Yapımcı\5</text:p>
            <text:p>Ding Xue Song</text:p>
            <text:p/>
            <text:p>\0Yaratıcı Yönetmen\5</text:p>
            <text:p>Ding Xue Song</text:p>
            <text:p/>
            <text:p>\0Oyun Tasarımı\5</text:p>
            <text:p>Fu Xiao</text:p>
            <text:p>Guo Jing Yao</text:p>
            <text:p>Zhao Fan</text:p>
            <text:p>Liu Xu</text:p>
            <text:p>Xia Wan Lu</text:p>
            <text:p/>
            <text:p>\0Mobil Sürüm Sanat Yönetmeni\5</text:p>
            <text:p>Toni Rodriguez</text:p>
            <text:p/>
            <text:p>\0Grafik Çizim Şefi\5</text:p>
            <text:p>Ji Rui</text:p>
            <text:p/>
            <text:p>\0Grafik Çizim\5</text:p>
            <text:p>Zheng Jun</text:p>
            <text:p>Qi Shi Bo</text:p>
            <text:p>Cao Yu</text:p>
            <text:p>Xu Guan Jun</text:p>
            <text:p/>
            <text:p>\0Programlama Şefleri\5</text:p>
            <text:p>Li Ti Lei</text:p>
            <text:p>Xu Ya Hui</text:p>
            <text:p/>
            <text:p>\0Programlama\5</text:p>
            <text:p>Li Zhao</text:p>
            <text:p>Wu Jie</text:p>
            <text:p>Mao Wen Peng</text:p>
            <text:p/>
            <text:p>\0Yazar\5</text:p>
            <text:p>Patrick Downs</text:p>
            <text:p/>
            <text:p>\0Ses Yönetmeni\5</text:p>
            <text:p>Jorge Peirano</text:p>
            <text:p/>
            <text:p>\0Ses Tasarımı\5</text:p>
            <text:p>Eduardo Broseta</text:p>
            <text:p>Emanuel Burcea</text:p>
            <text:p/>
            <text:p>\0Ses KG Yöneticisi\5</text:p>
            <text:p>Ulrich Frantz</text:p>
            <text:p/>
            <text:p>\0Ses Deneme\5</text:p>
            <text:p>Samuel Araiza</text:p>
            <text:p>Jorge Tabasco</text:p>
            <text:p/>
            <text:p/>
            <text:p>\0Yerelleştirme Yöneticisi\5</text:p>
            <text:p>Alexis Green-Painchaud</text:p>
            <text:p/>
            <text:p>\0Yerelleştirme Koordinatörleri\5</text:p>
            <text:p>Alicja Buffa</text:p>
            <text:p>Fred Leung</text:p>
            <text:p/>
            <text:p>\0Yerelleştirme\5</text:p>
            <text:p>Dilek Özçakır</text:p>
            <text:p>Pınar Sümer</text:p>
            <text:p/>
            <text:p>\0Metin Ekibi\5</text:p>
            <text:p>Zhou Dan</text:p>
            <text:p>Gao Yuan</text:p>
            <text:p>Liu Jianwei</text:p>
            <text:p/>
            <text:p/>
            <text:p>\0Kalite Güvence Yöneticisi\5</text:p>
            <text:p>Lam Hong Phu</text:p>
            <text:p/>
            <text:p>\0Kalite Güvence Proje Yöneticisi\5</text:p>
            <text:p>Nguyen Hong Minh Trang</text:p>
            <text:p/>
            <text:p>\0Kalite Güvence Şefleri\5</text:p>
            <text:p>Chau Quoc Min</text:p>
            <text:p>Vo Tan Quoc</text:p>
            <text:p>Mai Thanh Huyen</text:p>
            <text:p/>
            <text:p>\0Kalite Güvence Deneme\5</text:p>
            <text:p>Nguyen Xuan Thien Tan</text:p>
            <text:p>Tran Thai Hung</text:p>
            <text:p>Ton That Ba</text:p>
            <text:p>Vo Tran Chi</text:p>
            <text:p>Hoang Tung</text:p>
            <text:p>Ngo Van Long</text:p>
            <text:p>Le Cong Cuong</text:p>
            <text:p>Tran Chi Hieu</text:p>
            <text:p/>
            <text:p>\0Üretim Araştırma Yöneticisi\5</text:p>
            <text:p>Amos Berger</text:p>
            <text:p/>
            <text:p>\0Üretim Araştırma Analizi \5</text:p>
            <text:p>Elizabeth Cronin</text:p>
            <text:p>Raul Salcedo</text:p>
            <text:p/>
            <text:p/>
            <text:p>\0Stüdyo Yöneticisi\5</text:p>
            <text:p>Yu Fei</text:p>
          </table:table-cell>
          <table:table-cell table:style-name="ce400" office:value-type="string">
            <text:p>\0Assassin's Creed® Откровения</text:p>
            <text:p/>
            <text:p>\5Версия %s0</text:p>
            <text:p/>
            <text:p>© 2011 Ubisoft Entertainment.</text:p>
            <text:p>Все права защищены. Assassin's Creed, Ubisoft и логотип Ubisoft являются товарными знаками Ubisoft Entertainment в США и/или других странах. Издание и распространение Gameloft по лицензии Ubisoft Entertainment.</text:p>
            <text:p/>
            <text:p>© 2011 Gameloft.</text:p>
            <text:p>Все права защищены.</text:p>
            <text:p>Gameloft и логотип Gameloft являются товарными знаками Gameloft в США и/или других странах.</text:p>
            <text:p/>
            <text:p>\0Информация и поддержка пользователя:</text:p>
            <text:p>\5www.gameloft.com</text:p>
            <text:p>support@gameloft.com</text:p>
            <text:p/>
            <text:p/>
            <text:p>\0Исполнительные продюсер\5</text:p>
            <text:p>Jonathan Stock</text:p>
            <text:p/>
            <text:p>\0Продюсер\5</text:p>
            <text:p>Ding Xue Song</text:p>
            <text:p/>
            <text:p>\0Тв. руководитель\5</text:p>
            <text:p>Ding Xue Song</text:p>
            <text:p/>
            <text:p>\0Гейм-дизайнеры\5</text:p>
            <text:p>Fu Xiao</text:p>
            <text:p>Guo Jing Yao</text:p>
            <text:p>Zhao Fan</text:p>
            <text:p>Liu Xu</text:p>
            <text:p>Xia Wan Lu</text:p>
            <text:p/>
            <text:p>\0Глоб. арт-директор\5</text:p>
            <text:p>Toni Rodriguez</text:p>
            <text:p/>
            <text:p>\0Вед. художник\5</text:p>
            <text:p>Ji Rui</text:p>
            <text:p/>
            <text:p>\0Художники\5</text:p>
            <text:p>Zheng Jun</text:p>
            <text:p>Qi Shi Bo</text:p>
            <text:p>Cao Yu</text:p>
            <text:p>Xu Guan Jun</text:p>
            <text:p/>
            <text:p>\0Вед. программисты\5</text:p>
            <text:p>Li Ti Lei</text:p>
            <text:p>Xu Ya Hui</text:p>
            <text:p/>
            <text:p>\0Программисты\5</text:p>
            <text:p>Li Zhao</text:p>
            <text:p>Wu Jie</text:p>
            <text:p>Mao Wen Peng</text:p>
            <text:p/>
            <text:p>\0Сценарист\5</text:p>
            <text:p>Patrick Downs</text:p>
            <text:p/>
            <text:p>\0Звукорежиссер\5</text:p>
            <text:p>Jorge Peirano</text:p>
            <text:p/>
            <text:p>\0Композиторы\5</text:p>
            <text:p>Eduardo Broseta</text:p>
            <text:p>Emanuel Burcea</text:p>
            <text:p/>
            <text:p>\0Тестирование звука, менеджер\5</text:p>
            <text:p>Ulrich Frantz</text:p>
            <text:p/>
            <text:p>\0Тестирование звука\5</text:p>
            <text:p>Samuel Araiza</text:p>
            <text:p>Jorge Tabasco</text:p>
            <text:p/>
            <text:p/>
            <text:p>\0Менеджер локализации\5</text:p>
            <text:p>Alexis Green-Painchaud</text:p>
            <text:p/>
            <text:p>\0Координаторы локализации\5</text:p>
            <text:p>Alicja Buffa</text:p>
            <text:p>Fred Leung</text:p>
            <text:p/>
            <text:p>\0Локализация\5</text:p>
            <text:p>Elena Kurguz</text:p>
            <text:p>Sergey Zhukov</text:p>
            <text:p>Vadim Medved</text:p>
            <text:p>Dmitry Krasnikov</text:p>
            <text:p/>
            <text:p>\0Авторы текстов\5</text:p>
            <text:p>Zhou Dan</text:p>
            <text:p>Gao Yuan</text:p>
            <text:p>Liu Jianwei</text:p>
            <text:p/>
            <text:p/>
            <text:p>\0Тестирование, менеджер\5</text:p>
            <text:p>Lam Hong Phu</text:p>
            <text:p/>
            <text:p>\0Тестирование, проект-менеджер\5</text:p>
            <text:p>Nguyen Hong Minh Trang</text:p>
            <text:p/>
            <text:p>\Тестирование, вед. спец.\5</text:p>
            <text:p>Chau Quoc Min</text:p>
            <text:p>Vo Tan Quoc</text:p>
            <text:p>Mai Thanh Huyen</text:p>
            <text:p/>
            <text:p>\Тестирование\5</text:p>
            <text:p>Nguyen Xuan Thien Tan</text:p>
            <text:p>Tran Thai Hung</text:p>
            <text:p>Ton That Ba</text:p>
            <text:p>Vo Tran Chi</text:p>
            <text:p>Hoang Tung</text:p>
            <text:p>Ngo Van Long</text:p>
            <text:p>Le Cong Cuong</text:p>
            <text:p>Tran Chi Hieu</text:p>
            <text:p/>
            <text:p>\Менеджер по исследованию продукции\5</text:p>
            <text:p>Amos Berger</text:p>
            <text:p/>
            <text:p>\0Исследование продукции, аналитики\5</text:p>
            <text:p>Elizabeth Cronin</text:p>
            <text:p>Raul Salcedo</text:p>
            <text:p/>
            <text:p/>
            <text:p>\0Менеджер студии\5</text:p>
            <text:p>Yu Fei</text:p>
            <text:p/>
          </table:table-cell>
          <table:table-cell table:style-name="ce400" office:value-type="string">
            <text:p>\0Assassin's Creed<text:span text:style-name="T30">®</text:span><text:span text:style-name="T31"> Revelations</text:span></text:p>
            <text:p><text:span text:style-name="T31"/></text:p>
            <text:p><text:span text:style-name="T32">\5Wersja %s0</text:span></text:p>
            <text:p><text:span text:style-name="T32"/></text:p>
            <text:p><text:span text:style-name="T32">© 2011 Ubisoft </text:span><text:span text:style-name="T32">Entertainment. Wszelkie </text:span><text:span text:style-name="T32">prawa zastrzeżone. </text:span><text:span text:style-name="T32">Assassin's Creed, </text:span><text:span text:style-name="T32">Ubisoft oraz logo Ubisoft </text:span><text:span text:style-name="T32">są znakami handlowymi </text:span><text:span text:style-name="T32">Ubisoft Entertainment w </text:span><text:span text:style-name="T32">USA i/lub innych </text:span><text:span text:style-name="T32">państwach. Wydane i </text:span><text:span text:style-name="T32">opublikowane przez </text:span><text:span text:style-name="T32">Gameloft na licencji </text:span><text:span text:style-name="T32">Ubisoft Entertainment. </text:span></text:p>
            <text:p><text:span text:style-name="T32"/></text:p>
            <text:p><text:span text:style-name="T32">© 2011 Gameloft. </text:span></text:p>
            <text:p><text:span text:style-name="T32">Wszelkie prawa </text:span><text:span text:style-name="T32">zastrzeżone. </text:span></text:p>
            <text:p><text:span text:style-name="T32">Gameloft oraz logo </text:span><text:span text:style-name="T32">Gameloft są znakami </text:span><text:span text:style-name="T32">towarowymi Gameloft w </text:span><text:span text:style-name="T32">USA i/lub innych </text:span><text:span text:style-name="T32">państwach.</text:span></text:p>
            <text:p><text:span text:style-name="T32"/></text:p>
            <text:p><text:span text:style-name="T32">\0Info i obsługa klienta:</text:span></text:p>
            <text:p><text:span text:style-name="T32">\5www.gameloft.com</text:span></text:p>
            <text:p><text:span text:style-name="T32">support@gameloft.com</text:span></text:p>
            <text:p><text:span text:style-name="T32"/></text:p>
            <text:p><text:span text:style-name="T32"/></text:p>
            <text:p><text:span text:style-name="T32">\0Kierownictwo </text:span><text:span text:style-name="T32">produkcji\5</text:span></text:p>
            <text:p><text:span text:style-name="T32">Jonathan Stock</text:span></text:p>
            <text:p><text:span text:style-name="T32"/></text:p>
            <text:p><text:span text:style-name="T32">\0Producent\5</text:span></text:p>
            <text:p><text:span text:style-name="T32">Ding Xue Song</text:span></text:p>
            <text:p><text:span text:style-name="T32"/></text:p>
            <text:p><text:span text:style-name="T32">\0Dyrekcja kreatywna\5</text:span></text:p>
            <text:p><text:span text:style-name="T32">Ding Xue Song</text:span></text:p>
            <text:p><text:span text:style-name="T32"/></text:p>
            <text:p><text:span text:style-name="T32">\0Projekt gry\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Światowy dyrektor </text:span><text:span text:style-name="T32">grafiki na komórki\5</text:span></text:p>
            <text:p><text:span text:style-name="T32">Toni Rodriguez</text:span></text:p>
            <text:p><text:span text:style-name="T32"/></text:p>
            <text:p><text:span text:style-name="T32">\0Główny grafik\5</text:span></text:p>
            <text:p><text:span text:style-name="T32">Ji Rui</text:span></text:p>
            <text:p><text:span text:style-name="T32"/></text:p>
            <text:p><text:span text:style-name="T32">\0Grafika\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Główny programista\5</text:span></text:p>
            <text:p><text:span text:style-name="T32">Li Ti Lei</text:span></text:p>
            <text:p><text:span text:style-name="T32">Xu Ya Hui</text:span></text:p>
            <text:p><text:span text:style-name="T32"/></text:p>
            <text:p><text:span text:style-name="T32">\0Programowanie\5</text:span></text:p>
            <text:p><text:span text:style-name="T32">Li Zhao</text:span></text:p>
            <text:p><text:span text:style-name="T32">Wu Jie</text:span></text:p>
            <text:p><text:span text:style-name="T32">Mao Wen Peng</text:span></text:p>
            <text:p><text:span text:style-name="T32"/></text:p>
            <text:p><text:span text:style-name="T32">\0Scenariusz\5</text:span></text:p>
            <text:p><text:span text:style-name="T32">Patrick Downs</text:span></text:p>
            <text:p><text:span text:style-name="T32"/></text:p>
            <text:p><text:span text:style-name="T32">\0Reżyseria dźwięku\5</text:span></text:p>
            <text:p><text:span text:style-name="T32">Jorge Peirano</text:span></text:p>
            <text:p><text:span text:style-name="T32"/></text:p>
            <text:p><text:span text:style-name="T32">\0Projekt dźwięku\5</text:span></text:p>
            <text:p><text:span text:style-name="T32">Eduardo Broseta</text:span></text:p>
            <text:p><text:span text:style-name="T32">Emanuel Burcea</text:span></text:p>
            <text:p><text:span text:style-name="T32"/></text:p>
            <text:p><text:span text:style-name="T32">\0Dyrekcja KJ dźwięku\5</text:span></text:p>
            <text:p><text:span text:style-name="T32">Ulrich Frantz</text:span></text:p>
            <text:p><text:span text:style-name="T32"/></text:p>
            <text:p><text:span text:style-name="T32">\0Testerzy dźwięku\5</text:span></text:p>
            <text:p><text:span text:style-name="T32">Samuel Araiza</text:span></text:p>
            <text:p><text:span text:style-name="T32">Jorge Tabasco</text:span></text:p>
            <text:p><text:span text:style-name="T32"/></text:p>
            <text:p><text:span text:style-name="T32"/></text:p>
            <text:p><text:span text:style-name="T32">\0Dyrekcja lokalizacji\5</text:span></text:p>
            <text:p><text:span text:style-name="T32">Alexis Green-Painchaud</text:span></text:p>
            <text:p><text:span text:style-name="T32"/></text:p>
            <text:p><text:span text:style-name="T32">\0Koordynacja </text:span><text:span text:style-name="T32">lokalizacji\5</text:span></text:p>
            <text:p><text:span text:style-name="T32">Alicja Buffa</text:span></text:p>
            <text:p><text:span text:style-name="T32">Fred Leung</text:span></text:p>
            <text:p><text:span text:style-name="T32"/></text:p>
            <text:p><text:span text:style-name="T32">\0Lokalizacja\5</text:span></text:p>
            <text:p><text:span text:style-name="T32">Wojciech Gatys</text:span></text:p>
            <text:p><text:span text:style-name="T32">Jan Zgubny</text:span></text:p>
            <text:p><text:span text:style-name="T32">Piotr Żabnicki</text:span></text:p>
            <text:p><text:span text:style-name="T32">Marek Balawajder</text:span></text:p>
            <text:p><text:span text:style-name="T32">Jacek Tarkowski</text:span></text:p>
            <text:p><text:span text:style-name="T32"/></text:p>
            <text:p><text:span text:style-name="T32">\0Zespół tekstowy\5</text:span></text:p>
            <text:p><text:span text:style-name="T32">Zhou Dan</text:span></text:p>
            <text:p><text:span text:style-name="T32">Gao Yuan</text:span></text:p>
            <text:p><text:span text:style-name="T32">Liu Jianwei</text:span></text:p>
            <text:p><text:span text:style-name="T32"/></text:p>
            <text:p><text:span text:style-name="T32"/></text:p>
            <text:p><text:span text:style-name="T32">\0Dyrektor kontroli </text:span><text:span text:style-name="T32">jakości\5</text:span></text:p>
            <text:p><text:span text:style-name="T32">Lam Hong Phu</text:span></text:p>
            <text:p><text:span text:style-name="T32"/></text:p>
            <text:p><text:span text:style-name="T32">\0Dyrektor projektu </text:span><text:span text:style-name="T32">kontroli jakości\5</text:span></text:p>
            <text:p><text:span text:style-name="T32">Nguyen Hong Minh </text:span><text:span text:style-name="T32">Trang</text:span></text:p>
            <text:p><text:span text:style-name="T32"/></text:p>
            <text:p><text:span text:style-name="T32">\0Kierownictwo kontroli </text:span><text:span text:style-name="T32">jakości\5</text:span></text:p>
            <text:p><text:span text:style-name="T32">Chau Quoc Min</text:span></text:p>
            <text:p><text:span text:style-name="T32">Vo Tan Quoc</text:span></text:p>
            <text:p><text:span text:style-name="T32">Mai Thanh Huyen</text:span></text:p>
            <text:p><text:span text:style-name="T32"/></text:p>
            <text:p><text:span text:style-name="T32">\0Testerzy kontroli </text:span><text:span text:style-name="T32">jakości\5</text:span></text:p>
            <text:p><text:span text:style-name="T32">Nguyen Xuan Thien Tan</text:span></text:p>
            <text:p><text:span text:style-name="T32">Tran Thai Hung</text:span></text:p>
            <text:p><text:span text:style-name="T32">Ton That Ba</text:span></text:p>
            <text:p><text:span text:style-name="T32">Vo Tran Chi</text:span></text:p>
            <text:p><text:span text:style-name="T32">Hoang Tung</text:span></text:p>
            <text:p><text:span text:style-name="T32">Ngo Van Long</text:span></text:p>
            <text:p><text:span text:style-name="T32">Le Cong Cuong</text:span></text:p>
            <text:p><text:span text:style-name="T32">Tran Chi Hieu</text:span></text:p>
            <text:p><text:span text:style-name="T32"/></text:p>
            <text:p><text:span text:style-name="T32">\0Dyrektor badań nad </text:span><text:span text:style-name="T32">produktem\5</text:span></text:p>
            <text:p><text:span text:style-name="T32">Amos Berger</text:span></text:p>
            <text:p><text:span text:style-name="T32"/></text:p>
            <text:p><text:span text:style-name="T32">\0Analitycy badań nad </text:span><text:span text:style-name="T32">produktem\5</text:span></text:p>
            <text:p><text:span text:style-name="T32">Elizabeth Cronin</text:span></text:p>
            <text:p><text:span text:style-name="T32">Raul Salcedo</text:span></text:p>
            <text:p><text:span text:style-name="T32"/></text:p>
            <text:p><text:span text:style-name="T32">\0Dyrektor studia\5</text:span></text:p>
            <text:p><text:span text:style-name="T32">Yu Fei</text:span></text:p>
          </table:table-cell>
          <table:table-cell table:style-name="ce459" office:value-type="string">
            <text:p>\0Assassin's Creed® Revelations</text:p>
            <text:p/>
            <text:p>\5เวอร์ชั่น %s0</text:p>
            <text:p/>
            <text:p>© 2011 Ubisoft Entertainment</text:p>
            <text:p>สงวนลิขสิทธิ์ |Assassin's Creed Ubisoft |และโลโก้ Ubisoft |เป็นเครื่องหมายการค้าของ |Ubisoft Entertainment |ในสหรัฐอเมริกา |และ/หรือ|ประเทศอื่นๆ |จัดจำหน่ายและพัฒนาโดย |Gameloft |ภายใต้|การอนุญาต|จาก |Ubisoft Entertainment</text:p>
            <text:p/>
            <text:p>© 2011 Gameloft</text:p>
            <text:p>สงวนลิขสิทธิ์</text:p>
            <text:p>Gameloft และโลโก้ Gameloft |เป็นเครื่องหมายการค้าของ |Gameloft |ในสหรัฐอเมริกา |และ/หรือ|ประเทศอื่นๆ</text:p>
            <text:p/>
            <text:p>\0ข้อมูลและฝ่ายบริการลูกค้า:</text:p>
            <text:p>\5www.gameloft.com</text:p>
            <text:p>support@gameloft.com</text:p>
            <text:p/>
            <text:p/>
            <text:p>\0เอ๊กเซคิวทีฟโปรดิวเซอร์\5</text:p>
            <text:p>Jonathan Stock</text:p>
            <text:p/>
            <text:p>\0โปรดิวเซอร์\5</text:p>
            <text:p>Ding Xue Song</text:p>
            <text:p/>
            <text:p>\0ครีเอทีฟไดเร็คเตอร์\5</text:p>
            <text:p>Ding Xue Song</text:p>
            <text:p/>
            <text:p>\0ฝ่ายออกแบบเกม\5</text:p>
            <text:p>Fu Xiao</text:p>
            <text:p>Guo Jing Yao</text:p>
            <text:p>Zhao Fan</text:p>
            <text:p>Liu Xu</text:p>
            <text:p>Xia Wan Lu</text:p>
            <text:p/>
            <text:p>\0ไดเร็คเตอร์ฝ่ายศิลป์|โทรศัพท์มือถือโลก\5</text:p>
            <text:p>Toni Rodriguez</text:p>
            <text:p/>
            <text:p>\0ฝ่ายศิลป์กราฟฟิกหลัก\5</text:p>
            <text:p>Ji Rui</text:p>
            <text:p/>
            <text:p>\0ฝ่ายศิลป์กราฟฟิก\5</text:p>
            <text:p>Zheng Jun</text:p>
            <text:p>Qi Shi Bo</text:p>
            <text:p>Cao Yu</text:p>
            <text:p>Xu Guan Jun</text:p>
            <text:p/>
            <text:p>\0โปรแกรมเมอร์หลัก\5</text:p>
            <text:p>Li Ti Lei</text:p>
            <text:p>Xu Ya Hui</text:p>
            <text:p/>
            <text:p>\0โปรแกรมเมอร์\5</text:p>
            <text:p>Li Zhao</text:p>
            <text:p>Wu Jie</text:p>
            <text:p>Mao Wen Peng</text:p>
            <text:p/>
            <text:p>\0ผู้แต่ง\5</text:p>
            <text:p>Patrick Downs</text:p>
            <text:p/>
            <text:p>\0ไดเร็คเตอร์ฝ่ายเสียง\5</text:p>
            <text:p>Jorge Peirano</text:p>
            <text:p/>
            <text:p>\0ฝ่ายออกแบบเสียง\5</text:p>
            <text:p>Eduardo Broseta</text:p>
            <text:p>Emanuel Burcea</text:p>
            <text:p/>
            <text:p>\0ผู้จัดการฝ่ายรับรองคุณภาพเสียง\5</text:p>
            <text:p>Ulrich Frantz</text:p>
            <text:p/>
            <text:p>\0ฝ่ายทดสอบเสียง\5</text:p>
            <text:p>Samuel Araiza</text:p>
            <text:p>Jorge Tabasco</text:p>
            <text:p/>
            <text:p/>
            <text:p>\0ผู้จัดการฝ่ายแปล\5</text:p>
            <text:p>Alexis Green-Painchaud</text:p>
            <text:p/>
            <text:p>\0ผู้ประสานงานฝ่ายแปล\5</text:p>
            <text:p>Alicja Buffa</text:p>
            <text:p>Fred Leung</text:p>
            <text:p/>
            <text:p>\0ฝ่ายแปล\5</text:p>
            <text:p>Timothy LeClair</text:p>
            <text:p>Owen Weiss</text:p>
            <text:p>Matthew Aulis</text:p>
            <text:p>Angela Roberts</text:p>
            <text:p>Jana van Geest</text:p>
            <text:p/>
            <text:p>\0ฝ่ายข้อความ\5</text:p>
            <text:p>Zhou Dan</text:p>
            <text:p>Gao Yuan</text:p>
            <text:p>Liu Jianwei</text:p>
            <text:p/>
            <text:p/>
            <text:p>\0ผู้จัดการฝ่ายรับรองคุณภาพ\5</text:p>
            <text:p>Lam Hong Phu</text:p>
            <text:p/>
            <text:p>\0ผู้จัดการโปรเจ็คฝ่ายรับรองคุณภาพ\5</text:p>
            <text:p>Nguyen Hong Minh Trang</text:p>
            <text:p/>
            <text:p>\0หัวหน้าฝ่ายรับรองคุณภาพ\5</text:p>
            <text:p>Chau Quoc Min</text:p>
            <text:p>Vo Tan Quoc</text:p>
            <text:p>Mai Thanh Huyen</text:p>
            <text:p/>
            <text:p>\0ฝ่ายทดสอบรับรองคุณภาพ\5</text:p>
            <text:p>Nguyen Xuan Thien Tan</text:p>
            <text:p>Tran Thai Hung</text:p>
            <text:p>Ton That Ba</text:p>
            <text:p>Vo Tran Chi</text:p>
            <text:p>Hoang Tung</text:p>
            <text:p>Ngo Van Long</text:p>
            <text:p>Le Cong Cuong</text:p>
            <text:p>Tran Chi Hieu</text:p>
            <text:p/>
            <text:p>\0ผู้จัดการฝ่ายวิจัยการผลิต\5</text:p>
            <text:p>Amos Berger</text:p>
            <text:p/>
            <text:p>\0ฝ่ายวิเคราะห์การวิจัยการผลิต\5</text:p>
            <text:p>Elizabeth Cronin</text:p>
            <text:p>Raul Salcedo</text:p>
            <text:p/>
            <text:p/>
            <text:p>\0ผู้จัดการสตูดิโอ\5</text:p>
            <text:p>Yu Fei</text:p>
          </table:table-cell>
          <table:table-cell table:style-name="ce400" office:value-type="string">
            <text:p>\0Assassin's Creed<text:span text:style-name="T30">®</text:span><text:span text:style-name="T31"> Revelations</text:span></text:p>
            <text:p><text:span text:style-name="T31"/></text:p>
            <text:p><text:span text:style-name="T32">\5Phiên bản %s0</text:span></text:p>
            <text:p><text:span text:style-name="T32"/></text:p>
            <text:p><text:span text:style-name="T32">© 2011 Ubisoft </text:span><text:span text:style-name="T32">Entertainment.</text:span></text:p>
            <text:p><text:span text:style-name="T32">Bảo Lưu Mọi Quyền. </text:span><text:span text:style-name="T32">Assassin's Creed, </text:span><text:span text:style-name="T32">Ubisoft và lô gô của </text:span><text:span text:style-name="T32">Ubisoft là các thương </text:span><text:span text:style-name="T32">hiệu của Ubisoft </text:span><text:span text:style-name="T32">Entertainment ở Mỹ </text:span><text:span text:style-name="T32">và/hoặc các quốc gia </text:span><text:span text:style-name="T32">khác. Phát hành và phát </text:span><text:span text:style-name="T32">triển bởi Gameloft dưới </text:span><text:span text:style-name="T32">giấy phép của Ubisoft </text:span><text:span text:style-name="T32">Entertainment.</text:span></text:p>
            <text:p><text:span text:style-name="T32"/></text:p>
            <text:p><text:span text:style-name="T32">© 2011 Gameloft.</text:span></text:p>
            <text:p><text:span text:style-name="T32">Bảo Lưu Mọi Quyền.</text:span></text:p>
            <text:p><text:span text:style-name="T32">Gameloft và lô gô của </text:span><text:span text:style-name="T32">Gameloft là các thương </text:span><text:span text:style-name="T32">hiệu của Gameloft ở Mỹ </text:span><text:span text:style-name="T32">và/hoặc các quốc gia </text:span><text:span text:style-name="T32">khác.</text:span></text:p>
            <text:p><text:span text:style-name="T32"/></text:p>
            <text:p><text:span text:style-name="T32">\0Thông tin và Dịch vụ </text:span><text:span text:style-name="T32">Chăm sóc Khách hàng:</text:span></text:p>
            <text:p><text:span text:style-name="T32">\5www.gameloft.com</text:span></text:p>
            <text:p><text:span text:style-name="T32">support@gameloft.com</text:span></text:p>
            <text:p><text:span text:style-name="T32"/></text:p>
            <text:p><text:span text:style-name="T32"/></text:p>
            <text:p><text:span text:style-name="T32">\0Giám đốc Sản xuất\5</text:span></text:p>
            <text:p><text:span text:style-name="T32">Jonathan Stock</text:span></text:p>
            <text:p><text:span text:style-name="T32"/></text:p>
            <text:p><text:span text:style-name="T32">\0Nhà sản xuất\5</text:span></text:p>
            <text:p><text:span text:style-name="T32">Ding Xue Song</text:span></text:p>
            <text:p><text:span text:style-name="T32"/></text:p>
            <text:p><text:span text:style-name="T32">\0Đạo diễn Sáng tạo\5</text:span></text:p>
            <text:p><text:span text:style-name="T32">Ding Xue Song</text:span></text:p>
            <text:p><text:span text:style-name="T32"/></text:p>
            <text:p><text:span text:style-name="T32">\0Nhóm Thiết kế Trò </text:span><text:span text:style-name="T32">chơi\5</text:span></text:p>
            <text:p><text:span text:style-name="T32">Fu Xiao</text:span></text:p>
            <text:p><text:span text:style-name="T32">Guo Jing Yao</text:span></text:p>
            <text:p><text:span text:style-name="T32">Zhao Fan</text:span></text:p>
            <text:p><text:span text:style-name="T32">Liu Xu</text:span></text:p>
            <text:p><text:span text:style-name="T32">Xia Wan Lu</text:span></text:p>
            <text:p><text:span text:style-name="T32"/></text:p>
            <text:p><text:span text:style-name="T32">\0Giám đốc Đồ họa </text:span><text:span text:style-name="T32">ĐTDĐ Toàn cầu\5</text:span></text:p>
            <text:p><text:span text:style-name="T32">Toni Rodriguez</text:span></text:p>
            <text:p><text:span text:style-name="T32"/></text:p>
            <text:p><text:span text:style-name="T32">\0Trưởng nhóm Đồ </text:span><text:span text:style-name="T32">họa\5</text:span></text:p>
            <text:p><text:span text:style-name="T32">Ji Rui</text:span></text:p>
            <text:p><text:span text:style-name="T32"/></text:p>
            <text:p><text:span text:style-name="T32">\0Nhóm Đồ họa\5</text:span></text:p>
            <text:p><text:span text:style-name="T32">Zheng Jun</text:span></text:p>
            <text:p><text:span text:style-name="T32">Qi Shi Bo</text:span></text:p>
            <text:p><text:span text:style-name="T32">Cao Yu</text:span></text:p>
            <text:p><text:span text:style-name="T32">Xu Guan Jun</text:span></text:p>
            <text:p><text:span text:style-name="T32"/></text:p>
            <text:p><text:span text:style-name="T32">\0Trưởng nhóm Lập </text:span><text:span text:style-name="T32">trình\5</text:span></text:p>
            <text:p><text:span text:style-name="T32">Li Ti Lei</text:span></text:p>
            <text:p><text:span text:style-name="T32">Xu Ya Hui</text:span></text:p>
            <text:p><text:span text:style-name="T32"/></text:p>
            <text:p><text:span text:style-name="T32">\0Nhóm Lập trình\5</text:span></text:p>
            <text:p><text:span text:style-name="T32">Li Zhao</text:span></text:p>
            <text:p><text:span text:style-name="T32">Wu Jie</text:span></text:p>
            <text:p><text:span text:style-name="T32">Mao Wen Peng</text:span></text:p>
            <text:p><text:span text:style-name="T32"/></text:p>
            <text:p><text:span text:style-name="T32">\0Soạn giả\5</text:span></text:p>
            <text:p><text:span text:style-name="T32">Patrick Downs</text:span></text:p>
            <text:p><text:span text:style-name="T32"/></text:p>
            <text:p><text:span text:style-name="T32">\0Đạo diễn Âm thanh\5</text:span></text:p>
            <text:p><text:span text:style-name="T32">Jorge Peirano</text:span></text:p>
            <text:p><text:span text:style-name="T32"/></text:p>
            <text:p><text:span text:style-name="T32">\0Nhóm Hiệu ứng Âm </text:span><text:span text:style-name="T32">thanh\5</text:span></text:p>
            <text:p><text:span text:style-name="T32">Eduardo Broseta</text:span></text:p>
            <text:p><text:span text:style-name="T32">Emanuel Burcea</text:span></text:p>
            <text:p><text:span text:style-name="T32"/></text:p>
            <text:p><text:span text:style-name="T32">\0Giám đốc Kiểm soát </text:span><text:span text:style-name="T32">Chất lượng Âm thanh\5</text:span></text:p>
            <text:p><text:span text:style-name="T32">Ulrich Frantz</text:span></text:p>
            <text:p><text:span text:style-name="T32"/></text:p>
            <text:p><text:span text:style-name="T32">\0Đội Kiểm định Chất </text:span><text:span text:style-name="T32">lượng Âm thanh\5</text:span></text:p>
            <text:p><text:span text:style-name="T32">Samuel Araiza</text:span></text:p>
            <text:p><text:span text:style-name="T32">Jorge Tabasco</text:span></text:p>
            <text:p><text:span text:style-name="T32"/></text:p>
            <text:p><text:span text:style-name="T32"/></text:p>
            <text:p><text:span text:style-name="T32">\0Giám đốc Dự án Bản </text:span><text:span text:style-name="T32">địa hóa\5</text:span></text:p>
            <text:p><text:span text:style-name="T32">Alexis Green-Painchaud</text:span></text:p>
            <text:p><text:span text:style-name="T32"/></text:p>
            <text:p><text:span text:style-name="T32">\0Điều phối viên Dự án </text:span><text:span text:style-name="T32">Bản địa hóa\5</text:span></text:p>
            <text:p><text:span text:style-name="T32">Alicja Buffa</text:span></text:p>
            <text:p><text:span text:style-name="T32">Fred Leung</text:span></text:p>
            <text:p><text:span text:style-name="T32"/></text:p>
            <text:p><text:span text:style-name="T32">\0Biên dịch viên\5</text:span></text:p>
            <text:p><text:span text:style-name="T32">Phạm Diệp Vân Nhi</text:span></text:p>
            <text:p><text:span text:style-name="T32"/></text:p>
            <text:p><text:span text:style-name="T32">\0Nhóm Văn bản\5</text:span></text:p>
            <text:p><text:span text:style-name="T32">Zhou Dan</text:span></text:p>
            <text:p><text:span text:style-name="T32">Gao Yuan</text:span></text:p>
            <text:p><text:span text:style-name="T32">Liu Jianwei</text:span></text:p>
            <text:p><text:span text:style-name="T32"/></text:p>
            <text:p><text:span text:style-name="T32"/></text:p>
            <text:p><text:span text:style-name="T32">\0Giám đốc Kiểm soát </text:span><text:span text:style-name="T32">Chất lượng\5</text:span></text:p>
            <text:p><text:span text:style-name="T32">Lam Hong Phu</text:span></text:p>
            <text:p><text:span text:style-name="T32"/></text:p>
            <text:p><text:span text:style-name="T32">\0Giám đốc Kiểm soát </text:span><text:span text:style-name="T32">Chất lượng Dự án\5</text:span></text:p>
            <text:p><text:span text:style-name="T32">Nguyen Hong Minh </text:span><text:span text:style-name="T32">Trang</text:span></text:p>
            <text:p><text:span text:style-name="T32"/></text:p>
            <text:p><text:span text:style-name="T32">\0Trưởng nhóm Kiểm </text:span><text:span text:style-name="T32">soát Chất lượng\5</text:span></text:p>
            <text:p><text:span text:style-name="T32">Chau Quoc Min</text:span></text:p>
            <text:p><text:span text:style-name="T32">Vo Tan Quoc</text:span></text:p>
            <text:p><text:span text:style-name="T32">Mai Thanh Huyen</text:span></text:p>
            <text:p><text:span text:style-name="T32"/></text:p>
            <text:p><text:span text:style-name="T32">\0Nhóm Kiểm định Chất </text:span><text:span text:style-name="T32">lượng\5</text:span></text:p>
            <text:p><text:span text:style-name="T32">Nguyen Xuan Thien Tan</text:span></text:p>
            <text:p><text:span text:style-name="T32">Tran Thai Hung</text:span></text:p>
            <text:p><text:span text:style-name="T32">Ton That Ba</text:span></text:p>
            <text:p><text:span text:style-name="T32">Vo Tran Chi</text:span></text:p>
            <text:p><text:span text:style-name="T32">Hoang Tung</text:span></text:p>
            <text:p><text:span text:style-name="T32">Ngo Van Long</text:span></text:p>
            <text:p><text:span text:style-name="T32">Le Cong Cuong</text:span></text:p>
            <text:p><text:span text:style-name="T32">Tran Chi Hieu</text:span></text:p>
            <text:p><text:span text:style-name="T32"/></text:p>
            <text:p><text:span text:style-name="T32">\0Giám đốc Nghiên cứu </text:span><text:span text:style-name="T32">Sản xuất\5</text:span></text:p>
            <text:p><text:span text:style-name="T32">Amos Berger</text:span></text:p>
            <text:p><text:span text:style-name="T32"/></text:p>
            <text:p><text:span text:style-name="T32">\0Chuyên viên Phân tích </text:span><text:span text:style-name="T32">Nghiên cứu Sản xuất\5</text:span></text:p>
            <text:p><text:span text:style-name="T32">Elizabeth Cronin</text:span></text:p>
            <text:p><text:span text:style-name="T32">Raul Salcedo</text:span></text:p>
            <text:p><text:span text:style-name="T32"/></text:p>
            <text:p><text:span text:style-name="T32"/></text:p>
            <text:p><text:span text:style-name="T32">\0Giám đốc Studio\5</text:span></text:p>
            <text:p><text:span text:style-name="T32">Yu Fei</text:span></text:p>
            <text:p><text:span text:style-name="T32"/></text:p>
          </table:table-cell>
          <table:table-cell table:style-name="ce203" table:number-columns-repeated="6"/>
          <table:table-cell table:number-columns-repeated="1006"/>
        </table:table-row>
        <table:table-row table:style-name="ro120">
          <table:table-cell table:style-name="ce195"/>
          <table:table-cell table:style-name="ce204" table:number-columns-repeated="2"/>
          <table:table-cell table:style-name="ce410"/>
          <table:table-cell table:style-name="ce204"/>
          <table:table-cell/>
          <table:table-cell table:style-name="ce204" table:number-columns-repeated="6"/>
          <table:table-cell table:style-name="ce203" table:number-columns-repeated="6"/>
          <table:table-cell table:number-columns-repeated="1006"/>
        </table:table-row>
        <table:table-row table:style-name="ro125">
          <table:table-cell table:style-name="ce194" office:value-type="string">
            <text:p>FONT_OTHER_CHARACTERS</text:p>
          </table:table-cell>
          <table:table-cell table:style-name="ce372" office:value-type="string">
            <text:p>@ : ; , . © ™ % * # = + - &amp; $ € § { } [ ] / &lt; &gt; _ ( )</text:p>
          </table:table-cell>
          <table:table-cell table:style-name="ce366" office:value-type="string">
            <text:p>à â é è ê ë ù û î ï ô ç</text:p>
          </table:table-cell>
          <table:table-cell table:style-name="ce421" office:value-type="string">
            <text:p>ß Ä ä Ö ö Ü ü</text:p>
          </table:table-cell>
          <table:table-cell table:style-name="ce366" office:value-type="string">
            <text:p>Á á É é Ó ó Í í Ú ú Ñ ñ ¿ ? ¡ ! Ü ü º ª</text:p>
          </table:table-cell>
          <table:table-cell table:style-name="ce366" office:value-type="string">
            <text:p>À à È è É é Ù ù Ì ì Ò ò º ª</text:p>
          </table:table-cell>
          <table:table-cell table:style-name="ce366" office:value-type="string">
            <text:p>Á á Ã ã Â â À à É é Ê ê Ú ú Ü ü Í í Ó ó Õ õ Ô ô Ç ç º ª</text:p>
          </table:table-cell>
          <table:table-cell table:style-name="ce366" office:value-type="string">
            <text:p>Ç ç Ğ ğ Ö ö Ş ş Ü ü I ı İ i</text:p>
          </table:table-cell>
          <table:table-cell table:style-name="ce366" office:value-type="string">
            <text:p>А а Б б В в Г г Д д Е е Ё ё Ж ж З з И и Й й К к Л л М м Н н О о П п Р р С с Т т У у Ф ф Х х Ц ц Ч ч Ш ш Щ щ Ъ ъ Ы ы Ь ь Э э Ю ю Я я</text:p>
          </table:table-cell>
          <table:table-cell table:style-name="ce366" office:value-type="string">
            <text:p>Ą ą Ć ć Ę ę Ł ł Ń ń Ó ó Ś ś Ź ź Ż ż</text:p>
          </table:table-cell>
          <table:table-cell table:style-name="ce366" office:value-type="string">
            <text:p>@ : ; , . © ™ % * # = + - &amp; $ € § { } [ ] / &lt; &gt; _ ( )</text:p>
          </table:table-cell>
          <table:table-cell table:style-name="ce528" office:value-type="string">
            <text:p>á à ả ã ạ ă ắ ằ ẳ ẵ ặ â ấ ầ ẩ ẫ ậ đ é è ẻ ẽ ẹ ê ế ề ể ễ í ì ỉ ĩ ị ó ò ỏ õ ọ ô ố ồ ổ ỗ ộ ơ ớ ờ ở ỡ ợ ú ù ủ ũ ụ ư ứ ừ ử ữ ự ý ỳ ỷ ỹ ỵ</text:p>
            <text:p/>
            <text:p>Á À Ả Ã Ạ Ă Ắ Ằ Ẳ Ẵ Ặ Â Ấ Ầ Ẩ Ẫ Ậ Đ É È Ẻ Ẽ Ẹ Ê Ế Ề Ể Ễ Í Ì Ỉ Ĩ Ị Ó Ò Ỏ Õ Ọ Ô Ố Ồ Ổ Ỗ Ộ Ơ Ớ Ờ Ở Ỡ Ợ Ú Ù Ủ Ũ Ụ Ư Ứ Ừ Ử Ữ Ự Ý Ỳ Ỷ Ỹ Ỵ</text:p>
          </table:table-cell>
          <table:table-cell table:style-name="ce203" table:number-columns-repeated="6"/>
          <table:table-cell table:number-columns-repeated="1006"/>
        </table:table-row>
        <table:table-row table:style-name="ro120">
          <table:table-cell table:style-name="ce194"/>
          <table:table-cell table:style-name="ce372"/>
          <table:table-cell table:style-name="ce366"/>
          <table:table-cell table:style-name="ce421"/>
          <table:table-cell table:style-name="ce366" table:number-columns-repeated="7"/>
          <table:table-cell table:style-name="ce528"/>
          <table:table-cell table:style-name="ce203" table:number-columns-repeated="6"/>
          <table:table-cell table:number-columns-repeated="1006"/>
        </table:table-row>
        <table:table-row table:style-name="ro120">
          <table:table-cell table:style-name="ce194" office:value-type="string">
            <text:p>MISSION</text:p>
          </table:table-cell>
          <table:table-cell table:number-columns-repeated="2" table:style-name="ce203" office:value-type="string">
            <text:p>\3MISSION\0</text:p>
          </table:table-cell>
          <table:table-cell table:style-name="ce409" office:value-type="string">
            <text:p>\3MISSION\0</text:p>
          </table:table-cell>
          <table:table-cell table:style-name="ce203" office:value-type="string">
            <text:p>\3MISIÓN\0</text:p>
          </table:table-cell>
          <table:table-cell table:style-name="ce203" office:value-type="string">
            <text:p>\3MISSIONE\0</text:p>
          </table:table-cell>
          <table:table-cell table:style-name="ce203" office:value-type="string">
            <text:p>\3MISSÃO\0</text:p>
          </table:table-cell>
          <table:table-cell table:style-name="ce203" office:value-type="string">
            <text:p>\3GÖREV\0</text:p>
          </table:table-cell>
          <table:table-cell table:style-name="ce203" office:value-type="string">
            <text:p>\3ЗАДАНИЕ\0</text:p>
          </table:table-cell>
          <table:table-cell table:style-name="ce203" office:value-type="string">
            <text:p>\3MISJA\0</text:p>
          </table:table-cell>
          <table:table-cell table:style-name="ce203" office:value-type="string">
            <text:p>\3ภารกิจ\0</text:p>
          </table:table-cell>
          <table:table-cell table:style-name="ce521" office:value-type="string">
            <text:p>\3SỨ MỆNH\0</text:p>
          </table:table-cell>
          <table:table-cell table:style-name="ce203" table:number-columns-repeated="6"/>
          <table:table-cell table:number-columns-repeated="1006"/>
        </table:table-row>
        <table:table-row table:style-name="ro120">
          <table:table-cell table:style-name="ce194" office:value-type="string">
            <text:p>MISSION_COMPLATE</text:p>
          </table:table-cell>
          <table:table-cell table:style-name="ce204" office:value-type="string">
            <text:p>MISSION COMPLETE</text:p>
          </table:table-cell>
          <table:table-cell table:style-name="ce204" office:value-type="string">
            <text:p>MISSION TERMINÉE</text:p>
          </table:table-cell>
          <table:table-cell table:style-name="ce410" office:value-type="string">
            <text:p>MISSION ERFÜLLT</text:p>
          </table:table-cell>
          <table:table-cell table:style-name="ce204" office:value-type="string">
            <text:p>MISIÓN COMPLETADA</text:p>
          </table:table-cell>
          <table:table-cell table:style-name="ce204" office:value-type="string">
            <text:p>MISSIONE COMPIUTA</text:p>
          </table:table-cell>
          <table:table-cell table:style-name="ce204" office:value-type="string">
            <text:p>MISSÃO CONCLUÍDA</text:p>
          </table:table-cell>
          <table:table-cell table:style-name="ce204" office:value-type="string">
            <text:p>GÖREV TAMAM</text:p>
          </table:table-cell>
          <table:table-cell table:style-name="ce204" office:value-type="string">
            <text:p>ЗАДАНИЕ ВЫПОЛНЕНО</text:p>
          </table:table-cell>
          <table:table-cell table:style-name="ce204" office:value-type="string">
            <text:p>MISJA UKOŃCZONA</text:p>
          </table:table-cell>
          <table:table-cell table:style-name="ce204" office:value-type="string">
            <text:p>ภารกิจเสร็จสมบูรณ์</text:p>
          </table:table-cell>
          <table:table-cell table:style-name="ce518" office:value-type="string">
            <text:p>SỨ MỆNH HOÀN TẤT</text:p>
          </table:table-cell>
          <table:table-cell table:style-name="ce203" table:number-columns-repeated="6"/>
          <table:table-cell table:number-columns-repeated="1006"/>
        </table:table-row>
        <table:table-row table:style-name="ro134">
          <table:table-cell table:style-name="ce194" office:value-type="string">
            <text:p>CLEAR_TIME</text:p>
          </table:table-cell>
          <table:table-cell table:style-name="ce204" office:value-type="string">
            <text:p>CLEAR TIME</text:p>
          </table:table-cell>
          <table:table-cell table:style-name="ce204" office:value-type="string">
            <text:p>TEMPS</text:p>
          </table:table-cell>
          <table:table-cell table:style-name="ce410" office:value-type="string">
            <text:p>ZEIT</text:p>
          </table:table-cell>
          <table:table-cell table:style-name="ce204" office:value-type="string">
            <text:p>TIEMPO</text:p>
          </table:table-cell>
          <table:table-cell table:number-columns-repeated="2" table:style-name="ce204" office:value-type="string">
            <text:p>TEMPO</text:p>
          </table:table-cell>
          <table:table-cell table:style-name="ce204" office:value-type="string">
            <text:p>SÜRE</text:p>
          </table:table-cell>
          <table:table-cell table:style-name="ce204" office:value-type="string">
            <text:p>ВРЕМЯ</text:p>
          </table:table-cell>
          <table:table-cell table:style-name="ce204" office:value-type="string">
            <text:p>CZAS</text:p>
          </table:table-cell>
          <table:table-cell table:style-name="ce204" office:value-type="string">
            <text:p>เวลาที่ใช้เคลียร์ด่าน</text:p>
          </table:table-cell>
          <table:table-cell table:style-name="ce518" office:value-type="string">
            <text:p>THỜI GIAN HOÀN TẤT</text:p>
          </table:table-cell>
          <table:table-cell table:style-name="ce203" table:number-columns-repeated="6"/>
          <table:table-cell table:number-columns-repeated="1006"/>
        </table:table-row>
        <table:table-row table:style-name="ro120">
          <table:table-cell table:style-name="ce194" office:value-type="string">
            <text:p>BONUS</text:p>
          </table:table-cell>
          <table:table-cell table:number-columns-repeated="2" table:style-name="ce203" office:value-type="string">
            <text:p>BONUS</text:p>
          </table:table-cell>
          <table:table-cell table:style-name="ce409" office:value-type="string">
            <text:p>BONUS</text:p>
          </table:table-cell>
          <table:table-cell table:style-name="ce203" office:value-type="string">
            <text:p>BONIFICACIÓN</text:p>
          </table:table-cell>
          <table:table-cell table:style-name="ce203" office:value-type="string">
            <text:p>BONUS</text:p>
          </table:table-cell>
          <table:table-cell table:style-name="ce203" office:value-type="string">
            <text:p>BÔNUS</text:p>
          </table:table-cell>
          <table:table-cell table:style-name="ce203" office:value-type="string">
            <text:p>BONUS</text:p>
          </table:table-cell>
          <table:table-cell table:style-name="ce203" office:value-type="string">
            <text:p>БОНУС</text:p>
          </table:table-cell>
          <table:table-cell table:style-name="ce203" office:value-type="string">
            <text:p>PREMIA</text:p>
          </table:table-cell>
          <table:table-cell table:style-name="ce203" office:value-type="string">
            <text:p>โบนัส</text:p>
          </table:table-cell>
          <table:table-cell table:style-name="ce518" office:value-type="string">
            <text:p>TIỀN THƯỞNG</text:p>
          </table:table-cell>
          <table:table-cell table:style-name="ce203" table:number-columns-repeated="6"/>
          <table:table-cell table:number-columns-repeated="1006"/>
        </table:table-row>
        <table:table-row table:style-name="ro120">
          <table:table-cell table:style-name="ce194" office:value-type="string">
            <text:p>ENEMY_KILLED</text:p>
          </table:table-cell>
          <table:table-cell table:style-name="ce203" office:value-type="string">
            <text:p>ENEMIES VANQUISHED</text:p>
          </table:table-cell>
          <table:table-cell table:style-name="ce203" office:value-type="string">
            <text:p>ENNEMIS <text:span text:style-name="T22">VAINCUS</text:span></text:p>
          </table:table-cell>
          <table:table-cell table:style-name="ce409" office:value-type="string">
            <text:p>FEINDE BESIEGT</text:p>
          </table:table-cell>
          <table:table-cell table:style-name="ce203" office:value-type="string">
            <text:p>ENEMIGOS ELIMINADOS</text:p>
          </table:table-cell>
          <table:table-cell table:style-name="ce203" office:value-type="string">
            <text:p>NEMICI SCONFITTI</text:p>
          </table:table-cell>
          <table:table-cell table:style-name="ce203" office:value-type="string">
            <text:p>INIMIGOS VENCIDOS</text:p>
          </table:table-cell>
          <table:table-cell table:style-name="ce203" office:value-type="string">
            <text:p>YENİLEN DÜŞMAN</text:p>
          </table:table-cell>
          <table:table-cell table:style-name="ce203" office:value-type="string">
            <text:p>ПОБЕЖДЕННЫЕ ВРАГИ</text:p>
          </table:table-cell>
          <table:table-cell table:style-name="ce203" office:value-type="string">
            <text:p>POKONANI WROGOWIE</text:p>
          </table:table-cell>
          <table:table-cell table:style-name="ce203" office:value-type="string">
            <text:p>กำจัดศัตรู</text:p>
          </table:table-cell>
          <table:table-cell table:style-name="ce529" office:value-type="string">
            <office:annotation draw:style-name="gr9" draw:text-style-name="P1" svg:width="1.1031in" svg:height="0.6646in" svg:x="19.1264in" svg:y="33.8461in" draw:caption-point-x="-0.1598in" draw:caption-point-y="0.1094in">
              <dc:date>2011-09-02T00:00:00</dc:date>
              <text:p text:style-name="P1"><text:span text:style-name="T3">nhivandiep.pham:</text:span></text:p>
              <text:p text:style-name="P1"><text:span text:style-name="T4">If you don’t have enough space, you can use this below version:</text:span></text:p>
              <text:p text:style-name="P1"><text:span text:style-name="T4">SỐ BỊ ĐÁNH BẠI</text:span></text:p>
            </office:annotation>
            <text:p>SỐ KẺ THÙ BỊ ĐÁNH BẠI</text:p>
          </table:table-cell>
          <table:table-cell table:style-name="ce203" table:number-columns-repeated="6"/>
          <table:table-cell table:number-columns-repeated="1006"/>
        </table:table-row>
        <table:table-row table:style-name="ro120">
          <table:table-cell table:style-name="ce194" office:value-type="string">
            <text:p>RETRY_TIMES</text:p>
          </table:table-cell>
          <table:table-cell table:style-name="ce203" office:value-type="string">
            <text:p>RETRIES</text:p>
          </table:table-cell>
          <table:table-cell table:style-name="ce203" office:value-type="string">
            <text:p>ESSAIS</text:p>
          </table:table-cell>
          <table:table-cell table:style-name="ce409" office:value-type="string">
            <text:p>NEUSTARTS</text:p>
          </table:table-cell>
          <table:table-cell table:style-name="ce203" office:value-type="string">
            <text:p>CONTINUACIONES</text:p>
          </table:table-cell>
          <table:table-cell table:style-name="ce203" office:value-type="string">
            <text:p>TENTATIVI</text:p>
          </table:table-cell>
          <table:table-cell table:style-name="ce203" office:value-type="string">
            <text:p>VIDAS PERDIDAS</text:p>
          </table:table-cell>
          <table:table-cell table:style-name="ce203" office:value-type="string">
            <text:p>TEKRAR</text:p>
          </table:table-cell>
          <table:table-cell table:style-name="ce203" office:value-type="string">
            <text:p>ПОПЫТКИ</text:p>
          </table:table-cell>
          <table:table-cell table:style-name="ce203" office:value-type="string">
            <text:p>PONOWIENIA</text:p>
          </table:table-cell>
          <table:table-cell table:style-name="ce203" office:value-type="string">
            <text:p>ลองใหม่</text:p>
          </table:table-cell>
          <table:table-cell table:style-name="ce530" office:value-type="string">
            <text:p>SỐ LẦN CHƠI LẠI</text:p>
          </table:table-cell>
          <table:table-cell table:style-name="ce203" table:number-columns-repeated="6"/>
          <table:table-cell table:number-columns-repeated="1006"/>
        </table:table-row>
        <table:table-row table:style-name="ro120">
          <table:table-cell table:style-name="ce194" office:value-type="string">
            <text:p>RANK</text:p>
          </table:table-cell>
          <table:table-cell table:style-name="ce203" office:value-type="string">
            <text:p>RANK</text:p>
          </table:table-cell>
          <table:table-cell table:style-name="ce203" office:value-type="string">
            <text:p>RANG</text:p>
          </table:table-cell>
          <table:table-cell table:style-name="ce409" office:value-type="string">
            <text:p>RANG</text:p>
          </table:table-cell>
          <table:table-cell table:style-name="ce203" office:value-type="string">
            <text:p>RANGO</text:p>
          </table:table-cell>
          <table:table-cell table:style-name="ce203" office:value-type="string">
            <text:p>VOTO</text:p>
          </table:table-cell>
          <table:table-cell table:style-name="ce203" office:value-type="string">
            <text:p>NOTA</text:p>
          </table:table-cell>
          <table:table-cell table:style-name="ce203" office:value-type="string">
            <text:p>NOT</text:p>
          </table:table-cell>
          <table:table-cell table:style-name="ce203" office:value-type="string">
            <text:p>РАНГ</text:p>
          </table:table-cell>
          <table:table-cell table:style-name="ce203" office:value-type="string">
            <text:p>RANGA</text:p>
          </table:table-cell>
          <table:table-cell table:style-name="ce203" office:value-type="string">
            <text:p>อันดับ</text:p>
          </table:table-cell>
          <table:table-cell table:style-name="ce531" office:value-type="string">
            <text:p>HẠNG</text:p>
          </table:table-cell>
          <table:table-cell table:style-name="ce203" table:number-columns-repeated="6"/>
          <table:table-cell table:number-columns-repeated="1006"/>
        </table:table-row>
        <table:table-row table:style-name="ro120">
          <table:table-cell table:style-name="ce194"/>
          <table:table-cell table:style-name="ce203" table:number-columns-repeated="2"/>
          <table:table-cell table:style-name="ce409"/>
          <table:table-cell table:style-name="ce203" table:number-columns-repeated="7"/>
          <table:table-cell table:style-name="ce531"/>
          <table:table-cell table:style-name="ce203" table:number-columns-repeated="6"/>
          <table:table-cell table:number-columns-repeated="1006"/>
        </table:table-row>
        <table:table-row table:style-name="ro135">
          <table:table-cell table:style-name="ce195" office:value-type="string">
            <text:p>PRESS_5_TO_CONTINUE</text:p>
          </table:table-cell>
          <table:table-cell table:style-name="ce203" office:value-type="string">
            <text:p>PRESS 5 TO CONTINUE</text:p>
          </table:table-cell>
          <table:table-cell table:style-name="ce203" office:value-type="string">
            <text:p>APPUIE SUR 5 POUR CONTINUER</text:p>
          </table:table-cell>
          <table:table-cell table:style-name="ce409" office:value-type="string">
            <text:p>WEITER MIT 5</text:p>
          </table:table-cell>
          <table:table-cell table:style-name="ce203" office:value-type="string">
            <text:p>PULSA 5 PARA CONTINUAR</text:p>
          </table:table-cell>
          <table:table-cell table:style-name="ce203" office:value-type="string">
            <text:p>PREMI 5 PER CONTINUARE</text:p>
          </table:table-cell>
          <table:table-cell table:style-name="ce203" office:value-type="string">
            <text:p>APERTE 5 PARA CONTINUAR</text:p>
          </table:table-cell>
          <table:table-cell table:style-name="ce203" office:value-type="string">
            <text:p>5: DEVAM</text:p>
          </table:table-cell>
          <table:table-cell table:style-name="ce203" office:value-type="string">
            <text:p>ПРОДОЛЖИТЬ - 5</text:p>
          </table:table-cell>
          <table:table-cell table:style-name="ce203" office:value-type="string">
            <text:p>WCIŚNIJ 5</text:p>
          </table:table-cell>
          <table:table-cell table:style-name="ce203" office:value-type="string">
            <text:p>กด 5 เพื่อดำเนินการต่อ</text:p>
          </table:table-cell>
          <table:table-cell table:style-name="ce532" office:value-type="string">
            <text:p>BẤM 5 ĐỂ TIẾP TỤC</text:p>
          </table:table-cell>
          <table:table-cell table:style-name="ce203" table:number-columns-repeated="6"/>
          <table:table-cell table:number-columns-repeated="1006"/>
        </table:table-row>
        <table:table-row table:style-name="ro136">
          <table:table-cell table:style-name="ce194"/>
          <table:table-cell table:style-name="ce194" office:value-type="string">
            <text:p>LOADING</text:p>
          </table:table-cell>
          <table:table-cell table:style-name="ce194"/>
          <table:table-cell table:style-name="ce407"/>
          <table:table-cell table:style-name="ce194" table:number-columns-repeated="8"/>
          <table:table-cell table:style-name="ce203" table:number-columns-repeated="6"/>
          <table:table-cell table:number-columns-repeated="1006"/>
        </table:table-row>
        <table:table-row table:style-name="ro137">
          <table:table-cell table:style-name="ce194" office:value-type="string">
            <text:p>BRIEF_LV1</text:p>
          </table:table-cell>
          <table:table-cell table:style-name="ce374" office:value-type="string">
            <text:p>\4CONSTANTINOPLE. 1511 A.D.</text:p>
            <text:p>\2Ezio Auditore comes to Constantinople seeking a key to recover the lost Library of the Assassins. He teams up with Master Assassin Yusuf Tazim, but when they're captured and taken aboard a Templar ship, they must escape...\0</text:p>
          </table:table-cell>
          <table:table-cell table:style-name="ce401" office:value-type="string">
            <text:p>\4<text:span text:style-name="T32">CONSTANTINOPLE. </text:span><text:span text:style-name="T32">1511 apr. J.-C.</text:span></text:p>
            <text:p><text:span text:style-name="T22">\2</text:span><text:span text:style-name="T32">Ezio Auditore est à la </text:span><text:span text:style-name="T32">recherche d'une clé afin </text:span><text:span text:style-name="T32">de s'emparer de la </text:span><text:span text:style-name="T32">Bibliothèque perdue des </text:span><text:span text:style-name="T32">Assassins. Il s'allie avec </text:span><text:span text:style-name="T32">le maître Assassin </text:span><text:span text:style-name="T32">Yusuf Tazim. Mais </text:span><text:span text:style-name="T32">lorsqu'ils se font </text:span><text:span text:style-name="T32">capturer et qu'on les </text:span><text:span text:style-name="T32">embarque à bord d'un </text:span><text:span text:style-name="T32">navire </text:span><text:span text:style-name="T22">templier, ils </text:span><text:span text:style-name="T22">doivent s'échapper...\0</text:span></text:p>
          </table:table-cell>
          <table:table-cell table:style-name="ce429" office:value-type="string">
            <text:p>\4KONSTANTINOPEL, A.D. 1511</text:p>
            <text:p>\2Ezio Auditore kommt nach Konstantinopel und sucht nach einem Schlüssel, der die Tore zur verschollenen Bibliothek der Assassinen öffnet. Er tut sich mit Meister-Assassinen Yusuf Tazim zusammen, aber als sie gefangen genommen und auf ein Templerschiff verschleppt werden, müssen sie flüchten...\0</text:p>
          </table:table-cell>
          <table:table-cell table:style-name="ce374" office:value-type="string">
            <text:p>\4CONSTANTINOPLA (1511 D. C.)</text:p>
            <text:p>\2Ezio Auditore llega a Constantinopla en busca de una llave con la que acceder a la biblioteca perdida de los Asesinos. Ezio se alía con el maestro Yusuf Tazim, pero son capturados y llevados a bordo de un barco templario. Tienen que escapar...\0</text:p>
          </table:table-cell>
          <table:table-cell table:style-name="ce374" office:value-type="string">
            <text:p>\4COSTANTINOPOLI, 1511 D.C.</text:p>
            <text:p>\2Ezio Auditore visita Costantinopoli e con l'aiuto di Yusuf Tazim cerca di trovare la chiave che gli permetta di recuperare la Biblioteca perduta degli Assassini. Ma quando vengono catturati e portati a bordo di una nave templare, devono trovare una via di fuga...\0</text:p>
          </table:table-cell>
          <table:table-cell table:style-name="ce374" office:value-type="string">
            <text:p>\4CONSTANTINOPLA. 1511 D.C.</text:p>
            <text:p>\2Ezio Auditore chega a Constantinopla com o objetivo de recuperar a biblioteca dos Assassinos. Ele se junta ao mestre-assassino Yusuf Tazim, mas eles são capturados e levados a bordo de um navio Templário. Eles devem escapar.\0</text:p>
          </table:table-cell>
          <table:table-cell table:style-name="ce374" office:value-type="string">
            <text:p>\4KONSTANTİNİYYE. M.S. 1511</text:p>
            <text:p>\2Ezio Auditore, Haşhaşilerin kayıp kütüphanesinin anahtarının peşinde Konstantiniyye kentine gelir. Usta Haşhaşi Yusuf Tazim ile birlikte hareket ederken esir düşüp bir Templar gemisine hapsedilirler. Tek çare kaçmaktır...\0</text:p>
          </table:table-cell>
          <table:table-cell table:style-name="ce374" office:value-type="string">
            <text:p>\4КОНСТАНТИНОПОЛЬ. 1511 ГОД.</text:p>
            <text:p>\2Эцио Аудиторе приезжает в Константинополь в поисках ключа от затерянной Библиотеки Ассасинов... Он объединяется с Мастером ассасинов Юсуфом Тазимом, но их схватили и доставили на борт корабля тамплиеров. Теперь им нужно бежать...\0</text:p>
          </table:table-cell>
          <table:table-cell table:style-name="ce374" office:value-type="string">
            <text:p>\4KONSTANTYNOPOL, ROK 1511</text:p>
            <text:p>\2Ezio Auditore przybywa do Konstantynopola w poszukiwaniu zaginionej biblioteki asasynów. Współpracuje z mistrzem asasynów, Yusufem Tazimem. Gdy obaj zostają pojmani i zabrani na pokład okrętu Templariuszy, muszą zaplanować ucieczkę...\0</text:p>
          </table:table-cell>
          <table:table-cell table:style-name="ce374" office:value-type="string">
            <text:p>\4คอนสแตนติโนเปิล ค.ศ. 1511</text:p>
            <text:p>\2เอซิโอ ออดิทอเร่|ได้|เดินทาง|มาที่|เมือง|คอนสแตน|ติโนเปิล|เพื่อ|หา|กุญแจ|ที่|สามารถ|ไข|เปิด|หอสมุด|แห่ง|มือสังหาร|ที่|สาปสูญ |เอซิโอ|ได้|ร่วมมือ|กับ|มือสังหาร|ชั้นเยี่ยม|นาม|ยูซุฟ ทาซิม |แต่|เมื่อ|ทั้งสอง|ได้ถูก|จับตัว|และ|พา|ขึ้น|เรือ|เทมพลาร์|ไป |ทั้งสอง|ต้อง|หาทาง|หนี...\0</text:p>
          </table:table-cell>
          <table:table-cell table:style-name="ce533" office:value-type="string">
            <text:p>\4CONSTANTINOPLE, 1511 sau C.N.</text:p>
            <text:p>\2Ezio Auditore đi đến Constantinople tìm kiếm chìa khóa để khôi phục lại Tàng kinh các của Giáo phái Sát thủ đã bị thất lạc. Anh ấy hợp sức với Cao thủ Ám sát Yusuf Tazim, nhưng khi họ bị bắt và đem lên con tàu Hiệp sĩ Đền Thánh, họ phải mau chạy trốn...\0</text:p>
          </table:table-cell>
          <table:table-cell table:style-name="ce203" table:number-columns-repeated="6"/>
          <table:table-cell table:number-columns-repeated="1006"/>
        </table:table-row>
        <table:table-row table:style-name="ro138">
          <table:table-cell table:style-name="ce194" office:value-type="string">
            <text:p>BRIEF_LV2</text:p>
          </table:table-cell>
          <table:table-cell table:style-name="ce374" office:value-type="string">
            <text:p>\4CONSTANTINOPLE. 1511 A.D.</text:p>
            <text:p>\2Ezio and Yusuf seek a Templar who has information about the legendary Library's location...\0</text:p>
          </table:table-cell>
          <table:table-cell table:style-name="ce401" office:value-type="string">
            <text:p>\4<text:span text:style-name="T32">CONSTANTINOPLE. </text:span><text:span text:style-name="T32">1511 apr. J.-C.</text:span></text:p>
            <text:p><text:span text:style-name="T22">\2</text:span><text:span text:style-name="T32">Ezio et Yusuf sont à la </text:span><text:span text:style-name="T32">recherche d'un Templier </text:span><text:span text:style-name="T32">qui a des informations </text:span><text:span text:style-name="T32">sur l'endroit où se trouve </text:span><text:span text:style-name="T32">la mystérieuse </text:span><text:span text:style-name="T32">bibliothèque...</text:span><text:span text:style-name="T22">\0</text:span></text:p>
          </table:table-cell>
          <table:table-cell table:style-name="ce429" office:value-type="string">
            <text:p>\4KONSTANTINOPEL, A.D. 1511</text:p>
            <text:p>\2Ezio und Yusuf suchen einen Templer, der über Informationen über den Standort der legendären Bibliothek verfügt...\0</text:p>
          </table:table-cell>
          <table:table-cell table:style-name="ce374" office:value-type="string">
            <text:p>\4CONSTANTINOPLA (1511 D. C.)</text:p>
            <text:p>\2Ezio y Yusuf están intentando localizar a un templario que posee información acerca del lugar en el que se oculta la biblioteca legendaria...\0</text:p>
          </table:table-cell>
          <table:table-cell table:style-name="ce374" office:value-type="string">
            <text:p>\4COSTANTINOPOLI, 1511 D.C.</text:p>
            <text:p>\2Ezio e Yusuf cercano un templare che conosce l'ubicazione della leggendaria Biblioteca...\0</text:p>
          </table:table-cell>
          <table:table-cell table:style-name="ce374" office:value-type="string">
            <text:p>\4CONSTANTINOPLA. 1511 D.C.</text:p>
            <text:p>\2Ezio e Yusuf procuram um Templário que tem informações sobre a localização da lendária biblioteca.\0</text:p>
          </table:table-cell>
          <table:table-cell table:style-name="ce374" office:value-type="string">
            <text:p>\4KONSTANTİNİYYE. M.S. 1511</text:p>
            <text:p>\2Ezio ve Yusuf, efsane kütüphanenin yerini bilen bir Templar şövalyesi aramaya koyulur...\0</text:p>
          </table:table-cell>
          <table:table-cell table:style-name="ce374" office:value-type="string">
            <text:p>\4КОНСТАНТИНОПОЛЬ. 1511 ГОД.</text:p>
            <text:p>\2Эцио и Юсуф ищут тамплиера, знающего, где находится легендарная Библиотека...\0</text:p>
          </table:table-cell>
          <table:table-cell table:style-name="ce374" office:value-type="string">
            <text:p>\4KONSTANTYNOPOL, ROK 1511</text:p>
            <text:p>\2Ezio i Yusuf odnajdują Templariusza, który posiada informacje na temat miejsca ukrycia legendarnej biblioteki...\0</text:p>
          </table:table-cell>
          <table:table-cell table:style-name="ce374" office:value-type="string">
            <text:p>\4คอนสแตนติโนเปิล ค.ศ. 1511</text:p>
            <text:p>\2เอซิโอ|และ|ยูซุฟ|ตามหา|เทมพลาร์|ที่มี|ข้อมูล|ตำแหน่ง|หอสมุด|ใน|ตำนาน...\0</text:p>
          </table:table-cell>
          <table:table-cell table:style-name="ce533" office:value-type="string">
            <text:p>\4CONSTANTINOPLE, 1511 sau C.N.</text:p>
            <text:p>\2Ezio và Yusuf truy lùng tên Hiệp sĩ Đền Thánh - người nắm thông tin về vị trí của Tàng kinh các huyền thoại...\0</text:p>
          </table:table-cell>
          <table:table-cell table:style-name="ce203" table:number-columns-repeated="6"/>
          <table:table-cell table:number-columns-repeated="1006"/>
        </table:table-row>
        <table:table-row table:style-name="ro139">
          <table:table-cell table:style-name="ce194" office:value-type="string">
            <text:p>BRIEF_LV3</text:p>
          </table:table-cell>
          <table:table-cell table:style-name="ce374" office:value-type="string">
            <office:annotation draw:style-name="gr1" draw:text-style-name="P1" svg:width="1.1406in" svg:height="0.7075in" svg:x="3.3701in" svg:y="40.0665in" draw:caption-point-x="-0.2402in" draw:caption-point-y="0.5945in">
              <dc:date>2011-09-08T00:00:00</dc:date>
              <text:p text:style-name="P1"><text:span text:style-name="T1">Da Vinci's not(da Vinci's)</text:span></text:p>
            </office:annotation>
            <text:p>\4CONSTANTINOPLE. 1511 A.D.</text:p>
            <text:p>\2With the information gleaned from the Templar as he lay dying, Ezio takes to the air in Da Vinci's flying machine, headed for Topkapi Palace.\0</text:p>
          </table:table-cell>
          <table:table-cell table:style-name="ce374" office:value-type="string">
            <text:p>\4CONSTANTINOPLE. 1511 apr. J.-C.</text:p>
            <text:p>\2Alors qu'il apprend l'information de la bouche d'un Templier mourant, Ezio utilise la machine volante de De Vinci, pour se rendre au palais de Topkapi.\0</text:p>
          </table:table-cell>
          <table:table-cell table:style-name="ce429" office:value-type="string">
            <text:p>\4KONSTANTINOPEL, A.D. 1511</text:p>
            <text:p>\2Im Besitz der Informationen, die er dem im Sterben liegenden Templer entlockt hat, schwingt sich Ezio mit Da Vincis Flugmaschine in die Lüfte und fliegt in Richtung Topkapı-Palast.\0</text:p>
          </table:table-cell>
          <table:table-cell table:style-name="ce374" office:value-type="string">
            <text:p>\4CONSTANTINOPLA (1511 D. C.)</text:p>
            <text:p>\2Con la información que ha obtenido del templario en su lecho de muerte, Ezio se decide a surcar los cielos subido en el máquina voladora de Da Vinci con destino al Palacio Topkapi.\0</text:p>
          </table:table-cell>
          <table:table-cell table:style-name="ce374" office:value-type="string">
            <text:p>\4COSTANTINOPOLI, 1511 D.C.</text:p>
            <text:p>\2Con le informazioni ottenute dal templare in punto di morte, Ezio prende la macchina volante di Da Vinci e si dirige al palazzo Topkapi.\0</text:p>
          </table:table-cell>
          <table:table-cell table:style-name="ce374" office:value-type="string">
            <text:p>\4CONSTANTINOPLA. 1511 D.C.</text:p>
            <text:p>\2Com as informações obtidas do Templário em seu leito de morte, Ezio leva aos céus a máquina voadora de Da Vinci e segue em direção ao palácio Topkapi.\0</text:p>
          </table:table-cell>
          <table:table-cell table:style-name="ce374" office:value-type="string">
            <text:p>\4KONSTANTİNİYYE. M.S. 1511</text:p>
            <text:p>\2Templar şövalyesinin son nefesinde alınan bilgiyle Ezio, Da Vinci'nin uçuş makinesine atlar ve Topkapı Sarayı'nın yolunu tutar.\0</text:p>
          </table:table-cell>
          <table:table-cell table:style-name="ce374" office:value-type="string">
            <text:p>\4КОНСТАНТИНОПОЛЬ. 1511 ГОД. </text:p>
            <text:p>\2Выслушав умирающего тамплиера, Эцио уносится ввысь на летающей машине Да Винчи ко дворцу Топкапы.\0</text:p>
            <text:p/>
            <text:p/>
          </table:table-cell>
          <table:table-cell table:style-name="ce374" office:value-type="string">
            <text:p>\4KONSTANTYNOPOL, ROK 1511</text:p>
            <text:p>\2Dzięki informacjom przekazanym przez martwego już Templariusza, Ezio dowiaduje się, że musi wyruszyć do pałacu Topkapi. Wykorzysta latającą maszynę Da Vinciego.\0</text:p>
          </table:table-cell>
          <table:table-cell table:style-name="ce374" office:value-type="string">
            <text:p>\4คอนสแตนติโนเปิล ค.ศ. 1511</text:p>
            <text:p>\2ด้วย|ข้อมูล|ที่|ได้|มาจาก|เทมพลาร์|ผู้|กำลัง|นอน|รอ|ความตาย|ผู้นั้น |เอซิโอ|ก็|ได้|ทะยาน|ขึ้นฟ้า|ไปกับ|เครื่องร่อน|ของ|ดาวินชี |และ|มุ่งหน้า|ไปที่|พระราชวัง|โทพคาปึ\0</text:p>
          </table:table-cell>
          <table:table-cell table:style-name="ce533" office:value-type="string">
            <text:p>\4CONSTANTINOPLE, 1511 sau C.N.</text:p>
            <text:p>\2Dựa vào một chút thông tin nắm bắt được từ Hiệp sĩ Đền Thánh khi hắn ta đang nằm chờ chết, Ezio bay lên không trung bằng cỗ máy bay lượn của Da Vinci và tiến thẳng đến Lâu đài Topkapi.\0</text:p>
          </table:table-cell>
          <table:table-cell table:style-name="ce372" table:number-columns-repeated="6"/>
          <table:table-cell table:number-columns-repeated="1006"/>
        </table:table-row>
        <table:table-row table:style-name="ro140">
          <table:table-cell table:style-name="ce194" office:value-type="string">
            <text:p>BRIEF_LV4</text:p>
          </table:table-cell>
          <table:table-cell table:style-name="ce374" office:value-type="string">
            <text:p>\4MASYAF. 1191 A.D.</text:p>
            <text:p><text:span text:style-name="T31">\2When Altaïr learns </text:span><text:span text:style-name="T31">that his mentor Al </text:span><text:span text:style-name="T31">Mualim has </text:span><text:span text:style-name="T31">betrayed him for </text:span><text:span text:style-name="T31">one of the fabled </text:span><text:span text:style-name="T31">Pieces of Eden, he </text:span><text:span text:style-name="T31">seeks revenge.\0</text:span></text:p>
          </table:table-cell>
          <table:table-cell table:style-name="ce374" office:value-type="string">
            <text:p>\4MASYAF. 1191 apr. J.-C.</text:p>
            <text:p>\2Lorsqu'<text:span text:style-name="T22">Altair</text:span><text:span text:style-name="T32"> apprend </text:span><text:span text:style-name="T32">que son mentor, Al </text:span><text:span text:style-name="T32">Mualim, l'a trahi pour un </text:span><text:span text:style-name="T32">fragment d'Éden, il </text:span><text:span text:style-name="T32">cherche à se venger.\0</text:span></text:p>
          </table:table-cell>
          <table:table-cell table:style-name="ce429" office:value-type="string">
            <text:p>\4MASYAF, A.D. 1191</text:p>
            <text:p>\2Als Altaïr erfährt, dass sein Mentor Al Mualim ihn wegen einem der sagenhaften Stein<text:span text:style-name="T36">e</text:span><text:span text:style-name="T32"> des </text:span><text:span text:style-name="T32">Paradieses betrogen </text:span><text:span text:style-name="T32">hat, sinnt er auf </text:span><text:span text:style-name="T32">Rache.\0</text:span></text:p>
          </table:table-cell>
          <table:table-cell table:style-name="ce374" office:value-type="string">
            <text:p>\4MASYAF (1191 A. C.)</text:p>
            <text:p>\2Cuando Altaïr descubre que su mentor, Al Mualim, le ha traicionado por uno de los Fragmentos del Edén, busca venganza.\0</text:p>
          </table:table-cell>
          <table:table-cell table:style-name="ce374" office:value-type="string">
            <text:p>\4MASYAF, 1191 D.C.</text:p>
            <text:p>\2Altaïr parte in cerca di vendetta dopo aver scoperto che il suo mentore, Al Mualim, lo ha tradito in cambio di un leggendario pezzo di Eden.\0</text:p>
          </table:table-cell>
          <table:table-cell table:style-name="ce374" office:value-type="string">
            <text:p>\4MASYAF. 1191 D.C.</text:p>
            <text:p>\2Ao descobrir que seu mentor Al Mualim o traiu para conseguir uma das peças do Éden, Altaïr busca vingança.\0</text:p>
          </table:table-cell>
          <table:table-cell table:style-name="ce374" office:value-type="string">
            <text:p>\4MASYAF. M.S. 1191</text:p>
            <text:p>\2Altaïr, ustası El Mülayim'in ona efsanevi Cennet Parçaları'ndan biri uğruna ihanet ettiğini öğrenince intikam peşine düşer.\0</text:p>
          </table:table-cell>
          <table:table-cell table:style-name="ce374" office:value-type="string">
            <text:p>\4МАСИАФ. 1191 ГОД.</text:p>
            <text:p>\2Узнав, что ради легендарных Частиц Эдема Аль-Муалим предал его, Альтаир решает отомстить.\0</text:p>
          </table:table-cell>
          <table:table-cell table:style-name="ce374" office:value-type="string">
            <text:p>\4MASJAF, ROK 1191</text:p>
            <text:p>\2Gdy Altaïr dowiaduje się, że jego mistrz - Al Mualim - zdradził go, by zyskać legendarną cząstkę Edenu, planuje zemstę.\0</text:p>
          </table:table-cell>
          <table:table-cell table:style-name="ce374" office:value-type="string">
            <text:p>\4มาสยาฟ ค.ศ. 1191</text:p>
            <text:p>\2เมื่อ|อัลเทเอีย|ได้|รู้ว่า|อาจารย์|อัล มัวอาลิม|ของเขา|ได้|หักหลัง|เพื่อ|ชิงเอา|หนึ่ง|ใน|ชิ้นส่วน|แห่ง|อีเดน|ใน|ตำนานไป |อัลเทเอีย|ก็|ออก|ล้างแค้น|ด้วย|ตนเอง\0</text:p>
          </table:table-cell>
          <table:table-cell table:style-name="ce534" office:value-type="string">
            <text:p>\4MASYAF, 1191 sau C.N.</text:p>
            <text:p>\2Khi Altaïr biết rằng người thầy Al Mualim của ông ấy đã phản bội mình vì một trong các Báu vật Địa đàng truyền thuyết, ông ấy liền tìm cách trả thù.\0</text:p>
          </table:table-cell>
          <table:table-cell table:style-name="ce372" table:number-columns-repeated="6"/>
          <table:table-cell table:number-columns-repeated="1006"/>
        </table:table-row>
        <table:table-row table:style-name="ro141">
          <table:table-cell table:style-name="ce194" office:value-type="string">
            <text:p>BRIEF_LV5</text:p>
          </table:table-cell>
          <table:table-cell table:style-name="ce374" office:value-type="string">
            <text:p>\4CONSTANTINOPLE. 1511 A.D.</text:p>
            <text:p>\2Ezio and Yusuf learn that Tarik Barleti, the commander of the Ottoman Janissaries in Constantinople, is a Templar... and he knows the location of their secret base. They travel to Topkapi Palace to take him down...\0</text:p>
          </table:table-cell>
          <table:table-cell table:style-name="ce401" office:value-type="string">
            <text:p>\4<text:span text:style-name="T32">CONSTANTINOPLE. </text:span><text:span text:style-name="T32">1511 apr. J.-C.</text:span></text:p>
            <text:p><text:span text:style-name="T22">\2</text:span><text:span text:style-name="T32">Ezio et Yusuf </text:span><text:span text:style-name="T32">apprennent que le </text:span><text:span text:style-name="T32">commandant des </text:span><text:span text:style-name="T32">janissaires ottomans de </text:span><text:span text:style-name="T32">Constantinople, Tarik </text:span><text:span text:style-name="T32">Barleti, est un Templier </text:span><text:span text:style-name="T32">et qu'il connaît </text:span><text:span text:style-name="T32">l'emplacement de la </text:span><text:span text:style-name="T32">base secrète. Ils se </text:span><text:span text:style-name="T32">rendent au palais de </text:span><text:span text:style-name="T32">Topkapi pour </text:span><text:span text:style-name="T32">l'éliminer.</text:span><text:span text:style-name="T22">\0</text:span></text:p>
          </table:table-cell>
          <table:table-cell table:style-name="ce429" office:value-type="string">
            <text:p>\4KONSTANTINOPEL, A.D. 1511</text:p>
            <text:p>\2Ezio und Yusuf finden heraus, dass Tarik Barleti, der Kommandant der Ottomanischen Janitscharen in Konstantinopel, ein Templer ist... und den Standort der geheimen Basis kennt. Sie reisen zum Topkapı-Palast, um Tarik auszuschalten...\0</text:p>
          </table:table-cell>
          <table:table-cell table:style-name="ce374" office:value-type="string">
            <text:p>\4CONSTANTINOPLA (1511 A. C.)</text:p>
            <text:p>\2Ezio y Yusuk descubren que Tarik Barleti, el comandante de los jenízaros otomanos de Constantinopla, es un templario... y conoce el lugar exacto de su base secreta. Juntos viajan al Palacio Topkapi para acabar con él...\0</text:p>
          </table:table-cell>
          <table:table-cell table:style-name="ce374" office:value-type="string">
            <text:p>\4COSTANTINOPOLI, 1511 D.C.</text:p>
            <text:p>\2Ezio e Yusuf scoprono che Tarik Barleti, il comandante dei giannizzeri ottomani a Costantinopoli è un templare... e conosce l'ubicazione della loro base segreta. Si dirigono al palazzo di Topkapi per eliminarlo...\0</text:p>
          </table:table-cell>
          <table:table-cell table:style-name="ce374" office:value-type="string">
            <text:p>\4CONSTANTINOPLA. 1511 D.C.</text:p>
            <text:p>\2Ezio e Yusuf descobrem que Tarik Barleti, o comandante dos Janízaros Otomanos de Constantinopla, é um Templário. Ele conhece a localização de sua base secreta. Eles viajam até o palácio Topkapi para matá-lo.\0</text:p>
          </table:table-cell>
          <table:table-cell table:style-name="ce374" office:value-type="string">
            <text:p>\4KONSTANTİNİYYE. M.S. 1511</text:p>
            <text:p>\2Ezio ve Yusuf, Konstantiniyye'deki Osmanlı Yeniçerilerinin komutanı Tarık Barleti'nin Templar şövalyesi olduğunu öğrenir... Gizli üssün yerini de bilmektedir. Onun icabına bakmak için Topkapı Sarayı'na giderler...\0</text:p>
          </table:table-cell>
          <table:table-cell table:style-name="ce374" office:value-type="string">
            <text:p>\4КОНСТАНТИНОПОЛЬ. 1511 ГОД.</text:p>
            <text:p>\2Эцио и Юсуф узнали, что Тарик Барлети, командир янычар в Константинополе - тамплиер... и он знает местоположение их секретной базы. Они идут во дворец Топкапы, чтобы устранить его...\0</text:p>
          </table:table-cell>
          <table:table-cell table:style-name="ce374" office:value-type="string">
            <text:p>\4KONSTANTYNOPOL, ROK 1511</text:p>
            <text:p>\2Ezio i Yusuf dowiadują się, że Tarik Barleti, dowódca osmańskich janczarów w Konstantynopolu jest Templariuszem... i zna położenie ich tajnej bazy. Ruszają do pałacu Topkapi, by go zabić...\0</text:p>
          </table:table-cell>
          <table:table-cell table:style-name="ce374" office:value-type="string">
            <text:p>\4คอนสแตนติโนเปิล ค.ศ. 1511</text:p>
            <text:p>\2เอซิโอ|และ|ยูซุฟ|ได้รู้ว่า|ทาริค บาร์เลติ |ซึ่ง|เป็น|ผู้บัญชาการ|ของ|กลุ่ม|ออตโตมัน |แจนิสซารี่ส์|ใน|กรุง|คอนสแตน|ติโนเปิล|นั้น|เป็น|เทมพลาร์... |และ|ทาริค|ก็|ยัง|รู้|ตำแหน่ง|ของ|ฐานลับ|ของ|พวกเขา|อีกด้วย |เอซิโอ|และ|ยูซุฟ|จึงได้|เดินทาง|ไปที่|พระราชวัง|โทพคาปึ|เพื่อ|จัดการ|กับ|ทาริค|เสีย...\0</text:p>
          </table:table-cell>
          <table:table-cell table:style-name="ce533" office:value-type="string">
            <text:p>\4CONSTANTINOPLE, 1511 sau C.N.</text:p>
            <text:p>\2Ezio và Yusuf khám phá ra Tarik Barleti - thủ lĩnh của Ottoman Janissaries ở Constantinople là một Hiệp sĩ Đền Thánh... và hắn ta biết vị trí căn cứ bí mật của bọn chúng. Bọn họ liền đi đến Lâu đài Topkapi để tiêu diệt hắn...\0</text:p>
          </table:table-cell>
          <table:table-cell table:style-name="ce372" table:number-columns-repeated="6"/>
          <table:table-cell table:number-columns-repeated="1006"/>
        </table:table-row>
        <table:table-row table:style-name="ro142">
          <table:table-cell table:style-name="ce194" office:value-type="string">
            <text:p>BRIEF_LV6</text:p>
          </table:table-cell>
          <table:table-cell table:style-name="ce374" office:value-type="string">
            <text:p>\4DERINKUYU. 1511 A.D.</text:p>
            <text:p>\2Barleti revealed that a number of Assassins are being held captive at a Templar base in the mysterious underground city of Derinkuyu. Ezio goes there at once to save them.\0</text:p>
          </table:table-cell>
          <table:table-cell table:style-name="ce401" office:value-type="string">
            <text:p>\4<text:span text:style-name="T32">DERINKUYU. 1511 </text:span><text:span text:style-name="T32">apr. J.-C.</text:span></text:p>
            <text:p><text:span text:style-name="T22">\2</text:span><text:span text:style-name="T32">Barleti leur apprend </text:span><text:span text:style-name="T32">que des Assassins sont </text:span><text:span text:style-name="T32">retenus prisonniers </text:span><text:span text:style-name="T32">dans une base des </text:span><text:span text:style-name="T32">Templiers, dans la </text:span><text:span text:style-name="T32">mystérieuse ville </text:span><text:span text:style-name="T32">souterraine de </text:span><text:span text:style-name="T32">Derinkuyu. Ezio part </text:span><text:span text:style-name="T32">immédiatement à leur </text:span><text:span text:style-name="T32">secours.</text:span><text:span text:style-name="T22">\0</text:span></text:p>
          </table:table-cell>
          <table:table-cell table:style-name="ce429" office:value-type="string">
            <text:p>\4DERINKUYU, A.D. 1511</text:p>
            <text:p>\2Barleti verrät ihnen, dass mehrere Assassinen in einer Templerbasis gefangen gehalten werden, in der mysteriösen unterirdischen Stadt Derinkuyu. Ezio macht sich sofort auf, um sie zu retten.\0</text:p>
          </table:table-cell>
          <table:table-cell table:style-name="ce374" office:value-type="string">
            <text:p>\4DERINKUYU (1511 D. C.)</text:p>
            <text:p>\2Barleti les ha contado que hay varios Asesinos cautivos en una base de los templarios en la misteriosa ciudad subterránea de Derinkuyu. Ezio se dirige allí para salvarlos.\0</text:p>
          </table:table-cell>
          <table:table-cell table:style-name="ce374" office:value-type="string">
            <text:p>\4DERINKUYU, 1511 D.C.</text:p>
            <text:p>\2Barleti rivela che numerosi Assassini vengono tenuti prigionieri nella base templare nella misteriosa città sotterranea di Derinkuyu. Ezio si dirige lì per salvarli.\0</text:p>
          </table:table-cell>
          <table:table-cell table:style-name="ce374" office:value-type="string">
            <text:p>\4DERINKUYU. 1511 D.C.</text:p>
            <text:p>\2Barleti revela que um grupo de Assassinos são mantidos prisioneiros em uma base dos Templários na misteriosa base subterrânea em Derinkuyu. Ezio logo se dirije até lá para libertá-los.\0</text:p>
          </table:table-cell>
          <table:table-cell table:style-name="ce374" office:value-type="string">
            <text:p>\4DERİNKUYU. M.S. 1511</text:p>
            <text:p>\2Barleti, çok sayıda Haşhaşinin Derinkuyu adlı gizemli bir yer altı şehrindeki bir Templar üssünde esir tutulduğunu söyler. Ezio hemen onları kurtarmak için yola çıkar.\0</text:p>
          </table:table-cell>
          <table:table-cell table:style-name="ce374" office:value-type="string">
            <text:p>\4ДЕРИНКУЮ. 1511 ГОД.</text:p>
            <text:p>\2Барлетти рассказал о нескольких ассасинах, которых держат в лагере тамплиеров в таинственном подземном городе Деринкую. Эцио тотчас же направляется туда, чтобы спасти их.\0</text:p>
          </table:table-cell>
          <table:table-cell table:style-name="ce374" office:value-type="string">
            <text:p>\4DERINKUYU, ROK 1511</text:p>
            <text:p>\2Barleti ujawnił, że kilku asasynów jest przetrzymywanych w bazie Templariuszy w tajemniczym, podziemnym mieście Derinkuyu. Ezio natychmiast tam wyrusza, by uratować towarzyszy.\0</text:p>
          </table:table-cell>
          <table:table-cell table:style-name="ce374" office:value-type="string">
            <text:p>\4เดอรินคูยู ค.ศ. 1511</text:p>
            <text:p>\2ทาริค บาร์เลติ|ได้|เปิดเผย|ว่า|มี|มือสังหาร|จำนวนหนึ่ง|ถูก|จับกุม|ไว้ที่|ฐานเทมพลาร์|ใน|เมือง|ใต้ดิน|อัน|ลี้ลับ|แห่ง|เดอรินคูยู |เอซิโอ|จึง|ไป|ที่นั่น|เพื่อ|ช่วย|เหล่ามือสังหาร\0</text:p>
          </table:table-cell>
          <table:table-cell table:style-name="ce533" office:value-type="string">
            <text:p>\4DERINKUYU, 1511 sau C.N.</text:p>
            <text:p>\2Barleti đã tiết lộ rằng một số lượng lớn các Sát thủ đang bị bắt giữ tại căn cứ Hiệp sĩ Đền Thánh ở thành phố ngầm huyền bí của Derinkuyu. Ezio lập tức đi đến đó để giải cứu bọn họ.\0</text:p>
          </table:table-cell>
          <table:table-cell table:style-name="ce372" table:number-columns-repeated="6"/>
          <table:table-cell table:number-columns-repeated="1006"/>
        </table:table-row>
        <table:table-row table:style-name="ro143">
          <table:table-cell table:style-name="ce194" office:value-type="string">
            <text:p>BRIEF_LV7</text:p>
          </table:table-cell>
          <table:table-cell table:style-name="ce374" office:value-type="string">
            <office:annotation draw:style-name="gr1" draw:text-style-name="P1" svg:width="1.1406in" svg:height="0.7075in" svg:x="3.3701in" svg:y="48.7244in" draw:caption-point-x="-0.2402in" draw:caption-point-y="0.5945in">
              <dc:date>2011-09-08T00:00:00</dc:date>
              <text:p text:style-name="P1"><text:span text:style-name="T1">Modified “-”</text:span></text:p>
            </office:annotation>
            <text:p>\4SOMEWHERE BETWEEN DERINKUYU AND MASYAF. 1511 A.D.</text:p>
            <text:p>\2Having learned the leader of the Templars, the Ottoman Prince Ahmet, is headed to Masyaf - the location of the Assassins' fabled lost library - Ezio rushes there to stop him.\0</text:p>
          </table:table-cell>
          <table:table-cell table:style-name="ce401" office:value-type="string">
            <text:p>\4<text:span text:style-name="T32">QUELQUE PART </text:span><text:span text:style-name="T32">ENTRE DERINKUYU </text:span><text:span text:style-name="T32">ET MASYAF. 1511 apr. </text:span><text:span text:style-name="T32">J.-C.</text:span></text:p>
            <text:p><text:span text:style-name="T22">\2</text:span><text:span text:style-name="T32">Après avoir appris que </text:span><text:span text:style-name="T32">Ahmet, prince des </text:span><text:span text:style-name="T32">Ottomans et chef des </text:span><text:span text:style-name="T32">Templiers, se rendait à </text:span><text:span text:style-name="T32">Masyaf - l'endroit où se </text:span><text:span text:style-name="T32">trouve la Bibliothèque </text:span><text:span text:style-name="T32">perdue des Assassins - </text:span><text:span text:style-name="T32">Ezio se lance à sa </text:span><text:span text:style-name="T32">poursuite pour </text:span><text:span text:style-name="T32">l'arrêter.</text:span><text:span text:style-name="T22">\0</text:span></text:p>
          </table:table-cell>
          <table:table-cell table:style-name="ce429" office:value-type="string">
            <text:p>\4IRGENDWO ZWISCHEN DERINKUYU UND MASYAF, A.D. 1511</text:p>
            <text:p>\2Als er erfährt, dass der Anführer der Templer, der Osmanen-Prinz Ahmet, auf dem Weg nach Masyaf ist - dem Ort der sagenhaften Bibliothek - eilt Ezio ihm nach, um ihn aufzuhalten.\0</text:p>
          </table:table-cell>
          <table:table-cell table:style-name="ce374" office:value-type="string">
            <text:p>\4EN ALGÚN LUGAR ENTRE DERINKUYU Y </text:p>
            <text:p/>
            <text:p>MASYAF (1511 D. C.)</text:p>
            <text:p>\2Ezio averigua que el líder de los templarios, el príncipe otomano Ahmet, se dirige a Masyaf, donde se encuentra la biblioteca de los Asesinos. Se dirige allí para detenerlo.\0</text:p>
          </table:table-cell>
          <table:table-cell table:style-name="ce374" office:value-type="string">
            <text:p>\4IN UN LUOGO TRA DERINKUYU E MASYAF, 1511 D.C.</text:p>
            <text:p>\2Dopo aver scoperto che il capo dei templari, il principe ottomano Ahmet è diretto a Masyaf, il luogo dove si trova la famosa Biblioteca degli Assassini, Ezio si dirige lì per fermarlo.\0</text:p>
          </table:table-cell>
          <table:table-cell table:style-name="ce374" office:value-type="string">
            <text:p>\4ALGUM LUGAR ENTRE DERINKUYU AND MASYAF. 1511 D.C.</text:p>
            <text:p>\2Ao descobrir que o líder dos Templários, o príncipe otomano Ahmet, se dirije a Maysaf - o local da lendária biblioteca perdida dos Assassinos - Ezio parte com o objetivo de detê-lo.\0</text:p>
          </table:table-cell>
          <table:table-cell table:style-name="ce374" office:value-type="string">
            <text:p>\4DERİNKUYU VE MASYAF ARASINDA BİR YER. M.S. 1511</text:p>
            <text:p>\2Templarların lideri Osmanlı veziri Ahmet'in, Haşhaşilerin kayıp kütüphanesinin bulunduğu Masyaf şehrine doğru yolda olduğunu öğrenen Ezio, hemen onu durdurmak için harekete geçer.\0</text:p>
          </table:table-cell>
          <table:table-cell table:style-name="ce374" office:value-type="string">
            <text:p>\4ГДЕ-ТО МЕЖДУ ДЕРИНКУЮ И МАСИАФОМ. 1511 ГОД.</text:p>
            <text:p>\2Узнав, что командир тамплиеров, оттоманский принц Ахмет, направился в Масиаф - место, где находится легендарная затерянная Библиотека Ассасинов, Эцио спешит туда, чтобы остановить его.\0</text:p>
          </table:table-cell>
          <table:table-cell table:style-name="ce374" office:value-type="string">
            <text:p>\4GDZIEŚ POMIĘDZY DERINKUYU, A MASJAFEM, ROK 1511</text:p>
            <text:p>\2Okazuje się, że przywódcą Templariuszy jest osmański książę Ahmet. Ezio rusza do Masjafu, gdzie znajduje się zaginiona biblioteka asasynów i dokąd zmierza też książę.\0</text:p>
          </table:table-cell>
          <table:table-cell table:style-name="ce460" office:value-type="string">
            <text:p>\4ระหว่างเดอรินคูยูและมาสยาฟ ค.ศ. 1511</text:p>
            <text:p>\2เมื่อ|ได้|รู้ว่า|เจ้าชาย|อาห์เม็ท|แห่ง|จักรวรรดิ|ออตโตมัน|ผู้เป็น|หัวหน้า|เทมพลาร์|กำลัง|มุ่งหน้า|ไป|กรุงมาสยาฟ |ซึ่ง|เป็น|ตำแหน่ง|ที่ตั้ง|ของ|หอสมุด|ใน|ตำนาน|ที่|สาปสูญ|ไป |เอซิโอ|จึง|รีบไป|ที่นั่น|เพื่อ|หยุด|เจ้าชายอาห์เม็ท\0</text:p>
          </table:table-cell>
          <table:table-cell table:style-name="ce533" office:value-type="string">
            <text:p>\4MỘT NƠI NÀO ĐÓ Ở GIỮA DERINKUYU VÀ MASYAF, 1511 sau C.N.</text:p>
            <text:p>\2Sau khi biết được thủ lĩnh của hội Hiệp sĩ Đền Thánh - hoàng tử Ahmet của đế chế Ottoman đang tiến đến Masyaf - vị trí của tàng kinh các đã thất lạc trong truyền thuyết của Giáo phái Sát thủ - Ezio liền vội vã đi đến đó để ngăn chặn hắn.\0</text:p>
          </table:table-cell>
          <table:table-cell table:style-name="ce372" table:number-columns-repeated="6"/>
          <table:table-cell table:number-columns-repeated="1006"/>
        </table:table-row>
        <table:table-row table:style-name="ro144">
          <table:table-cell table:style-name="ce194" office:value-type="string">
            <text:p>BRIEF_LV8</text:p>
          </table:table-cell>
          <table:table-cell table:style-name="ce374" office:value-type="string">
            <office:annotation draw:style-name="gr1" draw:text-style-name="P1" svg:width="2.2823in" svg:height="0.7075in" svg:x="3.3701in" svg:y="51.3839in" draw:caption-point-x="-0.2402in" draw:caption-point-y="0.5945in">
              <dc:date>2011-09-08T00:00:00</dc:date>
              <text:p text:style-name="P1"><text:span text:style-name="T1">This bug happen at Loading screen in L8, user goes to Loading screen and user notices that the comma in loading screen is wrong, it must be a dot.</text:span></text:p>
              <text:p text:style-name="P1"><text:span text:style-name="T1"/></text:p>
              <text:p text:style-name="P1"><text:span text:style-name="T1"><text:s/></text:span></text:p>
              <text:p text:style-name="P1"><text:span text:style-name="T1"/></text:p>
              <text:p text:style-name="P1"><text:span text:style-name="T1">According to TNS Checklist v142, Rules 4.3:</text:span></text:p>
              <text:p text:style-name="P1"><text:span text:style-name="T1"/></text:p>
              <text:p text:style-name="P1"><text:span text:style-name="T1">"The application must be free of spelling errors. A spelling error is defined as a strict mis-spelling of a word (no grammar or punctuation rules will be applied). Missing diacrits and accents (e.g. acutes, cedillas, umlauts, etc) will not be reported as spelling errors."</text:span></text:p>
              <text:p text:style-name="P1"><text:span text:style-name="T1"/></text:p>
              <text:p text:style-name="P1"><text:span text:style-name="T1">Fred Leung (2011-09-06): The commas are correct. NAB. <text:s/></text:span></text:p>
              <text:p text:style-name="P1"><text:span text:style-name="T1"/></text:p>
            </office:annotation>
            <text:p>\4CONSTANTINOPLE. 1257 A.D.</text:p>
            <text:p>\2With the Assassins' fortress at Masyaf surrounded by Mongol invaders, <text:span text:style-name="T31">Altaïr</text:span><text:span text:style-name="T32"> secures </text:span><text:span text:style-name="T32">the Library, then asks </text:span><text:span text:style-name="T32">the explorers Niccolo </text:span><text:span text:style-name="T32">and Marco Polo to </text:span><text:span text:style-name="T32">create a diversion while </text:span><text:span text:style-name="T32">he makes his escape, </text:span><text:span text:style-name="T32">hiding the key to the </text:span><text:span text:style-name="T32">Library's secret </text:span><text:span text:style-name="T32">chambers in </text:span><text:span text:style-name="T32">Constantinople.\0</text:span></text:p>
          </table:table-cell>
          <table:table-cell table:style-name="ce374" office:value-type="string">
            <text:p>\4CONSTANTINOPLE, 1257 apr. J.-C. </text:p>
            <text:p>\2À Masyaf, la forteresse des Assassins est encerclée d'envahisseurs mongols, mais <text:span text:style-name="T22">Altair </text:span><text:span text:style-name="T32">parvient à défendre la </text:span><text:span text:style-name="T32">bibliothèque. Puis, il </text:span><text:span text:style-name="T32">demande à Nicolo et </text:span><text:span text:style-name="T32">Marco Polo de faire </text:span><text:span text:style-name="T32">diversion pendant qu'il </text:span><text:span text:style-name="T32">s'échappe vers </text:span><text:span text:style-name="T32">Constantinople, pour y </text:span><text:span text:style-name="T32">cacher la clé de la </text:span><text:span text:style-name="T32">bibliothèque.\0</text:span></text:p>
          </table:table-cell>
          <table:table-cell table:style-name="ce429" office:value-type="string">
            <text:p>\4KONSTANTINOPEL, A.D. 1257</text:p>
            <text:p>\2Während die mongolischen Invasoren die Festung der Assassinen bei Masyaf umstellen, sichert Altaïr die Bibliothek ab. Dann bittet er die Forscher Niccolò und Marco Polo ein Ablenkungsmanöver auszuführen. Altaïr flüchtet und versteckt den Schlüssel zum Geheimzimmer der Bibliothek in Konstantinopel.\0</text:p>
          </table:table-cell>
          <table:table-cell table:style-name="ce374" office:value-type="string">
            <text:p>\4CONSTANTINOPLA (1257 D. C.)</text:p>
            <text:p>\2La fortaleza de los Asesinos en Masyaf está rodeada de invasores mongoles. Altaïr asegura la biblioteca y le pide a los exploradores Niccolo y Marco Polo que distraigan al enemigo mientras él escapa y esconde las llaves de las que dan acceso a las cámaras secretas de la biblioteca en Constantinopla.\0</text:p>
          </table:table-cell>
          <table:table-cell table:style-name="ce374" office:value-type="string">
            <text:p>\4COSTANTINOPOLI, 1257 D.C.</text:p>
            <text:p>\2Mentre la fortezza degli Assassini a Masyaf è circondata dagli invasori mongoli, Altaïr libera la Biblioteca e chiede agli esploratori Niccolò e Marco Polo di creare un diversivo. Nel frattempo, lui si dà alla fuga e nasconde la chiave delle stanze segrete della Biblioteca a Costantinopoli.\0</text:p>
          </table:table-cell>
          <table:table-cell table:style-name="ce374" office:value-type="string">
            <text:p>\4CONSTANTINOPLA, 1257 D.C.</text:p>
            <text:p>\2Com a fortaleza dos Assassinos em Masyaf cercada por invasores mongóis, Altaïr protege a biblioteca e pede que os exploradores Niccolo e Marco Polo causem uma distração enquanto ele escapa e esconde a chave das câmaras secretas da biblioteca em Constantinopla.\0</text:p>
          </table:table-cell>
          <table:table-cell table:style-name="ce460" office:value-type="string">
            <text:p>\4KONSTANTİNİYYE. M.S. 1257</text:p>
            <text:p>\2Haşhaşilerin Masyaf'taki kalesi Moğol işgali altındayken Altaïr kütüphaneyi kilitler, kaçışı sırasında kaşif Niccolo ve Marko Polo'dan dikkat dağıtmalarını ister ve anahtarı Konstantiniyye'deki kütüphanenin gizli odalarından birine saklar.\0</text:p>
          </table:table-cell>
          <table:table-cell table:style-name="ce460" office:value-type="string">
            <text:p>\4КОНСТАНТИНОПОЛЬ. 1257 ГОД.</text:p>
            <text:p>\2Крепость ассасинов в Масиафе окружена монгольскими захватчиками. Альтаир захватывает библиотеку, затем просит исследователей Никколо и Марко Поло устроить диверсию, чтобы он смог бежать и спрятать в Константинополе ключ от тайных комнат библиотеки.\0</text:p>
          </table:table-cell>
          <table:table-cell table:style-name="ce374" office:value-type="string">
            <text:p>\4KONSTANTYNOPOL, ROK 1257</text:p>
            <text:p>\2Forteca asasynów w Masjafie została oblężona przez najeźdźców z Mongolii. Altaïr zabezpiecza bibliotekę, a następnie prosi podróżników Niccolo i Marco Polo, by odwrócili uwagę najeźdźców i umożliwili mu ucieczkę. Klucz do tajnych komnat biblioteki ukrywa w Konstantynopolu...\0</text:p>
          </table:table-cell>
          <table:table-cell table:style-name="ce374" office:value-type="string">
            <text:p>\4คอนสแตนติโนเปิล ค.ศ. 1257</text:p>
            <text:p>\2เมื่อ|ป้อมปราการ|มือสังหาร|ใน|กรุงมาสยาฟ|ถูก|ล้อม|ด้วย|ผู้รุกราน|ชาว|มองโกล |อัลเทเอีย|จึง|ปิด|หอสมุด|และ|ขอให้|นักสำรวจ|นาม|นิคโคโล|และ|มาร์โคโปโล|ช่วย|หันเห|ความสนใจ|ของ|ศัตรู |เพื่อที่|เขา|จะได้|หนี|ออกไป |และ|นำ|กุญแจ|ไข|ห้องลับ|ของ|หอสมุด|ไปซ่อน|ใน|คอนสแตนติโนเปิล\0</text:p>
          </table:table-cell>
          <table:table-cell table:style-name="ce533" office:value-type="string">
            <text:p>\4CONSTANTINOPLE, 1257 sau C.N.</text:p>
            <text:p>\2Pháo đài của hội Hiệp sĩ Đền Thánh tại Masyaf bị bọn xâm lược Mông-cổ bao vây, nhưng Altaïr cố thủ Tàng kinh các. Sau đó, ông ấy thỉnh cầu những người khám hiểm Niccolo và Marco Polo giúp đánh lạc hướng bọn địch trong lúc ông ta chạy trốn và cất giấu chìa khóa để mở các căn phòng bí mật của Tàng kinh các ở Constantinople.\0</text:p>
          </table:table-cell>
          <table:table-cell table:style-name="ce372" table:number-columns-repeated="6"/>
          <table:table-cell table:number-columns-repeated="1006"/>
        </table:table-row>
        <table:table-row table:style-name="ro145">
          <table:table-cell table:style-name="ce194" office:value-type="string">
            <text:p>BRIEF_LV9</text:p>
          </table:table-cell>
          <table:table-cell table:style-name="ce374" office:value-type="string">
            <text:p>\4MASYAF. 1511 A.D.</text:p>
            <text:p>\2Ezio battles with Ahmet to prevent him from stealing into the Assassins' Library... and seizing the keys to unimaginable power.\0</text:p>
          </table:table-cell>
          <table:table-cell table:style-name="ce401" office:value-type="string">
            <text:p>\4<text:span text:style-name="T32">MASYAF, 1511 apr. </text:span><text:span text:style-name="T32">J.-C.</text:span></text:p>
            <text:p><text:span text:style-name="T22">\2</text:span><text:span text:style-name="T32">Ezio affronte Ahmet </text:span><text:span text:style-name="T32">pour l'empêcher d'entrer </text:span><text:span text:style-name="T32">dans la Bibliothèque des </text:span><text:span text:style-name="T32">Assassins... et de voler </text:span><text:span text:style-name="T32">les clés du pouvoir.</text:span><text:span text:style-name="T22">\0</text:span></text:p>
          </table:table-cell>
          <table:table-cell table:style-name="ce429" office:value-type="string">
            <text:p>\4MASYAF, A.D. 1511</text:p>
            <text:p>\2Ezio kämpft gegen Ahmet, um ihn daran zu hindern, sich in die Bibliothek der Assassinen zu schleichen... und sich der Schlüssel zu unvorstellbarer Macht zu bemächtigen.\0</text:p>
          </table:table-cell>
          <table:table-cell table:style-name="ce374" office:value-type="string">
            <text:p>\4MASYAF (1511 D. C.)</text:p>
            <text:p>\2Ezio se bate en duelo con Ahmet para evitar que robe la biblioteca de los Asesinos y se haga con las poderosas llaves.\0</text:p>
          </table:table-cell>
          <table:table-cell table:style-name="ce374" office:value-type="string">
            <text:p>\4MASYAF, 1511 D.C.</text:p>
            <text:p>\2Ezio affronta Ahmet per impedirgli di entrare nella Biblioteca degli Assassini... e di impadronirsi della chiave di un potere inimmaginabile.\0</text:p>
          </table:table-cell>
          <table:table-cell table:style-name="ce374" office:value-type="string">
            <text:p>\4MASYAF, 1511 D.C.</text:p>
            <text:p>\2Ezio luta contra Ahmet para impedir que ele entre na biblioteca dos Assassinos e use as chaves para ter um poder inimaginável.\0</text:p>
          </table:table-cell>
          <table:table-cell table:style-name="ce374" office:value-type="string">
            <text:p>\4MASYAF. M.S. 1511</text:p>
            <text:p>\2Ezio, Haşhaşi Kütüphanesi'ne girip anahtarın sihirli güçlerine ulaşmaya çalışan Ahmet'le amansız bir mücadele içindedir.\0</text:p>
          </table:table-cell>
          <table:table-cell table:style-name="ce374" office:value-type="string">
            <text:p>\4МАСИАФ. 1511 ГОД.</text:p>
            <text:p>\2Эцио вступает в бой с Ахметом, чтобы помешать ему попасть в Библиотеку Ассасинов... и получить ключи к невообразимому могуществу.\0</text:p>
          </table:table-cell>
          <table:table-cell table:style-name="ce374" office:value-type="string">
            <text:p>\4MASJAF, ROK 1511</text:p>
            <text:p>\2Ezio walczy z Ahmetem, by ten nie zakradł się do biblioteki asasynów... i nie zyskał kluczy do niewyobrażalnych mocy.\0</text:p>
          </table:table-cell>
          <table:table-cell table:style-name="ce374" office:value-type="string">
            <text:p>\4มาสยาฟ ค.ศ. 1511</text:p>
            <text:p>\2เอซิโอ|ต่อสู้|กับ|อาห์เม็ท|เพื่อ|ป้องกัน|ไม่ให้|อาห์เม็ท|ขโมย|หอสมุด|แห่ง|มือสังหาร... |และ|ยึด|กุญแจ|สู่|พลัง|มหาศาล|เกินจินตนาการ\0</text:p>
          </table:table-cell>
          <table:table-cell table:style-name="ce533" office:value-type="string">
            <text:p>\4MASYAF, 1511 sau C.N.</text:p>
            <text:p>\2Ezio chiến đấu với Ahmet để ngăn chặn việc hắn ta lẻn vào trong Tàng kinh các của Giáo phái Sát thủ... và cướp đi chìa khóa mở ấn sức mạnh phi thường.\0</text:p>
          </table:table-cell>
          <table:table-cell table:style-name="ce372" table:number-columns-repeated="6"/>
          <table:table-cell table:number-columns-repeated="1006"/>
        </table:table-row>
        <table:table-row table:style-name="ro120">
          <table:table-cell table:style-name="ce195" office:value-type="string">
            <text:p>QUICK_PLAY</text:p>
          </table:table-cell>
          <table:table-cell table:style-name="ce203" office:value-type="string">
            <text:p>QUICK PLAY</text:p>
          </table:table-cell>
          <table:table-cell table:style-name="ce203" office:value-type="string">
            <text:p>PARTIE RAPIDE</text:p>
          </table:table-cell>
          <table:table-cell table:style-name="ce409" office:value-type="string">
            <text:p>SCHNELLSPIEL</text:p>
          </table:table-cell>
          <table:table-cell table:style-name="ce203" office:value-type="string">
            <text:p>PARTIDA RÁPIDA</text:p>
          </table:table-cell>
          <table:table-cell table:style-name="ce203" office:value-type="string">
            <text:p>PARTITA VELOCE</text:p>
          </table:table-cell>
          <table:table-cell table:style-name="ce203" office:value-type="string">
            <text:p>PARTIDA RÁPIDA</text:p>
          </table:table-cell>
          <table:table-cell table:style-name="ce203" office:value-type="string">
            <text:p>ÇABUK OYUN</text:p>
          </table:table-cell>
          <table:table-cell table:style-name="ce203" office:value-type="string">
            <text:p>БЫСТРАЯ ИГРА</text:p>
          </table:table-cell>
          <table:table-cell table:style-name="ce203" office:value-type="string">
            <text:p>SZYBKI START</text:p>
          </table:table-cell>
          <table:table-cell table:style-name="ce203" office:value-type="string">
            <text:p>เล่นทันที</text:p>
          </table:table-cell>
          <table:table-cell table:style-name="ce535" office:value-type="string">
            <text:p>CHƠI LIỀN</text:p>
          </table:table-cell>
          <table:table-cell table:style-name="ce372" table:number-columns-repeated="6"/>
          <table:table-cell table:number-columns-repeated="1006"/>
        </table:table-row>
        <table:table-row table:style-name="ro120">
          <table:table-cell table:style-name="ce195" office:value-type="string">
            <text:p>GAME_SAVED</text:p>
          </table:table-cell>
          <table:table-cell table:style-name="ce366" office:value-type="string">
            <text:p>GAME SAVED</text:p>
          </table:table-cell>
          <table:table-cell table:style-name="ce402" office:value-type="string">
            <text:p>PARTIE<text:span text:style-name="T32"> </text:span><text:span text:style-name="T32">SAUVEGARDÉE</text:span></text:p>
          </table:table-cell>
          <table:table-cell table:style-name="ce421" office:value-type="string">
            <text:p>SPIEL GESPEICHERT</text:p>
          </table:table-cell>
          <table:table-cell table:style-name="ce366" office:value-type="string">
            <text:p>PARTIDA GUARDADA</text:p>
          </table:table-cell>
          <table:table-cell table:style-name="ce366" office:value-type="string">
            <text:p>PARTITA SALVATA</text:p>
          </table:table-cell>
          <table:table-cell table:style-name="ce366" office:value-type="string">
            <text:p>JOGO SALVO</text:p>
          </table:table-cell>
          <table:table-cell table:style-name="ce366" office:value-type="string">
            <text:p>OYUN KAYDEDİLDİ</text:p>
          </table:table-cell>
          <table:table-cell table:style-name="ce366" office:value-type="string">
            <text:p>ИГРА СОХРАНЕНА</text:p>
          </table:table-cell>
          <table:table-cell table:style-name="ce366" office:value-type="string">
            <text:p>GRA ZAPISANA</text:p>
          </table:table-cell>
          <table:table-cell table:style-name="ce366" office:value-type="string">
            <text:p>บันทึกเกมแล้ว</text:p>
          </table:table-cell>
          <table:table-cell table:style-name="ce536" office:value-type="string">
            <text:p>TRÒ CHƠI ĐÃ LƯU</text:p>
          </table:table-cell>
          <table:table-cell table:style-name="ce372" table:number-columns-repeated="6"/>
          <table:table-cell table:number-columns-repeated="1006"/>
        </table:table-row>
        <table:table-row table:style-name="ro146">
          <table:table-cell table:style-name="ce195" office:value-type="string">
            <text:p>CONGRATULATION</text:p>
          </table:table-cell>
          <table:table-cell table:style-name="ce203" office:value-type="string">
            <text:p>CONGRATULATIONS! </text:p>
            <text:p>You finished the game!</text:p>
          </table:table-cell>
          <table:table-cell table:style-name="ce203" office:value-type="string">
            <text:p>FÉLICITATIONS !</text:p>
            <text:p>Tu as terminé le jeu !</text:p>
          </table:table-cell>
          <table:table-cell table:style-name="ce409" office:value-type="string">
            <text:p>GLÜCKWUNSCH!</text:p>
            <text:p>Du hast das Spiel beendet!</text:p>
          </table:table-cell>
          <table:table-cell table:style-name="ce203" office:value-type="string">
            <text:p>¡ENHORABUENA!</text:p>
            <text:p>¡Has completado el juego!</text:p>
          </table:table-cell>
          <table:table-cell table:style-name="ce203" office:value-type="string">
            <text:p>COMPLIMENTI!</text:p>
            <text:p>Hai completato il gioco!</text:p>
          </table:table-cell>
          <table:table-cell table:style-name="ce203" office:value-type="string">
            <text:p>PARABÉNS!</text:p>
            <text:p>Você concluiu o jogo!</text:p>
          </table:table-cell>
          <table:table-cell table:style-name="ce203" office:value-type="string">
            <text:p>TEBRİKLER!</text:p>
            <text:p>Oyunu tamamladın!</text:p>
          </table:table-cell>
          <table:table-cell table:style-name="ce203" office:value-type="string">
            <text:p>ПОЗДРАВЛЯЕМ!</text:p>
            <text:p>Вы прошли игру!</text:p>
          </table:table-cell>
          <table:table-cell table:style-name="ce203" office:value-type="string">
            <text:p>GRATULACJE! </text:p>
            <text:p>Udało ci się ukończyć grę!</text:p>
          </table:table-cell>
          <table:table-cell table:style-name="ce203" office:value-type="string">
            <text:p>ยินดีด้วย! </text:p>
            <text:p>คุณเล่นเกมจบแล้ว!</text:p>
          </table:table-cell>
          <table:table-cell table:style-name="ce536" office:value-type="string">
            <text:p>CHÚC MỪNG! Bạn đã hoàn tất trò chơi ấy!</text:p>
          </table:table-cell>
          <table:table-cell table:style-name="ce372" table:number-columns-repeated="6"/>
          <table:table-cell table:number-columns-repeated="1006"/>
        </table:table-row>
        <table:table-row table:style-name="ro147">
          <table:table-cell table:style-name="ce194" office:value-type="string">
            <text:p>CONGRATULATION2</text:p>
          </table:table-cell>
          <table:table-cell table:style-name="ce203" office:value-type="string">
            <text:p>VETERAN MODE unlocked!</text:p>
          </table:table-cell>
          <table:table-cell table:style-name="ce203" office:value-type="string">
            <text:p>MODE DIFFICILE débloqué !</text:p>
          </table:table-cell>
          <table:table-cell table:style-name="ce409" office:value-type="string">
            <text:p>MODUS VETERAN aktiviert!</text:p>
          </table:table-cell>
          <table:table-cell table:style-name="ce203" office:value-type="string">
            <text:p>¡DIFICULTAD ALTA desbloqueada!</text:p>
          </table:table-cell>
          <table:table-cell table:style-name="ce203" office:value-type="string">
            <text:p>MODALITÀ VETERANO sbloccata!</text:p>
          </table:table-cell>
          <table:table-cell table:style-name="ce203" office:value-type="string">
            <text:p>MODO VETERANO desbloqueado!</text:p>
          </table:table-cell>
          <table:table-cell table:style-name="ce203" office:value-type="string">
            <text:p>ZOR MOD açıldı!</text:p>
          </table:table-cell>
          <table:table-cell table:style-name="ce203" office:value-type="string">
            <text:p>Открыт режим ВЕТЕРАН!</text:p>
          </table:table-cell>
          <table:table-cell table:style-name="ce203" office:value-type="string">
            <text:p>Odblokowano </text:p>
            <text:p>TRYB TRUDNY!</text:p>
          </table:table-cell>
          <table:table-cell table:style-name="ce203" office:value-type="string">
            <text:p>ปลดล๊อคโหมดยากแล้ว!</text:p>
          </table:table-cell>
          <table:table-cell table:style-name="ce536" office:value-type="string">
            <text:p>CHẾ ĐỘ KHÓ đã mở khóa!</text:p>
          </table:table-cell>
          <table:table-cell table:style-name="ce372" table:number-columns-repeated="6"/>
          <table:table-cell table:number-columns-repeated="1006"/>
        </table:table-row>
        <table:table-row table:style-name="ro148">
          <table:table-cell table:style-name="ce194" office:value-type="string">
            <text:p>SOUND_EFFECTS</text:p>
          </table:table-cell>
          <table:table-cell table:style-name="ce203" office:value-type="string">
            <text:p>SOUND EFFECTS</text:p>
          </table:table-cell>
          <table:table-cell table:style-name="ce203" office:value-type="string">
            <text:p>SONS</text:p>
          </table:table-cell>
          <table:table-cell table:style-name="ce409" office:value-type="string">
            <text:p>SOUNDEFFEKTE</text:p>
          </table:table-cell>
          <table:table-cell table:style-name="ce203" office:value-type="string">
            <text:p>EFECTOS</text:p>
          </table:table-cell>
          <table:table-cell table:style-name="ce203" office:value-type="string">
            <text:p>EFFETTI AUDIO</text:p>
          </table:table-cell>
          <table:table-cell table:style-name="ce203" office:value-type="string">
            <text:p>EFEITOS</text:p>
          </table:table-cell>
          <table:table-cell table:style-name="ce203" office:value-type="string">
            <text:p>SES EFEKTLERİ</text:p>
          </table:table-cell>
          <table:table-cell table:style-name="ce203" office:value-type="string">
            <text:p>ЭФФЕКТЫ</text:p>
          </table:table-cell>
          <table:table-cell table:style-name="ce203" office:value-type="string">
            <text:p>EFEKTY</text:p>
          </table:table-cell>
          <table:table-cell table:style-name="ce203" office:value-type="string">
            <text:p>เสียงเอ๊ฟเฟ็กต์</text:p>
          </table:table-cell>
          <table:table-cell table:style-name="ce536" office:value-type="string">
            <text:p>HIỆU ỨNG ÂM THANH</text:p>
          </table:table-cell>
          <table:table-cell table:style-name="ce372" table:number-columns-repeated="6"/>
          <table:table-cell table:number-columns-repeated="1006"/>
        </table:table-row>
        <table:table-row table:style-name="ro149">
          <table:table-cell table:style-name="ce194" office:value-type="string">
            <text:p>DEAD_QUESTION</text:p>
          </table:table-cell>
          <table:table-cell table:style-name="ce203" office:value-type="string">
            <text:p>RESTART FROM LAST CHECKPOINT?</text:p>
          </table:table-cell>
          <table:table-cell table:style-name="ce203" office:value-type="string">
            <text:p>REDÉMARRER DU DERNIER</text:p>
            <text:p>CHECKPOINT ?</text:p>
          </table:table-cell>
          <table:table-cell table:style-name="ce409" office:value-type="string">
            <text:p>VOM LETZTEN SPEICHERPUNKT AUS NEU STARTEN?</text:p>
          </table:table-cell>
          <table:table-cell table:style-name="ce203" office:value-type="string">
            <text:p>¿REINICIAR DESDE EL ÚLTIMO PUNTO DE CONTROL?</text:p>
          </table:table-cell>
          <table:table-cell table:style-name="ce203" office:value-type="string">
            <text:p>VUOI RIPARTIRE DALL'ULTIMO CHECKPOINT?</text:p>
          </table:table-cell>
          <table:table-cell table:style-name="ce203" office:value-type="string">
            <text:p>REINICIAR DO ÚLTIMO CHECKPOINT?</text:p>
          </table:table-cell>
          <table:table-cell table:style-name="ce203" office:value-type="string">
            <text:p>SON KAYIT NOKTASINDAN BAŞLA?</text:p>
          </table:table-cell>
          <table:table-cell table:style-name="ce203" office:value-type="string">
            <text:p>НАЧАТЬ С ПОСЛЕДНЕЙ КОНТРОЛЬНОЙ ТОЧКИ?</text:p>
          </table:table-cell>
          <table:table-cell table:style-name="ce203" office:value-type="string">
            <text:p>ROZPOCZĄĆ OD OSTATNIEGO PUNKTU KONTROLNEGO?</text:p>
          </table:table-cell>
          <table:table-cell table:style-name="ce203" office:value-type="string">
            <text:p>เริ่มเล่นใหม่|จาก|เช็คพ้อยท์ล่าสุด?</text:p>
          </table:table-cell>
          <table:table-cell table:style-name="ce537" office:value-type="string">
            <text:p>CHƠI LẠI Ở ĐIỂM LƯU CUỐI CÙNG?</text:p>
          </table:table-cell>
          <table:table-cell table:style-name="ce372" table:number-columns-repeated="6"/>
          <table:table-cell table:number-columns-repeated="1006"/>
        </table:table-row>
        <table:table-row table:style-name="ro150">
          <table:table-cell table:style-name="ce194" office:value-type="string">
            <text:p>RESTART_LEVEL_QUESTION</text:p>
          </table:table-cell>
          <table:table-cell table:style-name="ce203" office:value-type="string">
            <text:p>RESTART LEVEL?</text:p>
          </table:table-cell>
          <table:table-cell table:style-name="ce203" office:value-type="string">
            <text:p>REDÉMARRER LE NIVEAU ?</text:p>
          </table:table-cell>
          <table:table-cell table:style-name="ce409" office:value-type="string">
            <text:p>LEVEL NEU STARTEN?</text:p>
          </table:table-cell>
          <table:table-cell table:style-name="ce203" office:value-type="string">
            <text:p>¿REINICIAR NIVEL?</text:p>
          </table:table-cell>
          <table:table-cell table:style-name="ce203" office:value-type="string">
            <text:p>VUOI RIAVVIARE IL LIVELLO?</text:p>
          </table:table-cell>
          <table:table-cell table:style-name="ce203" office:value-type="string">
            <text:p>REINICIAR NÍVEL?</text:p>
          </table:table-cell>
          <table:table-cell table:style-name="ce203" office:value-type="string">
            <text:p>BÖLÜME BAŞTAN BAŞLA?</text:p>
          </table:table-cell>
          <table:table-cell table:style-name="ce203" office:value-type="string">
            <text:p>НАЧАТЬ УРОВЕНЬ ЗАНОВО?</text:p>
          </table:table-cell>
          <table:table-cell table:style-name="ce203" office:value-type="string">
            <text:p>ROZPOCZĄĆ ETAP OD NOWA?</text:p>
          </table:table-cell>
          <table:table-cell table:style-name="ce203" office:value-type="string">
            <text:p>เริ่มเลเวลนี้ใหม่|ตั้งแต่แรก?</text:p>
          </table:table-cell>
          <table:table-cell table:style-name="ce537" office:value-type="string">
            <text:p>CHƠI LẠI VÒNG ĐÓ?</text:p>
          </table:table-cell>
          <table:table-cell table:style-name="ce372" table:number-columns-repeated="6"/>
          <table:table-cell table:number-columns-repeated="1006"/>
        </table:table-row>
        <table:table-row table:style-name="ro150">
          <table:table-cell table:style-name="ce194" office:value-type="string">
            <text:p>HIGH_SCORE</text:p>
          </table:table-cell>
          <table:table-cell table:style-name="ce203" office:value-type="string">
            <text:p>HIGH SCORE</text:p>
          </table:table-cell>
          <table:table-cell table:style-name="ce203" office:value-type="string">
            <text:p>RECORDS</text:p>
          </table:table-cell>
          <table:table-cell table:style-name="ce409" office:value-type="string">
            <text:p>REKORD</text:p>
          </table:table-cell>
          <table:table-cell table:style-name="ce203" office:value-type="string">
            <text:p>RÉCORDS</text:p>
          </table:table-cell>
          <table:table-cell table:style-name="ce203" office:value-type="string">
            <text:p>RECORD</text:p>
          </table:table-cell>
          <table:table-cell table:style-name="ce203" office:value-type="string">
            <text:p>RECORDE</text:p>
          </table:table-cell>
          <table:table-cell table:style-name="ce203" office:value-type="string">
            <text:p>REKORLAR</text:p>
          </table:table-cell>
          <table:table-cell table:style-name="ce203" office:value-type="string">
            <text:p>РЕКОРДЫ</text:p>
          </table:table-cell>
          <table:table-cell table:style-name="ce203" office:value-type="string">
            <text:p>REKORDY</text:p>
          </table:table-cell>
          <table:table-cell table:style-name="ce203" office:value-type="string">
            <text:p>คะแนนสูงสุด</text:p>
          </table:table-cell>
          <table:table-cell table:style-name="ce537" office:value-type="string">
            <text:p>ĐIỂM CAO</text:p>
          </table:table-cell>
          <table:table-cell table:style-name="ce372" table:number-columns-repeated="6"/>
          <table:table-cell table:number-columns-repeated="1006"/>
        </table:table-row>
        <table:table-row table:style-name="ro150">
          <table:table-cell table:style-name="ce194" office:value-type="string">
            <text:p>CLEAR_LEVEL_SCORE</text:p>
          </table:table-cell>
          <table:table-cell table:number-columns-repeated="2" table:style-name="ce203" office:value-type="string">
            <text:p>SCORE</text:p>
          </table:table-cell>
          <table:table-cell table:style-name="ce409" office:value-type="string">
            <text:p>ERGEBNIS</text:p>
          </table:table-cell>
          <table:table-cell table:style-name="ce203" office:value-type="string">
            <text:p>PUNTOS</text:p>
          </table:table-cell>
          <table:table-cell table:style-name="ce203" office:value-type="string">
            <text:p>PUNTI</text:p>
          </table:table-cell>
          <table:table-cell table:style-name="ce203" office:value-type="string">
            <text:p>PONTOS</text:p>
          </table:table-cell>
          <table:table-cell table:style-name="ce203" office:value-type="string">
            <text:p>PUAN</text:p>
          </table:table-cell>
          <table:table-cell table:style-name="ce203" office:value-type="string">
            <text:p>СЧЕТ</text:p>
          </table:table-cell>
          <table:table-cell table:style-name="ce203" office:value-type="string">
            <text:p>WYNIK</text:p>
          </table:table-cell>
          <table:table-cell table:style-name="ce203" office:value-type="string">
            <text:p>คะแนน</text:p>
          </table:table-cell>
          <table:table-cell table:style-name="ce537" office:value-type="string">
            <text:p>ĐIỂM </text:p>
          </table:table-cell>
          <table:table-cell table:style-name="ce372" table:number-columns-repeated="6"/>
          <table:table-cell table:number-columns-repeated="1006"/>
        </table:table-row>
        <table:table-row table:style-name="ro38">
          <table:table-cell table:style-name="ce199" office:value-type="string">
            <text:p>CONTROL_TEXT_1</text:p>
          </table:table-cell>
          <table:table-cell table:style-name="ce366" office:value-type="string">
            <text:p>PRESS \54\0 TO RUN LEFT.</text:p>
            <text:p>PRESS \56\0 TO RUN RIGHT.</text:p>
          </table:table-cell>
          <table:table-cell table:style-name="ce366" office:value-type="string">
            <text:p>APPUIE SUR \54\0 POUR COURIR VERS LA GAUCHE.</text:p>
            <text:p>APPUI<text:span text:style-name="T22">E S</text:span><text:span text:style-name="T32">UR \56\0 </text:span><text:span text:style-name="T32">POUR COURIR VERS </text:span><text:span text:style-name="T32">LA DROITE.</text:span></text:p>
          </table:table-cell>
          <table:table-cell table:style-name="ce421" office:value-type="string">
            <text:p>DRÜCKE \54\0, UM NACH LINKS ZU RENNEN.</text:p>
            <text:p>DRÜCKE \56\0, UM NACH RECHTS ZU RENNEN.</text:p>
          </table:table-cell>
          <table:table-cell table:style-name="ce366" office:value-type="string">
            <text:p>PULSA \54\0 PARA CORRER HACIA LA IZDA.</text:p>
            <text:p>PULSA \56\0 PARA CORRER HACIA LA DCHA.</text:p>
          </table:table-cell>
          <table:table-cell table:style-name="ce366" office:value-type="string">
            <text:p>PREMI \54\0 PER CORRERE A SINISTRA.</text:p>
            <text:p>PREMI \56\0 PER CORRERE A DESTRA.</text:p>
          </table:table-cell>
          <table:table-cell table:style-name="ce366" office:value-type="string">
            <text:p>APERTE \54\0 PARA CORRER PRA ESQUERDA.</text:p>
            <text:p>APERTE \56\0 PARA CORRER PRA DIREITA.</text:p>
          </table:table-cell>
          <table:table-cell table:style-name="ce366" office:value-type="string">
            <text:p>SOLA KOŞMAK İÇİN \54\0'E BAS.</text:p>
            <text:p>SAĞA KOŞMAK İÇİN \56\0'YA BAS.</text:p>
          </table:table-cell>
          <table:table-cell table:style-name="ce366" office:value-type="string">
            <text:p>НАЖМИТЕ \54\0 - БЕГ ВЛЕВО.</text:p>
            <text:p>НАЖМИТЕ \56\0 - БЕГ ВПРАВО.</text:p>
          </table:table-cell>
          <table:table-cell table:style-name="ce366" office:value-type="string">
            <text:p>WCIŚNIJ \54\0, BY BIEC W LEWO.</text:p>
            <text:p>WCIŚNIJ \56\0, BY BIEC W PRAWO.</text:p>
          </table:table-cell>
          <table:table-cell table:style-name="ce366" office:value-type="string">
            <text:p>กด \54\0 เพื่อวิ่งไปทางซ้าย</text:p>
            <text:p>กด \56\0 เพื่อวิ่งไปทางขวา</text:p>
          </table:table-cell>
          <table:table-cell table:style-name="ce538" office:value-type="string">
            <office:annotation draw:style-name="gr1" draw:text-style-name="P1" svg:width="1.4878in" svg:height="0.5264in" svg:x="19.1264in" svg:y="60.161in" draw:caption-point-x="-0.1598in" draw:caption-point-y="1.263in">
              <dc:date>2011-09-02T00:00:00</dc:date>
              <text:p text:style-name="P1"><text:span text:style-name="T1">Insert a line</text:span></text:p>
            </office:annotation>
            <text:p>BẤM \54\0 ĐỂ CHẠY QUA TRÁI.</text:p>
            <text:p/>
            <text:p>BẤM \56\0 ĐỂ CHẠY QUA PHẢI.</text:p>
          </table:table-cell>
          <table:table-cell table:number-columns-repeated="1012"/>
        </table:table-row>
        <table:table-row table:style-name="ro39">
          <table:table-cell table:style-name="ce199" office:value-type="string">
            <text:p>CONTROL_TEXT_2</text:p>
          </table:table-cell>
          <table:table-cell table:style-name="ce375" office:value-type="string">
            <text:p>PRESS \52\0 TO JUMP UP OR CLIMB UP.</text:p>
          </table:table-cell>
          <table:table-cell table:style-name="ce375" office:value-type="string">
            <text:p>APPUIE SUR \52\0 POUR SAUTER OU ESCALADER.</text:p>
          </table:table-cell>
          <table:table-cell table:style-name="ce430" office:value-type="string">
            <text:p>DRÜCKE \52\0, UM NACH OBEN ZU SPRINGEN ODER ZU KLETTERN.</text:p>
          </table:table-cell>
          <table:table-cell table:style-name="ce365" office:value-type="string">
            <text:p>PULSA \52\0 PARA SALTAR HACIA ARRIBA O TREPAR.</text:p>
          </table:table-cell>
          <table:table-cell table:style-name="ce365" office:value-type="string">
            <text:p>PREMI \52\0 PER SALTARE O ARRAMPICARTI.</text:p>
          </table:table-cell>
          <table:table-cell table:style-name="ce365" office:value-type="string">
            <text:p>APERTE \52\0 PARA PULAR OU ESCALAR PARA CIMA.</text:p>
          </table:table-cell>
          <table:table-cell table:style-name="ce365" office:value-type="string">
            <text:p>ZIPLAMAK VEYA TIRMANMAK İÇİN \52\0'YE BAS.</text:p>
          </table:table-cell>
          <table:table-cell table:style-name="ce365" office:value-type="string">
            <text:p>НАЖМИТЕ \52\0 - ПРЫГНУТЬ ИЛИ ЗАЛЕЗТЬ НАВЕРХ.</text:p>
          </table:table-cell>
          <table:table-cell table:style-name="ce366" office:value-type="string">
            <text:p>WCIŚNIJ \52\0, BY PODSKOCZYĆ LUB SIĘ WSPIĄĆ.</text:p>
          </table:table-cell>
          <table:table-cell table:style-name="ce375" office:value-type="string">
            <text:p>กด |\52\0 |เพื่อ|กระโดดขึ้น|หรือ|ปีนขึ้น</text:p>
          </table:table-cell>
          <table:table-cell table:style-name="ce375" office:value-type="string">
            <text:p>BẤM \52\0 ĐỂ NHẢY LÊN HOẶC TRÈO LÊN.</text:p>
          </table:table-cell>
          <table:table-cell table:number-columns-repeated="1012"/>
        </table:table-row>
        <table:table-row table:style-name="ro39">
          <table:table-cell table:style-name="ce199" office:value-type="string">
            <text:p>CONTROL_TEXT_3</text:p>
          </table:table-cell>
          <table:table-cell table:style-name="ce366" office:value-type="string">
            <text:p>PRESS \51\0 OR \53\0 TO JUMP FORWARD.</text:p>
          </table:table-cell>
          <table:table-cell table:style-name="ce366" office:value-type="string">
            <text:p>APPUIE SUR \51\0 OU \53\0 POUR BONDIR VERS L'AVANT.</text:p>
          </table:table-cell>
          <table:table-cell table:style-name="ce421" office:value-type="string">
            <text:p>DRÜCKE \51\0 ODER \53\0, UM VORWÄRTS ZU SPRINGEN.</text:p>
          </table:table-cell>
          <table:table-cell table:style-name="ce366" office:value-type="string">
            <text:p>PULSA \51\0 O \53\0 PARA SALTAR HACIA DELANTE.</text:p>
          </table:table-cell>
          <table:table-cell table:style-name="ce366" office:value-type="string">
            <text:p>PREMI \51\0 O \53\0 PER SALTARE IN AVANTI.</text:p>
          </table:table-cell>
          <table:table-cell table:style-name="ce366" office:value-type="string">
            <text:p>APERTE \51\0 OU \53\0 PARA PULAR PRA FRENTE.</text:p>
          </table:table-cell>
          <table:table-cell table:style-name="ce366" office:value-type="string">
            <text:p>ÖNE ATLAMAK İÇİN \51\0 VEYA \53\0'E BAS.</text:p>
          </table:table-cell>
          <table:table-cell table:style-name="ce366" office:value-type="string">
            <text:p>НАЖМИТЕ \51\0 ИЛИ \53\0 - ПРЫЖОК ВПЕРЕД.</text:p>
          </table:table-cell>
          <table:table-cell table:style-name="ce366" office:value-type="string">
            <text:p>WCIŚNIJ \51\0 LUB \53\0, BY SKOCZYĆ PRZED SIEBIE.</text:p>
          </table:table-cell>
          <table:table-cell table:style-name="ce366" office:value-type="string">
            <text:p>กด \51\0 |หรือ |\53\0 |เพื่อ|กระโดด|ไปข้างหน้า</text:p>
          </table:table-cell>
          <table:table-cell table:style-name="ce538" office:value-type="string">
            <text:p>BẤM \51\0 HOẶC \53\0 ĐỂ NHẢY TỚI TRƯỚC.</text:p>
          </table:table-cell>
          <table:table-cell table:number-columns-repeated="1012"/>
        </table:table-row>
        <table:table-row table:style-name="ro151">
          <table:table-cell table:style-name="ce199" office:value-type="string">
            <text:p>CONTROL_TEXT_4</text:p>
          </table:table-cell>
          <table:table-cell table:style-name="ce376" office:value-type="string">
            <text:p>PRESS \58\0 TO CROUCH OR CLIMB DOWN.</text:p>
          </table:table-cell>
          <table:table-cell table:style-name="ce376" office:value-type="string">
            <text:p>APPUIE SUR \58\0 POUR T'ACCROUPIR OU DESCENDRE.</text:p>
          </table:table-cell>
          <table:table-cell table:style-name="ce431" office:value-type="string">
            <text:p>DRÜCKE \58\0, UM DICH ZU DUCKEN ODER ABWÄRTS ZU KLETTERN.</text:p>
          </table:table-cell>
          <table:table-cell table:style-name="ce376" office:value-type="string">
            <text:p>PULSA \58\0 PARA AGACHARTE O DESCENDER.</text:p>
          </table:table-cell>
          <table:table-cell table:style-name="ce376" office:value-type="string">
            <text:p>PREMI \58\0 PER ACCOVACCIARTI O SCENDERE.</text:p>
          </table:table-cell>
          <table:table-cell table:style-name="ce376" office:value-type="string">
            <text:p>APERTE \58\0 PARA AGACHAR-SE OU ESCALAR PARA BAIXO.</text:p>
          </table:table-cell>
          <table:table-cell table:style-name="ce376" office:value-type="string">
            <text:p>ÇÖMELMEK VEYA AŞAĞI TIRMANMAK İÇİN \58\0'E BAS.</text:p>
          </table:table-cell>
          <table:table-cell table:style-name="ce376" office:value-type="string">
            <text:p>НАЖМИТЕ \58\0 - ПРИГНУТЬСЯ ИЛИ СПУСТИТЬСЯ ВНИЗ.</text:p>
          </table:table-cell>
          <table:table-cell table:style-name="ce376" office:value-type="string">
            <text:p>WCIŚNIJ \58\0, BY PRZYKUCNĄĆ LUB ZEJŚĆ NIŻEJ.</text:p>
          </table:table-cell>
          <table:table-cell table:style-name="ce376" office:value-type="string">
            <text:p>กด \58\0 |เพื่อ|หมอบ|หรือ|ปีนลง</text:p>
          </table:table-cell>
          <table:table-cell table:style-name="ce376" office:value-type="string">
            <text:p>BẤM \58\0 ĐỂ CÚI MÌNH <text:s/>HOẶC TRÈO XUỐNG.</text:p>
          </table:table-cell>
          <table:table-cell table:number-columns-repeated="1012"/>
        </table:table-row>
        <table:table-row table:style-name="ro41">
          <table:table-cell table:style-name="ce199" office:value-type="string">
            <text:p>CONTROL_TEXT_5</text:p>
          </table:table-cell>
          <table:table-cell table:style-name="ce366" office:value-type="string">
            <text:p>PRESS \55\0 TO ATTACK. PRESS \52\0 TO BLOCK DURING COMBAT.</text:p>
          </table:table-cell>
          <table:table-cell table:style-name="ce366" office:value-type="string">
            <text:p>APPUIE SUR \55\0 POUR ATTAQUER. APPUIE SUR \52\0 POUR PARER UNE ATTAQUE.</text:p>
          </table:table-cell>
          <table:table-cell table:style-name="ce421" office:value-type="string">
            <text:p>DRÜCKE \55\0, UM ANZUGREIFEN. DRÜCKE \52\0, UM IM KAMPF ZU BLOCKEN.</text:p>
          </table:table-cell>
          <table:table-cell table:style-name="ce366" office:value-type="string">
            <text:p>PULSA \55\0 PARA ATACAR. PULSA \52\0 PARA BLOQUEAR DURANTE UN COMBATE.</text:p>
          </table:table-cell>
          <table:table-cell table:style-name="ce366" office:value-type="string">
            <text:p>PREMI \55\0 PER ATTACCARE. PREMI \52\0 PER PARARE I COLPI DURANTE UN COMBATTIMENTO.</text:p>
          </table:table-cell>
          <table:table-cell table:style-name="ce366" office:value-type="string">
            <text:p>APERTE \55\0 PARA ATACAR. APERTE \52\0 PARA DEFENDER DURANTE O COMBATE.</text:p>
          </table:table-cell>
          <table:table-cell table:style-name="ce366" office:value-type="string">
            <text:p>SALDIRMAK İÇİN \55\0'E BAS. DÖVÜŞ SIRASINDA ENGELLEMEK İÇİN \52\0'YE BAS.</text:p>
          </table:table-cell>
          <table:table-cell table:style-name="ce366" office:value-type="string">
            <text:p>НАЖМИТЕ \55\0 - НАПАСТЬ. НАЖМИТЕ \52\0 - БЛОКИРОВАТЬ ВО ВРЕМЯ БОЯ.</text:p>
          </table:table-cell>
          <table:table-cell table:style-name="ce366" office:value-type="string">
            <text:p>WCIŚNIJ \55\0, BY ZAATAKOWAĆ. WCIŚNIJ \52\0, BY BLOKOWAĆ W TRAKCIE WALKI.</text:p>
          </table:table-cell>
          <table:table-cell table:style-name="ce366" office:value-type="string">
            <text:p>กด \55\0 |เพื่อ|โจมตี |กด \52\0 |เพื่อ|ป้องกันตัว|ขณะ|ต่อสู้</text:p>
          </table:table-cell>
          <table:table-cell table:style-name="ce366" office:value-type="string">
            <text:p>BẤM \55\0 ĐỂ TẤN CÔNG. BẤM \52\0 ĐỂ ĐỠ TRONG SUỐT TRẬN ĐẤU.</text:p>
          </table:table-cell>
          <table:table-cell table:number-columns-repeated="1012"/>
        </table:table-row>
        <table:table-row table:style-name="ro41">
          <table:table-cell table:style-name="ce199" office:value-type="string">
            <text:p>CONTROL_TEXT_6</text:p>
          </table:table-cell>
          <table:table-cell table:style-name="ce377" office:value-type="string">
            <office:annotation draw:style-name="gr1" draw:text-style-name="P1" svg:width="1.124in" svg:height="0.6996in" svg:x="3.3728in" svg:y="63.4661in" draw:caption-point-x="-0.2429in" draw:caption-point-y="1.752in">
              <dc:date>2011-09-02T00:00:00</dc:date>
              <text:p text:style-name="P1"><text:span text:style-name="T1">Change \50\0 to \55\0</text:span></text:p>
            </office:annotation>
            <text:p>PRESS \55\0 NEAR AN OBJECT TO INTERACT WITH IT.</text:p>
          </table:table-cell>
          <table:table-cell table:style-name="ce377" office:value-type="string">
            <text:p>APPUIE SUR <text:span text:style-name="T22">\55\0</text:span><text:span text:style-name="T32"> </text:span><text:span text:style-name="T32">PRÈS D'UN OBJET </text:span><text:span text:style-name="T32">POUR INTERAGIR </text:span><text:span text:style-name="T32">AVEC.</text:span></text:p>
          </table:table-cell>
          <table:table-cell table:style-name="ce432" office:value-type="string">
            <text:p>DRÜCKE \55\0 IN DER NÄHE EINES OBJEKTES, UM MIT IHM ZU INTERAGIEREN.</text:p>
          </table:table-cell>
          <table:table-cell table:style-name="ce365" office:value-type="string">
            <text:p>PULSA \55\0 CERCA DE UN OBJETO PARA INTERACCIONAR CON ÉL.</text:p>
          </table:table-cell>
          <table:table-cell table:style-name="ce365" office:value-type="string">
            <text:p>PREMI \55\0 PER INTERAGIRE CON UN OGGETTO VICINO.</text:p>
          </table:table-cell>
          <table:table-cell table:style-name="ce365" office:value-type="string">
            <text:p>APERTE \55\0 PERTO DE UM OBJETO PARA INTERAGIR COM ELE.</text:p>
          </table:table-cell>
          <table:table-cell table:style-name="ce365" office:value-type="string">
            <text:p>NESNELERLE ETKİLEŞİM İÇİN YAKINLARINDAYKEN \55\0'E BAS.</text:p>
          </table:table-cell>
          <table:table-cell table:style-name="ce365" office:value-type="string">
            <text:p>НАЖМИТЕ \55\0 РЯДОМ С ОБЪЕКТОМ - ВЗАИМОДЕЙСТВОВАТЬ С НИМ.</text:p>
          </table:table-cell>
          <table:table-cell table:style-name="ce365" office:value-type="string">
            <text:p>WCIŚNIJ \50\0, BY WEJŚĆ W INTERAKCJĘ Z POBLISKIM OBIEKTEM.</text:p>
          </table:table-cell>
          <table:table-cell table:style-name="ce510" office:value-type="string">
            <text:p>กด \55\0 |ใกล้ๆ|กับ|วัตถุ|เพื่อ|โต้ตอบ</text:p>
          </table:table-cell>
          <table:table-cell table:style-name="ce510" office:value-type="string">
            <text:p>BẤM \55\0 GẦN MỘT VẬT ĐỂ TƯƠNG TÁC VỚI NÓ.</text:p>
          </table:table-cell>
          <table:table-cell table:number-columns-repeated="1012"/>
        </table:table-row>
        <table:table-row table:style-name="ro152">
          <table:table-cell table:style-name="ce199" office:value-type="string">
            <text:p>CONTROL_TEXT_7</text:p>
          </table:table-cell>
          <table:table-cell table:style-name="ce366" office:value-type="string">
            <text:p>THE GAME CAN ALSO BE PLAYED WITH THE D-PAD.</text:p>
            <text:p>CORRESPONDING CONTROLS:</text:p>
            <text:p>5 = D-PAD OK</text:p>
            <text:p>4 = D-PAD LEFT</text:p>
            <text:p>6 = D-PAD RIGHT</text:p>
            <text:p>8 = D-PAD DOWN</text:p>
            <text:p>2 = D-PAD UP</text:p>
          </table:table-cell>
          <table:table-cell table:style-name="ce366" office:value-type="string">
            <text:p>TU PEUX AUSSI JOUER À CE JEU AVEC LE D-PAD.</text:p>
            <text:p>COMMANDES CORRESPONDANTES :</text:p>
            <text:p>5 = D-PAD OK</text:p>
            <text:p>4 = D-PAD GAUCHE</text:p>
            <text:p>6 = D-PAD DROITE</text:p>
            <text:p>8 = D-PAD BAS</text:p>
            <text:p>2 = D-PAD HAUT</text:p>
          </table:table-cell>
          <table:table-cell table:style-name="ce421" office:value-type="string">
            <text:p>DAS SPIEL KANN AUCH MIT DEN NAV-TASTEN GESPIELT WERDEN.</text:p>
            <text:p>ENTSPRECHENDE STEUERUNG:</text:p>
            <text:p>5 = OK</text:p>
            <text:p>4 = NAV-LINKS</text:p>
            <text:p>6 = NAV-RECHTS</text:p>
            <text:p>8 = NAV-RUNTER</text:p>
            <text:p>2 = NAV-HOCH</text:p>
          </table:table-cell>
          <table:table-cell table:style-name="ce366" office:value-type="string">
            <text:p>TAMBIÉN PUEDES JUGAR USANDO EL PAD DIREC.</text:p>
            <text:p>CONTROLES:</text:p>
            <text:p>5 = PAD DIREC. OK</text:p>
            <text:p>4 = PAD DIREC. IZDA.</text:p>
            <text:p>6 = PAD DIREC. DCHA.</text:p>
            <text:p>8 = PAD DIREC. ABAJO</text:p>
            <text:p>2 = PAD DIREC. ARRIBA</text:p>
          </table:table-cell>
          <table:table-cell table:style-name="ce366" office:value-type="string">
            <text:p>PUOI ANCHE GIOCARE CON IL D-PAD.</text:p>
            <text:p>COMANDI CORRISPONDENTI:</text:p>
            <text:p>5 = OK SUL D-PAD</text:p>
            <text:p>4 = SINISTRA SUL D-PAD</text:p>
            <text:p>6 = DESTRA SUL D-PAD</text:p>
            <text:p>8 = GIÙ SUL D-PAD</text:p>
            <text:p>2 = SU SUL D-PAD</text:p>
          </table:table-cell>
          <table:table-cell table:style-name="ce366" office:value-type="string">
            <text:p>VOCÊ TAMBÉM PODE JOGAR COM A TECLA DE DIREÇÃO.</text:p>
            <text:p>CONTROLES CORRESPONDENTES:</text:p>
            <text:p>5 = OK</text:p>
            <text:p>4 = ESQUERDA</text:p>
            <text:p>6 = DIREITA</text:p>
            <text:p>8 = PRA BAIXO</text:p>
            <text:p>2 = PRA CIMA</text:p>
          </table:table-cell>
          <table:table-cell table:style-name="ce366" office:value-type="string">
            <text:p>OYUN YÖN TUŞLARIYLA DA OYNANABİLİR. KONTROLLER:</text:p>
            <text:p>5 = OK</text:p>
            <text:p>4 = SOL</text:p>
            <text:p>6 = SAĞ</text:p>
            <text:p>8 = AŞAĞI</text:p>
            <text:p>2 = YUKARI</text:p>
          </table:table-cell>
          <table:table-cell table:style-name="ce366" office:value-type="string">
            <text:p>В ЭТУ ИГРУ МОЖНО ИГРАТЬ ПРИ ПОМОЩИ ДЖОЙСТИКА.</text:p>
            <text:p>СООТВЕТСТВУЮЩЕЕ УПРАВЛЕНИЕ:</text:p>
            <text:p>5 = OK</text:p>
            <text:p>4 = ВЛЕВО</text:p>
            <text:p>6 = ВПРАВО</text:p>
            <text:p>8 = ВНИЗ</text:p>
            <text:p>2 = ВВЕРХ</text:p>
          </table:table-cell>
          <table:table-cell table:style-name="ce366" office:value-type="string">
            <text:p>W GRĘ MOŻNA GRAĆ RÓWNIEŻ NA D-PADZIE.</text:p>
            <text:p>ODPOWIEDNIE STEROWANIE:</text:p>
            <text:p>5 = D-PAD OK</text:p>
            <text:p>4 = D-PAD LEWO</text:p>
            <text:p>6 = D-PAD PRAWO</text:p>
            <text:p>8 = D-PAD DÓŁ</text:p>
            <text:p>2 = D-PAD GÓRA</text:p>
          </table:table-cell>
          <table:table-cell table:style-name="ce366" office:value-type="string">
            <text:p>คุณ|สามารถ|ใช้|แป้นทิศทาง|เล่นเกม|ได้|เช่นกัน</text:p>
            <text:p>การควบคุมมีดังนี้:</text:p>
            <text:p>5 = แป้น OK</text:p>
            <text:p>4 = แป้นทิศทางซ้าย</text:p>
            <text:p>6 = แป้นทิศทางขวา</text:p>
            <text:p>8 = แป้นทิศทางลง</text:p>
            <text:p>2 = แป้นทิศทางขึ้น</text:p>
          </table:table-cell>
          <table:table-cell table:style-name="ce538" office:value-type="string">
            <text:p>TRÒ CHƠI NÀY CŨNG CÓ THỂ CHƠI BẰNG D-PAD.</text:p>
            <text:p>CÁC PHÍM ĐIỀU KHIỂN TƯƠNG ỨNG:</text:p>
            <text:p>5 = D-PAD OK</text:p>
            <text:p>4 = D-PAD TRÁI</text:p>
            <text:p>6 = D-PAD PHẢI</text:p>
            <text:p>8 = D-PAD XUỐNG</text:p>
            <text:p>2 = D-PAD LÊN</text:p>
          </table:table-cell>
          <table:table-cell table:number-columns-repeated="1012"/>
        </table:table-row>
        <table:table-row table:style-name="ro41">
          <table:table-cell table:style-name="ce199" office:value-type="string">
            <text:p>HINT_TEXT_1</text:p>
          </table:table-cell>
          <table:table-cell table:style-name="ce378" office:value-type="string">
            <office:annotation draw:style-name="gr1" draw:text-style-name="P1" svg:width="1.135in" svg:height="0.6965in" svg:x="3.3728in" svg:y="66.2004in" draw:caption-point-x="-0.2429in" draw:caption-point-y="1.9374in">
              <dc:date>2011-09-02T00:00:00</dc:date>
              <text:p text:style-name="P1"><text:span text:style-name="T1">Green to blue</text:span></text:p>
            </office:annotation>
            <text:p>COLLECT BLUE BONUSES TO INCREASE YOUR SCORE.</text:p>
          </table:table-cell>
          <table:table-cell table:style-name="ce365" office:value-type="string">
            <text:p>RAMASSE LES BONUS BLEUS POUR AUGMENTER TON SCORE.</text:p>
          </table:table-cell>
          <table:table-cell table:style-name="ce433" office:value-type="string">
            <text:p>SAMMLE BLAUE BONI, UM MEHR PUNKTE ZU ERHALTEN.</text:p>
          </table:table-cell>
          <table:table-cell table:style-name="ce378" office:value-type="string">
            <text:p>RECOGE BONIFICACIONES AZULES PARA AUMENTAR TU PUNTUACIÓN.</text:p>
          </table:table-cell>
          <table:table-cell table:style-name="ce378" office:value-type="string">
            <text:p>RACCOGLI I BONUS BLU PER INCREMENTARE IL TUO PUNTEGGIO.</text:p>
          </table:table-cell>
          <table:table-cell table:style-name="ce378" office:value-type="string">
            <text:p>RECOLHA BÔNUS AZUIS PARA AUMENTAR SEUS PONTOS. </text:p>
          </table:table-cell>
          <table:table-cell table:style-name="ce378" office:value-type="string">
            <text:p>PUANINI ARTIRMAK İÇİN MAVİ BONUS TOPLA.</text:p>
          </table:table-cell>
          <table:table-cell table:style-name="ce378" office:value-type="string">
            <text:p>СОБИРАЙТЕ СИНИЕ БОНУСЫ, ЧТОБЫ НАБРАТЬ ОЧКИ.</text:p>
          </table:table-cell>
          <table:table-cell table:style-name="ce378" office:value-type="string">
            <text:p>ZBIERAJ NIEBIESKIE PREMIE, BY ZDOBYĆ WIĘCEJ PUNKTÓW.</text:p>
          </table:table-cell>
          <table:table-cell table:style-name="ce511" office:value-type="string">
            <text:p>เก็บ|โบนัส|สีฟ้า|เพื่อ|เพิ่ม|คะแนน</text:p>
          </table:table-cell>
          <table:table-cell table:style-name="ce537" office:value-type="string">
            <text:p>HÃY THU THẬP CÁC PHẦN THƯỞNG XANH LAM ĐỂ TĂNG ĐIỂM CỦA BẠN. </text:p>
          </table:table-cell>
          <table:table-cell table:number-columns-repeated="1012"/>
        </table:table-row>
        <table:table-row table:style-name="ro43">
          <table:table-cell table:style-name="ce199" office:value-type="string">
            <text:p>HINT_TEXT_2</text:p>
          </table:table-cell>
          <table:table-cell table:style-name="ce379" office:value-type="string">
            <text:p>BE CAREFUL, SOME OBJECTS WILL BREAK WHEN YOU STAND ON THEM FOR TOO LONG.</text:p>
          </table:table-cell>
          <table:table-cell table:style-name="ce379" office:value-type="string">
            <text:p>ATTENTION, CERTAINS OBJETS PEUVENT <text:span text:style-name="T22">CASSER</text:span><text:span text:style-name="T32"> SI </text:span><text:span text:style-name="T32">TU RESTES TROP </text:span><text:span text:style-name="T32">LONGTEMPS </text:span><text:span text:style-name="T32">DESSUS.</text:span></text:p>
          </table:table-cell>
          <table:table-cell table:style-name="ce434" office:value-type="string">
            <text:p>SEI VORSICHTIG! MANCHE GEGENSTÄNDE ZERBRECHEN, WENN DU ZU LANGE AUF IHNEN STEHST.</text:p>
          </table:table-cell>
          <table:table-cell table:style-name="ce379" office:value-type="string">
            <text:p>TEN CUIDADO, ALGUNOS OBJETOS SE ROMPERÁN SI PERMANECES SOBRE ELLOS DURANTE MUCHO TIEMPO.</text:p>
          </table:table-cell>
          <table:table-cell table:style-name="ce379" office:value-type="string">
            <text:p>STAI ATTENTO, ALCUNI OGGETTI SI ROMPERANNO SE CI PASSI TROPPO TEMPO SOPRA.</text:p>
          </table:table-cell>
          <table:table-cell table:style-name="ce379" office:value-type="string">
            <text:p>TOME CUIDADO. ALGUNS OBJETOS SE QUEBRAM QUANDO VOCÊ FICA SOBRE ELES POR MUITO TEMPO.</text:p>
          </table:table-cell>
          <table:table-cell table:style-name="ce379" office:value-type="string">
            <text:p>DİKKAT ET, BAZI NESNELERİN ÜSTÜNDE ÇOK DURURSAN KIRILIRLAR.</text:p>
          </table:table-cell>
          <table:table-cell table:style-name="ce379" office:value-type="string">
            <text:p>ОСТОРОЖНО, НЕКОТОРЫЕ ОБЪЕКТЫ МОГУТ СЛОМАТЬСЯ, ЕСЛИ СТОЯТЬ НА НИХ СЛИШКОМ ДОЛГО.</text:p>
          </table:table-cell>
          <table:table-cell table:style-name="ce379" office:value-type="string">
            <text:p>OSTROŻNIE, JEŚLI W NIEKTÓRYCH MIEJSCACH STOISZ ZBYT DŁUGO, GRUNT MOŻE CI SIĘ OSUNĄĆ SPOD NÓG.</text:p>
          </table:table-cell>
          <table:table-cell table:style-name="ce512" office:value-type="string">
            <text:p>ระวังด้วยล่ะ| วัตถุ|บางอย่าง|จะ|ทลาย|ถ้า|คุณ|ยืน|อยู่|ข้างบน|นั้น|นาน|เกินไป</text:p>
          </table:table-cell>
          <table:table-cell table:style-name="ce537" office:value-type="string">
            <text:p>HÃY CẨN THẬN, MỘT VÀI VẬT SẼ VỠ KHI BẠN ĐỨNG TRÊN NÓ QUÁ LÂU.</text:p>
          </table:table-cell>
          <table:table-cell table:number-columns-repeated="1012"/>
        </table:table-row>
        <table:table-row table:style-name="ro41">
          <table:table-cell table:style-name="ce199" office:value-type="string">
            <text:p>HINT_TEXT_3</text:p>
          </table:table-cell>
          <table:table-cell table:style-name="ce379" office:value-type="string">
            <text:p>PRESS THE INDICATED KEY IN CERTAIN SITUATIONS.</text:p>
          </table:table-cell>
          <table:table-cell table:style-name="ce379" office:value-type="string">
            <text:p>APPUIE SUR LA TOUCHE INDIQUÉE DANS CERTAINES SITUATIONS.</text:p>
          </table:table-cell>
          <table:table-cell table:style-name="ce434" office:value-type="string">
            <text:p>DRÜCKE IN BESTIMMTEN SITUATIONEN DIE ANGEZEIGTE TASTE.</text:p>
          </table:table-cell>
          <table:table-cell table:style-name="ce379" office:value-type="string">
            <text:p>PULSA LA TECLA INDICADA EN CIERTAS SITUACIONES.</text:p>
          </table:table-cell>
          <table:table-cell table:style-name="ce379" office:value-type="string">
            <text:p>PREMI IL TASTO INDICATO QUANDO LA SITUAZIONE SI PRESENTA.</text:p>
          </table:table-cell>
          <table:table-cell table:style-name="ce379" office:value-type="string">
            <text:p>APERTE A TECLA CORRETA NAS SITUAÇÕES INDICADAS.</text:p>
          </table:table-cell>
          <table:table-cell table:style-name="ce379" office:value-type="string">
            <text:p>BAZI DURUMLARDA EKRANDA GÖSTERİLEN TUŞA BAS.</text:p>
          </table:table-cell>
          <table:table-cell table:style-name="ce379" office:value-type="string">
            <text:p>НАЖИМАЙТЕ НА ОБОЗНАЧЕННУЮ КНОПКУ В ОПРЕДЕЛЕННЫХ СИТУАЦИЯХ.</text:p>
          </table:table-cell>
          <table:table-cell table:style-name="ce379" office:value-type="string">
            <text:p>WCIŚNIJ WSKAZANY PRZYCISK W NIEKTÓRYCH SYTUACJACH.</text:p>
          </table:table-cell>
          <table:table-cell table:style-name="ce379" office:value-type="string">
            <text:p>กด|ปุ่ม|ที่|ขึ้นบอก|บน|หน้าจอ|ใน|แต่ละ|สถานการณ์</text:p>
          </table:table-cell>
          <table:table-cell table:style-name="ce379" office:value-type="string">
            <text:p>BẤM PHÍM CHỈ ĐỊNH TRONG CÁC TÌNH HUỐNG NHẤT ĐỊNH.</text:p>
          </table:table-cell>
          <table:table-cell table:number-columns-repeated="1012"/>
        </table:table-row>
        <table:table-row table:style-name="ro153">
          <table:table-cell table:style-name="ce199" office:value-type="string">
            <text:p>HINT_TEXT_4</text:p>
          </table:table-cell>
          <table:table-cell table:style-name="ce380" office:value-type="string">
            <text:p>YOU CAN PLAY IN EASY MODE OR NORMAL MODE AT THE BEGINNING. AFTER COMPLETING NORMAL MODE, VETERAN MODE WILL BE UNLOCKED.</text:p>
          </table:table-cell>
          <table:table-cell table:style-name="ce380" office:value-type="string">
            <text:p>AU DÉBUT DU JEU, TU PEUX COMMENCER UNE PARTIE EN MODE FACILE OU EN MODE NORMAL. POUR JOUER EN MODE DIFFICILE, TU DOIS TERMINER LE MODE NORMAL.</text:p>
          </table:table-cell>
          <table:table-cell table:style-name="ce431" office:value-type="string">
            <text:p>AM ANFANG KANNST DU DIE MODI EINFACH UND NORMAL SPIELEN. WENN DU DEN MODUS NORMAL BEENDET HAST, WIRD DER MODUS VETERAN AKTIVIERT.</text:p>
          </table:table-cell>
          <table:table-cell table:style-name="ce404" office:value-type="string">
            <text:p>AL PRINCIPIO, PODRÁS JUGAR EN DIFICULTAD BAJA Y NORMAL. CUANDO COMPLETES EL JUEGO EN DIFICULTAD NORMAL, DESBLOQUEARÁS EL MODO DIFÍCIL.</text:p>
          </table:table-cell>
          <table:table-cell table:style-name="ce404" office:value-type="string">
            <text:p>ALL'INIZIO POTRAI GIOCARE IN MODALITÀ FACILE O NORMALE. DOPO AVER COMPLETATO LA MODALITÀ NORMALE, SBLOCCHERAI LA MODALITÀ VETERANO.</text:p>
          </table:table-cell>
          <table:table-cell table:style-name="ce404" office:value-type="string">
            <text:p>VOCÊ PODE JOGAR NOS MODOS FÁCIL OU NORMAL NO INÍCIO. APÓS CONCLUIR O MODO NORMAL, O MODO VETERANO SERÁ DESBLOQUEADO.</text:p>
          </table:table-cell>
          <table:table-cell table:style-name="ce404" office:value-type="string">
            <text:p>BAŞLARKEN KOLAY VEYA NORMAL MODDA OYNAYABİLİRSİN. ZOR MODU AÇMAK İÇİN NORMAL MODU TAMAMLAMAN GEREKİR.</text:p>
          </table:table-cell>
          <table:table-cell table:style-name="ce404" office:value-type="string">
            <text:p>ЗАВЕРШИВ ЛЕГКИЙ РЕЖИМ, ВЫ МОЖЕТЕ СЫГРАТЬ В НОРМАЛЬНОМ РЕЖИМЕ. КОГДА ЛЕГКИЙ И НОРМАЛЬНЫЙ РЕЖИМЫ БУДУТ ПРОЙДЕНЫ, ОТКРОЕТСЯ РЕЖИМ ВЕТЕРАНА.</text:p>
          </table:table-cell>
          <table:table-cell table:style-name="ce404" office:value-type="string">
            <text:p>NA POCZĄTKU MOŻESZ GRAĆ NA POZIOMIE ŁATWYM LUB NORMALNYM. GDY UKOŃCZYSZ TRYB NORMALNY, ODBLOKOWANY ZOSTANIE TRYB TRUDNY.</text:p>
          </table:table-cell>
          <table:table-cell table:style-name="ce512" office:value-type="string">
            <text:p>คุณ|สามารถ|เล่นเกม|ใน|โหมดง่าย|หรือ|โหมดปกติ|ได้|ตั้งแต่|เริ่มต้น |หลังจาก|เล่น|โหมดปกติ|จบแล้ว |คุณ|จะ|ปลดล๊อค|โหมดยาก</text:p>
          </table:table-cell>
          <table:table-cell table:style-name="ce537" office:value-type="string">
            <text:p>LÚC BẮT ĐẦU, BẠN CÓ THỂ CHƠI Ở CHẾ ĐỘ DỄ HOẶC BÌNH THƯỜNG. SAU KHI HOÀN TẤT CHẾ ĐỘ BÌNH THƯỜNG, CHẾ ĐỘ KHÓ SẼ ĐƯỢC MỞ KHÓA.</text:p>
          </table:table-cell>
          <table:table-cell table:number-columns-repeated="1012"/>
        </table:table-row>
        <table:table-row table:style-name="ro41">
          <table:table-cell table:style-name="ce199" office:value-type="string">
            <text:p>HINT_TEXT_5</text:p>
          </table:table-cell>
          <table:table-cell table:style-name="ce379" office:value-type="string">
            <text:p>YOU CAN SUMMON EMERGENCY HELP WHEN THE ASSASSIN ICON BLINKS.</text:p>
          </table:table-cell>
          <table:table-cell table:style-name="ce379" office:value-type="string">
            <text:p>TU PEUX APPELER DE L'AIDE LORSQUE L'ICÔNE ASSASSIN CLIGNOTE.</text:p>
          </table:table-cell>
          <table:table-cell table:style-name="ce434" office:value-type="string">
            <text:p>WENN DAS ASSASSINEN-SYMBOL BLINKT, KANNST DU HILFE ANFORDERN.</text:p>
          </table:table-cell>
          <table:table-cell table:style-name="ce379" office:value-type="string">
            <text:p>PUEDES SOLICITAR AYUDA CUANDO EL ICONO DE ASESINO PARPADEE.</text:p>
          </table:table-cell>
          <table:table-cell table:style-name="ce379" office:value-type="string">
            <text:p>PUOI INVOCARE AIUTO IN CASO DI EMERGENZA SE L'ICONA ASSASSINO LAMPEGGIA.</text:p>
          </table:table-cell>
          <table:table-cell table:style-name="ce379" office:value-type="string">
            <text:p>VOCÊ PODE PEDIR AJUDA QUANDO O ÍCONE DO ASSASSINO PISCAR.</text:p>
          </table:table-cell>
          <table:table-cell table:style-name="ce379" office:value-type="string">
            <text:p>HAŞHAŞİ SİMGESİ YANIP SÖNDÜĞÜNDE ACİL YARDIM ÇAĞIRABİLİRSİN.</text:p>
          </table:table-cell>
          <table:table-cell table:style-name="ce379" office:value-type="string">
            <text:p>ВЫ МОЖЕТЕ ПОЗВАТЬ НА ПОМОЩЬ, КОГДА МИГАЕТ ЗНАЧОК АССАСИНА.</text:p>
          </table:table-cell>
          <table:table-cell table:style-name="ce379" office:value-type="string">
            <text:p>MOŻESZ WEZWAĆ POMOC, GDY ZACZNIE MIGAĆ IKONA ASASYNA.</text:p>
          </table:table-cell>
          <table:table-cell table:style-name="ce379" office:value-type="string">
            <text:p>คุณ|สามารถ|เรียกขอ|ความช่วยเหลือ|ได้|เวลาที่|ไอคอนมือสังหาร|กะพริบ</text:p>
          </table:table-cell>
          <table:table-cell table:style-name="ce379" office:value-type="string">
            <text:p>BẠN CÓ THỂ KÊU GỌI HỖ TRỢ KHẨN CẤP KHI BIỂU TƯỢNG SÁT THỦ NHẤP NHÁY.</text:p>
          </table:table-cell>
          <table:table-cell table:number-columns-repeated="1012"/>
        </table:table-row>
        <table:table-row table:style-name="ro119">
          <table:table-cell table:style-name="ce199" office:value-type="string">
            <text:p>CODE_NUMBER</text:p>
          </table:table-cell>
          <table:table-cell table:number-columns-repeated="2" table:style-name="ce376" office:value-type="string">
            <text:p>0123456789</text:p>
          </table:table-cell>
          <table:table-cell table:style-name="ce431" office:value-type="string">
            <text:p>0123456789</text:p>
          </table:table-cell>
          <table:table-cell table:number-columns-repeated="7" table:style-name="ce376" office:value-type="string">
            <text:p>0123456789</text:p>
          </table:table-cell>
          <table:table-cell table:style-name="ce539" office:value-type="string">
            <text:p>0123456789</text:p>
          </table:table-cell>
          <table:table-cell table:number-columns-repeated="1012"/>
        </table:table-row>
        <table:table-row table:style-name="ro119">
          <table:table-cell table:style-name="ce199" office:value-type="string">
            <text:p>LOAD_NOTICE</text:p>
          </table:table-cell>
          <table:table-cell table:style-name="ce376" office:value-type="string">
            <text:p>Loading...</text:p>
          </table:table-cell>
          <table:table-cell table:style-name="ce376" office:value-type="string">
            <text:p>Chargement...</text:p>
          </table:table-cell>
          <table:table-cell table:style-name="ce431" office:value-type="string">
            <text:p>Lädt...</text:p>
          </table:table-cell>
          <table:table-cell table:style-name="ce376" office:value-type="string">
            <text:p>Cargando...</text:p>
          </table:table-cell>
          <table:table-cell table:style-name="ce376" office:value-type="string">
            <text:p>Caricamento...</text:p>
          </table:table-cell>
          <table:table-cell table:style-name="ce376" office:value-type="string">
            <text:p>Carregando...</text:p>
          </table:table-cell>
          <table:table-cell table:style-name="ce376" office:value-type="string">
            <text:p>Yükleniyor...</text:p>
          </table:table-cell>
          <table:table-cell table:style-name="ce376" office:value-type="string">
            <text:p>Загрузка...</text:p>
          </table:table-cell>
          <table:table-cell table:style-name="ce376" office:value-type="string">
            <text:p>Wczytywanie...</text:p>
          </table:table-cell>
          <table:table-cell table:style-name="ce376" office:value-type="string">
            <text:p>กำลังโหลด...</text:p>
          </table:table-cell>
          <table:table-cell table:style-name="ce537" office:value-type="string">
            <text:p>Đang tải...</text:p>
          </table:table-cell>
          <table:table-cell table:number-columns-repeated="1012"/>
        </table:table-row>
        <table:table-row table:style-name="ro39">
          <table:table-cell table:style-name="ce199" office:value-type="string">
            <text:p>GAME_OVER_PRESS</text:p>
          </table:table-cell>
          <table:table-cell table:style-name="ce376" office:value-type="string">
            <text:p>Press the left soft key to go to the Main Menu.</text:p>
          </table:table-cell>
          <table:table-cell table:style-name="ce376" office:value-type="string">
            <text:p>Appuie sur la touche de sélection gauche pour aller au menu principal.</text:p>
          </table:table-cell>
          <table:table-cell table:style-name="ce431" office:value-type="string">
            <text:p>Drücke den linken Softkey, um zum Hauptmenü zu gelangen.</text:p>
          </table:table-cell>
          <table:table-cell table:style-name="ce376" office:value-type="string">
            <text:p>Pulsa la tecla de función izda. para ir al menú principal.</text:p>
          </table:table-cell>
          <table:table-cell table:style-name="ce376" office:value-type="string">
            <text:p>Premi il tasto funzione sinistro per aprire il menu principale.</text:p>
          </table:table-cell>
          <table:table-cell table:style-name="ce376" office:value-type="string">
            <text:p>Aperte a tecla virtual esquerda para ir ao menu principal.</text:p>
          </table:table-cell>
          <table:table-cell table:style-name="ce376" office:value-type="string">
            <text:p>Ana Menü'ye gitmek için sol tuşa bas.</text:p>
          </table:table-cell>
          <table:table-cell table:style-name="ce376" office:value-type="string">
            <text:p>Нажмите левую кнопку - перейти в Главное меню.</text:p>
          </table:table-cell>
          <table:table-cell table:style-name="ce376" office:value-type="string">
            <text:p>Wciśnij lewy przycisk funkcyjny, by przejść do menu głównego.</text:p>
          </table:table-cell>
          <table:table-cell table:style-name="ce512" office:value-type="string">
            <text:p>กด|ปุ่มซอฟท์คีย์ซ้าย|เพื่อ|ไปที่|เมนูหลัก</text:p>
          </table:table-cell>
          <table:table-cell table:style-name="ce537" office:value-type="string">
            <text:p>Bấm Phím Điều Khiển Trái để đến Menu Chính.</text:p>
          </table:table-cell>
          <table:table-cell table:number-columns-repeated="1012"/>
        </table:table-row>
        <table:table-row table:style-name="ro119">
          <table:table-cell table:style-name="ce199" office:value-type="string">
            <text:p>HINT_TITLE</text:p>
          </table:table-cell>
          <table:table-cell table:style-name="ce376" office:value-type="string">
            <text:p>HINTS</text:p>
          </table:table-cell>
          <table:table-cell table:style-name="ce376" office:value-type="string">
            <text:p>ASTUCES</text:p>
          </table:table-cell>
          <table:table-cell table:style-name="ce431" office:value-type="string">
            <text:p>TIPPS</text:p>
          </table:table-cell>
          <table:table-cell table:style-name="ce376" office:value-type="string">
            <text:p>CONSEJOS</text:p>
          </table:table-cell>
          <table:table-cell table:style-name="ce376" office:value-type="string">
            <text:p>CONSIGLI</text:p>
          </table:table-cell>
          <table:table-cell table:style-name="ce376" office:value-type="string">
            <text:p>DICAS</text:p>
          </table:table-cell>
          <table:table-cell table:style-name="ce376" office:value-type="string">
            <text:p>İPUÇLARI</text:p>
          </table:table-cell>
          <table:table-cell table:style-name="ce376" office:value-type="string">
            <text:p>ПОДСКАЗКИ</text:p>
          </table:table-cell>
          <table:table-cell table:style-name="ce376" office:value-type="string">
            <text:p>WSKAZÓWKI</text:p>
          </table:table-cell>
          <table:table-cell table:style-name="ce511" office:value-type="string">
            <text:p>เคล็ดลับ</text:p>
          </table:table-cell>
          <table:table-cell table:style-name="ce537" office:value-type="string">
            <text:p>GỢI Ý</text:p>
          </table:table-cell>
          <table:table-cell table:number-columns-repeated="1012"/>
        </table:table-row>
        <table:table-row table:style-name="ro45">
          <table:table-cell table:style-name="ce199" office:value-type="string">
            <text:p>HIGH_SCORE_VAULE_TITLE</text:p>
          </table:table-cell>
          <table:table-cell table:style-name="ce376" office:value-type="string">
            <text:p>VALUE</text:p>
          </table:table-cell>
          <table:table-cell table:style-name="ce376" office:value-type="string">
            <text:p>VALEUR</text:p>
          </table:table-cell>
          <table:table-cell table:style-name="ce431" office:value-type="string">
            <text:p>WERT</text:p>
          </table:table-cell>
          <table:table-cell table:style-name="ce376" office:value-type="string">
            <text:p>VALOR</text:p>
          </table:table-cell>
          <table:table-cell table:style-name="ce376" office:value-type="string">
            <text:p>VALORE</text:p>
          </table:table-cell>
          <table:table-cell table:style-name="ce376" office:value-type="string">
            <text:p>VALOR</text:p>
          </table:table-cell>
          <table:table-cell table:style-name="ce376" office:value-type="string">
            <text:p>DEĞER</text:p>
          </table:table-cell>
          <table:table-cell table:style-name="ce376" office:value-type="string">
            <text:p>ЗНАЧЕНИЕ</text:p>
          </table:table-cell>
          <table:table-cell table:style-name="ce376" office:value-type="string">
            <text:p>WARTOŚĆ</text:p>
          </table:table-cell>
          <table:table-cell table:style-name="ce512" office:value-type="string">
            <text:p>มูลค่า</text:p>
          </table:table-cell>
          <table:table-cell table:style-name="ce537" office:value-type="string">
            <text:p>GIÁ TRỊ</text:p>
          </table:table-cell>
          <table:table-cell table:number-columns-repeated="1012"/>
        </table:table-row>
        <table:table-row table:style-name="ro154">
          <table:table-cell table:style-name="ce199" office:value-type="string">
            <text:p>CONTROL_TEXT_8</text:p>
          </table:table-cell>
          <table:table-cell table:style-name="ce376" office:value-type="string">
            <text:p>IN FLYING LEVELS, PRESS \55\0 TO ATTACK. PRESS</text:p>
            <text:p>1, 2, 3, 4, 6, 7, 8, 9 TO MOVE.</text:p>
          </table:table-cell>
          <table:table-cell table:style-name="ce376" office:value-type="string">
            <text:p>DANS LES NIVEAUX DE VOL, APPUIE SUR <text:s/>\55\0 POUR ATTAQUER. APPUIE SUR </text:p>
            <text:p>1, 2, 3, 4, 6, 7, 8, 9 POUR TE DÉPLACER.</text:p>
          </table:table-cell>
          <table:table-cell table:style-name="ce431" office:value-type="string">
            <text:p>IN FLUGLEVELN DRÜCKST DU \55\0, UM ANZUGREIFEN. DRÜCKE</text:p>
            <text:p>1,2,3,4,6,7,8 UND 9, UM DICH ZU BEWEGEN.</text:p>
          </table:table-cell>
          <table:table-cell table:style-name="ce376" office:value-type="string">
            <text:p>EN LOS NIVELES DE VUELO, PULSA \55\0 PARA ATACAR. PULSA 1, 2, 3, 4, 6, 7, 8, 9 PARA MOVER.</text:p>
          </table:table-cell>
          <table:table-cell table:style-name="ce376" office:value-type="string">
            <text:p>NEI LIVELLI VOLO, PREMI \55\0 PER ATTACCARE. PREMI</text:p>
            <text:p>1,2,3,4,6,7,8,9 PER SPOSTARTI.</text:p>
          </table:table-cell>
          <table:table-cell table:style-name="ce376" office:value-type="string">
            <text:p>NOS NÍVEIS EM QUE VOCÊ VOA, APERTE \55\0 PARA ATACAR E </text:p>
            <text:p>1, 2, 3, 4, 6, 7, 8, 9 TO PARA MOVER-SE.</text:p>
          </table:table-cell>
          <table:table-cell table:style-name="ce376" office:value-type="string">
            <text:p>UÇUŞ BÖLÜMLERİNDE SALDIRMAK İÇİN \55\0'E BAS. HAREKET ETMEK İÇİN</text:p>
            <text:p>1, 2, 3, 4, 6, 7, 8, 9'A BAS.</text:p>
          </table:table-cell>
          <table:table-cell table:style-name="ce376" office:value-type="string">
            <text:p>ВО ВРЕМЯ ПОЛЕТА НАЖМИТЕ \55\0 - НАПАДЕНИЕ.</text:p>
            <text:p>НАЖМИТЕ 1, 2, 3, 4, 6, 7, 8, 9 - ПЕРЕМЕЩЕНИЕ.</text:p>
          </table:table-cell>
          <table:table-cell table:style-name="ce376" office:value-type="string">
            <text:p>NA POZIOMACH LOTU, WCISKAJ \55\0, BY ATAKOWAĆ. WCISKAJ </text:p>
            <text:p>1, 2, 3, 4, 6, 7, 8, 9, BY SIĘ PORUSZAĆ.</text:p>
          </table:table-cell>
          <table:table-cell table:style-name="ce376" office:value-type="string">
            <text:p>ใน|เลเวล|ที่|ต้อง|บิน |กด |\55\0 |เพื่อ|โจมตี |กด</text:p>
            <text:p>1, |2, |3, |4, |6, |7, |8, |9 |เพื่อ|เคลื่อนที่</text:p>
          </table:table-cell>
          <table:table-cell table:style-name="ce376" office:value-type="string">
            <text:p>TRONG CÁC VÒNG CHƠI BAY LƯỢN, BẤM \55\0 ĐỂ TẤN CÔNG. BẤM 1, 2, 3, 4, 6, 7, 8, 9 ĐỂ DI CHUYỂN.</text:p>
          </table:table-cell>
          <table:table-cell table:number-columns-repeated="1012"/>
        </table:table-row>
        <table:table-row table:style-name="ro45">
          <table:table-cell table:style-name="ce199" office:value-type="string">
            <text:p>HIGH_SCORE_LEVEL_TITLE</text:p>
          </table:table-cell>
          <table:table-cell table:style-name="ce376" office:value-type="string">
            <text:p>LEVEL</text:p>
          </table:table-cell>
          <table:table-cell table:style-name="ce376" office:value-type="string">
            <text:p>NIVEAU</text:p>
          </table:table-cell>
          <table:table-cell table:style-name="ce431" office:value-type="string">
            <text:p>LEVEL</text:p>
          </table:table-cell>
          <table:table-cell table:style-name="ce376" office:value-type="string">
            <text:p>NIVEL</text:p>
          </table:table-cell>
          <table:table-cell table:style-name="ce376" office:value-type="string">
            <text:p>LIVELLO</text:p>
          </table:table-cell>
          <table:table-cell table:style-name="ce376" office:value-type="string">
            <text:p>NÍVEL</text:p>
          </table:table-cell>
          <table:table-cell table:style-name="ce376" office:value-type="string">
            <text:p>BÖLÜM</text:p>
          </table:table-cell>
          <table:table-cell table:style-name="ce376" office:value-type="string">
            <text:p>УР.</text:p>
          </table:table-cell>
          <table:table-cell table:style-name="ce376" office:value-type="string">
            <text:p>ETAP</text:p>
          </table:table-cell>
          <table:table-cell table:style-name="ce376" office:value-type="string">
            <text:p>เลเวล</text:p>
          </table:table-cell>
          <table:table-cell table:style-name="ce537" office:value-type="string">
            <text:p>VÒNG CHƠI</text:p>
          </table:table-cell>
          <table:table-cell table:number-columns-repeated="1012"/>
        </table:table-row>
        <table:table-row table:style-name="ro47">
          <table:table-cell table:style-name="ce199" office:value-type="string">
            <text:p>HINT_TEXT_6</text:p>
          </table:table-cell>
          <table:table-cell table:style-name="ce381" office:value-type="string">
            <text:p>IN FLYING LEVELS, COLLECT THE RED ASSASSIN ICON TO GAIN STRENGTH.</text:p>
          </table:table-cell>
          <table:table-cell table:style-name="ce381" office:value-type="string">
            <text:p>DANS LES NIVEAUX DE VOL, RAMASSE L'ICÔNE ASSASSIN ROUGE POUR OBTENIR DE LA FORCE.</text:p>
          </table:table-cell>
          <table:table-cell table:style-name="ce421" office:value-type="string">
            <text:p>IN FLUGLEVELN KANNST DU DAS ROTE ASSASSINEN-SYMBOL EINSAMMELN, UM AN STÄRKE ZU GEWINNEN.</text:p>
          </table:table-cell>
          <table:table-cell table:style-name="ce381" office:value-type="string">
            <text:p>EN LOS NIVELES DE VUELO, RECOGE EL ICONO DE ASESINO ROJO PARA GANAR FUERZA.</text:p>
          </table:table-cell>
          <table:table-cell table:style-name="ce381" office:value-type="string">
            <text:p>NEI LIVELLI VOLO, RACCOGLI L'ICONA ASSASSINO ROSSA PER AUMENTARE LA TUA FORZA.</text:p>
          </table:table-cell>
          <table:table-cell table:style-name="ce381" office:value-type="string">
            <text:p>NOS NÍVEIS EM QUE VOCÊ VOA, RECOLHA O ÍCONE DO ASSASSINO VERMELHO PARA MELHORAR O SEU TIRO.</text:p>
          </table:table-cell>
          <table:table-cell table:style-name="ce461" office:value-type="string">
            <text:p>UÇUŞ BÖLÜMLERİNDE GÜÇ KAZANMAK İÇİN KIRMIZI HAŞHAŞİ SİMGESİ TOPLA.</text:p>
          </table:table-cell>
          <table:table-cell table:style-name="ce381" office:value-type="string">
            <text:p>ВО ВРЕМЯ ПОЛЕТА СОБИРАЙТЕ КРАСНЫЕ ЗНАЧКИ АССАСИНОВ ДЛЯ ПРИОБРЕТЕНИЯ СИЛЫ.</text:p>
          </table:table-cell>
          <table:table-cell table:style-name="ce381" office:value-type="string">
            <text:p>NA POZIOMACH LOTU ZBIERZ CZERWONĄ IKONĘ ASASYNA, BY ZYSKAĆ ENERGIĘ.</text:p>
          </table:table-cell>
          <table:table-cell table:style-name="ce513" office:value-type="string">
            <text:p>ใน|เลเวล|ที่|ต้อง|บิน |ถ้า|เก็บ|ไอคอนมือสังหาร|สีแดง |จะ|ได้รับ|ความแข็งแกร่ง|เพิ่ม</text:p>
          </table:table-cell>
          <table:table-cell table:style-name="ce381" office:value-type="string">
            <text:p>TRONG CÁC VÒNG CHƠI BAY LƯỢN, HÃY THU THẬP BIỂU TƯỢNG SÁT THỦ ĐỎ ĐỂ TĂNG SỨC MẠNH.</text:p>
          </table:table-cell>
          <table:table-cell table:number-columns-repeated="1012"/>
        </table:table-row>
        <table:table-row table:style-name="ro119">
          <table:table-cell table:style-name="ce199" office:value-type="string">
            <text:p>NUMBER_MARKER</text:p>
          </table:table-cell>
          <table:table-cell table:style-name="ce376" office:value-type="string">
            <text:p>,</text:p>
          </table:table-cell>
          <table:table-cell table:style-name="ce376" office:value-type="string">
            <text:p><text:s/></text:p>
          </table:table-cell>
          <table:table-cell table:style-name="ce431" office:value-type="string">
            <text:p>.</text:p>
          </table:table-cell>
          <table:table-cell table:style-name="ce376"/>
          <table:table-cell table:number-columns-repeated="3" table:style-name="ce376" office:value-type="string">
            <text:p>.</text:p>
          </table:table-cell>
          <table:table-cell table:number-columns-repeated="2" table:style-name="ce376" office:value-type="string">
            <text:p><text:s/></text:p>
          </table:table-cell>
          <table:table-cell table:style-name="ce376" office:value-type="string">
            <text:p>,</text:p>
          </table:table-cell>
          <table:table-cell table:style-name="ce376" office:value-type="string">
            <text:p>.</text:p>
          </table:table-cell>
          <table:table-cell table:number-columns-repeated="1012"/>
        </table:table-row>
        <table:table-row table:style-name="ro39">
          <table:table-cell table:style-name="ce195" office:value-type="string">
            <text:p>RESET_QUESTION_DIFFICULTY</text:p>
          </table:table-cell>
          <table:table-cell table:style-name="ce380" office:value-type="string">
            <text:p>This will delete all your progress in the current difficulty. Are you sure?</text:p>
          </table:table-cell>
          <table:table-cell table:style-name="ce380" office:value-type="string">
            <text:p>Ta progression dans le mode de difficulté actuel sera effacée. Es-tu sûr ?</text:p>
          </table:table-cell>
          <table:table-cell table:style-name="ce435" office:value-type="string">
            <text:p>Dein Fortschritt auf dem aktuellen Niveau wird gelöscht. Bist du sicher?</text:p>
          </table:table-cell>
          <table:table-cell table:style-name="ce404" office:value-type="string">
            <text:p>Borrarás tu progreso en la dificultad actual. ¿Seguro que quieres continuar?</text:p>
          </table:table-cell>
          <table:table-cell table:style-name="ce404" office:value-type="string">
            <text:p>Così cancellerai tutti i progressi della difficoltà attuale. Vuoi continuare?</text:p>
          </table:table-cell>
          <table:table-cell table:style-name="ce404" office:value-type="string">
            <text:p>Isso irá apagar todo o seu progresso na dificuldade atual. Tem certeza?</text:p>
          </table:table-cell>
          <table:table-cell table:style-name="ce404" office:value-type="string">
            <text:p>Bu zorluk seviyesindeki tüm ilerlemen silinecek. Emin misin?</text:p>
          </table:table-cell>
          <table:table-cell table:style-name="ce404" office:value-type="string">
            <text:p>Прогресс будет удален. Продолжить?</text:p>
          </table:table-cell>
          <table:table-cell table:style-name="ce404" office:value-type="string">
            <text:p>Postępy dla obecnego poziomu trudności zostaną usunięte. Na pewno?</text:p>
          </table:table-cell>
          <table:table-cell table:style-name="ce512" office:value-type="string">
            <text:p>นี่|จะ|เป็น|การลบ|การกระทำ|ทั้งหมด|ที่|อยู่|ใน|ระดับความยาก|ปัจจุบัน |คุณ|แน่ใจ|หรือไม่?</text:p>
          </table:table-cell>
          <table:table-cell table:style-name="ce540" office:value-type="string">
            <text:p>Tất cả quá trình của bạn trong độ khó hiện tại sẽ bị xóa. Bạn có chắc không?</text:p>
          </table:table-cell>
          <table:table-cell table:number-columns-repeated="1012"/>
        </table:table-row>
        <table:table-row table:style-name="ro39">
          <table:table-cell table:style-name="ce195" office:value-type="string">
            <text:p>END_GAME_QUESTION</text:p>
          </table:table-cell>
          <table:table-cell table:style-name="ce380" office:value-type="string">
            <text:p>Did you like this game? Check out other Gameloft games!</text:p>
          </table:table-cell>
          <table:table-cell table:style-name="ce380" office:value-type="string">
            <text:p>Vous avez aimé ce jeu ? Découvrez d'autres jeux Gameloft !</text:p>
          </table:table-cell>
          <table:table-cell table:style-name="ce435" office:value-type="string">
            <text:p>Hat dir dieses Spiel gefallen? Schau dir die anderen Gameloft-Spiele an!</text:p>
          </table:table-cell>
          <table:table-cell table:style-name="ce404" office:value-type="string">
            <text:p>¿Te gusta este juego? ¡Prueba otros juegos de Gameloft!</text:p>
          </table:table-cell>
          <table:table-cell table:style-name="ce404" office:value-type="string">
            <text:p>Ti è piaciuto questo gioco? Prova gli altri giochi Gameloft!</text:p>
          </table:table-cell>
          <table:table-cell table:style-name="ce404" office:value-type="string">
            <text:p>Gostou deste jogo? Confira outros jogos Gameloft!</text:p>
          </table:table-cell>
          <table:table-cell table:style-name="ce404" office:value-type="string">
            <text:p>Bu oyunu sevdin mi? Diğer Gameloft oyunlarına da göz at!</text:p>
          </table:table-cell>
          <table:table-cell table:style-name="ce404" office:value-type="string">
            <text:p>Понравилась эта игра? Вперед за другими играми от Gameloft!</text:p>
          </table:table-cell>
          <table:table-cell table:style-name="ce404" office:value-type="string">
            <text:p>Podobała ci się gra? Sprawdź inne gry Gameloft!</text:p>
          </table:table-cell>
          <table:table-cell table:style-name="ce512" office:value-type="string">
            <text:p>คุณ|ชอบ|เกมนี้|หรือเปล่า? |ลอง|เกม|อื่นๆ |ของ |Gameloft |ดูสิ!</text:p>
          </table:table-cell>
          <table:table-cell table:style-name="ce541" office:value-type="string">
            <text:p>Bạn có thích trò chơi này không? Hãy thử chơi những trò khác của Gameloft!</text:p>
          </table:table-cell>
          <table:table-cell table:number-columns-repeated="1012"/>
        </table:table-row>
        <table:table-row table:style-name="ro48">
          <table:table-cell table:style-name="ce195" office:value-type="string">
            <text:p>HINT_TEXT_7</text:p>
          </table:table-cell>
          <table:table-cell table:style-name="ce382" office:value-type="string">
            <office:annotation draw:style-name="gr1" draw:text-style-name="P1" svg:width="1.1406in" svg:height="0.7075in" svg:x="3.3701in" svg:y="80.2748in" draw:caption-point-x="-0.2402in" draw:caption-point-y="0.5945in">
              <dc:date>2011-09-08T00:00:00</dc:date>
              <text:p text:style-name="P1"><text:span text:style-name="T1">Capital characters</text:span></text:p>
            </office:annotation>
            <text:p>PRESS \44\0 AND \46\0 TO KEEP YOUR BALANCE.</text:p>
          </table:table-cell>
          <table:table-cell table:style-name="ce403" office:value-type="string">
            <text:p>APPUIE SUR \44\0 ET \46\0 POUR GARDER L'ÉQUILIBRE.</text:p>
          </table:table-cell>
          <table:table-cell table:style-name="ce436" office:value-type="string">
            <text:p>DRÜCKE \44\0 UND \46\0, UM DEIN GLEICHGEWICHT ZU HALTEN.</text:p>
          </table:table-cell>
          <table:table-cell table:style-name="ce403" office:value-type="string">
            <text:p>PULSA \44\0 Y \46\0 PARA MANTENER EL EQUILIBRIO.</text:p>
          </table:table-cell>
          <table:table-cell table:style-name="ce403" office:value-type="string">
            <text:p>PREMI \44\0 O \46\0 PER MANTENERE L'EQUILIBRIO.</text:p>
          </table:table-cell>
          <table:table-cell table:style-name="ce403" office:value-type="string">
            <text:p>APERTE \44\0 E \46\0 PARA MANTER SEU EQUILÍBRIO.</text:p>
          </table:table-cell>
          <table:table-cell table:style-name="ce462" office:value-type="string">
            <text:p>DENGE SAĞLAMAK İÇİN \44\0 VE \46\0'YA BAS.</text:p>
          </table:table-cell>
          <table:table-cell table:style-name="ce501" office:value-type="string">
            <text:p>НАЖИМАЙТЕ \44\0 И \46\0, ЧТОБЫ УДЕРЖИВАТЬ РАВНОВЕСИЕ.</text:p>
          </table:table-cell>
          <table:table-cell table:style-name="ce501" office:value-type="string">
            <text:p>WCISKAJ \44\0 I \46\0, BY UTRZYMA<text:span text:style-name="T37">Ć</text:span><text:span text:style-name="T38"> </text:span><text:span text:style-name="T38">RÓWNOWAG</text:span><text:span text:style-name="T37">Ę</text:span><text:span text:style-name="T38">.</text:span></text:p>
          </table:table-cell>
          <table:table-cell table:style-name="ce514" office:value-type="string">
            <text:p>กด \44\0 และ \46\0 เพื่อทรงตัว</text:p>
          </table:table-cell>
          <table:table-cell table:style-name="ce403" office:value-type="string">
            <text:p>B<text:span text:style-name="T39">Ấ</text:span><text:span text:style-name="T38">M \44\0 VÀ \46\0 </text:span><text:span text:style-name="T37">Đ</text:span><text:span text:style-name="T39">Ể</text:span><text:span text:style-name="T38"> GI</text:span><text:span text:style-name="T39">Ữ</text:span><text:span text:style-name="T38"> S</text:span><text:span text:style-name="T39">Ự</text:span><text:span text:style-name="T38"> CÂN </text:span><text:span text:style-name="T38">B</text:span><text:span text:style-name="T39">Ằ</text:span><text:span text:style-name="T38">NG C</text:span><text:span text:style-name="T39">Ủ</text:span><text:span text:style-name="T38">A B</text:span><text:span text:style-name="T39">Ạ</text:span><text:span text:style-name="T38">N.</text:span></text:p>
          </table:table-cell>
          <table:table-cell/>
          <table:table-cell table:style-name="ce514"/>
          <table:table-cell table:number-columns-repeated="1010"/>
        </table:table-row>
        <table:table-row table:style-name="ro49">
          <table:table-cell table:style-name="ce195" office:value-type="string">
            <text:p>HINT_TEXT_8</text:p>
          </table:table-cell>
          <table:table-cell table:style-name="ce383" office:value-type="string">
            <text:p>IN VETERAN MODE, YOU WILL GET AN EXTRA LIFE INSTEAD OF A <text:span text:style-name="T33">GRENADE</text:span><text:span text:style-name="T32"> </text:span><text:span text:style-name="T32">AFTER COLLECTING </text:span><text:span text:style-name="T32">200 YELLOW </text:span><text:span text:style-name="T32">BONUSES.</text:span></text:p>
          </table:table-cell>
          <table:table-cell table:style-name="ce383" office:value-type="string">
            <text:p>EN MODE DIFFICILE, RAMASSER 200 BONUS JAUNES TE RAPPORTERA UNE VIE SUPPLÉMENTAIRE, ET NON PLUS UNE GRENADE.</text:p>
          </table:table-cell>
          <table:table-cell table:style-name="ce437" office:value-type="string">
            <text:p>IM MODUS VETERAN ERHÄLTST DU EIN EXTRALEBEN STATT EINER GRANATE, SOBALD DU 200 GELBE BONI GESAMMELT HAST.</text:p>
          </table:table-cell>
          <table:table-cell table:style-name="ce445" office:value-type="string">
            <text:p>CUANDO RECOJAS 200 BONIFICACIONES AMARILLAS EN DIFICULTAD ALTA, RECIBIRÁS UNA VIDA EXTRA EN LUGAR DE UNA GRANADA.</text:p>
          </table:table-cell>
          <table:table-cell table:style-name="ce445" office:value-type="string">
            <text:p>IN MODALITÀ VETERANO, OTTERRAI UNA VITA EXTRA AL POSTO DELLA BOMBA A MANO DOPO AVER RACCOLTO 200 BONUS GIALLI.</text:p>
          </table:table-cell>
          <table:table-cell table:style-name="ce383" office:value-type="string">
            <text:p>NO MODO VETERANO, VOCÊ GANHA UMA VIDA EXTRA AO INVÉS DE UMA GRANADA APÓS RECOLHER 200 BÔNUS AMARELOS.</text:p>
          </table:table-cell>
          <table:table-cell table:style-name="ce445" office:value-type="string">
            <text:p>ZOR MODDA HER TOPLADIĞIN 200 SARI BONUS İÇİN EL BOMBASI YERİNE CAN KAZANIRSIN.</text:p>
          </table:table-cell>
          <table:table-cell table:style-name="ce445" office:value-type="string">
            <text:p>В РЕЖИМЕ ВЕТЕРАНА ЗА КАЖДЫЕ 200 БОНУСОВ ВЫ БУДЕТЕ ПОЛУЧАТЬ ДОПОЛНИТЕЛЬНУЮ ЖИЗНЬ ВМЕСТО ГРАНАТЫ.</text:p>
          </table:table-cell>
          <table:table-cell table:style-name="ce445" office:value-type="string">
            <text:p>NA POZIOMIE TRUDNYM, PO ZEBRANIU 200 ŻÓŁTYCH PREMII OTRZYMASZ DODATKOWE ŻYCIE, ZAMIAST GRANATU.</text:p>
          </table:table-cell>
          <table:table-cell table:style-name="ce515" office:value-type="string">
            <text:p>ใน|โหมดยาก |คุณ|จะ|ได้รับ|พลังชีวิต|เพิ่ม|แทน|ระเบิด|เมื่อ|เก็บ|โบนัส|สีเหลือง|ได้ |200 แต้ม</text:p>
          </table:table-cell>
          <table:table-cell table:style-name="ce542" office:value-type="string">
            <text:p>Ở CHẾ ĐỘ KHÓ, BẠN SẼ CÓ THÊM MỘT MẠNG SỐNG THAY VÌ MỘT QUẢ LỰU ĐẠN SAU KHI THU THẬP ĐỦ 200 PHẦN THƯỞNG MÀU VÀNG. </text:p>
          </table:table-cell>
          <table:table-cell table:number-columns-repeated="1012"/>
        </table:table-row>
        <table:table-row table:style-name="ro41">
          <table:table-cell table:style-name="ce195" office:value-type="string">
            <text:p>RESET_GAME_CHECKPOINT</text:p>
          </table:table-cell>
          <table:table-cell table:style-name="ce379" office:value-type="string">
            <text:p>This will delete your progress in the most recent level you played. Are you sure?</text:p>
          </table:table-cell>
          <table:table-cell table:style-name="ce404" office:value-type="string">
            <text:p>Ta progression dans le dernier niveau auquel tu as sera supprimée. Es-tu sûr ?</text:p>
          </table:table-cell>
          <table:table-cell table:style-name="ce434" office:value-type="string">
            <text:p>Der Spielfortschritt im zuletzt gespielten Level wird gelöscht. Bist du sicher?</text:p>
          </table:table-cell>
          <table:table-cell table:style-name="ce379" office:value-type="string">
            <text:p>Borrarás tu progreso en el último nivel que hayas jugado. ¿Seguro que quieres continuar?</text:p>
          </table:table-cell>
          <table:table-cell table:style-name="ce379" office:value-type="string">
            <text:p>Così cancellerai i progressi dell'ultimo livello. Vuoi continuare?</text:p>
          </table:table-cell>
          <table:table-cell table:style-name="ce379" office:value-type="string">
            <text:p>Seu progresso no nível mais recente será apagado. Tem certeza?</text:p>
          </table:table-cell>
          <table:table-cell table:style-name="ce379" office:value-type="string">
            <text:p>Son oynanan bölümdeki ilerleme silinecek. Emin misin?</text:p>
          </table:table-cell>
          <table:table-cell table:style-name="ce379" office:value-type="string">
            <text:p>Это удалит ваш прогресс в последнем сыгранном уровне. Вы уверены?</text:p>
          </table:table-cell>
          <table:table-cell table:style-name="ce379" office:value-type="string">
            <text:p>Postępy na ostatnio rozegranym etapie zostaną usunięte. Na pewno?</text:p>
          </table:table-cell>
          <table:table-cell table:style-name="ce512" office:value-type="string">
            <text:p>นี่จะ|เป็น|การลบ|การกระทำ|ทั้งหมด|ที่|อยู่ใน|เลเวล|ปัจจุบัน|ที่|คุณ|เล่นไป |คุณ|แน่ใจ|หรือไม่?</text:p>
          </table:table-cell>
          <table:table-cell table:style-name="ce540" office:value-type="string">
            <text:p>Tất cả quá trình của bạn trong vòng chơi gần nhất mà bạn đã chơi sẽ bị xóa. Bạn có chắc không?</text:p>
          </table:table-cell>
          <table:table-cell table:number-columns-repeated="1012"/>
        </table:table-row>
        <table:table-row table:style-name="ro119">
          <table:table-cell table:style-name="ce195"/>
          <table:table-cell table:style-name="ce372" table:number-columns-repeated="2"/>
          <table:table-cell table:style-name="ce428"/>
          <table:table-cell table:style-name="ce366" table:number-columns-repeated="7"/>
          <table:table-cell table:style-name="ce540"/>
          <table:table-cell table:style-name="ce372" table:number-columns-repeated="6"/>
          <table:table-cell table:number-columns-repeated="1006"/>
        </table:table-row>
        <table:table-row table:style-name="ro119">
          <table:table-cell table:style-name="ce194" office:value-type="string">
            <text:p>RESTART_LEVEL_CP</text:p>
          </table:table-cell>
          <table:table-cell table:style-name="ce203" office:value-type="string">
            <text:p>LAST CHECKPOINT</text:p>
          </table:table-cell>
          <table:table-cell table:style-name="ce203" office:value-type="string">
            <office:annotation draw:style-name="gr13" draw:text-style-name="P1" svg:width="1.8933in" svg:height="1.6945in" svg:x="4.6996in" svg:y="83.5535in" draw:caption-point-x="0.0181in" draw:caption-point-y="0.6748in">
              <dc:date>2011-09-02T00:00:00</dc:date>
              <text:p text:style-name="P1"><text:span text:style-name="T1">Max 15 chars</text:span></text:p>
              <text:p text:style-name="P1"><text:span text:style-name="T1"/></text:p>
              <text:p text:style-name="P1"><text:span text:style-name="T1">FR team: it's 16 with a dot, we can't reduce more if we want to keep the meaning, sorry.</text:span></text:p>
            </office:annotation>
            <text:p>CHECKPOINT</text:p>
          </table:table-cell>
          <table:table-cell table:style-name="ce409" office:value-type="string">
            <office:annotation draw:style-name="gr14" draw:text-style-name="P1" svg:width="0.7209in" svg:height="0.2031in" svg:x="6.4646in" svg:y="82.7764in" draw:caption-point-x="-0.1591in" draw:caption-point-y="1.452in">
              <dc:date>2011-09-02T00:00:00</dc:date>
              <text:p text:style-name="P1"><text:span text:style-name="T23">Max 15 chars</text:span></text:p>
            </office:annotation>
            <text:p>AB SPEICHERP.</text:p>
          </table:table-cell>
          <table:table-cell table:style-name="ce203" office:value-type="string">
            <office:annotation draw:style-name="gr1" draw:text-style-name="P1" svg:width="1.1461in" svg:height="0.2803in" svg:x="7.5697in" svg:y="83.4567in" draw:caption-point-x="0.3236in" draw:caption-point-y="0.7717in">
              <dc:date>2011-09-02T00:00:00</dc:date>
              <text:p text:style-name="P1"><text:span text:style-name="T1">Max 15 chars</text:span></text:p>
            </office:annotation>
            <text:p>ÚLTIMO CONTROL</text:p>
          </table:table-cell>
          <table:table-cell table:style-name="ce203" office:value-type="string">
            <office:annotation draw:style-name="gr13" draw:text-style-name="P1" svg:width="2.1846in" svg:height="1.215in" svg:x="9.4791in" svg:y="83.5858in" draw:caption-point-x="0.002in" draw:caption-point-y="0.6425in">
              <dc:date>2011-09-02T00:00:00</dc:date>
              <text:p text:style-name="P1"><text:span text:style-name="T1">Max 15 chars</text:span></text:p>
              <text:p text:style-name="P1"><text:span text:style-name="T1">---</text:span></text:p>
              <text:p text:style-name="P1"><text:span text:style-name="T1">No need to shorten, it fits in game and cannot be shortened anyway.</text:span></text:p>
            </office:annotation>
            <text:p>CHECKPOINT</text:p>
          </table:table-cell>
          <table:table-cell table:style-name="ce203" office:value-type="string">
            <office:annotation draw:style-name="gr1" draw:text-style-name="P1" svg:width="1.1366in" svg:height="0.2803in" svg:x="11.228in" svg:y="82.7764in" draw:caption-point-x="-0.1591in" draw:caption-point-y="1.452in">
              <dc:date>2011-09-02T00:00:00</dc:date>
              <text:p text:style-name="P1"><text:span text:style-name="T1">Max 15 chars</text:span></text:p>
            </office:annotation>
            <text:p>ÚLT. CHECKPOINT</text:p>
          </table:table-cell>
          <table:table-cell table:style-name="ce203" office:value-type="string">
            <text:p>SON KAYIT</text:p>
          </table:table-cell>
          <table:table-cell table:style-name="ce203" office:value-type="string">
            <text:p>ЧЕКПОИНТ</text:p>
          </table:table-cell>
          <table:table-cell table:style-name="ce203" office:value-type="string">
            <office:annotation draw:style-name="gr1" draw:text-style-name="P1" svg:width="1.1354in" svg:height="0.2803in" svg:x="15.9445in" svg:y="83.2783in" draw:caption-point-x="-0.1122in" draw:caption-point-y="0.95in">
              <dc:date>2011-09-02T00:00:00</dc:date>
              <text:p text:style-name="P1"><text:span text:style-name="T1">Max 15 chars</text:span></text:p>
            </office:annotation>
            <text:p>PKT KONTR.</text:p>
          </table:table-cell>
          <table:table-cell table:style-name="ce203" office:value-type="string">
            <office:annotation draw:style-name="gr13" draw:text-style-name="P1" svg:width="1.2287in" svg:height="1.7165in" svg:x="15.898in" svg:y="84.1634in" draw:caption-point-x="1.5012in" draw:caption-point-y="0.065in">
              <dc:date>2011-09-02T00:00:00</dc:date>
              <text:p text:style-name="P1"><text:span text:style-name="T1">Max 15 chars</text:span></text:p>
              <text:p text:style-name="P1"><text:span text:style-name="T1"/></text:p>
              <text:p text:style-name="P1"><text:span text:style-name="T24">Translator's comment:</text:span><text:span text:style-name="T25"> I'm so sorry, but this string can't be reduced anymore.</text:span></text:p>
            </office:annotation>
            <text:p>เช็คพ้อยท์ล่าสุด</text:p>
          </table:table-cell>
          <table:table-cell table:style-name="ce543" office:value-type="string">
            <text:p>ĐIỂM LƯU CUỐI</text:p>
          </table:table-cell>
          <table:table-cell table:style-name="ce203" table:number-columns-repeated="6"/>
          <table:table-cell table:number-columns-repeated="1006"/>
        </table:table-row>
        <table:table-row table:style-name="ro119">
          <table:table-cell table:style-name="ce194" office:value-type="string">
            <text:p>RESTART_LEVEL_BG</text:p>
          </table:table-cell>
          <table:table-cell table:style-name="ce203" office:value-type="string">
            <text:p>LEVEL START</text:p>
          </table:table-cell>
          <table:table-cell table:style-name="ce203" office:value-type="string">
            <text:p>DÉBUT DU NIVEAU</text:p>
          </table:table-cell>
          <table:table-cell table:style-name="ce409" office:value-type="string">
            <text:p>LEVELANFANG</text:p>
          </table:table-cell>
          <table:table-cell table:style-name="ce203" office:value-type="string">
            <text:p>COMIENZO NIV.</text:p>
          </table:table-cell>
          <table:table-cell table:style-name="ce203" office:value-type="string">
            <text:p>INIZIO LIVELLO</text:p>
          </table:table-cell>
          <table:table-cell table:style-name="ce203" office:value-type="string">
            <text:p>INÍCIO DO NÍVEL</text:p>
          </table:table-cell>
          <table:table-cell table:style-name="ce203" office:value-type="string">
            <text:p>BÖLÜM BAŞI</text:p>
          </table:table-cell>
          <table:table-cell table:style-name="ce203" office:value-type="string">
            <text:p>НАЧАТЬ УРОВЕНЬ</text:p>
          </table:table-cell>
          <table:table-cell table:style-name="ce203" office:value-type="string">
            <text:p>POCZĄTKU POZ.</text:p>
          </table:table-cell>
          <table:table-cell table:style-name="ce203" office:value-type="string">
            <text:p>จุดเริ่มต้นเลเวล</text:p>
          </table:table-cell>
          <table:table-cell table:style-name="ce544" office:value-type="string">
            <office:annotation draw:style-name="gr1" draw:text-style-name="P1" svg:width="1.1406in" svg:height="0.7075in" svg:x="19.2067in" svg:y="83.6508in" draw:caption-point-x="-0.2402in" draw:caption-point-y="0.798in">
              <dc:date>2011-09-08T00:00:00</dc:date>
              <text:p text:style-name="P1"><text:span text:style-name="T26">Max 15 chars</text:span></text:p>
            </office:annotation>
            <text:p>ĐẦU VÒNG CHƠI</text:p>
          </table:table-cell>
          <table:table-cell table:style-name="ce203" table:number-columns-repeated="6"/>
          <table:table-cell table:number-columns-repeated="1006"/>
        </table:table-row>
        <table:table-row table:style-name="ro155">
          <table:table-cell table:style-name="ce194" office:value-type="string">
            <text:p>RESTART_LEVEL_CP_TT</text:p>
          </table:table-cell>
          <table:table-cell table:style-name="ce203" office:value-type="string">
            <text:p>RESTART FROM LAST CHECKPOINT?</text:p>
          </table:table-cell>
          <table:table-cell table:style-name="ce203" office:value-type="string">
            <text:p>RECOMMENCER DU DERNIER CHECKPOINT ?</text:p>
          </table:table-cell>
          <table:table-cell table:style-name="ce409" office:value-type="string">
            <text:p>NEUSTART VOM LETZTEN SPEICHERPUNKT?</text:p>
          </table:table-cell>
          <table:table-cell table:style-name="ce203" office:value-type="string">
            <text:p>¿REINICIAR DESDE EL ÚLTIMO PUNTO DE CONTROL?</text:p>
          </table:table-cell>
          <table:table-cell table:style-name="ce203" office:value-type="string">
            <text:p>VUOI RICOMINCIARE DALL'ULTIMO CHECKPOINT?</text:p>
          </table:table-cell>
          <table:table-cell table:style-name="ce203" office:value-type="string">
            <text:p>REINICIAR DO ÚLTIMO CHECKPOINT?</text:p>
          </table:table-cell>
          <table:table-cell table:style-name="ce203" office:value-type="string">
            <text:p>SON KAYIT NOKTASINA DÖN?</text:p>
          </table:table-cell>
          <table:table-cell table:style-name="ce203" office:value-type="string">
            <text:p>НАЧАТЬ С ПОСЛЕДНЕГО ЧЕКПОИНТА?</text:p>
          </table:table-cell>
          <table:table-cell table:style-name="ce203" office:value-type="string">
            <text:p>ROZPOCZĄĆ OD OSTATNIEGO PUNKTU KONTROLNEGO?</text:p>
          </table:table-cell>
          <table:table-cell table:style-name="ce203" office:value-type="string">
            <text:p>เริ่มเล่นใหม่|จาก|เช็คพ้อยท์ล่าสุด?</text:p>
          </table:table-cell>
          <table:table-cell table:style-name="ce545" office:value-type="string">
            <text:p>CHƠI LẠI Ở ĐIỂM LƯU CUỐI?</text:p>
          </table:table-cell>
          <table:table-cell table:style-name="ce203" table:number-columns-repeated="6"/>
          <table:table-cell table:number-columns-repeated="1006"/>
        </table:table-row>
        <table:table-row table:style-name="ro156">
          <table:table-cell table:style-name="ce194" office:value-type="string">
            <text:p>RESTART_LEVEL_BG_TT</text:p>
          </table:table-cell>
          <table:table-cell table:style-name="ce203" office:value-type="string">
            <text:p>Restart from Level Start?</text:p>
          </table:table-cell>
          <table:table-cell table:style-name="ce203" office:value-type="string">
            <text:p>Recommencer le niveau ?</text:p>
          </table:table-cell>
          <table:table-cell table:style-name="ce409" office:value-type="string">
            <text:p>Neustart vom Levelanfang?</text:p>
          </table:table-cell>
          <table:table-cell table:style-name="ce203" office:value-type="string">
            <text:p>¿Reiniciar desde el comienzo del nivel?</text:p>
          </table:table-cell>
          <table:table-cell table:style-name="ce203" office:value-type="string">
            <text:p>Vuoi ricominciare dall'inizio del livello?</text:p>
          </table:table-cell>
          <table:table-cell table:style-name="ce203" office:value-type="string">
            <text:p>Reiniciar do início do nível?</text:p>
          </table:table-cell>
          <table:table-cell table:style-name="ce203" office:value-type="string">
            <text:p>Bölüme baştan başla?</text:p>
          </table:table-cell>
          <table:table-cell table:style-name="ce203" office:value-type="string">
            <text:p>Начать уровень заново?</text:p>
          </table:table-cell>
          <table:table-cell table:style-name="ce203" office:value-type="string">
            <text:p>Rozpocząć od początku poziomu?</text:p>
          </table:table-cell>
          <table:table-cell table:style-name="ce203" office:value-type="string">
            <text:p>เริ่มเล่นใหม่|จาก|จุดเริ่มต้นเลเวล?</text:p>
          </table:table-cell>
          <table:table-cell table:style-name="ce546" office:value-type="string">
            <text:p>Chơi lại ở Phần đầu Vòng chơi?</text:p>
          </table:table-cell>
          <table:table-cell table:style-name="ce203" table:number-columns-repeated="6"/>
          <table:table-cell table:number-columns-repeated="1006"/>
        </table:table-row>
        <table:table-row table:style-name="ro156">
          <table:table-cell table:style-name="ce194" office:value-type="string">
            <text:p>RESTART_LEVEL_TT</text:p>
          </table:table-cell>
          <table:table-cell table:style-name="ce203" office:value-type="string">
            <text:p>RESTART LEVEL</text:p>
          </table:table-cell>
          <table:table-cell table:style-name="ce203" office:value-type="string">
            <text:p>RECOMMENCER NIVEAU</text:p>
          </table:table-cell>
          <table:table-cell table:style-name="ce409" office:value-type="string">
            <text:p>LEVEL NEU STARTEN</text:p>
          </table:table-cell>
          <table:table-cell table:style-name="ce203" office:value-type="string">
            <text:p>REINICIAR NIVEL</text:p>
          </table:table-cell>
          <table:table-cell table:style-name="ce203" office:value-type="string">
            <text:p>RIAVVIA IL LIVELLO</text:p>
          </table:table-cell>
          <table:table-cell table:style-name="ce203" office:value-type="string">
            <text:p>REINICIAR NÍVEL</text:p>
          </table:table-cell>
          <table:table-cell table:style-name="ce203" office:value-type="string">
            <text:p>BÖLÜME BAŞTAN BAŞLA</text:p>
          </table:table-cell>
          <table:table-cell table:style-name="ce203" office:value-type="string">
            <text:p>НАЧАТЬ УРОВЕНЬ ЗАНОВО</text:p>
          </table:table-cell>
          <table:table-cell table:style-name="ce203" office:value-type="string">
            <text:p>COFNĄĆ DO:</text:p>
          </table:table-cell>
          <table:table-cell table:style-name="ce203" office:value-type="string">
            <text:p>เริ่มเล่นเลเวลนี้ใหม่</text:p>
          </table:table-cell>
          <table:table-cell table:style-name="ce547" office:value-type="string">
            <text:p>CHƠI LẠI VÒNG ĐÓ</text:p>
          </table:table-cell>
          <table:table-cell table:style-name="ce203" table:number-columns-repeated="6"/>
          <table:table-cell table:number-columns-repeated="1006"/>
        </table:table-row>
        <table:table-row table:style-name="ro45">
          <table:table-cell table:style-name="ce195" office:value-type="string">
            <text:p>RESCUE_SUCCESS</text:p>
          </table:table-cell>
          <table:table-cell table:style-name="ce203" office:value-type="string">
            <text:p>04New assassin joined!</text:p>
          </table:table-cell>
          <table:table-cell table:style-name="ce203" office:value-type="string">
            <text:p>04Nouvel assassin allié !</text:p>
          </table:table-cell>
          <table:table-cell table:style-name="ce409" office:value-type="string">
            <text:p>04Neuer Assassine ist beigetreten!</text:p>
          </table:table-cell>
          <table:table-cell table:style-name="ce203" office:value-type="string">
            <text:p>04¡Se ha unido un asesino!</text:p>
          </table:table-cell>
          <table:table-cell table:style-name="ce203" office:value-type="string">
            <office:annotation draw:style-name="gr9" draw:text-style-name="P1" svg:width="1.115in" svg:height="0.7071in" svg:x="9.6402in" svg:y="85.2886in" draw:caption-point-x="-0.1591in" draw:caption-point-y="1.2831in">
              <dc:date>2011-09-02T00:00:00</dc:date>
              <text:p text:style-name="P1"><text:span text:style-name="T3">sara.picotto:</text:span></text:p>
              <text:p text:style-name="P1"><text:span text:style-name="T4">reduced to fit. This is displayed when Ezio frees a new assassin</text:span></text:p>
              <text:p text:style-name="P1"><text:span text:style-name="T4"/></text:p>
            </office:annotation>
            <text:p>04Nuovo assassino liberato!</text:p>
          </table:table-cell>
          <table:table-cell table:style-name="ce203" office:value-type="string">
            <text:p>04Um novo assassino juntou-se ao grupo!</text:p>
          </table:table-cell>
          <table:table-cell table:style-name="ce203" office:value-type="string">
            <text:p>04Yeni yoldaş katıldı!</text:p>
          </table:table-cell>
          <table:table-cell table:style-name="ce203" office:value-type="string">
            <text:p>04Ассасин присоединился!</text:p>
          </table:table-cell>
          <table:table-cell table:style-name="ce203" office:value-type="string">
            <text:p>04Dołączył nowy asasyn!</text:p>
          </table:table-cell>
          <table:table-cell table:style-name="ce203" office:value-type="string">
            <text:p>04มือสังหาร|ใหม่|</text:p>
            <text:p>เข้าร่วมแล้ว!</text:p>
          </table:table-cell>
          <table:table-cell table:style-name="ce548" office:value-type="string">
            <text:p>04Sát thủ mới đã tham gia!</text:p>
          </table:table-cell>
          <table:table-cell table:style-name="ce203" table:number-columns-repeated="6"/>
          <table:table-cell table:number-columns-repeated="1006"/>
        </table:table-row>
        <table:table-row table:style-name="ro52">
          <table:table-cell table:style-name="ce195" office:value-type="string">
            <text:p>TEAMMATE_DIE</text:p>
          </table:table-cell>
          <table:table-cell table:style-name="ce381" office:value-type="string">
            <text:p>Your fellow assassin has fallen! Try again?</text:p>
          </table:table-cell>
          <table:table-cell table:style-name="ce366" office:value-type="string">
            <text:p>Ton compagnon est mort ! Réessayer ?</text:p>
          </table:table-cell>
          <table:table-cell table:style-name="ce421" office:value-type="string">
            <text:p>Dein Gefährte ist gefallen! Neuer Versuch?</text:p>
          </table:table-cell>
          <table:table-cell table:style-name="ce366" office:value-type="string">
            <text:p>¡Tu compañero de equipo ha muerto! ¿Volver a intentar?</text:p>
          </table:table-cell>
          <table:table-cell table:style-name="ce366" office:value-type="string">
            <text:p>Il tuo compagno Assassino è morto! Vuoi riprovare?</text:p>
          </table:table-cell>
          <table:table-cell table:style-name="ce366" office:value-type="string">
            <text:p>Seu companheiro assassino foi morto! Tentar novamente?</text:p>
          </table:table-cell>
          <table:table-cell table:style-name="ce366" office:value-type="string">
            <text:p>Yoldaşın öldü! Tekrar dene?</text:p>
          </table:table-cell>
          <table:table-cell table:style-name="ce366" office:value-type="string">
            <text:p>Ваш соратник погиб! Попробуете еще раз?</text:p>
          </table:table-cell>
          <table:table-cell table:style-name="ce366" office:value-type="string">
            <text:p>Twój towarzysz poległ! Spróbować jeszcze raz?</text:p>
          </table:table-cell>
          <table:table-cell table:style-name="ce366" office:value-type="string">
            <text:p>เพื่อนร่วมทีม|ของคุณ|สิ้นชีวิตเสียแล้ว! |ลองใหม่มั้ย?</text:p>
          </table:table-cell>
          <table:table-cell table:style-name="ce549" office:value-type="string">
            <text:p>Người anh em Sát thủ của bạn đã thiệt mạng! Thử lại?</text:p>
          </table:table-cell>
          <table:table-cell table:style-name="ce203" table:number-columns-repeated="6"/>
          <table:table-cell table:number-columns-repeated="1006"/>
        </table:table-row>
        <table:table-row table:style-name="ro119">
          <table:table-cell table:style-name="ce195" office:value-type="string">
            <text:p>YOUR_GUILD</text:p>
          </table:table-cell>
          <table:table-cell table:style-name="ce203" office:value-type="string">
            <text:p>YOUR GUILD</text:p>
          </table:table-cell>
          <table:table-cell table:style-name="ce203" office:value-type="string">
            <text:p>TA GUILDE</text:p>
          </table:table-cell>
          <table:table-cell table:style-name="ce409" office:value-type="string">
            <text:p>DEINE GILDE</text:p>
          </table:table-cell>
          <table:table-cell table:style-name="ce203" office:value-type="string">
            <text:p>TU CLAN</text:p>
          </table:table-cell>
          <table:table-cell table:style-name="ce203" office:value-type="string">
            <text:p>LA TUA GILDA</text:p>
          </table:table-cell>
          <table:table-cell table:style-name="ce203" office:value-type="string">
            <text:p>SUA GUILDA</text:p>
          </table:table-cell>
          <table:table-cell table:style-name="ce203" office:value-type="string">
            <text:p>KLANIN</text:p>
          </table:table-cell>
          <table:table-cell table:style-name="ce203" office:value-type="string">
            <text:p>ВАША ГИЛЬДИЯ</text:p>
          </table:table-cell>
          <table:table-cell table:style-name="ce203" office:value-type="string">
            <text:p>TWOJA GILDIA</text:p>
          </table:table-cell>
          <table:table-cell table:style-name="ce203" office:value-type="string">
            <text:p>กิลด์ของคุณ</text:p>
          </table:table-cell>
          <table:table-cell table:style-name="ce550" office:value-type="string">
            <office:annotation draw:style-name="gr1" draw:text-style-name="P1" svg:width="1.1244in" svg:height="0.7185in" svg:x="19.1264in" svg:y="86.4063in" draw:caption-point-x="-0.1598in" draw:caption-point-y="1.2799in">
              <dc:date>2011-09-02T00:00:00</dc:date>
              <text:p text:style-name="P1"><text:span text:style-name="T1">MAX 11 chars</text:span></text:p>
            </office:annotation>
            <text:p>T.CHỨC CỦA BẠN</text:p>
          </table:table-cell>
          <table:table-cell table:style-name="ce203" table:number-columns-repeated="6"/>
          <table:table-cell table:number-columns-repeated="1006"/>
        </table:table-row>
        <table:table-row table:style-name="ro53">
          <table:table-cell table:style-name="ce195" office:value-type="string">
            <text:p>LEVEL_CLEAR_GUILD</text:p>
          </table:table-cell>
          <table:table-cell table:style-name="ce203" office:value-type="string">
            <text:p>DO YOU WANT TO CHECK YOUR GUILD NOW?</text:p>
          </table:table-cell>
          <table:table-cell table:style-name="ce203" office:value-type="string">
            <text:p>VEUX-TU VOIR TA GUILDE ?</text:p>
          </table:table-cell>
          <table:table-cell table:style-name="ce409" office:value-type="string">
            <text:p>MÖCHTEST DU JETZT DEINE GILDE ANSEHEN?</text:p>
          </table:table-cell>
          <table:table-cell table:style-name="ce203" office:value-type="string">
            <text:p>¿QUIERES COMPROBAR TU CLAN AHORA?</text:p>
          </table:table-cell>
          <table:table-cell table:style-name="ce203" office:value-type="string">
            <text:p>VUOI VEDERE LA TUA GILDA?</text:p>
          </table:table-cell>
          <table:table-cell table:style-name="ce203" office:value-type="string">
            <text:p>DESEJA VERIFICAR SUA GUILDA AGORA?</text:p>
          </table:table-cell>
          <table:table-cell table:style-name="ce203" office:value-type="string">
            <text:p>KLANINA BAKMAK İSTİYOR MUSUN?</text:p>
          </table:table-cell>
          <table:table-cell table:style-name="ce203" office:value-type="string">
            <text:p>ПОСЕТИТЬ ГИЛЬДИЮ?</text:p>
          </table:table-cell>
          <table:table-cell table:style-name="ce203" office:value-type="string">
            <text:p>CHCESZ TERAZ PRZEJŚĆ DO GILDII?</text:p>
          </table:table-cell>
          <table:table-cell table:style-name="ce203" office:value-type="string">
            <text:p>คุณ|ต้องการ|ดู|กิลด์|ของคุณ|ตอนนี้|หรือไม่?</text:p>
          </table:table-cell>
          <table:table-cell table:style-name="ce551" office:value-type="string">
            <text:p>GIỜ BẠN CÓ MUỐN XEM TỔ CHỨC CỦA BẠN KHÔNG?</text:p>
          </table:table-cell>
          <table:table-cell table:style-name="ce203" table:number-columns-repeated="6"/>
          <table:table-cell table:number-columns-repeated="1006"/>
        </table:table-row>
        <table:table-row table:style-name="ro119">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19">
          <table:table-cell table:style-name="ce194" office:value-type="string">
            <text:p>DIFFCULTY</text:p>
          </table:table-cell>
          <table:table-cell table:style-name="ce203" office:value-type="string">
            <text:p>DIFFICULTY</text:p>
          </table:table-cell>
          <table:table-cell table:style-name="ce203" office:value-type="string">
            <text:p>DIFFICULTÉ</text:p>
          </table:table-cell>
          <table:table-cell table:style-name="ce409" office:value-type="string">
            <text:p>NIVEAU</text:p>
          </table:table-cell>
          <table:table-cell table:style-name="ce203" office:value-type="string">
            <text:p>DIFICULTAD</text:p>
          </table:table-cell>
          <table:table-cell table:style-name="ce203" office:value-type="string">
            <text:p>DIFFICOLTÀ</text:p>
          </table:table-cell>
          <table:table-cell table:style-name="ce203" office:value-type="string">
            <text:p>DIFICULDADE</text:p>
          </table:table-cell>
          <table:table-cell table:style-name="ce203" office:value-type="string">
            <text:p>ZORLUK</text:p>
          </table:table-cell>
          <table:table-cell table:style-name="ce203" office:value-type="string">
            <text:p>СЛОЖНОСТЬ</text:p>
          </table:table-cell>
          <table:table-cell table:style-name="ce203" office:value-type="string">
            <text:p>TRUDNOŚĆ</text:p>
          </table:table-cell>
          <table:table-cell table:style-name="ce203" office:value-type="string">
            <text:p>ระดับความยาก</text:p>
          </table:table-cell>
          <table:table-cell table:style-name="ce552" office:value-type="string">
            <text:p>ĐỘ KHÓ</text:p>
          </table:table-cell>
          <table:table-cell table:style-name="ce203" table:number-columns-repeated="6"/>
          <table:table-cell table:number-columns-repeated="1006"/>
        </table:table-row>
        <table:table-row table:style-name="ro119">
          <table:table-cell table:style-name="ce194" office:value-type="string">
            <text:p>REWARDS</text:p>
          </table:table-cell>
          <table:table-cell table:style-name="ce203" office:value-type="string">
            <text:p>REWARDS</text:p>
          </table:table-cell>
          <table:table-cell table:style-name="ce203" office:value-type="string">
            <office:annotation draw:style-name="gr1" draw:text-style-name="P1" svg:width="1.1366in" svg:height="0.7248in" svg:x="4.8768in" svg:y="87.5728in" draw:caption-point-x="-0.1591in" draw:caption-point-y="1.2913in">
              <dc:date>2011-09-02T00:00:00</dc:date>
              <text:p text:style-name="P1"><text:span text:style-name="T29">max 8 characters</text:span></text:p>
            </office:annotation>
            <text:p>RÉCOMP.</text:p>
          </table:table-cell>
          <table:table-cell table:style-name="ce409" office:value-type="string">
            <office:annotation draw:style-name="gr14" draw:text-style-name="P1" svg:width="0.9598in" svg:height="0.2031in" svg:x="6.4646in" svg:y="87.5728in" draw:caption-point-x="-0.1591in" draw:caption-point-y="1.2913in">
              <dc:date>2011-09-02T00:00:00</dc:date>
              <text:p text:style-name="P1"><text:span text:style-name="T23">max 8 characters</text:span></text:p>
            </office:annotation>
            <text:p>BELOHNUNG</text:p>
          </table:table-cell>
          <table:table-cell table:style-name="ce203" office:value-type="string">
            <office:annotation draw:style-name="gr1" draw:text-style-name="P1" svg:width="1.1366in" svg:height="0.7472in" svg:x="8.0524in" svg:y="87.5728in" draw:caption-point-x="-0.1591in" draw:caption-point-y="1.2913in">
              <dc:date>2011-09-02T00:00:00</dc:date>
              <text:p text:style-name="P1"><text:span text:style-name="T1">max 8 characters</text:span></text:p>
            </office:annotation>
            <text:p>RECOMP.</text:p>
          </table:table-cell>
          <table:table-cell table:style-name="ce203" office:value-type="string">
            <text:p>RICOMPENSE</text:p>
          </table:table-cell>
          <table:table-cell table:style-name="ce203" office:value-type="string">
            <text:p>RECOMPENSA</text:p>
          </table:table-cell>
          <table:table-cell table:style-name="ce203" office:value-type="string">
            <text:p>ÖDÜLLER</text:p>
          </table:table-cell>
          <table:table-cell table:style-name="ce203" office:value-type="string">
            <text:p>НАГРАДЫ</text:p>
          </table:table-cell>
          <table:table-cell table:style-name="ce203" office:value-type="string">
            <text:p>NAGRODY</text:p>
          </table:table-cell>
          <table:table-cell table:style-name="ce203" office:value-type="string">
            <text:p>รางวัล</text:p>
          </table:table-cell>
          <table:table-cell table:style-name="ce552" office:value-type="string">
            <office:annotation draw:style-name="gr1" draw:text-style-name="P1" svg:width="1.1244in" svg:height="0.7693in" svg:x="19.1264in" svg:y="87.5728in" draw:caption-point-x="-0.1598in" draw:caption-point-y="1.2913in">
              <dc:date>2011-09-02T00:00:00</dc:date>
              <text:p text:style-name="P1"><text:span text:style-name="T1">max 8 characters</text:span></text:p>
            </office:annotation>
            <text:p>P.THƯỞNG</text:p>
          </table:table-cell>
          <table:table-cell table:style-name="ce203" table:number-columns-repeated="6"/>
          <table:table-cell table:number-columns-repeated="1006"/>
        </table:table-row>
        <table:table-row table:style-name="ro119">
          <table:table-cell table:style-name="ce194" office:value-type="string">
            <text:p>XP</text:p>
          </table:table-cell>
          <table:table-cell table:number-columns-repeated="2" table:style-name="ce203" office:value-type="string">
            <text:p>XP</text:p>
          </table:table-cell>
          <table:table-cell table:style-name="ce409" office:value-type="string">
            <text:p>EP</text:p>
          </table:table-cell>
          <table:table-cell table:style-name="ce203" office:value-type="string">
            <text:p>XP</text:p>
          </table:table-cell>
          <table:table-cell table:number-columns-repeated="2" table:style-name="ce203" office:value-type="string">
            <text:p>PE</text:p>
          </table:table-cell>
          <table:table-cell table:style-name="ce203" office:value-type="string">
            <text:p>DNYM</text:p>
          </table:table-cell>
          <table:table-cell table:style-name="ce203" office:value-type="string">
            <text:p>ОП</text:p>
          </table:table-cell>
          <table:table-cell table:style-name="ce203" office:value-type="string">
            <text:p>DŚW</text:p>
          </table:table-cell>
          <table:table-cell table:style-name="ce203" office:value-type="string">
            <text:p>XP</text:p>
          </table:table-cell>
          <table:table-cell table:style-name="ce552" office:value-type="string">
            <text:p>XP</text:p>
          </table:table-cell>
          <table:table-cell table:style-name="ce203" table:number-columns-repeated="6"/>
          <table:table-cell table:number-columns-repeated="1006"/>
        </table:table-row>
        <table:table-row table:style-name="ro119">
          <table:table-cell table:style-name="ce194" office:value-type="string">
            <text:p>SUCCESSFUL_RATE</text:p>
          </table:table-cell>
          <table:table-cell table:style-name="ce203" office:value-type="string">
            <text:p>SUCCESS RATE</text:p>
          </table:table-cell>
          <table:table-cell table:style-name="ce203" office:value-type="string">
            <text:p>TAUX DE SUCCÈS</text:p>
          </table:table-cell>
          <table:table-cell table:style-name="ce409" office:value-type="string">
            <text:p>ERFOLGSRATE</text:p>
          </table:table-cell>
          <table:table-cell table:style-name="ce203" office:value-type="string">
            <text:p>ÍNDICE DE ÉXITO</text:p>
          </table:table-cell>
          <table:table-cell table:style-name="ce203" office:value-type="string">
            <text:p>SUCCESSO</text:p>
          </table:table-cell>
          <table:table-cell table:style-name="ce203" office:value-type="string">
            <text:p>TAXA DE SUCESSO</text:p>
          </table:table-cell>
          <table:table-cell table:style-name="ce203" office:value-type="string">
            <text:p>BAŞARI ORANI</text:p>
          </table:table-cell>
          <table:table-cell table:style-name="ce203" office:value-type="string">
            <text:p>УСПЕШНОСТЬ</text:p>
          </table:table-cell>
          <table:table-cell table:style-name="ce203" office:value-type="string">
            <text:p>SZANSA SUKCESU</text:p>
          </table:table-cell>
          <table:table-cell table:style-name="ce203" office:value-type="string">
            <text:p>อัตราความสำเร็จ</text:p>
          </table:table-cell>
          <table:table-cell table:style-name="ce552" office:value-type="string">
            <text:p>TỶ LỆ THÀNH CÔNG</text:p>
          </table:table-cell>
          <table:table-cell table:style-name="ce203" table:number-columns-repeated="6"/>
          <table:table-cell table:number-columns-repeated="1006"/>
        </table:table-row>
        <table:table-row table:style-name="ro119">
          <table:table-cell table:style-name="ce194" office:value-type="string">
            <text:p>PERCENT</text:p>
          </table:table-cell>
          <table:table-cell table:style-name="ce203" office:value-type="string">
            <text:p>%</text:p>
          </table:table-cell>
          <table:table-cell table:style-name="ce203" office:value-type="string">
            <text:p><text:s/>%</text:p>
          </table:table-cell>
          <table:table-cell table:style-name="ce409" office:value-type="string">
            <text:p>%</text:p>
          </table:table-cell>
          <table:table-cell table:number-columns-repeated="7" table:style-name="ce203" office:value-type="string">
            <text:p>%</text:p>
          </table:table-cell>
          <table:table-cell table:style-name="ce552" office:value-type="string">
            <text:p>%</text:p>
          </table:table-cell>
          <table:table-cell table:style-name="ce203" table:number-columns-repeated="6"/>
          <table:table-cell table:number-columns-repeated="1006"/>
        </table:table-row>
        <table:table-row table:style-name="ro119">
          <table:table-cell table:style-name="ce194" office:value-type="string">
            <text:p>XP_TO_LVL</text:p>
          </table:table-cell>
          <table:table-cell table:style-name="ce203" office:value-type="string">
            <office:annotation draw:style-name="gr1" draw:text-style-name="P1" svg:width="1.115in" svg:height="0.6874in" svg:x="3.3728in" svg:y="84.7134in" draw:caption-point-x="-0.2429in" draw:caption-point-y="5.0339in">
              <dc:date>2011-09-02T00:00:00</dc:date>
              <text:p text:style-name="P1"><text:span text:style-name="T1">A space was added at the end for all languages. This is intended.</text:span></text:p>
            </office:annotation>
            <text:p><text:s/>XP TO LVL </text:p>
          </table:table-cell>
          <table:table-cell table:style-name="ce203" office:value-type="string">
            <text:p><text:s/>XP AVANT NV. </text:p>
          </table:table-cell>
          <table:table-cell table:style-name="ce409" office:value-type="string">
            <text:p><text:s/>EP FÜR LVL </text:p>
          </table:table-cell>
          <table:table-cell table:style-name="ce203" office:value-type="string">
            <text:p><text:s/>XP PARA NV. </text:p>
          </table:table-cell>
          <table:table-cell table:style-name="ce203" office:value-type="string">
            <text:p><text:s/>PE PER LIV. </text:p>
          </table:table-cell>
          <table:table-cell table:style-name="ce203" office:value-type="string">
            <text:p><text:s/>PE PARA O NÍV. </text:p>
          </table:table-cell>
          <table:table-cell table:style-name="ce203" office:value-type="string">
            <text:p><text:s/>DNYM SONRA SVY </text:p>
          </table:table-cell>
          <table:table-cell table:style-name="ce203" office:value-type="string">
            <text:p><text:s/>ОП ДО УР </text:p>
          </table:table-cell>
          <table:table-cell table:style-name="ce203" office:value-type="string">
            <text:p><text:s/>DŚW DO PZ <text:s/></text:p>
          </table:table-cell>
          <table:table-cell table:style-name="ce203" office:value-type="string">
            <text:p><text:s/>XP เพื่อขึ้น LVL </text:p>
          </table:table-cell>
          <table:table-cell table:style-name="ce376" office:value-type="string">
            <text:p><text:s/>XP ĐẾN VÒNG CHƠI </text:p>
          </table:table-cell>
          <table:table-cell table:style-name="ce203" table:number-columns-repeated="6"/>
          <table:table-cell table:number-columns-repeated="1006"/>
        </table:table-row>
        <table:table-row table:style-name="ro45">
          <table:table-cell table:style-name="ce194" office:value-type="string">
            <text:p>ASSASSIN_SIGNAL</text:p>
          </table:table-cell>
          <table:table-cell table:style-name="ce203" office:value-type="string">
            <text:p>ASSASSIN'S SIGNAL</text:p>
          </table:table-cell>
          <table:table-cell table:style-name="ce203" office:value-type="string">
            <text:p>SIGNAL D'ASSASSIN</text:p>
          </table:table-cell>
          <table:table-cell table:style-name="ce409" office:value-type="string">
            <text:p>ASSASSINENSIGNAL</text:p>
          </table:table-cell>
          <table:table-cell table:style-name="ce203" office:value-type="string">
            <text:p>SEÑAL DE ASESINO</text:p>
          </table:table-cell>
          <table:table-cell table:style-name="ce203" office:value-type="string">
            <text:p>SEGNALE ASSASSINO</text:p>
          </table:table-cell>
          <table:table-cell table:style-name="ce203" office:value-type="string">
            <text:p>SINAL DO ASSASSINO</text:p>
          </table:table-cell>
          <table:table-cell table:style-name="ce203" office:value-type="string">
            <text:p>HAŞHAŞİ İŞARETİ</text:p>
          </table:table-cell>
          <table:table-cell table:style-name="ce203" office:value-type="string">
            <text:p>СИГНАЛ АССАСИНОВ</text:p>
          </table:table-cell>
          <table:table-cell table:style-name="ce203" office:value-type="string">
            <text:p>SYGNAŁ ASASYNÓW</text:p>
          </table:table-cell>
          <table:table-cell table:style-name="ce203" office:value-type="string">
            <text:p>สัญญาณมือสังหาร</text:p>
          </table:table-cell>
          <table:table-cell table:style-name="ce552" office:value-type="string">
            <text:p>DẤU HIỆU CỦA SÁT THỦ</text:p>
          </table:table-cell>
          <table:table-cell table:style-name="ce203" table:number-columns-repeated="6"/>
          <table:table-cell table:number-columns-repeated="1006"/>
        </table:table-row>
        <table:table-row table:style-name="ro119">
          <table:table-cell table:style-name="ce194" office:value-type="string">
            <text:p>MAX_LEVEL</text:p>
          </table:table-cell>
          <table:table-cell table:style-name="ce203" office:value-type="string">
            <text:p>MAX LEVEL</text:p>
          </table:table-cell>
          <table:table-cell table:style-name="ce203" office:value-type="string">
            <text:p>NIVEAU MAX.</text:p>
          </table:table-cell>
          <table:table-cell table:style-name="ce409" office:value-type="string">
            <text:p>MAX. LEVEL</text:p>
          </table:table-cell>
          <table:table-cell table:style-name="ce203" office:value-type="string">
            <text:p>NIVEL MÁX.</text:p>
          </table:table-cell>
          <table:table-cell table:style-name="ce203" office:value-type="string">
            <text:p>LIVELLO MAX.</text:p>
          </table:table-cell>
          <table:table-cell table:style-name="ce203" office:value-type="string">
            <text:p>NÍVEL MÁX.</text:p>
          </table:table-cell>
          <table:table-cell table:style-name="ce203" office:value-type="string">
            <text:p>MAKS. SVY</text:p>
          </table:table-cell>
          <table:table-cell table:style-name="ce203" office:value-type="string">
            <text:p>МАКС УРОВЕНЬ</text:p>
          </table:table-cell>
          <table:table-cell table:style-name="ce203" office:value-type="string">
            <text:p>MAX POZIOM</text:p>
          </table:table-cell>
          <table:table-cell table:style-name="ce203" office:value-type="string">
            <text:p>เลเวลสูงสุด</text:p>
          </table:table-cell>
          <table:table-cell table:style-name="ce552" office:value-type="string">
            <text:p>VÒNG CHƠI TỐI ĐA</text:p>
          </table:table-cell>
          <table:table-cell table:style-name="ce203" table:number-columns-repeated="6"/>
          <table:table-cell table:number-columns-repeated="1006"/>
        </table:table-row>
        <table:table-row table:style-name="ro45">
          <table:table-cell table:style-name="ce194" office:value-type="string">
            <text:p>CHOOSE_CITY</text:p>
          </table:table-cell>
          <table:table-cell table:style-name="ce203" office:value-type="string">
            <text:p>CHOOSE A CITY</text:p>
          </table:table-cell>
          <table:table-cell table:style-name="ce203" office:value-type="string">
            <text:p>CHOISIS UNE VILLE</text:p>
          </table:table-cell>
          <table:table-cell table:style-name="ce409" office:value-type="string">
            <text:p>STADT WÄHLEN</text:p>
          </table:table-cell>
          <table:table-cell table:style-name="ce203" office:value-type="string">
            <text:p>ELIGE CIUDAD</text:p>
          </table:table-cell>
          <table:table-cell table:style-name="ce203" office:value-type="string">
            <text:p>SCEGLI CITTÀ</text:p>
          </table:table-cell>
          <table:table-cell table:style-name="ce203" office:value-type="string">
            <text:p>ESCOLHA UMA CIDADE</text:p>
          </table:table-cell>
          <table:table-cell table:style-name="ce203" office:value-type="string">
            <text:p>ŞEHİR SEÇ</text:p>
          </table:table-cell>
          <table:table-cell table:style-name="ce203" office:value-type="string">
            <text:p>ВЫБЕРИТЕ ГОРОД</text:p>
          </table:table-cell>
          <table:table-cell table:style-name="ce203" office:value-type="string">
            <text:p>WYBIERZ MIASTO</text:p>
          </table:table-cell>
          <table:table-cell table:style-name="ce203" office:value-type="string">
            <text:p>เลือกเมือง</text:p>
          </table:table-cell>
          <table:table-cell table:style-name="ce552" office:value-type="string">
            <text:p>CHỌN THÀNH PHỐ</text:p>
          </table:table-cell>
          <table:table-cell table:style-name="ce203" table:number-columns-repeated="6"/>
          <table:table-cell table:number-columns-repeated="1006"/>
        </table:table-row>
        <table:table-row table:style-name="ro119">
          <table:table-cell table:style-name="ce194" office:value-type="string">
            <text:p>CHOOSE_MISSION</text:p>
          </table:table-cell>
          <table:table-cell table:style-name="ce203" office:value-type="string">
            <text:p>SELECT A MISSION</text:p>
          </table:table-cell>
          <table:table-cell table:style-name="ce405" office:value-type="string">
            <text:p>CHOISIS<text:span text:style-name="T32"> UNE </text:span><text:span text:style-name="T32">MISSION</text:span></text:p>
          </table:table-cell>
          <table:table-cell table:style-name="ce409" office:value-type="string">
            <text:p>MISSION WÄHLEN</text:p>
          </table:table-cell>
          <table:table-cell table:style-name="ce203" office:value-type="string">
            <text:p>ELIGE MISIÓN</text:p>
          </table:table-cell>
          <table:table-cell table:style-name="ce203" office:value-type="string">
            <text:p>SCEGLI MISSIONE</text:p>
          </table:table-cell>
          <table:table-cell table:style-name="ce203" office:value-type="string">
            <text:p>SELEC. A MISSÃO</text:p>
          </table:table-cell>
          <table:table-cell table:style-name="ce203" office:value-type="string">
            <text:p>GÖREV SEÇ</text:p>
          </table:table-cell>
          <table:table-cell table:style-name="ce203" office:value-type="string">
            <text:p>ВЫБЕРИТЕ ЗАДАНИЕ</text:p>
          </table:table-cell>
          <table:table-cell table:style-name="ce203" office:value-type="string">
            <text:p>WYBIERZ MISJĘ</text:p>
          </table:table-cell>
          <table:table-cell table:style-name="ce203" office:value-type="string">
            <text:p>เลือกภารกิจ</text:p>
          </table:table-cell>
          <table:table-cell table:style-name="ce552" office:value-type="string">
            <text:p>CHỌN SỨ MỆNH</text:p>
          </table:table-cell>
          <table:table-cell table:style-name="ce203" table:number-columns-repeated="6"/>
          <table:table-cell table:number-columns-repeated="1006"/>
        </table:table-row>
        <table:table-row table:style-name="ro45">
          <table:table-cell table:style-name="ce194" office:value-type="string">
            <text:p>CHOOSE_ASSASSIN</text:p>
          </table:table-cell>
          <table:table-cell table:style-name="ce203" office:value-type="string">
            <text:p>CHOOSE ASSASSINS</text:p>
          </table:table-cell>
          <table:table-cell table:style-name="ce203" office:value-type="string">
            <text:p>CHOISIS TES ASSASSINS</text:p>
          </table:table-cell>
          <table:table-cell table:style-name="ce409" office:value-type="string">
            <text:p>ASSASSINEN WÄHLEN</text:p>
          </table:table-cell>
          <table:table-cell table:style-name="ce203" office:value-type="string">
            <text:p>ELIGE ASESINO</text:p>
          </table:table-cell>
          <table:table-cell table:style-name="ce203" office:value-type="string">
            <text:p>SCEGLI ASSASSINO</text:p>
          </table:table-cell>
          <table:table-cell table:style-name="ce203" office:value-type="string">
            <text:p>QUAL ASSASSINO?</text:p>
          </table:table-cell>
          <table:table-cell table:style-name="ce203" office:value-type="string">
            <text:p>HAŞHAŞİ SEÇ</text:p>
          </table:table-cell>
          <table:table-cell table:style-name="ce203" office:value-type="string">
            <text:p>ВЫБЕРИТЕ АССАСИНОВ</text:p>
          </table:table-cell>
          <table:table-cell table:style-name="ce203" office:value-type="string">
            <text:p>WYBIERZ ASASYNÓW</text:p>
          </table:table-cell>
          <table:table-cell table:style-name="ce203" office:value-type="string">
            <text:p>เลือกมือสังหาร</text:p>
          </table:table-cell>
          <table:table-cell table:style-name="ce552" office:value-type="string">
            <text:p>CHỌN SÁT THỦ</text:p>
          </table:table-cell>
          <table:table-cell table:style-name="ce203" table:number-columns-repeated="6"/>
          <table:table-cell table:number-columns-repeated="1006"/>
        </table:table-row>
        <table:table-row table:style-name="ro39">
          <table:table-cell table:style-name="ce195" office:value-type="string">
            <text:p>MISSION_CONFIRM</text:p>
          </table:table-cell>
          <table:table-cell table:style-name="ce203" office:value-type="string">
            <text:p>ARE YOU SURE YOU WANT TO TAKE ON THIS MISSION?</text:p>
          </table:table-cell>
          <table:table-cell table:style-name="ce203" office:value-type="string">
            <office:annotation draw:style-name="gr1" draw:text-style-name="P1" svg:width="1.1366in" svg:height="0.537in" svg:x="4.8768in" svg:y="90.1783in" draw:caption-point-x="-0.1591in" draw:caption-point-y="1.2831in">
              <dc:date>2011-09-02T00:00:00</dc:date>
              <text:p text:style-name="P1"><text:span text:style-name="T1">Added an extra space to avoid bug</text:span></text:p>
            </office:annotation>
            <text:p>ES-TU SÛR DE VOULOIR COMMENCER CETTE </text:p>
            <text:p>MISSION ?</text:p>
          </table:table-cell>
          <table:table-cell table:style-name="ce409" office:value-type="string">
            <text:p>BIST DU SICHER, DAS DU DIESE MISSION ÜBERNEHMEN MÖCHTEST?</text:p>
          </table:table-cell>
          <table:table-cell table:style-name="ce203" office:value-type="string">
            <text:p>¿SEGURO QUE QUIERES COMENZAR ESTA MISIÓN?</text:p>
          </table:table-cell>
          <table:table-cell table:style-name="ce203" office:value-type="string">
            <text:p>VUOI ACCETTARE QUESTA MISSIONE?</text:p>
          </table:table-cell>
          <table:table-cell table:style-name="ce203" office:value-type="string">
            <text:p>TEM CERTEZA DE QUE DESEJA ACEITAR ESTA MISSÃO?</text:p>
          </table:table-cell>
          <table:table-cell table:style-name="ce203" office:value-type="string">
            <text:p>BU GÖREVİ ALMAK İSTİYOR MUSUN?</text:p>
          </table:table-cell>
          <table:table-cell table:style-name="ce203" office:value-type="string">
            <text:p>ВЫ ХОТИТЕ ПРИНЯТЬ ЭТО ЗАДАНИЕ?</text:p>
          </table:table-cell>
          <table:table-cell table:style-name="ce203" office:value-type="string">
            <text:p>NA PEWNO CHCESZ ROZPOCZĄĆ TĘ MISJĘ?</text:p>
          </table:table-cell>
          <table:table-cell table:style-name="ce203" office:value-type="string">
            <text:p>คุณ|แน่ใจ|หรือไม่|ว่า|ต้องการ|รับ|ภารกิจ|นี้?</text:p>
          </table:table-cell>
          <table:table-cell table:style-name="ce552" office:value-type="string">
            <text:p>BẠN CÓ CHẮC MUỐN NHẬN SỨ MỆNH NÀY KHÔNG?</text:p>
          </table:table-cell>
          <table:table-cell table:style-name="ce203" table:number-columns-repeated="6"/>
          <table:table-cell table:number-columns-repeated="1006"/>
        </table:table-row>
        <table:table-row table:style-name="ro45">
          <table:table-cell table:style-name="ce194" office:value-type="string">
            <text:p>ENGAGING</text:p>
          </table:table-cell>
          <table:table-cell table:style-name="ce203" office:value-type="string">
            <text:p>ENGAGING...</text:p>
          </table:table-cell>
          <table:table-cell table:style-name="ce203" office:value-type="string">
            <text:p>COMBAT...</text:p>
          </table:table-cell>
          <table:table-cell table:style-name="ce409" office:value-type="string">
            <text:p>VERBINDET...</text:p>
          </table:table-cell>
          <table:table-cell table:style-name="ce203" office:value-type="string">
            <text:p>CARGANDO...</text:p>
          </table:table-cell>
          <table:table-cell table:style-name="ce203" office:value-type="string">
            <text:p>INIZIO...</text:p>
          </table:table-cell>
          <table:table-cell table:style-name="ce203" office:value-type="string">
            <text:p>EM CURSO...</text:p>
          </table:table-cell>
          <table:table-cell table:style-name="ce203" office:value-type="string">
            <text:p>YAPILIYOR...</text:p>
          </table:table-cell>
          <table:table-cell table:style-name="ce203" office:value-type="string">
            <text:p>ВЫПОЛНЕНИЕ ЗАДАНИЯ...</text:p>
          </table:table-cell>
          <table:table-cell table:style-name="ce203" office:value-type="string">
            <text:p>MISJA TRWA...</text:p>
          </table:table-cell>
          <table:table-cell table:style-name="ce203" office:value-type="string">
            <text:p>กำลังดำเนินการ...</text:p>
          </table:table-cell>
          <table:table-cell table:style-name="ce552" office:value-type="string">
            <text:p>ĐANG TIẾN HÀNH . . .</text:p>
          </table:table-cell>
          <table:table-cell table:style-name="ce203" table:number-columns-repeated="6"/>
          <table:table-cell table:number-columns-repeated="1006"/>
        </table:table-row>
        <table:table-row table:style-name="ro45">
          <table:table-cell table:style-name="ce194" office:value-type="string">
            <text:p>MISSION_SUCCESS</text:p>
          </table:table-cell>
          <table:table-cell table:style-name="ce203" office:value-type="string">
            <text:p>MISSION ACCOMPLISHED!</text:p>
          </table:table-cell>
          <table:table-cell table:style-name="ce203" office:value-type="string">
            <text:p>MISSION ACCOMPLIE !</text:p>
          </table:table-cell>
          <table:table-cell table:style-name="ce409" office:value-type="string">
            <text:p>MISSION AUSGEFÜHRT!</text:p>
          </table:table-cell>
          <table:table-cell table:style-name="ce203" office:value-type="string">
            <text:p>¡MISIÓN CUMPLIDA!</text:p>
          </table:table-cell>
          <table:table-cell table:style-name="ce203" office:value-type="string">
            <text:p>MISSIONE COMPIUTA!</text:p>
          </table:table-cell>
          <table:table-cell table:style-name="ce203" office:value-type="string">
            <text:p>MISSÃO CONCLUÍDA!</text:p>
          </table:table-cell>
          <table:table-cell table:style-name="ce203" office:value-type="string">
            <text:p>GÖREV TAMAM!</text:p>
          </table:table-cell>
          <table:table-cell table:style-name="ce203" office:value-type="string">
            <text:p>ЗАДАНИЕ ВЫПОЛНЕНО!</text:p>
          </table:table-cell>
          <table:table-cell table:style-name="ce203" office:value-type="string">
            <text:p>MISJA WYKONANA!</text:p>
          </table:table-cell>
          <table:table-cell table:style-name="ce203" office:value-type="string">
            <text:p>ภารกิจเสร็จสมบูรณ์!</text:p>
          </table:table-cell>
          <table:table-cell table:style-name="ce552" office:value-type="string">
            <text:p>SỨ MỆNH THÀNH CÔNG</text:p>
          </table:table-cell>
          <table:table-cell table:style-name="ce203" table:number-columns-repeated="6"/>
          <table:table-cell table:number-columns-repeated="1006"/>
        </table:table-row>
        <table:table-row table:style-name="ro45">
          <table:table-cell table:style-name="ce194" office:value-type="string">
            <text:p>MISSION_FAILD</text:p>
          </table:table-cell>
          <table:table-cell table:style-name="ce203" office:value-type="string">
            <text:p>MISSION FAILED</text:p>
          </table:table-cell>
          <table:table-cell table:style-name="ce203" office:value-type="string">
            <text:p>ÉCHEC DE LA MISSION</text:p>
          </table:table-cell>
          <table:table-cell table:style-name="ce409" office:value-type="string">
            <text:p>MISSION GESCHEITERT</text:p>
          </table:table-cell>
          <table:table-cell table:style-name="ce203" office:value-type="string">
            <text:p>MISIÓN FALLADA</text:p>
          </table:table-cell>
          <table:table-cell table:style-name="ce203" office:value-type="string">
            <text:p>MISSIONE FALLITA</text:p>
          </table:table-cell>
          <table:table-cell table:style-name="ce203" office:value-type="string">
            <text:p>FALHOU NA MISSÃO</text:p>
          </table:table-cell>
          <table:table-cell table:style-name="ce203" office:value-type="string">
            <text:p>GÖREV BAŞARISIZ</text:p>
          </table:table-cell>
          <table:table-cell table:style-name="ce203" office:value-type="string">
            <text:p>ЗАДАНИЕ НЕ ВЫПОЛНЕНО</text:p>
          </table:table-cell>
          <table:table-cell table:style-name="ce203" office:value-type="string">
            <text:p>PORAŻKA</text:p>
          </table:table-cell>
          <table:table-cell table:style-name="ce203" office:value-type="string">
            <text:p>ภารกิจล้มเหลว</text:p>
          </table:table-cell>
          <table:table-cell table:style-name="ce552" office:value-type="string">
            <text:p>SỨ MỆNH THẤT BẠI</text:p>
          </table:table-cell>
          <table:table-cell table:style-name="ce203" table:number-columns-repeated="6"/>
          <table:table-cell table:number-columns-repeated="1006"/>
        </table:table-row>
        <table:table-row table:style-name="ro45">
          <table:table-cell table:style-name="ce194" office:value-type="string">
            <text:p>NEW_ASSASSIN</text:p>
          </table:table-cell>
          <table:table-cell table:style-name="ce203" office:value-type="string">
            <text:p>NEW ASSASSIN JOINED!</text:p>
          </table:table-cell>
          <table:table-cell table:style-name="ce203" office:value-type="string">
            <text:p>NOUVEL ALLIÉ !</text:p>
          </table:table-cell>
          <table:table-cell table:style-name="ce409" office:value-type="string">
            <office:annotation draw:style-name="gr15" draw:text-style-name="P1" svg:width="0.7209in" svg:height="0.1882in" svg:x="6.4646in" svg:y="91.9118in" draw:caption-point-x="-0.1591in" draw:caption-point-y="1.2835in">
              <dc:date>2011-09-02T00:00:00</dc:date>
              <text:p text:style-name="P1"><text:span text:style-name="T23">Max 21 chars</text:span></text:p>
            </office:annotation>
            <text:p>NEUER ASSASSINE IST BEIGETRETEN!</text:p>
          </table:table-cell>
          <table:table-cell table:style-name="ce203" office:value-type="string">
            <office:annotation draw:style-name="gr1" draw:text-style-name="P1" svg:width="1.115in" svg:height="0.6232in" svg:x="8.0524in" svg:y="91.9118in" draw:caption-point-x="-0.1591in" draw:caption-point-y="1.2835in">
              <dc:date>2011-09-02T00:00:00</dc:date>
              <text:p text:style-name="P1"><text:span text:style-name="T1">Max 21 chars</text:span></text:p>
            </office:annotation>
            <text:p>¡ASESINO LIBERADO!</text:p>
          </table:table-cell>
          <table:table-cell table:style-name="ce203" office:value-type="string">
            <office:annotation draw:style-name="gr3" draw:text-style-name="P1" svg:width="1.115in" svg:height="0.6457in" svg:x="9.6402in" svg:y="91.9118in" draw:caption-point-x="-0.1591in" draw:caption-point-y="1.2835in">
              <dc:date>2011-09-02T00:00:00</dc:date>
              <text:p text:style-name="P1"><text:span text:style-name="T3">sara.picotto:</text:span></text:p>
              <text:p text:style-name="P1"><text:span text:style-name="T4">DOES THIS STRING REALLY NEED SHORTENING? IT IS NOW FULLY DISPLAYED IN GAME.</text:span></text:p>
            </office:annotation>
            <text:p>NUOVO ASSASSINO LIBERATO!</text:p>
          </table:table-cell>
          <table:table-cell table:style-name="ce203" office:value-type="string">
            <office:annotation draw:style-name="gr1" draw:text-style-name="P1" svg:width="1.115in" svg:height="0.6457in" svg:x="11.228in" svg:y="91.9118in" draw:caption-point-x="-0.1591in" draw:caption-point-y="1.2835in">
              <dc:date>2011-09-02T00:00:00</dc:date>
              <text:p text:style-name="P1"><text:span text:style-name="T1">Max 21 chars</text:span></text:p>
            </office:annotation>
            <text:p>NOVO ASSASSINO!</text:p>
          </table:table-cell>
          <table:table-cell table:style-name="ce203" office:value-type="string">
            <text:p>YENİ YOLDAŞ KATILDI!</text:p>
          </table:table-cell>
          <table:table-cell table:style-name="ce203" office:value-type="string">
            <text:p>АССАСИН ОСВОБОЖДЕН!</text:p>
          </table:table-cell>
          <table:table-cell table:style-name="ce203" office:value-type="string">
            <text:p>ASASYN URATOWANY!</text:p>
          </table:table-cell>
          <table:table-cell table:style-name="ce203" office:value-type="string">
            <office:annotation draw:style-name="gr1" draw:text-style-name="P1" svg:width="1.1138in" svg:height="0.6232in" svg:x="17.5594in" svg:y="91.9118in" draw:caption-point-x="-0.1602in" draw:caption-point-y="1.2835in">
              <dc:date>2011-09-02T00:00:00</dc:date>
              <text:p text:style-name="P1"><text:span text:style-name="T1">Max 21 chars</text:span></text:p>
              <text:p text:style-name="P1"><text:span text:style-name="T1"/></text:p>
              <text:p text:style-name="P1"><text:span text:style-name="T24">Translator's comment:</text:span><text:span text:style-name="T25"> Can't be reduced anymore</text:span></text:p>
            </office:annotation>
            <text:p>มือสังหารใหม่เข้าร่วมแล้ว!</text:p>
          </table:table-cell>
          <table:table-cell table:style-name="ce553" office:value-type="string">
            <office:annotation draw:style-name="gr1" draw:text-style-name="P1" svg:width="1.1031in" svg:height="0.6457in" svg:x="19.1264in" svg:y="91.9118in" draw:caption-point-x="-0.1598in" draw:caption-point-y="1.2835in">
              <dc:date>2011-09-02T00:00:00</dc:date>
              <text:p text:style-name="P1"><text:span text:style-name="T1">Max 21 chars</text:span></text:p>
            </office:annotation>
            <text:p>SÁT THỦ MỚI THAM GIA!</text:p>
          </table:table-cell>
          <table:table-cell table:style-name="ce203" table:number-columns-repeated="6"/>
          <table:table-cell table:number-columns-repeated="1006"/>
        </table:table-row>
        <table:table-row table:style-name="ro119">
          <table:table-cell table:style-name="ce194"/>
          <table:table-cell table:style-name="ce203" table:number-columns-repeated="2"/>
          <table:table-cell table:style-name="ce409"/>
          <table:table-cell table:style-name="ce203" table:number-columns-repeated="7"/>
          <table:table-cell table:style-name="ce552"/>
          <table:table-cell table:style-name="ce203" table:number-columns-repeated="6"/>
          <table:table-cell table:number-columns-repeated="1006"/>
        </table:table-row>
        <table:table-row table:style-name="ro45">
          <table:table-cell table:style-name="ce194" office:value-type="string">
            <text:p>LEVEL_CLEARED</text:p>
          </table:table-cell>
          <table:table-cell table:style-name="ce203" office:value-type="string">
            <text:p>LEVEL CLEARED</text:p>
          </table:table-cell>
          <table:table-cell table:style-name="ce203" office:value-type="string">
            <text:p>NIVEAU TERMINÉ</text:p>
          </table:table-cell>
          <table:table-cell table:style-name="ce409" office:value-type="string">
            <text:p>LEVEL BEENDET</text:p>
          </table:table-cell>
          <table:table-cell table:style-name="ce203" office:value-type="string">
            <text:p>NIVEL SUPERADO</text:p>
          </table:table-cell>
          <table:table-cell table:style-name="ce203" office:value-type="string">
            <text:p>LIVELLO COMPLETATO</text:p>
          </table:table-cell>
          <table:table-cell table:style-name="ce203" office:value-type="string">
            <text:p>NÍVEL CONCLUÍDO</text:p>
          </table:table-cell>
          <table:table-cell table:style-name="ce203" office:value-type="string">
            <text:p>BÖLÜM TAMAM</text:p>
          </table:table-cell>
          <table:table-cell table:style-name="ce203" office:value-type="string">
            <text:p>УРОВЕНЬ ПРОЙДЕН</text:p>
          </table:table-cell>
          <table:table-cell table:style-name="ce203" office:value-type="string">
            <text:p>ETAP UKOŃCZONY</text:p>
          </table:table-cell>
          <table:table-cell table:style-name="ce203" office:value-type="string">
            <text:p>เคลียร์เลเวลแล้ว</text:p>
          </table:table-cell>
          <table:table-cell table:style-name="ce552" office:value-type="string">
            <text:p>V.CHƠI HOÀN TẤT</text:p>
          </table:table-cell>
          <table:table-cell table:style-name="ce203" table:number-columns-repeated="6"/>
          <table:table-cell table:number-columns-repeated="1006"/>
        </table:table-row>
        <table:table-row table:style-name="ro45">
          <table:table-cell table:style-name="ce194" office:value-type="string">
            <text:p>ASSASSINS_RESCUED</text:p>
          </table:table-cell>
          <table:table-cell table:style-name="ce203" office:value-type="string">
            <text:p>ASSASSINS RESCUED</text:p>
          </table:table-cell>
          <table:table-cell table:style-name="ce203" office:value-type="string">
            <text:p>ASSASSIN(S) SECOURU(S)</text:p>
          </table:table-cell>
          <table:table-cell table:style-name="ce409" office:value-type="string">
            <text:p>ASSASSINEN BEFREIT</text:p>
          </table:table-cell>
          <table:table-cell table:style-name="ce203" office:value-type="string">
            <text:p>ASESINOS RESCATADOS</text:p>
          </table:table-cell>
          <table:table-cell table:style-name="ce203" office:value-type="string">
            <text:p>ASSASSINI LIBERATI</text:p>
          </table:table-cell>
          <table:table-cell table:style-name="ce203" office:value-type="string">
            <text:p>ASSASSINOS RESGATADOS</text:p>
          </table:table-cell>
          <table:table-cell table:style-name="ce203" office:value-type="string">
            <text:p>KURTARILAN YOLDAŞ</text:p>
          </table:table-cell>
          <table:table-cell table:style-name="ce203" office:value-type="string">
            <text:p>СПАСЕННЫЕ АССАСИНЫ</text:p>
          </table:table-cell>
          <table:table-cell table:style-name="ce203" office:value-type="string">
            <text:p>URATOWANI ASASYNI</text:p>
          </table:table-cell>
          <table:table-cell table:style-name="ce203" office:value-type="string">
            <text:p>ช่วยชีวิตมือสังหาร</text:p>
          </table:table-cell>
          <table:table-cell table:style-name="ce552" office:value-type="string">
            <text:p>SÁT THỦ ĐƯỢC CỨU </text:p>
          </table:table-cell>
          <table:table-cell table:style-name="ce203" table:number-columns-repeated="6"/>
          <table:table-cell table:number-columns-repeated="1006"/>
        </table:table-row>
        <table:table-row table:style-name="ro119">
          <table:table-cell table:style-name="ce194" office:value-type="string">
            <text:p>CLEARED_TIME</text:p>
          </table:table-cell>
          <table:table-cell table:style-name="ce203" office:value-type="string">
            <text:p>TIME</text:p>
          </table:table-cell>
          <table:table-cell table:style-name="ce203" office:value-type="string">
            <text:p>TEMPS</text:p>
          </table:table-cell>
          <table:table-cell table:style-name="ce409" office:value-type="string">
            <text:p>ZEIT</text:p>
          </table:table-cell>
          <table:table-cell table:style-name="ce203" office:value-type="string">
            <text:p>TIEMPO</text:p>
          </table:table-cell>
          <table:table-cell table:number-columns-repeated="2" table:style-name="ce203" office:value-type="string">
            <text:p>TEMPO</text:p>
          </table:table-cell>
          <table:table-cell table:style-name="ce203" office:value-type="string">
            <text:p>SÜRE</text:p>
          </table:table-cell>
          <table:table-cell table:style-name="ce203" office:value-type="string">
            <text:p>ВРЕМЯ</text:p>
          </table:table-cell>
          <table:table-cell table:style-name="ce203" office:value-type="string">
            <text:p>CZAS</text:p>
          </table:table-cell>
          <table:table-cell table:style-name="ce203" office:value-type="string">
            <text:p>เวลา</text:p>
          </table:table-cell>
          <table:table-cell table:style-name="ce552" office:value-type="string">
            <text:p>THỜI GIAN</text:p>
          </table:table-cell>
          <table:table-cell table:style-name="ce203" table:number-columns-repeated="6"/>
          <table:table-cell table:number-columns-repeated="1006"/>
        </table:table-row>
        <table:table-row table:style-name="ro157">
          <table:table-cell table:style-name="ce194" office:value-type="string">
            <text:p>END_STORY</text:p>
          </table:table-cell>
          <table:table-cell table:style-name="ce384" office:value-type="string">
            <text:p>After defeating Prince Ahmet, Ezio Auditore da Firenze entered the Library of the Assassins, sealed for two and a half centuries from living eyes... And there he learned the secrets that Altaïr had given his life to protect.</text:p>
            <text:p/>
            <text:p>What secrets, you ask?</text:p>
            <text:p/>
            <text:p>Ah, but that question is a story of its own... </text:p>
            <text:p/>
            <text:p>And will be told another time...</text:p>
            <text:p/>
            <text:p/>
            <text:p/>
            <text:p/>
            <text:p/>
            <text:p/>
            <text:p/>
            <text:p/>
            <text:p/>
            <text:p/>
            <text:p/>
            <text:p/>
            <text:p/>
            <text:p>FIN</text:p>
          </table:table-cell>
          <table:table-cell table:style-name="ce374" office:value-type="string">
            <text:p>Après avoir vaincu le prince Ahmet, Ezio Auditore da Firenze entre dans la Bibliothèque des Assassins, restée fermée pendant 250 ans... Là, il découvre les secrets pour lesquels <text:span text:style-name="T22">Altair</text:span><text:span text:style-name="T32"> a payé de sa vie.</text:span></text:p>
            <text:p><text:span text:style-name="T32"/></text:p>
            <text:p><text:span text:style-name="T32">Tu veux savoir quels </text:span><text:span text:style-name="T32">sont ces secrets ?</text:span></text:p>
            <text:p><text:span text:style-name="T32"/></text:p>
            <text:p><text:span text:style-name="T32">Ah, mais cette question </text:span><text:span text:style-name="T32">est une autre histoire...</text:span></text:p>
            <text:p><text:span text:style-name="T32"/></text:p>
            <text:p><text:span text:style-name="T32">Et un jour, tu auras la </text:span><text:span text:style-name="T32">réponse...</text:span></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text:p>
            <text:p><text:span text:style-name="T32">FIN</text:span></text:p>
          </table:table-cell>
          <table:table-cell table:style-name="ce429" office:value-type="string">
            <text:p>Nach dem Sieg über Prinz Ahmet betrat Ezio Auditore da Firenze die Bibliothek der Assassinen, die zweieinhalb Jahrhunderte lang vor neugierigen Blicken verborgen gewesen war... und erfuhr von den Geheimnissen, für deren Bewahrung Altaïr sein Leben gegeben hatte.</text:p>
            <text:p/>
            <text:p>Du willst wissen, welche Geheimnisse?</text:p>
            <text:p/>
            <text:p>Ah, diese Frage ist eine Geschichte für sich...</text:p>
            <text:p/>
            <text:p>und wird ein andermal erzählt werden...</text:p>
            <text:p/>
            <text:p/>
            <text:p/>
            <text:p/>
            <text:p/>
            <text:p/>
            <text:p/>
            <text:p/>
            <text:p/>
            <text:p/>
            <text:p/>
            <text:p/>
            <text:p/>
            <text:p>FIN</text:p>
          </table:table-cell>
          <table:table-cell table:style-name="ce374" office:value-type="string">
            <text:p>Tras vencer al príncipe Ahmet, Ezio Auditore da Firenza entró en la biblioteca de los Asesinos, que había permanecido sellada durante dos siglos y medio... Allí pudo ver los secretos por los que Altaïr había sacrificado su vida.</text:p>
            <text:p/>
            <text:p>¿Y qué secretos son esos, os preguntaréis?</text:p>
            <text:p/>
            <text:p>Esa pregunta es una historia en sí misma...</text:p>
            <text:p/>
            <text:p>A la que daré respuesta en otra ocasión...</text:p>
            <text:p/>
            <text:p/>
            <text:p/>
            <text:p/>
            <text:p/>
            <text:p/>
            <text:p/>
            <text:p/>
            <text:p/>
            <text:p/>
            <text:p/>
            <text:p/>
            <text:p/>
            <text:p>FIN</text:p>
          </table:table-cell>
          <table:table-cell table:style-name="ce374" office:value-type="string">
            <text:p>Dopo aver sconfitto il principe Ahmet, Ezio Auditore da Firenze entra nella Biblioteca degli Assassini, nascosta agli occhi di tutti per due secoli e mezzo... Qui apprende i segreti che Altaïr aveva dato la vita per proteggere.</text:p>
            <text:p/>
            <text:p>Quali segreti?</text:p>
            <text:p/>
            <text:p>La risposta a questa domanda è una storia differente...</text:p>
            <text:p/>
            <text:p>Che racconteremo in futuro...</text:p>
            <text:p/>
            <text:p/>
            <text:p/>
            <text:p/>
            <text:p/>
            <text:p/>
            <text:p/>
            <text:p/>
            <text:p/>
            <text:p/>
            <text:p/>
            <text:p/>
            <text:p/>
            <text:p>FINE</text:p>
          </table:table-cell>
          <table:table-cell table:style-name="ce374" office:value-type="string">
            <text:p>Após derrotar o príncipe Ahmet, Ezio Auditore da Firenze entra na biblioteca dos Assassinos, privada aos olhos humanos há dois séculos e meio. Lá ele aprendeu os segredos que Altaïr deu a vida para proteger.</text:p>
            <text:p/>
            <text:p>"Que segredos?", você se pergunta.</text:p>
            <text:p/>
            <text:p>Ah, mas esta pergunta é uma outra história... </text:p>
            <text:p/>
            <text:p>Que será contada em outra ocasião...</text:p>
            <text:p/>
            <text:p/>
            <text:p/>
            <text:p/>
            <text:p/>
            <text:p/>
            <text:p/>
            <text:p/>
            <text:p/>
            <text:p/>
            <text:p/>
            <text:p/>
            <text:p/>
            <text:p>FIM</text:p>
          </table:table-cell>
          <table:table-cell table:style-name="ce374" office:value-type="string">
            <text:p>Vezir Ahmet'i alt eden Ezio Auditore da Firenze, Haşhaşi Kütüphanesi'ne girip orayı iki buçuk asır boyunca gözlerden ırak kalacak şekilde mühürler... Ve orada Altaïr'in korumak uğruna hayatını verdiği sırları öğrenir.</text:p>
            <text:p/>
            <text:p>Hangi sırlar mı?</text:p>
            <text:p/>
            <text:p>O sorunun cevabı apayrı bir hikaye...</text:p>
            <text:p/>
            <text:p>Ve başka bir zaman anlatılacak...</text:p>
            <text:p/>
            <text:p/>
            <text:p/>
            <text:p/>
            <text:p/>
            <text:p/>
            <text:p/>
            <text:p/>
            <text:p/>
            <text:p/>
            <text:p/>
            <text:p/>
            <text:p/>
            <text:p>SON</text:p>
          </table:table-cell>
          <table:table-cell table:style-name="ce374" office:value-type="string">
            <text:p>Одержав победу над принцем Ахметом, Эцио Аудиторе да Фиренце входит в Библиотеку Ассасинов, которая была скрыта от посторонних глаз два с половиной столетия... И познает там тайны, защищая которые, Альтаир отдал жизнь.</text:p>
            <text:p/>
            <text:p>Вы спросите, что за тайны?</text:p>
            <text:p/>
            <text:p>Но это уже совсем другая история...</text:p>
            <text:p/>
            <text:p>Которую расскажут в другой раз...</text:p>
            <text:p/>
            <text:p/>
            <text:p/>
            <text:p/>
            <text:p/>
            <text:p/>
            <text:p/>
            <text:p/>
            <text:p/>
            <text:p/>
            <text:p/>
            <text:p/>
            <text:p/>
            <text:p>КОНЕЦ</text:p>
          </table:table-cell>
          <table:table-cell table:style-name="ce374" office:value-type="string">
            <text:p>Po pokonaniu księcia Ahmeta, Ezio Auditore da Firenze wchodzi do biblioteki asasynów, nie oglądanej przez nikogo od ponad dwustu lat... Tu poznaje sekrety, za które oddał swe życie Altaïr.</text:p>
            <text:p/>
            <text:p>Pytacie, jakie sekrety?</text:p>
            <text:p/>
            <text:p>Odpowiedź na to pytanie to zupełnie inna historia...</text:p>
            <text:p/>
            <text:p>Którą opowiemy kiedy indziej...</text:p>
            <text:p/>
            <text:p/>
            <text:p/>
            <text:p/>
            <text:p/>
            <text:p/>
            <text:p/>
            <text:p/>
            <text:p/>
            <text:p/>
            <text:p/>
            <text:p/>
            <text:p/>
            <text:p>KONIEC</text:p>
          </table:table-cell>
          <table:table-cell table:style-name="ce374" office:value-type="string">
            <text:p>หลังจาก|กำจัด|เจ้าชาย|อาห์เม็ท |เอซิโอ ออดิทอเร่|แห่ง|ฟิเรนเซ่|ก็ได้|เข้าไป|ใน|หอสมุด|แห่ง|มือสังหาร |และ|ปิดผนึก|หอสมุด|นั้น|ไม่ให้|ผู้ใด|ได้|พบ|อีก|เป็น|เวลา|ถึง|สอง|ศตวรรษ|ครึ่ง... |และ|ที่นั่น|เอซิโอ|ก็ได้|รู้ถึง|ความลับ|ที่|อัลเทเอีย|ยอม|แลกชีวิต|เพื่อ|ปกป้อง</text:p>
            <text:p/>
            <text:p>สงสัย|ว่า|ความลับ|นั้น|คือ|อะไร|งั้นหรือ?</text:p>
            <text:p/>
            <text:p>คำถาม|นั้น|ก็|เป็น|อีกหนึ่ง|เรื่องราว|เช่นกัน... </text:p>
            <text:p/>
            <text:p>และ|จะ|ถูกเล่า|ใน|คราว|ต่อไป...</text:p>
            <text:p/>
            <text:p/>
            <text:p/>
            <text:p/>
            <text:p/>
            <text:p/>
            <text:p/>
            <text:p/>
            <text:p/>
            <text:p/>
            <text:p/>
            <text:p>จบ</text:p>
            <text:p/>
            <text:p/>
            <text:p>FIN</text:p>
          </table:table-cell>
          <table:table-cell table:style-name="ce554" office:value-type="string">
            <text:p>Sau khi đánh bại hoàng tử Ahmet, Ezio Auditore da Firenze đã đi vô Tàng kinh các của Giáo phái Sát thủ đã bị phong ấn khoảng hai thế kỷ rưỡi dưới sự chứng kiến của người trần mắt thịt... Và ở nơi đó anh ta đã khám phá ra những bí mật mà Altaïr đã phải đánh đổi bằng chính mạng sống của mình để bảo mật nó.</text:p>
            <text:p/>
            <text:p>Bí mật gì thế, bạn đang tự hỏi phải không?</text:p>
            <text:p/>
            <text:p>À, nhưng câu hỏi đó là cả một câu chuyện đằng sau nó... </text:p>
            <text:p/>
            <text:p>Và sẽ được bật mí vào lúc nào đó...</text:p>
            <text:p/>
            <text:p/>
            <text:p/>
            <text:p/>
            <text:p/>
            <text:p/>
            <text:p/>
            <text:p/>
            <text:p/>
            <text:p/>
            <text:p/>
            <text:p/>
            <text:p/>
            <text:p>KẾT THÚC</text:p>
          </table:table-cell>
          <table:table-cell table:style-name="ce203" table:number-columns-repeated="6"/>
          <table:table-cell table:number-columns-repeated="1006"/>
        </table:table-row>
        <table:table-row table:style-name="ro158">
          <table:table-cell table:style-name="ce194" office:value-type="string">
            <text:p>TEAMMATE_UPGRADE</text:p>
          </table:table-cell>
          <table:table-cell table:style-name="ce203" office:value-type="string">
            <text:p>06 Your teammate has leveled up!</text:p>
          </table:table-cell>
          <table:table-cell table:style-name="ce203" office:value-type="string">
            <text:p>06 Ton compagnon est passé au niveau supérieur !</text:p>
          </table:table-cell>
          <table:table-cell table:style-name="ce409" office:value-type="string">
            <text:p>06 Dein Gefährte ist einen Level aufgestiegen!</text:p>
          </table:table-cell>
          <table:table-cell table:style-name="ce203" office:value-type="string">
            <text:p>06 ¡Tu compañero de equipo ha subido de nivel!</text:p>
          </table:table-cell>
          <table:table-cell table:style-name="ce203" office:value-type="string">
            <text:p>06 Il tuo compagno di squadra è salito di livello!</text:p>
          </table:table-cell>
          <table:table-cell table:style-name="ce203" office:value-type="string">
            <text:p>06 Seu companheiro de equipe subiu um nível!</text:p>
          </table:table-cell>
          <table:table-cell table:style-name="ce203" office:value-type="string">
            <text:p>06Yoldaşın seviye atladı!</text:p>
          </table:table-cell>
          <table:table-cell table:style-name="ce203" office:value-type="string">
            <text:p>06 Соратник зарабатывает новый уровень!</text:p>
          </table:table-cell>
          <table:table-cell table:style-name="ce203" office:value-type="string">
            <text:p>06 Towarzysz zdobywa nowy poziom!</text:p>
          </table:table-cell>
          <table:table-cell table:style-name="ce203" office:value-type="string">
            <text:p>06 เพื่อนร่วมทีม|ของคุณ|ได้|ถูก|อัพเลเวล|แล้ว!</text:p>
          </table:table-cell>
          <table:table-cell table:style-name="ce555" office:value-type="string">
            <text:p>06 Người anh em của bạn đã lên cấp độ!</text:p>
          </table:table-cell>
          <table:table-cell table:style-name="ce203" table:number-columns-repeated="6"/>
          <table:table-cell table:number-columns-repeated="1006"/>
        </table:table-row>
        <table:table-row table:style-name="ro159">
          <table:table-cell table:style-name="ce195" office:value-type="string">
            <text:p>GAMELOFT_LIVE_SHORT</text:p>
          </table:table-cell>
          <table:table-cell table:number-columns-repeated="2" table:style-name="ce385" office:value-type="string">
            <text:p>GAMELOFT LIVE!</text:p>
          </table:table-cell>
          <table:table-cell table:style-name="ce438" office:value-type="string">
            <text:p>GAMELOFT LIVE!</text:p>
          </table:table-cell>
          <table:table-cell table:number-columns-repeated="6" table:style-name="ce385" office:value-type="string">
            <text:p>GAMELOFT LIVE!</text:p>
          </table:table-cell>
          <table:table-cell table:number-columns-repeated="2" table:style-name="ce516" office:value-type="string">
            <text:p>GAMELOFT LIVE!</text:p>
          </table:table-cell>
          <table:table-cell table:style-name="ce203" table:number-columns-repeated="6"/>
          <table:table-cell table:number-columns-repeated="1006"/>
        </table:table-row>
        <table:table-row table:style-name="ro120">
          <table:table-cell table:style-name="ce195" office:value-type="string">
            <text:p>FREE_CHAT</text:p>
          </table:table-cell>
          <table:table-cell table:style-name="ce386" office:value-type="string">
            <text:p>FREE CHAT!</text:p>
          </table:table-cell>
          <table:table-cell table:style-name="ce365" office:value-type="string">
            <text:p>CHAT GRATUIT !</text:p>
          </table:table-cell>
          <table:table-cell table:style-name="ce418" office:value-type="string">
            <text:p>GRATIS-CHAT!</text:p>
          </table:table-cell>
          <table:table-cell table:style-name="ce446" office:value-type="string">
            <text:p>¡CHAT GRATIS!</text:p>
          </table:table-cell>
          <table:table-cell table:style-name="ce204" office:value-type="string">
            <text:p>CHAT GRATIS!</text:p>
          </table:table-cell>
          <table:table-cell table:style-name="ce365" office:value-type="string">
            <text:p>CHAT GRÁTIS!</text:p>
          </table:table-cell>
          <table:table-cell table:style-name="ce365" office:value-type="string">
            <text:p>ÜCRETSİZ SOHBET!</text:p>
          </table:table-cell>
          <table:table-cell table:style-name="ce502" office:value-type="string">
            <text:p>БЕСПЛАТНЫЙ ЧАТ!</text:p>
          </table:table-cell>
          <table:table-cell table:style-name="ce378" office:value-type="string">
            <text:p>DARMOWY CZAT!</text:p>
          </table:table-cell>
          <table:table-cell table:style-name="ce507" office:value-type="string">
            <text:p>แชทฟรี!</text:p>
          </table:table-cell>
          <table:table-cell table:style-name="ce556" office:value-type="string">
            <text:p>TÁN GẪU MIỄN PHÍ!</text:p>
          </table:table-cell>
          <table:table-cell table:style-name="ce204"/>
          <table:table-cell table:style-name="ce372" table:number-columns-repeated="5"/>
          <table:table-cell table:number-columns-repeated="1006"/>
        </table:table-row>
        <table:table-row table:style-name="ro120">
          <table:table-cell table:style-name="ce195" office:value-type="string">
            <text:p>VIP_ZONE</text:p>
          </table:table-cell>
          <table:table-cell table:style-name="ce386" office:value-type="string">
            <text:p>VIP ZONE</text:p>
          </table:table-cell>
          <table:table-cell table:style-name="ce386" office:value-type="string">
            <text:p>ZONE VIP</text:p>
          </table:table-cell>
          <table:table-cell table:style-name="ce439" office:value-type="string">
            <text:p>VIP-BEREICH</text:p>
          </table:table-cell>
          <table:table-cell table:number-columns-repeated="2" table:style-name="ce386" office:value-type="string">
            <text:p>ZONA VIP</text:p>
          </table:table-cell>
          <table:table-cell table:style-name="ce386" office:value-type="string">
            <text:p>ÁREA VIP</text:p>
          </table:table-cell>
          <table:table-cell table:style-name="ce386" office:value-type="string">
            <text:p>VIP BÖLGESİ</text:p>
          </table:table-cell>
          <table:table-cell table:style-name="ce386" office:value-type="string">
            <text:p>VIP-ЗОНА</text:p>
          </table:table-cell>
          <table:table-cell table:style-name="ce386" office:value-type="string">
            <text:p>STREFA VIP</text:p>
          </table:table-cell>
          <table:table-cell table:style-name="ce507" office:value-type="string">
            <text:p>โซน VIP</text:p>
          </table:table-cell>
          <table:table-cell table:style-name="ce527" office:value-type="string">
            <text:p>KHU VỰC VIP</text:p>
          </table:table-cell>
          <table:table-cell table:style-name="ce204"/>
          <table:table-cell table:style-name="ce372" table:number-columns-repeated="5"/>
          <table:table-cell table:number-columns-repeated="1006"/>
        </table:table-row>
        <table:table-row table:style-name="ro119">
          <table:table-cell table:style-name="ce194" office:value-type="string">
            <text:p>TUTORIAL</text:p>
          </table:table-cell>
          <table:table-cell table:style-name="ce203" office:value-type="string">
            <text:p>TUTORIAL</text:p>
          </table:table-cell>
          <table:table-cell table:style-name="ce203" office:value-type="string">
            <text:p>TUTORIEL</text:p>
          </table:table-cell>
          <table:table-cell table:style-name="ce409" office:value-type="string">
            <text:p>TUTORIAL</text:p>
          </table:table-cell>
          <table:table-cell table:number-columns-repeated="3" table:style-name="ce203" office:value-type="string">
            <text:p>TUTORIAL</text:p>
          </table:table-cell>
          <table:table-cell table:style-name="ce203" office:value-type="string">
            <text:p>ÖĞRETİCİ</text:p>
          </table:table-cell>
          <table:table-cell table:style-name="ce203" office:value-type="string">
            <text:p>ОБУЧЕНИЕ</text:p>
          </table:table-cell>
          <table:table-cell table:style-name="ce203" office:value-type="string">
            <text:p>SAMOUCZEK</text:p>
          </table:table-cell>
          <table:table-cell table:style-name="ce203" office:value-type="string">
            <text:p>การสอนเล่นเกม</text:p>
          </table:table-cell>
          <table:table-cell table:style-name="ce203" office:value-type="string">
            <text:p>HƯỚNG DẪN</text:p>
          </table:table-cell>
          <table:table-cell table:style-name="ce203" table:number-columns-repeated="6"/>
          <table:table-cell table:number-columns-repeated="1006"/>
        </table:table-row>
        <table:table-row table:style-name="ro45">
          <table:table-cell table:style-name="ce194" office:value-type="string">
            <text:p>CONGRATULATIONS_LEVEL_UP</text:p>
          </table:table-cell>
          <table:table-cell table:style-name="ce203" office:value-type="string">
            <text:p>CONGRATULATIONS</text:p>
          </table:table-cell>
          <table:table-cell table:style-name="ce203" office:value-type="string">
            <text:p>FÉLICITATIONS</text:p>
          </table:table-cell>
          <table:table-cell table:style-name="ce409" office:value-type="string">
            <text:p>GLÜCKWUNSCH!</text:p>
          </table:table-cell>
          <table:table-cell table:style-name="ce203" office:value-type="string">
            <text:p>ENHORABUENA</text:p>
          </table:table-cell>
          <table:table-cell table:style-name="ce203" office:value-type="string">
            <text:p>COMPLIMENTI</text:p>
          </table:table-cell>
          <table:table-cell table:style-name="ce203" office:value-type="string">
            <text:p>PARABÉNS</text:p>
          </table:table-cell>
          <table:table-cell table:style-name="ce203" office:value-type="string">
            <text:p>TEBRİKLER</text:p>
          </table:table-cell>
          <table:table-cell table:style-name="ce203" office:value-type="string">
            <text:p>ПОЗДРАВЛЯЕМ</text:p>
          </table:table-cell>
          <table:table-cell table:style-name="ce203" office:value-type="string">
            <text:p>GRATULACJE</text:p>
          </table:table-cell>
          <table:table-cell table:style-name="ce203" office:value-type="string">
            <text:p>ยินดีด้วย</text:p>
          </table:table-cell>
          <table:table-cell table:style-name="ce203" office:value-type="string">
            <text:p>CHÚC MỪNG</text:p>
          </table:table-cell>
          <table:table-cell table:style-name="ce203" table:number-columns-repeated="6"/>
          <table:table-cell table:number-columns-repeated="1006"/>
        </table:table-row>
        <table:table-row table:style-name="ro57">
          <table:table-cell table:style-name="ce200" office:value-type="string">
            <text:p>MUSIC_SFX</text:p>
          </table:table-cell>
          <table:table-cell table:style-name="ce381" office:value-type="string">
            <text:p>MUSIC + SFX <text:span text:style-name="T34"> </text:span></text:p>
          </table:table-cell>
          <table:table-cell table:style-name="ce381" office:value-type="string">
            <text:p>MUSIC + SFX <text:span text:style-name="T34"> </text:span></text:p>
          </table:table-cell>
          <table:table-cell table:style-name="ce421" office:value-type="string">
            <text:p>MUSIK + EFFEKTE</text:p>
          </table:table-cell>
          <table:table-cell table:style-name="ce381" office:value-type="string">
            <text:p>MÚSICA + EFECTOS</text:p>
          </table:table-cell>
          <table:table-cell table:style-name="ce381" office:value-type="string">
            <text:p>MUSICA E EFFETTI</text:p>
          </table:table-cell>
          <table:table-cell table:style-name="ce381" office:value-type="string">
            <text:p>MÚSICA + EFEITOS <text:span text:style-name="T34"> </text:span></text:p>
          </table:table-cell>
          <table:table-cell table:style-name="ce461" office:value-type="string">
            <text:p>MÜZİK + EFKT</text:p>
          </table:table-cell>
          <table:table-cell table:style-name="ce381" office:value-type="string">
            <text:p>МУЗЫКА + ЭФФЕКТЫ</text:p>
          </table:table-cell>
          <table:table-cell table:style-name="ce381" office:value-type="string">
            <text:p>MUZYKA + EFEKTY</text:p>
          </table:table-cell>
          <table:table-cell table:style-name="ce513" office:value-type="string">
            <text:p>ดนตรี+SFX <text:span text:style-name="T36"> </text:span></text:p>
          </table:table-cell>
          <table:table-cell table:style-name="ce513" office:value-type="string">
            <office:annotation draw:style-name="gr1" draw:text-style-name="P1" svg:width="1.1244in" svg:height="0.6866in" svg:x="19.1264in" svg:y="101.2134in" draw:caption-point-x="-0.1598in" draw:caption-point-y="1.2831in">
              <dc:date>2011-09-02T00:00:00</dc:date>
              <text:p text:style-name="P1"><text:span text:style-name="T1">Max 10 chars, less the better. Refer to bug </text:span><text:span text:style-name="T26">4417343</text:span></text:p>
            </office:annotation>
            <text:p>NHẠC + SFX</text:p>
          </table:table-cell>
          <table:table-cell table:style-name="ce203" table:number-columns-repeated="6"/>
          <table:table-cell table:number-columns-repeated="1006"/>
        </table:table-row>
        <table:table-row table:style-name="ro119">
          <table:table-cell table:style-name="ce194"/>
          <table:table-cell table:style-name="ce203" office:value-type="string">
            <text:p>RUN</text:p>
          </table:table-cell>
          <table:table-cell table:style-name="ce203" office:value-type="string">
            <text:p>COURS</text:p>
          </table:table-cell>
          <table:table-cell table:style-name="ce409" office:value-type="string">
            <text:p>RENNEN</text:p>
          </table:table-cell>
          <table:table-cell table:style-name="ce203" office:value-type="string">
            <text:p>CORRER</text:p>
          </table:table-cell>
          <table:table-cell table:style-name="ce203" office:value-type="string">
            <text:p>CORRI</text:p>
          </table:table-cell>
          <table:table-cell table:style-name="ce203" office:value-type="string">
            <text:p>CORRA</text:p>
          </table:table-cell>
          <table:table-cell table:style-name="ce203" office:value-type="string">
            <text:p>KOŞ</text:p>
          </table:table-cell>
          <table:table-cell table:style-name="ce203" office:value-type="string">
            <text:p>БЕГ</text:p>
          </table:table-cell>
          <table:table-cell table:style-name="ce203" office:value-type="string">
            <text:p>BIEGNIJ</text:p>
          </table:table-cell>
          <table:table-cell table:style-name="ce203" office:value-type="string">
            <text:p>วิ่ง</text:p>
          </table:table-cell>
          <table:table-cell table:style-name="ce203" office:value-type="string">
            <text:p>CHẠY</text:p>
          </table:table-cell>
          <table:table-cell table:style-name="ce203" table:number-columns-repeated="6"/>
          <table:table-cell table:number-columns-repeated="1006"/>
        </table:table-row>
        <table:table-row table:style-name="ro119">
          <table:table-cell table:style-name="ce194"/>
          <table:table-cell table:style-name="ce203" office:value-type="string">
            <text:p>UP</text:p>
          </table:table-cell>
          <table:table-cell table:style-name="ce203" office:value-type="string">
            <text:p>EN HAUT !</text:p>
          </table:table-cell>
          <table:table-cell table:style-name="ce409" office:value-type="string">
            <text:p>HOCH</text:p>
          </table:table-cell>
          <table:table-cell table:style-name="ce203" office:value-type="string">
            <text:p>ARRIBA</text:p>
          </table:table-cell>
          <table:table-cell table:style-name="ce203" office:value-type="string">
            <text:p>SU</text:p>
          </table:table-cell>
          <table:table-cell table:style-name="ce203" office:value-type="string">
            <text:p>PRA CIMA</text:p>
          </table:table-cell>
          <table:table-cell table:style-name="ce203" office:value-type="string">
            <text:p>YUKARI</text:p>
          </table:table-cell>
          <table:table-cell table:style-name="ce203" office:value-type="string">
            <text:p>ВВЕРХ</text:p>
          </table:table-cell>
          <table:table-cell table:style-name="ce203" office:value-type="string">
            <text:p>W GÓRĘ</text:p>
          </table:table-cell>
          <table:table-cell table:style-name="ce203" office:value-type="string">
            <text:p>ขึ้น</text:p>
          </table:table-cell>
          <table:table-cell table:style-name="ce203" office:value-type="string">
            <text:p>LÊN</text:p>
          </table:table-cell>
          <table:table-cell table:style-name="ce203" table:number-columns-repeated="6"/>
          <table:table-cell table:number-columns-repeated="1006"/>
        </table:table-row>
        <table:table-row table:style-name="ro119">
          <table:table-cell table:style-name="ce194"/>
          <table:table-cell table:style-name="ce203" office:value-type="string">
            <text:p>JUMP</text:p>
          </table:table-cell>
          <table:table-cell table:style-name="ce203" office:value-type="string">
            <text:p>SAUTE</text:p>
          </table:table-cell>
          <table:table-cell table:style-name="ce409" office:value-type="string">
            <text:p>SPRINGEN</text:p>
          </table:table-cell>
          <table:table-cell table:style-name="ce203" office:value-type="string">
            <text:p>SALTAR</text:p>
          </table:table-cell>
          <table:table-cell table:style-name="ce203" office:value-type="string">
            <text:p>SALTA</text:p>
          </table:table-cell>
          <table:table-cell table:style-name="ce203" office:value-type="string">
            <text:p>PULE</text:p>
          </table:table-cell>
          <table:table-cell table:style-name="ce203" office:value-type="string">
            <text:p>ATLA</text:p>
          </table:table-cell>
          <table:table-cell table:style-name="ce203" office:value-type="string">
            <text:p>ПРЫЖОК</text:p>
          </table:table-cell>
          <table:table-cell table:style-name="ce203" office:value-type="string">
            <text:p>SKACZ</text:p>
          </table:table-cell>
          <table:table-cell table:style-name="ce203" office:value-type="string">
            <text:p>กระโดด</text:p>
          </table:table-cell>
          <table:table-cell table:style-name="ce203" office:value-type="string">
            <text:p>NHẢY</text:p>
          </table:table-cell>
          <table:table-cell table:style-name="ce203" table:number-columns-repeated="6"/>
          <table:table-cell table:number-columns-repeated="1006"/>
        </table:table-row>
        <table:table-row table:style-name="ro45">
          <table:table-cell table:style-name="ce194"/>
          <table:table-cell table:style-name="ce203" office:value-type="string">
            <text:p>END THIS!</text:p>
          </table:table-cell>
          <table:table-cell table:style-name="ce203" office:value-type="string">
            <text:p>TUE-LE !</text:p>
          </table:table-cell>
          <table:table-cell table:style-name="ce409" office:value-type="string">
            <text:p>BEENDE ES!</text:p>
          </table:table-cell>
          <table:table-cell table:style-name="ce203" office:value-type="string">
            <text:p>¡ACABA CON ESTO!</text:p>
          </table:table-cell>
          <table:table-cell table:style-name="ce203" office:value-type="string">
            <text:p>FINISCILO!</text:p>
          </table:table-cell>
          <table:table-cell table:style-name="ce203" office:value-type="string">
            <text:p>ACABE COM ISSO!</text:p>
          </table:table-cell>
          <table:table-cell table:style-name="ce203" office:value-type="string">
            <text:p>BİTİR ŞU İŞİ!</text:p>
          </table:table-cell>
          <table:table-cell table:style-name="ce203" office:value-type="string">
            <text:p>ПОКОНЧИ С ЭТИМ!</text:p>
          </table:table-cell>
          <table:table-cell table:style-name="ce203" office:value-type="string">
            <text:p>SKOŃCZ TO!</text:p>
          </table:table-cell>
          <table:table-cell table:style-name="ce203" office:value-type="string">
            <text:p>จบมันซะ!</text:p>
          </table:table-cell>
          <table:table-cell table:style-name="ce203" office:value-type="string">
            <text:p>HÃY KẾT THÚC VỤ NÀY!</text:p>
          </table:table-cell>
          <table:table-cell table:style-name="ce203" table:number-columns-repeated="6"/>
          <table:table-cell table:number-columns-repeated="1006"/>
        </table:table-row>
        <table:table-row table:style-name="ro119">
          <table:table-cell table:style-name="ce194"/>
          <table:table-cell table:style-name="ce203" office:value-type="string">
            <text:p>HELP!</text:p>
          </table:table-cell>
          <table:table-cell table:style-name="ce203" office:value-type="string">
            <text:p>À L'AIDE !</text:p>
          </table:table-cell>
          <table:table-cell table:style-name="ce409" office:value-type="string">
            <text:p>HILFE!</text:p>
          </table:table-cell>
          <table:table-cell table:style-name="ce203" office:value-type="string">
            <text:p>AYUDA</text:p>
          </table:table-cell>
          <table:table-cell table:style-name="ce203" office:value-type="string">
            <text:p>AIUTO!</text:p>
          </table:table-cell>
          <table:table-cell table:style-name="ce203" office:value-type="string">
            <text:p>SOCORRO!</text:p>
          </table:table-cell>
          <table:table-cell table:style-name="ce203" office:value-type="string">
            <text:p>İMDAT!</text:p>
          </table:table-cell>
          <table:table-cell table:style-name="ce203" office:value-type="string">
            <text:p>ПОМОГИТЕ!</text:p>
          </table:table-cell>
          <table:table-cell table:style-name="ce203" office:value-type="string">
            <text:p>POMOCY!</text:p>
          </table:table-cell>
          <table:table-cell table:style-name="ce203" office:value-type="string">
            <text:p>ช่วยด้วย!</text:p>
          </table:table-cell>
          <table:table-cell table:style-name="ce203" office:value-type="string">
            <text:p>CỨU!</text:p>
          </table:table-cell>
          <table:table-cell table:style-name="ce203" table:number-columns-repeated="6"/>
          <table:table-cell table:number-columns-repeated="1006"/>
        </table:table-row>
        <table:table-row table:style-name="ro119">
          <table:table-cell table:style-name="ce194" office:value-type="string">
            <text:p>SFX</text:p>
          </table:table-cell>
          <table:table-cell table:number-columns-repeated="2" table:style-name="ce203" office:value-type="string">
            <text:p>SFX</text:p>
          </table:table-cell>
          <table:table-cell table:style-name="ce409" office:value-type="string">
            <text:p>EFFEKTE</text:p>
          </table:table-cell>
          <table:table-cell table:style-name="ce203" office:value-type="string">
            <text:p>EFECTOS</text:p>
          </table:table-cell>
          <table:table-cell table:style-name="ce203" office:value-type="string">
            <text:p>EFFETTI</text:p>
          </table:table-cell>
          <table:table-cell table:style-name="ce203" office:value-type="string">
            <text:p>EFEITOS</text:p>
          </table:table-cell>
          <table:table-cell table:style-name="ce203" office:value-type="string">
            <text:p>EFKT</text:p>
          </table:table-cell>
          <table:table-cell table:style-name="ce203" office:value-type="string">
            <text:p>ЭФФЕКТЫ</text:p>
          </table:table-cell>
          <table:table-cell table:style-name="ce203" office:value-type="string">
            <text:p>EFEKTY</text:p>
          </table:table-cell>
          <table:table-cell table:style-name="ce203" office:value-type="string">
            <text:p>SFX</text:p>
          </table:table-cell>
          <table:table-cell table:style-name="ce203" office:value-type="string">
            <office:annotation draw:style-name="gr1" draw:text-style-name="P1" svg:width="1.1244in" svg:height="0.7028in" svg:x="19.1264in" svg:y="102.8311in" draw:caption-point-x="-0.1598in" draw:caption-point-y="1.2913in">
              <dc:date>2011-09-02T00:00:00</dc:date>
              <text:p text:style-name="P1"><text:span text:style-name="T1">Max 10 chars</text:span></text:p>
            </office:annotation>
            <text:p>SFX</text:p>
          </table:table-cell>
          <table:table-cell table:style-name="ce203" table:number-columns-repeated="6"/>
          <table:table-cell table:number-columns-repeated="1006"/>
        </table:table-row>
        <table:table-row table:style-name="ro119" table:number-rows-repeated="2">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60">
          <table:table-cell table:style-name="ce194" office:value-type="string">
            <text:p>UBI_LOG0</text:p>
          </table:table-cell>
          <table:table-cell table:style-name="ce381" office:value-type="string">
            <text:p>ALSO AVAILABLE ON PLAYSTATION®3 AND XBOX 360™</text:p>
            <text:p><text:span text:style-name="T35">WWW.ASSASSINSCRE</text:span><text:span text:style-name="T35">ED.COM</text:span></text:p>
          </table:table-cell>
          <table:table-cell table:style-name="ce381" office:value-type="string">
            <text:p>ÉGALEMENT DISPONIBLE SUR PLAYSTATION®3 ET XBOX 360™</text:p>
            <text:p><text:span text:style-name="T35">WWW.ASSASSINSCRE</text:span><text:span text:style-name="T35">ED.COM</text:span></text:p>
          </table:table-cell>
          <table:table-cell table:style-name="ce421" office:value-type="string">
            <text:p>AUCH FÜR PLAYSTATION®3 UND XBOX 360™ VERFÜGBAR</text:p>
            <text:p><text:span text:style-name="T35">WWW.ASSASSINSCRE</text:span><text:span text:style-name="T35">ED.COM</text:span></text:p>
          </table:table-cell>
          <table:table-cell table:style-name="ce381" office:value-type="string">
            <text:p>TAMBIÉN DISPONIBLE PARA PLAYSTATION®3 Y XBOX 360™</text:p>
            <text:p><text:span text:style-name="T35">WWW.ASSASSINSCRE</text:span><text:span text:style-name="T35">ED.COM</text:span></text:p>
          </table:table-cell>
          <table:table-cell table:style-name="ce381" office:value-type="string">
            <text:p>DISPONIBILE ANCHE PER PLAYSTATION®3 E XBOX 360™</text:p>
            <text:p><text:span text:style-name="T35">WWW.ASSASSINSCRE</text:span><text:span text:style-name="T35">ED.COM</text:span></text:p>
          </table:table-cell>
          <table:table-cell table:style-name="ce381" office:value-type="string">
            <text:p>TAMBÉM DISPONÍVEL PARA PLAYSTATION®3 E XBOX 360™</text:p>
            <text:p><text:span text:style-name="T35">WWW.ASSASSINSCRE</text:span><text:span text:style-name="T35">ED.COM</text:span></text:p>
          </table:table-cell>
          <table:table-cell table:style-name="ce461" office:value-type="string">
            <text:p>PLAYSTATION®3 VE XBOX 360™ İÇİN DE MEVCUTTUR.</text:p>
            <text:p><text:span text:style-name="T35">WWW.ASSASSINSCRE</text:span><text:span text:style-name="T35">ED.COM</text:span></text:p>
          </table:table-cell>
          <table:table-cell table:style-name="ce381" office:value-type="string">
            <text:p>ДОСТУПНА ТАКЖЕ НА PLAYSTATION®3 И XBOX 360™</text:p>
            <text:p><text:span text:style-name="T35">WWW.ASSASSINSCRE</text:span><text:span text:style-name="T35">ED.COM</text:span></text:p>
          </table:table-cell>
          <table:table-cell table:style-name="ce381" office:value-type="string">
            <text:p>GRA DOSTĘPNA TAKŻE NA PLAYSTATION®3 AND XBOX 360™</text:p>
            <text:p><text:span text:style-name="T35">WWW.ASSASSINSCRE</text:span><text:span text:style-name="T35">ED.COM</text:span></text:p>
          </table:table-cell>
          <table:table-cell table:style-name="ce513" office:value-type="string">
            <text:p>ยังมีให้เล่นบนเครื่อง PLAYSTATION®3 AND XBOX 360™</text:p>
            <text:p><text:span text:style-name="T35">WWW.ASSASSINSCRE</text:span><text:span text:style-name="T35">ED.COM</text:span></text:p>
          </table:table-cell>
          <table:table-cell table:style-name="ce513" office:value-type="string">
            <text:p>ĐỒNG THỜI CÓ TRÊN PLAYSTATION®3 VÀ XBOX 360™</text:p>
            <text:p><text:span text:style-name="T35">WWW.ASSASSINSCRE</text:span><text:span text:style-name="T35">ED.COM</text:span></text:p>
          </table:table-cell>
          <table:table-cell table:style-name="ce203" table:number-columns-repeated="6"/>
          <table:table-cell table:number-columns-repeated="1006"/>
        </table:table-row>
        <table:table-row table:style-name="ro161">
          <table:table-cell table:style-name="ce194" office:value-type="string">
            <text:p>COPYRIGHT_UB</text:p>
          </table:table-cell>
          <table:table-cell table:style-name="ce374" office:value-type="string">
            <text:p>© 2011 Ubisoft Entertainment. All Rights Reserved. Assassin's Creed, Ubisoft and the Ubisoft logo are trademarks of Ubisoft Entertainment in the U.S. and/or other countries. Published and developed by Gameloft under license from Ubisoft Entertainment. Software © 2011 Gameloft. All Rights Reserved. Gameloft and the Gameloft logo are trademarks of Gameloft in the US and/or other countries.</text:p>
          </table:table-cell>
          <table:table-cell table:style-name="ce374" office:value-type="string">
            <text:p>© 2011 Ubisoft Entertainment. Tous droits réservés. Assassin's Creed, Ubisoft et le logo Ubisoft sont des marques déposées d'Ubisoft aux États-Unis et/ou dans d'autres pays. Édité et développé par Gameloft sous licence d'Ubisoft Entertainment. © 2011 Gameloft. Tous droits réservés. Gameloft et le logo Gameloft sont des marques déposées de Gameloft aux États-Unis et/ou dans d'autres pays.</text:p>
          </table:table-cell>
          <table:table-cell table:style-name="ce429" office:value-type="string">
            <text:p>© 2011 Ubisoft Entertainment. Alle Reche vorbehalten. Assassin's Creed, Ubisoft und das Ubisoft-Logo sind Marken von Ubisoft Entertainment in den USA und/oder anderen Ländern. Veröffentlicht und entwickelt von Gameloft unter Lizenz von Ubisoft Entertainment. Software © 2011 Gameloft. Alle Reche vorbehalten. Gameloft und das Gameloft-Logo sind Marken von Gameloft in den USA und/oder anderen Ländern.</text:p>
          </table:table-cell>
          <table:table-cell table:style-name="ce374" office:value-type="string">
            <text:p>© 2011 Ubisoft Entertainment. Todos los derechos reservados. Assassins´s Creed, Ubisoft y el logotipo de Ubisoft son marcas registradas de Ubisoft Entertainment en los EE. UU. y/u otros países. Publicado y desarrollado por Gameloft bajo licencia de Ubisoft Entertainment. Software © 2011 Gameloft. Todos los derechos reservados. Gameloft y el logotipo de Gameloft son marcas registradas de Gameloft en los EE. UU. y/u otros países.</text:p>
          </table:table-cell>
          <table:table-cell table:style-name="ce374" office:value-type="string">
            <text:p>© 2011 Ubisoft Entertainment. Tutti i diritti riservati. Assassin's Creed, Ubisoft e il logo Ubisoft sono marchi registrati di Ubisoft Entertainment negli Stati Uniti e/o in altri paesi. Pubblicato e sviluppato da Gameloft su licenza di Ubisoft Entertainment. Software © 2011 Gameloft. Tutti i diritti riservati. Gameloft e il logo Gameloft sono marchi registrati di Gameloft negli Stati Uniti e/o in altri paesi.</text:p>
          </table:table-cell>
          <table:table-cell table:style-name="ce374" office:value-type="string">
            <text:p>© 2011 Ubisoft Entertainment. Todos os direitos reservados. Assassin's Creed, Ubisoft e o logo Ubisoft são marcas registradas de Ubisoft Entertainment nos E.U.A. e/ou outros países. Publicado e desenvolvido pela Gameloft sob licença de Ubisoft Entertainment. Software © 2011 Gameloft. Todos os direitos reservados. Gameloft e o logo Gameloft são marcas registradas de Gameloft nos E.U.A. e/ou outros países.</text:p>
          </table:table-cell>
          <table:table-cell table:style-name="ce463" office:value-type="string">
            <text:p>© 2011 Ubisoft Entertainment. Tüm hakları saklıdır. Assassin's Creed, Ubisoft ve Ubisoft logosu, ABD ve diğer ülkelerde Ubisoft Entertainment'ın ticari markasıdır. Gameloft tarafından Ubisoft Entertainment'ın lisansı altında yayınlanmış ve geliştirilmiştir. Yazılım © 2011 Gameloft.</text:p>
            <text:p>Tüm hakları saklıdır.</text:p>
            <text:p>Gameloft ve Gameloft logosu, ABD ve diğer ülkelerde Gameloft'un ticari markasıdır.</text:p>
          </table:table-cell>
          <table:table-cell table:style-name="ce374" office:value-type="string">
            <text:p>© 2011 Ubisoft Entertainment. Все права защищены. Assassin's Creed, Ubisoft и логотип Ubisoft являются товарными знаками Ubisoft Entertainment в США и/или других странах. Издание и разработка Gameloft по лицензии Ubisoft Entertainment. ПО © 2011 Gameloft. Все права защищены. Gameloft и логотип Gameloft являются товарными знаками Gameloft в США и/или других странах.</text:p>
          </table:table-cell>
          <table:table-cell table:style-name="ce374" office:value-type="string">
            <text:p>© 2011 Ubisoft Entertainment. Wszelkie prawa zastrzeżone. Assassin's Creed, Ubisoft oraz logo Ubisoft są znakami handlowymi Ubisoft Entertainment w USA i/lub innych państwach. Wydane i opublikowane przez Gameloft na licencji Ubisoft Entertainment. Oprogramowanie © 2011 Gameloft. Wszelkie prawa zastrzeżone. Gameloft oraz logo Gameloft są znakami towarowymi Gameloft w USA i/lub innych państwach.</text:p>
          </table:table-cell>
          <table:table-cell table:style-name="ce374" office:value-type="string">
            <text:p>© 2011 Ubisoft Entertainment |สงวนลิขสิทธิ์ |Assassin's Creed, |Ubisoft และ|โลโก้ Ubisoft |เป็นเครื่องหมายการค้าของ |Ubisoft Entertainment |ในสหรัฐอเมริกา |และ/หรือ|ประเทศอื่นๆ |จัดจำหน่ายและพัฒนาโดย |Gameloft |ภายใต้การอนุญาตจาก |Ubisoft Entertainment |ซอฟท์แวร์ © 2011 Gameloft |สงวนลิขสิทธิ์ |Gameloft และโลโก้ Gameloft |เป็นเครื่องหมายการค้าของ |Gameloft |ในสหรัฐอเมริกา |และ/หรือ|ประเทศอื่นๆ</text:p>
          </table:table-cell>
          <table:table-cell table:style-name="ce374" office:value-type="string">
            <text:p>© 2011 Ubisoft Entertainment. Bảo Lưu Mọi Quyền. Assassin's Creed, Ubisoft và lô gô của Ubisoft là các thương hiệu của Ubisoft Entertainment ở Mỹ và/hoặc các quốc gia khác. Phát hành và phát triển bởi Gameloft dưới giấy phép của Ubisoft Entertainment.</text:p>
            <text:p>Phần mềm © 2011 Gameloft. Bảo Lưu Mọi Quyền. Gameloft và lô gô của Gameloft là các thương hiệu của Gameloft ở Mỹ và/hoặc các quốc gia khác.</text:p>
          </table:table-cell>
          <table:table-cell table:style-name="ce203" table:number-columns-repeated="6"/>
          <table:table-cell table:number-columns-repeated="1006"/>
        </table:table-row>
        <table:table-row table:style-name="ro119">
          <table:table-cell table:style-name="ce194"/>
          <table:table-cell/>
          <table:table-cell table:style-name="ce203"/>
          <table:table-cell table:style-name="ce409"/>
          <table:table-cell table:style-name="ce203" table:number-columns-repeated="14"/>
          <table:table-cell table:number-columns-repeated="1006"/>
        </table:table-row>
        <table:table-row table:style-name="ro120">
          <table:table-cell table:style-name="ce201" office:value-type="string">
            <text:p>IGP_LOADING</text:p>
          </table:table-cell>
          <table:table-cell table:style-name="ce210" office:value-type="string">
            <text:p>LOADING</text:p>
          </table:table-cell>
          <table:table-cell table:style-name="ce394" office:value-type="string">
            <text:p>CHARGEMENT</text:p>
          </table:table-cell>
          <table:table-cell table:style-name="ce416" office:value-type="string">
            <text:p>LÄDT</text:p>
          </table:table-cell>
          <table:table-cell table:style-name="ce394" office:value-type="string">
            <text:p>CARGANDO</text:p>
          </table:table-cell>
          <table:table-cell table:style-name="ce394" office:value-type="string">
            <text:p>CARICAMENTO</text:p>
          </table:table-cell>
          <table:table-cell table:style-name="ce394" office:value-type="string">
            <text:p>CARREGANDO</text:p>
          </table:table-cell>
          <table:table-cell table:style-name="ce455" office:value-type="string">
            <text:p>YÜKLÜYOR</text:p>
          </table:table-cell>
          <table:table-cell table:style-name="ce478" office:value-type="string">
            <text:p>ЗАГРУЗКА</text:p>
          </table:table-cell>
          <table:table-cell table:style-name="ce455" office:value-type="string">
            <text:p>WCZYTYWANIE</text:p>
          </table:table-cell>
          <table:table-cell table:style-name="ce210" office:value-type="string">
            <office:annotation draw:style-name="gr1" draw:text-style-name="P1" svg:width="1.1406in" svg:height="0.7075in" svg:x="17.6394in" svg:y="108.8327in" draw:caption-point-x="-0.2402in" draw:caption-point-y="0.798in">
              <dc:date>2011-09-08T00:00:00</dc:date>
              <text:p text:style-name="P1"><text:span text:style-name="T1">Keep as EN</text:span></text:p>
            </office:annotation>
            <text:p>LOADING</text:p>
          </table:table-cell>
          <table:table-cell table:style-name="ce210" office:value-type="string">
            <office:annotation draw:style-name="gr1" draw:text-style-name="P1" svg:width="1.1406in" svg:height="0.7075in" svg:x="19.2067in" svg:y="108.8327in" draw:caption-point-x="-0.2402in" draw:caption-point-y="0.798in">
              <dc:date>2011-09-08T00:00:00</dc:date>
              <text:p text:style-name="P1"><text:span text:style-name="T1">Keep as EN</text:span></text:p>
            </office:annotation>
            <text:p>LOADING</text:p>
          </table:table-cell>
          <table:table-cell table:style-name="ce203" table:number-columns-repeated="6"/>
          <table:table-cell table:number-columns-repeated="1006"/>
        </table:table-row>
        <table:table-row table:style-name="ro119">
          <table:table-cell table:style-name="ce194" office:value-type="string">
            <text:p>FR_OFF</text:p>
          </table:table-cell>
          <table:table-cell table:style-name="ce387" office:value-type="string">
            <text:p>OFF</text:p>
          </table:table-cell>
          <table:table-cell table:style-name="ce203" office:value-type="string">
            <text:p>AUCUN</text:p>
          </table:table-cell>
          <table:table-cell table:style-name="ce440"/>
          <table:table-cell table:style-name="ce387" table:number-columns-repeated="3"/>
          <table:table-cell table:style-name="ce464" table:number-columns-repeated="5"/>
          <table:table-cell table:style-name="ce203" table:number-columns-repeated="6"/>
          <table:table-cell table:number-columns-repeated="1006"/>
        </table:table-row>
        <table:table-row table:style-name="ro119" table:number-rows-repeated="2">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62">
          <table:table-cell table:style-name="ce194" office:value-type="string">
            <text:p>CONTROL_TNS_7</text:p>
          </table:table-cell>
          <table:table-cell table:style-name="ce388" office:value-type="string">
            <text:p>YOU CAN ALSO USE THE D-PAD TO PLAY.</text:p>
          </table:table-cell>
          <table:table-cell table:style-name="ce388" office:value-type="string">
            <text:p>TU PEUX ÉGALEMENT UTILISER LE D-PAD POUR JOUER.</text:p>
          </table:table-cell>
          <table:table-cell table:style-name="ce441" office:value-type="string">
            <text:p>DU KANNST AUCH MIT DEN NAV-TASTEN SPIELEN.</text:p>
          </table:table-cell>
          <table:table-cell table:style-name="ce447" office:value-type="string">
            <text:p>TAMBIÉN PUEDES USAR EL PAD DIREC. PARA JUGAR.</text:p>
          </table:table-cell>
          <table:table-cell table:style-name="ce388" office:value-type="string">
            <text:p>PUOI ANCHE GIOCARE CON IL D-PAD.</text:p>
          </table:table-cell>
          <table:table-cell table:style-name="ce388" office:value-type="string">
            <text:p>VOCÊ TAMBÉM PODE USAR A TECLA DE DIREÇÃO PARA JOGAR.</text:p>
          </table:table-cell>
          <table:table-cell table:style-name="ce388" office:value-type="string">
            <text:p>OYNAMAK İÇİN YÖN TUŞLARINI DA KULLANABİLİRSİN.</text:p>
            <text:p/>
          </table:table-cell>
          <table:table-cell table:style-name="ce388" office:value-type="string">
            <text:p>ВЫ ТАКЖЕ МОЖЕТЕ ИСПОЛЬЗОВАТЬ ДЖОЙСТИК ДЛЯ ИГРЫ.</text:p>
          </table:table-cell>
          <table:table-cell table:style-name="ce388" office:value-type="string">
            <text:p>MOŻESZ TEŻ GRAĆ, UŻYWAJĄC D-PADA.</text:p>
          </table:table-cell>
          <table:table-cell table:style-name="ce388" office:value-type="string">
            <text:p>คุณสามารถใช้แป้นทิศทางเล่นเกมได้เช่นกัน</text:p>
            <text:p/>
          </table:table-cell>
          <table:table-cell table:style-name="ce388" office:value-type="string">
            <text:p>BẠN CŨNG CÓ THỂ DÙNG D-PAD ĐỂ CHƠI.</text:p>
          </table:table-cell>
          <table:table-cell table:style-name="ce203" table:number-columns-repeated="6"/>
          <table:table-cell table:number-columns-repeated="1006"/>
        </table:table-row>
        <table:table-row table:style-name="ro119">
          <table:table-cell table:style-name="ce194"/>
          <table:table-cell table:style-name="ce203"/>
          <table:table-cell table:style-name="ce406"/>
          <table:table-cell table:style-name="ce442"/>
          <table:table-cell table:style-name="ce406" table:number-columns-repeated="8"/>
          <table:table-cell table:style-name="ce203" table:number-columns-repeated="6"/>
          <table:table-cell table:number-columns-repeated="1006"/>
        </table:table-row>
        <table:table-row table:style-name="ro119" table:number-rows-repeated="11">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19">
          <table:table-cell table:style-name="ce195" office:value-type="string">
            <text:p>STRING_COUNT</text:p>
          </table:table-cell>
          <table:table-cell table:style-name="ce203" table:number-columns-repeated="2"/>
          <table:table-cell table:style-name="ce409"/>
          <table:table-cell table:style-name="ce203" table:number-columns-repeated="14"/>
          <table:table-cell table:number-columns-repeated="1006"/>
        </table:table-row>
        <table:table-row table:style-name="ro119" table:number-rows-repeated="65309">
          <table:table-cell table:style-name="ce194"/>
          <table:table-cell table:style-name="ce203" table:number-columns-repeated="2"/>
          <table:table-cell table:style-name="ce409"/>
          <table:table-cell table:style-name="ce203" table:number-columns-repeated="14"/>
          <table:table-cell table:number-columns-repeated="1006"/>
        </table:table-row>
        <table:table-row table:style-name="ro119" table:number-rows-repeated="983039">
          <table:table-cell table:number-columns-repeated="1024"/>
        </table:table-row>
        <table:table-row table:style-name="ro119">
          <table:table-cell table:number-columns-repeated="1024"/>
        </table:table-row>
      </table:table>
      <table:table table:name="LV1" table:style-name="ta2" table:print="false">
        <office:forms form:automatic-focus="false" form:apply-design-mode="false"/>
        <table:table-column table:style-name="co6" table:default-cell-style-name="ce213"/>
        <table:table-column table:style-name="co6" table:default-cell-style-name="ce215"/>
        <table:table-column table:style-name="co1" table:number-columns-repeated="2" table:default-cell-style-name="ce219"/>
        <table:table-column table:style-name="co1" table:default-cell-style-name="ce64"/>
        <table:table-column table:style-name="co1" table:number-columns-repeated="8" table:default-cell-style-name="ce219"/>
        <table:table-column table:style-name="co3" table:number-columns-repeated="108" table:default-cell-style-name="ce219"/>
        <table:table-column table:style-name="co3" table:default-cell-style-name="ce252"/>
        <table:table-column table:style-name="co7" table:default-cell-style-name="ce252"/>
        <table:table-column table:style-name="co4" table:number-columns-repeated="134" table:default-cell-style-name="Default"/>
        <table:table-column table:style-name="co5" table:number-columns-repeated="767" table:default-cell-style-name="Default"/>
        <table:table-row table:style-name="ro2">
          <table:table-cell table:style-name="ce212" office:value-type="string">
            <text:p>::ID::</text:p>
          </table:table-cell>
          <table:table-cell office:value-type="string">
            <text:p>speaker</text:p>
          </table:table-cell>
          <table:table-cell table:style-name="ce2" office:value-type="string">
            <text:p>::EN::</text:p>
          </table:table-cell>
          <table:table-cell table:style-name="ce2" office:value-type="string">
            <text:p>::FR::</text:p>
          </table:table-cell>
          <table:table-cell table:style-name="ce62" office:value-type="string">
            <text:p>::DE::</text:p>
          </table:table-cell>
          <table:table-cell table:style-name="ce2" office:value-type="string">
            <text:p>::ES::</text:p>
          </table:table-cell>
          <table:table-cell table:style-name="ce2" office:value-type="string">
            <text:p>::IT::</text:p>
          </table:table-cell>
          <table:table-cell table:style-name="ce2" office:value-type="string">
            <text:p>::BR::</text:p>
          </table:table-cell>
          <table:table-cell table:style-name="ce2" office:value-type="string">
            <text:p>::TR::</text:p>
          </table:table-cell>
          <table:table-cell table:style-name="ce2" office:value-type="string">
            <text:p>::RU::</text:p>
          </table:table-cell>
          <table:table-cell table:style-name="ce2" office:value-type="string">
            <text:p>::PL::</text:p>
          </table:table-cell>
          <table:table-cell table:style-name="ce2" office:value-type="string">
            <text:p>::TH::</text:p>
          </table:table-cell>
          <table:table-cell table:style-name="ce240" office:value-type="string">
            <text:p>::VI::</text:p>
          </table:table-cell>
          <table:table-cell table:style-name="ce251" table:number-columns-repeated="8"/>
          <table:table-cell table:style-name="ce212" table:number-columns-repeated="102"/>
          <table:table-cell table:number-columns-repeated="901"/>
        </table:table-row>
        <table:table-row table:style-name="ro2">
          <table:table-cell table:number-columns-repeated="2"/>
          <table:table-cell table:style-name="ce218"/>
          <table:table-cell table:style-name="ce229"/>
          <table:table-cell table:style-name="ce63"/>
          <table:table-cell table:style-name="ce229"/>
          <table:table-cell table:style-name="ce234" table:number-columns-repeated="2"/>
          <table:table-cell table:style-name="ce236" table:number-columns-repeated="4"/>
          <table:table-cell table:style-name="ce241"/>
          <table:table-cell table:number-columns-repeated="8"/>
          <table:table-cell table:style-name="ce213" table:number-columns-repeated="102"/>
          <table:table-cell table:number-columns-repeated="901"/>
        </table:table-row>
        <table:table-row table:style-name="ro2">
          <table:table-cell table:number-columns-repeated="1024"/>
        </table:table-row>
        <table:table-row table:style-name="ro2">
          <table:table-cell table:number-columns-repeated="2"/>
          <table:table-cell table:style-name="ce213" office:value-type="string">
            <text:p>STORY</text:p>
          </table:table-cell>
          <table:table-cell table:style-name="ce213"/>
          <table:table-cell table:style-name="ce62"/>
          <table:table-cell table:style-name="ce213" table:number-columns-repeated="8"/>
          <table:table-cell table:number-columns-repeated="8"/>
          <table:table-cell table:style-name="ce213" table:number-columns-repeated="102"/>
          <table:table-cell table:number-columns-repeated="901"/>
        </table:table-row>
        <table:table-row table:style-name="ro61">
          <table:table-cell table:style-name="ce214" office:value-type="string">
            <text:p>TEXT_0</text:p>
          </table:table-cell>
          <table:table-cell table:style-name="ce216" office:value-type="string">
            <text:p>Yusuf</text:p>
          </table:table-cell>
          <table:table-cell table:style-name="ce21" office:value-type="string">
            <office:annotation draw:style-name="gr1" draw:text-style-name="P1" svg:width="2.806cm" svg:height="1.713cm" svg:x="8.593cm" svg:y="0.649cm" draw:caption-point-x="-8.593cm" draw:caption-point-y="-0.649cm">
              <dc:date>2011-09-02T00:00:00</dc:date>
              <text:p text:style-name="P1"><text:span text:style-name="T1">Modified “-”, otherwise program will not recognize this character</text:span></text:p>
            </office:annotation>
            <text:p>12Ezio, before we escape, we must find the captain of this ship. He'll know the name of the Templar who ordered our capture - and finding HIM will bring us closer to discovering what the Templars know about the location of the lost Library of the Assassins!</text:p>
          </table:table-cell>
          <table:table-cell table:style-name="ce29" office:value-type="string">
            <text:p>12Ezio, trouvons le capitaine de ce bateau avant de nous échapper. Il connaît le nom du Templier qui a ordonné notre capture et nous découvri<text:span text:style-name="T22">r</text:span><text:span text:style-name="T13">ons </text:span><text:span text:style-name="T13">alors ce que les </text:span><text:span text:style-name="T13">Templiers savent sur </text:span><text:span text:style-name="T13">l'endroit où se trouve la </text:span><text:span text:style-name="T13">Bibliothèque perdue des </text:span><text:span text:style-name="T13">Assassins.</text:span></text:p>
          </table:table-cell>
          <table:table-cell table:style-name="ce76" office:value-type="string">
            <text:p>12Ezio, bevor wir flüchten, müssen wir den Kapitän des Schiffes finden. Er kennt den Namen des Templers, der unsere Gefangennahme angeordnet hat - und IHN zu finden wird uns dabei helfen zu entdecken, was die Templer über den Standort der verschollenen Bibliothek der Assassinen wissen!</text:p>
          </table:table-cell>
          <table:table-cell table:style-name="ce21" office:value-type="string">
            <text:p>12Ezio, antes de escapar, tenemos que encontrar al capitán del barco. Él sabrá el nombre del templario que ordenó que nos apresaran. Al encontrarlo podremos averiguar cuánto saben los templarios acerca de la ubicación de la biblioteca de los Asesinos.</text:p>
          </table:table-cell>
          <table:table-cell table:style-name="ce21" office:value-type="string">
            <text:p>12Ezio, prima di scappare, dobbiamo trovare il capitano di questa nave. Lui conoscerà il nome del templare che ha ordinato la nostra cattura. Una volta che l'avremo trovato, potremo scoprire quello che i templari sanno sulla Biblioteca perduta degli Assassini!</text:p>
          </table:table-cell>
          <table:table-cell table:style-name="ce21" office:value-type="string">
            <text:p>12Ezio, antes que escapemos, precisamos encontrar o capitão deste navio. Ele saberá o nome do Templário que ordenou nossa captura. Ao encontrarmos tal Templário, descobriremos o que eles sabem sobre a localização da biblioteca dos Assassinos!</text:p>
          </table:table-cell>
          <table:table-cell table:style-name="ce21" office:value-type="string">
            <text:p>12Ezio, kaçmadan önce bu geminin kaptanını bulmalıyız. Bizi yakalama emrini veren Templar şövalyesinin ismini ondan öğrenebiliriz... Templarların kayıp Haşhaşi Kütüphanesi hakkında bildiklerini de sorgulayabiliriz!</text:p>
          </table:table-cell>
          <table:table-cell table:style-name="ce21" office:value-type="string">
            <text:p>12Эцио, прежде чем мы скроемся, нужно найти капитана этого корабля. Он знает, как зовут тамплиера, приказавшего схватить нас. Найдем его - узнаем, что известно тамплиерам о затерянной Библиотеке Ассасинов!</text:p>
          </table:table-cell>
          <table:table-cell table:style-name="ce21" office:value-type="string">
            <text:p>12Ezio, zanim uciekniemy, musimy odnaleźć kapitana tego okrętu. On będzie znał imię Templariusza, który nakazał nas pojmać. A gdy znajdziemy JEGO, dowiemy się, co też Templariusze wiedzą na temat zaginionej biblioteki asasynów!</text:p>
          </table:table-cell>
          <table:table-cell table:style-name="ce21" office:value-type="string">
            <text:p>12เอซิโอ |ก่อน|พวกเรา|จะ|หนี|ออกจาก|ที่นี่ |พวกเรา|ต้อง|หา|กัปตัน|ของ|เรือนี้|ก่อน |เพราะ|มัน|ต้อง|รู้ชื่อ|ของ|เทมพลาร์|คนที่|ออกคำสั่ง|ให้|จับกุม|พวกเรา|แน่ |และ|มัน|ก็|จะช่วย|ให้|เรา|รู้ว่า|พวก|เทมพลาร์|รู้|อะไร|บ้าง|เกี่ยวกับ|ตำแหน่ง|ของ|หอสมุด|แห่ง|มือสังหาร|ที่|สาปสูญไป!</text:p>
          </table:table-cell>
          <table:table-cell table:style-name="ce242" office:value-type="string">
            <text:p>12Ezio, trước khi chúng ta tẩu thoát, chúng ta phải tìm thuyền trưởng của con tàu này. Ông ấy sẽ biết danh tánh của Hiệp sĩ Đền Thánh người đã ra lệnh bắt giữ chúng ta - và việc tìm kiếm ÔNG ẤY sẽ giúp chúng ta có cơ hội khám phá ra những gì Hiệp sĩ Đền Thánh biết về vị trí của Tàng kinh các của Giáo phái Sát thủ đã bị thất lạc!</text:p>
          </table:table-cell>
          <table:table-cell table:style-name="Default"/>
          <table:table-cell table:number-columns-repeated="1010"/>
        </table:table-row>
        <table:table-row table:style-name="ro45">
          <table:table-cell table:style-name="ce214" office:value-type="string">
            <text:p>TEXT_1</text:p>
          </table:table-cell>
          <table:table-cell office:value-type="string">
            <text:p>Ezio</text:p>
          </table:table-cell>
          <table:table-cell table:style-name="ce220" office:value-type="string">
            <text:p>22Requiescat in pace!</text:p>
          </table:table-cell>
          <table:table-cell table:style-name="ce220" office:value-type="string">
            <text:p>22Requiescat in pace !</text:p>
          </table:table-cell>
          <table:table-cell table:style-name="ce231" office:value-type="string">
            <text:p>22Requiescat in pace!</text:p>
          </table:table-cell>
          <table:table-cell table:style-name="ce220" office:value-type="string">
            <text:p>22¡Descansa en paz!</text:p>
          </table:table-cell>
          <table:table-cell table:style-name="ce220" office:value-type="string">
            <text:p>22Requiescat in pace!</text:p>
          </table:table-cell>
          <table:table-cell table:style-name="ce220" office:value-type="string">
            <text:p>22Descanse em paz!</text:p>
          </table:table-cell>
          <table:table-cell table:style-name="ce220" office:value-type="string">
            <text:p>22Huzur içinde yat!</text:p>
          </table:table-cell>
          <table:table-cell table:style-name="ce220" office:value-type="string">
            <text:p>22Покойся с миром!</text:p>
          </table:table-cell>
          <table:table-cell table:style-name="ce220" office:value-type="string">
            <text:p>22Requiescat in pace!</text:p>
          </table:table-cell>
          <table:table-cell table:style-name="ce220" office:value-type="string">
            <text:p>22ไปสู่สุขคติซะเถอะ!</text:p>
          </table:table-cell>
          <table:table-cell table:style-name="ce243" office:value-type="string">
            <text:p>22Hãy yên giấc ngàn thu!</text:p>
          </table:table-cell>
          <table:table-cell table:style-name="Default"/>
          <table:table-cell table:number-columns-repeated="7"/>
          <table:table-cell table:style-name="ce213" table:number-columns-repeated="102"/>
          <table:table-cell table:number-columns-repeated="901"/>
        </table:table-row>
        <table:table-row table:style-name="ro2">
          <table:table-cell table:style-name="ce214" office:value-type="string">
            <text:p>TEXT_2</text:p>
          </table:table-cell>
          <table:table-cell table:style-name="ce216"/>
          <table:table-cell table:style-name="ce221"/>
          <table:table-cell table:style-name="ce230" table:number-columns-repeated="10"/>
          <table:table-cell table:style-name="Default"/>
          <table:table-cell table:number-columns-repeated="1010"/>
        </table:table-row>
        <table:table-row table:style-name="ro2">
          <table:table-cell table:style-name="ce214" office:value-type="string">
            <text:p>TEXT_3</text:p>
          </table:table-cell>
          <table:table-cell table:style-name="ce216"/>
          <table:table-cell table:style-name="ce116"/>
          <table:table-cell table:style-name="ce230" table:number-columns-repeated="10"/>
          <table:table-cell table:style-name="Default"/>
          <table:table-cell table:number-columns-repeated="1010"/>
        </table:table-row>
        <table:table-row table:style-name="ro39">
          <table:table-cell table:style-name="ce214" office:value-type="string">
            <text:p>TEXT_4</text:p>
          </table:table-cell>
          <table:table-cell table:style-name="ce216" office:value-type="string">
            <text:p>fat captain</text:p>
          </table:table-cell>
          <table:table-cell table:style-name="ce222" office:value-type="string">
            <text:p>62Find that treacherous Assassin filth!</text:p>
          </table:table-cell>
          <table:table-cell table:style-name="ce57" office:value-type="string">
            <text:p>62Trouvez-moi ce traître d'Assassin.</text:p>
          </table:table-cell>
          <table:table-cell table:style-name="ce76" office:value-type="string">
            <text:p>62Findet diesen verräterischen Dreckskerl von einem Assassinen!</text:p>
          </table:table-cell>
          <table:table-cell table:style-name="ce21" office:value-type="string">
            <text:p>62¡Encuentra a ese sucio asesino! </text:p>
          </table:table-cell>
          <table:table-cell table:style-name="ce21" office:value-type="string">
            <text:p>62Trovate quei luridi Assassini!</text:p>
          </table:table-cell>
          <table:table-cell table:style-name="ce21" office:value-type="string">
            <text:p>62Encontre aquele maldito assassino!</text:p>
          </table:table-cell>
          <table:table-cell table:style-name="ce21" office:value-type="string">
            <text:p>62Bulun o hain Haşhaşi pisliğini!</text:p>
          </table:table-cell>
          <table:table-cell table:style-name="ce21" office:value-type="string">
            <text:p>62Найди предателя среди ассасинов!</text:p>
          </table:table-cell>
          <table:table-cell table:style-name="ce21" office:value-type="string">
            <text:p>62Znaleźć tego podłego asasyna!</text:p>
          </table:table-cell>
          <table:table-cell table:style-name="ce21" office:value-type="string">
            <text:p>62หาตัว|ไอ้มือสังหาร|สกปรก|นั่นมา! </text:p>
          </table:table-cell>
          <table:table-cell table:style-name="ce244" office:value-type="string">
            <text:p>62Hãy tìm tên Sát thủ rác rưởi xảo trá đó!</text:p>
          </table:table-cell>
          <table:table-cell table:style-name="Default"/>
          <table:table-cell table:number-columns-repeated="1010"/>
        </table:table-row>
        <table:table-row table:style-name="ro41">
          <table:table-cell table:style-name="ce214" office:value-type="string">
            <text:p>TEXT_5</text:p>
          </table:table-cell>
          <table:table-cell table:style-name="ce216" office:value-type="string">
            <text:p>Ezio</text:p>
          </table:table-cell>
          <table:table-cell table:style-name="ce21" office:value-type="string">
            <text:p>22That fat pig won't have much longer to spew his nonsense.</text:p>
          </table:table-cell>
          <table:table-cell table:style-name="ce21" office:value-type="string">
            <text:p>22Ce gros porc ne pourra <text:span text:style-name="T22">bientôt</text:span><text:span text:style-name="T13"> plus </text:span><text:span text:style-name="T13">débiter ces absurdités.</text:span></text:p>
          </table:table-cell>
          <table:table-cell table:style-name="ce76" office:value-type="string">
            <text:p>22Dieses fette Schwein hat sich zum letzten Mal im Ton vergriffen.</text:p>
          </table:table-cell>
          <table:table-cell table:style-name="ce21" office:value-type="string">
            <text:p>22Ese cerdo no podrá seguir diciendo estupideces por mucho más tiempo.</text:p>
          </table:table-cell>
          <table:table-cell table:style-name="ce21" office:value-type="string">
            <text:p>22Presto quel maiale la smetterà di blaterare.</text:p>
          </table:table-cell>
          <table:table-cell table:style-name="ce21" office:value-type="string">
            <text:p>22Aquele porco gordo não tem muito tempo para continuar cuspindo tanta bobagem.</text:p>
          </table:table-cell>
          <table:table-cell table:style-name="ce21" office:value-type="string">
            <text:p>22O şişko domuz saçmalıklarına fazla devam edemeyecek.</text:p>
          </table:table-cell>
          <table:table-cell table:style-name="ce21" office:value-type="string">
            <text:p>22Недолго осталось жирной свинье нести чепуху.</text:p>
          </table:table-cell>
          <table:table-cell table:style-name="ce21" office:value-type="string">
            <text:p>22Ta gruba świnia już długo nie będzie gadać bzdur.</text:p>
          </table:table-cell>
          <table:table-cell table:style-name="ce21" office:value-type="string">
            <text:p>22ไอ้เจ้าหมู|นั่น|ไม่เหลือ|เวลา|ให้|พ่น|เรื่องไร้สาระ|อีก|ต่อไป|แล้ว</text:p>
          </table:table-cell>
          <table:table-cell table:style-name="ce245" office:value-type="string">
            <text:p>22Con lợn lòi béo ú đó sẽ không có nhiều thời gian hơn nữa để thốt ra những lời sâu bọ của hắn đâu.</text:p>
          </table:table-cell>
          <table:table-cell table:style-name="Default"/>
          <table:table-cell table:number-columns-repeated="1010"/>
        </table:table-row>
        <table:table-row table:style-name="ro2">
          <table:table-cell table:style-name="ce214" office:value-type="string">
            <text:p>TEXT_6</text:p>
          </table:table-cell>
          <table:table-cell table:style-name="ce216"/>
          <table:table-cell table:style-name="ce116"/>
          <table:table-cell table:style-name="ce230" table:number-columns-repeated="9"/>
          <table:table-cell table:style-name="Default" table:number-columns-repeated="2"/>
          <table:table-cell table:number-columns-repeated="1010"/>
        </table:table-row>
        <table:table-row table:style-name="ro2">
          <table:table-cell table:style-name="ce214" office:value-type="string">
            <text:p>TEXT_7</text:p>
          </table:table-cell>
          <table:table-cell table:style-name="ce216"/>
          <table:table-cell table:style-name="ce221"/>
          <table:table-cell table:style-name="ce230" table:number-columns-repeated="9"/>
          <table:table-cell table:style-name="Default" table:number-columns-repeated="2"/>
          <table:table-cell table:number-columns-repeated="1010"/>
        </table:table-row>
        <table:table-row table:style-name="ro53">
          <table:table-cell table:style-name="ce214" office:value-type="string">
            <text:p>TEXT_8</text:p>
          </table:table-cell>
          <table:table-cell table:style-name="ce217"/>
          <table:table-cell table:style-name="ce21" office:value-type="string">
            <text:p>05Press \45\0 to attack and \42\0 to block.</text:p>
          </table:table-cell>
          <table:table-cell table:style-name="ce21" office:value-type="string">
            <text:p>05Appuie sur \45\0 pour attaquer et sur \42\0 pour parer.</text:p>
          </table:table-cell>
          <table:table-cell table:style-name="ce76" office:value-type="string">
            <text:p>05Drücke \45\0, um anzugreifen und \42\0, um zu blocken.</text:p>
          </table:table-cell>
          <table:table-cell table:style-name="ce21" office:value-type="string">
            <text:p>05Pulsa \45\0 para atacar y \42\0 para bloquear.</text:p>
          </table:table-cell>
          <table:table-cell table:style-name="ce21" office:value-type="string">
            <text:p>05Premi \45\0 per attaccare e \42\0 per parare.</text:p>
          </table:table-cell>
          <table:table-cell table:style-name="ce21" office:value-type="string">
            <text:p>05Aperte \45\0 para atacar e \42\0 para se defender.</text:p>
          </table:table-cell>
          <table:table-cell table:style-name="ce21" office:value-type="string">
            <text:p>05Saldırmak için \45\0'e, engellemek için \42\0'ye bas.</text:p>
          </table:table-cell>
          <table:table-cell table:style-name="ce21" office:value-type="string">
            <text:p>05Нажмите \45\0 - атаковать, \42\0 - блокировать.</text:p>
          </table:table-cell>
          <table:table-cell table:style-name="ce21" office:value-type="string">
            <text:p>05Wciśnij \45\0, by zaatakować i \42\0, by zablokować.</text:p>
          </table:table-cell>
          <table:table-cell table:style-name="ce21" office:value-type="string">
            <text:p>05กด \45\0 |เพื่อโจมตี |และ |\42\0 |เพื่อป้องกัน</text:p>
          </table:table-cell>
          <table:table-cell table:style-name="ce246" office:value-type="string">
            <text:p>05Bấm \45\0 để tấn công và \42\0 để đỡ.</text:p>
          </table:table-cell>
          <table:table-cell table:style-name="Default"/>
          <table:table-cell table:number-columns-repeated="1010"/>
        </table:table-row>
        <table:table-row table:style-name="ro39">
          <table:table-cell table:style-name="ce214" office:value-type="string">
            <text:p>TEXT_9</text:p>
          </table:table-cell>
          <table:table-cell table:style-name="ce216"/>
          <table:table-cell table:style-name="ce21" office:value-type="string">
            <text:p>05Press \42\0 and \48\0 to adjust the angle of the flamethrower.</text:p>
          </table:table-cell>
          <table:table-cell table:style-name="ce21" office:value-type="string">
            <text:p>05Appuie sur \42\0 et sur \48\0 pour ajuster l'angle du lance-flammes.</text:p>
          </table:table-cell>
          <table:table-cell table:style-name="ce76" office:value-type="string">
            <text:p>05Drücke \42\0 und \48\0, um den Winkel des Flammenwerfers einzustellen.</text:p>
          </table:table-cell>
          <table:table-cell table:style-name="ce21" office:value-type="string">
            <text:p>05Pulsa \42\0 y \48\0 para ajustar el ángulo del lanzallamas.</text:p>
          </table:table-cell>
          <table:table-cell table:style-name="ce21" office:value-type="string">
            <text:p>05Premi \42\0 e \48\0 per modificare l'angolazione del lanciafiamme.</text:p>
          </table:table-cell>
          <table:table-cell table:style-name="ce21" office:value-type="string">
            <text:p>05Aperte \42\0 e \48\0 para ajustar o ângulo do lança-chamas.</text:p>
          </table:table-cell>
          <table:table-cell table:style-name="ce21" office:value-type="string">
            <text:p>05Lav silahının açısını ayarlamak için \42\0 ve \48\0'e bas.</text:p>
          </table:table-cell>
          <table:table-cell table:style-name="ce21" office:value-type="string">
            <text:p>05Нажмите \42\0 и \48\0 - повернуть огнемет.</text:p>
          </table:table-cell>
          <table:table-cell table:style-name="ce21" office:value-type="string">
            <text:p>05Wciskaj \42\0 i \48\0, by zmienić kąt miotacza płomieni.</text:p>
          </table:table-cell>
          <table:table-cell table:style-name="ce21" office:value-type="string">
            <text:p>05กด \42\0 |หรือ |\48\0 |เพื่อ|ปรับมุม|ของ|เครื่องพ่นไฟ</text:p>
          </table:table-cell>
          <table:table-cell table:style-name="ce246" office:value-type="string">
            <text:p>05Bấm \42\0 và \48\0 để điều chỉnh góc độ của súng phun lửa.</text:p>
          </table:table-cell>
          <table:table-cell table:style-name="Default"/>
          <table:table-cell table:number-columns-repeated="1010"/>
        </table:table-row>
        <table:table-row table:style-name="ro2">
          <table:table-cell table:style-name="ce214" office:value-type="string">
            <text:p>TEXT_10</text:p>
          </table:table-cell>
          <table:table-cell table:style-name="ce216" office:value-type="string">
            <text:p>fat captain</text:p>
          </table:table-cell>
          <table:table-cell table:style-name="ce222" office:value-type="string">
            <text:p>62There's one!</text:p>
          </table:table-cell>
          <table:table-cell table:style-name="ce57" office:value-type="string">
            <text:p>62En voilà un !</text:p>
          </table:table-cell>
          <table:table-cell table:style-name="ce76" office:value-type="string">
            <text:p>62Da ist einer!</text:p>
          </table:table-cell>
          <table:table-cell table:style-name="ce21" office:value-type="string">
            <text:p>62¡Ahí hay uno!</text:p>
          </table:table-cell>
          <table:table-cell table:style-name="ce21" office:value-type="string">
            <text:p>62Eccone uno!</text:p>
          </table:table-cell>
          <table:table-cell table:style-name="ce21" office:value-type="string">
            <text:p>62Lá está um deles!</text:p>
          </table:table-cell>
          <table:table-cell table:style-name="ce21" office:value-type="string">
            <text:p>62Aha burada işte!</text:p>
          </table:table-cell>
          <table:table-cell table:style-name="ce21" office:value-type="string">
            <text:p>62Он там!</text:p>
          </table:table-cell>
          <table:table-cell table:style-name="ce21" office:value-type="string">
            <text:p>62Tam jest!</text:p>
          </table:table-cell>
          <table:table-cell table:style-name="ce21" office:value-type="string">
            <text:p>62มันอยู่ตรงนี้!</text:p>
          </table:table-cell>
          <table:table-cell table:style-name="ce247" office:value-type="string">
            <text:p>61Một tên ở đó kìa! </text:p>
          </table:table-cell>
          <table:table-cell table:style-name="Default"/>
          <table:table-cell table:number-columns-repeated="1010"/>
        </table:table-row>
        <table:table-row table:style-name="ro62">
          <table:table-cell table:style-name="ce214" office:value-type="string">
            <text:p>TEXT_11</text:p>
          </table:table-cell>
          <table:table-cell table:style-name="ce216" office:value-type="string">
            <text:p>Ezio</text:p>
          </table:table-cell>
          <table:table-cell table:style-name="ce223" office:value-type="string">
            <office:annotation draw:style-name="gr1" draw:text-style-name="P1" svg:width="5.729cm" svg:height="1.744cm" svg:x="8.593cm" svg:y="17.899cm" draw:caption-point-x="-8.593cm" draw:caption-point-y="-17.899cm">
              <dc:date>2011-09-02T00:00:00</dc:date>
              <text:p text:style-name="P1"><text:span text:style-name="T1">“</text:span><text:span text:style-name="T1">sic” to “sick”</text:span></text:p>
              <text:p text:style-name="P2"><text:span text:style-name="T2"/></text:p>
              <text:p text:style-name="P1"><text:span text:style-name="T1">AB: "Sick" is not the proper word here. "Sic" is correct, meaning "to unleash". Please do not update again.</text:span></text:p>
            </office:annotation>
            <text:p>22I can't let him see me or he'll sic his dogs on me. So... How to \4approach without being seen?\0</text:p>
          </table:table-cell>
          <table:table-cell table:style-name="ce21" office:value-type="string">
            <text:p>22S'il découvre que je suis là, il enverra ses hommes me tuer. Je dois \4m'approcher de lui sans être vu.\0</text:p>
          </table:table-cell>
          <table:table-cell table:style-name="ce76" office:value-type="string">
            <text:p>22Wenn dieser Kerl mich erspäht, hetzt er seine Hunde auf mich. Wie kann ich mich ihm \4nähern, ohne gesehen zu werden?\0</text:p>
          </table:table-cell>
          <table:table-cell table:style-name="ce21" office:value-type="string">
            <text:p>22Si ese cerdo me ve, llamará a sus matones para que me eliminen. Tengo que \4acercarme sin que me vea.\0</text:p>
          </table:table-cell>
          <table:table-cell table:style-name="ce21" office:value-type="string">
            <text:p>22Se quel ciccione mi vede, mi farà piombare addosso tutti i suoi sciacalli. Devo \4avvicinarmi senza farmi vedere.\0</text:p>
          </table:table-cell>
          <table:table-cell table:style-name="ce223" office:value-type="string">
            <text:p>22Se ele me vir, vai mandar aqueles cachorros atrás de mim. Então, como posso me \4aproximar sem ser visto?\0</text:p>
          </table:table-cell>
          <table:table-cell table:style-name="ce21" office:value-type="string">
            <text:p>22Beni görmesine izin veremem, yoksa köpeklerini üstüme salar. Ona \4fark ettirmeden nasıl yaklaşabilirim acaba?\0</text:p>
          </table:table-cell>
          <table:table-cell table:style-name="ce21" office:value-type="string">
            <text:p>22Если он меня заметит, то спустит с цепи всех своих шакалов. Мне нужно \4приблизиться к нему незаметно.\0</text:p>
          </table:table-cell>
          <table:table-cell table:style-name="ce21" office:value-type="string">
            <text:p>22Jeśli mnie dojrzy, spuści swoje psy ze smyczy. Muszę do niego \4podejść niezauważony\0.</text:p>
          </table:table-cell>
          <table:table-cell table:style-name="ce21" office:value-type="string">
            <text:p>22ข้า|จะ|ให้|เจ้านั่น|เห็น|ข้า|ไม่ได้ |ไม่งั้น|มัน|ต้อง|เรียก|ลูกสมุน|มา|จัดการ|ข้าแน่ |งั้น... |ข้า|จะ|\4เข้าไป|หามัน|โดย|ไม่ถูก|เจอตัว|ได้ยังไง|กันนะ?\0</text:p>
          </table:table-cell>
          <table:table-cell table:style-name="ce248" office:value-type="string">
            <text:p>22Ta không thể để hắn thấy ta nếu không hắn ta sẽ gọi đám chó của hắn tấn công ta. Vậy... Làm cách nào để \4đến gần mà không bị nhìn thấy đây?\0</text:p>
          </table:table-cell>
          <table:table-cell table:style-name="Default"/>
          <table:table-cell table:number-columns-repeated="1010"/>
        </table:table-row>
        <table:table-row table:style-name="ro53">
          <table:table-cell table:style-name="ce214" office:value-type="string">
            <text:p>TEXT_12</text:p>
          </table:table-cell>
          <table:table-cell table:style-name="ce216" office:value-type="string">
            <text:p>Ezio</text:p>
          </table:table-cell>
          <table:table-cell table:style-name="ce223" office:value-type="string">
            <text:p>22Two paths... which way shall I take?</text:p>
          </table:table-cell>
          <table:table-cell table:style-name="ce21" office:value-type="string">
            <text:p>22<text:span text:style-name="T22">Deux échelles</text:span><text:span text:style-name="T13">... </text:span><text:span text:style-name="T22">Laquelle choisir ?</text:span></text:p>
          </table:table-cell>
          <table:table-cell table:style-name="ce76" office:value-type="string">
            <text:p>22Zwei Wege... Welchen soll ich nehmen?</text:p>
          </table:table-cell>
          <table:table-cell table:style-name="ce21" office:value-type="string">
            <text:p>22Hay dos caminos... ¿Cuál debería escoger?</text:p>
          </table:table-cell>
          <table:table-cell table:style-name="ce21" office:value-type="string">
            <text:p>22Due strade... devo decidere da che parte andare.</text:p>
          </table:table-cell>
          <table:table-cell table:style-name="ce21" office:value-type="string">
            <text:p>22Dois caminhos. Qual devo escolher?</text:p>
          </table:table-cell>
          <table:table-cell table:style-name="ce21" office:value-type="string">
            <text:p>22İki yol var... Hangisini seçsem?</text:p>
          </table:table-cell>
          <table:table-cell table:style-name="ce21" office:value-type="string">
            <text:p>22Есть два пути... но какой выбрать?</text:p>
          </table:table-cell>
          <table:table-cell table:style-name="ce21" office:value-type="string">
            <text:p>22Dwie drogi... którą mam wybrać?</text:p>
          </table:table-cell>
          <table:table-cell table:style-name="ce21" office:value-type="string">
            <text:p>22สอง|ทาง|งั้นเหรอ... |ข้า|จะ|เลือก|ทางไหน|ดี?</text:p>
          </table:table-cell>
          <table:table-cell table:style-name="ce249" office:value-type="string">
            <text:p>22Hai lối đi à... ta sẽ chọn lối nào đây?</text:p>
          </table:table-cell>
          <table:table-cell table:style-name="Default"/>
          <table:table-cell table:number-columns-repeated="1010"/>
        </table:table-row>
        <table:table-row table:style-name="ro53">
          <table:table-cell table:style-name="ce214" office:value-type="string">
            <text:p>TEXT_13</text:p>
          </table:table-cell>
          <table:table-cell table:style-name="ce217"/>
          <table:table-cell table:style-name="ce21" office:value-type="string">
            <text:p>05Press \48 \0to hide behind the box.</text:p>
          </table:table-cell>
          <table:table-cell table:style-name="ce21" office:value-type="string">
            <text:p>05Appuie sur \48 \0pour te cacher derrière la boîte.</text:p>
          </table:table-cell>
          <table:table-cell table:style-name="ce76" office:value-type="string">
            <text:p>\05Drücke \48\0, um dich hinter der Kiste zu verstecken.</text:p>
          </table:table-cell>
          <table:table-cell table:style-name="ce21" office:value-type="string">
            <text:p>05Pulsa \48\0 para esconderte detrás de la caja.</text:p>
          </table:table-cell>
          <table:table-cell table:style-name="ce21" office:value-type="string">
            <text:p>05Premi \48 \0per nasconderti dietro alla cassa.</text:p>
          </table:table-cell>
          <table:table-cell table:style-name="ce21" office:value-type="string">
            <text:p>05Aperte \48\0 para se esconder atrás da caixa.</text:p>
          </table:table-cell>
          <table:table-cell table:style-name="ce21" office:value-type="string">
            <text:p>05Kutunun arkasına saklanmak için \48\0'e bas.</text:p>
          </table:table-cell>
          <table:table-cell table:style-name="ce21" office:value-type="string">
            <text:p>05Нажмите \48\0 - спрятаться за ящиком.</text:p>
          </table:table-cell>
          <table:table-cell table:style-name="ce21" office:value-type="string">
            <text:p>05Wciśnij \48\0, by ukryć się za skrzynią.</text:p>
          </table:table-cell>
          <table:table-cell table:style-name="ce21" office:value-type="string">
            <text:p>05กด \48 \0|เพื่อ|ซ่อน|หลังกล่อง</text:p>
          </table:table-cell>
          <table:table-cell table:style-name="ce250" office:value-type="string">
            <text:p>05Bấm \48 \0để trốn đằng sau cái thùng ấy.</text:p>
          </table:table-cell>
          <table:table-cell table:style-name="Default"/>
          <table:table-cell table:number-columns-repeated="1010"/>
        </table:table-row>
        <table:table-row table:style-name="ro63">
          <table:table-cell table:style-name="ce214" office:value-type="string">
            <text:p>TEXT_14</text:p>
          </table:table-cell>
          <table:table-cell table:style-name="ce217"/>
          <table:table-cell table:style-name="ce224" office:value-type="string">
            <text:p>06Try to rescue all of the Assassins of the Brotherhood you encounter, then send them to do missions in Your Guild, found in the menu. This will boost your maximum health and enhance your ability to summon help during the game.</text:p>
          </table:table-cell>
          <table:table-cell table:style-name="ce224" office:value-type="string">
            <text:p>06Essaie de porter secours à tous les Assassins de la confrérie que tu croises. Ensuite, va dans la section Ta Guilde accessible depuis le menu principal pour les envoyer en mission. Cela remplira entièrement ta jauge de vie et te permettra de demander de l'aide plus souvent en jeu.</text:p>
          </table:table-cell>
          <table:table-cell table:style-name="ce232" office:value-type="string">
            <text:p>06Versuche, alle Assassinen der Bruderschaft, denen du begegnest, zu befreien, und weise ihnen dann im Menü unter "Deine Gilde" Missionen zu. Dadurch vergrößerst du deine maximale Lebensanzeige und deine Fähigkeit, Hilfe herbeizurufen.</text:p>
          </table:table-cell>
          <table:table-cell table:style-name="ce224" office:value-type="string">
            <text:p>06Intenta rescatar a todos los asesinos de la Hermandad que te encuentres, y después envíalos a realizar misiones con tu gremio desde el menú. Con esto mejorarás tu salud máxima y mejorarás tu habilidad para pedir ayuda durante el juego.</text:p>
          </table:table-cell>
          <table:table-cell table:style-name="ce224" office:value-type="string">
            <text:p>06Cerca di salvare tutti gli Assassini della confraternita che trovi, poi assegnali alle missioni che trovi nel menu La tua gilda. In questo modo aumenterai la tua salute massima e le tue capacità di invocare aiuto durante il gioco.</text:p>
          </table:table-cell>
          <table:table-cell table:style-name="ce224" office:value-type="string">
            <text:p>06Tente resgatar todos os assassinos da irmandade que você encontrar. Depois, mande-os em missões da sua guilda, através do menu. Isso vai aumentar sua saúde máxima e melhorar sua habilidade de invocar ajuda durante o jogo.</text:p>
          </table:table-cell>
          <table:table-cell table:style-name="ce237" office:value-type="string">
            <text:p>06Karşılaştığın bütün Haşhaşi Yoldaşlığı üyelerini kurtarmaya çalış. Sonra da onları menüde görebileceğin Klanın kısmından görev yerine getirmeye gönder. Bu maksimum sağlığını artırır ve oyun sırasında yardım çağırma becerini geliştirir.</text:p>
          </table:table-cell>
          <table:table-cell table:style-name="ce224" office:value-type="string">
            <text:p>06Попытайтесь спасти всех своих соратников и отправьте их на выполнение заданий Гильдии, которые находятся в меню. Это существенно повысит здоровье и позволит в случае необходимости позвать их на помощь во время игры.</text:p>
          </table:table-cell>
          <table:table-cell table:style-name="ce224" office:value-type="string">
            <text:p>06Postaraj się uratować jak najwięcej asasynów z bractwa, aby wysłać ich do gildii, która znajduje się w menu. Będą stamtąd mogli wykonywać misje, które zwiększą maksymalną ilość twojej energii i pozwolą ci przywoływać pomoc w trakcie gry.</text:p>
          </table:table-cell>
          <table:table-cell table:style-name="ce237" office:value-type="string">
            <text:p>06พยายาม|ช่วยชีวิต|พี่น้อง|มือสังหาร|ทั้งหมด|ที่เจอ |แล้ว|ไปที่|กิลด์ของคุณ|ใน|เมนู|เพื่อ|ส่ง|มือสังหาร|ไปทำ|ภารกิจ |นี่จะ|ช่วย|เพิ่ม|แถบพลังชีวิต|และ|ทำให้|ความสามารถ|ใน|การขอ|ความช่วยเหลือ|ระหว่างเกม|สูงขึ้น</text:p>
          </table:table-cell>
          <table:table-cell table:style-name="ce224" office:value-type="string">
            <text:p>06Hãy cố gắng giải cứu tất cả các Sát thủ của hội Ái hữu mà bạn chạm trán. Sau đó hãy gửi họ lên đường thi hành sứ mệnh trong Giáo Phái của Bạn nằm trong menu. Việc này sẽ tăng sinh lực tối đa của bạn và củng cố khả năng kêu gọi hỗ trợ của bạn trong suốt trò chơi ấy.</text:p>
          </table:table-cell>
          <table:table-cell table:style-name="Default"/>
          <table:table-cell table:number-columns-repeated="1010"/>
        </table:table-row>
        <table:table-row table:style-name="ro64">
          <table:table-cell table:style-name="ce214" office:value-type="string">
            <text:p>TEXT_15</text:p>
          </table:table-cell>
          <table:table-cell table:style-name="ce217"/>
          <table:table-cell table:style-name="ce225" office:value-type="string">
            <text:p>05\4Press 0\0 to summon emergency help when the Assassin icon blinks.</text:p>
          </table:table-cell>
          <table:table-cell table:style-name="ce10" office:value-type="string">
            <text:p>05\4Appuie sur 0\0 pour appeler un Assassin lorsque l'icône clignote.</text:p>
          </table:table-cell>
          <table:table-cell table:style-name="ce233" office:value-type="string">
            <text:p>05\4Drücke 0\0, um Hilfe herbeizurufen, wenn das Assassinen-Symbol blinkt.</text:p>
          </table:table-cell>
          <table:table-cell table:style-name="ce225" office:value-type="string">
            <text:p>05\4Pulsa 0\0 para pedir ayuda en caso de emergencia cuando el icono del asesino parpadee.</text:p>
          </table:table-cell>
          <table:table-cell table:style-name="ce225" office:value-type="string">
            <text:p>05\4Premi 0\0 per invocare aiuto quando l'icona Assassino lampeggia.</text:p>
          </table:table-cell>
          <table:table-cell table:style-name="ce235" office:value-type="string">
            <text:p>05\4Aperte 0\0 para invocar a ajuda de emergência quando o ícone do assassino piscar.</text:p>
          </table:table-cell>
          <table:table-cell table:style-name="ce238" office:value-type="string">
            <text:p>05Haşhaşi simgesi yanıp söndüğünde yardım çağırmak için \40'a bas\0.</text:p>
          </table:table-cell>
          <table:table-cell table:style-name="ce225" office:value-type="string">
            <text:p>05\4Нажмите 0\0 - позвать на помощь, если мигает значок 'Ассасин'.</text:p>
          </table:table-cell>
          <table:table-cell table:style-name="ce225" office:value-type="string">
            <text:p>05\4Wciśnij 0\0, by wezwać na pomoc towarzysza, gdy ikona asasyna zacznie migać.</text:p>
          </table:table-cell>
          <table:table-cell table:style-name="ce238" office:value-type="string">
            <text:p>05\4กด 0\0 |เพื่อ|ขอ|ความช่วยเหลือ|ทันที |เมื่อ|ไอคอนมือสังหาร|กะพริบ</text:p>
          </table:table-cell>
          <table:table-cell table:style-name="ce225" office:value-type="string">
            <text:p>05\4Bấm 0\0 để kêu gọi hỗ trợ khẩn cấp khi biểu tượng Sát thủ nhấp nháy.</text:p>
          </table:table-cell>
          <table:table-cell table:style-name="Default"/>
          <table:table-cell table:number-columns-repeated="1010"/>
        </table:table-row>
        <table:table-row table:style-name="ro2">
          <table:table-cell table:style-name="ce214" office:value-type="string">
            <text:p>TEXT_16</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17</text:p>
          </table:table-cell>
          <table:table-cell table:style-name="ce217"/>
          <table:table-cell table:style-name="Default" table:number-columns-repeated="12"/>
          <table:table-cell table:style-name="ce221" table:number-columns-repeated="7"/>
          <table:table-cell table:style-name="ce227" table:number-columns-repeated="100"/>
          <table:table-cell/>
          <table:table-cell table:style-name="ce253"/>
          <table:table-cell table:number-columns-repeated="901"/>
        </table:table-row>
        <table:table-row table:style-name="ro2">
          <table:table-cell table:style-name="ce214" office:value-type="string">
            <text:p>TEXT_18</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19</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0</text:p>
          </table:table-cell>
          <table:table-cell table:style-name="ce216"/>
          <table:table-cell table:style-name="ce221"/>
          <table:table-cell table:style-name="Default" table:number-columns-repeated="11"/>
          <table:table-cell table:number-columns-repeated="1010"/>
        </table:table-row>
        <table:table-row table:style-name="ro2">
          <table:table-cell table:style-name="ce214" office:value-type="string">
            <text:p>TEXT_21</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2</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3</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4</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5</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6</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7</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8</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29</text:p>
          </table:table-cell>
          <table:table-cell table:style-name="ce217"/>
          <table:table-cell table:style-name="Default" table:number-columns-repeated="12"/>
          <table:table-cell table:number-columns-repeated="1010"/>
        </table:table-row>
        <table:table-row table:style-name="ro2">
          <table:table-cell table:style-name="ce214" office:value-type="string">
            <text:p>TEXT_30</text:p>
          </table:table-cell>
          <table:table-cell/>
          <table:table-cell table:style-name="ce226"/>
          <table:table-cell table:number-columns-repeated="5"/>
          <table:table-cell table:style-name="ce239" table:number-columns-repeated="5"/>
          <table:table-cell table:number-columns-repeated="1011"/>
        </table:table-row>
        <table:table-row table:style-name="ro2">
          <table:table-cell table:style-name="ce214" office:value-type="string">
            <text:p>TEXT_31</text:p>
          </table:table-cell>
          <table:table-cell/>
          <table:table-cell table:style-name="ce226"/>
          <table:table-cell table:number-columns-repeated="1021"/>
        </table:table-row>
        <table:table-row table:style-name="ro2" table:number-rows-repeated="2">
          <table:table-cell table:style-name="ce214"/>
          <table:table-cell table:number-columns-repeated="1023"/>
        </table:table-row>
        <table:table-row table:style-name="ro2" table:number-rows-repeated="2">
          <table:table-cell table:style-name="ce214"/>
          <table:table-cell/>
          <table:table-cell table:style-name="ce227"/>
          <table:table-cell table:number-columns-repeated="1021"/>
        </table:table-row>
        <table:table-row table:style-name="ro2">
          <table:table-cell table:style-name="ce214"/>
          <table:table-cell/>
          <table:table-cell table:style-name="ce228"/>
          <table:table-cell table:number-columns-repeated="1021"/>
        </table:table-row>
        <table:table-row table:style-name="ro2" table:number-rows-repeated="2">
          <table:table-cell table:style-name="ce214"/>
          <table:table-cell table:number-columns-repeated="1023"/>
        </table:table-row>
        <table:table-row table:style-name="ro2" table:number-rows-repeated="2">
          <table:table-cell table:style-name="ce214"/>
          <table:table-cell/>
          <table:table-cell table:style-name="ce228"/>
          <table:table-cell table:number-columns-repeated="1021"/>
        </table:table-row>
        <table:table-row table:style-name="ro2" table:number-rows-repeated="12">
          <table:table-cell table:style-name="ce214"/>
          <table:table-cell table:number-columns-repeated="1023"/>
        </table:table-row>
        <table:table-row table:style-name="ro2" table:number-rows-repeated="2">
          <table:table-cell table:style-name="ce214"/>
          <table:table-cell/>
          <table:table-cell table:style-name="ce227"/>
          <table:table-cell table:number-columns-repeated="1021"/>
        </table:table-row>
        <table:table-row table:style-name="ro2">
          <table:table-cell table:style-name="ce214"/>
          <table:table-cell/>
          <table:table-cell table:style-name="ce226"/>
          <table:table-cell table:number-columns-repeated="1021"/>
        </table:table-row>
        <table:table-row table:style-name="ro2" table:number-rows-repeated="65475">
          <table:table-cell table:number-columns-repeated="1024"/>
        </table:table-row>
        <table:table-row table:style-name="ro2">
          <table:table-cell table:number-columns-repeated="1024"/>
        </table:table-row>
      </table:table>
      <table:table table:name="LV2" table:style-name="ta3" table:print="false">
        <table:table-column table:style-name="co6" table:default-cell-style-name="ce213"/>
        <table:table-column table:style-name="co6" table:default-cell-style-name="ce215"/>
        <table:table-column table:style-name="co1" table:number-columns-repeated="2" table:default-cell-style-name="ce219"/>
        <table:table-column table:style-name="co1" table:default-cell-style-name="ce64"/>
        <table:table-column table:style-name="co1" table:number-columns-repeated="8" table:default-cell-style-name="ce219"/>
        <table:table-column table:style-name="co7" table:default-cell-style-name="ce219"/>
        <table:table-column table:style-name="co8" table:default-cell-style-name="ce219"/>
        <table:table-column table:style-name="co7" table:default-cell-style-name="ce219"/>
        <table:table-column table:style-name="co3" table:number-columns-repeated="126" table:default-cell-style-name="ce219"/>
        <table:table-column table:style-name="co3" table:default-cell-style-name="ce252"/>
        <table:table-column table:style-name="co7" table:default-cell-style-name="ce252"/>
        <table:table-column table:style-name="co4" table:number-columns-repeated="113" table:default-cell-style-name="Default"/>
        <table:table-column table:style-name="co5" table:number-columns-repeated="767" table:default-cell-style-name="Default"/>
        <table:table-row table:style-name="ro65">
          <table:table-cell table:style-name="ce2" office:value-type="string">
            <text:p>::ID::</text:p>
          </table:table-cell>
          <table:table-cell table:style-name="ce254" office:value-type="string">
            <text:p>speaker</text:p>
          </table:table-cell>
          <table:table-cell table:style-name="ce2" office:value-type="string">
            <text:p>::EN::</text:p>
          </table:table-cell>
          <table:table-cell table:style-name="ce2" office:value-type="string">
            <text:p>::FR::</text:p>
          </table:table-cell>
          <table:table-cell table:style-name="ce62" office:value-type="string">
            <text:p>::DE::</text:p>
          </table:table-cell>
          <table:table-cell table:style-name="ce2" office:value-type="string">
            <text:p>::ES::</text:p>
          </table:table-cell>
          <table:table-cell table:style-name="ce2" office:value-type="string">
            <text:p>::IT::</text:p>
          </table:table-cell>
          <table:table-cell table:style-name="ce2" office:value-type="string">
            <text:p>::BR::</text:p>
          </table:table-cell>
          <table:table-cell table:style-name="ce2" office:value-type="string">
            <text:p>::TR::</text:p>
          </table:table-cell>
          <table:table-cell table:style-name="ce2" office:value-type="string">
            <text:p>::RU::</text:p>
          </table:table-cell>
          <table:table-cell table:style-name="ce2" office:value-type="string">
            <text:p>::PL::</text:p>
          </table:table-cell>
          <table:table-cell table:style-name="ce2" office:value-type="string">
            <text:p>::TH::</text:p>
          </table:table-cell>
          <table:table-cell table:style-name="ce264" office:value-type="string">
            <text:p>::VI::</text:p>
          </table:table-cell>
          <table:table-cell table:style-name="ce11" table:number-columns-repeated="8"/>
          <table:table-cell table:style-name="ce2" table:number-columns-repeated="1003"/>
        </table:table-row>
        <table:table-row table:style-name="ro2">
          <table:table-cell table:number-columns-repeated="2"/>
          <table:table-cell table:style-name="ce256"/>
          <table:table-cell table:number-columns-repeated="11"/>
          <table:table-cell table:style-name="ce267"/>
          <table:table-cell table:style-name="ce213"/>
          <table:table-cell table:number-columns-repeated="5"/>
          <table:table-cell table:style-name="ce213" table:number-columns-repeated="123"/>
          <table:table-cell table:number-columns-repeated="880"/>
        </table:table-row>
        <table:table-row table:style-name="ro2">
          <table:table-cell/>
          <table:table-cell table:style-name="ce255"/>
          <table:table-cell table:number-columns-repeated="12"/>
          <table:table-cell table:style-name="ce267"/>
          <table:table-cell table:number-columns-repeated="1009"/>
        </table:table-row>
        <table:table-row table:style-name="ro2">
          <table:table-cell table:number-columns-repeated="2"/>
          <table:table-cell table:style-name="ce213" office:value-type="string">
            <text:p>STORY</text:p>
          </table:table-cell>
          <table:table-cell table:style-name="ce213"/>
          <table:table-cell table:style-name="ce62"/>
          <table:table-cell table:style-name="ce213" table:number-columns-repeated="9"/>
          <table:table-cell table:style-name="ce268"/>
          <table:table-cell table:style-name="ce213"/>
          <table:table-cell table:number-columns-repeated="5"/>
          <table:table-cell table:style-name="ce213" table:number-columns-repeated="123"/>
          <table:table-cell table:number-columns-repeated="112"/>
          <table:table-cell table:style-name="ce213" table:number-columns-repeated="768"/>
        </table:table-row>
        <table:table-row table:style-name="ro2">
          <table:table-cell table:style-name="ce214" office:value-type="string">
            <text:p>TEXT_0</text:p>
          </table:table-cell>
          <table:table-cell/>
          <table:table-cell table:style-name="ce257" table:number-columns-repeated="2"/>
          <table:table-cell table:style-name="ce84"/>
          <table:table-cell table:style-name="ce262"/>
          <table:table-cell table:style-name="ce257" table:number-columns-repeated="8"/>
          <table:table-cell table:style-name="ce269"/>
          <table:table-cell table:number-columns-repeated="1009"/>
        </table:table-row>
        <table:table-row table:style-name="ro2">
          <table:table-cell table:style-name="ce214" office:value-type="string">
            <text:p>TEXT_1</text:p>
          </table:table-cell>
          <table:table-cell/>
          <table:table-cell table:style-name="ce257" table:number-columns-repeated="2"/>
          <table:table-cell table:style-name="ce84"/>
          <table:table-cell table:style-name="ce262"/>
          <table:table-cell table:style-name="ce257" table:number-columns-repeated="8"/>
          <table:table-cell table:style-name="ce269"/>
          <table:table-cell table:number-columns-repeated="6"/>
          <table:table-cell table:style-name="ce213" table:number-columns-repeated="123"/>
          <table:table-cell table:number-columns-repeated="112"/>
          <table:table-cell table:style-name="ce213" table:number-columns-repeated="768"/>
        </table:table-row>
        <table:table-row table:style-name="ro2">
          <table:table-cell table:style-name="ce214" office:value-type="string">
            <text:p>TEXT_2</text:p>
          </table:table-cell>
          <table:table-cell table:style-name="ce216"/>
          <table:table-cell table:style-name="ce221" table:number-columns-repeated="2"/>
          <table:table-cell table:style-name="ce76"/>
          <table:table-cell table:style-name="ce116" table:number-columns-repeated="2"/>
          <table:table-cell/>
          <table:table-cell table:style-name="ce221" table:number-columns-repeated="6"/>
          <table:table-cell table:style-name="ce230"/>
          <table:table-cell table:number-columns-repeated="1009"/>
        </table:table-row>
        <table:table-row table:style-name="ro48">
          <table:table-cell table:style-name="ce214" office:value-type="string">
            <text:p>TEXT_3</text:p>
          </table:table-cell>
          <table:table-cell table:style-name="ce216" office:value-type="string">
            <text:p>Yusuf</text:p>
          </table:table-cell>
          <table:table-cell table:style-name="ce116" office:value-type="string">
            <text:p>12Ezio my friend, they're barring the gates! Quickly! Slide down this zipline!</text:p>
          </table:table-cell>
          <table:table-cell table:style-name="ce21" office:value-type="string">
            <text:p>12Ezio, mon ami, ils bloquent les portes ! Vite ! Glisse le long de la corde.</text:p>
          </table:table-cell>
          <table:table-cell table:style-name="ce76" office:value-type="string">
            <text:p>12Ezio, mein Freund, sie versperren die Tore! Schnell! Die Seilrutsche hinunter!</text:p>
          </table:table-cell>
          <table:table-cell table:style-name="ce21" office:value-type="string">
            <text:p>12Ezio, amigo mío, ¡van a cerrar las puertas! Rápido, ¡deslízate por esta polea!</text:p>
          </table:table-cell>
          <table:table-cell table:style-name="ce21" office:value-type="string">
            <text:p>12Ezio, amico mio. Stanno bloccando le porte! Fai in fretta! Lanciati da questa corda!</text:p>
          </table:table-cell>
          <table:table-cell table:style-name="ce21" office:value-type="string">
            <text:p>12Ezio, meu amigo! Estão bloqueando os portões! Rápido, deslize por esta corda!</text:p>
          </table:table-cell>
          <table:table-cell table:style-name="ce21" office:value-type="string">
            <text:p>12Ezio, dostum! Kapıları kilitliyorlar! Çabuk, şu ipten aşağı kay!</text:p>
          </table:table-cell>
          <table:table-cell table:style-name="ce21" office:value-type="string">
            <text:p>12Эцио, друг мой, они поднимают мост! Быстрее! Спускайся вниз! </text:p>
          </table:table-cell>
          <table:table-cell table:style-name="ce21" office:value-type="string">
            <text:p>12Ezio, przyjacielu, zamykają bramy! Szybko! Zjedź po tej linie!</text:p>
          </table:table-cell>
          <table:table-cell table:style-name="ce21" office:value-type="string">
            <text:p>12เอซิโอ|เพื่อนข้า |พวกมัน|กำลัง|ยก|ประตู|ขึ้นแล้ว! |เร็วเข้า! |รีบ|โหน|เชือก|นี่|ลงไป|เร็ว!</text:p>
          </table:table-cell>
          <table:table-cell table:style-name="ce59" office:value-type="string">
            <text:p>12Ezio, người bằng hữu, bọn chúng đang đóng cổng lại đấy! Hãy nhanh lên! Hãy trượt xuống sợi dây cáp này!</text:p>
          </table:table-cell>
          <table:table-cell table:style-name="ce116" table:number-columns-repeated="2"/>
          <table:table-cell table:number-columns-repeated="1009"/>
        </table:table-row>
        <table:table-row table:style-name="ro66">
          <table:table-cell table:style-name="ce214" office:value-type="string">
            <text:p>TEXT_4</text:p>
          </table:table-cell>
          <table:table-cell table:style-name="ce216" office:value-type="string">
            <text:p>Yusuf</text:p>
          </table:table-cell>
          <table:table-cell table:style-name="ce21" office:value-type="string">
            <text:p>11Are all Italians as bloody-minded as you? If so, I fear for your country's neighbors - but I thank the angels in heaven you're here!</text:p>
          </table:table-cell>
          <table:table-cell table:style-name="ce21" office:value-type="string">
            <text:p>11Est-ce que tous les Italiens ont soif de sang comme toi ? Si c'est le cas, <text:span text:style-name="T22">vos voisins</text:span><text:span text:style-name="T13"> ont du </text:span><text:span text:style-name="T13">souci à se faire. Je </text:span><text:span text:style-name="T13">remercie </text:span><text:span text:style-name="T22">le ciel</text:span><text:span text:style-name="T13"> que tu </text:span><text:span text:style-name="T13">sois là !</text:span></text:p>
          </table:table-cell>
          <table:table-cell table:style-name="ce76" office:value-type="string">
            <text:p>11Sind alle Italiener so blutrünstig wie du? Wenn ja, dann habe ich Angst um eure Nachbarländer - aber ich danke den Engeln im Himmel, dass du hier bist!</text:p>
          </table:table-cell>
          <table:table-cell table:style-name="ce21" office:value-type="string">
            <text:p>11¿Todos los italianos están tan locos como tú? Si es así, temo por los vecinos de tu país, ¡pero le agradezco al cielo que estés aquí!</text:p>
          </table:table-cell>
          <table:table-cell table:style-name="ce21" office:value-type="string">
            <text:p>11Gli italiani sono tutti così assetati di sangue come te? Se è così, mi dispiace per le nazioni vicine... ma ringrazio gli angeli del cielo che tu sia qui!</text:p>
          </table:table-cell>
          <table:table-cell table:style-name="ce21" office:value-type="string">
            <text:p>11Todos os italianos são tão sanguinários como você? Se for o caso, temo pelos países vizinhos, mas agradeço aos céus que você esteja aqui.</text:p>
          </table:table-cell>
          <table:table-cell table:style-name="ce21" office:value-type="string">
            <text:p>11Bütün İtalyanlar senin gibi gözünü kan bürümüş katiller midir? Öyleyse komşu ülkeleriniz adına çok üzüldüm, ama şükürler olsun ki buradasın!</text:p>
          </table:table-cell>
          <table:table-cell table:style-name="ce21" office:value-type="string">
            <text:p>11Все итальянцы столь же кровожадны, как и ты? Если так, не завидую я вашим соседям; но благодарю ангелов небесных, что ты здесь!</text:p>
          </table:table-cell>
          <table:table-cell table:style-name="ce21" office:value-type="string">
            <text:p>11Czy wszyscy Włosi są tacy brutalni? Jeśli tak, to wasi sąsiedzi muszą się mieć na baczności. Ale ja dziękuję aniołom, że ty tu jesteś!</text:p>
          </table:table-cell>
          <table:table-cell table:style-name="ce21" office:value-type="string">
            <text:p>11พวกอิตาเลียน|นี่|โหด|กันหมด|เหมือนอย่าง|เจ้า|หรือเปล่า? |ถ้า|เป็น|เช่นนั้น |ข้า|ก็|กลัว|แทน|แคว้น|เพื่อนบ้าน|ของเจ้า|จริงๆ |แต่|ข้า|ขอบคุณ|นางฟ้า|บน|สวรรค์|ที่|ส่ง|เจ้า|มา|ที่นี่!</text:p>
          </table:table-cell>
          <table:table-cell table:style-name="ce265" office:value-type="string">
            <text:p>11Tất cả dân Ý đều máu lạnh như anh sao? Nếu là vậy, tôi lo sợ cho những nước láng giềng của anh đó. Nhưng tôi tạ ơn những thiên thần trên thiên đàng là anh đang ở đây! </text:p>
          </table:table-cell>
          <table:table-cell table:style-name="ce116" table:number-columns-repeated="2"/>
          <table:table-cell table:number-columns-repeated="1009"/>
        </table:table-row>
        <table:table-row table:style-name="ro41">
          <table:table-cell table:style-name="ce214" office:value-type="string">
            <text:p>TEXT_5</text:p>
          </table:table-cell>
          <table:table-cell table:style-name="ce216" office:value-type="string">
            <text:p>Ezio</text:p>
          </table:table-cell>
          <table:table-cell table:style-name="ce21" office:value-type="string">
            <text:p>22Those halfwit guards won't see me if I blend in with these merchants...</text:p>
          </table:table-cell>
          <table:table-cell table:style-name="ce21" office:value-type="string">
            <text:p>22Ces abrutis de gardes n'y verront que du feu si je me mêle aux marchands...</text:p>
          </table:table-cell>
          <table:table-cell table:style-name="ce76" office:value-type="string">
            <text:p>22Diese trotteligen Wachen werden mich nicht bemerken, wenn ich mich unter die Kaufleute mische...</text:p>
          </table:table-cell>
          <table:table-cell table:style-name="ce21" office:value-type="string">
            <text:p>22Esos guardias inútiles no me verán si me mezclo con estos mercaderes...</text:p>
          </table:table-cell>
          <table:table-cell table:style-name="ce21" office:value-type="string">
            <text:p>22Quelle stupide guardie non mi vedranno se mi nascondo tra questi mercanti...</text:p>
          </table:table-cell>
          <table:table-cell table:style-name="ce21" office:value-type="string">
            <text:p>22Aqueles guardas idiotas não me verão se eu me misturar a estes comerciantes...</text:p>
          </table:table-cell>
          <table:table-cell table:style-name="ce21" office:value-type="string">
            <text:p>22Tüccarların arasına karışırsam şu gerzek muhafızlar beni görmez...</text:p>
          </table:table-cell>
          <table:table-cell table:style-name="ce21" office:value-type="string">
            <text:p>22Стражники не заметят меня, если я затеряюсь среди купцов...</text:p>
          </table:table-cell>
          <table:table-cell table:style-name="ce21" office:value-type="string">
            <text:p>22Ci głupi strażnicy mnie nie zobaczą, jeśli wmieszam się w tłum kupców.</text:p>
          </table:table-cell>
          <table:table-cell table:style-name="ce21" office:value-type="string">
            <text:p>22เจ้าพวก|ยามทึ่ม|พวกนั้น|ไม่เห็น|ข้า|แน่|ถ้า|ข้า|ทำตัว|เนียน|ไปกับ|พ่อค้า|พวกนี้...</text:p>
          </table:table-cell>
          <table:table-cell table:style-name="ce59" office:value-type="string">
            <text:p>22Bọn lính gác ngốc nghếch đó sẽ không thấy ta đâu nếu ta trà trộn vào đám thương gia này...</text:p>
          </table:table-cell>
          <table:table-cell table:style-name="ce116" table:number-columns-repeated="2"/>
          <table:table-cell table:number-columns-repeated="1009"/>
        </table:table-row>
        <table:table-row table:style-name="ro41">
          <table:table-cell table:style-name="ce214" office:value-type="string">
            <text:p>TEXT_6</text:p>
          </table:table-cell>
          <table:table-cell table:style-name="ce216" office:value-type="string">
            <text:p>Yusuf</text:p>
          </table:table-cell>
          <table:table-cell table:style-name="ce21" office:value-type="string">
            <text:p>11A curse upon this den of traps! Find another way around if you can!</text:p>
          </table:table-cell>
          <table:table-cell table:style-name="ce21" office:value-type="string">
            <text:p>11Maudit soit cet endroit parsemé de pièges ! Trouve un autre chemin si tu peux !</text:p>
          </table:table-cell>
          <table:table-cell table:style-name="ce76" office:value-type="string">
            <office:annotation draw:style-name="gr3" draw:text-style-name="P1" svg:width="2.806cm" svg:height="1.686cm" svg:x="19.426cm" svg:y="14.101cm" draw:caption-point-x="-19.426cm" draw:caption-point-y="-14.101cm">
              <dc:date>2011-09-02T00:00:00</dc:date>
              <text:p text:style-name="P1"><text:span text:style-name="T3">stefan.weisenbacher:</text:span></text:p>
              <text:p text:style-name="P1"><text:span text:style-name="T4">"den of traps" - check in game</text:span></text:p>
            </office:annotation>
            <text:p>11Verflucht seien diese Fallstricke! Finde einen anderen Weg hinein!</text:p>
          </table:table-cell>
          <table:table-cell table:style-name="ce21" office:value-type="string">
            <text:p>11¡Malditas trampas! ¡Encuentra otro modo de llegar!</text:p>
          </table:table-cell>
          <table:table-cell table:style-name="ce21" office:value-type="string">
            <office:annotation draw:style-name="gr9" draw:text-style-name="P1" svg:width="2.806cm" svg:height="1.701cm" svg:x="24.514cm" svg:y="10.155cm" draw:caption-point-x="-24.514cm" draw:caption-point-y="-10.155cm">
              <dc:date>2011-09-02T00:00:00</dc:date>
              <text:p text:style-name="P1"><text:span text:style-name="T3">sara.picotto:</text:span></text:p>
              <text:p text:style-name="P1"><text:span text:style-name="T4">seen in game</text:span></text:p>
            </office:annotation>
            <text:p>11Maledetto sia questo buco pieno di trappole! Trova un'altra via, se puoi!</text:p>
          </table:table-cell>
          <table:table-cell table:style-name="ce21" office:value-type="string">
            <text:p>11Maldito seja este covil cheio de armadilhas! Encontre um outro caminho, se você puder!</text:p>
          </table:table-cell>
          <table:table-cell table:style-name="ce21" office:value-type="string">
            <text:p>11Lanet olası tuzaklar! Başka bir yol bulmaya çalış!</text:p>
          </table:table-cell>
          <table:table-cell table:style-name="ce21" office:value-type="string">
            <text:p>11Да будет проклято это логово, полное ловушек! Найди обходной путь, если сможешь!</text:p>
          </table:table-cell>
          <table:table-cell table:style-name="ce21" office:value-type="string">
            <text:p>11Niech będzie przeklęte to gniazdo pułapek! Musisz znaleźć inną drogę!</text:p>
          </table:table-cell>
          <table:table-cell table:style-name="ce21" office:value-type="string">
            <text:p>11ไอ้รังโจร|นี่|มี|แต่|กับดัก|เต็มไปหมด! |เจ้า|หา|ทางอื่น|ก็แล้วกัน!</text:p>
          </table:table-cell>
          <table:table-cell table:style-name="ce265" office:value-type="string">
            <text:p>11Sào huyệt này có vô số cạm bẫy! Hãy tìm đường khác ở xung quanh nếu anh có thể!</text:p>
          </table:table-cell>
          <table:table-cell table:style-name="ce116" table:number-columns-repeated="2"/>
          <table:table-cell table:number-columns-repeated="1009"/>
        </table:table-row>
        <table:table-row table:style-name="ro67">
          <table:table-cell table:style-name="ce214" office:value-type="string">
            <text:p>TEXT_7</text:p>
          </table:table-cell>
          <table:table-cell table:style-name="ce216" office:value-type="string">
            <text:p>Yusuf</text:p>
          </table:table-cell>
          <table:table-cell table:style-name="ce21" office:value-type="string">
            <text:p>11Well done, my friend! We're close now! Come!</text:p>
          </table:table-cell>
          <table:table-cell table:style-name="ce21" office:value-type="string">
            <text:p>11Bien joué, mon ami ! Nous y sommes presque ! <text:span text:style-name="T22">Par ici !</text:span></text:p>
          </table:table-cell>
          <table:table-cell table:style-name="ce76" office:value-type="string">
            <text:p>11Sehr gut, mein Freund! Wir sind nah dran! Komm!</text:p>
          </table:table-cell>
          <table:table-cell table:style-name="ce21" office:value-type="string">
            <text:p>11¡Bien hecho, amigo mío! ¡Estamos cerca! ¡Vamos!</text:p>
          </table:table-cell>
          <table:table-cell table:style-name="ce21" office:value-type="string">
            <text:p>11Ben fatto, amico mio! Ci siamo quasi! Seguimi!</text:p>
          </table:table-cell>
          <table:table-cell table:style-name="ce21" office:value-type="string">
            <text:p>11Muito bem, amigo! Estamos quase lá. Venha!</text:p>
          </table:table-cell>
          <table:table-cell table:style-name="ce21" office:value-type="string">
            <text:p>11Tebrikler dostum! Artık yaklaştık! Gel!</text:p>
          </table:table-cell>
          <table:table-cell table:style-name="ce21" office:value-type="string">
            <text:p>11Отлично, друг мой! Мы близки к цели! Сюда!</text:p>
          </table:table-cell>
          <table:table-cell table:style-name="ce21" office:value-type="string">
            <text:p>11Doskonale, przyjacielu! Jesteśmy już blisko! Chodź!</text:p>
          </table:table-cell>
          <table:table-cell table:style-name="ce21" office:value-type="string">
            <text:p>11เยี่ยมมาก|เพื่อนข้า! |พวกเรา|ใกล้จะ|ไปถึง|แล้วล่ะ! |ไปกันเถอะ!</text:p>
          </table:table-cell>
          <table:table-cell table:style-name="ce265" office:value-type="string">
            <text:p>11Làm tốt lắm, người bằng hữu! Giờ chúng ta sắp tới rồi! Đến đây nào!</text:p>
          </table:table-cell>
          <table:table-cell table:style-name="ce221"/>
          <table:table-cell table:style-name="ce230"/>
          <table:table-cell table:number-columns-repeated="1009"/>
        </table:table-row>
        <table:table-row table:style-name="ro39">
          <table:table-cell table:style-name="ce214" office:value-type="string">
            <text:p>TEXT_8</text:p>
          </table:table-cell>
          <table:table-cell table:style-name="ce216" office:value-type="string">
            <text:p>Yusuf</text:p>
          </table:table-cell>
          <table:table-cell table:style-name="ce21" office:value-type="string">
            <text:p>11Shall we take a page from the acrobatic arts? Jump, Ezio!</text:p>
          </table:table-cell>
          <table:table-cell table:style-name="ce21" office:value-type="string">
            <text:p>11Une petite pirouette sera peut-être nécessaire ici. Saute, Ezio !</text:p>
          </table:table-cell>
          <table:table-cell table:style-name="ce76" office:value-type="string">
            <text:p>11Sollen wir unsere akrobatischen Künste zur Schau stellen? Spring, Ezio!</text:p>
          </table:table-cell>
          <table:table-cell table:style-name="ce21" office:value-type="string">
            <text:p>11¿Qué tal se te dan las artes acrobáticas? ¡Salta, Ezio!</text:p>
          </table:table-cell>
          <table:table-cell table:style-name="ce21" office:value-type="string">
            <text:p>11Ti va di mettere alla prova le tue doti di acrobata? Salta, Ezio!</text:p>
          </table:table-cell>
          <table:table-cell table:style-name="ce21" office:value-type="string">
            <text:p>11Vamos fingir que somos artistas de circo? Salte, Ezio!</text:p>
          </table:table-cell>
          <table:table-cell table:style-name="ce21" office:value-type="string">
            <text:p>11Biraz da akrobatik sanatlara değinelim mi? Zıpla Ezio!</text:p>
          </table:table-cell>
          <table:table-cell table:style-name="ce21" office:value-type="string">
            <text:p>11Не пора ли испытать нашу ловкость? Прыгай, Эцио! </text:p>
          </table:table-cell>
          <table:table-cell table:style-name="ce21" office:value-type="string">
            <text:p>11Czas chyba na popisy akrobacji? Skacz, Ezio!</text:p>
          </table:table-cell>
          <table:table-cell table:style-name="ce21" office:value-type="string">
            <text:p>11เล่นกายกรรม|กันหน่อย|มั้ย? |กระโดดเลย |เอซิโอ!</text:p>
          </table:table-cell>
          <table:table-cell table:style-name="ce59" office:value-type="string">
            <text:p>11Chúng ta sẽ học cách biểu diễn nhào lộn chứ? Nhảy thôi nào, Ezio!</text:p>
          </table:table-cell>
          <table:table-cell table:style-name="ce116" table:number-columns-repeated="2"/>
          <table:table-cell table:number-columns-repeated="1009"/>
        </table:table-row>
        <table:table-row table:style-name="ro2">
          <table:table-cell table:style-name="ce214" office:value-type="string">
            <text:p>TEXT_9</text:p>
          </table:table-cell>
          <table:table-cell table:style-name="ce216"/>
          <table:table-cell table:style-name="ce116" table:number-columns-repeated="2"/>
          <table:table-cell table:style-name="ce76"/>
          <table:table-cell table:style-name="ce116" table:number-columns-repeated="9"/>
          <table:table-cell table:style-name="ce36"/>
          <table:table-cell table:number-columns-repeated="1009"/>
        </table:table-row>
        <table:table-row table:style-name="ro2">
          <table:table-cell table:style-name="ce214" office:value-type="string">
            <text:p>TEXT_10</text:p>
          </table:table-cell>
          <table:table-cell table:style-name="ce216"/>
          <table:table-cell table:style-name="ce116" table:number-columns-repeated="2"/>
          <table:table-cell table:style-name="ce76"/>
          <table:table-cell table:style-name="ce116" table:number-columns-repeated="9"/>
          <table:table-cell table:style-name="ce36"/>
          <table:table-cell table:number-columns-repeated="1009"/>
        </table:table-row>
        <table:table-row table:style-name="ro2">
          <table:table-cell table:style-name="ce214" office:value-type="string">
            <text:p>TEXT_11</text:p>
          </table:table-cell>
          <table:table-cell table:style-name="ce216"/>
          <table:table-cell table:style-name="ce116" table:number-columns-repeated="2"/>
          <table:table-cell table:style-name="ce76"/>
          <table:table-cell table:style-name="ce116" table:number-columns-repeated="9"/>
          <table:table-cell table:style-name="ce36"/>
          <table:table-cell table:number-columns-repeated="1009"/>
        </table:table-row>
        <table:table-row table:style-name="ro2">
          <table:table-cell table:style-name="ce214" office:value-type="string">
            <text:p>TEXT_12</text:p>
          </table:table-cell>
          <table:table-cell table:style-name="ce216" office:value-type="string">
            <text:p>Ezio</text:p>
          </table:table-cell>
          <table:table-cell table:style-name="ce21" office:value-type="string">
            <text:p>22There he is!</text:p>
          </table:table-cell>
          <table:table-cell table:style-name="ce21" office:value-type="string">
            <text:p>22Le voilà !</text:p>
          </table:table-cell>
          <table:table-cell table:style-name="ce76" office:value-type="string">
            <text:p>22Da ist er!</text:p>
          </table:table-cell>
          <table:table-cell table:style-name="ce21" office:value-type="string">
            <text:p>22¡Ahí está!</text:p>
          </table:table-cell>
          <table:table-cell table:style-name="ce21" office:value-type="string">
            <text:p>22Eccolo là!</text:p>
          </table:table-cell>
          <table:table-cell table:style-name="ce21" office:value-type="string">
            <text:p>22Lá está ele!</text:p>
          </table:table-cell>
          <table:table-cell table:style-name="ce21" office:value-type="string">
            <text:p>22İşte orada!</text:p>
          </table:table-cell>
          <table:table-cell table:style-name="ce21" office:value-type="string">
            <text:p>22Вот он!</text:p>
          </table:table-cell>
          <table:table-cell table:style-name="ce21" office:value-type="string">
            <text:p>22Tam jest!</text:p>
          </table:table-cell>
          <table:table-cell table:style-name="ce21" office:value-type="string">
            <text:p>22มันอยู่นั่นไง!</text:p>
          </table:table-cell>
          <table:table-cell table:style-name="ce265" office:value-type="string">
            <text:p>22Hắn đây rồi!</text:p>
          </table:table-cell>
          <table:table-cell table:style-name="ce116" table:number-columns-repeated="2"/>
          <table:table-cell table:number-columns-repeated="1009"/>
        </table:table-row>
        <table:table-row table:style-name="ro68">
          <table:table-cell table:style-name="ce214" office:value-type="string">
            <text:p>TEXT_13</text:p>
          </table:table-cell>
          <table:table-cell table:style-name="ce216" office:value-type="string">
            <text:p>Ezio</text:p>
          </table:table-cell>
          <table:table-cell table:style-name="ce258" office:value-type="string">
            <office:annotation draw:style-name="gr1" draw:text-style-name="P1" svg:width="2.806cm" svg:height="1.695cm" svg:x="8.593cm" svg:y="19.276cm" draw:caption-point-x="-8.593cm" draw:caption-point-y="-19.276cm">
              <dc:date>2011-09-02T00:00:00</dc:date>
              <text:p text:style-name="P1"><text:span text:style-name="T1">(Hell) change to (perdition) </text:span></text:p>
            </office:annotation>
            <text:p>23This crowd will pave his road to perdition...</text:p>
          </table:table-cell>
          <table:table-cell table:style-name="ce259" office:value-type="string">
            <text:p>23<text:span text:style-name="T13">Cette foule va paver </text:span><text:span text:style-name="T13">son chemin vers </text:span><text:span text:style-name="T13">l'enfer...</text:span></text:p>
          </table:table-cell>
          <table:table-cell table:style-name="ce233" office:value-type="string">
            <text:p>23Diese Menschenmasse wird sein Untergang sein...</text:p>
          </table:table-cell>
          <table:table-cell table:style-name="ce10" office:value-type="string">
            <text:p>23Esta multitud lo conducirá directo al infierno...</text:p>
          </table:table-cell>
          <table:table-cell table:style-name="ce10" office:value-type="string">
            <text:p>23Questa folla sarà la sua strada per l'inferno...</text:p>
          </table:table-cell>
          <table:table-cell table:style-name="ce10" office:value-type="string">
            <text:p>23Esta multidão vai conduzi-lo diretamente à perdição...</text:p>
          </table:table-cell>
          <table:table-cell table:style-name="ce10" office:value-type="string">
            <text:p>23Bu kalabalık ona mezar olacak...</text:p>
          </table:table-cell>
          <table:table-cell table:style-name="ce10" office:value-type="string">
            <text:p>23Толпа приведет его к гибели...</text:p>
          </table:table-cell>
          <table:table-cell table:style-name="ce10" office:value-type="string">
            <text:p>23Ten tłum doprowadzi go do zatracenia...</text:p>
          </table:table-cell>
          <table:table-cell table:style-name="ce10" office:value-type="string">
            <text:p>22ฝูงชน|นี้แหล่ะ|ที่|จะ|ปูทาง|สู่นรก|ให้กับ|มัน...</text:p>
          </table:table-cell>
          <table:table-cell table:style-name="ce266" office:value-type="string">
            <text:p>23Bọn này sẽ lát đường của hắn xuống Âm tì Địa phủ...</text:p>
          </table:table-cell>
          <table:table-cell table:style-name="ce116" table:number-columns-repeated="2"/>
          <table:table-cell table:number-columns-repeated="1009"/>
        </table:table-row>
        <table:table-row table:style-name="ro2">
          <table:table-cell table:style-name="ce214" office:value-type="string">
            <text:p>TEXT_14</text:p>
          </table:table-cell>
          <table:table-cell table:style-name="ce216"/>
          <table:table-cell table:style-name="ce221" table:number-columns-repeated="2"/>
          <table:table-cell table:style-name="ce76"/>
          <table:table-cell table:style-name="ce116" table:number-columns-repeated="2"/>
          <table:table-cell table:style-name="ce221" table:number-columns-repeated="2"/>
          <table:table-cell table:style-name="ce263" table:number-columns-repeated="2"/>
          <table:table-cell table:style-name="ce221" table:number-columns-repeated="3"/>
          <table:table-cell table:style-name="ce230"/>
          <table:table-cell table:number-columns-repeated="1009"/>
        </table:table-row>
        <table:table-row table:style-name="ro48">
          <table:table-cell table:style-name="ce214" office:value-type="string">
            <text:p>TEXT_15</text:p>
          </table:table-cell>
          <table:table-cell table:style-name="ce216"/>
          <table:table-cell table:style-name="ce116" office:value-type="string">
            <text:p>05\4Press 0\0 to summon an Assassin when the Assassin icon blinks.</text:p>
          </table:table-cell>
          <table:table-cell table:style-name="ce21" office:value-type="string">
            <text:p>05\4Appuie sur 0\0 pour appeler un Assassin lorsque l'icône clignote.</text:p>
          </table:table-cell>
          <table:table-cell table:style-name="ce76" office:value-type="string">
            <text:p>05\4Drücke 0\0, um einen Assassinen herbeizurufen, wenn das Assassinen-Symbol blinkt.</text:p>
          </table:table-cell>
          <table:table-cell table:style-name="ce116" office:value-type="string">
            <text:p>05\4pulsa 0\0 para llamar a un asesino cuando el icono del asesino parpadee.</text:p>
          </table:table-cell>
          <table:table-cell table:style-name="ce116" office:value-type="string">
            <text:p>05\4Premi 0\0 per invocare un Assassino quando l'icona Assassino lampeggia.</text:p>
          </table:table-cell>
          <table:table-cell table:style-name="ce116" office:value-type="string">
            <text:p>05\4Aperte 0\0 para invocar um assassino quando o ícone do assassino piscar.</text:p>
          </table:table-cell>
          <table:table-cell table:style-name="ce168" office:value-type="string">
            <text:p>05Haşhaşi simgesi yanıp söndüğünde bir Haşhaşi çağırmak için \40'a bas\0.</text:p>
          </table:table-cell>
          <table:table-cell table:style-name="ce116" office:value-type="string">
            <text:p>05\4Нажмите 0\0 - позвать на помощь, если мигает значок 'Ассасин'.</text:p>
          </table:table-cell>
          <table:table-cell table:style-name="ce223" office:value-type="string">
            <text:p>05\4Wciśnij 0\0, by wezwać na pomoc towarzysza, gdy ikona asasyna zacznie migać.</text:p>
          </table:table-cell>
          <table:table-cell table:style-name="ce168" office:value-type="string">
            <text:p>05\4กด 0\0 |เพื่อ|เรียกตัว|มือสังหาร|เมื่อ|ไอคอนมือสังหาร|กะพริบ</text:p>
          </table:table-cell>
          <table:table-cell table:style-name="ce223" office:value-type="string">
            <text:p>05\4Bấm 0\0 để triệu tập một Sát thủ khi biểu tượng Sát thủ nhấp nháy.</text:p>
          </table:table-cell>
          <table:table-cell table:style-name="ce116"/>
          <table:table-cell table:style-name="ce36"/>
          <table:table-cell table:number-columns-repeated="1009"/>
        </table:table-row>
        <table:table-row table:style-name="ro2">
          <table:table-cell table:style-name="ce214" office:value-type="string">
            <text:p>TEXT_16</text:p>
          </table:table-cell>
          <table:table-cell table:style-name="ce216"/>
          <table:table-cell table:style-name="ce116" table:number-columns-repeated="2"/>
          <table:table-cell table:style-name="ce76"/>
          <table:table-cell table:style-name="ce116" table:number-columns-repeated="4"/>
          <table:table-cell table:style-name="ce36" table:number-columns-repeated="2"/>
          <table:table-cell table:style-name="ce116" table:number-columns-repeated="3"/>
          <table:table-cell table:style-name="ce36"/>
          <table:table-cell table:number-columns-repeated="1009"/>
        </table:table-row>
        <table:table-row table:style-name="ro52">
          <table:table-cell table:style-name="ce214" office:value-type="string">
            <text:p>TEXT_17</text:p>
          </table:table-cell>
          <table:table-cell table:style-name="ce216"/>
          <table:table-cell table:style-name="ce116" office:value-type="string">
            <text:p>05Press \44\0 and \46\0 to keep your balance.</text:p>
          </table:table-cell>
          <table:table-cell table:style-name="ce260" office:value-type="string">
            <text:p>05Appuie sur \44\0 et \46\0 pour garder l'équilibre.</text:p>
          </table:table-cell>
          <table:table-cell table:style-name="ce76" office:value-type="string">
            <text:p>05Drücke \44\0 und \46\0, um das Gleichgewicht zu halten.</text:p>
          </table:table-cell>
          <table:table-cell table:style-name="ce116" office:value-type="string">
            <text:p>05Pulsa \44\0 y \46\0 para mantener el equilibrio.</text:p>
          </table:table-cell>
          <table:table-cell table:style-name="ce116" office:value-type="string">
            <text:p>05Premi \44\0 e \46\0 per mantenere l'equilibrio.</text:p>
          </table:table-cell>
          <table:table-cell table:style-name="ce116" office:value-type="string">
            <text:p>05Aperte \44\0 e \46\0 para se equilibrar.</text:p>
          </table:table-cell>
          <table:table-cell table:style-name="ce116" office:value-type="string">
            <text:p>05Denge sağlamak için \44\0 ve \46\0'ya bas.</text:p>
          </table:table-cell>
          <table:table-cell table:style-name="ce116" office:value-type="string">
            <text:p>05Нажмите \44\0 или \46\0 - удерживать равновесие.</text:p>
          </table:table-cell>
          <table:table-cell table:style-name="ce116" office:value-type="string">
            <text:p>05Wciskaj \44\0 i \46\0, by utrzymywać równowagę.</text:p>
          </table:table-cell>
          <table:table-cell table:style-name="ce168" office:value-type="string">
            <text:p>05กด \44\0 |และ |\46\0 |เพื่อ|ทรงตัว</text:p>
          </table:table-cell>
          <table:table-cell table:style-name="ce116" office:value-type="string">
            <text:p>05Bấm \44\0 và \46\0 để giữ sự cân bằng của bạn.</text:p>
          </table:table-cell>
          <table:table-cell table:style-name="ce116"/>
          <table:table-cell table:style-name="ce36"/>
          <table:table-cell table:style-name="ce221" table:number-columns-repeated="6"/>
          <table:table-cell table:style-name="ce227" table:number-columns-repeated="121"/>
          <table:table-cell/>
          <table:table-cell table:style-name="ce253"/>
          <table:table-cell table:number-columns-repeated="112"/>
          <table:table-cell table:style-name="ce227" table:number-columns-repeated="768"/>
        </table:table-row>
        <table:table-row table:style-name="ro2">
          <table:table-cell table:style-name="ce214" office:value-type="string">
            <text:p>TEXT_18</text:p>
          </table:table-cell>
          <table:table-cell table:style-name="ce216"/>
          <table:table-cell/>
          <table:table-cell table:style-name="ce228"/>
          <table:table-cell table:number-columns-repeated="1020"/>
        </table:table-row>
        <table:table-row table:style-name="ro2">
          <table:table-cell table:style-name="ce214" office:value-type="string">
            <text:p>TEXT_19</text:p>
          </table:table-cell>
          <table:table-cell table:style-name="ce216"/>
          <table:table-cell/>
          <table:table-cell table:style-name="ce228"/>
          <table:table-cell table:number-columns-repeated="11"/>
          <table:table-cell table:style-name="ce256" table:number-columns-repeated="2"/>
          <table:table-cell table:number-columns-repeated="1007"/>
        </table:table-row>
        <table:table-row table:style-name="ro2">
          <table:table-cell table:style-name="ce214" office:value-type="string">
            <text:p>TEXT_20</text:p>
          </table:table-cell>
          <table:table-cell table:style-name="ce216"/>
          <table:table-cell table:style-name="ce221" table:number-columns-repeated="2"/>
          <table:table-cell table:style-name="ce76"/>
          <table:table-cell table:style-name="ce116" table:number-columns-repeated="2"/>
          <table:table-cell table:style-name="ce221" table:number-columns-repeated="7"/>
          <table:table-cell table:style-name="ce230"/>
          <table:table-cell table:number-columns-repeated="1009"/>
        </table:table-row>
        <table:table-row table:style-name="ro2">
          <table:table-cell table:style-name="ce214" office:value-type="string">
            <text:p>TEXT_21</text:p>
          </table:table-cell>
          <table:table-cell table:style-name="ce216"/>
          <table:table-cell/>
          <table:table-cell table:style-name="ce228"/>
          <table:table-cell table:number-columns-repeated="10"/>
          <table:table-cell table:style-name="ce267"/>
          <table:table-cell table:number-columns-repeated="1009"/>
        </table:table-row>
        <table:table-row table:style-name="ro2">
          <table:table-cell table:style-name="ce214" office:value-type="string">
            <text:p>TEXT_22</text:p>
          </table:table-cell>
          <table:table-cell table:number-columns-repeated="2"/>
          <table:table-cell table:style-name="ce228"/>
          <table:table-cell table:number-columns-repeated="10"/>
          <table:table-cell table:style-name="ce267"/>
          <table:table-cell table:number-columns-repeated="1009"/>
        </table:table-row>
        <table:table-row table:style-name="ro2">
          <table:table-cell table:style-name="ce214" office:value-type="string">
            <text:p>TEXT_23</text:p>
          </table:table-cell>
          <table:table-cell table:number-columns-repeated="2"/>
          <table:table-cell table:style-name="ce228"/>
          <table:table-cell table:number-columns-repeated="10"/>
          <table:table-cell table:style-name="ce267"/>
          <table:table-cell table:number-columns-repeated="1009"/>
        </table:table-row>
        <table:table-row table:style-name="ro2">
          <table:table-cell table:style-name="ce214" office:value-type="string">
            <text:p>TEXT_24</text:p>
          </table:table-cell>
          <table:table-cell table:number-columns-repeated="2"/>
          <table:table-cell table:style-name="ce228"/>
          <table:table-cell table:number-columns-repeated="4"/>
          <table:table-cell table:style-name="ce12"/>
          <table:table-cell table:number-columns-repeated="5"/>
          <table:table-cell table:style-name="ce36"/>
          <table:table-cell table:number-columns-repeated="1009"/>
        </table:table-row>
        <table:table-row table:style-name="ro2">
          <table:table-cell table:style-name="ce214" office:value-type="string">
            <text:p>TEXT_25</text:p>
          </table:table-cell>
          <table:table-cell table:number-columns-repeated="2"/>
          <table:table-cell table:style-name="ce228"/>
          <table:table-cell table:number-columns-repeated="10"/>
          <table:table-cell table:style-name="ce267"/>
          <table:table-cell table:number-columns-repeated="1009"/>
        </table:table-row>
        <table:table-row table:style-name="ro2">
          <table:table-cell table:style-name="ce214" office:value-type="string">
            <text:p>TEXT_26</text:p>
          </table:table-cell>
          <table:table-cell table:number-columns-repeated="2"/>
          <table:table-cell table:style-name="ce228"/>
          <table:table-cell table:number-columns-repeated="10"/>
          <table:table-cell table:style-name="ce270"/>
          <table:table-cell table:number-columns-repeated="1009"/>
        </table:table-row>
        <table:table-row table:style-name="ro2">
          <table:table-cell table:style-name="ce214" office:value-type="string">
            <text:p>TEXT_27</text:p>
          </table:table-cell>
          <table:table-cell/>
          <table:table-cell table:style-name="ce227"/>
          <table:table-cell table:style-name="ce221"/>
          <table:table-cell table:style-name="ce261"/>
          <table:table-cell table:style-name="ce221"/>
          <table:table-cell table:style-name="ce116"/>
          <table:table-cell table:style-name="ce221" table:number-columns-repeated="7"/>
          <table:table-cell table:style-name="ce230"/>
          <table:table-cell table:number-columns-repeated="1009"/>
        </table:table-row>
        <table:table-row table:style-name="ro2">
          <table:table-cell table:style-name="ce214" office:value-type="string">
            <text:p>TEXT_28</text:p>
          </table:table-cell>
          <table:table-cell/>
          <table:table-cell table:style-name="ce213"/>
          <table:table-cell table:style-name="ce228"/>
          <table:table-cell/>
          <table:table-cell table:style-name="ce64"/>
          <table:table-cell table:number-columns-repeated="8"/>
          <table:table-cell table:style-name="ce267"/>
          <table:table-cell table:number-columns-repeated="1009"/>
        </table:table-row>
        <table:table-row table:style-name="ro2">
          <table:table-cell table:style-name="ce214" office:value-type="string">
            <text:p>TEXT_29</text:p>
          </table:table-cell>
          <table:table-cell table:number-columns-repeated="2"/>
          <table:table-cell table:style-name="ce228"/>
          <table:table-cell table:number-columns-repeated="10"/>
          <table:table-cell table:style-name="ce267"/>
          <table:table-cell table:number-columns-repeated="1009"/>
        </table:table-row>
        <table:table-row table:style-name="ro2">
          <table:table-cell table:style-name="ce214" office:value-type="string">
            <text:p>TEXT_30</text:p>
          </table:table-cell>
          <table:table-cell/>
          <table:table-cell table:style-name="ce226"/>
          <table:table-cell table:number-columns-repeated="5"/>
          <table:table-cell table:style-name="ce239" table:number-columns-repeated="7"/>
          <table:table-cell table:number-columns-repeated="1009"/>
        </table:table-row>
        <table:table-row table:style-name="ro2">
          <table:table-cell table:style-name="ce214" office:value-type="string">
            <text:p>TEXT_31</text:p>
          </table:table-cell>
          <table:table-cell/>
          <table:table-cell table:style-name="ce226"/>
          <table:table-cell table:number-columns-repeated="1021"/>
        </table:table-row>
        <table:table-row table:style-name="ro2" table:number-rows-repeated="2">
          <table:table-cell table:style-name="ce214"/>
          <table:table-cell table:number-columns-repeated="1023"/>
        </table:table-row>
        <table:table-row table:style-name="ro2" table:number-rows-repeated="2">
          <table:table-cell table:style-name="ce214"/>
          <table:table-cell/>
          <table:table-cell table:style-name="ce227"/>
          <table:table-cell table:number-columns-repeated="1021"/>
        </table:table-row>
        <table:table-row table:style-name="ro2">
          <table:table-cell table:style-name="ce214"/>
          <table:table-cell/>
          <table:table-cell table:style-name="ce228"/>
          <table:table-cell table:number-columns-repeated="1021"/>
        </table:table-row>
        <table:table-row table:style-name="ro2" table:number-rows-repeated="2">
          <table:table-cell table:style-name="ce214"/>
          <table:table-cell table:number-columns-repeated="1023"/>
        </table:table-row>
        <table:table-row table:style-name="ro2" table:number-rows-repeated="2">
          <table:table-cell table:style-name="ce214"/>
          <table:table-cell/>
          <table:table-cell table:style-name="ce228"/>
          <table:table-cell table:number-columns-repeated="1021"/>
        </table:table-row>
        <table:table-row table:style-name="ro2" table:number-rows-repeated="12">
          <table:table-cell table:style-name="ce214"/>
          <table:table-cell table:number-columns-repeated="1023"/>
        </table:table-row>
        <table:table-row table:style-name="ro2" table:number-rows-repeated="2">
          <table:table-cell table:style-name="ce214"/>
          <table:table-cell/>
          <table:table-cell table:style-name="ce227"/>
          <table:table-cell table:number-columns-repeated="1021"/>
        </table:table-row>
        <table:table-row table:style-name="ro2">
          <table:table-cell table:style-name="ce214"/>
          <table:table-cell/>
          <table:table-cell table:style-name="ce226"/>
          <table:table-cell table:number-columns-repeated="1021"/>
        </table:table-row>
        <table:table-row table:style-name="ro2" table:number-rows-repeated="65475">
          <table:table-cell table:number-columns-repeated="1024"/>
        </table:table-row>
        <table:table-row table:style-name="ro2">
          <table:table-cell table:number-columns-repeated="1024"/>
        </table:table-row>
      </table:table>
      <table:table table:name="LV3" table:style-name="ta4" table:print="false">
        <table:table-column table:style-name="co6" table:default-cell-style-name="ce272"/>
        <table:table-column table:style-name="co6" table:default-cell-style-name="ce273"/>
        <table:table-column table:style-name="co1" table:default-cell-style-name="ce276"/>
        <table:table-column table:style-name="co1" table:default-cell-style-name="ce279"/>
        <table:table-column table:style-name="co1" table:default-cell-style-name="ce65"/>
        <table:table-column table:style-name="co1" table:number-columns-repeated="4" table:default-cell-style-name="ce276"/>
        <table:table-column table:style-name="co1" table:default-cell-style-name="ce279"/>
        <table:table-column table:style-name="co1" table:number-columns-repeated="3" table:default-cell-style-name="ce276"/>
        <table:table-column table:style-name="co7" table:default-cell-style-name="ce276"/>
        <table:table-column table:style-name="co8" table:default-cell-style-name="ce276"/>
        <table:table-column table:style-name="co7" table:default-cell-style-name="ce276"/>
        <table:table-column table:style-name="co3" table:number-columns-repeated="138" table:default-cell-style-name="ce276"/>
        <table:table-column table:style-name="co3" table:default-cell-style-name="ce304"/>
        <table:table-column table:style-name="co7" table:default-cell-style-name="ce304"/>
        <table:table-column table:style-name="co4" table:number-columns-repeated="101"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1011"/>
        </table:table-row>
        <table:table-row table:style-name="ro2">
          <table:table-cell table:number-columns-repeated="2"/>
          <table:table-cell table:style-name="ce275"/>
          <table:table-cell table:style-name="ce280"/>
          <table:table-cell table:style-name="ce283"/>
          <table:table-cell table:style-name="ce286"/>
          <table:table-cell table:style-name="ce288" table:number-columns-repeated="2"/>
          <table:table-cell table:style-name="ce289"/>
          <table:table-cell table:style-name="ce291"/>
          <table:table-cell table:style-name="ce289" table:number-columns-repeated="2"/>
          <table:table-cell table:style-name="ce296" table:number-columns-repeated="2"/>
          <table:table-cell table:style-name="ce297"/>
          <table:table-cell table:style-name="ce272" table:number-columns-repeated="141"/>
          <table:table-cell table:number-columns-repeated="100"/>
          <table:table-cell table:style-name="ce272" table:number-columns-repeated="768"/>
        </table:table-row>
        <table:table-row table:style-name="ro2">
          <table:table-cell table:number-columns-repeated="14"/>
          <table:table-cell table:style-name="ce270"/>
          <table:table-cell table:number-columns-repeated="1009"/>
        </table:table-row>
        <table:table-row table:style-name="ro2">
          <table:table-cell table:number-columns-repeated="2"/>
          <table:table-cell table:style-name="ce272" office:value-type="string">
            <text:p>STORY</text:p>
          </table:table-cell>
          <table:table-cell table:style-name="ce281"/>
          <table:table-cell table:style-name="ce282"/>
          <table:table-cell table:style-name="ce272" table:number-columns-repeated="4"/>
          <table:table-cell table:style-name="ce281"/>
          <table:table-cell table:style-name="ce272" table:number-columns-repeated="4"/>
          <table:table-cell table:style-name="ce298"/>
          <table:table-cell table:style-name="ce272" table:number-columns-repeated="141"/>
          <table:table-cell table:number-columns-repeated="100"/>
          <table:table-cell table:style-name="ce272" table:number-columns-repeated="768"/>
        </table:table-row>
        <table:table-row table:style-name="ro39">
          <table:table-cell table:style-name="ce214" office:value-type="string">
            <text:p>TEXT_0</text:p>
          </table:table-cell>
          <table:table-cell table:style-name="ce274" office:value-type="string">
            <text:p>Ezio</text:p>
          </table:table-cell>
          <table:table-cell table:style-name="ce33" office:value-type="string">
            <text:p>22I'll have to thank old Leonardo if I get out of this alive!</text:p>
          </table:table-cell>
          <table:table-cell table:style-name="ce33" office:value-type="string">
            <text:p>22Il faudra que je pense à remercier ce vieux <text:span text:style-name="T22">Léonard</text:span><text:span text:style-name="T13"> si je sors d'ici </text:span><text:span text:style-name="T13">vivant !</text:span></text:p>
          </table:table-cell>
          <table:table-cell table:style-name="ce88" office:value-type="string">
            <text:p>22Ich muss mich bei Leonardo bedanken, falls ich hier lebend herauskomme!</text:p>
          </table:table-cell>
          <table:table-cell table:style-name="ce33" office:value-type="string">
            <text:p>22Si salgo de esta con vida, tendré que darle las gracias al viejo Leonardo.</text:p>
          </table:table-cell>
          <table:table-cell table:style-name="ce33" office:value-type="string">
            <text:p>22Devo ricordarmi di ringraziare Leonardo, se esco vivo da qui!</text:p>
          </table:table-cell>
          <table:table-cell table:style-name="ce33" office:value-type="string">
            <text:p>22Vou ficar em débito com o velho Leonardo, caso eu consiga sair dessa com vida.</text:p>
          </table:table-cell>
          <table:table-cell table:style-name="ce33" office:value-type="string">
            <text:p>22Buradan sağ çıkarsam Leonardo Amca'ya teşekkür borçlu olacağım.</text:p>
          </table:table-cell>
          <table:table-cell table:style-name="ce33" office:value-type="string">
            <text:p>22Выберусь живым - обязательно поблагодарю старика Леонардо! </text:p>
          </table:table-cell>
          <table:table-cell table:style-name="ce33" office:value-type="string">
            <text:p>22Jeśli to przeżyję, będę musiał podziękować Leonardo!</text:p>
          </table:table-cell>
          <table:table-cell table:style-name="ce33" office:value-type="string">
            <text:p>22ถ้า|ข้า|รอดชีวิต|กลับไป |ข้า|จะไป|ขอบคุณ|ปู่ลีโอนาร์โด|ให้ได้เลย!</text:p>
          </table:table-cell>
          <table:table-cell table:style-name="ce265" office:value-type="string">
            <text:p>22Ta sẽ phải tạ ơn cụ tổ Leonardo nếu ta còn sống rời khỏi nơi này!</text:p>
          </table:table-cell>
          <table:table-cell table:style-name="ce277" table:number-columns-repeated="2"/>
          <table:table-cell table:number-columns-repeated="138"/>
          <table:table-cell table:style-name="ce304"/>
          <table:table-cell/>
          <table:table-cell table:style-name="Default"/>
          <table:table-cell table:number-columns-repeated="868"/>
        </table:table-row>
        <table:table-row table:style-name="ro57">
          <table:table-cell table:style-name="ce214" office:value-type="string">
            <text:p>TEXT_1</text:p>
          </table:table-cell>
          <table:table-cell table:style-name="ce274" office:value-type="string">
            <text:p>Ezio</text:p>
          </table:table-cell>
          <table:table-cell table:style-name="ce277" office:value-type="string">
            <text:p>22Press \45\0 to attack.</text:p>
          </table:table-cell>
          <table:table-cell table:style-name="ce33" office:value-type="string">
            <text:p>22Appuie sur \45\0 pour attaquer.</text:p>
          </table:table-cell>
          <table:table-cell table:style-name="ce88" office:value-type="string">
            <text:p>22Drücke \45\0, um anzugreifen.</text:p>
          </table:table-cell>
          <table:table-cell table:style-name="ce33" office:value-type="string">
            <text:p>22Pulsa \45\0 para atacar.</text:p>
          </table:table-cell>
          <table:table-cell table:style-name="ce33" office:value-type="string">
            <text:p>22Premi \45\0 per attaccare.</text:p>
          </table:table-cell>
          <table:table-cell table:style-name="ce33" office:value-type="string">
            <text:p>22Aperte \45\0 para atacar.</text:p>
          </table:table-cell>
          <table:table-cell table:style-name="ce33" office:value-type="string">
            <text:p>22Saldırmak için \45\0'e bas.</text:p>
          </table:table-cell>
          <table:table-cell table:style-name="ce33" office:value-type="string">
            <text:p>22Нажмите \45\0 - атаковать.</text:p>
          </table:table-cell>
          <table:table-cell table:style-name="ce33" office:value-type="string">
            <text:p>22Wciśnij \45\0, by atakować.</text:p>
          </table:table-cell>
          <table:table-cell table:style-name="ce33" office:value-type="string">
            <text:p>22กด \45\0 |เพื่อ|โจมตี</text:p>
          </table:table-cell>
          <table:table-cell table:style-name="ce265" office:value-type="string">
            <text:p>22Bấm \45\0 để tấn công.</text:p>
          </table:table-cell>
          <table:table-cell table:style-name="ce277" table:number-columns-repeated="2"/>
          <table:table-cell table:style-name="ce272" table:number-columns-repeated="140"/>
          <table:table-cell table:style-name="Default"/>
          <table:table-cell table:number-columns-repeated="100"/>
          <table:table-cell table:style-name="ce272" table:number-columns-repeated="768"/>
        </table:table-row>
        <table:table-row table:style-name="ro38">
          <table:table-cell table:style-name="ce214" office:value-type="string">
            <text:p>TEXT_2</text:p>
          </table:table-cell>
          <table:table-cell table:style-name="ce274" office:value-type="string">
            <text:p>Ezio</text:p>
          </table:table-cell>
          <table:table-cell table:style-name="ce277" office:value-type="string">
            <text:p>22If I don't fly over some \4hot air\0 to give me a lift soon, I'll be kissing the ground...</text:p>
          </table:table-cell>
          <table:table-cell table:style-name="ce33" office:value-type="string">
            <text:p>22Je vais m'écraser si je ne survole pas rapidement de l'\4air chaud\0.</text:p>
          </table:table-cell>
          <table:table-cell table:style-name="ce88" office:value-type="string">
            <text:p>22Wenn ich nicht bald über \4heiße Luft\0 fliege, um Auftrieb zu bekommen, werde ich abstürzen...</text:p>
          </table:table-cell>
          <table:table-cell table:style-name="ce33" office:value-type="string">
            <text:p>22Si no sobrevuelo una masa de \4aire caliente\0 pronto, me estamparé contra el suelo...</text:p>
          </table:table-cell>
          <table:table-cell table:style-name="ce33" office:value-type="string">
            <text:p>22Se non sorvolo un getto di \4aria calda\0 per riprendere quota, mi ritroverò presto a terra...</text:p>
          </table:table-cell>
          <table:table-cell table:style-name="ce33" office:value-type="string">
            <text:p>22Se eu não voar sobre uma corrente de \4ar quente\0 para ganhar um pouco de altitude, logo irei de encontro ao chão...</text:p>
          </table:table-cell>
          <table:table-cell table:style-name="ce33" office:value-type="string">
            <text:p>22Beni yükseltecek bir \4sıcak hava\0 kaynağı bulmazsam yakında yeri öpeceğim...</text:p>
          </table:table-cell>
          <table:table-cell table:style-name="ce33" office:value-type="string">
            <text:p>22Если я не пролечу над потоком \4горячего воздуха\0, который сможет поднять меня выше, я грянусь оземь...</text:p>
          </table:table-cell>
          <table:table-cell table:style-name="ce33" office:value-type="string">
            <text:p>22Jeśli szybko nie nadlecę nad \4gorące powietrze\0, spadnę...</text:p>
          </table:table-cell>
          <table:table-cell table:style-name="ce33" office:value-type="string">
            <text:p>22ถ้า|ข้า|ไม่บิน|เหนือ|\4ลมร้อน\0|เพื่อให้|ลม|ยก|เครื่องร่อน|เร็วๆ นี้|ล่ะก็ |ข้า|ต้องได้|จูบดิน|แน่...</text:p>
          </table:table-cell>
          <table:table-cell table:style-name="ce59" office:value-type="string">
            <office:annotation draw:style-name="gr1" draw:text-style-name="P1" svg:width="2.857cm" svg:height="1.784cm" svg:x="48.397cm" svg:y="3.303cm" draw:caption-point-x="-48.397cm" draw:caption-point-y="-3.303cm">
              <dc:date>2011-09-02T00:00:00</dc:date>
              <text:p text:style-name="P1"><text:span text:style-name="T1">Added a space</text:span></text:p>
            </office:annotation>
            <text:p>22Nếu ta không bay trên một vài \4luồng không khí nóng\0 để sớm nâng ta lên, ta sẽ hun mặt đất mất...</text:p>
          </table:table-cell>
          <table:table-cell table:style-name="ce277" table:number-columns-repeated="2"/>
          <table:table-cell table:number-columns-repeated="138"/>
          <table:table-cell table:style-name="ce304"/>
          <table:table-cell/>
          <table:table-cell table:style-name="Default"/>
          <table:table-cell table:number-columns-repeated="868"/>
        </table:table-row>
        <table:table-row table:style-name="ro49">
          <table:table-cell table:style-name="ce214" office:value-type="string">
            <text:p>TEXT_3</text:p>
          </table:table-cell>
          <table:table-cell table:style-name="ce274" office:value-type="string">
            <text:p>Ezio</text:p>
          </table:table-cell>
          <table:table-cell table:style-name="ce33" office:value-type="string">
            <text:p>22If I \4firebomb something so it catches fire\0, then \4fly over\0 it, the hot air should keep me airborne... I hope.</text:p>
          </table:table-cell>
          <table:table-cell table:style-name="ce33" office:value-type="string">
            <text:p>22Si je \4brûle un objet inflammable\0, et que je \4passe au<text:span text:style-name="T22">-</text:span><text:span text:style-name="T13">dessus\0, </text:span><text:span text:style-name="T13">l'air chaud devrait me </text:span><text:span text:style-name="T13">maintenir en l'air... Enfin </text:span><text:span text:style-name="T13">j'espère.</text:span></text:p>
          </table:table-cell>
          <table:table-cell table:style-name="ce88" office:value-type="string">
            <text:p>22Wenn ich \4etwas in Brand setze\0, und dann \4darüber hinwegfliege\0, kann ich ich mich wohl in der Luft halten... hoffentlich.</text:p>
          </table:table-cell>
          <table:table-cell table:style-name="ce33" office:value-type="string">
            <text:p>22Si lanzo una \4bomba de fuego sobre algo para que se incendie\0, y luego \4vuelo sobre\0 ese lugar, el aire caliente me mantendrá a flote... Eso espero.</text:p>
          </table:table-cell>
          <table:table-cell table:style-name="ce33" office:value-type="string">
            <text:p>22Se lancio una \4bomba in modo da incendiare qualcosa\0 e poi la \4sorvolo\0, il getto di aria calda dovrebbe mantenermi in aria... spero...</text:p>
          </table:table-cell>
          <table:table-cell table:style-name="ce33" office:value-type="string">
            <text:p>22Se eu \4lançar uma bomba sobre algo que possa se incendiar\0 e, em seguida, \4voar sobre o fogo\0, o calor deve me manter no ar... Eu espero.</text:p>
          </table:table-cell>
          <table:table-cell table:style-name="ce33" office:value-type="string">
            <text:p>22Bir şeyin üzerine \4alev bombası\0 atsam, o da yansa, ben de \4üstünden uçsam\0... Sıcak hava beni yükseltir... Herhalde.</text:p>
          </table:table-cell>
          <table:table-cell table:style-name="ce33" office:value-type="string">
            <text:p>22Если бросить \4огненную бомбу на что-нибудь горючее\0, затем \4пролететь над этим\0, горячий воздух поднимет меня выше... надеюсь.</text:p>
          </table:table-cell>
          <table:table-cell table:style-name="ce33" office:value-type="string">
            <text:p>22Jeśli rzucę \4bombę zapalającą na coś palnego\0, a następnie \4nad tym przelecę\0, gorące powietrze wypchnie mnie w górę... A przynajmniej taką mam nadzieję.</text:p>
          </table:table-cell>
          <table:table-cell table:style-name="ce33" office:value-type="string">
            <text:p>22ถ้า|ข้า|\4ทิ้งระเบิด|ใส่|อะไร|ซักอย่าง|เพื่อให้|มัน|ติดไฟ\0 |แล้ว|ค่อย|บิน|\4เหนือ\0|ไฟนั่น |ลมร้อน|คง|ช่วยให้|ข้า|ลอย|อยู่ได้... |หวังว่านะ</text:p>
          </table:table-cell>
          <table:table-cell table:style-name="ce265" office:value-type="string">
            <text:p>22Nếu ta \4thả bom xuống cái gì đó thì nó sẽ bắt lửa\0, sau đó \4bay trên\0 nó, luồng không khí nóng ấy sẽ giữ ta ở trên không... ta hy vọng.</text:p>
          </table:table-cell>
          <table:table-cell table:style-name="ce277" table:number-columns-repeated="2"/>
          <table:table-cell table:number-columns-repeated="138"/>
          <table:table-cell table:style-name="ce304"/>
          <table:table-cell/>
          <table:table-cell table:style-name="Default"/>
          <table:table-cell table:number-columns-repeated="868"/>
        </table:table-row>
        <table:table-row table:style-name="ro39">
          <table:table-cell table:style-name="ce214" office:value-type="string">
            <text:p>TEXT_4</text:p>
          </table:table-cell>
          <table:table-cell table:style-name="ce274" office:value-type="string">
            <text:p>Ezio</text:p>
          </table:table-cell>
          <table:table-cell table:style-name="ce33" office:value-type="string">
            <text:p>22That tower's too high! No choice but to \4avoid\0 it!</text:p>
          </table:table-cell>
          <table:table-cell table:style-name="ce33" office:value-type="string">
            <text:p>22Cette tour est trop haute !<text:span text:style-name="T22"> Je n'</text:span><text:span text:style-name="T13">ai pas </text:span><text:span text:style-name="T13">d'autre choix que de </text:span><text:span text:style-name="T13">l'\4éviter\0 !</text:span></text:p>
          </table:table-cell>
          <table:table-cell table:style-name="ce88" office:value-type="string">
            <text:p>22Dieser Turm ist zu hoch! Ich habe keine Wahl, ich muss ihn \4umfliegen\0!</text:p>
          </table:table-cell>
          <table:table-cell table:style-name="ce33" office:value-type="string">
            <text:p>22¡Esa torre es demasiado alta! ¡Tengo que \4esquivarla\0 como sea!</text:p>
          </table:table-cell>
          <table:table-cell table:style-name="ce33" office:value-type="string">
            <text:p>22Quella torre è troppo alta! Devo \4evitarla\0, non ho scelta!</text:p>
          </table:table-cell>
          <table:table-cell table:style-name="ce33" office:value-type="string">
            <text:p>22Aquela torre é muito alta. Não tenho escolha senão \4desviar\0 dela.</text:p>
          </table:table-cell>
          <table:table-cell table:style-name="ce33" office:value-type="string">
            <text:p>22Kule çok yüksek! \4Çarpmamam\0 lazım!</text:p>
          </table:table-cell>
          <table:table-cell table:style-name="ce33" office:value-type="string">
            <text:p>22Эта башня слишком высока! Нет выбора, нужно \4облететь\0 ее!</text:p>
          </table:table-cell>
          <table:table-cell table:style-name="ce33" office:value-type="string">
            <text:p>22Ta wieża jest zbyt wysoka. Muszę ją \4ominąć\0!</text:p>
          </table:table-cell>
          <table:table-cell table:style-name="ce33" office:value-type="string">
            <text:p>22หอคอย|นั่น|สูง|เกินไป! |คงต้อง|\4บินหลบ\0|อย่างเดียว!</text:p>
          </table:table-cell>
          <table:table-cell table:style-name="ce59" office:value-type="string">
            <text:p>22Cái tháp đó cao quá! Không có cách nào khác ngoại trừ phải \4né\0 nó!</text:p>
          </table:table-cell>
          <table:table-cell table:style-name="ce277" table:number-columns-repeated="2"/>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5</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3"/>
          <table:table-cell table:style-name="ce299"/>
          <table:table-cell table:number-columns-repeated="138"/>
          <table:table-cell table:style-name="ce304"/>
          <table:table-cell/>
          <table:table-cell table:style-name="Default"/>
          <table:table-cell table:number-columns-repeated="868"/>
        </table:table-row>
        <table:table-row table:style-name="ro69">
          <table:table-cell table:style-name="ce214" office:value-type="string">
            <text:p>TEXT_6</text:p>
          </table:table-cell>
          <table:table-cell table:style-name="ce274"/>
          <table:table-cell table:style-name="Default"/>
          <table:table-cell table:style-name="ce277"/>
          <table:table-cell table:style-name="ce88"/>
          <table:table-cell table:style-name="ce277" table:number-columns-repeated="5"/>
          <table:table-cell table:style-name="ce292"/>
          <table:table-cell table:style-name="ce277" table:number-columns-repeated="3"/>
          <table:table-cell table:style-name="ce299"/>
          <table:table-cell table:number-columns-repeated="1009"/>
        </table:table-row>
        <table:table-row table:style-name="ro70">
          <table:table-cell table:style-name="ce214" office:value-type="string">
            <text:p>TEXT_7</text:p>
          </table:table-cell>
          <table:table-cell table:style-name="ce274"/>
          <table:table-cell table:style-name="ce277" table:number-columns-repeated="2"/>
          <table:table-cell table:style-name="ce284"/>
          <table:table-cell table:style-name="ce287"/>
          <table:table-cell table:style-name="ce277" table:number-columns-repeated="9"/>
          <table:table-cell table:number-columns-repeated="1009"/>
        </table:table-row>
        <table:table-row table:style-name="ro2">
          <table:table-cell table:style-name="ce214" office:value-type="string">
            <text:p>TEXT_8</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3"/>
          <table:table-cell table:style-name="ce299"/>
          <table:table-cell table:number-columns-repeated="1009"/>
        </table:table-row>
        <table:table-row table:style-name="ro2">
          <table:table-cell table:style-name="ce214" office:value-type="string">
            <text:p>TEXT_9</text:p>
          </table:table-cell>
          <table:table-cell table:style-name="ce274"/>
          <table:table-cell table:number-columns-repeated="4"/>
          <table:table-cell table:style-name="ce219"/>
          <table:table-cell table:number-columns-repeated="3"/>
          <table:table-cell table:style-name="ce293"/>
          <table:table-cell table:number-columns-repeated="142"/>
          <table:table-cell table:style-name="ce304"/>
          <table:table-cell/>
          <table:table-cell table:style-name="Default"/>
          <table:table-cell table:number-columns-repeated="868"/>
        </table:table-row>
        <table:table-row table:style-name="ro2">
          <table:table-cell table:style-name="ce214" office:value-type="string">
            <text:p>TEXT_10</text:p>
          </table:table-cell>
          <table:table-cell table:style-name="ce274"/>
          <table:table-cell table:number-columns-repeated="6"/>
          <table:table-cell table:style-name="ce290"/>
          <table:table-cell/>
          <table:table-cell table:style-name="ce293"/>
          <table:table-cell table:number-columns-repeated="142"/>
          <table:table-cell table:style-name="ce304"/>
          <table:table-cell/>
          <table:table-cell table:style-name="Default"/>
          <table:table-cell table:number-columns-repeated="868"/>
        </table:table-row>
        <table:table-row table:style-name="ro2">
          <table:table-cell table:style-name="ce214" office:value-type="string">
            <text:p>TEXT_11</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3"/>
          <table:table-cell table:style-name="ce299"/>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2</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3</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3"/>
          <table:table-cell table:style-name="ce299"/>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4</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5</text:p>
          </table:table-cell>
          <table:table-cell table:style-name="ce274"/>
          <table:table-cell table:style-name="ce277" table:number-columns-repeated="2"/>
          <table:table-cell table:style-name="ce88"/>
          <table:table-cell table:style-name="ce287"/>
          <table:table-cell table:style-name="ce277" table:number-columns-repeated="4"/>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6</text:p>
          </table:table-cell>
          <table:table-cell table:style-name="ce274"/>
          <table:table-cell table:style-name="ce277" table:number-columns-repeated="2"/>
          <table:table-cell table:style-name="ce285"/>
          <table:table-cell table:style-name="ce287"/>
          <table:table-cell table:style-name="ce277" table:number-columns-repeated="4"/>
          <table:table-cell table:style-name="ce292"/>
          <table:table-cell table:style-name="ce277" table:number-columns-repeated="3"/>
          <table:table-cell table:style-name="ce300"/>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7</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4"/>
          <table:table-cell table:style-name="ce278" table:number-columns-repeated="2"/>
          <table:table-cell table:style-name="ce303" table:number-columns-repeated="136"/>
          <table:table-cell table:style-name="ce304"/>
          <table:table-cell table:style-name="ce303"/>
          <table:table-cell table:style-name="Default"/>
          <table:table-cell table:number-columns-repeated="100"/>
          <table:table-cell table:style-name="ce303" table:number-columns-repeated="768"/>
        </table:table-row>
        <table:table-row table:style-name="ro2">
          <table:table-cell table:style-name="ce214" office:value-type="string">
            <text:p>TEXT_18</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19</text:p>
          </table:table-cell>
          <table:table-cell table:style-name="ce274" office:value-type="string">
            <text:p>Kal</text:p>
          </table:table-cell>
          <table:table-cell table:style-name="ce278" table:number-columns-repeated="2"/>
          <table:table-cell table:style-name="ce88"/>
          <table:table-cell table:style-name="ce287"/>
          <table:table-cell table:style-name="ce277"/>
          <table:table-cell table:style-name="ce278" table:number-columns-repeated="3"/>
          <table:table-cell table:style-name="ce294"/>
          <table:table-cell table:style-name="ce278" table:number-columns-repeated="4"/>
          <table:table-cell table:style-name="ce302"/>
          <table:table-cell table:number-columns-repeated="137"/>
          <table:table-cell table:style-name="ce304"/>
          <table:table-cell/>
          <table:table-cell table:style-name="Default"/>
          <table:table-cell table:number-columns-repeated="868"/>
        </table:table-row>
        <table:table-row table:style-name="ro2">
          <table:table-cell table:style-name="ce214" office:value-type="string">
            <text:p>TEXT_20</text:p>
          </table:table-cell>
          <table:table-cell table:style-name="ce274"/>
          <table:table-cell table:style-name="ce278"/>
          <table:table-cell table:style-name="ce277"/>
          <table:table-cell table:style-name="ce88"/>
          <table:table-cell table:style-name="ce287"/>
          <table:table-cell table:style-name="ce277" table:number-columns-repeated="4"/>
          <table:table-cell table:style-name="ce292"/>
          <table:table-cell table:style-name="ce277" table:number-columns-repeated="3"/>
          <table:table-cell table:style-name="ce299"/>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1</text:p>
          </table:table-cell>
          <table:table-cell table:style-name="ce274" office:value-type="string">
            <text:p>Alien</text:p>
          </table:table-cell>
          <table:table-cell table:style-name="ce277" table:number-columns-repeated="2"/>
          <table:table-cell table:style-name="ce88"/>
          <table:table-cell table:style-name="ce287"/>
          <table:table-cell table:style-name="ce277" table:number-columns-repeated="4"/>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2</text:p>
          </table:table-cell>
          <table:table-cell table:style-name="ce274" office:value-type="string">
            <text:p>kal</text:p>
          </table:table-cell>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3</text:p>
          </table:table-cell>
          <table:table-cell table:style-name="ce274" office:value-type="string">
            <text:p>Alien</text:p>
          </table:table-cell>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4</text:p>
          </table:table-cell>
          <table:table-cell table:style-name="ce274" office:value-type="string">
            <text:p>Friend</text:p>
          </table:table-cell>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5</text:p>
          </table:table-cell>
          <table:table-cell table:style-name="ce274" office:value-type="string">
            <text:p>Alien</text:p>
          </table:table-cell>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6</text:p>
          </table:table-cell>
          <table:table-cell table:style-name="ce274" office:value-type="string">
            <text:p>kal</text:p>
          </table:table-cell>
          <table:table-cell table:style-name="ce277" table:number-columns-repeated="2"/>
          <table:table-cell table:style-name="ce88"/>
          <table:table-cell table:style-name="ce287"/>
          <table:table-cell table:style-name="ce277" table:number-columns-repeated="4"/>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7</text:p>
          </table:table-cell>
          <table:table-cell table:style-name="ce274"/>
          <table:table-cell table:style-name="ce278"/>
          <table:table-cell table:style-name="ce277"/>
          <table:table-cell table:style-name="ce88"/>
          <table:table-cell table:style-name="ce277" table:number-columns-repeated="5"/>
          <table:table-cell table:style-name="ce292"/>
          <table:table-cell table:style-name="ce277" table:number-columns-repeated="3"/>
          <table:table-cell table:style-name="ce301"/>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8</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3"/>
          <table:table-cell table:style-name="ce299"/>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29</text:p>
          </table:table-cell>
          <table:table-cell table:style-name="ce274"/>
          <table:table-cell table:style-name="ce277" table:number-columns-repeated="2"/>
          <table:table-cell table:style-name="ce88"/>
          <table:table-cell table:style-name="ce277" table:number-columns-repeated="5"/>
          <table:table-cell table:style-name="ce292"/>
          <table:table-cell table:style-name="ce277" table:number-columns-repeated="3"/>
          <table:table-cell table:style-name="ce299"/>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30</text:p>
          </table:table-cell>
          <table:table-cell table:style-name="ce274" office:value-type="string">
            <text:p>AI</text:p>
          </table:table-cell>
          <table:table-cell table:number-columns-repeated="8"/>
          <table:table-cell table:style-name="ce293"/>
          <table:table-cell table:number-columns-repeated="3"/>
          <table:table-cell table:style-name="ce219"/>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31</text:p>
          </table:table-cell>
          <table:table-cell table:style-name="ce274"/>
          <table:table-cell table:number-columns-repeated="3"/>
          <table:table-cell table:style-name="ce65"/>
          <table:table-cell table:number-columns-repeated="4"/>
          <table:table-cell table:style-name="ce293"/>
          <table:table-cell table:number-columns-repeated="142"/>
          <table:table-cell table:style-name="ce304"/>
          <table:table-cell/>
          <table:table-cell table:style-name="Default"/>
          <table:table-cell table:number-columns-repeated="868"/>
        </table:table-row>
        <table:table-row table:style-name="ro2">
          <table:table-cell table:style-name="ce214" office:value-type="string">
            <text:p>TEXT_32</text:p>
          </table:table-cell>
          <table:table-cell table:style-name="ce274" office:value-type="string">
            <text:p>Friend</text:p>
          </table:table-cell>
          <table:table-cell table:style-name="ce277" table:number-columns-repeated="2"/>
          <table:table-cell table:style-name="ce88"/>
          <table:table-cell table:style-name="ce277" table:number-columns-repeated="5"/>
          <table:table-cell table:style-name="ce292"/>
          <table:table-cell table:style-name="ce277" table:number-columns-repeated="4"/>
          <table:table-cell table:number-columns-repeated="138"/>
          <table:table-cell table:style-name="ce304"/>
          <table:table-cell/>
          <table:table-cell table:style-name="Default"/>
          <table:table-cell table:number-columns-repeated="868"/>
        </table:table-row>
        <table:table-row table:style-name="ro2">
          <table:table-cell table:style-name="ce214" office:value-type="string">
            <text:p>TEXT_33</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34</text:p>
          </table:table-cell>
          <table:table-cell table:style-name="ce274"/>
          <table:table-cell table:number-columns-repeated="8"/>
          <table:table-cell table:style-name="ce293"/>
          <table:table-cell table:number-columns-repeated="3"/>
          <table:table-cell table:style-name="ce270"/>
          <table:table-cell table:number-columns-repeated="1009"/>
        </table:table-row>
        <table:table-row table:style-name="ro2">
          <table:table-cell table:style-name="ce214" office:value-type="string">
            <text:p>TEXT_35</text:p>
          </table:table-cell>
          <table:table-cell table:style-name="ce274"/>
          <table:table-cell table:number-columns-repeated="8"/>
          <table:table-cell table:style-name="ce293"/>
          <table:table-cell table:number-columns-repeated="3"/>
          <table:table-cell table:style-name="ce270"/>
          <table:table-cell table:number-columns-repeated="1009"/>
        </table:table-row>
        <table:table-row table:style-name="ro2">
          <table:table-cell table:style-name="ce214" office:value-type="string">
            <text:p>TEXT_36</text:p>
          </table:table-cell>
          <table:table-cell table:style-name="ce274"/>
          <table:table-cell table:style-name="ce279"/>
          <table:table-cell table:number-columns-repeated="7"/>
          <table:table-cell table:style-name="ce293"/>
          <table:table-cell table:number-columns-repeated="3"/>
          <table:table-cell table:style-name="ce279"/>
          <table:table-cell table:number-columns-repeated="1009"/>
        </table:table-row>
        <table:table-row table:style-name="ro2">
          <table:table-cell table:style-name="ce214" office:value-type="string">
            <text:p>TEXT_37</text:p>
          </table:table-cell>
          <table:table-cell table:style-name="ce274"/>
          <table:table-cell table:number-columns-repeated="8"/>
          <table:table-cell table:style-name="ce293"/>
          <table:table-cell table:number-columns-repeated="3"/>
          <table:table-cell table:style-name="ce270"/>
          <table:table-cell table:number-columns-repeated="1009"/>
        </table:table-row>
        <table:table-row table:style-name="ro2">
          <table:table-cell table:style-name="ce214" office:value-type="string">
            <text:p>TEXT_38</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39</text:p>
          </table:table-cell>
          <table:table-cell table:style-name="ce274"/>
          <table:table-cell table:style-name="ce279"/>
          <table:table-cell table:number-columns-repeated="7"/>
          <table:table-cell table:style-name="ce293"/>
          <table:table-cell table:number-columns-repeated="3"/>
          <table:table-cell table:style-name="ce279"/>
          <table:table-cell table:number-columns-repeated="1009"/>
        </table:table-row>
        <table:table-row table:style-name="ro2">
          <table:table-cell table:style-name="ce214" office:value-type="string">
            <text:p>TEXT_40</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41</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42</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43</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44</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45</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46</text:p>
          </table:table-cell>
          <table:table-cell table:number-columns-repeated="2"/>
          <table:table-cell table:style-name="ce276" table:number-columns-repeated="2"/>
          <table:table-cell table:number-columns-repeated="4"/>
          <table:table-cell table:style-name="ce276"/>
          <table:table-cell table:style-name="ce293"/>
          <table:table-cell table:number-columns-repeated="1013"/>
        </table:table-row>
        <table:table-row table:style-name="ro2">
          <table:table-cell table:style-name="ce214" office:value-type="string">
            <text:p>TEXT_47</text:p>
          </table:table-cell>
          <table:table-cell table:number-columns-repeated="9"/>
          <table:table-cell table:style-name="ce293"/>
          <table:table-cell table:number-columns-repeated="5"/>
          <table:table-cell table:style-name="ce219"/>
          <table:table-cell table:number-columns-repeated="1007"/>
        </table:table-row>
        <table:table-row table:style-name="ro2">
          <table:table-cell table:style-name="ce214" office:value-type="string">
            <text:p>TEXT_48</text:p>
          </table:table-cell>
          <table:table-cell/>
          <table:table-cell table:style-name="ce219"/>
          <table:table-cell table:style-name="ce228"/>
          <table:table-cell table:style-name="ce64"/>
          <table:table-cell table:style-name="ce219" table:number-columns-repeated="9"/>
          <table:table-cell table:style-name="ce267"/>
          <table:table-cell/>
          <table:table-cell table:style-name="ce219"/>
          <table:table-cell table:number-columns-repeated="1007"/>
        </table:table-row>
        <table:table-row table:style-name="ro2">
          <table:table-cell table:style-name="ce214" office:value-type="string">
            <text:p>TEXT_49</text:p>
          </table:table-cell>
          <table:table-cell table:number-columns-repeated="2"/>
          <table:table-cell table:style-name="ce228"/>
          <table:table-cell table:style-name="ce64"/>
          <table:table-cell/>
          <table:table-cell table:style-name="ce219"/>
          <table:table-cell/>
          <table:table-cell table:style-name="ce12"/>
          <table:table-cell table:style-name="ce219" table:number-columns-repeated="2"/>
          <table:table-cell table:number-columns-repeated="3"/>
          <table:table-cell table:style-name="ce36"/>
          <table:table-cell/>
          <table:table-cell table:style-name="ce219"/>
          <table:table-cell table:number-columns-repeated="1007"/>
        </table:table-row>
        <table:table-row table:style-name="ro2">
          <table:table-cell table:style-name="ce214" office:value-type="string">
            <text:p>TEXT_50</text:p>
          </table:table-cell>
          <table:table-cell table:number-columns-repeated="2"/>
          <table:table-cell table:style-name="ce228"/>
          <table:table-cell table:style-name="ce64"/>
          <table:table-cell/>
          <table:table-cell table:style-name="ce219"/>
          <table:table-cell table:number-columns-repeated="2"/>
          <table:table-cell table:style-name="ce219"/>
          <table:table-cell table:style-name="ce293"/>
          <table:table-cell table:number-columns-repeated="3"/>
          <table:table-cell table:style-name="ce267"/>
          <table:table-cell/>
          <table:table-cell table:style-name="ce219"/>
          <table:table-cell table:number-columns-repeated="1007"/>
        </table:table-row>
        <table:table-row table:style-name="ro2">
          <table:table-cell table:style-name="ce214" office:value-type="string">
            <text:p>TEXT_51</text:p>
          </table:table-cell>
          <table:table-cell table:number-columns-repeated="3"/>
          <table:table-cell table:style-name="ce88"/>
          <table:table-cell/>
          <table:table-cell table:style-name="ce219"/>
          <table:table-cell table:number-columns-repeated="2"/>
          <table:table-cell table:style-name="ce219"/>
          <table:table-cell table:style-name="ce293"/>
          <table:table-cell table:number-columns-repeated="3"/>
          <table:table-cell table:style-name="ce267"/>
          <table:table-cell/>
          <table:table-cell table:style-name="ce219"/>
          <table:table-cell table:number-columns-repeated="1007"/>
        </table:table-row>
        <table:table-row table:style-name="ro2">
          <table:table-cell table:style-name="ce214" office:value-type="string">
            <text:p>TEXT_52</text:p>
          </table:table-cell>
          <table:table-cell table:number-columns-repeated="3"/>
          <table:table-cell table:style-name="ce64"/>
          <table:table-cell table:number-columns-repeated="5"/>
          <table:table-cell table:style-name="ce293"/>
          <table:table-cell table:number-columns-repeated="3"/>
          <table:table-cell table:style-name="ce270"/>
          <table:table-cell/>
          <table:table-cell table:style-name="ce219"/>
          <table:table-cell table:number-columns-repeated="1007"/>
        </table:table-row>
        <table:table-row table:style-name="ro2">
          <table:table-cell table:style-name="ce214" office:value-type="string">
            <text:p>TEXT_53</text:p>
          </table:table-cell>
          <table:table-cell table:number-columns-repeated="9"/>
          <table:table-cell table:style-name="ce293"/>
          <table:table-cell table:number-columns-repeated="3"/>
          <table:table-cell table:style-name="ce36"/>
          <table:table-cell table:number-columns-repeated="1009"/>
        </table:table-row>
        <table:table-row table:style-name="ro2">
          <table:table-cell table:style-name="ce214" office:value-type="string">
            <text:p>TEXT_54</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55</text:p>
          </table:table-cell>
          <table:table-cell/>
          <table:table-cell table:style-name="ce278" table:number-columns-repeated="2"/>
          <table:table-cell table:style-name="ce284"/>
          <table:table-cell table:style-name="ce278"/>
          <table:table-cell table:style-name="ce277"/>
          <table:table-cell table:style-name="ce278" table:number-columns-repeated="8"/>
          <table:table-cell table:number-columns-repeated="1009"/>
        </table:table-row>
        <table:table-row table:style-name="ro2">
          <table:table-cell table:style-name="ce214" office:value-type="string">
            <text:p>TEXT_56</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57</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58</text:p>
          </table:table-cell>
          <table:table-cell table:number-columns-repeated="9"/>
          <table:table-cell table:style-name="ce293"/>
          <table:table-cell table:number-columns-repeated="3"/>
          <table:table-cell table:style-name="ce270"/>
          <table:table-cell table:number-columns-repeated="1009"/>
        </table:table-row>
        <table:table-row table:style-name="ro2">
          <table:table-cell table:style-name="ce214" office:value-type="string">
            <text:p>TEXT_59</text:p>
          </table:table-cell>
          <table:table-cell table:number-columns-repeated="7"/>
          <table:table-cell table:style-name="ce219"/>
          <table:table-cell/>
          <table:table-cell table:style-name="ce293"/>
          <table:table-cell table:number-columns-repeated="3"/>
          <table:table-cell table:style-name="ce270"/>
          <table:table-cell table:number-columns-repeated="1009"/>
        </table:table-row>
        <table:table-row table:style-name="ro2">
          <table:table-cell table:style-name="ce214" office:value-type="string">
            <text:p>TEXT_60</text:p>
          </table:table-cell>
          <table:table-cell table:number-columns-repeated="9"/>
          <table:table-cell table:style-name="ce293"/>
          <table:table-cell table:number-columns-repeated="3"/>
          <table:table-cell table:style-name="ce270"/>
          <table:table-cell table:number-columns-repeated="1009"/>
        </table:table-row>
        <table:table-row table:style-name="ro2" table:number-rows-repeated="5">
          <table:table-cell table:style-name="ce214"/>
          <table:table-cell table:number-columns-repeated="1023"/>
        </table:table-row>
        <table:table-row table:style-name="ro2" table:number-rows-repeated="65465">
          <table:table-cell table:number-columns-repeated="1024"/>
        </table:table-row>
        <table:table-row table:style-name="ro2">
          <table:table-cell table:number-columns-repeated="1024"/>
        </table:table-row>
      </table:table>
      <table:table table:name="LV4" table:style-name="ta5" table:print="false">
        <office:forms form:automatic-focus="false" form:apply-design-mode="false"/>
        <table:table-column table:style-name="co6" table:default-cell-style-name="ce272"/>
        <table:table-column table:style-name="co6" table:default-cell-style-name="ce273"/>
        <table:table-column table:style-name="co1" table:default-cell-style-name="ce276"/>
        <table:table-column table:style-name="co1" table:default-cell-style-name="ce279"/>
        <table:table-column table:style-name="co1" table:default-cell-style-name="ce65"/>
        <table:table-column table:style-name="co1" table:number-columns-repeated="4" table:default-cell-style-name="ce276"/>
        <table:table-column table:style-name="co1" table:default-cell-style-name="ce279"/>
        <table:table-column table:style-name="co1" table:number-columns-repeated="3" table:default-cell-style-name="ce276"/>
        <table:table-column table:style-name="co7" table:default-cell-style-name="ce276"/>
        <table:table-column table:style-name="co8" table:default-cell-style-name="ce276"/>
        <table:table-column table:style-name="co7" table:default-cell-style-name="ce276"/>
        <table:table-column table:style-name="co3" table:number-columns-repeated="151" table:default-cell-style-name="ce276"/>
        <table:table-column table:style-name="co3" table:default-cell-style-name="ce304"/>
        <table:table-column table:style-name="co7" table:default-cell-style-name="ce304"/>
        <table:table-column table:style-name="co4" table:number-columns-repeated="88"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1011"/>
        </table:table-row>
        <table:table-row table:style-name="ro2">
          <table:table-cell table:number-columns-repeated="2"/>
          <table:table-cell table:style-name="ce275"/>
          <table:table-cell table:style-name="ce280"/>
          <table:table-cell table:style-name="ce283"/>
          <table:table-cell table:style-name="ce286"/>
          <table:table-cell table:style-name="ce288" table:number-columns-repeated="2"/>
          <table:table-cell table:style-name="ce289"/>
          <table:table-cell table:style-name="ce291"/>
          <table:table-cell table:style-name="ce289" table:number-columns-repeated="2"/>
          <table:table-cell table:style-name="ce296" table:number-columns-repeated="3"/>
          <table:table-cell table:style-name="ce272" table:number-columns-repeated="154"/>
          <table:table-cell table:number-columns-repeated="87"/>
          <table:table-cell table:style-name="ce272" table:number-columns-repeated="768"/>
        </table:table-row>
        <table:table-row table:style-name="ro2">
          <table:table-cell table:number-columns-repeated="1024"/>
        </table:table-row>
        <table:table-row table:style-name="ro2">
          <table:table-cell table:number-columns-repeated="2"/>
          <table:table-cell table:style-name="ce272" office:value-type="string">
            <text:p>STORY</text:p>
          </table:table-cell>
          <table:table-cell table:style-name="ce281"/>
          <table:table-cell table:style-name="ce282"/>
          <table:table-cell table:style-name="ce272" table:number-columns-repeated="4"/>
          <table:table-cell table:style-name="ce281"/>
          <table:table-cell table:style-name="ce272" table:number-columns-repeated="159"/>
          <table:table-cell table:number-columns-repeated="87"/>
          <table:table-cell table:style-name="ce272" table:number-columns-repeated="768"/>
        </table:table-row>
        <table:table-row table:style-name="ro66">
          <table:table-cell table:style-name="ce214" office:value-type="string">
            <text:p>TEXT_0</text:p>
          </table:table-cell>
          <table:table-cell table:style-name="ce274" office:value-type="string">
            <text:p>Altair</text:p>
          </table:table-cell>
          <table:table-cell table:style-name="ce21" office:value-type="string">
            <text:p>02Grand Master Al Mualim is out of control. I must stop him before he sacrifices the Brotherhood - no, the entire world - to his boundless ambition!</text:p>
          </table:table-cell>
          <table:table-cell table:style-name="ce21" office:value-type="string">
            <text:p>02Le Grand Maître Al Mualim est hors de contrôle. Je dois l'arrêter avant qu'il ne soumette la confrérie (ou plutôt le monde entier) à son ambition démesurée !</text:p>
          </table:table-cell>
          <table:table-cell table:style-name="ce76" office:value-type="string">
            <text:p>02Großmeister Al Mualim ist außer Kontrolle. Ich muss ihn stoppen, bevor er die Bruderschaft - nein, die ganze Welt - seinem maßlosen Ehrgeiz opfert.</text:p>
          </table:table-cell>
          <table:table-cell table:style-name="ce21" office:value-type="string">
            <text:p>02El Gran maestro Al Mualim está fuera de control. Debo detenerlo antes de que su ambición le lleve a sacrificar a la Hermandad, ¡o incluso al mundo entero!</text:p>
          </table:table-cell>
          <table:table-cell table:style-name="ce21" office:value-type="string">
            <text:p>02Il Grande Maestro Al Mualim è fuori controllo. Devo fermarlo, prima che sacrifichi la Confraternita... no, l'intero mondo, per le sue ambizioni!</text:p>
          </table:table-cell>
          <table:table-cell table:style-name="ce21" office:value-type="string">
            <text:p>02O grande mestre Al Mualim está fora de controle. Devo detê-lo antes que ele sacrifique a irmandade - não, antes que ele sacrifique o mundo todo - em nome de sua ambição!</text:p>
          </table:table-cell>
          <table:table-cell table:style-name="ce21" office:value-type="string">
            <text:p>02Büyük Usta El Mülayim zıvanadan çıktı. Kardeşlerimi, hatta bütün dünyayı kendi hırsına kurban etmeden onu durdurmalıyım!</text:p>
          </table:table-cell>
          <table:table-cell table:style-name="ce21" office:value-type="string">
            <text:p>02Гранд-Мастер Аль Муалим стал опасен. Я должен остановить его, прежде чем он принесет в жертву своих неуемных амбиций Братство; нет - весь мир!</text:p>
          </table:table-cell>
          <table:table-cell table:style-name="ce21" office:value-type="string">
            <text:p>02Wielki mistrz Al Mualim nie umie opanować swych ambicji. Muszę go powstrzymać, zanim poświęci całe bractwo, a nawet cały świat, by osiągnąć swe cele!</text:p>
          </table:table-cell>
          <table:table-cell table:style-name="ce21" office:value-type="string">
            <text:p>02ท่านอาจารย์|อัล มัวอาลิม|ควบคุม|ไม่อยู่|แล้ว |ข้า|ต้อง|หยุด|อาจารย์|ก่อนที่|อาจารย์|จะ|สังเวย|เหล่าพี่น้อง|มือสังหาร |ไม่สิ |สังเวย|ทั้งโลก|ให้กับ|ความทะเยอทะยาน|อันไร้|ขอบเขต!</text:p>
          </table:table-cell>
          <table:table-cell table:style-name="ce265" office:value-type="string">
            <text:p>02Đại thủ lĩnh Al Mualim đang mất kiểm soát. Ta phải dừng ông ấy lại trước khi ông ấy hy sinh hội Ái hữu - à không, phải là cả toàn bộ thế giới - chỉ vì lòng tham không đáy của ông ta!</text:p>
          </table:table-cell>
          <table:table-cell table:style-name="Default" table:number-columns-repeated="2"/>
          <table:table-cell table:style-name="ce309" office:value-type="string">
            <text:p>11Kal, we know the General's approximate location, but the way there is dangerous.</text:p>
          </table:table-cell>
          <table:table-cell table:number-columns-repeated="1008"/>
        </table:table-row>
        <table:table-row table:style-name="ro49">
          <table:table-cell table:style-name="ce214" office:value-type="string">
            <text:p>TEXT_1</text:p>
          </table:table-cell>
          <table:table-cell table:style-name="ce305" office:value-type="string">
            <text:p>Al-mulaim</text:p>
          </table:table-cell>
          <table:table-cell table:style-name="ce33" office:value-type="string">
            <text:p>30The arrogant student returns to confront his Master... How dare you! A mere boy! </text:p>
          </table:table-cell>
          <table:table-cell table:style-name="ce306" office:value-type="string">
            <text:p>30Quelle arrogance ! Comment oses-tu venir<text:span text:style-name="T13"> </text:span><text:span text:style-name="T13">confronter ton maître ?</text:span></text:p>
          </table:table-cell>
          <table:table-cell table:style-name="ce88" office:value-type="string">
            <text:p>30Der arrogante Schüler kehrt zurück, um seinem Meister entgegenzutreten... Wie kannst du es wagen! Ein Kind bist du, nicht mehr!</text:p>
          </table:table-cell>
          <table:table-cell table:style-name="ce33" office:value-type="string">
            <text:p>30El alumno arrogante vuelve para enfrentarse a su maestro... ¿Cómo te atreves? ¡No eres más que un muchacho!</text:p>
          </table:table-cell>
          <table:table-cell table:style-name="ce33" office:value-type="string">
            <text:p>30Lo studente arrogante torna ad affrontare il suo Maestro... Come osi! Sei solo un ragazzino!</text:p>
          </table:table-cell>
          <table:table-cell table:style-name="ce33" office:value-type="string">
            <text:p>30O estudante arrogante volta para confrontar seu mestre... Como ousa! Você não passa de uma criança!</text:p>
          </table:table-cell>
          <table:table-cell table:style-name="ce33" office:value-type="string">
            <text:p>30Küstah öğrenci, ustasının karşısına çıktı demek... Bu ne cüret! Dünkü çocuk!</text:p>
          </table:table-cell>
          <table:table-cell table:style-name="ce33" office:value-type="string">
            <text:p>30Непослушный ученик вернулся, чтобы бросить вызов мастеру... да как ты смеешь! Ты, мальчишка!</text:p>
          </table:table-cell>
          <table:table-cell table:style-name="ce33" office:value-type="string">
            <text:p>30Arogancki uczeń powraca, by rzucić wyzwanie mistrzowi... Jak śmiesz?!</text:p>
          </table:table-cell>
          <table:table-cell table:style-name="ce33" office:value-type="string">
            <text:p>30ศิษย์|จอมโอหัง|กลับมา|เพื่อ|เผชิญหน้า|กับ|อาจารย์|ตัวเอง|อย่างงั้น|เรอะ... |แก|นี่มัน|กล้าดี! |ไอ้เด็กน้อย! </text:p>
          </table:table-cell>
          <table:table-cell table:style-name="ce59" office:value-type="string">
            <text:p>30Tên học trò hỗn láo kia trở về để đương đầu với Sư phụ của chính mình à... Nhà ngươi ăn nhầm gan hùm mật gấu ư! Một đứa trẻ con miệng còn hôi sữa!</text:p>
          </table:table-cell>
          <table:table-cell table:style-name="Default" table:number-columns-repeated="2"/>
          <table:table-cell table:style-name="ce309" office:value-type="string">
            <text:p>02Do I have a choice? I have to rescue him.</text:p>
          </table:table-cell>
          <table:table-cell table:style-name="ce272" table:number-columns-repeated="153"/>
          <table:table-cell table:number-columns-repeated="87"/>
          <table:table-cell table:style-name="ce272" table:number-columns-repeated="768"/>
        </table:table-row>
        <table:table-row table:style-name="ro71">
          <table:table-cell table:style-name="ce214" office:value-type="string">
            <text:p>TEXT_2</text:p>
          </table:table-cell>
          <table:table-cell table:style-name="ce274"/>
          <table:table-cell table:style-name="ce277"/>
          <table:table-cell table:style-name="ce230" table:number-columns-repeated="6"/>
          <table:table-cell table:style-name="ce263"/>
          <table:table-cell table:style-name="ce230" table:number-columns-repeated="3"/>
          <table:table-cell table:style-name="Default" table:number-columns-repeated="2"/>
          <table:table-cell table:style-name="ce309" office:value-type="string">
            <text:p>11You're in the middle of a full on meteor storm, so be careful. I'll contact you with any new developments.</text:p>
          </table:table-cell>
          <table:table-cell table:number-columns-repeated="1008"/>
        </table:table-row>
        <table:table-row table:style-name="ro57">
          <table:table-cell table:style-name="ce214" office:value-type="string">
            <text:p>TEXT_3</text:p>
          </table:table-cell>
          <table:table-cell table:style-name="ce274" office:value-type="string">
            <text:p>Altair</text:p>
          </table:table-cell>
          <table:table-cell table:style-name="ce33" office:value-type="string">
            <text:p>02Uuungh... my head... </text:p>
          </table:table-cell>
          <table:table-cell table:style-name="ce33" office:value-type="string">
            <text:p>02Aah... Ma tête !</text:p>
          </table:table-cell>
          <table:table-cell table:style-name="ce88" office:value-type="string">
            <text:p>02Oh... Mein Kopf...</text:p>
          </table:table-cell>
          <table:table-cell table:style-name="ce33" office:value-type="string">
            <text:p>02Oh... Mi cabeza... </text:p>
          </table:table-cell>
          <table:table-cell table:style-name="ce33" office:value-type="string">
            <text:p>02Ooooh... la mia testa...</text:p>
          </table:table-cell>
          <table:table-cell table:style-name="ce33" office:value-type="string">
            <text:p>02Uuungh... Minha cabeça... </text:p>
          </table:table-cell>
          <table:table-cell table:style-name="ce33" office:value-type="string">
            <text:p>02Aaah... kafam...</text:p>
          </table:table-cell>
          <table:table-cell table:style-name="ce33" office:value-type="string">
            <text:p>02Уууух... моя голова...</text:p>
          </table:table-cell>
          <table:table-cell table:style-name="ce33" office:value-type="string">
            <text:p>02Uuuuch... moja głowa...</text:p>
          </table:table-cell>
          <table:table-cell table:style-name="ce33" office:value-type="string">
            <text:p>02โอยยย... หัวข้า... </text:p>
          </table:table-cell>
          <table:table-cell table:style-name="ce265" office:value-type="string">
            <text:p>02Uuui... đầu của ta... </text:p>
          </table:table-cell>
          <table:table-cell table:style-name="Default" table:number-columns-repeated="2"/>
          <table:table-cell table:style-name="ce309" office:value-type="string">
            <text:p>02 Copy that, Yelena.</text:p>
          </table:table-cell>
          <table:table-cell table:number-columns-repeated="1008"/>
        </table:table-row>
        <table:table-row table:style-name="ro39">
          <table:table-cell table:style-name="ce214" office:value-type="string">
            <text:p>TEXT_4</text:p>
          </table:table-cell>
          <table:table-cell table:style-name="ce274" office:value-type="string">
            <text:p>Altair</text:p>
          </table:table-cell>
          <table:table-cell table:style-name="ce33" office:value-type="string">
            <text:p>02His first and last mistake was letting me live.</text:p>
          </table:table-cell>
          <table:table-cell table:style-name="ce33" office:value-type="string">
            <text:p>02Sa première et dernière erreur est de m'avoir laissé la vie sauve.</text:p>
          </table:table-cell>
          <table:table-cell table:style-name="ce88" office:value-type="string">
            <text:p>02Sein erster und letzter Fehler war es, mich am Leben zu lassen.</text:p>
          </table:table-cell>
          <table:table-cell table:style-name="ce33" office:value-type="string">
            <text:p>02Su primer y último error ha sido dejarme con vida.</text:p>
          </table:table-cell>
          <table:table-cell table:style-name="ce33" office:value-type="string">
            <text:p>02Il suo primo e ultimo errore è stato lasciarmi vivere.</text:p>
          </table:table-cell>
          <table:table-cell table:style-name="ce33" office:value-type="string">
            <text:p>02Seu primeiro e último erro foi permitir que eu vivesse.</text:p>
          </table:table-cell>
          <table:table-cell table:style-name="ce33" office:value-type="string">
            <text:p>02İlk ve son hatası yaşamama izin vermek oldu.</text:p>
          </table:table-cell>
          <table:table-cell table:style-name="ce33" office:value-type="string">
            <text:p>02Его первая и последняя ошибка - сохранить мне жизнь.</text:p>
          </table:table-cell>
          <table:table-cell table:style-name="ce33" office:value-type="string">
            <text:p>02Darowanie mi życia było jego pierwszym i ostatnim błędem.</text:p>
          </table:table-cell>
          <table:table-cell table:style-name="ce33" office:value-type="string">
            <text:p>02ความผิดพลาด|แรก|และ|สุดท้าย|ของอาจารย์|คือ|ไม่ยอม|ฆ่า|ข้าซะ</text:p>
          </table:table-cell>
          <table:table-cell table:style-name="ce307" office:value-type="string">
            <text:p>02Sai lầm lần đầu và cũng là lần cuối của ông ấy chính là đã để ta sống.</text:p>
          </table:table-cell>
          <table:table-cell table:style-name="ce277"/>
          <table:table-cell table:style-name="Default"/>
          <table:table-cell table:number-columns-repeated="152"/>
          <table:table-cell table:style-name="ce302" table:number-columns-repeated="2"/>
          <table:table-cell table:style-name="ce230" table:number-columns-repeated="87"/>
          <table:table-cell table:number-columns-repeated="768"/>
        </table:table-row>
        <table:table-row table:style-name="ro52">
          <table:table-cell table:style-name="ce214" office:value-type="string">
            <text:p>TEXT_5</text:p>
          </table:table-cell>
          <table:table-cell table:style-name="ce274" office:value-type="string">
            <text:p>Altair</text:p>
          </table:table-cell>
          <table:table-cell table:style-name="ce277" office:value-type="string">
            <office:annotation draw:style-name="gr1" draw:text-style-name="P1" svg:width="2.806cm" svg:height="1.729cm" svg:x="8.593cm" svg:y="10.863cm" draw:caption-point-x="-8.593cm" draw:caption-point-y="-10.863cm">
              <dc:date>2011-09-02T00:00:00</dc:date>
              <text:p text:style-name="P1"><text:span text:style-name="T1">(Kill) change to (eliminate)</text:span></text:p>
            </office:annotation>
            <text:p>03You think you can eliminate anyone who stands in your way?</text:p>
          </table:table-cell>
          <table:table-cell table:style-name="ce306" office:value-type="string">
            <text:p>03<text:span text:style-name="T13">Vous pensez pouvoir </text:span><text:span text:style-name="T13">tuer tous ceux qui se </text:span><text:span text:style-name="T13">mettent sur votre </text:span><text:span text:style-name="T13">chemin ?</text:span></text:p>
          </table:table-cell>
          <table:table-cell table:style-name="ce88" office:value-type="string">
            <text:p>03Du glaubst, jeden ausschalten zu können, der dir im Weg steht?</text:p>
          </table:table-cell>
          <table:table-cell table:style-name="ce33" office:value-type="string">
            <text:p>03¿Crees que podrás eliminar a cualquiera que se entrometa en tu camino?</text:p>
          </table:table-cell>
          <table:table-cell table:style-name="ce33" office:value-type="string">
            <text:p>03Credi di poter eliminare tutti quelli che ti si mettono contro?</text:p>
          </table:table-cell>
          <table:table-cell table:style-name="ce33" office:value-type="string">
            <text:p>03Você acha que pode eliminar qualquer um que estiver no seu caminho?</text:p>
          </table:table-cell>
          <table:table-cell table:style-name="ce33" office:value-type="string">
            <text:p>03Karşına çıkan herkesi alt edebileceğini mi sanıyorsun?</text:p>
          </table:table-cell>
          <table:table-cell table:style-name="ce33" office:value-type="string">
            <text:p>03Думаешь, ты сможешь убрать всех, кто стоит у тебя на пути?</text:p>
          </table:table-cell>
          <table:table-cell table:style-name="ce33" office:value-type="string">
            <text:p>02Myślisz, że możesz pozbywać się wszystkich, którzy stają ci na drodze?</text:p>
          </table:table-cell>
          <table:table-cell table:style-name="ce33" office:value-type="string">
            <text:p>03ท่าน|คิดว่า|ท่าน|จะ|กำจัด|ทุกคน|ที่|ขวางทาง|ท่าน|ได้|อย่างงั้น|หรือ?</text:p>
          </table:table-cell>
          <table:table-cell table:style-name="ce59" office:value-type="string">
            <text:p>02Ông cho rằng ông có thể tiêu diệt bất cứ kẻ nào cản đường ông ư?</text:p>
          </table:table-cell>
          <table:table-cell table:style-name="ce308" table:number-columns-repeated="2"/>
          <table:table-cell table:number-columns-repeated="1009"/>
        </table:table-row>
        <table:table-row table:style-name="ro43">
          <table:table-cell table:style-name="ce214" office:value-type="string">
            <text:p>TEXT_6</text:p>
          </table:table-cell>
          <table:table-cell table:style-name="ce305" office:value-type="string">
            <text:p>Al-mulaim</text:p>
          </table:table-cell>
          <table:table-cell table:style-name="ce21" office:value-type="string">
            <text:p>30Do you not understand that the Apple of Eden represents the only chance our world truly has for peace?</text:p>
          </table:table-cell>
          <table:table-cell table:style-name="ce21" office:value-type="string">
            <text:p>30Ne comprends-tu pas que la pomme d'Éden est la seule chance que notre monde a de vivre en paix ?</text:p>
          </table:table-cell>
          <table:table-cell table:style-name="ce76" office:value-type="string">
            <text:p>30Verstehst du nicht, dass der Paradiesapfel die einzige Möglichkeit ist, die unsere Welt hat, um Frieden zu finden?</text:p>
          </table:table-cell>
          <table:table-cell table:style-name="ce21" office:value-type="string">
            <text:p>30¿No comprendes que la Manzana del Edén es la única oportunidad que tiene nuestro mundo de alcanzar la paz?</text:p>
          </table:table-cell>
          <table:table-cell table:style-name="ce21" office:value-type="string">
            <text:p>30Non capisci che la Mela dell'Eden rappresenta l'unica speranza di portare la pace nel mondo?</text:p>
          </table:table-cell>
          <table:table-cell table:style-name="ce21" office:value-type="string">
            <text:p>30Você não entende que a maçã do Éden representa a única chance real que nosso mundo tem de viver em paz?</text:p>
          </table:table-cell>
          <table:table-cell table:style-name="ce21" office:value-type="string">
            <text:p>30Cennet Elması'nın dünyada barış için tek şans olduğunu anlayamıyor musun?</text:p>
          </table:table-cell>
          <table:table-cell table:style-name="ce21" office:value-type="string">
            <text:p>30Разве ты не понимаешь, что Райское Яблоко - единственный шанс добиться мира на нашей земле?</text:p>
          </table:table-cell>
          <table:table-cell table:style-name="ce21" office:value-type="string">
            <text:p>30Nie rozumiesz, że jabłko Edenu to nasza jedyna szansa na zaprowadzenie pokoju na Ziemi?</text:p>
          </table:table-cell>
          <table:table-cell table:style-name="ce21" office:value-type="string">
            <text:p>30เจ้า|ไม่เข้าใจ|หรือว่า|แอปเปิ้ล|แห่ง|อีเดน|นั้น|คือ|โอกาส|เพียง|หนึ่งเดียว|ที่|โลก|ของเรา|นั้น|จะมี|สันติสุข|ที่|แท้จริง?</text:p>
          </table:table-cell>
          <table:table-cell table:style-name="ce265" office:value-type="string">
            <text:p>30Ngươi không hiểu rằng Trái cấm Địa đàng tượng trưng cho một cơ hội duy nhất mà thế giới của chúng ta thật sự có để thiết lập nền hòa bình à? </text:p>
          </table:table-cell>
          <table:table-cell table:style-name="Default" table:number-columns-repeated="156"/>
          <table:table-cell table:number-columns-repeated="855"/>
        </table:table-row>
        <table:table-row table:style-name="ro41">
          <table:table-cell table:style-name="ce214" office:value-type="string">
            <text:p>TEXT_7</text:p>
          </table:table-cell>
          <table:table-cell table:style-name="ce274" office:value-type="string">
            <text:p>Altair</text:p>
          </table:table-cell>
          <table:table-cell table:style-name="ce21" office:value-type="string">
            <text:p>02As long as you're in charge, right? Very convenient.</text:p>
          </table:table-cell>
          <table:table-cell table:style-name="ce21" office:value-type="string">
            <text:p>02Vous voulez dire tant que vous êtes au pouvoir, n'est-ce </text:p>
            <text:p>Pas ? Ça vous arrange bien.</text:p>
          </table:table-cell>
          <table:table-cell table:style-name="ce76" office:value-type="string">
            <text:p>02Solange du das Sagen hast, nicht wahr? Sehr praktisch.</text:p>
          </table:table-cell>
          <table:table-cell table:style-name="ce21" office:value-type="string">
            <text:p>02Siempre que esté bajo tu control, claro. Muy práctico.</text:p>
          </table:table-cell>
          <table:table-cell table:style-name="ce21" office:value-type="string">
            <text:p>02Con te al comando, giusto? Molto conveniente.</text:p>
          </table:table-cell>
          <table:table-cell table:style-name="ce21" office:value-type="string">
            <text:p>02Enquanto você estiver no comando, certo? Muito conveniente.</text:p>
          </table:table-cell>
          <table:table-cell table:style-name="ce21" office:value-type="string">
            <text:p>02Tabii kontrol sende olduğu sürece, değil mi? Aman ne güzel.</text:p>
          </table:table-cell>
          <table:table-cell table:style-name="ce21" office:value-type="string">
            <text:p>02Но только пока всем этим заправляешь ты, верно? Очень удобно.</text:p>
          </table:table-cell>
          <table:table-cell table:style-name="ce21" office:value-type="string">
            <text:p>02Ale tylko pod twoim przywództwem, co? Bardzo sprytnie.</text:p>
          </table:table-cell>
          <table:table-cell table:style-name="ce21" office:value-type="string">
            <text:p>02ตราบเท่า|ที่|ท่าน|ยังเป็น|ผู้ควบคุม |ใช่มั้ยล่ะ? |สบายจริงนะ</text:p>
          </table:table-cell>
          <table:table-cell table:style-name="ce265" office:value-type="string">
            <text:p>02Miễn sao ông là người phụ trách, đúng không? Rất tiện lợi.</text:p>
          </table:table-cell>
          <table:table-cell table:style-name="Default" table:number-columns-repeated="156"/>
          <table:table-cell table:number-columns-repeated="855"/>
        </table:table-row>
        <table:table-row table:style-name="ro49">
          <table:table-cell table:style-name="ce214" office:value-type="string">
            <text:p>TEXT_8</text:p>
          </table:table-cell>
          <table:table-cell table:style-name="ce305" office:value-type="string">
            <text:p>Al-mulaim</text:p>
          </table:table-cell>
          <table:table-cell table:style-name="ce116" office:value-type="string">
            <office:annotation draw:style-name="gr1" draw:text-style-name="P1" svg:width="2.806cm" svg:height="1.698cm" svg:x="8.593cm" svg:y="16.97cm" draw:caption-point-x="-8.593cm" draw:caption-point-y="-16.97cm">
              <dc:date>2011-09-02T00:00:00</dc:date>
              <text:p text:style-name="P1"><text:span text:style-name="T1">(kill) change to(berid)</text:span></text:p>
            </office:annotation>
            <text:p>30With the BROTHERHOOD in charge... And now, because you stand in the way of humanity's survival... I must be rid of you.</text:p>
          </table:table-cell>
          <table:table-cell table:style-name="ce21" office:value-type="string">
            <text:p>30<text:span text:style-name="T22">Tant que</text:span><text:span text:style-name="T13"> la confrérie </text:span><text:span text:style-name="T22">est</text:span><text:span text:style-name="T13"> au pouvoir. Et </text:span><text:span text:style-name="T13">puisque tu te mets en </text:span><text:span text:style-name="T13">travers de la survie de </text:span><text:span text:style-name="T13">l'humanité... Je dois te </text:span><text:span text:style-name="T13">tuer.</text:span></text:p>
          </table:table-cell>
          <table:table-cell table:style-name="ce76" office:value-type="string">
            <text:p>30Da die BRUDERSCHAFT jetzt das Sagen hat... und weil du dem Überleben der Menschheit im Wege stehst... muss ich dich beseitigen.</text:p>
          </table:table-cell>
          <table:table-cell table:style-name="ce21" office:value-type="string">
            <text:p>30Siempre que la Hermandad la controle... Y ahora, ya que osas interponerte a la supervivencia de la humanidad... Debo matarte.</text:p>
          </table:table-cell>
          <table:table-cell table:style-name="ce21" office:value-type="string">
            <text:p>30Con la CONFRATERNITA al comando... Adesso tu rappresenti una minaccia per la sopravvivenza dell'umanità... devo eliminarti.</text:p>
          </table:table-cell>
          <table:table-cell table:style-name="ce21" office:value-type="string">
            <text:p>30Enquanto a IRMANDADE estiver no comando... Agora, já que você se colocou no caminho da sobrevivência da humanidade, eu preciso me livrar de você.</text:p>
          </table:table-cell>
          <table:table-cell table:style-name="ce21" office:value-type="string">
            <text:p>30Kontrol YOLDAŞLARIMDA olduğu sürece... İnsanoğlunun yaşama şansına karşı çıkıyorsun... Senin icabına bakmak zorundayım.</text:p>
          </table:table-cell>
          <table:table-cell table:style-name="ce21" office:value-type="string">
            <text:p>30Пока за этим следит БРАТСТВО... А ты, ставший на пути человечества... Я должен убрать тебя.</text:p>
          </table:table-cell>
          <table:table-cell table:style-name="ce21" office:value-type="string">
            <text:p>30Pod przywództwem BRACTWA... A teraz... skoro stoisz na drodze przetrwania ludzkości... pozbędę się ciebie.</text:p>
          </table:table-cell>
          <table:table-cell table:style-name="ce21" office:value-type="string">
            <text:p>30เหล่าพี่น้อง|มือสังหาร|ต่างหาก|ที่|ควบคุม |...แต่|ตอนนี้ |เพราะ|เจ้าน่ะ|มา|ขวางทาง|รอดชีวิต|ของ|มนุษย์... |ข้า|จึง|ต้อง|กำจัด|เจ้าซะ</text:p>
          </table:table-cell>
          <table:table-cell table:style-name="ce59" office:value-type="string">
            <text:p>30Với HỘI ÁI HỮU phụ trách... Và giờ đây tại vì nhà ngươi đang cản trở con đường sống còn của loài người... ta buộc lòng phải loại bỏ ngươi.</text:p>
          </table:table-cell>
          <table:table-cell table:style-name="Default" table:number-columns-repeated="156"/>
          <table:table-cell table:number-columns-repeated="855"/>
        </table:table-row>
        <table:table-row table:style-name="ro53">
          <table:table-cell table:style-name="ce214" office:value-type="string">
            <text:p>TEXT_9</text:p>
          </table:table-cell>
          <table:table-cell table:style-name="ce274" office:value-type="string">
            <text:p>Altair</text:p>
          </table:table-cell>
          <table:table-cell table:style-name="ce21" office:value-type="string">
            <text:p>02Like most things, you have that backwards.</text:p>
          </table:table-cell>
          <table:table-cell table:style-name="ce21" office:value-type="string">
            <text:p>02Comme d'habitude, vous avez tout faux.</text:p>
          </table:table-cell>
          <table:table-cell table:style-name="ce76" office:value-type="string">
            <text:p>02Wie fast alles, siehst du auch das komplett falsch.</text:p>
          </table:table-cell>
          <table:table-cell table:style-name="ce21" office:value-type="string">
            <text:p>02Veo que lo has entendido al revés, como casi todo.</text:p>
          </table:table-cell>
          <table:table-cell table:style-name="ce21" office:value-type="string">
            <text:p>02Come al solito, hai capito tutto al contrario.</text:p>
          </table:table-cell>
          <table:table-cell table:style-name="ce21" office:value-type="string">
            <text:p>02Como tudo que você faz, você errou mais uma vez.</text:p>
          </table:table-cell>
          <table:table-cell table:style-name="ce21" office:value-type="string">
            <text:p>02Çoğu şeyi olduğu gibi, bunu da tersten anlamışsın.</text:p>
          </table:table-cell>
          <table:table-cell table:style-name="ce21" office:value-type="string">
            <text:p>02Именно таким образом ты и привык все решать.</text:p>
          </table:table-cell>
          <table:table-cell table:style-name="ce21" office:value-type="string">
            <text:p>02Jak w większości przypadków, znów się mylisz.</text:p>
          </table:table-cell>
          <table:table-cell table:style-name="ce21" office:value-type="string">
            <text:p>02ท่านนี่|เหมือนเดิม|ทุกครั้ง |เข้าใจ|อะไร|สลับกัน|ตลอด</text:p>
          </table:table-cell>
          <table:table-cell table:style-name="ce265" office:value-type="string">
            <text:p>02Cũng như hầu hết mọi thứ, ông luôn có lối suy nghĩ lệch lạc ấy.</text:p>
          </table:table-cell>
          <table:table-cell table:style-name="Default" table:number-columns-repeated="156"/>
          <table:table-cell table:number-columns-repeated="855"/>
        </table:table-row>
        <table:table-row table:style-name="ro38">
          <table:table-cell table:style-name="ce214" office:value-type="string">
            <text:p>TEXT_10</text:p>
          </table:table-cell>
          <table:table-cell table:style-name="ce305" office:value-type="string">
            <text:p>Al-mulaim</text:p>
          </table:table-cell>
          <table:table-cell table:style-name="ce21" office:value-type="string">
            <text:p>30*pant pant* NO! It's not... you cannot defeat me! I am... your SUPERIOR!</text:p>
          </table:table-cell>
          <table:table-cell table:style-name="ce21" office:value-type="string">
            <text:p>30*haletant* NON ! Tu ne peux pas me vaincre ! Je suis... ton <text:span text:style-name="T22">MAÎTRE</text:span><text:span text:style-name="T13"> !</text:span></text:p>
          </table:table-cell>
          <table:table-cell table:style-name="ce76" office:value-type="string">
            <text:p>30*Keuch* NEIN! Das kann nicht... Du kannst mich nicht besiegen! Ich bin... dein GEBIETER!</text:p>
          </table:table-cell>
          <table:table-cell table:style-name="ce21" office:value-type="string">
            <text:p>30(Jadeando) ¡NO! No... ¡No puedes vencerme! ¡Soy tu SUPERIOR!</text:p>
          </table:table-cell>
          <table:table-cell table:style-name="ce21" office:value-type="string">
            <text:p>30Ahh... NO! Non puoi... non puoi sconfiggermi! Io sono il tuo Maestro!</text:p>
          </table:table-cell>
          <table:table-cell table:style-name="ce21" office:value-type="string">
            <text:p>30(Ofegante) NÃO! Isso não... Você não pode me derrotar! Eu sou... Sou seu SUPERIOR!</text:p>
          </table:table-cell>
          <table:table-cell table:style-name="ce21" office:value-type="string">
            <text:p>30*nefes nefese* HAYIR! Olmaz... Beni yenemezsin! Ben... Senin USTANIM!</text:p>
          </table:table-cell>
          <table:table-cell table:style-name="ce21" office:value-type="string">
            <text:p>30*Задыхается* НЕТ! Ты не... Ты не можешь победить меня! Я... ВЫШЕ тебя!</text:p>
          </table:table-cell>
          <table:table-cell table:style-name="ce21" office:value-type="string">
            <text:p>30*ciężko dyszy* NIE! To nie... nie możesz mnie pokonać! Ja jestem... twoim MISTRZEM!</text:p>
          </table:table-cell>
          <table:table-cell table:style-name="ce21" office:value-type="string">
            <text:p>30*แฮ่ก แฮ่ก* |ไม่! |ไม่นะ... |เจ้า|เอาชนะ|ข้า|ไม่ได้|หรอก! |ข้าเป็น... |อาจารย์|ของเจ้า|นะ!</text:p>
          </table:table-cell>
          <table:table-cell table:style-name="ce265" office:value-type="string">
            <text:p>30*thở hổn hển* KHÔNG! Điều đó không... ngươi không thể đánh bại ta! Ta là... BỀ TRÊN của nhà ngươi!</text:p>
          </table:table-cell>
          <table:table-cell table:style-name="Default" table:number-columns-repeated="156"/>
          <table:table-cell table:number-columns-repeated="855"/>
        </table:table-row>
        <table:table-row table:style-name="ro45">
          <table:table-cell table:style-name="ce214" office:value-type="string">
            <text:p>TEXT_11</text:p>
          </table:table-cell>
          <table:table-cell table:style-name="ce274" office:value-type="string">
            <text:p>Altair</text:p>
          </table:table-cell>
          <table:table-cell table:style-name="ce21" office:value-type="string">
            <text:p>02No longer.</text:p>
          </table:table-cell>
          <table:table-cell table:style-name="ce21" office:value-type="string">
            <text:p>02Plus maintenant.</text:p>
          </table:table-cell>
          <table:table-cell table:style-name="ce76" office:value-type="string">
            <text:p>02Nicht mehr.</text:p>
          </table:table-cell>
          <table:table-cell table:style-name="ce21" office:value-type="string">
            <text:p>02Ya no.</text:p>
          </table:table-cell>
          <table:table-cell table:style-name="ce21" office:value-type="string">
            <text:p>02Ora non lo sei più.</text:p>
          </table:table-cell>
          <table:table-cell table:style-name="ce21" office:value-type="string">
            <text:p>02Não é mais.</text:p>
          </table:table-cell>
          <table:table-cell table:style-name="ce21" office:value-type="string">
            <text:p>02Artık değil.</text:p>
          </table:table-cell>
          <table:table-cell table:style-name="ce21" office:value-type="string">
            <text:p>02Уже нет.</text:p>
          </table:table-cell>
          <table:table-cell table:style-name="ce21" office:value-type="string">
            <text:p>02Już nie.</text:p>
          </table:table-cell>
          <table:table-cell table:style-name="ce21" office:value-type="string">
            <text:p>02เป็นได้|อีก|ไม่นาน|แล้วล่ะ</text:p>
          </table:table-cell>
          <table:table-cell table:style-name="ce265" office:value-type="string">
            <text:p>02Đã không phải từ lâu.</text:p>
          </table:table-cell>
          <table:table-cell table:style-name="Default" table:number-columns-repeated="156"/>
          <table:table-cell table:number-columns-repeated="855"/>
        </table:table-row>
        <table:table-row table:style-name="ro49">
          <table:table-cell table:style-name="ce214" office:value-type="string">
            <text:p>TEXT_12</text:p>
          </table:table-cell>
          <table:table-cell table:style-name="ce274" office:value-type="string">
            <text:p>Altair</text:p>
          </table:table-cell>
          <table:table-cell table:style-name="ce21" office:value-type="string">
            <text:p>02This thing... is not the Brotherhood's legacy. Whatever it is, it's too dangerous to entrust to human hands. It should be destroyed!</text:p>
          </table:table-cell>
          <table:table-cell table:style-name="ce21" office:value-type="string">
            <text:p>02Ceci n'est pas l'héritage de la <text:span text:style-name="T22">c</text:span><text:span text:style-name="T13">onfrérie. </text:span><text:span text:style-name="T13">Quoi que ce soit, il ne </text:span><text:span text:style-name="T13">doit se retrouver entre </text:span><text:span text:style-name="T13">les mains d'aucun </text:span><text:span text:style-name="T13">homme. Il doit être </text:span><text:span text:style-name="T13">détruit !</text:span></text:p>
          </table:table-cell>
          <table:table-cell table:style-name="ce76" office:value-type="string">
            <text:p>02Das hier... ist nicht das Vermächtnis der Bruderschaft. Was immer es ist, es ist zu gefährlich, um es Menschenhänden anzuvertrauen. Es sollte zerstört werden.</text:p>
          </table:table-cell>
          <table:table-cell table:style-name="ce21" office:value-type="string">
            <text:p>02Esto... No es el legado de la Hermandad. Sea lo que sea, es demasiado peligroso como para que esté en manos humanas. ¡Hay que destruirlo!</text:p>
          </table:table-cell>
          <table:table-cell table:style-name="ce21" office:value-type="string">
            <text:p>02Questa cosa... non è il lascito della Confraternita. Qualunque cosa sia, è troppo pericolosa per lasciarla in mano agli uomini. Deve essere distrutta!</text:p>
          </table:table-cell>
          <table:table-cell table:style-name="ce21" office:value-type="string">
            <text:p>02Isso... Isso não é legado da irmandade. Seja o que for, é muito perigoso para que se confie a mãos humanas. Isso deve ser destruído!</text:p>
          </table:table-cell>
          <table:table-cell table:style-name="ce21" office:value-type="string">
            <text:p>02Bu şey... Haşhaşilerin mirası değil. Her neyse, insanoğlunun ellerinde olamayacak kadar tehlikeli. Yok edilmeli!</text:p>
          </table:table-cell>
          <table:table-cell table:style-name="ce21" office:value-type="string">
            <text:p>02Эта вещь... Она не принадлежит Братству. Что бы это ни было, его нельзя доверить людям. Эту вещь нужно уничтожить!</text:p>
          </table:table-cell>
          <table:table-cell table:style-name="ce21" office:value-type="string">
            <text:p>02To coś... nie jest spuścizną bractwa. Cokolwiek to jest, nie można tego pozostawić w rękach człowieka. Trzeba to zniszczyć!</text:p>
          </table:table-cell>
          <table:table-cell table:style-name="ce21" office:value-type="string">
            <text:p>02สิ่งนี้... |ไม่ใช่|มรดก|ของ|เหล่าพี่น้อง|มือสังหาร |ไม่ว่า|มัน|จะเป็น|อะไร|ก็ตาม |แต่|มัน|อันตราย|มาก|หาก|ตก|ไปอยู่|ใน|มือ|ของ|มนุษย์ |มัน|ควร|ถูก|ทำลาย|ซะ!</text:p>
          </table:table-cell>
          <table:table-cell table:style-name="ce265" office:value-type="string">
            <text:p>02Cái này... không phải là tài sản của hội Ái hữu. Dù đó là cái gì, nó quá nguy hiểm để ủy thác cho loài người. Nó nên bị phá hủy!</text:p>
          </table:table-cell>
          <table:table-cell table:style-name="Default" table:number-columns-repeated="156"/>
          <table:table-cell table:number-columns-repeated="855"/>
        </table:table-row>
        <table:table-row table:style-name="ro38">
          <table:table-cell table:style-name="ce214" office:value-type="string">
            <text:p>TEXT_13</text:p>
          </table:table-cell>
          <table:table-cell table:style-name="ce305" office:value-type="string">
            <text:p>Al-mulaim</text:p>
          </table:table-cell>
          <table:table-cell table:style-name="ce21" office:value-type="string">
            <text:p>30Destroy the only thing capable of ending the Crusades and creating true peace? Never!</text:p>
          </table:table-cell>
          <table:table-cell table:style-name="ce21" office:value-type="string">
            <text:p>30Détruire la seule chose qui puisse mettre fin aux croisades et amener la paix ? Jamais !</text:p>
          </table:table-cell>
          <table:table-cell table:style-name="ce76" office:value-type="string">
            <text:p>30Das einzige Objekt zerstören, das dazu fähig ist, die Kreuzzüge zu beenden und wahren Frieden herzustellen? Niemals!</text:p>
          </table:table-cell>
          <table:table-cell table:style-name="ce21" office:value-type="string">
            <text:p>30¿Destruir lo único que puede terminar con las Cruzadas y alcanzar la paz? ¡Jamás!</text:p>
          </table:table-cell>
          <table:table-cell table:style-name="ce21" office:value-type="string">
            <text:p>30Distruggere l'unica cosa in grado di mettere fine alle Crociate e riportare la pace? Mai!</text:p>
          </table:table-cell>
          <table:table-cell table:style-name="ce21" office:value-type="string">
            <text:p>30Destruir a única coisa capaz de pôr fim às Cruzadas e trazer a paz verdadeira? Jamais!</text:p>
          </table:table-cell>
          <table:table-cell table:style-name="ce21" office:value-type="string">
            <text:p>30Haçlı Seferleri'ni durdurup gerçek barışı sağlayabilecek tek şeyi yok etmek mi? Asla!</text:p>
          </table:table-cell>
          <table:table-cell table:style-name="ce21" office:value-type="string">
            <text:p>30Уничтожить единственное, что может положить конец крестовым походам и поможет воцариться миру? Никогда!</text:p>
          </table:table-cell>
          <table:table-cell table:style-name="ce21" office:value-type="string">
            <text:p>30Zniszczyć jedyną rzecz, która może zakończyć Krucjaty i przynieść prawdziwy pokój? Nigdy!</text:p>
          </table:table-cell>
          <table:table-cell table:style-name="ce21" office:value-type="string">
            <text:p>30ทำลาย|สิ่งๆ |เดียว|ที่|สามารถ|ยุติ|สงคราม|ครูเสด|และ|สร้าง|สันติสุข|ที่|แท้จริง|งั้นเหรอ? |ไม่มีวัน|ซะล่ะ!</text:p>
          </table:table-cell>
          <table:table-cell table:style-name="ce265" office:value-type="string">
            <text:p>30Phá hủy vật duy nhất có quyền năng kết thúc các cuộc Thập Tự Chinh và thiết lập nền hòa bình đích thực ư? Không bao giờ!</text:p>
          </table:table-cell>
          <table:table-cell table:style-name="Default" table:number-columns-repeated="156"/>
          <table:table-cell table:number-columns-repeated="855"/>
        </table:table-row>
        <table:table-row table:style-name="ro72">
          <table:table-cell table:style-name="ce214" office:value-type="string">
            <text:p>TEXT_14</text:p>
          </table:table-cell>
          <table:table-cell table:style-name="ce274" office:value-type="string">
            <text:p>Altair</text:p>
          </table:table-cell>
          <table:table-cell table:style-name="ce21" office:value-type="string">
            <text:p>02I will find a way. I will write all that has happened here and what I know of this secret of Eden... The words will remain in our Library forever. But this - thing, this abomination - this will not remain with us!</text:p>
          </table:table-cell>
          <table:table-cell table:style-name="ce21" office:value-type="string">
            <text:p>02Je trouverai un moyen. Je vais écrire tout ce qui s'est passé ici et ce que je sais à propos du secret d'Éden... Les mots resteront pour toujours dans notre bibliothèque. Mais cette chose, cette abomination, doit être détruite !</text:p>
          </table:table-cell>
          <table:table-cell table:style-name="ce76" office:value-type="string">
            <text:p>02Ich werde einen Weg finden. Ich schreibe alles nieder, was hier stattgefunden hat und was ich vom Geheimnis des Paradieses weiß... Die Worte werden in unserer Bibliothek für immer fortbestehen. Aber dieses Ding - diese Abscheulichkeit - wird nicht bei uns bleiben.</text:p>
          </table:table-cell>
          <table:table-cell table:style-name="ce21" office:value-type="string">
            <text:p>02Encontraré el modo de hacerlo. Escribiré todo lo que ha sucedido y todo lo que sé del secreto del Edén... Las palabras quedarán en nuestra biblioteca para siempre. Pero esta... cosa... Esta abominación... ¡No permanecerá entre nosotros!</text:p>
          </table:table-cell>
          <table:table-cell table:style-name="ce21" office:value-type="string">
            <text:p>02Troverò un modo. Scriverò tutto ciò che è accaduto qui e quello che so sul segreto dell'Eden... Le parole rimarranno nella nostra Biblioteca per sempre. Ma questa cosa... quest'abominio... non può continuare a esistere!</text:p>
          </table:table-cell>
          <table:table-cell table:style-name="ce21" office:value-type="string">
            <text:p>02Encontrarei uma forma. Escreverei tudo que aconteceu aqui e tudo que sei sobre os segredos do Éden. As palavras ficarão em nossa biblioteca para sempre. Mas isso, essa abominação, isso não ficará entre nós!</text:p>
          </table:table-cell>
          <table:table-cell table:style-name="ce21" office:value-type="string">
            <text:p>02Ben bir yolunu bulurum. Burada olanları ve cennet sırlarıyla ilgili bildiklerimi yazacağım... Yazdıklarım ebediyen kütüphanemizde korunacak. Ama bu şey, bu lanet üstümüzden kalkacak!</text:p>
          </table:table-cell>
          <table:table-cell table:style-name="ce21" office:value-type="string">
            <text:p>02Я найду способ. Здесь я напишу все, что случилось, и все, что я узнал об этой тайне Эдема... Эти слова навеки останутся в нашей Библиотеке. Но эта вещь, эта мерзость, ей не быть с нами! <text:s/></text:p>
          </table:table-cell>
          <table:table-cell table:style-name="ce21" office:value-type="string">
            <text:p>02Znajdę sposób. Spiszę wszystko, co tu się stało i co wiem o tajemnicy Edenu... Słowa te pozostaną na zawsze zamknięte w bibliotece. Ale to - to ohydztwo musi zniknąć raz na zawsze!</text:p>
          </table:table-cell>
          <table:table-cell table:style-name="ce21" office:value-type="string">
            <text:p>02ข้า|จะ|หาทาง |ข้า|จะ|เขียน|ว่า|เกิด|อะไร|ขึ้น|ที่นี่ |และ|ข้า|รู้|อะไร|เกี่ยวกับ|ความลับ|ของ|อีเดน|บ้าง... |สิ่งที่|ข้า|เขียน|จะถูก|เก็บไว้|ใน|หอสมุด|ของ|พวกเรา|ตลอดกาล |แต่|สิ่งนี้ |ไอ้สิ่ง|ชั่วช้า|นี่ |มัน|จะต้อง|ไม่อยู่|กับ|พวกเรา!</text:p>
          </table:table-cell>
          <table:table-cell table:style-name="ce59" office:value-type="string">
            <text:p>02Ta sẽ tìm ra cách. Ta sẽ viết tất cả những việc đã xảy ra ở đây và những gì ta biết về bí mật của Địa đàng... Những dòng chữ ấy sẽ tồn tại trong Tàng kinh các vĩnh viễn. Nhưng vật này - thứ kinh tởm này sẽ không tồn tại cùng chúng ta!</text:p>
          </table:table-cell>
          <table:table-cell table:style-name="Default" table:number-columns-repeated="156"/>
          <table:table-cell table:number-columns-repeated="855"/>
        </table:table-row>
        <table:table-row table:style-name="ro2">
          <table:table-cell table:style-name="ce214" office:value-type="string">
            <text:p>TEXT_15</text:p>
          </table:table-cell>
          <table:table-cell table:style-name="Default" table:number-columns-repeated="168"/>
          <table:table-cell table:number-columns-repeated="855"/>
        </table:table-row>
        <table:table-row table:style-name="ro2">
          <table:table-cell table:style-name="ce214" office:value-type="string">
            <text:p>TEXT_16</text:p>
          </table:table-cell>
          <table:table-cell table:style-name="Default" table:number-columns-repeated="168"/>
          <table:table-cell table:number-columns-repeated="855"/>
        </table:table-row>
        <table:table-row table:style-name="ro2" table:number-rows-repeated="38">
          <table:table-cell table:style-name="Default" table:number-columns-repeated="169"/>
          <table:table-cell table:number-columns-repeated="855"/>
        </table:table-row>
        <table:table-row table:style-name="ro2" table:number-rows-repeated="65476">
          <table:table-cell table:number-columns-repeated="1024"/>
        </table:table-row>
        <table:table-row table:style-name="ro2">
          <table:table-cell table:number-columns-repeated="1024"/>
        </table:table-row>
      </table:table>
      <table:table table:name="LV5" table:style-name="ta6" table:print="false">
        <table:table-column table:style-name="co6" table:default-cell-style-name="ce213"/>
        <table:table-column table:style-name="co6" table:default-cell-style-name="ce215"/>
        <table:table-column table:style-name="co1" table:default-cell-style-name="ce219"/>
        <table:table-column table:style-name="co1" table:default-cell-style-name="ce228"/>
        <table:table-column table:style-name="co1" table:default-cell-style-name="ce64"/>
        <table:table-column table:style-name="co1" table:number-columns-repeated="8" table:default-cell-style-name="ce219"/>
        <table:table-column table:style-name="co7" table:default-cell-style-name="ce219"/>
        <table:table-column table:style-name="co8" table:default-cell-style-name="ce219"/>
        <table:table-column table:style-name="co7" table:default-cell-style-name="ce310"/>
        <table:table-column table:style-name="co3" table:number-columns-repeated="161" table:default-cell-style-name="ce219"/>
        <table:table-column table:style-name="co3" table:default-cell-style-name="ce252"/>
        <table:table-column table:style-name="co7" table:default-cell-style-name="ce252"/>
        <table:table-column table:style-name="co4" table:number-columns-repeated="78"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2"/>
          <table:table-cell table:style-name="ce16"/>
          <table:table-cell table:style-name="ce271" table:number-columns-repeated="1008"/>
        </table:table-row>
        <table:table-row table:style-name="ro2">
          <table:table-cell table:number-columns-repeated="2"/>
          <table:table-cell table:style-name="ce218"/>
          <table:table-cell table:style-name="ce311"/>
          <table:table-cell table:style-name="ce63"/>
          <table:table-cell table:style-name="ce229"/>
          <table:table-cell table:style-name="ce234" table:number-columns-repeated="2"/>
          <table:table-cell table:style-name="ce236" table:number-columns-repeated="4"/>
          <table:table-cell table:style-name="ce241" table:number-columns-repeated="2"/>
          <table:table-cell table:style-name="ce314"/>
          <table:table-cell/>
          <table:table-cell table:style-name="ce213" table:number-columns-repeated="163"/>
          <table:table-cell table:number-columns-repeated="77"/>
          <table:table-cell table:style-name="ce213" table:number-columns-repeated="768"/>
        </table:table-row>
        <table:table-row table:style-name="ro2">
          <table:table-cell/>
          <table:table-cell table:style-name="ce255"/>
          <table:table-cell table:number-columns-repeated="12"/>
          <table:table-cell table:style-name="ce267"/>
          <table:table-cell table:number-columns-repeated="1009"/>
        </table:table-row>
        <table:table-row table:style-name="ro2">
          <table:table-cell table:number-columns-repeated="2"/>
          <table:table-cell table:style-name="ce213" office:value-type="string">
            <text:p>STORY</text:p>
          </table:table-cell>
          <table:table-cell table:style-name="ce312"/>
          <table:table-cell table:style-name="ce62"/>
          <table:table-cell table:style-name="ce213" table:number-columns-repeated="9"/>
          <table:table-cell table:style-name="ce268"/>
          <table:table-cell/>
          <table:table-cell table:style-name="ce213" table:number-columns-repeated="163"/>
          <table:table-cell table:number-columns-repeated="77"/>
          <table:table-cell table:style-name="ce213" table:number-columns-repeated="768"/>
        </table:table-row>
        <table:table-row table:style-name="ro2">
          <table:table-cell table:style-name="ce214" office:value-type="string">
            <text:p>TEXT_0</text:p>
          </table:table-cell>
          <table:table-cell table:style-name="ce216"/>
          <table:table-cell table:style-name="ce116" table:number-columns-repeated="2"/>
          <table:table-cell table:style-name="ce76"/>
          <table:table-cell table:style-name="ce116" table:number-columns-repeated="9"/>
          <table:table-cell table:style-name="ce36"/>
          <table:table-cell table:number-columns-repeated="1009"/>
        </table:table-row>
        <table:table-row table:style-name="ro2">
          <table:table-cell table:style-name="ce214" office:value-type="string">
            <text:p>TEXT_1</text:p>
          </table:table-cell>
          <table:table-cell table:style-name="ce216"/>
          <table:table-cell table:style-name="ce116" table:number-columns-repeated="2"/>
          <table:table-cell table:style-name="ce76"/>
          <table:table-cell table:style-name="ce116" table:number-columns-repeated="9"/>
          <table:table-cell table:style-name="ce36"/>
          <table:table-cell/>
          <table:table-cell table:style-name="ce213" table:number-columns-repeated="163"/>
          <table:table-cell table:number-columns-repeated="77"/>
          <table:table-cell table:style-name="ce213" table:number-columns-repeated="768"/>
        </table:table-row>
        <table:table-row table:style-name="ro66">
          <table:table-cell table:style-name="ce214" office:value-type="string">
            <text:p>TEXT_2</text:p>
          </table:table-cell>
          <table:table-cell table:style-name="ce216" office:value-type="string">
            <text:p>yusuf</text:p>
          </table:table-cell>
          <table:table-cell table:style-name="ce21" office:value-type="string">
            <text:p>11Tarik Barleti is inside the palace. We must find him to gain the location of the Templar's secret base... and then we must finish him.</text:p>
          </table:table-cell>
          <table:table-cell table:style-name="ce21" office:value-type="string">
            <text:p>11Tarik Barleti est à l'intérieur du palais. Nous devons le trouver pour connaître l'endroit secret où se trouve le Templier. Puis, nous le tuerons.</text:p>
          </table:table-cell>
          <table:table-cell table:style-name="ce76" office:value-type="string">
            <text:p>11Tarik Barleti befindet sich im Innern des Palastes. Wir müssen ihn finden, um den Standort der geheimen Basis der Templer herauszufinden... und ihn dann zu erledigen.</text:p>
          </table:table-cell>
          <table:table-cell table:style-name="ce21" office:value-type="string">
            <text:p>11Tarik Barleti está dentro del palacio. Tenemos que encontrarlo para averiguar dónde está la base secreta de los templarios... Y luego tenemos que deshacernos de él.</text:p>
          </table:table-cell>
          <table:table-cell table:style-name="ce21" office:value-type="string">
            <text:p>11Tarik Barleti è dentro il palazzo. Dobbiamo trovarlo e scoprire dove si trova la base segreta dei Templari... Poi, dovremo ucciderlo.</text:p>
          </table:table-cell>
          <table:table-cell table:style-name="ce21" office:value-type="string">
            <text:p>11Tarik Barleti está dentro do palácio. Devemos encontrá-lo para descobrir o local da base secreta dos Templários... E então devemos matá-lo.</text:p>
          </table:table-cell>
          <table:table-cell table:style-name="ce21" office:value-type="string">
            <text:p>11Tarık Barleti sarayda. Onu bulup gizli Templar üssünün yerini öğrenmeliyiz... sonra da icabına bakarız.</text:p>
          </table:table-cell>
          <table:table-cell table:style-name="ce21" office:value-type="string">
            <text:p>11Тарик Барлети во дворце. Нужно найти его и выбить из него местоположение логова тамплиеров... а затем прикончить его.</text:p>
          </table:table-cell>
          <table:table-cell table:style-name="ce21" office:value-type="string">
            <text:p>11Tarik Barleti jest w pałacu. Musimy go odnaleźć i uzyskać informacje o położeniu tajnej bazy Templariuszy... Później go zabijemy.</text:p>
          </table:table-cell>
          <table:table-cell table:style-name="ce21" office:value-type="string">
            <text:p>11ทาริค บาร์เลติ|อยู่|ข้างใน|พระราชวัง |เรา|ต้อง|ตามหา|มัน|เพื่อ|เอา|ข้อมูล|ตำแหน่ง|ฐานลับ|ของ|เทมพลาร์|มา... |และ|ค่อย|กำจัด|มัน|ทิ้งซะ</text:p>
          </table:table-cell>
          <table:table-cell table:style-name="ce265" office:value-type="string">
            <text:p>11Tarik Barleti đang ở bên trong lâu đài ấy. Chúng ta phải tìm ra hắn để biết vị trí căn cứ bí mật của hội Hiệp sĩ Đền Thánh... và sau đó sẽ phải khử hắn.</text:p>
            <text:p/>
          </table:table-cell>
          <table:table-cell table:style-name="Default" table:number-columns-repeated="2"/>
          <table:table-cell table:style-name="ce315" office:value-type="string">
            <text:p>11The door is locked. If you can \3get through this room\0, there should be a control room just ahead.</text:p>
          </table:table-cell>
          <table:table-cell table:number-columns-repeated="1008"/>
        </table:table-row>
        <table:table-row table:style-name="ro73">
          <table:table-cell table:style-name="ce214" office:value-type="string">
            <text:p>TEXT_3</text:p>
          </table:table-cell>
          <table:table-cell table:style-name="ce216" office:value-type="string">
            <text:p>ezio</text:p>
          </table:table-cell>
          <table:table-cell table:style-name="ce21" office:value-type="string">
            <office:annotation draw:style-name="gr7" draw:text-style-name="P3" svg:width="2.857cm" svg:height="1.763cm" svg:x="8.593cm" svg:y="5.484cm" draw:caption-point-x="-8.593cm" draw:caption-point-y="-5.484cm">
              <dc:date>2011-09-05T00:00:00</dc:date>
              <text:p text:style-name="P1"><text:span text:style-name="T13"><text:s text:c="2"/></text:span></text:p>
              <text:p text:style-name="P1"><text:span text:style-name="T13"><text:s text:c="5"/></text:span><text:span text:style-name="T13">Ï to i</text:span></text:p>
            </office:annotation>
            <text:p>22Altaïr's legacy shall be restored to us again.</text:p>
          </table:table-cell>
          <table:table-cell table:style-name="ce21" office:value-type="string">
            <text:p>22L'héritage d'<text:span text:style-name="T22">Altair</text:span><text:span text:style-name="T13"> doit </text:span><text:span text:style-name="T13">nous revenir.</text:span></text:p>
          </table:table-cell>
          <table:table-cell table:style-name="ce76" office:value-type="string">
            <text:p>22Altaïrs Vermächtnis soll wieder uns gehören.</text:p>
          </table:table-cell>
          <table:table-cell table:style-name="ce21" office:value-type="string">
            <text:p>22El legado de Altaïr volverá a estar en nuestras manos.</text:p>
          </table:table-cell>
          <table:table-cell table:style-name="ce21" office:value-type="string">
            <text:p>22Riavremo finalmente l'eredità di Altaïr.</text:p>
          </table:table-cell>
          <table:table-cell table:style-name="ce21" office:value-type="string">
            <text:p>22O legado de Altaïr nos deve ser devolvido.</text:p>
          </table:table-cell>
          <table:table-cell table:style-name="ce21" office:value-type="string">
            <text:p>22Altaïr'in mirası tekrar bize geçecek.</text:p>
          </table:table-cell>
          <table:table-cell table:style-name="ce21" office:value-type="string">
            <text:p>22Тогда мы возродим наследие Альтаира.</text:p>
          </table:table-cell>
          <table:table-cell table:style-name="ce21" office:value-type="string">
            <text:p>22Spuścizna Altaïra zostanie nam przywrócona.</text:p>
          </table:table-cell>
          <table:table-cell table:style-name="ce21" office:value-type="string">
            <text:p>22มรดก|ของ|อัลเทเอีย|จะ|กลับ|มาสู่|พวกเรา|อีกครั้ง</text:p>
          </table:table-cell>
          <table:table-cell table:style-name="ce59" office:value-type="string">
            <text:p>22Di sản của Altaïr sẽ được hoàn lại cho chúng ta lần nữa.</text:p>
          </table:table-cell>
          <table:table-cell table:style-name="Default" table:number-columns-repeated="2"/>
          <table:table-cell table:number-columns-repeated="1009"/>
        </table:table-row>
        <table:table-row table:style-name="ro74">
          <table:table-cell table:style-name="ce214" office:value-type="string">
            <text:p>TEXT_4</text:p>
          </table:table-cell>
          <table:table-cell table:style-name="ce216" office:value-type="string">
            <text:p>yusuf</text:p>
          </table:table-cell>
          <table:table-cell table:style-name="ce10" office:value-type="string">
            <text:p>11Don't let your guard down!</text:p>
          </table:table-cell>
          <table:table-cell table:style-name="ce10" office:value-type="string">
            <text:p>11Ne baisse pas ta garde.</text:p>
          </table:table-cell>
          <table:table-cell table:style-name="ce233" office:value-type="string">
            <text:p>11Sei auf der Hut!</text:p>
          </table:table-cell>
          <table:table-cell table:style-name="ce10" office:value-type="string">
            <text:p>11¡No bajes la guardia!!</text:p>
          </table:table-cell>
          <table:table-cell table:style-name="ce10" office:value-type="string">
            <text:p>11Non abbassare la guardia!</text:p>
          </table:table-cell>
          <table:table-cell table:style-name="ce10" office:value-type="string">
            <text:p>11Não abaixe sua guarda!</text:p>
          </table:table-cell>
          <table:table-cell table:style-name="ce10" office:value-type="string">
            <text:p>11Dikkati elden bırakma!</text:p>
          </table:table-cell>
          <table:table-cell table:style-name="ce10" office:value-type="string">
            <text:p>11Не теряй бдительность!</text:p>
          </table:table-cell>
          <table:table-cell table:style-name="ce10" office:value-type="string">
            <text:p>11Tylko bądź ostrożny!</text:p>
          </table:table-cell>
          <table:table-cell table:style-name="ce10" office:value-type="string">
            <text:p>11อย่าหลุดการป้องกันนะ!</text:p>
          </table:table-cell>
          <table:table-cell table:style-name="ce266" office:value-type="string">
            <text:p>11Đừng lơ là không đề phòng!</text:p>
          </table:table-cell>
          <table:table-cell table:style-name="Default" table:number-columns-repeated="2"/>
          <table:table-cell table:number-columns-repeated="1009"/>
        </table:table-row>
        <table:table-row table:style-name="ro38">
          <table:table-cell table:style-name="ce214" office:value-type="string">
            <text:p>TEXT_5</text:p>
          </table:table-cell>
          <table:table-cell table:style-name="ce216"/>
          <table:table-cell table:style-name="ce11" office:value-type="string">
            <text:p>05Press the \4right soft key\0 to equip the gun when the lower right gun icon blinks.</text:p>
          </table:table-cell>
          <table:table-cell table:style-name="ce11" office:value-type="string">
            <text:p>05Appuie sur la \4touche de sélection droite\0 pour équiper le pistolet lorsque l'icône Pistolet en bas à droite clignote.</text:p>
          </table:table-cell>
          <table:table-cell office:value-type="string">
            <text:p>05Drücke den \4rechten Softkey\0, um die Waffe zu verwenden, wenn das Waffen-Symbol rechts unten blinkt.</text:p>
          </table:table-cell>
          <table:table-cell table:style-name="ce11" office:value-type="string">
            <text:p>05Pulsa la \4tecla de función derecha\0 para equipar el arma cuando parpadee el icono de arma de la esquina inferior derecha.</text:p>
          </table:table-cell>
          <table:table-cell table:style-name="ce11" office:value-type="string">
            <text:p>05Premi il \4tasto funzione destro\0 per usare il fucile quando l'icona Fucile nell'angolo in basso a destra lampeggia.</text:p>
          </table:table-cell>
          <table:table-cell table:style-name="ce11" office:value-type="string">
            <text:p>05Aperte a \4tecla virtual direita\0 para equipar-se com a arma quando o ícone "arma" no canto inferior direito piscar.</text:p>
          </table:table-cell>
          <table:table-cell table:style-name="ce11" office:value-type="string">
            <text:p>05Silah kullanmak için, sağ alttaki silah simgesi yanıp sönerken \4sağ tuşa\0 bas.</text:p>
          </table:table-cell>
          <table:table-cell table:style-name="ce11" office:value-type="string">
            <text:p>05Нажмите \4Правую кнопку,\0 чтобы взять ружье, если внизу справа мигает значок "Ружье".</text:p>
          </table:table-cell>
          <table:table-cell table:style-name="ce11" office:value-type="string">
            <text:p>05Wciśnij \4prawy przycisk funkcyjny\0, by wybrać pistolet, gdy zacznie migać ikona pistoletu w prawym, dolnym rogu.</text:p>
          </table:table-cell>
          <table:table-cell table:style-name="ce11" office:value-type="string">
            <text:p>05กด|\4ปุ่มซอฟท์คีย์ขวา\0|เพื่อ|ติดตั้ง|ปืน|เมื่อ|ไอคอนปืน|ด้านล่างขวา|กะพริบ</text:p>
          </table:table-cell>
          <table:table-cell table:style-name="ce313" office:value-type="string">
            <text:p>05Bấm \4phím điều khiển phải\0 để trang bị súng khi biểu tượng súng bên phải dưới cùng nhấp nháy.</text:p>
          </table:table-cell>
          <table:table-cell table:style-name="Default" table:number-columns-repeated="2"/>
          <table:table-cell office:value-type="string">
            <text:p>11You unlocked the \3door\0</text:p>
          </table:table-cell>
          <table:table-cell table:number-columns-repeated="1008"/>
        </table:table-row>
        <table:table-row table:style-name="ro75">
          <table:table-cell table:style-name="ce214" office:value-type="string">
            <text:p>TEXT_6</text:p>
          </table:table-cell>
          <table:table-cell table:style-name="ce216"/>
          <table:table-cell table:style-name="ce225" office:value-type="string">
            <text:p>05\4Press 0\0 to summon an Assassin when the lower left icon blinks.</text:p>
          </table:table-cell>
          <table:table-cell table:style-name="ce10" office:value-type="string">
            <text:p>05\4Appuie sur 0\0 pour appeler un Assassin lorsque l'icône en bas à gauche clignote.</text:p>
          </table:table-cell>
          <table:table-cell table:style-name="ce233" office:value-type="string">
            <text:p>05\4Drücke 0\0, um einen Assassinen herbeizurufen, wenn das Symbol links unten blinkt.</text:p>
          </table:table-cell>
          <table:table-cell table:style-name="ce10" office:value-type="string">
            <text:p>05\4Pulsa 0\0 para invocar a un Asesino cuando parpadee el icono de la esquina inferior izquierda.</text:p>
          </table:table-cell>
          <table:table-cell table:style-name="ce10" office:value-type="string">
            <text:p>05\4Premi 0\0 per chiamare un Assassino quando l'icona in basso a sinistra lampeggia.</text:p>
          </table:table-cell>
          <table:table-cell table:style-name="ce10" office:value-type="string">
            <text:p>05\4Aperte 0\0 para convocar um Assassino quando o ícone do canto inferior esquerdo piscar.</text:p>
          </table:table-cell>
          <table:table-cell table:style-name="ce10" office:value-type="string">
            <text:p>05Yoldaş çağırmak için sol alttaki simge yanıp sönerken \40'a bas\0.</text:p>
          </table:table-cell>
          <table:table-cell table:style-name="ce10" office:value-type="string">
            <text:p>05\4Нажмите 0,\0 чтобы призвать Ассасина, когда мигает значок внизу слева.</text:p>
          </table:table-cell>
          <table:table-cell table:style-name="ce10" office:value-type="string">
            <text:p>05\4Wciśnij 0\0, by przywołać asasyna, gdy zacznie migać ikona w lewym, dolnym rogu.</text:p>
          </table:table-cell>
          <table:table-cell table:style-name="ce10" office:value-type="string">
            <text:p>05\4กด 0\0 |เพื่อ|เรียก|มือสังหาร |เมื่อ|ไอคอน|ด้านล่างซ้าย|กะพริบ</text:p>
          </table:table-cell>
          <table:table-cell table:style-name="ce100" office:value-type="string">
            <text:p>05\4Bấm 0\0 để triệu tập một tên Sát thủ khi biểu tượng bên trái dưới cùng nhấp nháy.</text:p>
          </table:table-cell>
          <table:table-cell table:style-name="Default" table:number-columns-repeated="2"/>
          <table:table-cell table:number-columns-repeated="1009"/>
        </table:table-row>
        <table:table-row table:style-name="ro2">
          <table:table-cell table:style-name="ce214" office:value-type="string">
            <text:p>TEXT_7</text:p>
          </table:table-cell>
          <table:table-cell table:style-name="ce216"/>
          <table:table-cell table:style-name="ce116"/>
          <table:table-cell table:style-name="Default" table:number-columns-repeated="12"/>
          <table:table-cell table:number-columns-repeated="1009"/>
        </table:table-row>
        <table:table-row table:style-name="ro76">
          <table:table-cell table:style-name="ce214" office:value-type="string">
            <text:p>TEXT_8</text:p>
          </table:table-cell>
          <table:table-cell table:style-name="ce216"/>
          <table:table-cell table:style-name="ce116"/>
          <table:table-cell table:style-name="Default" table:number-columns-repeated="12"/>
          <table:table-cell table:style-name="ce258" office:value-type="string">
            <text:p>11The automatic self-destruction system has been activated! Get out of there!</text:p>
          </table:table-cell>
          <table:table-cell table:number-columns-repeated="1008"/>
        </table:table-row>
        <table:table-row table:style-name="ro2">
          <table:table-cell table:style-name="ce214" office:value-type="string">
            <text:p>TEXT_9</text:p>
          </table:table-cell>
          <table:table-cell table:style-name="ce216"/>
          <table:table-cell table:style-name="ce116"/>
          <table:table-cell table:style-name="Default" table:number-columns-repeated="12"/>
          <table:table-cell table:number-columns-repeated="1009"/>
        </table:table-row>
        <table:table-row table:style-name="ro2">
          <table:table-cell table:style-name="ce214" office:value-type="string">
            <text:p>TEXT_10</text:p>
          </table:table-cell>
          <table:table-cell table:style-name="ce216"/>
          <table:table-cell table:style-name="ce116"/>
          <table:table-cell table:style-name="Default" table:number-columns-repeated="12"/>
          <table:table-cell table:number-columns-repeated="1009"/>
        </table:table-row>
        <table:table-row table:style-name="ro2">
          <table:table-cell table:style-name="ce214" office:value-type="string">
            <text:p>TEXT_11</text:p>
          </table:table-cell>
          <table:table-cell table:style-name="ce216"/>
          <table:table-cell table:style-name="ce116"/>
          <table:table-cell table:style-name="Default" table:number-columns-repeated="12"/>
          <table:table-cell table:number-columns-repeated="1009"/>
        </table:table-row>
        <table:table-row table:style-name="ro47">
          <table:table-cell table:style-name="ce214" office:value-type="string">
            <text:p>TEXT_12</text:p>
          </table:table-cell>
          <table:table-cell table:style-name="ce216"/>
          <table:table-cell table:style-name="ce116"/>
          <table:table-cell table:style-name="Default" table:number-columns-repeated="12"/>
          <table:table-cell table:style-name="ce258" office:value-type="string">
            <text:p>41Captain Wardin, you're finally here! It's a slaughterhouse... the aliens have some kind of advanced weapon... </text:p>
          </table:table-cell>
          <table:table-cell table:number-columns-repeated="1008"/>
        </table:table-row>
        <table:table-row table:style-name="ro68">
          <table:table-cell table:style-name="ce214" office:value-type="string">
            <text:p>TEXT_13</text:p>
          </table:table-cell>
          <table:table-cell table:style-name="ce216"/>
          <table:table-cell table:style-name="ce116"/>
          <table:table-cell table:style-name="Default" table:number-columns-repeated="12"/>
          <table:table-cell table:style-name="ce258" office:value-type="string">
            <text:p>41Commander, it's coming back!</text:p>
          </table:table-cell>
          <table:table-cell table:number-columns-repeated="1008"/>
        </table:table-row>
        <table:table-row table:style-name="ro57">
          <table:table-cell table:style-name="ce214" office:value-type="string">
            <text:p>TEXT_14</text:p>
          </table:table-cell>
          <table:table-cell table:style-name="ce216"/>
          <table:table-cell table:style-name="ce116"/>
          <table:table-cell table:style-name="Default" table:number-columns-repeated="12"/>
          <table:table-cell table:style-name="ce258" office:value-type="string">
            <text:p>02Let's end this.</text:p>
          </table:table-cell>
          <table:table-cell table:number-columns-repeated="1008"/>
        </table:table-row>
        <table:table-row table:style-name="ro2">
          <table:table-cell table:style-name="ce214" office:value-type="string">
            <text:p>TEXT_15</text:p>
          </table:table-cell>
          <table:table-cell table:style-name="ce216"/>
          <table:table-cell table:style-name="ce116"/>
          <table:table-cell table:style-name="Default" table:number-columns-repeated="12"/>
          <table:table-cell table:number-columns-repeated="1009"/>
        </table:table-row>
        <table:table-row table:style-name="ro2">
          <table:table-cell table:style-name="ce214" office:value-type="string">
            <text:p>TEXT_16</text:p>
          </table:table-cell>
          <table:table-cell table:style-name="ce216"/>
          <table:table-cell table:style-name="ce116"/>
          <table:table-cell table:style-name="Default" table:number-columns-repeated="12"/>
          <table:table-cell table:number-columns-repeated="1009"/>
        </table:table-row>
        <table:table-row table:style-name="ro57">
          <table:table-cell table:style-name="ce214" office:value-type="string">
            <text:p>TEXT_17</text:p>
          </table:table-cell>
          <table:table-cell table:style-name="ce216"/>
          <table:table-cell table:style-name="ce116"/>
          <table:table-cell table:style-name="Default" table:number-columns-repeated="12"/>
          <table:table-cell table:style-name="ce258" office:value-type="string">
            <text:p>02They're all dead...</text:p>
          </table:table-cell>
          <table:table-cell table:style-name="ce227" table:number-columns-repeated="161"/>
          <table:table-cell/>
          <table:table-cell table:style-name="ce253"/>
          <table:table-cell table:number-columns-repeated="77"/>
          <table:table-cell table:style-name="ce227" table:number-columns-repeated="768"/>
        </table:table-row>
        <table:table-row table:style-name="ro2">
          <table:table-cell table:style-name="ce214" office:value-type="string">
            <text:p>TEXT_18</text:p>
          </table:table-cell>
          <table:table-cell table:style-name="ce216"/>
          <table:table-cell table:style-name="ce116"/>
          <table:table-cell table:style-name="Default" table:number-columns-repeated="12"/>
          <table:table-cell table:style-name="ce258" office:value-type="string">
            <text:p>41I told you! </text:p>
          </table:table-cell>
          <table:table-cell table:number-columns-repeated="1008"/>
        </table:table-row>
        <table:table-row table:style-name="ro68">
          <table:table-cell table:style-name="ce214" office:value-type="string">
            <text:p>TEXT_19</text:p>
          </table:table-cell>
          <table:table-cell table:style-name="ce216"/>
          <table:table-cell table:style-name="ce116"/>
          <table:table-cell table:style-name="Default" table:number-columns-repeated="12"/>
          <table:table-cell table:style-name="ce258" office:value-type="string">
            <text:p>02Do you hear something?</text:p>
          </table:table-cell>
          <table:table-cell table:style-name="ce252"/>
          <table:table-cell table:number-columns-repeated="1007"/>
        </table:table-row>
        <table:table-row table:style-name="ro2">
          <table:table-cell table:style-name="ce214" office:value-type="string">
            <text:p>TEXT_20</text:p>
          </table:table-cell>
          <table:table-cell table:style-name="ce216"/>
          <table:table-cell table:style-name="ce116"/>
          <table:table-cell table:style-name="Default" table:number-columns-repeated="12"/>
          <table:table-cell table:style-name="ce316" office:value-type="string">
            <text:p>41No...</text:p>
          </table:table-cell>
          <table:table-cell table:number-columns-repeated="1008"/>
        </table:table-row>
        <table:table-row table:style-name="ro57">
          <table:table-cell table:style-name="ce214" office:value-type="string">
            <text:p>TEXT_21</text:p>
          </table:table-cell>
          <table:table-cell table:style-name="ce216"/>
          <table:table-cell table:style-name="ce116"/>
          <table:table-cell table:style-name="Default" table:number-columns-repeated="12"/>
          <table:table-cell table:style-name="ce258" office:value-type="string">
            <text:p>02Find cover!!!</text:p>
          </table:table-cell>
          <table:table-cell table:number-columns-repeated="1008"/>
        </table:table-row>
        <table:table-row table:style-name="ro52">
          <table:table-cell table:style-name="ce214" office:value-type="string">
            <text:p>TEXT_22</text:p>
          </table:table-cell>
          <table:table-cell table:style-name="ce216"/>
          <table:table-cell table:style-name="ce116"/>
          <table:table-cell table:style-name="Default" table:number-columns-repeated="12"/>
          <table:table-cell table:style-name="ce258" office:value-type="string">
            <text:p>31Thank you, Kal. Once again we're in your debt.</text:p>
          </table:table-cell>
          <table:table-cell table:number-columns-repeated="1008"/>
        </table:table-row>
        <table:table-row table:style-name="ro66">
          <table:table-cell table:style-name="ce214" office:value-type="string">
            <text:p>TEXT_23</text:p>
          </table:table-cell>
          <table:table-cell table:style-name="ce216"/>
          <table:table-cell table:style-name="ce116"/>
          <table:table-cell table:style-name="Default" table:number-columns-repeated="12"/>
          <table:table-cell table:style-name="ce258" office:value-type="string">
            <text:p>02You're being awfully polite. Which can only mean you want to ask me for another favor.</text:p>
          </table:table-cell>
          <table:table-cell table:number-columns-repeated="1008"/>
        </table:table-row>
        <table:table-row table:style-name="ro77">
          <table:table-cell table:style-name="ce214" office:value-type="string">
            <text:p>TEXT_24</text:p>
          </table:table-cell>
          <table:table-cell table:style-name="ce216"/>
          <table:table-cell table:style-name="ce116"/>
          <table:table-cell table:style-name="Default" table:number-columns-repeated="12"/>
          <table:table-cell table:style-name="ce258" office:value-type="string">
            <text:p>31The alien s have captured one of our highly... sensitive... <text:s/>factories. If they use if for their own ends, <text:s/>the whole human race will be threatened. We need you to take the factory back -- or destroy it. </text:p>
          </table:table-cell>
          <table:table-cell table:number-columns-repeated="1008"/>
        </table:table-row>
        <table:table-row table:style-name="ro78">
          <table:table-cell table:style-name="ce214" office:value-type="string">
            <text:p>TEXT_25</text:p>
          </table:table-cell>
          <table:table-cell table:style-name="ce216"/>
          <table:table-cell table:style-name="ce116"/>
          <table:table-cell table:style-name="Default" table:number-columns-repeated="12"/>
          <table:table-cell table:style-name="ce316" office:value-type="string">
            <text:p>02Copy that, sir.</text:p>
          </table:table-cell>
          <table:table-cell table:number-columns-repeated="1008"/>
        </table:table-row>
        <table:table-row table:style-name="ro2">
          <table:table-cell table:style-name="ce214" office:value-type="string">
            <text:p>TEXT_26</text:p>
          </table:table-cell>
          <table:table-cell table:style-name="ce216"/>
          <table:table-cell table:style-name="ce213"/>
          <table:table-cell table:style-name="Default" table:number-columns-repeated="12"/>
          <table:table-cell table:number-columns-repeated="1009"/>
        </table:table-row>
        <table:table-row table:style-name="ro45">
          <table:table-cell table:style-name="ce214" office:value-type="string">
            <text:p>TEXT_27</text:p>
          </table:table-cell>
          <table:table-cell table:number-columns-repeated="2"/>
          <table:table-cell table:style-name="Default" table:number-columns-repeated="12"/>
          <table:table-cell office:value-type="string">
            <text:p>SPACE STATION</text:p>
          </table:table-cell>
          <table:table-cell table:style-name="ce310" office:value-type="string">
            <text:p>16</text:p>
          </table:table-cell>
          <table:table-cell table:number-columns-repeated="1007"/>
        </table:table-row>
        <table:table-row table:style-name="ro2">
          <table:table-cell table:style-name="ce214" office:value-type="string">
            <text:p>TEXT_28</text:p>
          </table:table-cell>
          <table:table-cell table:number-columns-repeated="2"/>
          <table:table-cell table:style-name="Default" table:number-columns-repeated="12"/>
          <table:table-cell office:value-type="string">
            <text:p>CENTRAL HUB</text:p>
          </table:table-cell>
          <table:table-cell table:style-name="ce310" office:value-type="string">
            <text:p>16</text:p>
          </table:table-cell>
          <table:table-cell table:number-columns-repeated="1007"/>
        </table:table-row>
        <table:table-row table:style-name="ro2">
          <table:table-cell table:style-name="ce214" office:value-type="string">
            <text:p>TEXT_29</text:p>
          </table:table-cell>
          <table:table-cell table:number-columns-repeated="2"/>
          <table:table-cell table:style-name="Default" table:number-columns-repeated="12"/>
          <table:table-cell office:value-type="string">
            <text:p>DATA ROOM</text:p>
          </table:table-cell>
          <table:table-cell table:style-name="ce310" office:value-type="string">
            <text:p>16</text:p>
          </table:table-cell>
          <table:table-cell table:number-columns-repeated="1007"/>
        </table:table-row>
        <table:table-row table:style-name="ro45">
          <table:table-cell table:style-name="ce214" office:value-type="string">
            <text:p>TEXT_30</text:p>
          </table:table-cell>
          <table:table-cell table:number-columns-repeated="2"/>
          <table:table-cell table:style-name="Default" table:number-columns-repeated="12"/>
          <table:table-cell office:value-type="string">
            <text:p>CONTROL ROOM</text:p>
          </table:table-cell>
          <table:table-cell table:style-name="ce310" office:value-type="string">
            <text:p>16</text:p>
          </table:table-cell>
          <table:table-cell table:number-columns-repeated="1007"/>
        </table:table-row>
        <table:table-row table:style-name="ro45">
          <table:table-cell table:style-name="ce214" office:value-type="string">
            <text:p>TEXT_31</text:p>
          </table:table-cell>
          <table:table-cell table:number-columns-repeated="2"/>
          <table:table-cell table:style-name="Default" table:number-columns-repeated="12"/>
          <table:table-cell office:value-type="string">
            <text:p>PARKING APRONN</text:p>
          </table:table-cell>
          <table:table-cell table:style-name="ce310" office:value-type="string">
            <text:p>16</text:p>
          </table:table-cell>
          <table:table-cell table:number-columns-repeated="1007"/>
        </table:table-row>
        <table:table-row table:style-name="ro2">
          <table:table-cell table:style-name="ce214" office:value-type="string">
            <text:p>TEXT_32</text:p>
          </table:table-cell>
          <table:table-cell/>
          <table:table-cell table:style-name="ce239"/>
          <table:table-cell table:style-name="Default" table:number-columns-repeated="12"/>
          <table:table-cell table:number-columns-repeated="1009"/>
        </table:table-row>
        <table:table-row table:style-name="ro2">
          <table:table-cell table:style-name="ce214" office:value-type="string">
            <text:p>TEXT_33</text:p>
          </table:table-cell>
          <table:table-cell/>
          <table:table-cell table:style-name="ce213"/>
          <table:table-cell table:style-name="Default" table:number-columns-repeated="12"/>
          <table:table-cell table:number-columns-repeated="1009"/>
        </table:table-row>
        <table:table-row table:style-name="ro39">
          <table:table-cell table:style-name="ce214" office:value-type="string">
            <text:p>TEXT_34</text:p>
          </table:table-cell>
          <table:table-cell/>
          <table:table-cell table:style-name="ce310"/>
          <table:table-cell table:style-name="Default" table:number-columns-repeated="12"/>
          <table:table-cell office:value-type="string">
            <text:p>FIND AND HELP YOUR FRIENDLY FORCES</text:p>
          </table:table-cell>
          <table:table-cell table:number-columns-repeated="1008"/>
        </table:table-row>
        <table:table-row table:style-name="ro2">
          <table:table-cell table:style-name="ce214"/>
          <table:table-cell table:style-name="ce216"/>
          <table:table-cell table:number-columns-repeated="1022"/>
        </table:table-row>
        <table:table-row table:style-name="ro2">
          <table:table-cell table:style-name="ce214"/>
          <table:table-cell table:style-name="ce216"/>
          <table:table-cell table:style-name="ce228"/>
          <table:table-cell table:number-columns-repeated="1021"/>
        </table:table-row>
        <table:table-row table:style-name="ro2">
          <table:table-cell table:style-name="ce214"/>
          <table:table-cell table:style-name="ce216"/>
          <table:table-cell table:number-columns-repeated="1022"/>
        </table:table-row>
        <table:table-row table:style-name="ro2" table:number-rows-repeated="2">
          <table:table-cell table:style-name="ce214"/>
          <table:table-cell table:number-columns-repeated="1023"/>
        </table:table-row>
        <table:table-row table:style-name="ro2">
          <table:table-cell table:style-name="ce214"/>
          <table:table-cell table:style-name="ce216"/>
          <table:table-cell table:number-columns-repeated="1022"/>
        </table:table-row>
        <table:table-row table:style-name="ro2" table:number-rows-repeated="12">
          <table:table-cell table:style-name="ce214"/>
          <table:table-cell table:number-columns-repeated="1023"/>
        </table:table-row>
        <table:table-row table:style-name="ro2" table:number-rows-repeated="4">
          <table:table-cell table:style-name="ce214"/>
          <table:table-cell/>
          <table:table-cell table:style-name="ce226"/>
          <table:table-cell table:number-columns-repeated="1021"/>
        </table:table-row>
        <table:table-row table:style-name="ro2" table:number-rows-repeated="2">
          <table:table-cell table:style-name="ce214"/>
          <table:table-cell table:number-columns-repeated="1023"/>
        </table:table-row>
        <table:table-row table:style-name="ro2" table:number-rows-repeated="8">
          <table:table-cell table:style-name="ce214"/>
          <table:table-cell/>
          <table:table-cell table:style-name="ce239"/>
          <table:table-cell table:number-columns-repeated="1021"/>
        </table:table-row>
        <table:table-row table:style-name="ro2" table:number-rows-repeated="2">
          <table:table-cell table:style-name="ce214"/>
          <table:table-cell table:number-columns-repeated="1023"/>
        </table:table-row>
        <table:table-row table:style-name="ro2" table:number-rows-repeated="65462">
          <table:table-cell table:number-columns-repeated="1024"/>
        </table:table-row>
        <table:table-row table:style-name="ro2">
          <table:table-cell table:number-columns-repeated="1024"/>
        </table:table-row>
      </table:table>
      <table:table table:name="LV6" table:style-name="ta7" table:print="false">
        <table:table-column table:style-name="co6" table:default-cell-style-name="ce272"/>
        <table:table-column table:style-name="co6" table:default-cell-style-name="ce273"/>
        <table:table-column table:style-name="co1" table:default-cell-style-name="ce276"/>
        <table:table-column table:style-name="co1" table:default-cell-style-name="ce279"/>
        <table:table-column table:style-name="co1" table:default-cell-style-name="ce65"/>
        <table:table-column table:style-name="co1" table:number-columns-repeated="8" table:default-cell-style-name="ce276"/>
        <table:table-column table:style-name="co7" table:default-cell-style-name="ce276"/>
        <table:table-column table:style-name="co8" table:default-cell-style-name="ce276"/>
        <table:table-column table:style-name="co7" table:default-cell-style-name="ce276"/>
        <table:table-column table:style-name="co3" table:number-columns-repeated="150" table:default-cell-style-name="ce276"/>
        <table:table-column table:style-name="co3" table:number-columns-repeated="2" table:default-cell-style-name="ce304"/>
        <table:table-column table:style-name="co7" table:default-cell-style-name="ce304"/>
        <table:table-column table:style-name="co4" table:number-columns-repeated="88"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1011"/>
        </table:table-row>
        <table:table-row table:style-name="ro2">
          <table:table-cell table:number-columns-repeated="2"/>
          <table:table-cell table:style-name="ce275"/>
          <table:table-cell table:style-name="ce280"/>
          <table:table-cell table:style-name="ce283"/>
          <table:table-cell table:style-name="ce286"/>
          <table:table-cell table:style-name="ce288" table:number-columns-repeated="2"/>
          <table:table-cell table:style-name="ce289" table:number-columns-repeated="4"/>
          <table:table-cell table:style-name="ce296" table:number-columns-repeated="2"/>
          <table:table-cell table:style-name="ce297"/>
          <table:table-cell table:style-name="ce272" table:number-columns-repeated="154"/>
          <table:table-cell table:number-columns-repeated="87"/>
          <table:table-cell table:style-name="ce272" table:number-columns-repeated="768"/>
        </table:table-row>
        <table:table-row table:style-name="ro2">
          <table:table-cell table:number-columns-repeated="14"/>
          <table:table-cell table:style-name="ce270"/>
          <table:table-cell table:number-columns-repeated="1009"/>
        </table:table-row>
        <table:table-row table:style-name="ro2">
          <table:table-cell table:number-columns-repeated="2"/>
          <table:table-cell table:style-name="ce272"/>
          <table:table-cell table:style-name="ce281"/>
          <table:table-cell table:style-name="ce282"/>
          <table:table-cell table:style-name="ce272" table:number-columns-repeated="9"/>
          <table:table-cell table:style-name="ce298"/>
          <table:table-cell table:style-name="ce272" table:number-columns-repeated="154"/>
          <table:table-cell table:number-columns-repeated="87"/>
          <table:table-cell table:style-name="ce272" table:number-columns-repeated="768"/>
        </table:table-row>
        <table:table-row table:style-name="ro39">
          <table:table-cell table:style-name="ce214" office:value-type="string">
            <text:p>TEXT_0</text:p>
          </table:table-cell>
          <table:table-cell table:style-name="ce274" office:value-type="string">
            <text:p>assassin male 1</text:p>
          </table:table-cell>
          <table:table-cell table:style-name="ce21" office:value-type="string">
            <text:p>02Our brothers are being held here against their will.</text:p>
          </table:table-cell>
          <table:table-cell table:style-name="ce21" office:value-type="string">
            <text:p>02Nos frères sont retenus contre leur volonté.</text:p>
          </table:table-cell>
          <table:table-cell table:style-name="ce76" office:value-type="string">
            <text:p>02Unsere Brüder werden hier gegen ihren Willen festgehalten.</text:p>
          </table:table-cell>
          <table:table-cell table:style-name="ce21" office:value-type="string">
            <text:p>02Tienen retenidos a nuestros hermanos contra su voluntad.</text:p>
          </table:table-cell>
          <table:table-cell table:style-name="ce21" office:value-type="string">
            <text:p>02I nostri fratelli sono tenuti prigionieri qui.</text:p>
          </table:table-cell>
          <table:table-cell table:style-name="ce21" office:value-type="string">
            <text:p>02Nossos irmãos são prisioneiros.</text:p>
          </table:table-cell>
          <table:table-cell table:style-name="ce21" office:value-type="string">
            <text:p>02Kardeşlerimizi zorla burada tutuyorlar.</text:p>
          </table:table-cell>
          <table:table-cell table:style-name="ce21" office:value-type="string">
            <text:p>02Твоих братьев держат здесь против их воли.</text:p>
          </table:table-cell>
          <table:table-cell table:style-name="ce21" office:value-type="string">
            <text:p>02Nasi bracia są tu przetrzymywani wbrew swojej woli.</text:p>
          </table:table-cell>
          <table:table-cell table:style-name="ce21" office:value-type="string">
            <text:p>02เหล่าพี่น้อง|ของเรา|ถูก|จับกุม|เอาไว้|ที่นี่</text:p>
          </table:table-cell>
          <table:table-cell table:style-name="ce265" office:value-type="string">
            <text:p>02Các anh em của chúng ta đang bị giam cầm ở nơi đây trái với ý muốn của họ.</text:p>
          </table:table-cell>
          <table:table-cell table:style-name="Default" table:number-columns-repeated="7"/>
          <table:table-cell table:number-columns-repeated="1004"/>
        </table:table-row>
        <table:table-row table:style-name="ro45">
          <table:table-cell table:style-name="ce214" office:value-type="string">
            <text:p>TEXT_1</text:p>
          </table:table-cell>
          <table:table-cell table:style-name="ce274" office:value-type="string">
            <text:p>assassin male 1</text:p>
          </table:table-cell>
          <table:table-cell table:style-name="ce21" office:value-type="string">
            <text:p>02Please help them!</text:p>
          </table:table-cell>
          <table:table-cell table:style-name="ce21" office:value-type="string">
            <text:p>02Je t'en prie. Aide-les !</text:p>
          </table:table-cell>
          <table:table-cell table:style-name="ce76" office:value-type="string">
            <text:p>02Bitte hilf ihnen!</text:p>
          </table:table-cell>
          <table:table-cell table:style-name="ce21" office:value-type="string">
            <text:p>02¡Ayúdalos, por favor!</text:p>
          </table:table-cell>
          <table:table-cell table:style-name="ce21" office:value-type="string">
            <text:p>02Devi aiutarli!</text:p>
          </table:table-cell>
          <table:table-cell table:style-name="ce21" office:value-type="string">
            <text:p>02Por favor, ajude-os!</text:p>
          </table:table-cell>
          <table:table-cell table:style-name="ce21" office:value-type="string">
            <text:p>02Onlara yardım et!</text:p>
          </table:table-cell>
          <table:table-cell table:style-name="ce21" office:value-type="string">
            <text:p>02Пожалуйста, помоги им!</text:p>
          </table:table-cell>
          <table:table-cell table:style-name="ce21" office:value-type="string">
            <text:p>02Proszę, pomóż im!</text:p>
          </table:table-cell>
          <table:table-cell table:style-name="ce21" office:value-type="string">
            <text:p>02โปรดช่วยพวกเขาด้วย!</text:p>
          </table:table-cell>
          <table:table-cell table:style-name="ce265" office:value-type="string">
            <text:p>02Xin hãy làm ơn cứu họ!</text:p>
          </table:table-cell>
          <table:table-cell table:style-name="Default" table:number-columns-repeated="7"/>
          <table:table-cell table:style-name="ce272" table:number-columns-repeated="149"/>
          <table:table-cell table:number-columns-repeated="87"/>
          <table:table-cell table:style-name="ce272" table:number-columns-repeated="768"/>
        </table:table-row>
        <table:table-row table:style-name="ro53">
          <table:table-cell table:style-name="ce214" office:value-type="string">
            <text:p>TEXT_2</text:p>
          </table:table-cell>
          <table:table-cell table:style-name="ce274" office:value-type="string">
            <text:p>assassin male 1</text:p>
          </table:table-cell>
          <table:table-cell table:style-name="ce21" office:value-type="string">
            <text:p>02Take this key, brother!</text:p>
          </table:table-cell>
          <table:table-cell table:style-name="ce21" office:value-type="string">
            <text:p>02Prends cette clé, mon frère !</text:p>
          </table:table-cell>
          <table:table-cell table:style-name="ce76" office:value-type="string">
            <text:p>02Nimm diesen Schlüssel, Bruder!</text:p>
          </table:table-cell>
          <table:table-cell table:style-name="ce21" office:value-type="string">
            <text:p>02Coge esta llave, hermano.</text:p>
          </table:table-cell>
          <table:table-cell table:style-name="ce21" office:value-type="string">
            <text:p>02Prendi questa chiave, fratello!</text:p>
          </table:table-cell>
          <table:table-cell table:style-name="ce21" office:value-type="string">
            <text:p>02Leve esta chave, irmão!</text:p>
          </table:table-cell>
          <table:table-cell table:style-name="ce21" office:value-type="string">
            <text:p>02Şu anahtarı al kardeşim!</text:p>
          </table:table-cell>
          <table:table-cell table:style-name="ce21" office:value-type="string">
            <text:p>02Брат, возьми этот ключ!</text:p>
          </table:table-cell>
          <table:table-cell table:style-name="ce21" office:value-type="string">
            <text:p>02Weź ten klucz, bracie!</text:p>
          </table:table-cell>
          <table:table-cell table:style-name="ce21" office:value-type="string">
            <text:p>02ท่านเอากุญแจนี้ไปเถิด!</text:p>
          </table:table-cell>
          <table:table-cell table:style-name="ce265" office:value-type="string">
            <text:p>02Hãy cầm lấy chìa khóa này, người anh em!</text:p>
          </table:table-cell>
          <table:table-cell table:style-name="Default" table:number-columns-repeated="7"/>
          <table:table-cell table:number-columns-repeated="1004"/>
        </table:table-row>
        <table:table-row table:style-name="ro2">
          <table:table-cell table:style-name="ce214" office:value-type="string">
            <text:p>TEXT_3</text:p>
          </table:table-cell>
          <table:table-cell table:style-name="ce274"/>
          <table:table-cell table:style-name="ce317"/>
          <table:table-cell table:style-name="ce230" table:number-columns-repeated="10"/>
          <table:table-cell table:style-name="Default" table:number-columns-repeated="7"/>
          <table:table-cell table:number-columns-repeated="1004"/>
        </table:table-row>
        <table:table-row table:style-name="ro2">
          <table:table-cell table:style-name="ce214" office:value-type="string">
            <text:p>TEXT_4</text:p>
          </table:table-cell>
          <table:table-cell table:style-name="ce274"/>
          <table:table-cell table:style-name="ce317"/>
          <table:table-cell table:style-name="ce230" table:number-columns-repeated="10"/>
          <table:table-cell table:style-name="Default" table:number-columns-repeated="7"/>
          <table:table-cell table:number-columns-repeated="1004"/>
        </table:table-row>
        <table:table-row table:style-name="ro45">
          <table:table-cell table:style-name="ce214" office:value-type="string">
            <text:p>TEXT_5</text:p>
          </table:table-cell>
          <table:table-cell table:style-name="ce274" office:value-type="string">
            <text:p>assassin male2</text:p>
          </table:table-cell>
          <table:table-cell table:style-name="ce21" office:value-type="string">
            <text:p>02Thank you! Take this key!</text:p>
          </table:table-cell>
          <table:table-cell table:style-name="ce21" office:value-type="string">
            <text:p>02Merci ! Prends cette clé !</text:p>
          </table:table-cell>
          <table:table-cell table:style-name="ce76" office:value-type="string">
            <text:p>02Danke! Nimm diesen Schlüssel!</text:p>
          </table:table-cell>
          <table:table-cell table:style-name="ce21" office:value-type="string">
            <text:p>02¡Gracias! ¡Toma esta llave!</text:p>
          </table:table-cell>
          <table:table-cell table:style-name="ce21" office:value-type="string">
            <text:p>02Grazie! Prendi questa chiave!</text:p>
          </table:table-cell>
          <table:table-cell table:style-name="ce21" office:value-type="string">
            <text:p>02Obrigado! Fique com esta chave!</text:p>
          </table:table-cell>
          <table:table-cell table:style-name="ce21" office:value-type="string">
            <text:p>02Sağ ol, var ol! Şu anahtarı al!</text:p>
          </table:table-cell>
          <table:table-cell table:style-name="ce21" office:value-type="string">
            <text:p>02Спасибо! Возьми этот ключ!</text:p>
          </table:table-cell>
          <table:table-cell table:style-name="ce21" office:value-type="string">
            <text:p>02Dziękuję! Weź ten klucz!</text:p>
          </table:table-cell>
          <table:table-cell table:style-name="ce21" office:value-type="string">
            <text:p>02ขอบคุณมาก! |เอา|กุญแจ|นี้|ไป!</text:p>
          </table:table-cell>
          <table:table-cell table:style-name="ce265" office:value-type="string">
            <text:p>02Đa tạ! Hãy cầm lấy chìa khóa này!</text:p>
          </table:table-cell>
          <table:table-cell table:style-name="Default" table:number-columns-repeated="7"/>
          <table:table-cell table:number-columns-repeated="1004"/>
        </table:table-row>
        <table:table-row table:style-name="ro2">
          <table:table-cell table:style-name="ce214" office:value-type="string">
            <text:p>TEXT_6</text:p>
          </table:table-cell>
          <table:table-cell table:style-name="ce274"/>
          <table:table-cell table:style-name="ce317"/>
          <table:table-cell table:style-name="ce230" table:number-columns-repeated="10"/>
          <table:table-cell table:style-name="Default" table:number-columns-repeated="7"/>
          <table:table-cell table:number-columns-repeated="1004"/>
        </table:table-row>
        <table:table-row table:style-name="ro38">
          <table:table-cell table:style-name="ce214" office:value-type="string">
            <text:p>TEXT_7</text:p>
          </table:table-cell>
          <table:table-cell table:style-name="ce274"/>
          <table:table-cell table:style-name="ce161" office:value-type="string">
            <text:p>05Press the \4right soft key\0 to equip a bomb when the lower right icon blinks.</text:p>
          </table:table-cell>
          <table:table-cell table:style-name="ce11" office:value-type="string">
            <text:p>05Appuie sur la <text:span text:style-name="T22">\</text:span><text:span text:style-name="T22">4</text:span><text:span text:style-name="T13">touche de sélection </text:span><text:span text:style-name="T13">droite</text:span><text:span text:style-name="T22">\0</text:span><text:span text:style-name="T13"> pour équiper </text:span><text:span text:style-name="T13">une bombe lorsque </text:span><text:span text:style-name="T13">l'icône en bas à droite </text:span><text:span text:style-name="T13">clignote.</text:span></text:p>
          </table:table-cell>
          <table:table-cell table:style-name="ce64" office:value-type="string">
            <text:p>05Drücke den \4rechten Softkey\0, um eine Bombe zu verwenden, wenn das Symbol rechts unten blinkt.</text:p>
          </table:table-cell>
          <table:table-cell table:style-name="ce11" office:value-type="string">
            <text:p>05Pulsa la \4tecla de función derecha\0 para equipar una bomba cuando parpadee el icono de la esquina inferior derecha.</text:p>
          </table:table-cell>
          <table:table-cell table:style-name="ce11" office:value-type="string">
            <text:p>05Premi il \4tasto funzione destro\0 per usare una bomba quando l'icona in basso a destra lampeggia.</text:p>
          </table:table-cell>
          <table:table-cell table:style-name="ce11" office:value-type="string">
            <text:p>05Aperte a \4tecla virtual direita\0 para equipar-se com uma bomba quando o ícone do canto inferior direito piscar.</text:p>
          </table:table-cell>
          <table:table-cell table:style-name="ce11" office:value-type="string">
            <text:p>05Bomba kullanmak için sağ alttaki simge yanıp sönerken \4sağ tuşa\0 bas.</text:p>
          </table:table-cell>
          <table:table-cell table:style-name="ce11" office:value-type="string">
            <text:p>05Нажмите \4правую кнопку\0, чтобы взять бомбу, когда начнет мигать значок внизу справа.</text:p>
          </table:table-cell>
          <table:table-cell table:style-name="ce11" office:value-type="string">
            <text:p>05Wciśnij \4prawy przycisk funkcyjny\0, by wybrać bombę, gdy zacznie migać ikona w prawym, dolnym rogu ekranu.</text:p>
          </table:table-cell>
          <table:table-cell table:style-name="ce11" office:value-type="string">
            <text:p>05กด|\4ปุ่มซอฟท์คีย์ขวา\0|เพื่อ|ติดตั้ง|ระเบิด|เมื่อ|ไอคอน|ด้านล่างขวา|กะพริบ</text:p>
          </table:table-cell>
          <table:table-cell table:style-name="ce31" office:value-type="string">
            <text:p>05Bấm \4phím điều khiển phải\0 để trang bị bom khi biểu tượng bên phải dưới cùng nhấp nháy.</text:p>
          </table:table-cell>
          <table:table-cell table:style-name="Default" table:number-columns-repeated="7"/>
          <table:table-cell table:number-columns-repeated="1004"/>
        </table:table-row>
        <table:table-row table:style-name="ro2">
          <table:table-cell table:style-name="ce214" office:value-type="string">
            <text:p>TEXT_8</text:p>
          </table:table-cell>
          <table:table-cell table:style-name="ce274"/>
          <table:table-cell table:style-name="ce318"/>
          <table:table-cell table:style-name="ce230" table:number-columns-repeated="6"/>
          <table:table-cell table:style-name="ce263" table:number-columns-repeated="2"/>
          <table:table-cell table:style-name="ce230" table:number-columns-repeated="2"/>
          <table:table-cell table:style-name="Default" table:number-columns-repeated="7"/>
          <table:table-cell table:number-columns-repeated="1004"/>
        </table:table-row>
        <table:table-row table:style-name="ro41">
          <table:table-cell table:style-name="ce214" office:value-type="string">
            <text:p>TEXT_9</text:p>
          </table:table-cell>
          <table:table-cell table:style-name="ce274"/>
          <table:table-cell table:style-name="ce11" office:value-type="string">
            <text:p>05Press the \4right soft key\0 to unlock the iron gate when the key icon blinks.</text:p>
          </table:table-cell>
          <table:table-cell table:style-name="ce11" office:value-type="string">
            <text:p>05Appuie sur la <text:span text:style-name="T22">\</text:span><text:span text:style-name="T22">4</text:span><text:span text:style-name="T13">touche de sélection </text:span><text:span text:style-name="T13">droite</text:span><text:span text:style-name="T22">\0</text:span><text:span text:style-name="T13"> pour ouvrir la </text:span><text:span text:style-name="T13">porte en fer lorsque </text:span><text:span text:style-name="T13">l'icône Clé clignote.</text:span></text:p>
          </table:table-cell>
          <table:table-cell table:style-name="ce64" office:value-type="string">
            <text:p>05Drücke den \4rechten Softkey\0, um das Eisentor zu öffnen, wenn das Schlüssel-Symbol blinkt.</text:p>
          </table:table-cell>
          <table:table-cell table:style-name="ce11" office:value-type="string">
            <text:p>05Pulsa la \4tecla de función derecha\0 para abrir la puerta de hierro cuando parpadee el icono de la llave.</text:p>
          </table:table-cell>
          <table:table-cell table:style-name="ce11" office:value-type="string">
            <text:p>05Premi il \4tasto funzione destro\0 per aprire il cancello di ferro quando l'icona Chiave lampeggia.</text:p>
          </table:table-cell>
          <table:table-cell table:style-name="ce11" office:value-type="string">
            <text:p>05Aperte a \4tecla virtual direita\0 para desbloquear o portão de ferro quando o ícone "chave" piscar.</text:p>
          </table:table-cell>
          <table:table-cell table:style-name="ce11" office:value-type="string">
            <text:p>05Demir kapının kilidini açmak için anahtar simgesi yanıp sönerken \4sağ tuşa\0 bas.</text:p>
          </table:table-cell>
          <table:table-cell table:style-name="ce11" office:value-type="string">
            <text:p>05Нажмите \4правую кнопку\0, чтобы открыть стальные врата, когда начнет мигать значок 'Ключ'.</text:p>
          </table:table-cell>
          <table:table-cell table:style-name="ce11" office:value-type="string">
            <text:p>05Wciśnij \4prawy przycisk funkcyjny\0, by otworzyć kratę, gdy zacznie migać ikona klucza.</text:p>
          </table:table-cell>
          <table:table-cell table:style-name="ce11" office:value-type="string">
            <text:p>05กด|\4ปุ่มซอฟท์คีย์ขวา\0|เพื่อ|ปลดล๊อค|ประตูเหล็ก|เมื่อ|ไอคอนกุญแจ|กะพริบ</text:p>
          </table:table-cell>
          <table:table-cell table:style-name="ce31" office:value-type="string">
            <text:p>05Bấm \4phím điều khiển phải\0 để mở khóa cánh cổng sắt ấy khi biểu tượng chìa khóa nhấp nháy.</text:p>
          </table:table-cell>
          <table:table-cell table:style-name="Default" table:number-columns-repeated="7"/>
          <table:table-cell table:number-columns-repeated="1004"/>
        </table:table-row>
        <table:table-row table:style-name="ro79">
          <table:table-cell table:style-name="ce214" office:value-type="string">
            <text:p>TEXT_10</text:p>
          </table:table-cell>
          <table:table-cell table:style-name="ce274" office:value-type="string">
            <text:p>ezio</text:p>
          </table:table-cell>
          <table:table-cell table:style-name="ce223" office:value-type="string">
            <text:p>22That's Shakulu! I can take him without being seen...</text:p>
          </table:table-cell>
          <table:table-cell table:style-name="ce223" office:value-type="string">
            <text:p>22C'est Shakulu ! Je vais l'éliminer <text:span text:style-name="T27">discrètement...</text:span></text:p>
          </table:table-cell>
          <table:table-cell table:style-name="ce76" office:value-type="string">
            <text:p>22Das ist Shakulu! Ich kann ihn überwältigen, ohne gesehen zu werden...</text:p>
          </table:table-cell>
          <table:table-cell table:style-name="ce223" office:value-type="string">
            <text:p>22¡Ese es Shakulu! Puedo llevármelo sin que nadie me vea...</text:p>
          </table:table-cell>
          <table:table-cell table:style-name="ce223" office:value-type="string">
            <text:p>22Ecco Shakulu! Posso occuparmene senza farmi vedere...</text:p>
          </table:table-cell>
          <table:table-cell table:style-name="ce223" office:value-type="string">
            <text:p>22Aquele é Shakulu! Posso derrubá-lo sem ser visto...</text:p>
          </table:table-cell>
          <table:table-cell table:style-name="ce223" office:value-type="string">
            <text:p>22Bu Şahkulu! Onu görünmeden indirebilirim...</text:p>
          </table:table-cell>
          <table:table-cell table:style-name="ce223" office:value-type="string">
            <text:p>22Это Шакулу! Я смогу незаметно схватить его...</text:p>
          </table:table-cell>
          <table:table-cell table:style-name="ce223" office:value-type="string">
            <text:p>22To Shakulu! Muszę się do niego podkraść niezauważony...</text:p>
          </table:table-cell>
          <table:table-cell table:style-name="ce168" office:value-type="string">
            <text:p>22นั่น|ซาคูลู|นี่! |ข้า|สามารถ|จัดการ|เจ้านั่น|ได้|โดย|ไม่มี|ใครเห็น...</text:p>
          </table:table-cell>
          <table:table-cell table:style-name="ce223" office:value-type="string">
            <text:p>22Đó là Shakulu! Ta có thể bắt hắn mà không bị nhìn thấy...</text:p>
          </table:table-cell>
          <table:table-cell table:style-name="Default" table:number-columns-repeated="7"/>
          <table:table-cell table:number-columns-repeated="1004"/>
        </table:table-row>
        <table:table-row table:style-name="ro2">
          <table:table-cell table:style-name="ce214" office:value-type="string">
            <text:p>TEXT_11</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2</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3</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4</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5</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6</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7</text:p>
          </table:table-cell>
          <table:table-cell table:style-name="ce274"/>
          <table:table-cell table:style-name="Default" table:number-columns-repeated="18"/>
          <table:table-cell table:style-name="ce303" table:number-columns-repeated="146"/>
          <table:table-cell table:number-columns-repeated="2"/>
          <table:table-cell table:style-name="ce303"/>
          <table:table-cell table:number-columns-repeated="87"/>
          <table:table-cell table:style-name="ce303" table:number-columns-repeated="768"/>
        </table:table-row>
        <table:table-row table:style-name="ro2">
          <table:table-cell table:style-name="ce214" office:value-type="string">
            <text:p>TEXT_18</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19</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0</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1</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2</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3</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4</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5</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6</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7</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8</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29</text:p>
          </table:table-cell>
          <table:table-cell/>
          <table:table-cell table:style-name="Default" table:number-columns-repeated="18"/>
          <table:table-cell table:number-columns-repeated="1004"/>
        </table:table-row>
        <table:table-row table:style-name="ro2">
          <table:table-cell table:style-name="ce214" office:value-type="string">
            <text:p>TEXT_30</text:p>
          </table:table-cell>
          <table:table-cell/>
          <table:table-cell table:style-name="Default" table:number-columns-repeated="18"/>
          <table:table-cell table:number-columns-repeated="1004"/>
        </table:table-row>
        <table:table-row table:style-name="ro2">
          <table:table-cell table:style-name="ce214" office:value-type="string">
            <text:p>TEXT_31</text:p>
          </table:table-cell>
          <table:table-cell/>
          <table:table-cell table:style-name="Default" table:number-columns-repeated="18"/>
          <table:table-cell table:number-columns-repeated="1004"/>
        </table:table-row>
        <table:table-row table:style-name="ro2">
          <table:table-cell table:style-name="ce214" office:value-type="string">
            <text:p>TEXT_32</text:p>
          </table:table-cell>
          <table:table-cell/>
          <table:table-cell table:style-name="Default" table:number-columns-repeated="18"/>
          <table:table-cell table:number-columns-repeated="1004"/>
        </table:table-row>
        <table:table-row table:style-name="ro2">
          <table:table-cell table:style-name="ce214" office:value-type="string">
            <text:p>TEXT_33</text:p>
          </table:table-cell>
          <table:table-cell/>
          <table:table-cell table:style-name="Default" table:number-columns-repeated="18"/>
          <table:table-cell table:number-columns-repeated="1004"/>
        </table:table-row>
        <table:table-row table:style-name="ro2">
          <table:table-cell table:style-name="ce214" office:value-type="string">
            <text:p>TEXT_34</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35</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36</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37</text:p>
          </table:table-cell>
          <table:table-cell table:style-name="ce274"/>
          <table:table-cell table:style-name="Default" table:number-columns-repeated="18"/>
          <table:table-cell table:number-columns-repeated="1004"/>
        </table:table-row>
        <table:table-row table:style-name="ro2">
          <table:table-cell table:style-name="ce214" office:value-type="string">
            <text:p>TEXT_38</text:p>
          </table:table-cell>
          <table:table-cell/>
          <table:table-cell table:style-name="Default" table:number-columns-repeated="18"/>
          <table:table-cell table:number-columns-repeated="1004"/>
        </table:table-row>
        <table:table-row table:style-name="ro2">
          <table:table-cell table:style-name="ce214" office:value-type="string">
            <text:p>TEXT_39</text:p>
          </table:table-cell>
          <table:table-cell/>
          <table:table-cell table:style-name="Default" table:number-columns-repeated="18"/>
          <table:table-cell table:number-columns-repeated="1004"/>
        </table:table-row>
        <table:table-row table:style-name="ro2">
          <table:table-cell table:style-name="ce214" office:value-type="string">
            <text:p>TEXT_40</text:p>
          </table:table-cell>
          <table:table-cell/>
          <table:table-cell table:style-name="Default" table:number-columns-repeated="18"/>
          <table:table-cell table:number-columns-repeated="1004"/>
        </table:table-row>
        <table:table-row table:style-name="ro2">
          <table:table-cell table:style-name="ce214" office:value-type="string">
            <text:p>TEXT_41</text:p>
          </table:table-cell>
          <table:table-cell/>
          <table:table-cell table:style-name="Default" table:number-columns-repeated="18"/>
          <table:table-cell table:number-columns-repeated="1004"/>
        </table:table-row>
        <table:table-row table:style-name="ro2">
          <table:table-cell table:style-name="ce214" office:value-type="string">
            <text:p>TEXT_42</text:p>
          </table:table-cell>
          <table:table-cell/>
          <table:table-cell table:style-name="Default" table:number-columns-repeated="18"/>
          <table:table-cell table:number-columns-repeated="1004"/>
        </table:table-row>
        <table:table-row table:style-name="ro2">
          <table:table-cell table:style-name="ce214" office:value-type="string">
            <text:p>TEXT_43</text:p>
          </table:table-cell>
          <table:table-cell table:number-columns-repeated="13"/>
          <table:table-cell table:style-name="ce270"/>
          <table:table-cell table:number-columns-repeated="1009"/>
        </table:table-row>
        <table:table-row table:style-name="ro2">
          <table:table-cell table:style-name="ce214" office:value-type="string">
            <text:p>TEXT_44</text:p>
          </table:table-cell>
          <table:table-cell table:number-columns-repeated="13"/>
          <table:table-cell table:style-name="ce270"/>
          <table:table-cell table:number-columns-repeated="1009"/>
        </table:table-row>
        <table:table-row table:style-name="ro2">
          <table:table-cell table:style-name="ce214" office:value-type="string">
            <text:p>TEXT_45</text:p>
          </table:table-cell>
          <table:table-cell table:number-columns-repeated="13"/>
          <table:table-cell table:style-name="ce270"/>
          <table:table-cell table:number-columns-repeated="1009"/>
        </table:table-row>
        <table:table-row table:style-name="ro2">
          <table:table-cell table:style-name="ce214" office:value-type="string">
            <text:p>TEXT_46</text:p>
          </table:table-cell>
          <table:table-cell table:number-columns-repeated="13"/>
          <table:table-cell table:style-name="ce270"/>
          <table:table-cell table:number-columns-repeated="1009"/>
        </table:table-row>
        <table:table-row table:style-name="ro57">
          <table:table-cell table:style-name="ce214" office:value-type="string">
            <text:p>TEXT_47</text:p>
          </table:table-cell>
          <table:table-cell/>
          <table:table-cell table:style-name="ce319" office:value-type="string">
            <text:p>SPACE CITY</text:p>
          </table:table-cell>
          <table:table-cell table:style-name="ce321" office:value-type="string">
            <text:p>CITÉ DE L'ESPACE</text:p>
          </table:table-cell>
          <table:table-cell table:style-name="ce323" office:value-type="string">
            <text:p>WELTRAUMSTADT</text:p>
          </table:table-cell>
          <table:table-cell table:style-name="ce319" office:value-type="string">
            <text:p>CIUDAD ESPACIAL</text:p>
          </table:table-cell>
          <table:table-cell table:style-name="ce319" office:value-type="string">
            <text:p>CITTÀ SPAZIALE</text:p>
          </table:table-cell>
          <table:table-cell table:number-columns-repeated="2" table:style-name="ce319" office:value-type="string">
            <text:p>CIDADE ESPACIAL</text:p>
          </table:table-cell>
          <table:table-cell table:style-name="ce319" office:value-type="string">
            <text:p>UZAY ŞEHRİ</text:p>
          </table:table-cell>
          <table:table-cell table:style-name="ce319" office:value-type="string">
            <text:p>ГОРОД</text:p>
          </table:table-cell>
          <table:table-cell table:style-name="ce319" office:value-type="string">
            <text:p>KOSMICZNE MIASTO</text:p>
          </table:table-cell>
          <table:table-cell table:number-columns-repeated="2" table:style-name="ce319" office:value-type="string">
            <text:p>SPACE CITY</text:p>
          </table:table-cell>
          <table:table-cell table:style-name="ce326" office:value-type="string">
            <text:p>太空城</text:p>
          </table:table-cell>
          <table:table-cell table:style-name="ce319" office:value-type="string">
            <text:p>SPACE CITY</text:p>
          </table:table-cell>
          <table:table-cell table:style-name="ce310" office:value-type="string">
            <text:p>16</text:p>
          </table:table-cell>
          <table:table-cell table:number-columns-repeated="1007"/>
        </table:table-row>
        <table:table-row table:style-name="ro45">
          <table:table-cell table:style-name="ce214" office:value-type="string">
            <text:p>TEXT_48</text:p>
          </table:table-cell>
          <table:table-cell/>
          <table:table-cell table:style-name="ce319" office:value-type="string">
            <text:p>ELEVATOR ROOM</text:p>
          </table:table-cell>
          <table:table-cell table:style-name="ce321" office:value-type="string">
            <text:p>ASCENSEUR</text:p>
          </table:table-cell>
          <table:table-cell table:style-name="ce323" office:value-type="string">
            <text:p>AUFZUGRAUM</text:p>
          </table:table-cell>
          <table:table-cell table:style-name="ce319" office:value-type="string">
            <text:p>ASCENSOR</text:p>
          </table:table-cell>
          <table:table-cell table:style-name="ce310" office:value-type="string">
            <text:p>SALA ASCENSORE</text:p>
          </table:table-cell>
          <table:table-cell table:style-name="ce319" office:value-type="string">
            <text:p>SALA DO ELEVADOR</text:p>
          </table:table-cell>
          <table:table-cell table:style-name="ce319" office:value-type="string">
            <text:p>ELEVADORES</text:p>
          </table:table-cell>
          <table:table-cell table:style-name="ce319" office:value-type="string">
            <text:p>ASANSÖR ODASI</text:p>
          </table:table-cell>
          <table:table-cell table:style-name="ce319" office:value-type="string">
            <text:p>ЛИФТОВАЯ</text:p>
          </table:table-cell>
          <table:table-cell table:style-name="ce319" office:value-type="string">
            <text:p>MASZYNOWNIA</text:p>
          </table:table-cell>
          <table:table-cell table:number-columns-repeated="2" table:style-name="ce319" office:value-type="string">
            <text:p>ELEVATOR ROOM</text:p>
          </table:table-cell>
          <table:table-cell table:style-name="ce326" office:value-type="string">
            <text:p>电梯间</text:p>
          </table:table-cell>
          <table:table-cell table:style-name="ce319" office:value-type="string">
            <text:p>ELEVATOR ROOM</text:p>
          </table:table-cell>
          <table:table-cell table:style-name="ce310" office:value-type="string">
            <text:p>16</text:p>
          </table:table-cell>
          <table:table-cell table:number-columns-repeated="1007"/>
        </table:table-row>
        <table:table-row table:style-name="ro57">
          <table:table-cell table:style-name="ce214" office:value-type="string">
            <text:p>TEXT_49</text:p>
          </table:table-cell>
          <table:table-cell/>
          <table:table-cell table:style-name="ce319" office:value-type="string">
            <text:p>SYNCH ROOM</text:p>
          </table:table-cell>
          <table:table-cell table:style-name="ce315" office:value-type="string">
            <text:p>SALLE DE SYNCHRO</text:p>
          </table:table-cell>
          <table:table-cell table:style-name="ce95" office:value-type="string">
            <text:p>SYNCHRO-RAUM</text:p>
          </table:table-cell>
          <table:table-cell table:style-name="ce319" office:value-type="string">
            <text:p>SALA DE SINCRO</text:p>
          </table:table-cell>
          <table:table-cell table:style-name="ce310" office:value-type="string">
            <office:annotation draw:style-name="gr9" draw:text-style-name="P1" svg:width="5.519cm" svg:height="1.56cm" svg:x="20.876cm" svg:y="123.362cm" draw:caption-point-x="-20.876cm" draw:caption-point-y="-123.362cm">
              <dc:date>2011-09-02T00:00:00</dc:date>
              <text:p text:style-name="P1"><text:span text:style-name="T3">alen.hadzihasanovic:</text:span></text:p>
              <text:p text:style-name="P2"><text:span text:style-name="T14"/></text:p>
              <text:p text:style-name="P1"><text:span text:style-name="T4">Given the character limit restrictions, "SALA SINCRONIZZAZIONE" will never fit, therefore SALA DATI seems the best fit in this case.</text:span></text:p>
            </office:annotation>
            <text:p>SALA DATI</text:p>
          </table:table-cell>
          <table:table-cell table:style-name="ce319" office:value-type="string">
            <text:p>SALA DE DADOS</text:p>
          </table:table-cell>
          <table:table-cell table:style-name="ce16" office:value-type="string">
            <text:p>SINCRONIZADOR</text:p>
          </table:table-cell>
          <table:table-cell table:style-name="ce319" office:value-type="string">
            <text:p>SENKRON ODASI</text:p>
          </table:table-cell>
          <table:table-cell table:style-name="ce310" office:value-type="string">
            <text:p>СИНХРОНИЗАТОР</text:p>
          </table:table-cell>
          <table:table-cell table:style-name="ce319" office:value-type="string">
            <text:p>SYNCHRONIZATOR</text:p>
          </table:table-cell>
          <table:table-cell table:number-columns-repeated="2" table:style-name="ce319" office:value-type="string">
            <text:p>DATA ROOM</text:p>
          </table:table-cell>
          <table:table-cell table:style-name="ce326" office:value-type="string">
            <text:p>同步室</text:p>
          </table:table-cell>
          <table:table-cell table:style-name="ce319" office:value-type="string">
            <text:p>DATA ROOM</text:p>
          </table:table-cell>
          <table:table-cell table:style-name="ce310" office:value-type="string">
            <text:p>16</text:p>
          </table:table-cell>
          <table:table-cell table:number-columns-repeated="1007"/>
        </table:table-row>
        <table:table-row table:style-name="ro57">
          <table:table-cell table:style-name="ce214" office:value-type="string">
            <text:p>TEXT_50</text:p>
          </table:table-cell>
          <table:table-cell/>
          <table:table-cell table:style-name="ce319" office:value-type="string">
            <text:p>CONTROL ROOM</text:p>
          </table:table-cell>
          <table:table-cell table:style-name="ce315" office:value-type="string">
            <text:p>SALLE DE CONTRÔLE</text:p>
          </table:table-cell>
          <table:table-cell table:style-name="ce323" office:value-type="string">
            <text:p>KONTROLLRAUM</text:p>
          </table:table-cell>
          <table:table-cell table:style-name="ce319" office:value-type="string">
            <text:p>SALA DE CONTROL</text:p>
          </table:table-cell>
          <table:table-cell table:style-name="ce310" office:value-type="string">
            <text:p>SALA DI COMANDO</text:p>
          </table:table-cell>
          <table:table-cell table:style-name="ce319" office:value-type="string">
            <text:p>SALA DE CONTROLE</text:p>
          </table:table-cell>
          <table:table-cell table:style-name="ce319" office:value-type="string">
            <text:p>SALA DE CONTROLO</text:p>
          </table:table-cell>
          <table:table-cell table:style-name="ce319" office:value-type="string">
            <text:p>KUMANDA ODASI</text:p>
          </table:table-cell>
          <table:table-cell table:style-name="ce325" office:value-type="string">
            <text:p>ЦЕНТР УПРАВЛЕНИЯ</text:p>
          </table:table-cell>
          <table:table-cell table:style-name="ce319" office:value-type="string">
            <text:p>STEROWNIA</text:p>
          </table:table-cell>
          <table:table-cell table:number-columns-repeated="2" table:style-name="ce319" office:value-type="string">
            <text:p>CONTROL ROOM</text:p>
          </table:table-cell>
          <table:table-cell table:style-name="ce326" office:value-type="string">
            <text:p>控制室</text:p>
          </table:table-cell>
          <table:table-cell table:style-name="ce319" office:value-type="string">
            <text:p>CONTROL ROOM</text:p>
          </table:table-cell>
          <table:table-cell table:style-name="ce310" office:value-type="string">
            <text:p>16</text:p>
          </table:table-cell>
          <table:table-cell table:number-columns-repeated="1007"/>
        </table:table-row>
        <table:table-row table:style-name="ro53">
          <table:table-cell table:style-name="ce214" office:value-type="string">
            <text:p>TEXT_51</text:p>
          </table:table-cell>
          <table:table-cell/>
          <table:table-cell table:style-name="ce319" office:value-type="string">
            <office:annotation draw:style-name="gr10" draw:text-style-name="P1" svg:width="2.592cm" svg:height="1.481cm" svg:x="8.858cm" svg:y="83.057cm" draw:caption-point-x="-8.858cm" draw:caption-point-y="-83.057cm">
              <dc:date>2011-09-02T00:00:00</dc:date>
              <text:p text:style-name="P1"><text:span text:style-name="T1">Max Char 16</text:span></text:p>
            </office:annotation>
            <text:p>TRANSPORT CENTER</text:p>
          </table:table-cell>
          <table:table-cell table:style-name="ce321" office:value-type="string">
            <text:p>CENTRE TRANSPORT</text:p>
          </table:table-cell>
          <table:table-cell table:style-name="ce323" office:value-type="string">
            <text:p>TRANSPORTZENTRUM</text:p>
          </table:table-cell>
          <table:table-cell table:style-name="ce319" office:value-type="string">
            <text:p>C. TRANSPORTE</text:p>
          </table:table-cell>
          <table:table-cell table:style-name="ce310" office:value-type="string">
            <text:p>CENTRO TRASPORTI</text:p>
          </table:table-cell>
          <table:table-cell table:style-name="ce319" office:value-type="string">
            <text:p>CNT. DE TRANSP.</text:p>
          </table:table-cell>
          <table:table-cell table:style-name="ce319" office:value-type="string">
            <text:p>CENTRO TRANSPORTE</text:p>
          </table:table-cell>
          <table:table-cell table:style-name="ce319" office:value-type="string">
            <text:p>ULAŞIM MERKEZİ</text:p>
          </table:table-cell>
          <table:table-cell table:style-name="ce319" office:value-type="string">
            <text:p>ТРАНСП. ЦЕНТР</text:p>
          </table:table-cell>
          <table:table-cell table:style-name="ce319" office:value-type="string">
            <text:p>MAGAZYN</text:p>
          </table:table-cell>
          <table:table-cell table:number-columns-repeated="2" table:style-name="ce319" office:value-type="string">
            <text:p>TRACK TRANSPORT CENTER</text:p>
          </table:table-cell>
          <table:table-cell table:style-name="ce326" office:value-type="string">
            <text:p>轨道运输中心</text:p>
          </table:table-cell>
          <table:table-cell table:style-name="ce319" office:value-type="string">
            <text:p>TRACK TRANSPORT CENTER</text:p>
          </table:table-cell>
          <table:table-cell table:style-name="ce310" office:value-type="string">
            <text:p>16</text:p>
          </table:table-cell>
          <table:table-cell table:number-columns-repeated="1007"/>
        </table:table-row>
        <table:table-row table:style-name="ro53">
          <table:table-cell table:style-name="ce214" office:value-type="string">
            <text:p>TEXT_52</text:p>
          </table:table-cell>
          <table:table-cell/>
          <table:table-cell table:style-name="ce319" office:value-type="string">
            <office:annotation draw:style-name="gr10" draw:text-style-name="P1" svg:width="2.592cm" svg:height="1.482cm" svg:x="8.858cm" svg:y="84.53cm" draw:caption-point-x="-8.858cm" draw:caption-point-y="-84.53cm">
              <dc:date>2011-09-02T00:00:00</dc:date>
              <text:p text:style-name="P1"><text:span text:style-name="T1">Max Char 16</text:span></text:p>
            </office:annotation>
            <text:p>R&amp;D CENTER</text:p>
          </table:table-cell>
          <table:table-cell table:style-name="ce321" office:value-type="string">
            <text:p>CENTRE R&amp;D</text:p>
          </table:table-cell>
          <table:table-cell table:style-name="ce95" office:value-type="string">
            <text:p>F&amp;E-ZENTRUM</text:p>
          </table:table-cell>
          <table:table-cell table:style-name="ce319" office:value-type="string">
            <text:p>CENTRO DE I+D</text:p>
          </table:table-cell>
          <table:table-cell table:style-name="ce319" office:value-type="string">
            <text:p>CENTRO RICERCHE</text:p>
          </table:table-cell>
          <table:table-cell table:style-name="ce319" office:value-type="string">
            <text:p>CNT. DE PESQUISA</text:p>
          </table:table-cell>
          <table:table-cell table:style-name="ce319" office:value-type="string">
            <text:p>CENTRO PESQUISA</text:p>
          </table:table-cell>
          <table:table-cell table:style-name="ce319" office:value-type="string">
            <text:p>ARGE MERKEZİ</text:p>
          </table:table-cell>
          <table:table-cell table:style-name="ce325" office:value-type="string">
            <text:p>ЛАБОРАТОРИЯ</text:p>
          </table:table-cell>
          <table:table-cell table:style-name="ce319" office:value-type="string">
            <text:p>CENTRUM BADAŃ</text:p>
          </table:table-cell>
          <table:table-cell table:number-columns-repeated="2" table:style-name="ce319" office:value-type="string">
            <text:p>UNDERGROUND R&amp;D CENTER</text:p>
          </table:table-cell>
          <table:table-cell table:style-name="ce326" office:value-type="string">
            <text:p>研发中心</text:p>
          </table:table-cell>
          <table:table-cell table:style-name="ce319" office:value-type="string">
            <text:p>UNDERGROUND R&amp;D CENTER</text:p>
          </table:table-cell>
          <table:table-cell table:style-name="ce310" office:value-type="string">
            <text:p>16</text:p>
          </table:table-cell>
          <table:table-cell table:number-columns-repeated="1007"/>
        </table:table-row>
        <table:table-row table:style-name="ro2">
          <table:table-cell table:style-name="ce214" office:value-type="string">
            <text:p>TEXT_53</text:p>
          </table:table-cell>
          <table:table-cell/>
          <table:table-cell table:style-name="ce319" office:value-type="string">
            <text:p>CORRIDOR</text:p>
          </table:table-cell>
          <table:table-cell table:style-name="ce321" office:value-type="string">
            <text:p>COULOIR</text:p>
          </table:table-cell>
          <table:table-cell table:style-name="ce323" office:value-type="string">
            <text:p>KORRIDOR</text:p>
          </table:table-cell>
          <table:table-cell table:style-name="ce319" office:value-type="string">
            <text:p>PASILLO</text:p>
          </table:table-cell>
          <table:table-cell table:style-name="ce319" office:value-type="string">
            <text:p>CORRIDOIO</text:p>
          </table:table-cell>
          <table:table-cell table:number-columns-repeated="2" table:style-name="ce319" office:value-type="string">
            <text:p>CORREDOR</text:p>
          </table:table-cell>
          <table:table-cell table:style-name="ce319" office:value-type="string">
            <text:p>KORİDOR</text:p>
          </table:table-cell>
          <table:table-cell table:style-name="ce319" office:value-type="string">
            <text:p>КОРИДОР</text:p>
          </table:table-cell>
          <table:table-cell table:style-name="ce319" office:value-type="string">
            <text:p>KORYTARZ</text:p>
          </table:table-cell>
          <table:table-cell table:number-columns-repeated="2" table:style-name="ce319" office:value-type="string">
            <text:p>CORRIDOR</text:p>
          </table:table-cell>
          <table:table-cell table:style-name="ce327" office:value-type="string">
            <text:p>走廊 </text:p>
          </table:table-cell>
          <table:table-cell table:style-name="ce319" office:value-type="string">
            <text:p>CORRIDOR</text:p>
          </table:table-cell>
          <table:table-cell table:style-name="ce319"/>
          <table:table-cell table:number-columns-repeated="1007"/>
        </table:table-row>
        <table:table-row table:style-name="ro2">
          <table:table-cell table:style-name="ce214" office:value-type="string">
            <text:p>TEXT_54</text:p>
          </table:table-cell>
          <table:table-cell/>
          <table:table-cell table:style-name="ce320" table:number-columns-repeated="2"/>
          <table:table-cell table:style-name="ce324"/>
          <table:table-cell table:style-name="ce320" table:number-columns-repeated="10"/>
          <table:table-cell table:style-name="ce319" table:number-columns-repeated="2"/>
          <table:table-cell table:number-columns-repeated="1007"/>
        </table:table-row>
        <table:table-row table:style-name="ro39">
          <table:table-cell table:style-name="ce214" office:value-type="string">
            <text:p>TEXT_55</text:p>
          </table:table-cell>
          <table:table-cell/>
          <table:table-cell table:style-name="ce319" office:value-type="string">
            <text:p>ESCAPE THE LASERS WITH GENERAL ARKAN</text:p>
          </table:table-cell>
          <table:table-cell table:style-name="ce322" office:value-type="string">
            <text:p>ÉCHAPPEZ AUX LASERS AVEC LE GÉNÉRAL ARKAN</text:p>
          </table:table-cell>
          <table:table-cell table:style-name="ce323" office:value-type="string">
            <text:p>WEICHE MIT GENERAL ARKAN DEN LASERN AUS.</text:p>
          </table:table-cell>
          <table:table-cell table:style-name="ce319" office:value-type="string">
            <text:p>EVITA LOS RAYOS LÁSER CON EL GENERAL ARKAN</text:p>
          </table:table-cell>
          <table:table-cell table:style-name="ce319" office:value-type="string">
            <text:p>EVITA I LASER E SCAPPA COL GENERALE ARKAN</text:p>
          </table:table-cell>
          <table:table-cell table:style-name="ce319" office:value-type="string">
            <text:p>EVITE OS LASERS COM O GENERAL ARKAN</text:p>
          </table:table-cell>
          <table:table-cell table:style-name="ce319" office:value-type="string">
            <text:p>ESCAPA AOS LASERS COM O GENERAL ARKAN</text:p>
          </table:table-cell>
          <table:table-cell table:style-name="ce319" office:value-type="string">
            <text:p>GENERAL ARKAN'LA LAZERLERDEN KAÇ</text:p>
          </table:table-cell>
          <table:table-cell table:style-name="ce319" office:value-type="string">
            <text:p>НЕ ПОПАДИТЕ ПОД ЛАЗЕР С ГЕНЕРАЛОМ АРКАНОМ</text:p>
          </table:table-cell>
          <table:table-cell table:style-name="ce319" office:value-type="string">
            <text:p>UCIEKNIJ PRZED LASERAMI Z GENERAŁEM ARKANEM</text:p>
          </table:table-cell>
          <table:table-cell table:number-columns-repeated="2" table:style-name="ce319" office:value-type="string">
            <text:p>ESCAPE THE LASERS WITH GENERAL</text:p>
          </table:table-cell>
          <table:table-cell table:style-name="ce326" office:value-type="string">
            <text:p>和阿肯将军一起逃出激光器的范围</text:p>
          </table:table-cell>
          <table:table-cell table:style-name="ce319" office:value-type="string">
            <text:p>ESCAPE THE LASERS WITH GENERAL</text:p>
          </table:table-cell>
          <table:table-cell table:style-name="ce319"/>
          <table:table-cell table:number-columns-repeated="1007"/>
        </table:table-row>
        <table:table-row table:style-name="ro68">
          <table:table-cell table:style-name="ce214" office:value-type="string">
            <text:p>TEXT_56</text:p>
          </table:table-cell>
          <table:table-cell/>
          <table:table-cell table:style-name="ce319" office:value-type="string">
            <text:p>FIND THE ALIEN COMMANDER</text:p>
          </table:table-cell>
          <table:table-cell table:style-name="ce321" office:value-type="string">
            <text:p>TROUVEZ LE COMMANDANT ALIEN</text:p>
          </table:table-cell>
          <table:table-cell table:style-name="ce323" office:value-type="string">
            <text:p>FINDE DEN ALIEN-COMMANDER.</text:p>
          </table:table-cell>
          <table:table-cell table:style-name="ce319" office:value-type="string">
            <text:p>ENCUENTRA AL COMANDANTE ALIENÍGENA</text:p>
          </table:table-cell>
          <table:table-cell table:style-name="ce319" office:value-type="string">
            <text:p>TROVA IL COMANDANTE ALIENO</text:p>
          </table:table-cell>
          <table:table-cell table:style-name="ce319" office:value-type="string">
            <text:p>ENCONTRE O COMANDANTE ALIENÍGENA</text:p>
          </table:table-cell>
          <table:table-cell table:style-name="ce319" office:value-type="string">
            <text:p>ENCONTRA O COMANDANTE ALIENÍGENA</text:p>
          </table:table-cell>
          <table:table-cell table:style-name="ce319" office:value-type="string">
            <text:p>UZAYLI KOMUTANI BUL</text:p>
          </table:table-cell>
          <table:table-cell table:style-name="ce319" office:value-type="string">
            <text:p>НАЙДИ КОМАНДИРА ИНОПЛАНЕТЯН</text:p>
          </table:table-cell>
          <table:table-cell table:style-name="ce319" office:value-type="string">
            <text:p>ZNAJDŹ DOWÓDCĘ OBCYCH</text:p>
          </table:table-cell>
          <table:table-cell table:number-columns-repeated="2" table:style-name="ce319" office:value-type="string">
            <text:p>FIND THE ALIEN COMMANDER</text:p>
          </table:table-cell>
          <table:table-cell table:style-name="ce326" office:value-type="string">
            <text:p>找到外星人指挥官</text:p>
          </table:table-cell>
          <table:table-cell table:style-name="ce319" office:value-type="string">
            <text:p>FIND THE ALIEN COMMANDER</text:p>
          </table:table-cell>
          <table:table-cell table:style-name="ce319"/>
          <table:table-cell table:number-columns-repeated="1007"/>
        </table:table-row>
        <table:table-row table:style-name="ro41">
          <table:table-cell table:style-name="ce214" office:value-type="string">
            <text:p>TEXT_57</text:p>
          </table:table-cell>
          <table:table-cell/>
          <table:table-cell table:style-name="ce319" office:value-type="string">
            <text:p>CONTROL THE ROBOT TO PASS THROUGH THIS AREA</text:p>
          </table:table-cell>
          <table:table-cell table:style-name="ce321" office:value-type="string">
            <text:p>CONTRÔLEZ LE ROBOT POUR TRAVERSER CETTE ZONE</text:p>
          </table:table-cell>
          <table:table-cell table:style-name="ce323" office:value-type="string">
            <text:p>STEUERE DEN ROBOTER, UM DIESE ZONE ZU DURCHQUEREN.</text:p>
          </table:table-cell>
          <table:table-cell table:style-name="ce319" office:value-type="string">
            <text:p>TOMA EL CONTROL DEL ROBOT Y ATRAVIESA LA ZONA</text:p>
          </table:table-cell>
          <table:table-cell table:style-name="ce319" office:value-type="string">
            <text:p>CONTROLLA IL ROBOT PER USCIRE DALL'AREA</text:p>
          </table:table-cell>
          <table:table-cell table:style-name="ce319" office:value-type="string">
            <text:p>CONTROLE O ROBÔ PARA ATRAVESSAR ESTA ÁREA</text:p>
          </table:table-cell>
          <table:table-cell table:style-name="ce319" office:value-type="string">
            <text:p>CONTROLA O ROBÔ PARA ATRAVESSAR ESTA ÁREA</text:p>
          </table:table-cell>
          <table:table-cell table:style-name="ce319" office:value-type="string">
            <text:p>ROBOTU KULLANARAK BÖLGEYİ GEÇ</text:p>
          </table:table-cell>
          <table:table-cell table:style-name="ce319" office:value-type="string">
            <text:p>ПРОЙДИ ЧЕРЕЗ ЭТУ ЗОНУ, УПРАВЛЯЯ РОБОТОМ</text:p>
          </table:table-cell>
          <table:table-cell table:style-name="ce319" office:value-type="string">
            <text:p>STERUJ ROBOTEM, BY PRZEJŚĆ PRZEZ TEN OBSZAR</text:p>
          </table:table-cell>
          <table:table-cell table:number-columns-repeated="2" table:style-name="ce319" office:value-type="string">
            <text:p>CONTROL THE ROBOT TO PASS THROUGH THIS AREA</text:p>
          </table:table-cell>
          <table:table-cell table:style-name="ce326" office:value-type="string">
            <text:p>控制机器人穿过这个地区</text:p>
          </table:table-cell>
          <table:table-cell table:style-name="ce319" office:value-type="string">
            <text:p>CONTROL THE ROBOT TO PASS THROUGH THIS AREA</text:p>
          </table:table-cell>
          <table:table-cell table:style-name="ce319"/>
          <table:table-cell table:number-columns-repeated="1007"/>
        </table:table-row>
        <table:table-row table:style-name="ro2">
          <table:table-cell table:style-name="ce214" office:value-type="string">
            <text:p>TEXT_58</text:p>
          </table:table-cell>
          <table:table-cell table:number-columns-repeated="1023"/>
        </table:table-row>
        <table:table-row table:style-name="ro2">
          <table:table-cell table:style-name="ce214" office:value-type="string">
            <text:p>TEXT_59</text:p>
          </table:table-cell>
          <table:table-cell table:number-columns-repeated="1023"/>
        </table:table-row>
        <table:table-row table:style-name="ro2" table:number-rows-repeated="12">
          <table:table-cell table:style-name="ce214"/>
          <table:table-cell table:number-columns-repeated="1023"/>
        </table:table-row>
        <table:table-row table:style-name="ro2" table:number-rows-repeated="65459">
          <table:table-cell table:number-columns-repeated="1024"/>
        </table:table-row>
        <table:table-row table:style-name="ro2">
          <table:table-cell table:number-columns-repeated="1024"/>
        </table:table-row>
      </table:table>
      <table:table table:name="LV7" table:style-name="ta8" table:print="false">
        <table:table-column table:style-name="co6" table:default-cell-style-name="ce272"/>
        <table:table-column table:style-name="co6" table:default-cell-style-name="ce273"/>
        <table:table-column table:style-name="co1" table:default-cell-style-name="ce276"/>
        <table:table-column table:style-name="co1" table:default-cell-style-name="ce279"/>
        <table:table-column table:style-name="co1" table:default-cell-style-name="ce65"/>
        <table:table-column table:style-name="co1" table:number-columns-repeated="8" table:default-cell-style-name="ce276"/>
        <table:table-column table:style-name="co7" table:default-cell-style-name="ce276"/>
        <table:table-column table:style-name="co8" table:default-cell-style-name="ce276"/>
        <table:table-column table:style-name="co7" table:default-cell-style-name="ce319"/>
        <table:table-column table:style-name="co3" table:number-columns-repeated="164" table:default-cell-style-name="ce276"/>
        <table:table-column table:style-name="co3" table:default-cell-style-name="ce304"/>
        <table:table-column table:style-name="co7" table:default-cell-style-name="ce304"/>
        <table:table-column table:style-name="co4" table:number-columns-repeated="75"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2"/>
          <table:table-cell table:style-name="ce16"/>
          <table:table-cell table:style-name="ce271" table:number-columns-repeated="1008"/>
        </table:table-row>
        <table:table-row table:style-name="ro2">
          <table:table-cell table:number-columns-repeated="2"/>
          <table:table-cell table:style-name="ce275"/>
          <table:table-cell table:style-name="ce280"/>
          <table:table-cell table:style-name="ce283"/>
          <table:table-cell table:style-name="ce286"/>
          <table:table-cell table:style-name="ce288" table:number-columns-repeated="2"/>
          <table:table-cell table:style-name="ce289" table:number-columns-repeated="4"/>
          <table:table-cell table:style-name="ce296" table:number-columns-repeated="2"/>
          <table:table-cell table:style-name="ce297"/>
          <table:table-cell/>
          <table:table-cell table:style-name="ce272" table:number-columns-repeated="166"/>
          <table:table-cell table:number-columns-repeated="74"/>
          <table:table-cell table:style-name="ce272" table:number-columns-repeated="768"/>
        </table:table-row>
        <table:table-row table:style-name="ro2">
          <table:table-cell table:number-columns-repeated="14"/>
          <table:table-cell table:style-name="ce270"/>
          <table:table-cell table:number-columns-repeated="1009"/>
        </table:table-row>
        <table:table-row table:style-name="ro2">
          <table:table-cell table:number-columns-repeated="2"/>
          <table:table-cell table:style-name="ce272" office:value-type="string">
            <text:p>STORY</text:p>
          </table:table-cell>
          <table:table-cell table:style-name="ce281"/>
          <table:table-cell table:style-name="ce282"/>
          <table:table-cell table:style-name="ce272" table:number-columns-repeated="9"/>
          <table:table-cell table:style-name="ce298"/>
          <table:table-cell/>
          <table:table-cell table:style-name="ce272" table:number-columns-repeated="166"/>
          <table:table-cell table:number-columns-repeated="74"/>
          <table:table-cell table:style-name="ce272" table:number-columns-repeated="768"/>
        </table:table-row>
        <table:table-row table:style-name="ro68">
          <table:table-cell table:style-name="ce214" office:value-type="string">
            <text:p>TEXT_0</text:p>
          </table:table-cell>
          <table:table-cell table:style-name="ce274" office:value-type="string">
            <text:p>Ezio</text:p>
          </table:table-cell>
          <table:table-cell table:style-name="ce33" office:value-type="string">
            <office:annotation draw:style-name="gr1" draw:text-style-name="P1" svg:width="2.806cm" svg:height="1.708cm" svg:x="10.49cm" svg:y="1.354cm" draw:caption-point-x="-10.49cm" draw:caption-point-y="-1.354cm">
              <dc:date>2011-09-02T00:00:00</dc:date>
              <text:p text:style-name="P1"><text:span text:style-name="T1">I'm not able to select level 7 to play in the build for some reason so can't rewrite</text:span></text:p>
              <text:p text:style-name="P2"><text:span text:style-name="T2"/></text:p>
            </office:annotation>
            <text:p>22A good strong wind is just what I need!</text:p>
          </table:table-cell>
          <table:table-cell table:style-name="ce33" office:value-type="string">
            <office:annotation draw:style-name="gr1" draw:text-style-name="P1" svg:width="2.806cm" svg:height="1.708cm" svg:x="13.786cm" svg:y="1.354cm" draw:caption-point-x="-13.786cm" draw:caption-point-y="-1.354cm">
              <dc:date>2011-09-02T00:00:00</dc:date>
              <text:p text:style-name="P1"><text:span text:style-name="T1">I'm not able to select level 7 to play in the build for some reason so can't rewrite</text:span></text:p>
              <text:p text:style-name="P2"><text:span text:style-name="T2"/></text:p>
            </office:annotation>
            <text:p>22Du vent, c'est justement ce qu'il nous faut !</text:p>
          </table:table-cell>
          <table:table-cell table:style-name="ce88" office:value-type="string">
            <text:p>22Ein starker Wind ist genau, was ich jetzt brauche!</text:p>
          </table:table-cell>
          <table:table-cell table:style-name="ce33" office:value-type="string">
            <text:p>22¡Solo necesito algo de viento fuerte!</text:p>
          </table:table-cell>
          <table:table-cell table:style-name="ce33" office:value-type="string">
            <text:p>22Un bel vento forte è proprio quello che mi serve!</text:p>
          </table:table-cell>
          <table:table-cell table:style-name="ce33" office:value-type="string">
            <text:p>22Um vento forte é tudo que eu preciso!</text:p>
          </table:table-cell>
          <table:table-cell table:style-name="ce33" office:value-type="string">
            <text:p>22Şöyle kuvvetli bir rüzgar tam ihtiyacım olan şey!</text:p>
          </table:table-cell>
          <table:table-cell table:style-name="ce33" office:value-type="string">
            <text:p>22Сильный попутный ветер придется как нельзя кстати!</text:p>
          </table:table-cell>
          <table:table-cell table:style-name="ce33" office:value-type="string">
            <text:p>22Potrzeba mi właśnie dobrego, silnego wiatru!</text:p>
          </table:table-cell>
          <table:table-cell table:style-name="ce33" office:value-type="string">
            <office:annotation draw:style-name="gr1" draw:text-style-name="P1" svg:width="2.774cm" svg:height="1.708cm" svg:x="40.121cm" svg:y="1.354cm" draw:caption-point-x="-40.121cm" draw:caption-point-y="-1.354cm">
              <dc:date>2011-09-02T00:00:00</dc:date>
              <text:p text:style-name="P1"><text:span text:style-name="T1">I'm not able to select level 7 to play in the build for some reason so can't rewrite</text:span></text:p>
              <text:p text:style-name="P2"><text:span text:style-name="T2"/></text:p>
            </office:annotation>
            <text:p>22ลมแรงๆ |อย่างนี้สิ|ที่|ข้า|ต้องการ!</text:p>
          </table:table-cell>
          <table:table-cell table:style-name="ce265" office:value-type="string">
            <text:p>22Ngọn gió lành thổi mạnh vừa đúng lúc ta cần!</text:p>
          </table:table-cell>
          <table:table-cell table:style-name="ce277" table:number-columns-repeated="2"/>
          <table:table-cell table:style-name="ce309" office:value-type="string">
            <text:p>02Uuunnghh.... Where am I?</text:p>
          </table:table-cell>
          <table:table-cell table:number-columns-repeated="1008"/>
        </table:table-row>
        <table:table-row table:style-name="ro80">
          <table:table-cell table:style-name="ce214" office:value-type="string">
            <text:p>TEXT_1</text:p>
          </table:table-cell>
          <table:table-cell table:style-name="ce274" office:value-type="string">
            <text:p>Ezio</text:p>
          </table:table-cell>
          <table:table-cell table:style-name="ce277" office:value-type="string">
            <text:p>22It's dying down...</text:p>
          </table:table-cell>
          <table:table-cell table:style-name="ce33" office:value-type="string">
            <text:p>22Je perds de l'altitude...</text:p>
          </table:table-cell>
          <table:table-cell table:style-name="ce88" office:value-type="string">
            <text:p>22Der Wind legt sich...</text:p>
          </table:table-cell>
          <table:table-cell table:style-name="ce33" office:value-type="string">
            <text:p>22No hay suficiente viento...</text:p>
          </table:table-cell>
          <table:table-cell table:style-name="ce33" office:value-type="string">
            <text:p>22Non c'è abbastanza vento...</text:p>
          </table:table-cell>
          <table:table-cell table:style-name="ce277" office:value-type="string">
            <text:p>22Está ficando mais fraco...</text:p>
          </table:table-cell>
          <table:table-cell table:style-name="ce33" office:value-type="string">
            <text:p>22Rüzgar zayıflıyor.</text:p>
          </table:table-cell>
          <table:table-cell table:style-name="ce33" office:value-type="string">
            <text:p>22Ветер стихает...</text:p>
          </table:table-cell>
          <table:table-cell table:style-name="ce33" office:value-type="string">
            <text:p>22Przestaje wiać...</text:p>
          </table:table-cell>
          <table:table-cell table:style-name="ce33" office:value-type="string">
            <text:p>22ลม|เริ่ม|อ่อนลง|แล้วสิ...</text:p>
          </table:table-cell>
          <table:table-cell table:style-name="ce59" office:value-type="string">
            <text:p>22Nó đang rơi xuống...</text:p>
          </table:table-cell>
          <table:table-cell table:style-name="ce277" table:number-columns-repeated="2"/>
          <table:table-cell table:style-name="ce309" office:value-type="string">
            <text:p>11I tried to port you out of there, but the signal scrambled... I still can't get <text:s/>a clear reading. Do you know where you are?</text:p>
          </table:table-cell>
          <table:table-cell table:style-name="ce272" table:number-columns-repeated="166"/>
          <table:table-cell table:number-columns-repeated="74"/>
          <table:table-cell table:style-name="ce272" table:number-columns-repeated="768"/>
        </table:table-row>
        <table:table-row table:style-name="ro45">
          <table:table-cell table:style-name="ce214" office:value-type="string">
            <text:p>TEXT_2</text:p>
          </table:table-cell>
          <table:table-cell table:style-name="ce274" office:value-type="string">
            <text:p>Ezio</text:p>
          </table:table-cell>
          <table:table-cell table:style-name="ce33" office:value-type="string">
            <text:p>22They're on my tail!</text:p>
          </table:table-cell>
          <table:table-cell table:style-name="ce33" office:value-type="string">
            <text:p>22Ils sont juste derrière moi !</text:p>
          </table:table-cell>
          <table:table-cell table:style-name="ce88" office:value-type="string">
            <text:p>22Sie sind mir auf den Fersen!</text:p>
          </table:table-cell>
          <table:table-cell table:style-name="ce33" office:value-type="string">
            <text:p>22¡Me persiguen!</text:p>
          </table:table-cell>
          <table:table-cell table:style-name="ce33" office:value-type="string">
            <text:p>22Mi stanno alle costole!</text:p>
          </table:table-cell>
          <table:table-cell table:style-name="ce33" office:value-type="string">
            <text:p>22Estão atrás de mim!</text:p>
          </table:table-cell>
          <table:table-cell table:style-name="ce33" office:value-type="string">
            <text:p>22Peşimdeler!</text:p>
          </table:table-cell>
          <table:table-cell table:style-name="ce33" office:value-type="string">
            <text:p>22Они у меня на хвосте!</text:p>
          </table:table-cell>
          <table:table-cell table:style-name="ce33" office:value-type="string">
            <text:p>22Ścigają mnie!</text:p>
          </table:table-cell>
          <table:table-cell table:style-name="ce33" office:value-type="string">
            <text:p>22พวกมัน|ตาม|กันมา|นั่นแล้ว!</text:p>
          </table:table-cell>
          <table:table-cell table:style-name="ce265" office:value-type="string">
            <text:p>22Bọn chúng đang bám đuôi ta!</text:p>
          </table:table-cell>
          <table:table-cell table:style-name="ce277" table:number-columns-repeated="2"/>
          <table:table-cell table:style-name="ce309" office:value-type="string">
            <text:p>02No idea.</text:p>
          </table:table-cell>
          <table:table-cell table:number-columns-repeated="1008"/>
        </table:table-row>
        <table:table-row table:style-name="ro48">
          <table:table-cell table:style-name="ce214" office:value-type="string">
            <text:p>TEXT_3</text:p>
          </table:table-cell>
          <table:table-cell table:style-name="ce274" office:value-type="string">
            <text:p>Ezio</text:p>
          </table:table-cell>
          <table:table-cell table:style-name="ce277" office:value-type="string">
            <text:p>22Catapults! Not good.</text:p>
          </table:table-cell>
          <table:table-cell table:style-name="ce277" office:value-type="string">
            <text:p>22Des catapultes ! Ça va barder.</text:p>
          </table:table-cell>
          <table:table-cell table:style-name="ce88" office:value-type="string">
            <text:p>22Katapulte! Auch das noch!</text:p>
          </table:table-cell>
          <table:table-cell table:style-name="ce277" office:value-type="string">
            <text:p>22¡Catapultas! Eso no es buena señal.</text:p>
          </table:table-cell>
          <table:table-cell table:style-name="ce277" office:value-type="string">
            <text:p>22Catapulte! Non promette bene.</text:p>
          </table:table-cell>
          <table:table-cell table:style-name="ce277" office:value-type="string">
            <text:p>22Catapultas! Isso não é bom.</text:p>
          </table:table-cell>
          <table:table-cell table:style-name="ce287" office:value-type="string">
            <text:p>22Mancınıklar! Şimdi yandık.</text:p>
          </table:table-cell>
          <table:table-cell table:style-name="ce277" office:value-type="string">
            <text:p>22Катапульты! Вот невезение.</text:p>
          </table:table-cell>
          <table:table-cell table:style-name="ce277" office:value-type="string">
            <text:p>22Katapulty! Niedobrze.</text:p>
          </table:table-cell>
          <table:table-cell table:style-name="ce287" office:value-type="string">
            <text:p>22เครื่องยิง|งั้นรึ! |แย่แล้วสิ</text:p>
          </table:table-cell>
          <table:table-cell table:style-name="ce277" office:value-type="string">
            <text:p>22Catapults! Không xong rồi.</text:p>
          </table:table-cell>
          <table:table-cell table:style-name="ce277" table:number-columns-repeated="2"/>
          <table:table-cell table:style-name="ce309" office:value-type="string">
            <text:p>11Take a look around. See if we can find a way to get you back.</text:p>
          </table:table-cell>
          <table:table-cell table:number-columns-repeated="1008"/>
        </table:table-row>
        <table:table-row table:style-name="ro68">
          <table:table-cell table:style-name="ce214" office:value-type="string">
            <text:p>TEXT_4</text:p>
          </table:table-cell>
          <table:table-cell table:style-name="ce274" office:value-type="string">
            <text:p>Ezio</text:p>
          </table:table-cell>
          <table:table-cell table:style-name="ce277" office:value-type="string">
            <text:p>22Best thing to do is keep moving.</text:p>
          </table:table-cell>
          <table:table-cell table:style-name="ce33" office:value-type="string">
            <text:p>22Je dois absolument continuer d'avancer.</text:p>
          </table:table-cell>
          <table:table-cell table:style-name="ce88" office:value-type="string">
            <text:p>22Ich muss weiter vorankommen!</text:p>
          </table:table-cell>
          <table:table-cell table:style-name="ce33" office:value-type="string">
            <text:p>22¡Tengo que continuar!</text:p>
          </table:table-cell>
          <table:table-cell table:style-name="ce33" office:value-type="string">
            <text:p>22Devo muovermi!</text:p>
          </table:table-cell>
          <table:table-cell table:style-name="ce33" office:value-type="string">
            <text:p>22Preciso continuar avançando!</text:p>
          </table:table-cell>
          <table:table-cell table:style-name="ce33" office:value-type="string">
            <text:p>22Yapılacak en iyi şey, ilerlemeye devam etmek.</text:p>
          </table:table-cell>
          <table:table-cell table:style-name="ce33" office:value-type="string">
            <text:p>22Лучше всего сейчас продолжать двигаться.</text:p>
          </table:table-cell>
          <table:table-cell table:style-name="ce33" office:value-type="string">
            <text:p>22Muszę pozostawać w ruchu.</text:p>
          </table:table-cell>
          <table:table-cell table:style-name="ce33" office:value-type="string">
            <text:p>22เดินหน้า|ต่อไป|คงดี|ที่สุด!</text:p>
          </table:table-cell>
          <table:table-cell table:style-name="ce59" office:value-type="string">
            <text:p>22Cách tốt nhất là cứ đi tiếp!</text:p>
          </table:table-cell>
          <table:table-cell table:style-name="ce277" table:number-columns-repeated="2"/>
          <table:table-cell table:style-name="ce309" office:value-type="string">
            <text:p>31Kal... Kal, can you hear me?</text:p>
          </table:table-cell>
          <table:table-cell table:number-columns-repeated="1008"/>
        </table:table-row>
        <table:table-row table:style-name="ro57">
          <table:table-cell table:style-name="ce214" office:value-type="string">
            <text:p>TEXT_5</text:p>
          </table:table-cell>
          <table:table-cell table:style-name="ce274" office:value-type="string">
            <text:p>Ezio</text:p>
          </table:table-cell>
          <table:table-cell table:style-name="ce277" office:value-type="string">
            <text:p>22Are you all right, brother?</text:p>
          </table:table-cell>
          <table:table-cell table:style-name="ce33" office:value-type="string">
            <office:annotation draw:style-name="gr1" draw:text-style-name="P1" svg:width="5.705cm" svg:height="1.714cm" svg:x="12.574cm" svg:y="11.634cm" draw:caption-point-x="-12.574cm" draw:caption-point-y="-11.634cm">
              <dc:date>2011-09-02T00:00:00</dc:date>
              <text:p text:style-name="P1"><text:span text:style-name="T1">Without context, I have no idea who he's speaking to, whether it's sarcastic or sincere, or even what's happening.</text:span></text:p>
            </office:annotation>
            <text:p>22Est-ce que ça va ?</text:p>
          </table:table-cell>
          <table:table-cell table:style-name="ce88" office:value-type="string">
            <text:p>22Bist du in Ordnung, Bruder?</text:p>
          </table:table-cell>
          <table:table-cell table:style-name="ce33" office:value-type="string">
            <text:p>22¿Estás bien, hermano?</text:p>
          </table:table-cell>
          <table:table-cell table:style-name="ce33" office:value-type="string">
            <text:p>22Stai bene?</text:p>
          </table:table-cell>
          <table:table-cell table:style-name="ce33" office:value-type="string">
            <text:p>22Você está bem, irmão?</text:p>
          </table:table-cell>
          <table:table-cell table:style-name="ce33" office:value-type="string">
            <text:p>22İyi misin kardeşim?</text:p>
          </table:table-cell>
          <table:table-cell table:style-name="ce33" office:value-type="string">
            <text:p>22С тобой все в порядке, брат?</text:p>
          </table:table-cell>
          <table:table-cell table:style-name="ce33" office:value-type="string">
            <text:p>22Nic ci nie jest, bracie?</text:p>
          </table:table-cell>
          <table:table-cell table:style-name="ce33" office:value-type="string">
            <text:p>22เจ้า|เป็น|อะไร|หรือเปล่า?</text:p>
          </table:table-cell>
          <table:table-cell table:style-name="ce265" office:value-type="string">
            <text:p>22Anh có sao không, người anh em?</text:p>
          </table:table-cell>
          <table:table-cell table:style-name="ce277" table:number-columns-repeated="2"/>
          <table:table-cell table:style-name="ce309" office:value-type="string">
            <text:p>02Not very well.</text:p>
          </table:table-cell>
          <table:table-cell table:number-columns-repeated="1008"/>
        </table:table-row>
        <table:table-row table:style-name="ro38">
          <table:table-cell table:style-name="ce214" office:value-type="string">
            <text:p>TEXT_6</text:p>
          </table:table-cell>
          <table:table-cell table:style-name="ce274" office:value-type="string">
            <text:p>Ezio</text:p>
          </table:table-cell>
          <table:table-cell table:style-name="ce329" office:value-type="string">
            <text:p>22The Templars are right behind us. Good thing we have flaming arrows for them!</text:p>
          </table:table-cell>
          <table:table-cell table:style-name="ce33" office:value-type="string">
            <text:p>22Les Templiers sont juste derrière nous. Heureusement que nous avons des flèches enflammées !</text:p>
          </table:table-cell>
          <table:table-cell table:style-name="ce88" office:value-type="string">
            <text:p>22Die Templer sind direkt hinter uns. Gut, dass wir ein paar brennende Pfeile für sie haben!</text:p>
          </table:table-cell>
          <table:table-cell table:style-name="ce33" office:value-type="string">
            <text:p>22Los templarios son más fuertes que nunca. ¡Menos mal que tenemos flechas de fuego para contraatacar!</text:p>
          </table:table-cell>
          <table:table-cell table:style-name="ce33" office:value-type="string">
            <text:p>22I templari ci stanno alle costole... meno male che abbiamo le frecce infuocate!</text:p>
          </table:table-cell>
          <table:table-cell table:style-name="ce329" office:value-type="string">
            <text:p>22Os templários estão se aproximando! Ainda bem que temos flechas flamejantes para atacar!</text:p>
          </table:table-cell>
          <table:table-cell table:style-name="ce33" office:value-type="string">
            <text:p>22Templar şövalyeleri tam arkamızda. İyi ki alevli oklarımız var!</text:p>
          </table:table-cell>
          <table:table-cell table:style-name="ce33" office:value-type="string">
            <text:p>22Тамплиеры прямо за нами. Хорошо, что у нас есть огненные стрелы!</text:p>
          </table:table-cell>
          <table:table-cell table:style-name="ce33" office:value-type="string">
            <text:p>22Templariusze są blisko. Na szczęście mamy płonące strzały!</text:p>
          </table:table-cell>
          <table:table-cell table:style-name="ce33" office:value-type="string">
            <text:p>22พวกเทมพลาร์|ตามมา|โน่นแล้ว |โชคดี|พวกเรา|มี|ธนูไฟ|เอาไว้|จัดการพวกมัน!</text:p>
          </table:table-cell>
          <table:table-cell table:style-name="ce59" office:value-type="string">
            <text:p>22Hội Hiệp sĩ Đền Thánh đang ở ngay sau lưng chúng ta. May là chúng ta có mấy mũi tên lửa dành tặng bọn chúng!</text:p>
          </table:table-cell>
          <table:table-cell table:style-name="ce277" table:number-columns-repeated="2"/>
          <table:table-cell table:style-name="ce309" office:value-type="string">
            <text:p>31Report... your... cation...we'll ... get... out...</text:p>
          </table:table-cell>
          <table:table-cell table:number-columns-repeated="1008"/>
        </table:table-row>
        <table:table-row table:style-name="ro45">
          <table:table-cell table:style-name="ce214" office:value-type="string">
            <text:p>TEXT_7</text:p>
          </table:table-cell>
          <table:table-cell table:style-name="ce274" office:value-type="string">
            <text:p>Ezio</text:p>
          </table:table-cell>
          <table:table-cell table:style-name="ce33" office:value-type="string">
            <text:p>22We got rid of them!</text:p>
          </table:table-cell>
          <table:table-cell table:style-name="ce33" office:value-type="string">
            <text:p>22Nous devons nous débarrasser d'eux .</text:p>
          </table:table-cell>
          <table:table-cell table:style-name="ce88" office:value-type="string">
            <text:p>22Wir sind sie los geworden!</text:p>
          </table:table-cell>
          <table:table-cell table:style-name="ce33" office:value-type="string">
            <text:p>22¡Nos hemos deshecho de ellos!</text:p>
          </table:table-cell>
          <table:table-cell table:style-name="ce33" office:value-type="string">
            <text:p>22Ce ne siamo liberati!</text:p>
          </table:table-cell>
          <table:table-cell table:style-name="ce33" office:value-type="string">
            <text:p>22Nos livramos deles!</text:p>
          </table:table-cell>
          <table:table-cell table:style-name="ce33" office:value-type="string">
            <text:p>22Onlardan kurtulduk!</text:p>
          </table:table-cell>
          <table:table-cell table:style-name="ce33" office:value-type="string">
            <text:p>22Нужно избавиться от них!</text:p>
          </table:table-cell>
          <table:table-cell table:style-name="ce33" office:value-type="string">
            <text:p>22Pozbyliśmy się ich!</text:p>
          </table:table-cell>
          <table:table-cell table:style-name="ce33" office:value-type="string">
            <text:p>22เรา|กำจัด|พวกมัน|หมดแล้วล่ะ!</text:p>
          </table:table-cell>
          <table:table-cell table:style-name="ce265" office:value-type="string">
            <text:p>22Chúng ta đã khử bọn chúng!</text:p>
          </table:table-cell>
          <table:table-cell table:style-name="ce12" table:number-columns-repeated="2"/>
          <table:table-cell table:style-name="ce309" office:value-type="string">
            <text:p>.........</text:p>
          </table:table-cell>
          <table:table-cell table:number-columns-repeated="1008"/>
        </table:table-row>
        <table:table-row table:style-name="ro64">
          <table:table-cell table:style-name="ce214" office:value-type="string">
            <text:p>TEXT_8</text:p>
          </table:table-cell>
          <table:table-cell table:style-name="ce274" office:value-type="string">
            <text:p>Ezio</text:p>
          </table:table-cell>
          <table:table-cell table:style-name="ce277" office:value-type="string">
            <text:p>22I must go. Farewell, brother.</text:p>
          </table:table-cell>
          <table:table-cell table:style-name="ce33" office:value-type="string">
            <text:p>22Je dois partir. Adieu, mon ami.</text:p>
          </table:table-cell>
          <table:table-cell table:style-name="ce88" office:value-type="string">
            <text:p>22Ich muss gehen. Gehab dich wohl, Bruder.</text:p>
          </table:table-cell>
          <table:table-cell table:style-name="ce33" office:value-type="string">
            <text:p>22Tengo que irme. Hasta la vista, hermano.</text:p>
          </table:table-cell>
          <table:table-cell table:style-name="ce33" office:value-type="string">
            <text:p>22Devo andare. Addio, amico mio.</text:p>
          </table:table-cell>
          <table:table-cell table:style-name="ce33" office:value-type="string">
            <text:p>22Tenho de ir. Adeus, amigo.</text:p>
          </table:table-cell>
          <table:table-cell table:style-name="ce33" office:value-type="string">
            <text:p>22Gitmem gerek. Elveda kardeşim.</text:p>
          </table:table-cell>
          <table:table-cell table:style-name="ce33" office:value-type="string">
            <text:p>22Мне пора. Прощай, брат.</text:p>
          </table:table-cell>
          <table:table-cell table:style-name="ce33" office:value-type="string">
            <text:p>22Muszę odejść. Żegnaj, bracie.</text:p>
          </table:table-cell>
          <table:table-cell table:style-name="ce33" office:value-type="string">
            <text:p>22ข้าต้องไปแล้วล่ะ |โชคดีนะ</text:p>
          </table:table-cell>
          <table:table-cell table:style-name="ce265" office:value-type="string">
            <text:p>22Tôi phải đi đây. Tạm biệt, người anh em.</text:p>
          </table:table-cell>
          <table:table-cell table:style-name="ce277" table:number-columns-repeated="2"/>
          <table:table-cell table:style-name="ce309" office:value-type="string">
            <text:p>11Kal... find... signal station... nearby... find i... HQ can port... </text:p>
          </table:table-cell>
          <table:table-cell table:number-columns-repeated="1008"/>
        </table:table-row>
        <table:table-row table:style-name="ro2">
          <table:table-cell table:style-name="ce214" office:value-type="string">
            <text:p>TEXT_9</text:p>
          </table:table-cell>
          <table:table-cell table:style-name="ce274"/>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81">
          <table:table-cell table:style-name="ce214" office:value-type="string">
            <text:p>TEXT_10</text:p>
          </table:table-cell>
          <table:table-cell table:style-name="ce274"/>
          <table:table-cell table:style-name="ce277" table:number-columns-repeated="2"/>
          <table:table-cell table:style-name="ce88"/>
          <table:table-cell table:style-name="ce332"/>
          <table:table-cell table:style-name="ce277" table:number-columns-repeated="9"/>
          <table:table-cell table:style-name="ce309" office:value-type="string">
            <text:p>02Yelena, General Korolev, this is Kal Wardin. Do you read me?</text:p>
          </table:table-cell>
          <table:table-cell table:number-columns-repeated="1008"/>
        </table:table-row>
        <table:table-row table:style-name="ro76">
          <table:table-cell table:style-name="ce214" office:value-type="string">
            <text:p>TEXT_11</text:p>
          </table:table-cell>
          <table:table-cell table:style-name="ce274"/>
          <table:table-cell table:style-name="ce277" table:number-columns-repeated="2"/>
          <table:table-cell table:style-name="ce88"/>
          <table:table-cell table:style-name="ce332"/>
          <table:table-cell table:style-name="ce277" table:number-columns-repeated="9"/>
          <table:table-cell table:style-name="ce309" office:value-type="string">
            <text:p>31We've got your location but we can't port you. <text:s/>We'll have to send a ship... It'll be a while before it arrives.</text:p>
          </table:table-cell>
          <table:table-cell table:number-columns-repeated="1008"/>
        </table:table-row>
        <table:table-row table:style-name="ro82">
          <table:table-cell table:style-name="ce214" office:value-type="string">
            <text:p>TEXT_12</text:p>
          </table:table-cell>
          <table:table-cell table:style-name="ce274"/>
          <table:table-cell table:style-name="ce277" table:number-columns-repeated="2"/>
          <table:table-cell table:style-name="ce88"/>
          <table:table-cell table:style-name="ce332"/>
          <table:table-cell table:style-name="ce277" table:number-columns-repeated="9"/>
          <table:table-cell table:style-name="ce309" office:value-type="string">
            <text:p>31I'm showing some kind of central data hub near your location. Find it -- I have a feeling you didn't end up where you are by accident.</text:p>
          </table:table-cell>
          <table:table-cell table:number-columns-repeated="1008"/>
        </table:table-row>
        <table:table-row table:style-name="ro57">
          <table:table-cell table:style-name="ce214" office:value-type="string">
            <text:p>TEXT_13</text:p>
          </table:table-cell>
          <table:table-cell table:style-name="ce274"/>
          <table:table-cell table:style-name="ce277" table:number-columns-repeated="2"/>
          <table:table-cell table:style-name="ce88"/>
          <table:table-cell table:style-name="ce332"/>
          <table:table-cell table:style-name="ce277" table:number-columns-repeated="9"/>
          <table:table-cell table:style-name="ce309" office:value-type="string">
            <text:p>02Copy that, General.</text:p>
          </table:table-cell>
          <table:table-cell table:number-columns-repeated="1008"/>
        </table:table-row>
        <table:table-row table:style-name="ro2">
          <table:table-cell table:style-name="ce214" office:value-type="string">
            <text:p>TEXT_14</text:p>
          </table:table-cell>
          <table:table-cell table:style-name="ce274"/>
          <table:table-cell table:style-name="ce277" table:number-columns-repeated="2"/>
          <table:table-cell table:style-name="ce88"/>
          <table:table-cell table:style-name="ce332"/>
          <table:table-cell table:style-name="ce277" table:number-columns-repeated="5"/>
          <table:table-cell table:style-name="ce287"/>
          <table:table-cell table:style-name="ce277" table:number-columns-repeated="2"/>
          <table:table-cell table:style-name="ce299"/>
          <table:table-cell table:number-columns-repeated="1009"/>
        </table:table-row>
        <table:table-row table:style-name="ro53">
          <table:table-cell table:style-name="ce214" office:value-type="string">
            <text:p>TEXT_15</text:p>
          </table:table-cell>
          <table:table-cell table:style-name="ce274"/>
          <table:table-cell/>
          <table:table-cell table:style-name="ce228"/>
          <table:table-cell table:number-columns-repeated="11"/>
          <table:table-cell office:value-type="string">
            <text:p>11You now have the \3Smash\0 ability.</text:p>
          </table:table-cell>
          <table:table-cell table:number-columns-repeated="1008"/>
        </table:table-row>
        <table:table-row table:style-name="ro38">
          <table:table-cell table:style-name="ce214" office:value-type="string">
            <text:p>TEXT_16</text:p>
          </table:table-cell>
          <table:table-cell table:style-name="ce274"/>
          <table:table-cell table:number-columns-repeated="13"/>
          <table:table-cell office:value-type="string">
            <text:p>11You are now able to \3break\0 certain alien devices by using Smash ability.</text:p>
          </table:table-cell>
          <table:table-cell table:number-columns-repeated="1008"/>
        </table:table-row>
        <table:table-row table:style-name="ro2">
          <table:table-cell table:style-name="ce214" office:value-type="string">
            <text:p>TEXT_17</text:p>
          </table:table-cell>
          <table:table-cell table:style-name="ce274"/>
          <table:table-cell table:style-name="ce278" table:number-columns-repeated="2"/>
          <table:table-cell table:style-name="ce88"/>
          <table:table-cell table:style-name="ce332"/>
          <table:table-cell table:style-name="ce277"/>
          <table:table-cell table:style-name="ce278" table:number-columns-repeated="7"/>
          <table:table-cell table:style-name="ce301"/>
          <table:table-cell table:style-name="ce334"/>
          <table:table-cell table:style-name="ce303" table:number-columns-repeated="164"/>
          <table:table-cell/>
          <table:table-cell table:style-name="ce303"/>
          <table:table-cell table:number-columns-repeated="74"/>
          <table:table-cell table:style-name="ce303" table:number-columns-repeated="768"/>
        </table:table-row>
        <table:table-row table:style-name="ro53">
          <table:table-cell table:style-name="ce214" office:value-type="string">
            <text:p>TEXT_18</text:p>
          </table:table-cell>
          <table:table-cell table:style-name="ce274"/>
          <table:table-cell/>
          <table:table-cell table:style-name="ce228"/>
          <table:table-cell table:number-columns-repeated="11"/>
          <table:table-cell office:value-type="string">
            <text:p>11You have the \3Freezing Gun\0 ability.</text:p>
          </table:table-cell>
          <table:table-cell table:number-columns-repeated="1008"/>
        </table:table-row>
        <table:table-row table:style-name="ro41">
          <table:table-cell table:style-name="ce214" office:value-type="string">
            <text:p>TEXT_19</text:p>
          </table:table-cell>
          <table:table-cell table:style-name="ce274"/>
          <table:table-cell table:number-columns-repeated="13"/>
          <table:table-cell office:value-type="string">
            <text:p>11You are now able to \3Freeze\0 certain alien devices.</text:p>
          </table:table-cell>
          <table:table-cell table:style-name="ce304"/>
          <table:table-cell table:number-columns-repeated="1007"/>
        </table:table-row>
        <table:table-row table:style-name="ro2">
          <table:table-cell table:style-name="ce214" office:value-type="string">
            <text:p>TEXT_20</text:p>
          </table:table-cell>
          <table:table-cell/>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2">
          <table:table-cell table:style-name="ce214" office:value-type="string">
            <text:p>TEXT_21</text:p>
          </table:table-cell>
          <table:table-cell/>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2">
          <table:table-cell table:style-name="ce214" office:value-type="string">
            <text:p>TEXT_22</text:p>
          </table:table-cell>
          <table:table-cell/>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53">
          <table:table-cell table:style-name="ce214" office:value-type="string">
            <text:p>TEXT_23</text:p>
          </table:table-cell>
          <table:table-cell table:style-name="ce274" office:value-type="string">
            <text:p>AI</text:p>
          </table:table-cell>
          <table:table-cell table:style-name="ce287"/>
          <table:table-cell table:style-name="ce277"/>
          <table:table-cell table:style-name="ce88"/>
          <table:table-cell table:style-name="ce302"/>
          <table:table-cell table:style-name="ce287" table:number-columns-repeated="9"/>
          <table:table-cell table:style-name="ce335" office:value-type="string">
            <text:p>11Download the data from the computer.</text:p>
          </table:table-cell>
          <table:table-cell table:number-columns-repeated="1008"/>
        </table:table-row>
        <table:table-row table:style-name="ro63">
          <table:table-cell table:style-name="ce214" office:value-type="string">
            <text:p>TEXT_24</text:p>
          </table:table-cell>
          <table:table-cell table:style-name="ce274" office:value-type="string">
            <text:p>general</text:p>
          </table:table-cell>
          <table:table-cell table:style-name="ce277"/>
          <table:table-cell table:style-name="ce330"/>
          <table:table-cell table:style-name="ce88"/>
          <table:table-cell table:style-name="ce332"/>
          <table:table-cell table:style-name="ce277" table:number-columns-repeated="9"/>
          <table:table-cell table:style-name="ce309" office:value-type="string">
            <text:p>31This is excellent work, Kal. The information in this data stream will help us hit these xenos where it hurts. Now get <text:s/>to the extraction point; your ship is waiting.</text:p>
          </table:table-cell>
          <table:table-cell table:number-columns-repeated="1008"/>
        </table:table-row>
        <table:table-row table:style-name="ro2">
          <table:table-cell table:style-name="ce214" office:value-type="string">
            <text:p>TEXT_25</text:p>
          </table:table-cell>
          <table:table-cell/>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2">
          <table:table-cell table:style-name="ce214" office:value-type="string">
            <text:p>TEXT_26</text:p>
          </table:table-cell>
          <table:table-cell/>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52">
          <table:table-cell table:style-name="ce214" office:value-type="string">
            <text:p>TEXT_27</text:p>
          </table:table-cell>
          <table:table-cell table:style-name="ce274" office:value-type="string">
            <text:p>AI</text:p>
          </table:table-cell>
          <table:table-cell table:style-name="ce277" table:number-columns-repeated="2"/>
          <table:table-cell table:style-name="ce88"/>
          <table:table-cell table:style-name="ce332"/>
          <table:table-cell table:style-name="ce277" table:number-columns-repeated="9"/>
          <table:table-cell table:style-name="ce309" office:value-type="string">
            <text:p>11Step inside the halo and let's go home.</text:p>
          </table:table-cell>
          <table:table-cell table:number-columns-repeated="1008"/>
        </table:table-row>
        <table:table-row table:style-name="ro2">
          <table:table-cell table:style-name="ce214" office:value-type="string">
            <text:p>TEXT_28</text:p>
          </table:table-cell>
          <table:table-cell/>
          <table:table-cell table:style-name="ce278"/>
          <table:table-cell table:style-name="ce277"/>
          <table:table-cell table:style-name="ce88"/>
          <table:table-cell table:style-name="ce332"/>
          <table:table-cell table:style-name="ce277" table:number-columns-repeated="8"/>
          <table:table-cell table:style-name="ce301"/>
          <table:table-cell table:number-columns-repeated="1009"/>
        </table:table-row>
        <table:table-row table:style-name="ro2">
          <table:table-cell table:style-name="ce214" office:value-type="string">
            <text:p>TEXT_29</text:p>
          </table:table-cell>
          <table:table-cell table:style-name="ce274"/>
          <table:table-cell table:style-name="ce277" table:number-columns-repeated="2"/>
          <table:table-cell table:style-name="ce88"/>
          <table:table-cell table:style-name="ce332"/>
          <table:table-cell table:style-name="ce277" table:number-columns-repeated="8"/>
          <table:table-cell table:style-name="ce299"/>
          <table:table-cell table:number-columns-repeated="1009"/>
        </table:table-row>
        <table:table-row table:style-name="ro2">
          <table:table-cell table:style-name="ce214" office:value-type="string">
            <text:p>TEXT_30</text:p>
          </table:table-cell>
          <table:table-cell table:style-name="ce274"/>
          <table:table-cell table:number-columns-repeated="6"/>
          <table:table-cell table:style-name="ce277" table:number-columns-repeated="6"/>
          <table:table-cell table:style-name="ce270"/>
          <table:table-cell table:number-columns-repeated="1009"/>
        </table:table-row>
        <table:table-row table:style-name="ro2">
          <table:table-cell table:style-name="ce214" office:value-type="string">
            <text:p>TEXT_31</text:p>
          </table:table-cell>
          <table:table-cell table:number-columns-repeated="13"/>
          <table:table-cell table:style-name="ce270"/>
          <table:table-cell table:number-columns-repeated="1009"/>
        </table:table-row>
        <table:table-row table:style-name="ro2">
          <table:table-cell table:style-name="ce214" office:value-type="string">
            <text:p>TEXT_32</text:p>
          </table:table-cell>
          <table:table-cell table:number-columns-repeated="13"/>
          <table:table-cell table:style-name="ce270"/>
          <table:table-cell table:number-columns-repeated="1009"/>
        </table:table-row>
        <table:table-row table:style-name="ro2">
          <table:table-cell table:style-name="ce214" office:value-type="string">
            <text:p>TEXT_33</text:p>
          </table:table-cell>
          <table:table-cell table:number-columns-repeated="13"/>
          <table:table-cell table:style-name="ce270"/>
          <table:table-cell table:number-columns-repeated="1009"/>
        </table:table-row>
        <table:table-row table:style-name="ro2">
          <table:table-cell table:style-name="ce214" office:value-type="string">
            <text:p>TEXT_34</text:p>
          </table:table-cell>
          <table:table-cell/>
          <table:table-cell table:style-name="ce278"/>
          <table:table-cell table:number-columns-repeated="11"/>
          <table:table-cell table:style-name="ce301"/>
          <table:table-cell table:number-columns-repeated="1009"/>
        </table:table-row>
        <table:table-row table:style-name="ro2">
          <table:table-cell table:style-name="ce214" office:value-type="string">
            <text:p>TEXT_35</text:p>
          </table:table-cell>
          <table:table-cell/>
          <table:table-cell table:style-name="ce278"/>
          <table:table-cell table:number-columns-repeated="11"/>
          <table:table-cell table:style-name="ce301"/>
          <table:table-cell table:number-columns-repeated="1009"/>
        </table:table-row>
        <table:table-row table:style-name="ro2">
          <table:table-cell table:style-name="ce214" office:value-type="string">
            <text:p>TEXT_36</text:p>
          </table:table-cell>
          <table:table-cell table:style-name="ce274"/>
          <table:table-cell table:style-name="ce278"/>
          <table:table-cell table:number-columns-repeated="11"/>
          <table:table-cell table:style-name="ce301"/>
          <table:table-cell table:number-columns-repeated="1009"/>
        </table:table-row>
        <table:table-row table:style-name="ro2">
          <table:table-cell table:style-name="ce214" office:value-type="string">
            <text:p>TEXT_37</text:p>
          </table:table-cell>
          <table:table-cell table:style-name="ce274"/>
          <table:table-cell table:number-columns-repeated="12"/>
          <table:table-cell table:style-name="ce270"/>
          <table:table-cell table:number-columns-repeated="1009"/>
        </table:table-row>
        <table:table-row table:style-name="ro2">
          <table:table-cell table:style-name="ce214" office:value-type="string">
            <text:p>TEXT_38</text:p>
          </table:table-cell>
          <table:table-cell table:number-columns-repeated="13"/>
          <table:table-cell table:style-name="ce270"/>
          <table:table-cell table:number-columns-repeated="1009"/>
        </table:table-row>
        <table:table-row table:style-name="ro2">
          <table:table-cell table:style-name="ce214" office:value-type="string">
            <text:p>TEXT_39</text:p>
          </table:table-cell>
          <table:table-cell table:number-columns-repeated="13"/>
          <table:table-cell table:style-name="ce270"/>
          <table:table-cell table:number-columns-repeated="1009"/>
        </table:table-row>
        <table:table-row table:style-name="ro2">
          <table:table-cell table:style-name="ce214" office:value-type="string">
            <text:p>TEXT_40</text:p>
          </table:table-cell>
          <table:table-cell/>
          <table:table-cell table:style-name="ce278"/>
          <table:table-cell table:number-columns-repeated="11"/>
          <table:table-cell table:style-name="ce301"/>
          <table:table-cell table:number-columns-repeated="1009"/>
        </table:table-row>
        <table:table-row table:style-name="ro2">
          <table:table-cell table:style-name="ce214" office:value-type="string">
            <text:p>TEXT_41</text:p>
          </table:table-cell>
          <table:table-cell table:number-columns-repeated="13"/>
          <table:table-cell table:style-name="ce270"/>
          <table:table-cell table:number-columns-repeated="1009"/>
        </table:table-row>
        <table:table-row table:style-name="ro2">
          <table:table-cell table:style-name="ce214" office:value-type="string">
            <text:p>TEXT_42</text:p>
          </table:table-cell>
          <table:table-cell table:number-columns-repeated="13"/>
          <table:table-cell table:style-name="ce270"/>
          <table:table-cell table:number-columns-repeated="1009"/>
        </table:table-row>
        <table:table-row table:style-name="ro2">
          <table:table-cell table:style-name="ce214" office:value-type="string">
            <text:p>TEXT_43</text:p>
          </table:table-cell>
          <table:table-cell table:number-columns-repeated="13"/>
          <table:table-cell table:style-name="ce270"/>
          <table:table-cell table:number-columns-repeated="1009"/>
        </table:table-row>
        <table:table-row table:style-name="ro2">
          <table:table-cell table:style-name="ce214" office:value-type="string">
            <text:p>TEXT_44</text:p>
          </table:table-cell>
          <table:table-cell table:number-columns-repeated="13"/>
          <table:table-cell table:style-name="ce270"/>
          <table:table-cell table:number-columns-repeated="1009"/>
        </table:table-row>
        <table:table-row table:style-name="ro2">
          <table:table-cell table:style-name="ce214" office:value-type="string">
            <text:p>TEXT_45</text:p>
          </table:table-cell>
          <table:table-cell table:number-columns-repeated="13"/>
          <table:table-cell table:style-name="ce270"/>
          <table:table-cell table:number-columns-repeated="1009"/>
        </table:table-row>
        <table:table-row table:style-name="ro2">
          <table:table-cell table:style-name="ce214" office:value-type="string">
            <text:p>TEXT_46</text:p>
          </table:table-cell>
          <table:table-cell table:number-columns-repeated="13"/>
          <table:table-cell table:style-name="ce270"/>
          <table:table-cell table:number-columns-repeated="1009"/>
        </table:table-row>
        <table:table-row table:style-name="ro2">
          <table:table-cell table:style-name="ce214" office:value-type="string">
            <text:p>TEXT_47</text:p>
          </table:table-cell>
          <table:table-cell table:style-name="ce328" office:value-type="string">
            <text:p>Room nage</text:p>
          </table:table-cell>
          <table:table-cell table:style-name="ce319" office:value-type="string">
            <text:p>BASE #2</text:p>
          </table:table-cell>
          <table:table-cell table:style-name="ce321" office:value-type="string">
            <text:p>BASE n°2</text:p>
          </table:table-cell>
          <table:table-cell table:style-name="ce323" office:value-type="string">
            <text:p>STÜTZPUNKT 2</text:p>
          </table:table-cell>
          <table:table-cell table:style-name="ce319" office:value-type="string">
            <text:p>BASE 2</text:p>
          </table:table-cell>
          <table:table-cell table:style-name="ce319" office:value-type="string">
            <text:p>BASE #2</text:p>
          </table:table-cell>
          <table:table-cell table:style-name="ce319" office:value-type="string">
            <text:p>BASE n°2</text:p>
          </table:table-cell>
          <table:table-cell table:style-name="ce319" office:value-type="string">
            <text:p>BASE 2</text:p>
          </table:table-cell>
          <table:table-cell table:style-name="ce321" office:value-type="string">
            <text:p>ÜS NO.2</text:p>
          </table:table-cell>
          <table:table-cell table:style-name="ce319" office:value-type="string">
            <text:p>БАЗА 2</text:p>
          </table:table-cell>
          <table:table-cell table:style-name="ce319" office:value-type="string">
            <text:p>BAZA #2</text:p>
          </table:table-cell>
          <table:table-cell table:number-columns-repeated="2" table:style-name="ce319" office:value-type="string">
            <text:p>BASE #2</text:p>
          </table:table-cell>
          <table:table-cell table:style-name="ce319" office:value-type="string">
            <text:p>2<text:span text:style-name="T28">号基地</text:span></text:p>
          </table:table-cell>
          <table:table-cell office:value-type="string">
            <text:p>BASE #2</text:p>
          </table:table-cell>
          <table:table-cell table:style-name="ce319"/>
          <table:table-cell table:number-columns-repeated="1007"/>
        </table:table-row>
        <table:table-row table:style-name="ro45">
          <table:table-cell table:style-name="ce214" office:value-type="string">
            <text:p>TEXT_48</text:p>
          </table:table-cell>
          <table:table-cell table:style-name="ce328" office:value-type="string">
            <text:p>Room nage</text:p>
          </table:table-cell>
          <table:table-cell table:style-name="ce310" office:value-type="string">
            <text:p>CENTRAL HUB</text:p>
          </table:table-cell>
          <table:table-cell table:style-name="ce315" office:value-type="string">
            <text:p>HUB CENTRAL</text:p>
          </table:table-cell>
          <table:table-cell table:style-name="ce95" office:value-type="string">
            <text:p>ZENTRALE</text:p>
          </table:table-cell>
          <table:table-cell table:style-name="ce310" office:value-type="string">
            <text:p>NODO CENTRAL</text:p>
          </table:table-cell>
          <table:table-cell table:style-name="ce310" office:value-type="string">
            <text:p>NODO CENTRALE</text:p>
          </table:table-cell>
          <table:table-cell table:style-name="ce310" office:value-type="string">
            <text:p>HUB CENTRAL</text:p>
          </table:table-cell>
          <table:table-cell table:style-name="ce310" office:value-type="string">
            <text:p>TERMINAL CENTRAL</text:p>
          </table:table-cell>
          <table:table-cell table:style-name="ce310" office:value-type="string">
            <text:p>MERKEZ ODA</text:p>
          </table:table-cell>
          <table:table-cell table:style-name="ce310" office:value-type="string">
            <text:p>ЯДРО</text:p>
          </table:table-cell>
          <table:table-cell table:style-name="ce310" office:value-type="string">
            <text:p>GŁÓWNY WĘZEŁ</text:p>
          </table:table-cell>
          <table:table-cell table:number-columns-repeated="2" table:style-name="ce310" office:value-type="string">
            <text:p>CENTRAL HUB</text:p>
          </table:table-cell>
          <table:table-cell table:style-name="ce333" office:value-type="string">
            <text:p>核心中枢</text:p>
          </table:table-cell>
          <table:table-cell office:value-type="string">
            <text:p>CENTRAL HUB ROOM</text:p>
          </table:table-cell>
          <table:table-cell table:style-name="ce310" office:value-type="string">
            <text:p>16</text:p>
          </table:table-cell>
          <table:table-cell table:number-columns-repeated="1007"/>
        </table:table-row>
        <table:table-row table:style-name="ro57">
          <table:table-cell table:style-name="ce214" office:value-type="string">
            <text:p>TEXT_49</text:p>
          </table:table-cell>
          <table:table-cell table:style-name="ce328" office:value-type="string">
            <text:p>Room nage</text:p>
          </table:table-cell>
          <table:table-cell table:style-name="ce319" office:value-type="string">
            <text:p>SYNCH ROOM</text:p>
          </table:table-cell>
          <table:table-cell table:style-name="ce315" office:value-type="string">
            <text:p>SALLE DE SYNCHRO</text:p>
          </table:table-cell>
          <table:table-cell table:style-name="ce95" office:value-type="string">
            <text:p>SYNCHRO-RAUM</text:p>
          </table:table-cell>
          <table:table-cell table:style-name="ce319" office:value-type="string">
            <text:p>SALA DE SINCRO</text:p>
          </table:table-cell>
          <table:table-cell table:style-name="ce310" office:value-type="string">
            <office:annotation draw:style-name="gr9" draw:text-style-name="P1" svg:width="5.519cm" svg:height="1.561cm" svg:x="20.876cm" svg:y="122.845cm" draw:caption-point-x="-20.876cm" draw:caption-point-y="-122.845cm">
              <dc:date>2011-09-02T00:00:00</dc:date>
              <text:p text:style-name="P1"><text:span text:style-name="T3">alen.hadzihasanovic:</text:span></text:p>
              <text:p text:style-name="P2"><text:span text:style-name="T14"/></text:p>
              <text:p text:style-name="P1"><text:span text:style-name="T4">Given the character limit restrictions, "SALA SINCRONIZZAZIONE" will never fit, therefore SALA DATI seems the best fit in this case.</text:span></text:p>
            </office:annotation>
            <text:p>SALA DATI</text:p>
          </table:table-cell>
          <table:table-cell table:style-name="ce319" office:value-type="string">
            <text:p>SALA DE DADOS</text:p>
          </table:table-cell>
          <table:table-cell table:style-name="ce16" office:value-type="string">
            <text:p>SINCRONIZADOR</text:p>
          </table:table-cell>
          <table:table-cell table:style-name="ce310" office:value-type="string">
            <text:p>SENKRON ODASI</text:p>
          </table:table-cell>
          <table:table-cell table:style-name="ce310" office:value-type="string">
            <text:p>СИНХРОНИЗАТОР</text:p>
          </table:table-cell>
          <table:table-cell table:style-name="ce319" office:value-type="string">
            <text:p>SYNCHRONIZATOR</text:p>
          </table:table-cell>
          <table:table-cell table:number-columns-repeated="2" table:style-name="ce319" office:value-type="string">
            <text:p>DATA ROOM</text:p>
          </table:table-cell>
          <table:table-cell table:style-name="ce327" office:value-type="string">
            <text:p>同步室</text:p>
          </table:table-cell>
          <table:table-cell office:value-type="string">
            <text:p>DATA ROOM</text:p>
          </table:table-cell>
          <table:table-cell table:style-name="ce310" office:value-type="string">
            <text:p>16</text:p>
          </table:table-cell>
          <table:table-cell table:number-columns-repeated="1007"/>
        </table:table-row>
        <table:table-row table:style-name="ro57">
          <table:table-cell table:style-name="ce214" office:value-type="string">
            <text:p>TEXT_50</text:p>
          </table:table-cell>
          <table:table-cell table:style-name="ce328" office:value-type="string">
            <text:p>Room nage</text:p>
          </table:table-cell>
          <table:table-cell table:style-name="ce319" office:value-type="string">
            <text:p>CONTROL ROOM</text:p>
          </table:table-cell>
          <table:table-cell table:style-name="ce315" office:value-type="string">
            <text:p>SALLE DE CONTRÔLE</text:p>
          </table:table-cell>
          <table:table-cell table:style-name="ce95" office:value-type="string">
            <text:p>KONTROLLRAUM</text:p>
          </table:table-cell>
          <table:table-cell table:style-name="ce319" office:value-type="string">
            <text:p>SALA DE CONTROL</text:p>
          </table:table-cell>
          <table:table-cell table:style-name="ce310" office:value-type="string">
            <text:p>SALA DI COMANDO</text:p>
          </table:table-cell>
          <table:table-cell table:style-name="ce319" office:value-type="string">
            <text:p>SALA DE CONTROLE</text:p>
          </table:table-cell>
          <table:table-cell table:style-name="ce319" office:value-type="string">
            <text:p>SALA DE CONTROLO</text:p>
          </table:table-cell>
          <table:table-cell table:style-name="ce310" office:value-type="string">
            <text:p>KUMANDA ODASI</text:p>
          </table:table-cell>
          <table:table-cell table:style-name="ce325" office:value-type="string">
            <text:p>ЦЕНТР УПРАВЛЕНИЯ</text:p>
          </table:table-cell>
          <table:table-cell table:style-name="ce319" office:value-type="string">
            <text:p>STEROWNIA</text:p>
          </table:table-cell>
          <table:table-cell table:number-columns-repeated="2" table:style-name="ce319" office:value-type="string">
            <text:p>CONTROL ROOM</text:p>
          </table:table-cell>
          <table:table-cell table:style-name="ce333" office:value-type="string">
            <text:p>控制室</text:p>
          </table:table-cell>
          <table:table-cell office:value-type="string">
            <text:p>CONTROL ROOM</text:p>
          </table:table-cell>
          <table:table-cell table:style-name="ce310" office:value-type="string">
            <text:p>16</text:p>
          </table:table-cell>
          <table:table-cell table:number-columns-repeated="1007"/>
        </table:table-row>
        <table:table-row table:style-name="ro45">
          <table:table-cell table:style-name="ce214" office:value-type="string">
            <text:p>TEXT_51</text:p>
          </table:table-cell>
          <table:table-cell table:style-name="ce328" office:value-type="string">
            <text:p>Room nage</text:p>
          </table:table-cell>
          <table:table-cell table:style-name="ce319" office:value-type="string">
            <text:p>STORAGE CENTER</text:p>
          </table:table-cell>
          <table:table-cell table:style-name="ce321" office:value-type="string">
            <text:p>ENTREPÔT</text:p>
          </table:table-cell>
          <table:table-cell table:style-name="ce331" office:value-type="string">
            <text:p>LAGERZENTRALE</text:p>
          </table:table-cell>
          <table:table-cell table:style-name="ce319" office:value-type="string">
            <text:p>ALMACÉN</text:p>
          </table:table-cell>
          <table:table-cell table:style-name="ce310" office:value-type="string">
            <text:p>MAGAZZINO</text:p>
          </table:table-cell>
          <table:table-cell table:style-name="ce319" office:value-type="string">
            <text:p>ARMAZENAMENTO</text:p>
          </table:table-cell>
          <table:table-cell table:style-name="ce319" office:value-type="string">
            <text:p>ARMAZÉM</text:p>
          </table:table-cell>
          <table:table-cell table:style-name="ce310" office:value-type="string">
            <text:p>DEPO MERKEZİ</text:p>
          </table:table-cell>
          <table:table-cell table:style-name="ce325" office:value-type="string">
            <text:p>ХРАНИЛИЩЕ</text:p>
          </table:table-cell>
          <table:table-cell table:style-name="ce319" office:value-type="string">
            <text:p>MAGAZYN</text:p>
          </table:table-cell>
          <table:table-cell table:number-columns-repeated="2" table:style-name="ce319" office:value-type="string">
            <text:p>STORAGE CENTER</text:p>
          </table:table-cell>
          <table:table-cell table:style-name="ce333" office:value-type="string">
            <text:p>存储中心</text:p>
          </table:table-cell>
          <table:table-cell office:value-type="string">
            <text:p>STORAGE CENTER</text:p>
          </table:table-cell>
          <table:table-cell table:style-name="ce310" office:value-type="string">
            <text:p>16</text:p>
          </table:table-cell>
          <table:table-cell table:number-columns-repeated="1007"/>
        </table:table-row>
        <table:table-row table:style-name="ro53">
          <table:table-cell table:style-name="ce214" office:value-type="string">
            <text:p>TEXT_52</text:p>
          </table:table-cell>
          <table:table-cell table:style-name="ce328" office:value-type="string">
            <text:p>Room nage</text:p>
          </table:table-cell>
          <table:table-cell table:style-name="ce319" office:value-type="string">
            <office:annotation draw:style-name="gr10" draw:text-style-name="P1" svg:width="2.592cm" svg:height="1.481cm" svg:x="8.858cm" svg:y="87.979cm" draw:caption-point-x="-8.858cm" draw:caption-point-y="-87.979cm">
              <dc:date>2011-09-02T00:00:00</dc:date>
              <text:p text:style-name="P1"><text:span text:style-name="T1">Max Char 16</text:span></text:p>
            </office:annotation>
            <text:p>R&amp;D CENTER</text:p>
          </table:table-cell>
          <table:table-cell table:style-name="ce321" office:value-type="string">
            <text:p>CENTRE R&amp;D</text:p>
          </table:table-cell>
          <table:table-cell table:style-name="ce95" office:value-type="string">
            <text:p>F&amp;E-ZENTRUM</text:p>
          </table:table-cell>
          <table:table-cell table:style-name="ce319" office:value-type="string">
            <text:p>CENTRO DE I+D</text:p>
          </table:table-cell>
          <table:table-cell table:style-name="ce319" office:value-type="string">
            <text:p>CENTRO RICERCHE</text:p>
          </table:table-cell>
          <table:table-cell table:style-name="ce319" office:value-type="string">
            <text:p>CNT. DE PESQUISA</text:p>
          </table:table-cell>
          <table:table-cell table:style-name="ce319" office:value-type="string">
            <text:p>CENTRO PESQUISA</text:p>
          </table:table-cell>
          <table:table-cell table:style-name="ce319" office:value-type="string">
            <text:p>ARGE MERKEZİ</text:p>
          </table:table-cell>
          <table:table-cell table:style-name="ce325" office:value-type="string">
            <text:p>ЛАБОРАТОРИЯ</text:p>
          </table:table-cell>
          <table:table-cell table:style-name="ce319" office:value-type="string">
            <text:p>CENTRUM BADAŃ</text:p>
          </table:table-cell>
          <table:table-cell table:number-columns-repeated="2" table:style-name="ce319" office:value-type="string">
            <text:p>UNDERGROUND R&amp;D CENTER</text:p>
          </table:table-cell>
          <table:table-cell table:style-name="ce326" office:value-type="string">
            <text:p>研发中心</text:p>
          </table:table-cell>
          <table:table-cell office:value-type="string">
            <text:p>UNDERGROUND R&amp;D CENTER</text:p>
          </table:table-cell>
          <table:table-cell table:style-name="ce310" office:value-type="string">
            <text:p>16</text:p>
          </table:table-cell>
          <table:table-cell table:number-columns-repeated="1007"/>
        </table:table-row>
        <table:table-row table:style-name="ro2">
          <table:table-cell table:style-name="ce214" office:value-type="string">
            <text:p>TEXT_53</text:p>
          </table:table-cell>
          <table:table-cell table:style-name="ce328" office:value-type="string">
            <text:p>Room nage</text:p>
          </table:table-cell>
          <table:table-cell table:style-name="ce319" office:value-type="string">
            <text:p>CORRIDOR</text:p>
          </table:table-cell>
          <table:table-cell table:style-name="ce321" office:value-type="string">
            <text:p>COULOIR</text:p>
          </table:table-cell>
          <table:table-cell table:style-name="ce323" office:value-type="string">
            <text:p>KORRIDOR</text:p>
          </table:table-cell>
          <table:table-cell table:style-name="ce319" office:value-type="string">
            <text:p>PASILLO</text:p>
          </table:table-cell>
          <table:table-cell table:style-name="ce319" office:value-type="string">
            <text:p>CORRIDOIO</text:p>
          </table:table-cell>
          <table:table-cell table:number-columns-repeated="2" table:style-name="ce319" office:value-type="string">
            <text:p>CORREDOR</text:p>
          </table:table-cell>
          <table:table-cell table:style-name="ce319" office:value-type="string">
            <text:p>KORİDOR</text:p>
          </table:table-cell>
          <table:table-cell table:style-name="ce325" office:value-type="string">
            <text:p>КОРИДОР</text:p>
          </table:table-cell>
          <table:table-cell table:style-name="ce319" office:value-type="string">
            <text:p>KORYTARZ</text:p>
          </table:table-cell>
          <table:table-cell table:number-columns-repeated="2" table:style-name="ce319" office:value-type="string">
            <text:p>CORRIDOR</text:p>
          </table:table-cell>
          <table:table-cell table:style-name="ce327" office:value-type="string">
            <text:p>走廊 </text:p>
          </table:table-cell>
          <table:table-cell office:value-type="string">
            <text:p>CORRIDOR</text:p>
          </table:table-cell>
          <table:table-cell table:style-name="ce319"/>
          <table:table-cell table:number-columns-repeated="1007"/>
        </table:table-row>
        <table:table-row table:style-name="ro2">
          <table:table-cell/>
          <table:table-cell table:style-name="ce328"/>
          <table:table-cell table:style-name="ce320" table:number-columns-repeated="2"/>
          <table:table-cell table:style-name="ce324"/>
          <table:table-cell table:style-name="ce320" table:number-columns-repeated="7"/>
          <table:table-cell table:style-name="ce320" table:formula="of:=LEN([.M55])" office:value-type="float" office:value="12">
            <text:p>12</text:p>
          </table:table-cell>
          <table:table-cell table:style-name="ce320" table:formula="of:=LEN([.N55])" office:value-type="float" office:value="12">
            <text:p>12</text:p>
          </table:table-cell>
          <table:table-cell table:style-name="ce319"/>
          <table:table-cell/>
          <table:table-cell table:style-name="ce319"/>
          <table:table-cell table:number-columns-repeated="1007"/>
        </table:table-row>
        <table:table-row table:style-name="ro2" table:number-rows-repeated="65476">
          <table:table-cell table:number-columns-repeated="1024"/>
        </table:table-row>
        <table:table-row table:style-name="ro2">
          <table:table-cell table:number-columns-repeated="1024"/>
        </table:table-row>
      </table:table>
      <table:table table:name="LV8" table:style-name="ta9" table:print="false">
        <table:table-column table:style-name="co6" table:default-cell-style-name="ce213"/>
        <table:table-column table:style-name="co6" table:default-cell-style-name="ce215"/>
        <table:table-column table:style-name="co1" table:number-columns-repeated="2" table:default-cell-style-name="ce219"/>
        <table:table-column table:style-name="co1" table:default-cell-style-name="ce64"/>
        <table:table-column table:style-name="co1" table:default-cell-style-name="ce345"/>
        <table:table-column table:style-name="co1" table:number-columns-repeated="9" table:default-cell-style-name="ce219"/>
        <table:table-column table:style-name="co9" table:default-cell-style-name="ce219"/>
        <table:table-column table:style-name="co10" table:default-cell-style-name="ce219"/>
        <table:table-column table:style-name="co11" table:number-columns-repeated="98" table:default-cell-style-name="ce219"/>
        <table:table-column table:style-name="co1" table:default-cell-style-name="ce252"/>
        <table:table-column table:style-name="co4" table:number-columns-repeated="141"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1011"/>
        </table:table-row>
        <table:table-row table:style-name="ro83">
          <table:table-cell table:number-columns-repeated="2"/>
          <table:table-cell table:style-name="ce218"/>
          <table:table-cell table:style-name="ce338"/>
          <table:table-cell table:style-name="ce63"/>
          <table:table-cell table:style-name="ce344"/>
          <table:table-cell table:style-name="ce229"/>
          <table:table-cell table:style-name="ce234" table:number-columns-repeated="2"/>
          <table:table-cell table:style-name="ce236" table:number-columns-repeated="4"/>
          <table:table-cell table:style-name="ce241"/>
          <table:table-cell table:style-name="ce236"/>
          <table:table-cell table:style-name="ce241"/>
          <table:table-cell table:style-name="ce213" table:number-columns-repeated="100"/>
          <table:table-cell table:number-columns-repeated="908"/>
        </table:table-row>
        <table:table-row table:style-name="ro84">
          <table:table-cell table:number-columns-repeated="1024"/>
        </table:table-row>
        <table:table-row table:style-name="ro85">
          <table:table-cell table:number-columns-repeated="2"/>
          <table:table-cell table:style-name="ce213" table:number-columns-repeated="2"/>
          <table:table-cell table:style-name="ce62"/>
          <table:table-cell table:style-name="ce346"/>
          <table:table-cell table:style-name="ce213" table:number-columns-repeated="110"/>
          <table:table-cell table:number-columns-repeated="908"/>
        </table:table-row>
        <table:table-row table:style-name="ro86">
          <table:table-cell table:style-name="ce214" office:value-type="string">
            <text:p>TEXT_0</text:p>
          </table:table-cell>
          <table:table-cell table:style-name="ce216"/>
          <table:table-cell table:style-name="ce336"/>
          <table:table-cell table:style-name="ce239"/>
          <table:table-cell table:style-name="ce340"/>
          <table:table-cell table:style-name="ce347"/>
          <table:table-cell table:style-name="ce239" table:number-columns-repeated="10"/>
          <table:table-cell table:number-columns-repeated="1008"/>
        </table:table-row>
        <table:table-row table:style-name="ro87">
          <table:table-cell table:style-name="ce214" office:value-type="string">
            <text:p>TEXT_1</text:p>
          </table:table-cell>
          <table:table-cell table:style-name="ce216"/>
          <table:table-cell table:style-name="Default" table:number-columns-repeated="13"/>
          <table:table-cell table:style-name="ce349"/>
          <table:table-cell table:style-name="ce213" table:number-columns-repeated="100"/>
          <table:table-cell table:number-columns-repeated="908"/>
        </table:table-row>
        <table:table-row table:style-name="ro2">
          <table:table-cell table:style-name="ce214" office:value-type="string">
            <text:p>TEXT_2</text:p>
          </table:table-cell>
          <table:table-cell table:style-name="ce216"/>
          <table:table-cell table:style-name="Default" table:number-columns-repeated="13"/>
          <table:table-cell table:style-name="ce239"/>
          <table:table-cell table:number-columns-repeated="1008"/>
        </table:table-row>
        <table:table-row table:style-name="ro88">
          <table:table-cell table:style-name="ce214" office:value-type="string">
            <text:p>TEXT_3</text:p>
          </table:table-cell>
          <table:table-cell table:style-name="ce216"/>
          <table:table-cell table:style-name="Default" table:number-columns-repeated="13"/>
          <table:table-cell table:style-name="ce239"/>
          <table:table-cell table:number-columns-repeated="1008"/>
        </table:table-row>
        <table:table-row table:style-name="ro43">
          <table:table-cell table:style-name="ce214" office:value-type="string">
            <text:p>TEXT_4</text:p>
          </table:table-cell>
          <table:table-cell office:value-type="string">
            <text:p>Mongolian</text:p>
          </table:table-cell>
          <table:table-cell table:number-columns-repeated="2" table:style-name="ce10" office:value-type="string">
            <text:p>Your friends are in my hand. If you want to rescue them, you should be a good rider. Prove your ability, the ship is leaving. Good luck, you will need it.</text:p>
          </table:table-cell>
          <table:table-cell table:style-name="ce233" office:value-type="string">
            <text:p>Your friends are in my hand. If you want to rescue them, you should be a good rider. Prove your ability, the ship is leaving. Good luck, you will need it.</text:p>
          </table:table-cell>
          <table:table-cell table:number-columns-repeated="7" table:style-name="ce10" office:value-type="string">
            <text:p>Your friends are in my hand. If you want to rescue them, you should be a good rider. Prove your ability, the ship is leaving. Good luck, you will need it.</text:p>
          </table:table-cell>
          <table:table-cell table:style-name="ce100" office:value-type="string">
            <text:p>Your friends are in my hand. If you want to rescue them, you should be a good rider. Prove your ability, the ship is leaving. Good luck, you will need it.</text:p>
          </table:table-cell>
          <table:table-cell table:style-name="ce239" table:number-columns-repeated="3"/>
          <table:table-cell table:number-columns-repeated="1008"/>
        </table:table-row>
        <table:table-row table:style-name="ro89">
          <table:table-cell table:style-name="ce214" office:value-type="string">
            <text:p>TEXT_5</text:p>
          </table:table-cell>
          <table:table-cell/>
          <table:table-cell table:style-name="ce336"/>
          <table:table-cell table:style-name="Default" table:number-columns-repeated="12"/>
          <table:table-cell table:style-name="ce350"/>
          <table:table-cell table:number-columns-repeated="1008"/>
        </table:table-row>
        <table:table-row table:style-name="ro90">
          <table:table-cell table:style-name="ce214" office:value-type="string">
            <text:p>TEXT_6</text:p>
          </table:table-cell>
          <table:table-cell/>
          <table:table-cell table:style-name="ce336"/>
          <table:table-cell table:style-name="Default" table:number-columns-repeated="12"/>
          <table:table-cell table:style-name="ce350"/>
          <table:table-cell table:number-columns-repeated="1008"/>
        </table:table-row>
        <table:table-row table:style-name="ro91">
          <table:table-cell table:style-name="ce214" office:value-type="string">
            <text:p>TEXT_7</text:p>
          </table:table-cell>
          <table:table-cell/>
          <table:table-cell table:style-name="ce21" office:value-type="string">
            <text:p>05Press 4 and 6 to keep your balance when walking on the wire.</text:p>
          </table:table-cell>
          <table:table-cell table:style-name="ce21" office:value-type="string">
            <text:p>05Appuie sur 4 et 6 pour garder l'équilibre lorsque tu marches sur le fil.</text:p>
          </table:table-cell>
          <table:table-cell table:style-name="ce76" office:value-type="string">
            <text:p>05Drücke 4 und 6, um das Gleichgewicht zu halten, wenn du auf dem Drahtseil balancierst.</text:p>
          </table:table-cell>
          <table:table-cell table:style-name="ce21" office:value-type="string">
            <text:p>05Pulsa 4 y 6 para mantener el equilibrio mientras caminas por la cuerda.</text:p>
          </table:table-cell>
          <table:table-cell table:style-name="ce21" office:value-type="string">
            <text:p>05Premi 4 e 6 per mantenere l'equilibrio quando cammini su una fune.</text:p>
          </table:table-cell>
          <table:table-cell table:style-name="ce21" office:value-type="string">
            <text:p>05Aperte 4 e 6 para manter o equilíbrio quando estiver sobre a corda.</text:p>
          </table:table-cell>
          <table:table-cell table:style-name="ce21" office:value-type="string">
            <text:p>05Tel üstünde yürürken dengeni korumak için 4 ve 6'ya bas.</text:p>
          </table:table-cell>
          <table:table-cell table:style-name="ce21" office:value-type="string">
            <text:p>05Нажмите 4 и 6, чтобы балансировать на каната.</text:p>
          </table:table-cell>
          <table:table-cell table:style-name="ce21" office:value-type="string">
            <text:p>05Idąc po linie, wciskaj 4 i 6, by utrzymywać równowagę.</text:p>
          </table:table-cell>
          <table:table-cell table:style-name="ce21" office:value-type="string">
            <text:p>05กด 4 |และ |6 |เพื่อ|ทรงตัว|เวลา|เดิน|บนเชือก</text:p>
          </table:table-cell>
          <table:table-cell table:style-name="ce265" office:value-type="string">
            <text:p>05Bấm 4 và 6 để giữ cân bằng của bạn khi đi bộ trên sợi dây ấy. </text:p>
          </table:table-cell>
          <table:table-cell table:style-name="Default" table:number-columns-repeated="2"/>
          <table:table-cell table:style-name="ce350"/>
          <table:table-cell table:number-columns-repeated="1008"/>
        </table:table-row>
        <table:table-row table:style-name="ro92">
          <table:table-cell table:style-name="ce214" office:value-type="string">
            <text:p>TEXT_8</text:p>
          </table:table-cell>
          <table:table-cell table:style-name="ce216"/>
          <table:table-cell table:style-name="Default"/>
          <table:table-cell table:style-name="ce230" table:number-columns-repeated="9"/>
          <table:table-cell table:style-name="Default" table:number-columns-repeated="3"/>
          <table:table-cell table:style-name="ce239"/>
          <table:table-cell table:number-columns-repeated="1008"/>
        </table:table-row>
        <table:table-row table:style-name="ro93">
          <table:table-cell table:style-name="ce214" office:value-type="string">
            <text:p>TEXT_9</text:p>
          </table:table-cell>
          <table:table-cell table:style-name="ce216" office:value-type="string">
            <text:p>boss</text:p>
          </table:table-cell>
          <table:table-cell table:style-name="ce116" office:value-type="string">
            <office:annotation draw:style-name="gr1" draw:text-style-name="P1" svg:width="2.857cm" svg:height="1.788cm" svg:x="8.593cm" svg:y="9.35cm" draw:caption-point-x="-8.593cm" draw:caption-point-y="-9.35cm">
              <dc:date>2011-09-02T00:00:00</dc:date>
              <text:p text:style-name="P1"><text:span text:style-name="T1">Updated 41 to 71</text:span></text:p>
            </office:annotation>
            <text:p>71Did you ever hear the one about why the Assassin crossed the road? Give up? He didn't know why - he just took a leap of faith. That's the trouble with your kind - always leaping before you look.</text:p>
          </table:table-cell>
          <table:table-cell table:style-name="ce29" office:value-type="string">
            <text:p>71Sais-tu pourquoi l'Assassin a traversé la route ? Tu donnes ta langue au chat ? Lui-même ne le savait pas, mais c'était là un acte de foi. C'est le problème des gens comme toi : ils agissent avant de réfléchir.</text:p>
          </table:table-cell>
          <table:table-cell table:style-name="ce76" office:value-type="string">
            <text:p>71Ihr Assassinen und euer Vertrauen in den Sprung des Glaubens. Das ist das Problem mit eurer Sippschaft: Ihr springt, ohne zu wissen, was euch erwartet.</text:p>
          </table:table-cell>
          <table:table-cell table:style-name="ce21" office:value-type="string">
            <text:p>71¿Has oído el chiste de por qué el Asesino cruzó la calle? ¿Te rindes? No sabía por qué, solo hizo caso a su fe. Ese es vuestro problema, siempre saltáis antes de mirar.</text:p>
          </table:table-cell>
          <table:table-cell table:style-name="ce21" office:value-type="string">
            <text:p>71Lo sai perché un Assassino attraversa la strada? Ti arrendi? Non lo sa nemmeno lui il perché. Fa un salto di fede! È esattamente questo il problema con quelli come voi.</text:p>
          </table:table-cell>
          <table:table-cell table:style-name="ce21" office:value-type="string">
            <text:p>71Você já ouviu aquela piada? Por que um assassino atravessou a rua? Desiste? Ele não sabe por quê. Foi um impulso de fé. Este é o problema de vocês. Nunca pensam antes de se jogar.</text:p>
          </table:table-cell>
          <table:table-cell table:style-name="ce21" office:value-type="string">
            <text:p>71Haşhaşi neden karşıdan karşıya geçmiş, biliyor musun? Söyleyeyim mi? Sebebini o da bilmiyormuş, yaradana sığınıp yola atlamış. Sizin sorununuz bu işte; hep sağa sola bakmadan atlıyorsunuz.</text:p>
          </table:table-cell>
          <table:table-cell table:style-name="ce21" office:value-type="string">
            <text:p>71А ты слыхал, почему ассасин решил перейти дорогу? Сдаешься? Он и сам не знал, зачем, просто сделал прыжок веры - и всех делов. Вот вы всегда так - вы сначала прыгаете, а потом думаете. <text:s/></text:p>
          </table:table-cell>
          <table:table-cell table:style-name="ce21" office:value-type="string">
            <text:p>71Wiesz, dlaczego asasyn wszedł na wieżę? Nie? Bo chciał gdzieś wyskoczyć. I to jest właśnie wasz problem - wspinacie się po wieżach, zamiast myśleć.</text:p>
          </table:table-cell>
          <table:table-cell table:style-name="ce21" office:value-type="string">
            <text:p>71เจ้า|เคย|ได้ยิน|คำถาม|ทำไม|มือสังหาร|ถึง|ข้ามถนน|หรือเปล่า? |ไม่รู้|คำตอบ|ใช่มั้ย|ล่ะ? |มือสังหาร|ไม่รู้|หรอก|ว่า|ทำไม|ถึงข้าม |เขา|ก็แค่|ข้ามไป|โดย|ไม่คิด |นี่แหล่ะ|ปัญหา|ของ|พวกเจ้า |ชอบ|ทำ|โดย|ไม่รู้จักคิด</text:p>
          </table:table-cell>
          <table:table-cell table:style-name="ce59" office:value-type="string">
            <text:p>71Ngươi đã từng nghe nói đến lý do tại sao tên Sát thủ ấy đã băng qua đường không? Bỏ cuộc hả? Hắn ta đã không biết tại sao - hắn ta chỉ nhắm mắt đưa chân mà thôi. Đó là vấn đề của tất cả bọn bây - luôn luôn đưa chân trước khi nhìn.</text:p>
          </table:table-cell>
          <table:table-cell table:style-name="ce230" table:number-columns-repeated="2"/>
          <table:table-cell table:style-name="ce239"/>
          <table:table-cell table:number-columns-repeated="1008"/>
        </table:table-row>
        <table:table-row table:style-name="ro94">
          <table:table-cell table:style-name="ce214" office:value-type="string">
            <text:p>TEXT_10</text:p>
          </table:table-cell>
          <table:table-cell table:style-name="ce216"/>
          <table:table-cell table:style-name="ce227"/>
          <table:table-cell table:style-name="ce230" table:number-columns-repeated="12"/>
          <table:table-cell table:style-name="ce239"/>
          <table:table-cell table:number-columns-repeated="1008"/>
        </table:table-row>
        <table:table-row table:style-name="ro95">
          <table:table-cell table:style-name="ce214" office:value-type="string">
            <text:p>TEXT_11</text:p>
          </table:table-cell>
          <table:table-cell table:style-name="ce216" office:value-type="string">
            <text:p>boss</text:p>
          </table:table-cell>
          <table:table-cell table:style-name="ce21" office:value-type="string">
            <text:p>71Going somewhere, Grand Master?</text:p>
          </table:table-cell>
          <table:table-cell table:style-name="ce21" office:value-type="string">
            <text:p>71Où allez-vous, Maître ?</text:p>
          </table:table-cell>
          <table:table-cell table:style-name="ce76" office:value-type="string">
            <text:p>71Wohin des Wegs, Großmeister?</text:p>
          </table:table-cell>
          <table:table-cell table:style-name="ce21" office:value-type="string">
            <text:p>71¿Vas a alguna parte, Gran maestro?</text:p>
          </table:table-cell>
          <table:table-cell table:style-name="ce21" office:value-type="string">
            <text:p>71Vai da qualche parte, Grande Maestro?</text:p>
          </table:table-cell>
          <table:table-cell table:style-name="ce21" office:value-type="string">
            <text:p>71Vai a algum lugar, grande mestre?</text:p>
          </table:table-cell>
          <table:table-cell table:style-name="ce21" office:value-type="string">
            <text:p>71Bir yere mi gidiyordunuz Büyük Usta?</text:p>
          </table:table-cell>
          <table:table-cell table:style-name="ce21" office:value-type="string">
            <text:p>71Собираетесь куда-то, Гранд Мастер?</text:p>
          </table:table-cell>
          <table:table-cell table:style-name="ce21" office:value-type="string">
            <text:p>71Wybierasz się dokądś, wielki mistrzu?</text:p>
          </table:table-cell>
          <table:table-cell table:style-name="ce21" office:value-type="string">
            <text:p>71กำลัง|จะ|ไปไหน|เหรอ |หัวหน้าใหญ่?</text:p>
          </table:table-cell>
          <table:table-cell table:style-name="ce59" office:value-type="string">
            <text:p>71Đang đi đến nơi nào đó ư, Đại thủ lĩnh?</text:p>
          </table:table-cell>
          <table:table-cell table:style-name="ce230" table:number-columns-repeated="2"/>
          <table:table-cell table:style-name="ce239"/>
          <table:table-cell table:number-columns-repeated="1008"/>
        </table:table-row>
        <table:table-row table:style-name="ro96">
          <table:table-cell table:style-name="ce214" office:value-type="string">
            <text:p>TEXT_12</text:p>
          </table:table-cell>
          <table:table-cell table:style-name="ce216" office:value-type="string">
            <text:p>Altair</text:p>
          </table:table-cell>
          <table:table-cell table:style-name="ce21" office:value-type="string">
            <text:p>02My business is my own counsel. I suggest you keep yourself away from it - and my blade.</text:p>
          </table:table-cell>
          <table:table-cell table:style-name="ce29" office:value-type="string">
            <text:p>02<text:span text:style-name="T22">Ça ne regarde que </text:span><text:span text:style-name="T22">moi.</text:span><text:span text:style-name="T13"> Mêle-toi de tes </text:span><text:span text:style-name="T13">affaires, ça vaudra </text:span><text:span text:style-name="T13">mieux.</text:span></text:p>
          </table:table-cell>
          <table:table-cell table:style-name="ce76" office:value-type="string">
            <text:p>02Mein Geschäft geht nur mich etwas an. Ich rate dir, dich davon fernzuhalten - und von meiner Klinge.</text:p>
          </table:table-cell>
          <table:table-cell table:style-name="ce21" office:value-type="string">
            <text:p>02Mi negocio es mi consejero. Te sugiero que no te metas en esto y que no te acerques a mi espada.</text:p>
          </table:table-cell>
          <table:table-cell table:style-name="ce21" office:value-type="string">
            <text:p>02Quello che faccio è affar mio. Ti suggerisco di stare alla larga da me... e dalla mia lama.</text:p>
          </table:table-cell>
          <table:table-cell table:style-name="ce21" office:value-type="string">
            <text:p>02Meus assuntos são tratados com meu próprio conselho. Sugiro que você fique fora do caminho.</text:p>
          </table:table-cell>
          <table:table-cell table:style-name="ce21" office:value-type="string">
            <text:p>02Seni ilgilendirmez. İşlerimden uzak durmanı tavsiye ederim... ve kılıcımdan.</text:p>
          </table:table-cell>
          <table:table-cell table:style-name="ce21" office:value-type="string">
            <text:p>02Мои дела вас не касаются. Полагаю, вам стоит держаться подальше от моих дел и моего клинка.</text:p>
          </table:table-cell>
          <table:table-cell table:style-name="ce21" office:value-type="string">
            <text:p>02To moja sprawa. Radzę ci się trzymać od niej z dala. I od mojego ostrza.</text:p>
          </table:table-cell>
          <table:table-cell table:style-name="ce21" office:value-type="string">
            <text:p>02ข้า|จะ|ไปไหน|มัน|ก็|ธุระ|ของข้า |ข้า|แนะนำ|ให้|เจ้า|รักษา|ตัว|ให้ห่าง|จาก|ธุระ|และ|ดาบ|ของข้า|ไว้|จะ|ดีกว่า</text:p>
          </table:table-cell>
          <table:table-cell table:style-name="ce59" office:value-type="string">
            <text:p>02Đó là chuyện riêng của ta. Ta khuyên ngươi chớ nên chõ mũi vào việc người khác và hãy tránh xa lưỡi kiếm của ta.</text:p>
          </table:table-cell>
          <table:table-cell table:style-name="ce230" table:number-columns-repeated="2"/>
          <table:table-cell table:style-name="ce239"/>
          <table:table-cell table:number-columns-repeated="1008"/>
        </table:table-row>
        <table:table-row table:style-name="ro97">
          <table:table-cell table:style-name="ce214" office:value-type="string">
            <text:p>TEXT_13</text:p>
          </table:table-cell>
          <table:table-cell table:style-name="ce216" office:value-type="string">
            <text:p>boss</text:p>
          </table:table-cell>
          <table:table-cell table:style-name="ce21" office:value-type="string">
            <text:p>71Templars care nothing for the threats of cowards who skulk in the dark. I think I'll follow just out of your vaunted blade's reach and see exactly where you hide the key to your Library!</text:p>
          </table:table-cell>
          <table:table-cell table:style-name="ce21" office:value-type="string">
            <text:p>71Les Templiers ne craignent pas les menaces des lâches tapis dans l'obscurité. Je vais vous suivre en restant loin de votre épée afin de savoir où vous cachez la clé de la bibliothèque !</text:p>
          </table:table-cell>
          <table:table-cell table:style-name="ce76" office:value-type="string">
            <text:p>71Templer scheren sich nicht um Drohungen von Feiglingen, die im Dunkeln umherumschleichen. Ich glaube, ich werde dir außer Reichweite deiner viel gerühmten Klinge folgen und mitansehen, wo genau du den Schlüssel zur Bibliothek versteckst!</text:p>
          </table:table-cell>
          <table:table-cell table:style-name="ce21" office:value-type="string">
            <text:p>71Los templarios no temen a los cobardes que se ocultan en la oscuridad. Creo que te seguiré para ver dónde escondes la llave de la biblioteca y me mantendré alejado de tu espada.</text:p>
          </table:table-cell>
          <table:table-cell table:style-name="ce21" office:value-type="string">
            <text:p>71Ai templari non interessano le minacce di un codardo che si nasconde nell'ombra. Credo che ti seguirò, fuori dalla portata della tua lama, per vedere dove nascondi la chiave della tua Biblioteca!</text:p>
          </table:table-cell>
          <table:table-cell table:style-name="ce21" office:value-type="string">
            <text:p>71Templários não têm medo de ameaças de covardes que se escondem nas sombras. Acho que vou te seguir até chegar ao fio da sua gloriosa espada e descobrir onde você guarda a chave da biblioteca.</text:p>
          </table:table-cell>
          <table:table-cell table:style-name="ce21" office:value-type="string">
            <text:p>71Templarlar karanlığa sığınıp boş tehditler yağdıranlara kulak asmaz. Boşa abartılan kılıcın bana dokunamaz bile. Kütüphanenin anahtarını nereye gizlediğinizi bulacağım!</text:p>
          </table:table-cell>
          <table:table-cell table:style-name="ce21" office:value-type="string">
            <text:p>71Тамлиеры не боятся угроз от трусов, которые скрываются в темноте. Пожалуй, я сделаю так, чтобы вы не задели меня своим хваленым клинком, а после узнаю, где же вы храните ключ от Библиотеки! </text:p>
          </table:table-cell>
          <table:table-cell table:style-name="ce21" office:value-type="string">
            <text:p>71Templariusze nie obawiają się gróźb tych, którzy kulą się w cieniu. Będę się trzymał blisko ciebie i twojego ostrza, żeby sprawdzić, gdzie ukryłeś klucz do biblioteki!</text:p>
          </table:table-cell>
          <table:table-cell table:style-name="ce21" office:value-type="string">
            <text:p>71เทมพลาร์|ไม่|สนใจ|คำขู่|ของ|ไอ้ขี้ขลาด|ที่|คอยแต่|หลบ|อยู่ใน|ความมืด|หรอก |ข้า|คิดว่า|ข้า|จะ|ตาม|เจ้า|ไป|ในระยะ|ที่|ไอ้ดาบ|ที่|เจ้า|โอ้อวด|นั่น|ฟัน|ไม่ถึง|ดีกว่า |แล้ว|ดูว่า|เจ้าน่ะ|ซ่อน|กุญแจ|ไข|หอสมุด|เอาไว้|ที่ไหน!</text:p>
          </table:table-cell>
          <table:table-cell table:style-name="ce59" office:value-type="string">
            <text:p>71Các Hiệp sĩ Đền Thánh không hề quan tâm đến sự đe dọa của bọn hèn nhát nấp trong bóng tối. Ta nghĩ ta sẽ đi theo chỉ cần ở ngoài tầm với của lưỡi kiếm khoác lác của ngươi và xem chính xác nơi mà ngươi giấu chìa khóa để mở Tàng kinh các!</text:p>
          </table:table-cell>
          <table:table-cell table:style-name="ce230" table:number-columns-repeated="2"/>
          <table:table-cell table:style-name="ce239"/>
          <table:table-cell table:number-columns-repeated="1008"/>
        </table:table-row>
        <table:table-row table:style-name="ro11">
          <table:table-cell table:style-name="ce214" office:value-type="string">
            <text:p>TEXT_14</text:p>
          </table:table-cell>
          <table:table-cell table:style-name="ce216" office:value-type="string">
            <text:p>Altair</text:p>
          </table:table-cell>
          <table:table-cell table:style-name="ce21" office:value-type="string">
            <text:p>02You can certainly try!</text:p>
          </table:table-cell>
          <table:table-cell table:style-name="ce21" office:value-type="string">
            <text:p>02Tu peux toujours essayer !</text:p>
          </table:table-cell>
          <table:table-cell table:style-name="ce76" office:value-type="string">
            <text:p>02Du kannst es ja versuchen!</text:p>
          </table:table-cell>
          <table:table-cell table:style-name="ce21" office:value-type="string">
            <text:p>02¡Puedes intentarlo!</text:p>
          </table:table-cell>
          <table:table-cell table:style-name="ce21" office:value-type="string">
            <text:p>02Provaci, se vuoi!</text:p>
          </table:table-cell>
          <table:table-cell table:style-name="ce21" office:value-type="string">
            <text:p>02Você pode tentar!</text:p>
          </table:table-cell>
          <table:table-cell table:style-name="ce21" office:value-type="string">
            <text:p>02Deneyebilirsin tabii!</text:p>
          </table:table-cell>
          <table:table-cell table:style-name="ce21" office:value-type="string">
            <text:p>02Несомненно, вы можете попытаться!</text:p>
          </table:table-cell>
          <table:table-cell table:style-name="ce21" office:value-type="string">
            <text:p>02Możesz próbować!</text:p>
          </table:table-cell>
          <table:table-cell table:style-name="ce21" office:value-type="string">
            <text:p>02งั้นเจ้าก็ลองดู!</text:p>
          </table:table-cell>
          <table:table-cell table:style-name="ce59" office:value-type="string">
            <text:p>02Ngươi tất nhiên có thể thử!</text:p>
          </table:table-cell>
          <table:table-cell table:style-name="ce36" table:number-columns-repeated="2"/>
          <table:table-cell table:style-name="ce239"/>
          <table:table-cell table:number-columns-repeated="1008"/>
        </table:table-row>
        <table:table-row table:style-name="ro98">
          <table:table-cell table:style-name="ce214" office:value-type="string">
            <text:p>TEXT_15</text:p>
          </table:table-cell>
          <table:table-cell table:style-name="ce216" office:value-type="string">
            <text:p>boss</text:p>
          </table:table-cell>
          <table:table-cell table:number-columns-repeated="2" table:style-name="ce10" office:value-type="string">
            <text:p>41I'm so scared, ha ha. Let's go and see.</text:p>
          </table:table-cell>
          <table:table-cell table:style-name="ce233"/>
          <table:table-cell table:number-columns-repeated="7" table:style-name="ce10" office:value-type="string">
            <text:p>41I'm so scared, ha ha. Let's go and see.</text:p>
          </table:table-cell>
          <table:table-cell table:style-name="ce100"/>
          <table:table-cell table:style-name="ce36" table:number-columns-repeated="2"/>
          <table:table-cell table:style-name="ce239"/>
          <table:table-cell table:number-columns-repeated="1008"/>
        </table:table-row>
        <table:table-row table:style-name="ro2">
          <table:table-cell table:style-name="ce214" office:value-type="string">
            <text:p>TEXT_16</text:p>
          </table:table-cell>
          <table:table-cell table:style-name="ce216"/>
          <table:table-cell table:style-name="ce36"/>
          <table:table-cell table:style-name="ce339"/>
          <table:table-cell table:style-name="ce341"/>
          <table:table-cell table:style-name="ce36"/>
          <table:table-cell table:style-name="ce116"/>
          <table:table-cell table:style-name="ce36" table:number-columns-repeated="8"/>
          <table:table-cell table:number-columns-repeated="1009"/>
        </table:table-row>
        <table:table-row table:style-name="ro2">
          <table:table-cell table:style-name="ce214" office:value-type="string">
            <text:p>TEXT_17</text:p>
          </table:table-cell>
          <table:table-cell table:style-name="ce216"/>
          <table:table-cell table:style-name="ce36" table:number-columns-repeated="2"/>
          <table:table-cell table:style-name="ce341"/>
          <table:table-cell table:style-name="ce168"/>
          <table:table-cell table:style-name="ce116"/>
          <table:table-cell table:style-name="ce36" table:number-columns-repeated="8"/>
          <table:table-cell table:style-name="ce227" table:number-columns-repeated="101"/>
          <table:table-cell table:number-columns-repeated="908"/>
        </table:table-row>
        <table:table-row table:style-name="ro2">
          <table:table-cell table:style-name="ce214" office:value-type="string">
            <text:p>TEXT_18</text:p>
          </table:table-cell>
          <table:table-cell table:style-name="ce216"/>
          <table:table-cell table:style-name="ce230" table:number-columns-repeated="2"/>
          <table:table-cell table:style-name="ce342"/>
          <table:table-cell table:style-name="ce348"/>
          <table:table-cell table:style-name="ce36"/>
          <table:table-cell table:style-name="ce230" table:number-columns-repeated="8"/>
          <table:table-cell table:style-name="ce239"/>
          <table:table-cell table:number-columns-repeated="1008"/>
        </table:table-row>
        <table:table-row table:style-name="ro99">
          <table:table-cell table:style-name="ce214" office:value-type="string">
            <text:p>TEXT_19</text:p>
          </table:table-cell>
          <table:table-cell table:style-name="ce216"/>
          <table:table-cell table:style-name="ce337" table:number-columns-repeated="2"/>
          <table:table-cell table:style-name="ce343"/>
          <table:table-cell table:style-name="ce337" table:number-columns-repeated="8"/>
          <table:table-cell table:style-name="ce230"/>
          <table:table-cell table:style-name="ce337"/>
          <table:table-cell table:style-name="ce239"/>
          <table:table-cell table:style-name="ce252" table:number-columns-repeated="2"/>
          <table:table-cell table:number-columns-repeated="1006"/>
        </table:table-row>
        <table:table-row table:style-name="ro2">
          <table:table-cell table:style-name="ce214" office:value-type="string">
            <text:p>TEXT_20</text:p>
          </table:table-cell>
          <table:table-cell/>
          <table:table-cell table:style-name="ce36" table:number-columns-repeated="2"/>
          <table:table-cell table:style-name="ce342"/>
          <table:table-cell table:style-name="ce318"/>
          <table:table-cell table:style-name="ce36" table:number-columns-repeated="9"/>
          <table:table-cell table:style-name="ce239"/>
          <table:table-cell table:number-columns-repeated="1008"/>
        </table:table-row>
        <table:table-row table:style-name="ro2">
          <table:table-cell table:style-name="ce214" office:value-type="string">
            <text:p>TEXT_21</text:p>
          </table:table-cell>
          <table:table-cell/>
          <table:table-cell table:style-name="ce36" table:number-columns-repeated="2"/>
          <table:table-cell table:style-name="ce342"/>
          <table:table-cell table:style-name="ce318"/>
          <table:table-cell table:style-name="ce36" table:number-columns-repeated="9"/>
          <table:table-cell table:style-name="ce239"/>
          <table:table-cell table:number-columns-repeated="1008"/>
        </table:table-row>
        <table:table-row table:style-name="ro2">
          <table:table-cell table:style-name="ce214" office:value-type="string">
            <text:p>TEXT_22</text:p>
          </table:table-cell>
          <table:table-cell/>
          <table:table-cell table:style-name="ce36" table:number-columns-repeated="2"/>
          <table:table-cell table:style-name="ce342"/>
          <table:table-cell table:style-name="ce318"/>
          <table:table-cell table:style-name="ce36" table:number-columns-repeated="9"/>
          <table:table-cell table:style-name="ce239"/>
          <table:table-cell table:number-columns-repeated="1008"/>
        </table:table-row>
        <table:table-row table:style-name="ro2">
          <table:table-cell table:style-name="ce214" office:value-type="string">
            <text:p>TEXT_23</text:p>
          </table:table-cell>
          <table:table-cell/>
          <table:table-cell table:style-name="ce36" table:number-columns-repeated="2"/>
          <table:table-cell table:style-name="ce342"/>
          <table:table-cell table:style-name="ce318"/>
          <table:table-cell table:style-name="ce36" table:number-columns-repeated="9"/>
          <table:table-cell table:style-name="ce239"/>
          <table:table-cell table:number-columns-repeated="1008"/>
        </table:table-row>
        <table:table-row table:style-name="ro2">
          <table:table-cell table:style-name="ce214" office:value-type="string">
            <text:p>TEXT_24</text:p>
          </table:table-cell>
          <table:table-cell table:style-name="ce216"/>
          <table:table-cell table:number-columns-repeated="13"/>
          <table:table-cell table:style-name="ce239"/>
          <table:table-cell table:number-columns-repeated="1008"/>
        </table:table-row>
        <table:table-row table:style-name="ro2">
          <table:table-cell table:style-name="ce214" office:value-type="string">
            <text:p>TEXT_25</text:p>
          </table:table-cell>
          <table:table-cell table:style-name="ce216"/>
          <table:table-cell table:number-columns-repeated="13"/>
          <table:table-cell table:style-name="ce239"/>
          <table:table-cell table:number-columns-repeated="1008"/>
        </table:table-row>
        <table:table-row table:style-name="ro2">
          <table:table-cell table:style-name="ce214" office:value-type="string">
            <text:p>TEXT_26</text:p>
          </table:table-cell>
          <table:table-cell table:style-name="ce216"/>
          <table:table-cell table:number-columns-repeated="13"/>
          <table:table-cell table:style-name="ce239"/>
          <table:table-cell table:number-columns-repeated="1008"/>
        </table:table-row>
        <table:table-row table:style-name="ro2">
          <table:table-cell table:style-name="ce214" office:value-type="string">
            <text:p>TEXT_27</text:p>
          </table:table-cell>
          <table:table-cell table:style-name="ce216"/>
          <table:table-cell table:number-columns-repeated="13"/>
          <table:table-cell table:style-name="ce239"/>
          <table:table-cell table:number-columns-repeated="1008"/>
        </table:table-row>
        <table:table-row table:style-name="ro2">
          <table:table-cell table:style-name="ce214" office:value-type="string">
            <text:p>TEXT_28</text:p>
          </table:table-cell>
          <table:table-cell/>
          <table:table-cell table:style-name="ce36"/>
          <table:table-cell table:style-name="ce230"/>
          <table:table-cell table:style-name="ce342"/>
          <table:table-cell table:style-name="ce348"/>
          <table:table-cell table:style-name="ce36"/>
          <table:table-cell table:style-name="ce230"/>
          <table:table-cell table:style-name="ce36"/>
          <table:table-cell table:style-name="ce230" table:number-columns-repeated="3"/>
          <table:table-cell table:style-name="ce116" table:number-columns-repeated="3"/>
          <table:table-cell table:style-name="ce239"/>
          <table:table-cell table:number-columns-repeated="1008"/>
        </table:table-row>
        <table:table-row table:style-name="ro2">
          <table:table-cell table:style-name="ce214" office:value-type="string">
            <text:p>TEXT_29</text:p>
          </table:table-cell>
          <table:table-cell/>
          <table:table-cell table:style-name="ce36"/>
          <table:table-cell table:style-name="ce230"/>
          <table:table-cell table:style-name="ce342"/>
          <table:table-cell table:style-name="ce348"/>
          <table:table-cell table:style-name="ce36"/>
          <table:table-cell table:style-name="ce230"/>
          <table:table-cell table:style-name="ce36"/>
          <table:table-cell table:style-name="ce230" table:number-columns-repeated="3"/>
          <table:table-cell table:style-name="ce116" table:number-columns-repeated="3"/>
          <table:table-cell table:style-name="ce239"/>
          <table:table-cell table:number-columns-repeated="1008"/>
        </table:table-row>
        <table:table-row table:style-name="ro2">
          <table:table-cell table:style-name="ce214" office:value-type="string">
            <text:p>TEXT_30</text:p>
          </table:table-cell>
          <table:table-cell/>
          <table:table-cell table:style-name="ce36"/>
          <table:table-cell table:style-name="ce230"/>
          <table:table-cell table:style-name="ce342"/>
          <table:table-cell table:style-name="ce348"/>
          <table:table-cell table:style-name="ce36"/>
          <table:table-cell table:style-name="ce230"/>
          <table:table-cell table:style-name="ce36"/>
          <table:table-cell table:style-name="ce230" table:number-columns-repeated="3"/>
          <table:table-cell table:style-name="ce116" table:number-columns-repeated="3"/>
          <table:table-cell table:style-name="ce239"/>
          <table:table-cell table:number-columns-repeated="1008"/>
        </table:table-row>
        <table:table-row table:style-name="ro2">
          <table:table-cell table:style-name="ce214" office:value-type="string">
            <text:p>TEXT_31</text:p>
          </table:table-cell>
          <table:table-cell/>
          <table:table-cell table:style-name="ce36"/>
          <table:table-cell table:style-name="ce221"/>
          <table:table-cell table:number-columns-repeated="4"/>
          <table:table-cell table:style-name="ce36"/>
          <table:table-cell table:number-columns-repeated="1015"/>
        </table:table-row>
        <table:table-row table:style-name="ro2">
          <table:table-cell table:style-name="ce214" office:value-type="string">
            <text:p>TEXT_32</text:p>
          </table:table-cell>
          <table:table-cell/>
          <table:table-cell table:style-name="ce36"/>
          <table:table-cell table:style-name="ce221"/>
          <table:table-cell table:number-columns-repeated="4"/>
          <table:table-cell table:style-name="ce36"/>
          <table:table-cell table:number-columns-repeated="1015"/>
        </table:table-row>
        <table:table-row table:style-name="ro2">
          <table:table-cell table:style-name="ce214" office:value-type="string">
            <text:p>TEXT_33</text:p>
          </table:table-cell>
          <table:table-cell/>
          <table:table-cell table:style-name="ce36"/>
          <table:table-cell table:number-columns-repeated="5"/>
          <table:table-cell table:style-name="ce36"/>
          <table:table-cell table:number-columns-repeated="1015"/>
        </table:table-row>
        <table:table-row table:style-name="ro2">
          <table:table-cell table:style-name="ce214" office:value-type="string">
            <text:p>TEXT_34</text:p>
          </table:table-cell>
          <table:table-cell/>
          <table:table-cell table:style-name="ce36"/>
          <table:table-cell table:number-columns-repeated="5"/>
          <table:table-cell table:style-name="ce36"/>
          <table:table-cell table:number-columns-repeated="1015"/>
        </table:table-row>
        <table:table-row table:style-name="ro2">
          <table:table-cell table:style-name="ce214" office:value-type="string">
            <text:p>TEXT_35</text:p>
          </table:table-cell>
          <table:table-cell/>
          <table:table-cell table:style-name="ce36"/>
          <table:table-cell table:style-name="ce221"/>
          <table:table-cell table:number-columns-repeated="4"/>
          <table:table-cell table:style-name="ce36"/>
          <table:table-cell table:number-columns-repeated="1015"/>
        </table:table-row>
        <table:table-row table:style-name="ro2">
          <table:table-cell table:style-name="ce214" office:value-type="string">
            <text:p>TEXT_36</text:p>
          </table:table-cell>
          <table:table-cell table:style-name="ce216"/>
          <table:table-cell table:style-name="ce36"/>
          <table:table-cell table:style-name="ce221"/>
          <table:table-cell table:number-columns-repeated="4"/>
          <table:table-cell table:style-name="ce36"/>
          <table:table-cell table:number-columns-repeated="1015"/>
        </table:table-row>
        <table:table-row table:style-name="ro2">
          <table:table-cell table:style-name="ce214" office:value-type="string">
            <text:p>TEXT_37</text:p>
          </table:table-cell>
          <table:table-cell table:style-name="ce216"/>
          <table:table-cell table:style-name="ce36"/>
          <table:table-cell table:style-name="ce221"/>
          <table:table-cell table:number-columns-repeated="4"/>
          <table:table-cell table:style-name="ce36"/>
          <table:table-cell table:number-columns-repeated="1015"/>
        </table:table-row>
        <table:table-row table:style-name="ro2">
          <table:table-cell table:style-name="ce214" office:value-type="string">
            <text:p>TEXT_38</text:p>
          </table:table-cell>
          <table:table-cell/>
          <table:table-cell table:style-name="ce36"/>
          <table:table-cell table:number-columns-repeated="5"/>
          <table:table-cell table:style-name="ce36"/>
          <table:table-cell table:number-columns-repeated="1015"/>
        </table:table-row>
        <table:table-row table:style-name="ro2">
          <table:table-cell table:style-name="ce214" office:value-type="string">
            <text:p>TEXT_39</text:p>
          </table:table-cell>
          <table:table-cell/>
          <table:table-cell table:style-name="ce36"/>
          <table:table-cell table:number-columns-repeated="5"/>
          <table:table-cell table:style-name="ce36"/>
          <table:table-cell table:number-columns-repeated="1015"/>
        </table:table-row>
        <table:table-row table:style-name="ro2">
          <table:table-cell table:style-name="ce214" office:value-type="string">
            <text:p>TEXT_40</text:p>
          </table:table-cell>
          <table:table-cell/>
          <table:table-cell table:style-name="ce36"/>
          <table:table-cell table:number-columns-repeated="5"/>
          <table:table-cell table:style-name="ce36"/>
          <table:table-cell table:number-columns-repeated="1015"/>
        </table:table-row>
        <table:table-row table:style-name="ro84">
          <table:table-cell table:style-name="ce214" office:value-type="string">
            <text:p>TEXT_41</text:p>
          </table:table-cell>
          <table:table-cell table:number-columns-repeated="1023"/>
        </table:table-row>
        <table:table-row table:style-name="ro84">
          <table:table-cell table:style-name="ce214" office:value-type="string">
            <text:p>TEXT_42</text:p>
          </table:table-cell>
          <table:table-cell table:number-columns-repeated="114"/>
          <table:table-cell table:style-name="ce352"/>
          <table:table-cell table:number-columns-repeated="908"/>
        </table:table-row>
        <table:table-row table:style-name="ro84">
          <table:table-cell table:style-name="ce214" office:value-type="string">
            <text:p>TEXT_43</text:p>
          </table:table-cell>
          <table:table-cell table:number-columns-repeated="1023"/>
        </table:table-row>
        <table:table-row table:style-name="ro84">
          <table:table-cell table:style-name="ce214" office:value-type="string">
            <text:p>TEXT_44</text:p>
          </table:table-cell>
          <table:table-cell table:number-columns-repeated="1023"/>
        </table:table-row>
        <table:table-row table:style-name="ro84">
          <table:table-cell table:style-name="ce214" office:value-type="string">
            <text:p>TEXT_45</text:p>
          </table:table-cell>
          <table:table-cell table:number-columns-repeated="1023"/>
        </table:table-row>
        <table:table-row table:style-name="ro84">
          <table:table-cell table:style-name="ce214" office:value-type="string">
            <text:p>TEXT_46</text:p>
          </table:table-cell>
          <table:table-cell table:number-columns-repeated="1023"/>
        </table:table-row>
        <table:table-row table:style-name="ro2">
          <table:table-cell table:style-name="ce214" office:value-type="string">
            <text:p>TEXT_47</text:p>
          </table:table-cell>
          <table:table-cell table:number-columns-repeated="2"/>
          <table:table-cell table:style-name="ce279"/>
          <table:table-cell table:style-name="ce65"/>
          <table:table-cell/>
          <table:table-cell table:style-name="ce276" table:number-columns-repeated="3"/>
          <table:table-cell table:number-columns-repeated="3"/>
          <table:table-cell table:style-name="ce276"/>
          <table:table-cell/>
          <table:table-cell table:style-name="ce276"/>
          <table:table-cell/>
          <table:table-cell table:style-name="ce351" office:value-type="string">
            <text:p>16</text:p>
          </table:table-cell>
          <table:table-cell table:number-columns-repeated="1007"/>
        </table:table-row>
        <table:table-row table:style-name="ro2">
          <table:table-cell table:style-name="ce214" office:value-type="string">
            <text:p>TEXT_48</text:p>
          </table:table-cell>
          <table:table-cell table:number-columns-repeated="2"/>
          <table:table-cell table:style-name="ce228"/>
          <table:table-cell/>
          <table:table-cell table:style-name="ce219"/>
          <table:table-cell table:number-columns-repeated="8"/>
          <table:table-cell table:style-name="ce267"/>
          <table:table-cell/>
          <table:table-cell table:style-name="ce351" office:value-type="string">
            <text:p>16</text:p>
          </table:table-cell>
          <table:table-cell table:number-columns-repeated="1007"/>
        </table:table-row>
        <table:table-row table:style-name="ro2">
          <table:table-cell table:style-name="ce214" office:value-type="string">
            <text:p>TEXT_49</text:p>
          </table:table-cell>
          <table:table-cell table:number-columns-repeated="2"/>
          <table:table-cell table:style-name="ce228"/>
          <table:table-cell/>
          <table:table-cell table:style-name="ce219"/>
          <table:table-cell table:number-columns-repeated="2"/>
          <table:table-cell table:style-name="ce12"/>
          <table:table-cell table:number-columns-repeated="3"/>
          <table:table-cell table:style-name="ce36"/>
          <table:table-cell/>
          <table:table-cell table:style-name="ce36"/>
          <table:table-cell/>
          <table:table-cell table:style-name="ce351" office:value-type="string">
            <text:p>16</text:p>
          </table:table-cell>
          <table:table-cell table:number-columns-repeated="1007"/>
        </table:table-row>
        <table:table-row table:style-name="ro2">
          <table:table-cell table:style-name="ce214" office:value-type="string">
            <text:p>TEXT_50</text:p>
          </table:table-cell>
          <table:table-cell table:number-columns-repeated="2"/>
          <table:table-cell table:style-name="ce228"/>
          <table:table-cell table:number-columns-repeated="3"/>
          <table:table-cell table:style-name="ce276" table:number-columns-repeated="2"/>
          <table:table-cell/>
          <table:table-cell table:style-name="ce293"/>
          <table:table-cell/>
          <table:table-cell table:style-name="ce267"/>
          <table:table-cell/>
          <table:table-cell table:style-name="ce267"/>
          <table:table-cell/>
          <table:table-cell table:style-name="ce351" office:value-type="string">
            <text:p>16</text:p>
          </table:table-cell>
          <table:table-cell table:number-columns-repeated="1007"/>
        </table:table-row>
        <table:table-row table:style-name="ro2">
          <table:table-cell table:style-name="ce214" office:value-type="string">
            <text:p>TEXT_51</text:p>
          </table:table-cell>
          <table:table-cell table:number-columns-repeated="2"/>
          <table:table-cell table:style-name="ce279"/>
          <table:table-cell table:style-name="ce88"/>
          <table:table-cell table:number-columns-repeated="3"/>
          <table:table-cell table:style-name="ce276"/>
          <table:table-cell table:number-columns-repeated="3"/>
          <table:table-cell table:style-name="ce267"/>
          <table:table-cell/>
          <table:table-cell table:style-name="ce267"/>
          <table:table-cell/>
          <table:table-cell table:style-name="ce351" office:value-type="string">
            <text:p>16</text:p>
          </table:table-cell>
          <table:table-cell table:number-columns-repeated="1007"/>
        </table:table-row>
        <table:table-row table:style-name="ro2">
          <table:table-cell table:style-name="ce214" office:value-type="string">
            <text:p>TEXT_52</text:p>
          </table:table-cell>
          <table:table-cell table:number-columns-repeated="2"/>
          <table:table-cell table:style-name="ce279"/>
          <table:table-cell table:number-columns-repeated="2"/>
          <table:table-cell table:style-name="ce276" table:number-columns-repeated="3"/>
          <table:table-cell/>
          <table:table-cell table:style-name="ce293"/>
          <table:table-cell/>
          <table:table-cell table:style-name="ce270"/>
          <table:table-cell/>
          <table:table-cell table:style-name="ce270"/>
          <table:table-cell/>
          <table:table-cell table:style-name="ce351" office:value-type="string">
            <text:p>16</text:p>
          </table:table-cell>
          <table:table-cell table:number-columns-repeated="1007"/>
        </table:table-row>
        <table:table-row table:style-name="ro5">
          <table:table-cell table:style-name="ce214" office:value-type="string">
            <text:p>TEXT_53</text:p>
          </table:table-cell>
          <table:table-cell table:number-columns-repeated="3"/>
          <table:table-cell table:style-name="ce65"/>
          <table:table-cell/>
          <table:table-cell table:style-name="ce276"/>
          <table:table-cell/>
          <table:table-cell table:style-name="ce276"/>
          <table:table-cell table:number-columns-repeated="3"/>
          <table:table-cell table:style-name="ce36"/>
          <table:table-cell/>
          <table:table-cell table:style-name="ce36"/>
          <table:table-cell/>
          <table:table-cell table:style-name="ce351" office:value-type="string">
            <text:p>16</text:p>
          </table:table-cell>
          <table:table-cell table:number-columns-repeated="1007"/>
        </table:table-row>
        <table:table-row table:style-name="ro84" table:number-rows-repeated="22">
          <table:table-cell table:number-columns-repeated="1024"/>
        </table:table-row>
        <table:table-row table:style-name="ro2" table:number-rows-repeated="65455">
          <table:table-cell table:number-columns-repeated="1024"/>
        </table:table-row>
        <table:table-row table:style-name="ro2">
          <table:table-cell table:number-columns-repeated="1024"/>
        </table:table-row>
      </table:table>
      <table:table table:name="LV9" table:style-name="ta10" table:print="false">
        <table:table-column table:style-name="co6" table:default-cell-style-name="ce213"/>
        <table:table-column table:style-name="co6" table:default-cell-style-name="ce215"/>
        <table:table-column table:style-name="co1" table:number-columns-repeated="2" table:default-cell-style-name="ce219"/>
        <table:table-column table:style-name="co1" table:default-cell-style-name="ce64"/>
        <table:table-column table:style-name="co1" table:number-columns-repeated="8" table:default-cell-style-name="ce219"/>
        <table:table-column table:style-name="co7" table:default-cell-style-name="ce219"/>
        <table:table-column table:style-name="co8" table:default-cell-style-name="ce219"/>
        <table:table-column table:style-name="co7" table:default-cell-style-name="ce219"/>
        <table:table-column table:style-name="co3" table:number-columns-repeated="142" table:default-cell-style-name="ce219"/>
        <table:table-column table:style-name="co3" table:default-cell-style-name="ce252"/>
        <table:table-column table:style-name="co7" table:default-cell-style-name="ce252"/>
        <table:table-column table:style-name="co4" table:number-columns-repeated="97" table:default-cell-style-name="Default"/>
        <table:table-column table:style-name="co5" table:number-columns-repeated="767" table:default-cell-style-name="Default"/>
        <table:table-row table:style-name="ro65">
          <table:table-cell table:style-name="ce271" office:value-type="string">
            <text:p>::ID::</text:p>
          </table:table-cell>
          <table:table-cell table:style-name="ce271" office:value-type="string">
            <text:p>speaker</text:p>
          </table:table-cell>
          <table:table-cell table:style-name="ce271" office:value-type="string">
            <text:p>::EN::</text:p>
          </table:table-cell>
          <table:table-cell table:style-name="ce271" office:value-type="string">
            <text:p>::FR::</text:p>
          </table:table-cell>
          <table:table-cell table:style-name="ce282" office:value-type="string">
            <text:p>::DE::</text:p>
          </table:table-cell>
          <table:table-cell table:style-name="ce271" office:value-type="string">
            <text:p>::ES::</text:p>
          </table:table-cell>
          <table:table-cell table:style-name="ce271" office:value-type="string">
            <text:p>::IT::</text:p>
          </table:table-cell>
          <table:table-cell table:style-name="ce271" office:value-type="string">
            <text:p>::BR::</text:p>
          </table:table-cell>
          <table:table-cell table:style-name="ce271" office:value-type="string">
            <text:p>::TR::</text:p>
          </table:table-cell>
          <table:table-cell table:style-name="ce271" office:value-type="string">
            <text:p>::RU::</text:p>
          </table:table-cell>
          <table:table-cell table:style-name="ce271" office:value-type="string">
            <text:p>::PL::</text:p>
          </table:table-cell>
          <table:table-cell table:style-name="ce2" office:value-type="string">
            <text:p>::TH::</text:p>
          </table:table-cell>
          <table:table-cell table:style-name="ce295" office:value-type="string">
            <text:p>::VI::</text:p>
          </table:table-cell>
          <table:table-cell table:style-name="ce271" table:number-columns-repeated="1011"/>
        </table:table-row>
        <table:table-row table:style-name="ro2">
          <table:table-cell table:number-columns-repeated="2"/>
          <table:table-cell table:style-name="ce218"/>
          <table:table-cell table:style-name="ce229"/>
          <table:table-cell table:style-name="ce63"/>
          <table:table-cell table:style-name="ce229"/>
          <table:table-cell table:style-name="ce234" table:number-columns-repeated="2"/>
          <table:table-cell table:style-name="ce236" table:number-columns-repeated="3"/>
          <table:table-cell table:style-name="ce218"/>
          <table:table-cell table:style-name="ce241" table:number-columns-repeated="3"/>
          <table:table-cell table:style-name="ce213" table:number-columns-repeated="145"/>
          <table:table-cell table:number-columns-repeated="96"/>
          <table:table-cell table:style-name="ce213" table:number-columns-repeated="768"/>
        </table:table-row>
        <table:table-row table:style-name="ro2">
          <table:table-cell/>
          <table:table-cell table:style-name="ce255"/>
          <table:table-cell table:number-columns-repeated="1022"/>
        </table:table-row>
        <table:table-row table:style-name="ro2">
          <table:table-cell table:number-columns-repeated="2"/>
          <table:table-cell table:style-name="ce213" office:value-type="string">
            <text:p>TEACH</text:p>
          </table:table-cell>
          <table:table-cell table:style-name="ce213"/>
          <table:table-cell table:style-name="ce62"/>
          <table:table-cell table:style-name="ce213" table:number-columns-repeated="6"/>
          <table:table-cell table:style-name="ce213" office:value-type="string">
            <text:p>TEACH</text:p>
          </table:table-cell>
          <table:table-cell table:style-name="ce213" table:number-columns-repeated="148"/>
          <table:table-cell table:number-columns-repeated="96"/>
          <table:table-cell table:style-name="ce213" table:number-columns-repeated="768"/>
        </table:table-row>
        <table:table-row table:style-name="ro2">
          <table:table-cell table:style-name="ce214" office:value-type="string">
            <text:p>TEXT_0</text:p>
          </table:table-cell>
          <table:table-cell table:style-name="ce216"/>
          <table:table-cell table:style-name="Default" table:number-columns-repeated="6"/>
          <table:table-cell table:style-name="ce230"/>
          <table:table-cell table:style-name="ce263"/>
          <table:table-cell table:style-name="ce36" table:number-columns-repeated="5"/>
          <table:table-cell table:number-columns-repeated="1009"/>
        </table:table-row>
        <table:table-row table:style-name="ro19">
          <table:table-cell table:style-name="ce214" office:value-type="string">
            <text:p>TEXT_1</text:p>
          </table:table-cell>
          <table:table-cell table:style-name="ce216" office:value-type="string">
            <text:p>Ezio</text:p>
          </table:table-cell>
          <table:table-cell table:style-name="ce21" office:value-type="string">
            <office:annotation draw:style-name="gr1" draw:text-style-name="P1" svg:width="2.806cm" svg:height="1.696cm" svg:x="13.495cm" svg:y="1.034cm" draw:caption-point-x="-13.495cm" draw:caption-point-y="-1.034cm">
              <dc:date>2011-09-02T00:00:00</dc:date>
              <text:p text:style-name="P1"><text:span text:style-name="T1">Since this level isn't in the build all I can do is guess.</text:span></text:p>
              <text:p text:style-name="P2"><text:span text:style-name="T2"/></text:p>
            </office:annotation>
            <text:p>22Too many men guarding Ahmet. I'll have to find another way to strike at him.</text:p>
            <text:p/>
          </table:table-cell>
          <table:table-cell table:style-name="ce21" office:value-type="string">
            <text:p>22Ils sont trop nombreux à surveiller Ahmet. Je vais devoir trouver un autre moyen d'attaquer.</text:p>
            <text:p/>
          </table:table-cell>
          <table:table-cell table:style-name="ce76" office:value-type="string">
            <text:p>22Zu viele Männer bewachen Ahmet. Ich muss einen anderen Weg finden, um ihn niederzustrecken.</text:p>
          </table:table-cell>
          <table:table-cell table:style-name="ce21" office:value-type="string">
            <text:p>22Ahmet tiene demasiados guardias. Tendré que encontrar otro modo de sorprenderlo.</text:p>
            <text:p/>
          </table:table-cell>
          <table:table-cell table:style-name="ce21" office:value-type="string">
            <text:p>22Ahmet ha troppe guardie. Devo trovare un altro modo per eliminarlo.</text:p>
          </table:table-cell>
          <table:table-cell table:style-name="ce21" office:value-type="string">
            <text:p>22Há muitos homens protegendo Ahmet. Tenho que encontrar uma outra forma de atacá-lo.</text:p>
            <text:p/>
          </table:table-cell>
          <table:table-cell table:style-name="ce21" office:value-type="string">
            <text:p>22Ahmet'i koruyan çok fazla muhafız var. Ona saldırmanın başka bir yolunu bulmam gerek.</text:p>
            <text:p/>
          </table:table-cell>
          <table:table-cell table:style-name="ce21" office:value-type="string">
            <text:p>22Слишком много людей охраняют Ахмета. Нужно найти другой способ нанести ему удар.</text:p>
          </table:table-cell>
          <table:table-cell table:style-name="ce21" office:value-type="string">
            <text:p>22Zbyt wielu ludzi pilnuje Ahmeta. Muszę znaleźć inny sposób, by uderzyć.</text:p>
            <text:p/>
          </table:table-cell>
          <table:table-cell table:style-name="ce21" office:value-type="string">
            <office:annotation draw:style-name="gr1" draw:text-style-name="P1" svg:width="2.806cm" svg:height="1.696cm" svg:x="43.098cm" svg:y="1.034cm" draw:caption-point-x="-43.098cm" draw:caption-point-y="-1.034cm">
              <dc:date>2011-09-02T00:00:00</dc:date>
              <text:p text:style-name="P1"><text:span text:style-name="T1">Since this level isn't in the build all I can do is guess.</text:span></text:p>
              <text:p text:style-name="P2"><text:span text:style-name="T2"/></text:p>
            </office:annotation>
            <text:p>22มี|ทหาร|คุ้มกัน|อาห์เม็ท|อยู่|เยอะ|เหลือเกิน |ข้า|ต้อง|หา|ทาง|อื่น|เพื่อ|โจมตี|ซะแล้ว|สิ</text:p>
          </table:table-cell>
          <table:table-cell table:style-name="ce59" office:value-type="string">
            <text:p>22Có quá nhiều lính đang bảo vệ Ahmet. Ta phải tìm cách khác để tấn công hắn.</text:p>
          </table:table-cell>
          <table:table-cell table:style-name="ce36" table:number-columns-repeated="2"/>
          <table:table-cell table:number-columns-repeated="6"/>
          <table:table-cell table:style-name="ce213" table:number-columns-repeated="139"/>
          <table:table-cell table:number-columns-repeated="96"/>
          <table:table-cell table:style-name="ce213" table:number-columns-repeated="768"/>
        </table:table-row>
        <table:table-row table:style-name="ro39">
          <table:table-cell table:style-name="ce214" office:value-type="string">
            <text:p>TEXT_2</text:p>
          </table:table-cell>
          <table:table-cell table:style-name="ce216" office:value-type="string">
            <text:p>Ezio</text:p>
          </table:table-cell>
          <table:table-cell table:style-name="ce21" office:value-type="string">
            <text:p>22How can I get to that door? There must be a way...</text:p>
          </table:table-cell>
          <table:table-cell table:style-name="ce21" office:value-type="string">
            <text:p>22Comment atteindre cette porte ? Il doit bien y avoir un moyen...</text:p>
          </table:table-cell>
          <table:table-cell table:style-name="ce76" office:value-type="string">
            <text:p>22Wie gelange ich zu dieser Tür? Es muss einen Weg geben...</text:p>
          </table:table-cell>
          <table:table-cell table:style-name="ce21" office:value-type="string">
            <text:p>22¿Cómo puedo llegar hasta esa puerta? Tiene que haber un modo de hacerlo...</text:p>
          </table:table-cell>
          <table:table-cell table:style-name="ce21" office:value-type="string">
            <text:p>22Come posso raggiungere quella porta? Deve esserci un modo...</text:p>
          </table:table-cell>
          <table:table-cell table:style-name="ce21" office:value-type="string">
            <text:p>22Como chegar àquela porta? Deve haver um caminho...</text:p>
          </table:table-cell>
          <table:table-cell table:style-name="ce21" office:value-type="string">
            <text:p>22Şu kapıya nasıl ulaşabilirim acaba? Bir yolu olmalı...</text:p>
          </table:table-cell>
          <table:table-cell table:style-name="ce21" office:value-type="string">
            <text:p>22Как же добраться к той двери? Должен быть какой-то выход...</text:p>
          </table:table-cell>
          <table:table-cell table:style-name="ce21" office:value-type="string">
            <text:p>22Jak się dostać do tych drzwi? Musi być jakiś sposób...</text:p>
          </table:table-cell>
          <table:table-cell table:style-name="ce21" office:value-type="string">
            <text:p>22ข้า|จะไป|ที่|ประตู|นั่น|ได้|ยังไง|นะ? |มัน|ต้อง|มี|ทาง|สิ...</text:p>
          </table:table-cell>
          <table:table-cell table:style-name="ce265" office:value-type="string">
            <text:p>22Bằng cách nào ta có thể đi đến cánh cửa đó? Chắc là phải có đường đến đó...</text:p>
          </table:table-cell>
          <table:table-cell table:style-name="ce36" table:number-columns-repeated="2"/>
          <table:table-cell table:number-columns-repeated="1009"/>
        </table:table-row>
        <table:table-row table:style-name="ro2">
          <table:table-cell table:style-name="ce214" office:value-type="string">
            <text:p>TEXT_3</text:p>
          </table:table-cell>
          <table:table-cell table:style-name="ce216"/>
          <table:table-cell table:style-name="Default"/>
          <table:table-cell table:style-name="ce230" table:number-columns-repeated="6"/>
          <table:table-cell table:style-name="ce263"/>
          <table:table-cell table:style-name="ce36" table:number-columns-repeated="5"/>
          <table:table-cell table:number-columns-repeated="1009"/>
        </table:table-row>
        <table:table-row table:style-name="ro100">
          <table:table-cell table:style-name="ce214" office:value-type="string">
            <text:p>TEXT_4</text:p>
          </table:table-cell>
          <table:table-cell table:style-name="ce216" office:value-type="string">
            <text:p>Achmet</text:p>
          </table:table-cell>
          <table:table-cell table:style-name="ce21" office:value-type="string">
            <office:annotation draw:style-name="gr1" draw:text-style-name="P1" svg:width="2.829cm" svg:height="1.747cm" svg:x="8.593cm" svg:y="5.851cm" draw:caption-point-x="-8.593cm" draw:caption-point-y="-5.851cm">
              <dc:date>2011-09-02T00:00:00</dc:date>
              <text:p text:style-name="P1"><text:span text:style-name="T1">The number was changed from 41 to 92</text:span></text:p>
            </office:annotation>
            <text:p>92Hold this bridge! Let no one pass - no one!</text:p>
          </table:table-cell>
          <table:table-cell table:style-name="ce21" office:value-type="string">
            <text:p>92Gardez le pont ! Et que personne ne passe.</text:p>
          </table:table-cell>
          <table:table-cell table:style-name="ce76" office:value-type="string">
            <text:p>92Bewache diese Brücke! Lass niemanden passieren - niemanden!</text:p>
          </table:table-cell>
          <table:table-cell table:style-name="ce21" office:value-type="string">
            <text:p>92Asegurad el puente. No permitáis que nadie lo cruce... ¡Nadie!</text:p>
          </table:table-cell>
          <table:table-cell table:style-name="ce21" office:value-type="string">
            <text:p>92Fate la guardia a questo ponte! Nessuno deve passare!</text:p>
          </table:table-cell>
          <table:table-cell table:style-name="ce21" office:value-type="string">
            <text:p>92Vigiem esta ponte. Ninguém pode passar. NINGUÉM!</text:p>
          </table:table-cell>
          <table:table-cell table:style-name="ce21" office:value-type="string">
            <text:p>92Köprüyü tutun! Kimseyi geçirmeyin, kimseyi!</text:p>
          </table:table-cell>
          <table:table-cell table:style-name="ce21" office:value-type="string">
            <text:p>92Охранять мост! Никого не выпускать и не впускать!</text:p>
          </table:table-cell>
          <table:table-cell table:style-name="ce21" office:value-type="string">
            <text:p>92Utrzymać most! Nikogo nie przepuszczać! Nikogo!</text:p>
          </table:table-cell>
          <table:table-cell table:style-name="ce21" office:value-type="string">
            <text:p>92เฝ้า|สะพาน|นี้ไว้! |ห้าม|ให้|ใคร|ผ่าน|เด็ดขาด!</text:p>
          </table:table-cell>
          <table:table-cell table:style-name="ce59" office:value-type="string">
            <text:p>92Hãy giữ cái cầu này! Đừng để bất cứ ai đi qua - không ai cả!</text:p>
          </table:table-cell>
          <table:table-cell table:style-name="ce116"/>
          <table:table-cell table:style-name="ce36"/>
          <table:table-cell table:number-columns-repeated="1009"/>
        </table:table-row>
        <table:table-row table:style-name="ro101">
          <table:table-cell table:style-name="ce214" office:value-type="string">
            <text:p>TEXT_5</text:p>
          </table:table-cell>
          <table:table-cell table:style-name="ce216" office:value-type="string">
            <text:p>Ezio</text:p>
          </table:table-cell>
          <table:table-cell table:style-name="ce36" office:value-type="string">
            <text:p>21It seems they're not inclined to let me do this the easy way.</text:p>
          </table:table-cell>
          <table:table-cell table:style-name="ce21" office:value-type="string">
            <text:p>21On dirait qu'ils ne me laissent pas le choix que d'utiliser la manière forte.</text:p>
          </table:table-cell>
          <table:table-cell table:style-name="ce76" office:value-type="string">
            <text:p>21Es sieht nicht aus, als würden sie mir die harte Tour ersparen.</text:p>
          </table:table-cell>
          <table:table-cell table:style-name="ce21" office:value-type="string">
            <text:p>21Me están obligando a hacerlo por las malas.</text:p>
          </table:table-cell>
          <table:table-cell table:style-name="ce21" office:value-type="string">
            <text:p>21Sembra che vogliano complicarmi la vita.</text:p>
          </table:table-cell>
          <table:table-cell table:style-name="ce21" office:value-type="string">
            <text:p>21Parece que não vão me deixar passar da forma mais fácil.</text:p>
          </table:table-cell>
          <table:table-cell table:style-name="ce21" office:value-type="string">
            <text:p>21Bunu kolay yoldan halletmeme izin vermeyecekler anlaşılan...</text:p>
          </table:table-cell>
          <table:table-cell table:style-name="ce21" office:value-type="string">
            <text:p>21Полагаю, они не намерены облегчить мне задачу.</text:p>
          </table:table-cell>
          <table:table-cell table:style-name="ce21" office:value-type="string">
            <text:p>21Chyba nie przepuszczą mnie po dobroci...</text:p>
          </table:table-cell>
          <table:table-cell table:style-name="ce21" office:value-type="string">
            <text:p>21ดูเหมือน|พวกมัน|จะ|ไม่ยอม|ให้|ข้า|ใช้|วิธี|ง่ายๆ |สินะ</text:p>
          </table:table-cell>
          <table:table-cell table:style-name="ce265" office:value-type="string">
            <text:p>21Có vẻ như bọn chúng không có khuynh hướng để ta làm việc này một cách dễ dàng.</text:p>
          </table:table-cell>
          <table:table-cell table:style-name="ce116"/>
          <table:table-cell table:style-name="ce36"/>
          <table:table-cell table:number-columns-repeated="1009"/>
        </table:table-row>
        <table:table-row table:style-name="ro102">
          <table:table-cell table:style-name="ce214" office:value-type="string">
            <text:p>TEXT_6</text:p>
          </table:table-cell>
          <table:table-cell table:style-name="ce216"/>
          <table:table-cell table:style-name="ce10" office:value-type="string">
            <text:p>42As you wish, sire.</text:p>
          </table:table-cell>
          <table:table-cell table:style-name="ce10" office:value-type="string">
            <text:p>42Très bien, monsieur.</text:p>
          </table:table-cell>
          <table:table-cell table:style-name="ce233" office:value-type="string">
            <text:p>42Wie du wünschst, Herr.</text:p>
          </table:table-cell>
          <table:table-cell table:style-name="ce10" office:value-type="string">
            <text:p>42A sus órdenes, señor.</text:p>
          </table:table-cell>
          <table:table-cell table:style-name="ce10" office:value-type="string">
            <text:p>42Come desiderate, mio signore.</text:p>
          </table:table-cell>
          <table:table-cell table:style-name="ce10" office:value-type="string">
            <text:p>42Como quiser, senhor.</text:p>
          </table:table-cell>
          <table:table-cell table:style-name="ce10" office:value-type="string">
            <text:p>42Emredersiniz efendim.</text:p>
          </table:table-cell>
          <table:table-cell table:style-name="ce10" office:value-type="string">
            <text:p>42Как прикажете, сир.</text:p>
          </table:table-cell>
          <table:table-cell table:style-name="ce10" office:value-type="string">
            <text:p>42Jak każesz, panie.</text:p>
          </table:table-cell>
          <table:table-cell table:style-name="ce10" office:value-type="string">
            <text:p>42พะย่ะค่ะ</text:p>
          </table:table-cell>
          <table:table-cell table:style-name="ce266" office:value-type="string">
            <text:p>42Như ý của ngài , thưa ngài.</text:p>
          </table:table-cell>
          <table:table-cell table:style-name="ce36" table:number-columns-repeated="2"/>
          <table:table-cell table:number-columns-repeated="1009"/>
        </table:table-row>
        <table:table-row table:style-name="ro2">
          <table:table-cell table:style-name="ce214" office:value-type="string">
            <text:p>TEXT_7</text:p>
          </table:table-cell>
          <table:table-cell table:style-name="ce216"/>
          <table:table-cell table:style-name="ce230" table:number-columns-repeated="2"/>
          <table:table-cell table:style-name="ce76"/>
          <table:table-cell table:style-name="ce230" table:number-columns-repeated="4"/>
          <table:table-cell table:style-name="ce263"/>
          <table:table-cell table:style-name="ce36"/>
          <table:table-cell table:style-name="ce168"/>
          <table:table-cell table:style-name="ce36" table:number-columns-repeated="3"/>
          <table:table-cell table:number-columns-repeated="1009"/>
        </table:table-row>
        <table:table-row table:style-name="ro103">
          <table:table-cell table:style-name="ce214" office:value-type="string">
            <text:p>TEXT_8</text:p>
          </table:table-cell>
          <table:table-cell table:style-name="ce216" office:value-type="string">
            <text:p>Ezio</text:p>
          </table:table-cell>
          <table:table-cell table:style-name="ce36" office:value-type="string">
            <text:p>21This will only buy me a little time - reinforcements are already on the way. I need to find a way out before they get here.</text:p>
          </table:table-cell>
          <table:table-cell table:style-name="ce21" office:value-type="string">
            <text:p>21Le pont ne les retiendra pas longtemps. Leurs renforts arrivent déjà. <text:span text:style-name="T22">Je</text:span><text:span text:style-name="T13"> </text:span><text:span text:style-name="T13">dois trouver une sortie </text:span><text:span text:style-name="T13">avant qu'ils n'arrivent.</text:span></text:p>
          </table:table-cell>
          <table:table-cell table:style-name="ce76" office:value-type="string">
            <text:p>41Das wird sie nicht lange aufhalten. Verstärkung ist bereits unterwegs. Ich muss einen Ausweg finden, bevor sie hier sind.</text:p>
          </table:table-cell>
          <table:table-cell table:style-name="ce21" office:value-type="string">
            <text:p>21El puente no los detendrá durante mucho tiempo. Se acercan los refuerzos. Tengo que encontrar una salida antes de que lleguen.</text:p>
          </table:table-cell>
          <table:table-cell table:style-name="ce21" office:value-type="string">
            <text:p>21Il ponte non li fermerà a lungo. Stanno arrivando i rinforzi. Devo trovare un modo per uscire di qui prima che arrivino.</text:p>
          </table:table-cell>
          <table:table-cell table:style-name="ce21" office:value-type="string">
            <text:p>21A ponte não os deterá por muito tempo. Reforços já estão a caminho. Encontre uma saída antes que cheguem aqui.</text:p>
          </table:table-cell>
          <table:table-cell table:style-name="ce21" office:value-type="string">
            <text:p>21Bu bana çok az zaman kazandıracak. Takviye kuvvetler yoldadır bile. Onlar buraya varmadan kaçmanın yolunu bulmalıyım.</text:p>
          </table:table-cell>
          <table:table-cell table:style-name="ce21" office:value-type="string">
            <text:p>21Подкрепления уже спешат сюда. Нужно найти выход, прежде чем они доберутся сюда.</text:p>
          </table:table-cell>
          <table:table-cell table:style-name="ce21" office:value-type="string">
            <text:p>41To zbyt długo ich nie powstrzyma. Na pewno już nadciągają posiłki. Muszę znaleźć drogę ucieczki, zanim tu dotrą.</text:p>
          </table:table-cell>
          <table:table-cell table:style-name="ce21" office:value-type="string">
            <text:p>21นี่|คง|ซื้อ|เวลา|ให้|ข้า|ได้อีก|ไม่นาน |กำลังเสริม|กำลัง|มุ่งหน้า|มา|ทางนี้|แล้ว |ข้า|ต้อง|หาทาง|ออกไป|ก่อนที่|พวกนั้น|จะ|มาถึง|ที่นี่</text:p>
          </table:table-cell>
          <table:table-cell table:style-name="ce59" office:value-type="string">
            <text:p>21Cái này chỉ sẽ cho ta một ít thời gian - quân tiếp viện đang trên đường tới. Ta cần tìm đường ra khỏi đây trước khi bọn chúng đến.</text:p>
          </table:table-cell>
          <table:table-cell table:style-name="ce36" table:number-columns-repeated="2"/>
          <table:table-cell table:number-columns-repeated="1009"/>
        </table:table-row>
        <table:table-row table:style-name="ro57">
          <table:table-cell table:style-name="ce214" office:value-type="string">
            <text:p>TEXT_9</text:p>
          </table:table-cell>
          <table:table-cell table:style-name="ce216" office:value-type="string">
            <text:p>ezio</text:p>
          </table:table-cell>
          <table:table-cell table:style-name="ce327" office:value-type="string">
            <text:p>22Thank you, brother.</text:p>
          </table:table-cell>
          <table:table-cell table:style-name="ce10" office:value-type="string">
            <text:p>22Merci, mon frère.</text:p>
          </table:table-cell>
          <table:table-cell table:style-name="ce233" office:value-type="string">
            <text:p>22Danke, Bruder!</text:p>
          </table:table-cell>
          <table:table-cell table:style-name="ce10" office:value-type="string">
            <text:p>22Gracias, hermano.</text:p>
          </table:table-cell>
          <table:table-cell table:style-name="ce10" office:value-type="string">
            <text:p>22Grazie, fratello.</text:p>
          </table:table-cell>
          <table:table-cell table:style-name="ce10" office:value-type="string">
            <text:p>22Obrigado, irmão.</text:p>
          </table:table-cell>
          <table:table-cell table:style-name="ce10" office:value-type="string">
            <text:p>22Sağ ol kardeşim.</text:p>
          </table:table-cell>
          <table:table-cell table:style-name="ce10" office:value-type="string">
            <text:p>22Спасибо, брат.</text:p>
          </table:table-cell>
          <table:table-cell table:style-name="ce10" office:value-type="string">
            <text:p>22Dziękuję ci, bracie.</text:p>
          </table:table-cell>
          <table:table-cell table:style-name="ce10" office:value-type="string">
            <text:p>22ขอบใจเจ้ามากนะ</text:p>
          </table:table-cell>
          <table:table-cell table:style-name="ce100" office:value-type="string">
            <text:p>22Đa tạ, người anh em.</text:p>
          </table:table-cell>
          <table:table-cell table:style-name="ce36" table:number-columns-repeated="2"/>
          <table:table-cell table:number-columns-repeated="1009"/>
        </table:table-row>
        <table:table-row table:style-name="ro104">
          <table:table-cell table:style-name="ce214" office:value-type="string">
            <text:p>TEXT_10</text:p>
          </table:table-cell>
          <table:table-cell table:style-name="ce216" office:value-type="string">
            <text:p>Achmet</text:p>
          </table:table-cell>
          <table:table-cell table:style-name="ce36" office:value-type="string">
            <office:annotation draw:style-name="gr1" draw:text-style-name="P1" svg:width="2.806cm" svg:height="1.701cm" svg:x="8.593cm" svg:y="14.776cm" draw:caption-point-x="-8.593cm" draw:caption-point-y="-14.776cm">
              <dc:date>2011-09-02T00:00:00</dc:date>
              <text:p text:style-name="P1"><text:span text:style-name="T1">41 change to 92</text:span></text:p>
            </office:annotation>
            <text:p>92You are a tiny player on a stage much larger than you know... And now I must swat you out of the way. Take him!</text:p>
          </table:table-cell>
          <table:table-cell table:style-name="ce21" office:value-type="string">
            <text:p>92Tu sais que tu t'en prends à beaucoup plus fort que toi. <text:span text:style-name="T22">Ô</text:span><text:span text:style-name="T13">te-toi de </text:span><text:span text:style-name="T13">mon chemin. Capturez-</text:span><text:span text:style-name="T13">le !</text:span></text:p>
          </table:table-cell>
          <table:table-cell table:style-name="ce76" office:value-type="string">
            <text:p>92Du bist ein kleines Nichts auf einer großen Bühne, viel größer als du glaubst... Und jetzt musst du abtreten. Fasst ihn!</text:p>
          </table:table-cell>
          <table:table-cell table:style-name="ce21" office:value-type="string">
            <text:p>92No eres más que un pequeño peón en un tablero mucho más grande de lo que imaginas... Y ahora llegó el momento de hacerte jaque mate. ¡Atrapadlo!</text:p>
          </table:table-cell>
          <table:table-cell table:style-name="ce21" office:value-type="string">
            <text:p>92Sei un piccolo attore su di un palco molto più grande di quanto tu immagini... e ora è il momento di spazzarti via. Prendetelo!</text:p>
          </table:table-cell>
          <table:table-cell table:style-name="ce21" office:value-type="string">
            <text:p>92Você é apenas um atorzinho em um palco maior do que você possa imaginar... E agora é hora de sair de cena. Acabem com ele!</text:p>
          </table:table-cell>
          <table:table-cell table:style-name="ce21" office:value-type="string">
            <text:p>92Sandığından çok daha derin sularda yüzen minicik bir balıksın... Artık yolumdan çekilmenin zamanı geldi. İndirin!</text:p>
          </table:table-cell>
          <table:table-cell table:style-name="ce21" office:value-type="string">
            <text:p>92Ты - ничтожная пешка на доске, которая намного больше, чем ты себе представляешь... А я прихлопну тебя, как муху. Взять его!</text:p>
          </table:table-cell>
          <table:table-cell table:style-name="ce21" office:value-type="string">
            <text:p>92Jesteś tylko pionkiem na planszy większej, niż ci się wydaje... A ja muszę cię usunąć z drogi. Brać go!</text:p>
          </table:table-cell>
          <table:table-cell table:style-name="ce21" office:value-type="string">
            <text:p>92เจ้าน่ะ|เป็นแค่|นักแสดง|ตัวเล็กๆ |บน|เวที|ที่|ใหญ่โต|เกินกว่า|เจ้า|จะ|คิดนัก... |และ|ตอนนี้|ข้า|ก็ต้อง|กำจัด|เจ้า|ให้|พ้นทาง|ซะ |จัดการ|มัน|เลย!</text:p>
          </table:table-cell>
          <table:table-cell table:style-name="ce265" office:value-type="string">
            <text:p>92Ngươi là một tay chơi nhỏ bé trên một sân khấu lớn hơn là ngươi tưởng rất nhiều... Và giờ đây ta sẽ phải đá văng ngươi ra khỏi lối đi. Hãy bắt hắn cho ta!</text:p>
          </table:table-cell>
          <table:table-cell table:style-name="ce116"/>
          <table:table-cell table:style-name="ce36"/>
          <table:table-cell table:number-columns-repeated="1009"/>
        </table:table-row>
        <table:table-row table:style-name="ro2">
          <table:table-cell table:style-name="ce214" office:value-type="string">
            <text:p>TEXT_11</text:p>
          </table:table-cell>
          <table:table-cell table:style-name="ce216"/>
          <table:table-cell table:style-name="ce36"/>
          <table:table-cell table:style-name="ce230"/>
          <table:table-cell table:style-name="ce342"/>
          <table:table-cell table:style-name="ce230"/>
          <table:table-cell table:style-name="ce116"/>
          <table:table-cell table:style-name="ce230"/>
          <table:table-cell table:style-name="ce36"/>
          <table:table-cell table:style-name="ce263"/>
          <table:table-cell table:style-name="ce230" table:number-columns-repeated="2"/>
          <table:table-cell table:style-name="ce116" table:number-columns-repeated="2"/>
          <table:table-cell table:style-name="ce36"/>
          <table:table-cell table:number-columns-repeated="1009"/>
        </table:table-row>
        <table:table-row table:style-name="ro105">
          <table:table-cell table:style-name="ce214" office:value-type="string">
            <text:p>TEXT_12</text:p>
          </table:table-cell>
          <table:table-cell table:style-name="ce216" office:value-type="string">
            <text:p>Achmet</text:p>
          </table:table-cell>
          <table:table-cell table:style-name="ce36" office:value-type="string">
            <office:annotation draw:style-name="gr1" draw:text-style-name="P1" svg:width="2.806cm" svg:height="1.701cm" svg:x="8.593cm" svg:y="17.962cm" draw:caption-point-x="-8.593cm" draw:caption-point-y="-17.962cm">
              <dc:date>2011-09-02T00:00:00</dc:date>
              <text:p text:style-name="P1"><text:span text:style-name="T1">41 change to 92</text:span></text:p>
            </office:annotation>
            <text:p>92Rise and feel the power I hold in my hands!</text:p>
          </table:table-cell>
          <table:table-cell table:style-name="ce21" office:value-type="string">
            <text:p>92Ressens le pouvoir entre mes mains !</text:p>
          </table:table-cell>
          <table:table-cell table:style-name="ce76" office:value-type="string">
            <text:p>92Erhebe dich und spüre die Kraft, die ich in meinen Händen halte!</text:p>
          </table:table-cell>
          <table:table-cell table:style-name="ce21" office:value-type="string">
            <text:p>92¡Levántate y siente mi poder!</text:p>
          </table:table-cell>
          <table:table-cell table:style-name="ce21" office:value-type="string">
            <text:p>92Alzati e senti il potere che ho tra le mani!</text:p>
          </table:table-cell>
          <table:table-cell table:style-name="ce21" office:value-type="string">
            <text:p>92Levante-se e sinta o poder que tenho em minhas mãos!</text:p>
          </table:table-cell>
          <table:table-cell table:style-name="ce21" office:value-type="string">
            <text:p>92Kalk ve ellerimde tuttuğum gücü hisset!</text:p>
          </table:table-cell>
          <table:table-cell table:style-name="ce21" office:value-type="string">
            <text:p>92Встань и почувствуй мощь, что я держу в своих руках!</text:p>
          </table:table-cell>
          <table:table-cell table:style-name="ce21" office:value-type="string">
            <text:p>92Powstań i poczuj moc, którą trzymam w rękach!</text:p>
          </table:table-cell>
          <table:table-cell table:style-name="ce21" office:value-type="string">
            <text:p>92ลุกขึ้นมา |และ|สัมผัส|กับ|พลัง|ในมือ|ของข้า!</text:p>
          </table:table-cell>
          <table:table-cell table:style-name="ce59" office:value-type="string">
            <text:p>92Hãy đứng lên và cảm nhận sức mạnh mà ta đang nắm giữ trong tay!</text:p>
          </table:table-cell>
          <table:table-cell table:style-name="ce11"/>
          <table:table-cell table:style-name="ce230"/>
          <table:table-cell table:number-columns-repeated="1009"/>
        </table:table-row>
        <table:table-row table:style-name="ro16">
          <table:table-cell table:style-name="ce214" office:value-type="string">
            <text:p>TEXT_13</text:p>
          </table:table-cell>
          <table:table-cell table:style-name="Default" table:number-columns-repeated="2"/>
          <table:table-cell table:style-name="ce230" table:number-columns-repeated="6"/>
          <table:table-cell table:style-name="ce263"/>
          <table:table-cell table:style-name="ce230" table:number-columns-repeated="5"/>
          <table:table-cell table:number-columns-repeated="1009"/>
        </table:table-row>
        <table:table-row table:style-name="ro2">
          <table:table-cell table:style-name="ce214" office:value-type="string">
            <text:p>TEXT_14</text:p>
          </table:table-cell>
          <table:table-cell table:style-name="ce216"/>
          <table:table-cell table:style-name="Default"/>
          <table:table-cell table:style-name="ce230" table:number-columns-repeated="6"/>
          <table:table-cell table:style-name="ce263"/>
          <table:table-cell table:style-name="ce230" table:number-columns-repeated="5"/>
          <table:table-cell table:number-columns-repeated="1009"/>
        </table:table-row>
        <table:table-row table:style-name="ro106">
          <table:table-cell table:style-name="ce214" office:value-type="string">
            <text:p>TEXT_15</text:p>
          </table:table-cell>
          <table:table-cell table:style-name="ce216" office:value-type="string">
            <text:p>Achmet</text:p>
          </table:table-cell>
          <table:table-cell table:style-name="ce36" office:value-type="string">
            <office:annotation draw:style-name="gr1" draw:text-style-name="P1" svg:width="2.806cm" svg:height="1.688cm" svg:x="8.593cm" svg:y="23.321cm" draw:caption-point-x="-8.593cm" draw:caption-point-y="-23.321cm">
              <dc:date>2011-09-02T00:00:00</dc:date>
              <text:p text:style-name="P1"><text:span text:style-name="T1">41 change to 91</text:span></text:p>
            </office:annotation>
            <text:p>91Beg for your life. Perhaps I will spare it if you convince me.</text:p>
          </table:table-cell>
          <table:table-cell table:style-name="ce21" office:value-type="string">
            <text:p>91Implore-moi. Et si tu es convaincant, je te laisserai peut-être la vie sauve.</text:p>
          </table:table-cell>
          <table:table-cell table:style-name="ce76" office:value-type="string">
            <text:p>91Flehe um dein Leben. Vielleicht lasse ich Gnade walten, wenn du mich überzeugst.</text:p>
          </table:table-cell>
          <table:table-cell table:style-name="ce21" office:value-type="string">
            <text:p>91Ruega por tu vida. Quizás no te mate si me convences.</text:p>
          </table:table-cell>
          <table:table-cell table:style-name="ce21" office:value-type="string">
            <text:p>91Implorami di risparmiarti. Se sarai abbastanza convincente, forse ti lascerò vivere.</text:p>
          </table:table-cell>
          <table:table-cell table:style-name="ce21" office:value-type="string">
            <text:p>91Implore por sua vida. Talvez eu a poupe, se você for convincente.</text:p>
          </table:table-cell>
          <table:table-cell table:style-name="ce21" office:value-type="string">
            <text:p>91Canını bağışlamam için yalvar. İkna olursam bağışlarım belki.</text:p>
          </table:table-cell>
          <table:table-cell table:style-name="ce21" office:value-type="string">
            <text:p>91Умоляй о пощаде. Возможно, я дарую ее тебе, если ты будешь красноречив.</text:p>
          </table:table-cell>
          <table:table-cell table:style-name="ce21" office:value-type="string">
            <text:p>91Błagaj o życie. Jeśli będziesz przekonujący, daruję ci je.</text:p>
          </table:table-cell>
          <table:table-cell table:style-name="ce21" office:value-type="string">
            <text:p>91อ้อนวอน|ขอ|ชีวิต|ของเจ้า|สิ |บางที|ข้า|อาจจะ|ปล่อย|เจ้า|ไป |ถ้า|เจ้า|โน้มน้าว|ข้าได้นะ</text:p>
          </table:table-cell>
          <table:table-cell table:style-name="ce265" office:value-type="string">
            <text:p>91Hãy cầu xin tha chết đi. Có lẽ ta sẽ tha mạng cho nhà ngươi nếu ngươi thuyết phục ta.</text:p>
          </table:table-cell>
          <table:table-cell table:style-name="ce230" table:number-columns-repeated="2"/>
          <table:table-cell table:number-columns-repeated="1009"/>
        </table:table-row>
        <table:table-row table:style-name="ro107">
          <table:table-cell table:style-name="ce214" office:value-type="string">
            <text:p>TEXT_16</text:p>
          </table:table-cell>
          <table:table-cell table:style-name="ce216" office:value-type="string">
            <text:p>Ezio</text:p>
          </table:table-cell>
          <table:table-cell table:style-name="ce21" office:value-type="string">
            <text:p>22Just like a Templar... If our roles were reversed, you would be weeping upon my boot... You assume everyone else is as great a coward as you...</text:p>
          </table:table-cell>
          <table:table-cell table:style-name="ce29" office:value-type="string">
            <text:p>22Un vrai Templier... Si tu étais à ma place, tu me lécherais les bottes. Mais ne pense pas que tout le monde est aussi lâche que toi.</text:p>
          </table:table-cell>
          <table:table-cell table:style-name="ce76" office:value-type="string">
            <text:p>22Genau wie alle Templer... Wärst du an meiner Stelle, würdest du mir die Stiefel küssen... Du glaubst, jeder ist ein Feigling wie du...</text:p>
          </table:table-cell>
          <table:table-cell table:style-name="ce21" office:value-type="string">
            <text:p>22Como todo templario... Si se invirtieran nuestros roles, estarías limpiándome las botas... Asumes que todos somos tan cobardes como tú...</text:p>
          </table:table-cell>
          <table:table-cell table:style-name="ce21" office:value-type="string">
            <text:p>22Proprio come un templare... se i nostri ruoli fossero invertiti, tu staresti versando lacrime sui miei stivali... Credi siano tutti codardi come te?</text:p>
          </table:table-cell>
          <table:table-cell table:style-name="ce21" office:value-type="string">
            <text:p>22Típico de um Templário. Se nossos papéis fossem invertidos, você estaria chorando sobre meus pés. Vocês acham que todos são tão covardes quanto vocês.</text:p>
          </table:table-cell>
          <table:table-cell table:style-name="ce21" office:value-type="string">
            <text:p>22Tam bir Templarsın... Benim yerimde olsan ayaklarıma kapanmış ağlıyor olurdun... Herkesi kendin kadar korkak sanıyorsun...</text:p>
          </table:table-cell>
          <table:table-cell table:style-name="ce21" office:value-type="string">
            <text:p>22Это в духе тамплиеров... если бы мы поменялись местами, ты бы несомненно пресмыкался передо мной... Ведь ты полагаешь, что все такие же трусы, как и ты сам...</text:p>
          </table:table-cell>
          <table:table-cell table:style-name="ce21" office:value-type="string">
            <text:p>22Pyszny, jak każdy Templariusz... gdy nasze role się odwrócą, będziesz łkał u mych stóp... Myślisz, że każdy jest takim tchórzem, jak ty sam...?</text:p>
          </table:table-cell>
          <table:table-cell table:style-name="ce21" office:value-type="string">
            <text:p>22คงเหมือน|พวกเทมพลาร์|สินะ... |หาก|ตอนนี้|เรา|สลับบท|กัน |เจ้า|ก็คง|นั่ง|เกาะขา|ข้า|ร้องไห้|อยู่เป็นแน่... |เจ้า|คง|คิดว่า|ทุกคน|คงจะ|ขี้ขลาด|เหมือนกับ|เจ้า|ล่ะสิ...</text:p>
          </table:table-cell>
          <table:table-cell table:style-name="ce59" office:value-type="string">
            <text:p>22Một Hiệp sĩ Đền Thánh đích thực... Nếu chúng ta đảo ngược vai trò cho nhau, ngươi sẽ phải liếm gót giầy của ta... Ngươi cứ cho là những người khác đều hèn mọn như ngươi ư…</text:p>
          </table:table-cell>
          <table:table-cell table:style-name="Default" table:number-columns-repeated="2"/>
          <table:table-cell table:number-columns-repeated="1009"/>
        </table:table-row>
        <table:table-row table:style-name="ro108">
          <table:table-cell table:style-name="ce214" office:value-type="string">
            <text:p>TEXT_17</text:p>
          </table:table-cell>
          <table:table-cell table:style-name="ce216" office:value-type="string">
            <text:p>Achmet</text:p>
          </table:table-cell>
          <table:table-cell table:style-name="ce36" office:value-type="string">
            <office:annotation draw:style-name="gr1" draw:text-style-name="P1" svg:width="2.806cm" svg:height="1.698cm" svg:x="8.593cm" svg:y="28.724cm" draw:caption-point-x="-8.593cm" draw:caption-point-y="-28.724cm">
              <dc:date>2011-09-02T00:00:00</dc:date>
              <text:p text:style-name="P1"><text:span text:style-name="T1">41 change to 91</text:span></text:p>
            </office:annotation>
            <text:p>91You cannot stand against a power as ancient as this! Now you - wait... what's happening? What is this? </text:p>
          </table:table-cell>
          <table:table-cell table:style-name="ce21" office:value-type="string">
            <text:p>91Tu ne peux pas te résister à un pouvoir aussi ancien que celui-ci ! Et maintenant... Attends... Que se passe-t-il ? Qu'est-ce que c'est ?</text:p>
          </table:table-cell>
          <table:table-cell table:style-name="ce76" office:value-type="string">
            <text:p>91Du kommst nicht gegen eine solch uralte Kraft wie diese an! Jetzt bist du - halt... Was ist los? Was ist das?</text:p>
          </table:table-cell>
          <table:table-cell table:style-name="ce21" office:value-type="string">
            <text:p>91¡No puedes contra un poder ancestral! Ahora verás... Un momento... ¿Qué está pasando? ¿Qué es esto?</text:p>
          </table:table-cell>
          <table:table-cell table:style-name="ce21" office:value-type="string">
            <text:p>91Non puoi nulla contro un potere antico come questo! Adesso tu... aspetta... cosa sta succedendo?</text:p>
          </table:table-cell>
          <table:table-cell table:style-name="ce21" office:value-type="string">
            <text:p>91Você não pode vencer um poder tão grande e antigo como este! Agora você... Espere! O que está acontecendo? O que é isso?</text:p>
          </table:table-cell>
          <table:table-cell table:style-name="ce21" office:value-type="string">
            <text:p>91Bu kadar kadim bir gücün karşısında duramazsın! Şimdi... Bir dakika... Ne oluyor? Bu da ne?</text:p>
          </table:table-cell>
          <table:table-cell table:style-name="ce21" office:value-type="string">
            <text:p>91Ты не можешь сопротивляться такой древней силе! А теперь... подожди, что происходит? Что это?</text:p>
          </table:table-cell>
          <table:table-cell table:style-name="ce21" office:value-type="string">
            <text:p>91Nie możesz się sprzeciwić starożytnej mocy! Teraz... chwileczkę... co się dzieje? Co to?</text:p>
          </table:table-cell>
          <table:table-cell table:style-name="ce21" office:value-type="string">
            <text:p>91เจ้า|ต้านทาน|พลัง|ที่|เก่าแก่|เช่นนี้|ไม่ได้หรอก! |เอาล่ะ |เจ้าต้อง... |เกิด|อะไรขึ้น|น่ะ? |นี่มัน|อะไรกัน? </text:p>
          </table:table-cell>
          <table:table-cell table:style-name="ce59" office:value-type="string">
            <text:p>91Ngươi không thể đứng chống lại sức mạnh cổ xưa này! Giờ ngươi - đợi tí... chuyện gì đang xảy ra vậy? Cái gì đây?</text:p>
          </table:table-cell>
          <table:table-cell table:style-name="Default" table:number-columns-repeated="2"/>
          <table:table-cell table:style-name="ce213" table:number-columns-repeated="145"/>
          <table:table-cell table:number-columns-repeated="96"/>
          <table:table-cell table:style-name="ce213" table:number-columns-repeated="768"/>
        </table:table-row>
        <table:table-row table:style-name="ro2">
          <table:table-cell table:style-name="ce214"/>
          <table:table-cell table:style-name="ce216"/>
          <table:table-cell table:style-name="Default" table:number-columns-repeated="13"/>
          <table:table-cell table:number-columns-repeated="1009"/>
        </table:table-row>
        <table:table-row table:style-name="ro2">
          <table:table-cell table:style-name="ce214"/>
          <table:table-cell table:style-name="ce216"/>
          <table:table-cell table:style-name="Default" table:number-columns-repeated="13"/>
          <table:table-cell table:style-name="ce252" table:number-columns-repeated="2"/>
          <table:table-cell table:number-columns-repeated="1007"/>
        </table:table-row>
        <table:table-row table:style-name="ro2" table:number-rows-repeated="9">
          <table:table-cell table:style-name="ce214"/>
          <table:table-cell table:style-name="ce216"/>
          <table:table-cell table:style-name="Default" table:number-columns-repeated="13"/>
          <table:table-cell table:number-columns-repeated="1009"/>
        </table:table-row>
        <table:table-row table:style-name="ro2" table:number-rows-repeated="5">
          <table:table-cell table:style-name="ce214"/>
          <table:table-cell/>
          <table:table-cell table:style-name="Default" table:number-columns-repeated="13"/>
          <table:table-cell table:number-columns-repeated="1009"/>
        </table:table-row>
        <table:table-row table:style-name="ro2" table:number-rows-repeated="2">
          <table:table-cell table:style-name="ce214"/>
          <table:table-cell table:style-name="ce216"/>
          <table:table-cell table:style-name="Default" table:number-columns-repeated="13"/>
          <table:table-cell table:style-name="ce349"/>
          <table:table-cell table:number-columns-repeated="1008"/>
        </table:table-row>
        <table:table-row table:style-name="ro2">
          <table:table-cell table:style-name="ce214"/>
          <table:table-cell table:style-name="ce216"/>
          <table:table-cell table:style-name="Default" table:number-columns-repeated="13"/>
          <table:table-cell table:style-name="ce228"/>
          <table:table-cell table:number-columns-repeated="1008"/>
        </table:table-row>
        <table:table-row table:style-name="ro2">
          <table:table-cell table:style-name="ce214"/>
          <table:table-cell table:style-name="ce216"/>
          <table:table-cell table:style-name="Default" table:number-columns-repeated="13"/>
          <table:table-cell table:style-name="ce349"/>
          <table:table-cell table:number-columns-repeated="1008"/>
        </table:table-row>
        <table:table-row table:style-name="ro2">
          <table:table-cell table:style-name="ce214"/>
          <table:table-cell/>
          <table:table-cell table:style-name="Default" table:number-columns-repeated="13"/>
          <table:table-cell table:number-columns-repeated="1009"/>
        </table:table-row>
        <table:table-row table:style-name="ro2">
          <table:table-cell table:style-name="ce214"/>
          <table:table-cell table:style-name="ce216"/>
          <table:table-cell table:style-name="ce230" table:number-columns-repeated="7"/>
          <table:table-cell table:style-name="ce263"/>
          <table:table-cell table:style-name="ce230" table:number-columns-repeated="5"/>
          <table:table-cell table:style-name="ce228"/>
          <table:table-cell table:number-columns-repeated="1008"/>
        </table:table-row>
        <table:table-row table:style-name="ro2" table:number-rows-repeated="5">
          <table:table-cell table:style-name="ce214"/>
          <table:table-cell/>
          <table:table-cell table:style-name="ce230" table:number-columns-repeated="7"/>
          <table:table-cell table:style-name="ce263"/>
          <table:table-cell table:style-name="ce230" table:number-columns-repeated="5"/>
          <table:table-cell table:number-columns-repeated="1009"/>
        </table:table-row>
        <table:table-row table:style-name="ro2" table:number-rows-repeated="2">
          <table:table-cell table:style-name="ce214"/>
          <table:table-cell table:number-columns-repeated="2"/>
          <table:table-cell table:style-name="ce230"/>
          <table:table-cell table:style-name="ce342"/>
          <table:table-cell table:style-name="ce230"/>
          <table:table-cell table:style-name="ce116"/>
          <table:table-cell table:style-name="ce230"/>
          <table:table-cell/>
          <table:table-cell table:style-name="ce263"/>
          <table:table-cell table:style-name="ce230" table:number-columns-repeated="2"/>
          <table:table-cell table:number-columns-repeated="1012"/>
        </table:table-row>
        <table:table-row table:style-name="ro2">
          <table:table-cell table:style-name="ce214"/>
          <table:table-cell table:number-columns-repeated="2"/>
          <table:table-cell table:style-name="ce279"/>
          <table:table-cell table:style-name="ce65"/>
          <table:table-cell table:style-name="ce276" table:number-columns-repeated="3"/>
          <table:table-cell/>
          <table:table-cell table:style-name="ce279"/>
          <table:table-cell table:number-columns-repeated="4"/>
          <table:table-cell table:style-name="ce276"/>
          <table:table-cell table:number-columns-repeated="1009"/>
        </table:table-row>
        <table:table-row table:style-name="ro2">
          <table:table-cell table:style-name="ce214"/>
          <table:table-cell table:number-columns-repeated="13"/>
          <table:table-cell table:style-name="ce267"/>
          <table:table-cell table:number-columns-repeated="1009"/>
        </table:table-row>
        <table:table-row table:style-name="ro2">
          <table:table-cell table:style-name="ce214"/>
          <table:table-cell table:number-columns-repeated="4"/>
          <table:table-cell table:style-name="ce276"/>
          <table:table-cell table:number-columns-repeated="8"/>
          <table:table-cell table:style-name="ce36"/>
          <table:table-cell table:number-columns-repeated="1009"/>
        </table:table-row>
        <table:table-row table:style-name="ro2">
          <table:table-cell table:style-name="ce214"/>
          <table:table-cell table:number-columns-repeated="2"/>
          <table:table-cell table:style-name="ce228"/>
          <table:table-cell/>
          <table:table-cell table:style-name="ce276"/>
          <table:table-cell/>
          <table:table-cell table:style-name="ce276"/>
          <table:table-cell table:number-columns-repeated="2"/>
          <table:table-cell table:style-name="ce293"/>
          <table:table-cell table:number-columns-repeated="3"/>
          <table:table-cell table:style-name="ce267"/>
          <table:table-cell table:number-columns-repeated="1009"/>
        </table:table-row>
        <table:table-row table:style-name="ro2">
          <table:table-cell table:style-name="ce214"/>
          <table:table-cell table:number-columns-repeated="2"/>
          <table:table-cell table:style-name="ce279"/>
          <table:table-cell table:style-name="ce88"/>
          <table:table-cell table:style-name="ce276"/>
          <table:table-cell table:number-columns-repeated="8"/>
          <table:table-cell table:style-name="ce267"/>
          <table:table-cell table:number-columns-repeated="1009"/>
        </table:table-row>
        <table:table-row table:style-name="ro2">
          <table:table-cell table:style-name="ce214"/>
          <table:table-cell table:number-columns-repeated="2"/>
          <table:table-cell table:style-name="ce279"/>
          <table:table-cell/>
          <table:table-cell table:style-name="ce276" table:number-columns-repeated="3"/>
          <table:table-cell/>
          <table:table-cell table:style-name="ce279"/>
          <table:table-cell table:style-name="ce293"/>
          <table:table-cell table:number-columns-repeated="3"/>
          <table:table-cell table:style-name="ce270"/>
          <table:table-cell table:number-columns-repeated="1009"/>
        </table:table-row>
        <table:table-row table:style-name="ro2">
          <table:table-cell table:style-name="ce214"/>
          <table:table-cell table:number-columns-repeated="3"/>
          <table:table-cell table:style-name="ce65"/>
          <table:table-cell table:style-name="ce276" table:number-columns-repeated="2"/>
          <table:table-cell table:number-columns-repeated="2"/>
          <table:table-cell table:style-name="ce279"/>
          <table:table-cell table:number-columns-repeated="4"/>
          <table:table-cell table:style-name="ce36"/>
          <table:table-cell table:number-columns-repeated="1009"/>
        </table:table-row>
        <table:table-row table:style-name="ro2">
          <table:table-cell table:style-name="ce214"/>
          <table:table-cell table:number-columns-repeated="8"/>
          <table:table-cell table:style-name="ce279"/>
          <table:table-cell table:number-columns-repeated="1014"/>
        </table:table-row>
        <table:table-row table:style-name="ro2">
          <table:table-cell table:style-name="ce214"/>
          <table:table-cell/>
          <table:table-cell table:style-name="ce230" table:number-columns-repeated="2"/>
          <table:table-cell table:style-name="ce342"/>
          <table:table-cell/>
          <table:table-cell table:style-name="ce116"/>
          <table:table-cell table:style-name="ce230" table:number-columns-repeated="2"/>
          <table:table-cell table:style-name="ce278"/>
          <table:table-cell table:style-name="ce230" table:number-columns-repeated="5"/>
          <table:table-cell table:number-columns-repeated="1009"/>
        </table:table-row>
        <table:table-row table:style-name="ro2">
          <table:table-cell table:style-name="ce214"/>
          <table:table-cell table:number-columns-repeated="8"/>
          <table:table-cell table:style-name="ce279"/>
          <table:table-cell table:number-columns-repeated="1014"/>
        </table:table-row>
        <table:table-row table:style-name="ro2" table:number-rows-repeated="2">
          <table:table-cell table:style-name="ce214"/>
          <table:table-cell table:number-columns-repeated="3"/>
          <table:table-cell table:style-name="ce65"/>
          <table:table-cell table:number-columns-repeated="4"/>
          <table:table-cell table:style-name="ce279"/>
          <table:table-cell table:number-columns-repeated="4"/>
          <table:table-cell table:style-name="ce270"/>
          <table:table-cell table:number-columns-repeated="1009"/>
        </table:table-row>
        <table:table-row table:style-name="ro2" table:number-rows-repeated="2">
          <table:table-cell table:style-name="ce214"/>
          <table:table-cell table:number-columns-repeated="3"/>
          <table:table-cell table:style-name="ce65"/>
          <table:table-cell table:style-name="ce276"/>
          <table:table-cell table:number-columns-repeated="3"/>
          <table:table-cell table:style-name="ce279"/>
          <table:table-cell table:number-columns-repeated="4"/>
          <table:table-cell table:style-name="ce270"/>
          <table:table-cell table:number-columns-repeated="1009"/>
        </table:table-row>
        <table:table-row table:style-name="ro2" table:number-rows-repeated="5">
          <table:table-cell table:style-name="ce214"/>
          <table:table-cell table:number-columns-repeated="1023"/>
        </table:table-row>
        <table:table-row table:style-name="ro2" table:number-rows-repeated="65465">
          <table:table-cell table:number-columns-repeated="1024"/>
        </table:table-row>
        <table:table-row table:style-name="ro2">
          <table:table-cell table:number-columns-repeated="1024"/>
        </table:table-row>
      </table:table>
      <table:table table:name="mission_list" table:style-name="ta11" table:print="false">
        <office:forms form:automatic-focus="false" form:apply-design-mode="false"/>
        <table:table-column table:style-name="co6" table:default-cell-style-name="ce213"/>
        <table:table-column table:style-name="co6" table:default-cell-style-name="ce215"/>
        <table:table-column table:style-name="co1" table:number-columns-repeated="2" table:default-cell-style-name="ce219"/>
        <table:table-column table:style-name="co1" table:default-cell-style-name="ce64"/>
        <table:table-column table:style-name="co1" table:number-columns-repeated="8" table:default-cell-style-name="ce219"/>
        <table:table-column table:style-name="co7" table:default-cell-style-name="ce219"/>
        <table:table-column table:style-name="co8" table:default-cell-style-name="ce219"/>
        <table:table-column table:style-name="co7" table:default-cell-style-name="ce219"/>
        <table:table-column table:style-name="co3" table:number-columns-repeated="111" table:default-cell-style-name="ce219"/>
        <table:table-column table:style-name="co3" table:default-cell-style-name="ce252"/>
        <table:table-column table:style-name="co7" table:default-cell-style-name="ce252"/>
        <table:table-column table:style-name="co4" table:number-columns-repeated="128" table:default-cell-style-name="Default"/>
        <table:table-column table:style-name="co5" table:number-columns-repeated="767" table:default-cell-style-name="Default"/>
        <table:table-row table:style-name="ro65">
          <table:table-cell table:style-name="ce2" office:value-type="string">
            <text:p>::ID::</text:p>
          </table:table-cell>
          <table:table-cell table:style-name="ce254" office:value-type="string">
            <text:p>speaker</text:p>
          </table:table-cell>
          <table:table-cell table:style-name="ce2" office:value-type="string">
            <text:p>::EN::</text:p>
          </table:table-cell>
          <table:table-cell table:style-name="ce2" office:value-type="string">
            <text:p>::FR::</text:p>
          </table:table-cell>
          <table:table-cell table:style-name="ce62" office:value-type="string">
            <text:p>::DE::</text:p>
          </table:table-cell>
          <table:table-cell table:style-name="ce2" office:value-type="string">
            <text:p>::ES::</text:p>
          </table:table-cell>
          <table:table-cell table:style-name="ce2" office:value-type="string">
            <text:p>::IT::</text:p>
          </table:table-cell>
          <table:table-cell table:style-name="ce2" office:value-type="string">
            <text:p>::BR::</text:p>
          </table:table-cell>
          <table:table-cell table:style-name="ce2" office:value-type="string">
            <text:p>::TR::</text:p>
          </table:table-cell>
          <table:table-cell table:style-name="ce2" office:value-type="string">
            <text:p>::RU::</text:p>
          </table:table-cell>
          <table:table-cell table:style-name="ce2" office:value-type="string">
            <text:p>::PL::</text:p>
          </table:table-cell>
          <table:table-cell table:style-name="ce2" office:value-type="string">
            <text:p>::TH::</text:p>
          </table:table-cell>
          <table:table-cell table:style-name="ce264" office:value-type="string">
            <text:p>::VI::</text:p>
          </table:table-cell>
          <table:table-cell table:style-name="ce11" table:number-columns-repeated="7"/>
          <table:table-cell table:style-name="ce2" table:number-columns-repeated="1004"/>
        </table:table-row>
        <table:table-row table:style-name="ro2">
          <table:table-cell table:number-columns-repeated="2"/>
          <table:table-cell table:style-name="ce218"/>
          <table:table-cell table:style-name="ce229"/>
          <table:table-cell table:style-name="ce63"/>
          <table:table-cell table:style-name="ce229"/>
          <table:table-cell table:style-name="ce234" table:number-columns-repeated="2"/>
          <table:table-cell table:style-name="ce236" table:number-columns-repeated="3"/>
          <table:table-cell table:style-name="ce218"/>
          <table:table-cell table:style-name="ce241" table:number-columns-repeated="3"/>
          <table:table-cell table:style-name="ce213" table:number-columns-repeated="114"/>
          <table:table-cell table:number-columns-repeated="895"/>
        </table:table-row>
        <table:table-row table:style-name="ro2">
          <table:table-cell/>
          <table:table-cell table:style-name="ce255"/>
          <table:table-cell table:number-columns-repeated="1022"/>
        </table:table-row>
        <table:table-row table:style-name="ro2">
          <table:table-cell table:number-columns-repeated="2"/>
          <table:table-cell table:style-name="ce213" table:number-columns-repeated="127"/>
          <table:table-cell table:number-columns-repeated="895"/>
        </table:table-row>
        <table:table-row table:style-name="ro57">
          <table:table-cell table:style-name="ce214" office:value-type="string">
            <text:p>TEXT_0</text:p>
          </table:table-cell>
          <table:table-cell table:style-name="ce216"/>
          <table:table-cell table:number-columns-repeated="2" office:value-type="string">
            <text:p>CONSTANTINOPLE</text:p>
          </table:table-cell>
          <table:table-cell table:style-name="ce219" office:value-type="string">
            <text:p>KONSTANTINOPEL</text:p>
          </table:table-cell>
          <table:table-cell table:style-name="ce116" office:value-type="string">
            <text:p>CONSTANTINOPLA</text:p>
          </table:table-cell>
          <table:table-cell table:style-name="ce116" office:value-type="string">
            <text:p>COSTANTINOPOLI</text:p>
          </table:table-cell>
          <table:table-cell table:style-name="ce230" office:value-type="string">
            <text:p>CONSTANTINOPLA</text:p>
          </table:table-cell>
          <table:table-cell table:style-name="ce116" office:value-type="string">
            <text:p>KONSTANTİNİYYE</text:p>
          </table:table-cell>
          <table:table-cell table:style-name="ce36" office:value-type="string">
            <text:p>КОНСТАНТИНОПОЛЬ</text:p>
          </table:table-cell>
          <table:table-cell table:style-name="ce36" office:value-type="string">
            <text:p>KONSTANTYNOPOL</text:p>
          </table:table-cell>
          <table:table-cell table:style-name="ce168" office:value-type="string">
            <text:p>คอนสแตนติโนเปิล</text:p>
          </table:table-cell>
          <table:table-cell office:value-type="string">
            <text:p>CONSTANTINOPLE</text:p>
          </table:table-cell>
          <table:table-cell table:style-name="ce36" table:number-columns-repeated="2"/>
          <table:table-cell table:number-columns-repeated="1009"/>
        </table:table-row>
        <table:table-row table:style-name="ro66">
          <table:table-cell table:style-name="ce214" office:value-type="string">
            <text:p>TEXT_1</text:p>
          </table:table-cell>
          <table:table-cell table:style-name="ce2" office:value-type="string">
            <text:p>CITY_MISSION_BRIEF_1</text:p>
          </table:table-cell>
          <table:table-cell table:style-name="ce11" office:value-type="string">
            <office:annotation draw:style-name="gr1" draw:text-style-name="P1" svg:width="2.829cm" svg:height="1.737cm" svg:x="8.593cm" svg:y="1.12cm" draw:caption-point-x="-8.593cm" draw:caption-point-y="-1.12cm">
              <dc:date>2011-09-02T00:00:00</dc:date>
              <text:p text:style-name="P1"><text:span text:style-name="T13">bug </text:span><text:span text:style-name="T15">4409172, please help us to confirm it.</text:span></text:p>
            </office:annotation>
            <text:p>The capital of the Ottoman Empire, the city is a beacon for powerful factions and political intrigue... and all the dangers and rewards these imply.</text:p>
          </table:table-cell>
          <table:table-cell table:style-name="ce11" office:value-type="string">
            <text:p>Capitale de l'Empire ottoman, elle abrite de nombreuses factions influentes au coeur de complots politiques... C'est une ville dangereuse.</text:p>
          </table:table-cell>
          <table:table-cell office:value-type="string">
            <text:p>Die Hauptstadt des Osmanischen Reiches - eine Bühne mächtiger Gruppierungen und politischer Intrigen... und all den Gefahren und Belohnungen, die daraus erwachsen.</text:p>
          </table:table-cell>
          <table:table-cell table:style-name="ce11" office:value-type="string">
            <text:p>Una oscura ciudad del imperio Otomano repleta de facciones e intrigas políticas... con todos los peligros que eso implica.</text:p>
          </table:table-cell>
          <table:table-cell table:style-name="ce11" office:value-type="string">
            <text:p>Capitale dell'impero Ottomano, questa città ospita potenti fazioni e complessi intrighi politici... e tutti i pericoli e i benefici che essi comportano.</text:p>
          </table:table-cell>
          <table:table-cell table:style-name="ce11" office:value-type="string">
            <text:p>A capital do império Otomano. Esta cidade é o celeiro de facções poderosas, intrigas políticas e todos os perigos e recompensas resultantes dessas duas coisas.</text:p>
          </table:table-cell>
          <table:table-cell table:style-name="ce168" office:value-type="string">
            <text:p>Osmanlı İmparatorluğu'nun başkenti olan bu şehir, güçlü gruplaşma ve siyasi entrikaların; ve bunların getirdiği bütün tehlike ve güzelliklerin beşiğidir.</text:p>
          </table:table-cell>
          <table:table-cell table:style-name="ce11" office:value-type="string">
            <text:p>Столица Оттоманской империи, этот город является очагом политических распрей и интриг... Опасность подстерегает на каждом шагу.</text:p>
          </table:table-cell>
          <table:table-cell table:style-name="ce11" office:value-type="string">
            <text:p>Stolica Imperium Osmańskiego - pełna potężnych frakcji i politycznych intryg... A także niebezpieczeństw z nimi związanych.</text:p>
          </table:table-cell>
          <table:table-cell table:style-name="ce11" office:value-type="string">
            <text:p>เมืองหลวง|ของ|จักรวรรดิ|ออตโตมัน |เมืองนี้|เป็น|ศูนย์กลาง|แห่ง|กลุ่ม|ผู้มี|อำนาจ|และ|แผนการลับ... |ซึ่ง|บ่งบอก|ถึง|ความอันตราย|และ|ผลตอบแทน|ทั้งหลาย|ที่|ย่อม|ตามมา</text:p>
          </table:table-cell>
          <table:table-cell table:style-name="ce11" office:value-type="string">
            <text:p>Thủ đô của Ottoman Empire - thành phố ấy là trung tâm của các phe cánh đầy uy lực và những mưu đồ mang tính chính trị... và theo sau chúng là tất cả các sự nguy hiểm và những phần thưởng.</text:p>
          </table:table-cell>
          <table:table-cell table:style-name="ce36" table:number-columns-repeated="2"/>
          <table:table-cell table:number-columns-repeated="3"/>
          <table:table-cell table:style-name="ce213" table:number-columns-repeated="111"/>
          <table:table-cell table:number-columns-repeated="895"/>
        </table:table-row>
        <table:table-row table:style-name="ro45">
          <table:table-cell table:style-name="ce214" office:value-type="string">
            <text:p>TEXT_2</text:p>
          </table:table-cell>
          <table:table-cell table:style-name="ce216"/>
          <table:table-cell table:style-name="ce21" office:value-type="string">
            <text:p>DEAL WITH A TRAITOR</text:p>
          </table:table-cell>
          <table:table-cell table:style-name="ce21" office:value-type="string">
            <text:p>PARLE À UN TRAÎTRE</text:p>
          </table:table-cell>
          <table:table-cell table:style-name="ce76" office:value-type="string">
            <text:p>BESTRAFE EINEN VERRÄTER.</text:p>
          </table:table-cell>
          <table:table-cell table:style-name="ce21" office:value-type="string">
            <text:p>HAZ UN TRATO CON UN TRAIDOR</text:p>
          </table:table-cell>
          <table:table-cell table:style-name="ce21" office:value-type="string">
            <text:p>OCCUPATI DEL TRADITORE</text:p>
          </table:table-cell>
          <table:table-cell table:style-name="ce21" office:value-type="string">
            <text:p>NEGOCIE COM UM TRAIDOR</text:p>
          </table:table-cell>
          <table:table-cell table:style-name="ce21" office:value-type="string">
            <text:p>HAİNİ HAKLA</text:p>
          </table:table-cell>
          <table:table-cell table:style-name="ce21" office:value-type="string">
            <text:p>РАЗБЕРИСЬ С ПРЕДАТЕЛЕМ</text:p>
          </table:table-cell>
          <table:table-cell table:style-name="ce21" office:value-type="string">
            <text:p>ROZPRAW SIĘ ZE ZDRAJCĄ</text:p>
          </table:table-cell>
          <table:table-cell table:style-name="ce21" office:value-type="string">
            <text:p>ต่อสู้กับผู้ทรยศ</text:p>
          </table:table-cell>
          <table:table-cell table:style-name="ce265" office:value-type="string">
            <text:p>HÃY ĐƯƠNG ĐẦU VỚI KẺ PHẢN BỘI</text:p>
          </table:table-cell>
          <table:table-cell table:style-name="ce36" table:number-columns-repeated="2"/>
          <table:table-cell table:number-columns-repeated="1009"/>
        </table:table-row>
        <table:table-row table:style-name="ro57">
          <table:table-cell table:style-name="ce214" office:value-type="string">
            <text:p>TEXT_3</text:p>
          </table:table-cell>
          <table:table-cell table:style-name="ce216"/>
          <table:table-cell table:style-name="ce116" office:value-type="string">
            <text:p>SPREAD RUMORS</text:p>
          </table:table-cell>
          <table:table-cell table:style-name="ce21" office:value-type="string">
            <text:p>RÉPANDS DES RUMEURS</text:p>
          </table:table-cell>
          <table:table-cell table:style-name="ce76" office:value-type="string">
            <text:p>VERBREITE GERÜCHTE.</text:p>
          </table:table-cell>
          <table:table-cell table:style-name="ce21" office:value-type="string">
            <text:p>EXTIENDE RUMORES</text:p>
          </table:table-cell>
          <table:table-cell table:style-name="ce21" office:value-type="string">
            <text:p>SPARGI DICERIE</text:p>
          </table:table-cell>
          <table:table-cell table:style-name="ce21" office:value-type="string">
            <text:p>ESPALHE RUMORES</text:p>
          </table:table-cell>
          <table:table-cell table:style-name="ce21" office:value-type="string">
            <text:p>DEDİKODU YAY</text:p>
          </table:table-cell>
          <table:table-cell table:style-name="ce21" office:value-type="string">
            <text:p>РАСПУСТИ СЛУХИ</text:p>
          </table:table-cell>
          <table:table-cell table:style-name="ce21" office:value-type="string">
            <text:p>ROZPUŚĆ PLOTKI</text:p>
          </table:table-cell>
          <table:table-cell table:style-name="ce21" office:value-type="string">
            <text:p>แพร่ข่าวลือ</text:p>
          </table:table-cell>
          <table:table-cell table:style-name="ce265" office:value-type="string">
            <text:p>HÃY LAN TRUYỀN TIN ĐỒN</text:p>
          </table:table-cell>
          <table:table-cell table:style-name="ce36" table:number-columns-repeated="2"/>
          <table:table-cell table:number-columns-repeated="1009"/>
        </table:table-row>
        <table:table-row table:style-name="ro53">
          <table:table-cell table:style-name="ce214" office:value-type="string">
            <text:p>TEXT_4</text:p>
          </table:table-cell>
          <table:table-cell table:style-name="ce216"/>
          <table:table-cell table:style-name="ce21" office:value-type="string">
            <text:p>DEFEND AN OUTPOST</text:p>
          </table:table-cell>
          <table:table-cell table:style-name="ce21" office:value-type="string">
            <text:p>DÉFENDS L'AVANT-POSTE</text:p>
          </table:table-cell>
          <table:table-cell table:style-name="ce76" office:value-type="string">
            <text:p>VERTEIDIGE DEN VORPOSTEN.</text:p>
          </table:table-cell>
          <table:table-cell table:style-name="ce21" office:value-type="string">
            <text:p>DEFIENDE EL PUESTO DE VIGILANCIA</text:p>
          </table:table-cell>
          <table:table-cell table:style-name="ce21" office:value-type="string">
            <text:p>DIFENDI L'AVAMPOSTO</text:p>
          </table:table-cell>
          <table:table-cell table:style-name="ce21" office:value-type="string">
            <text:p>DEFENDA UM POSTO AVANÇADO</text:p>
          </table:table-cell>
          <table:table-cell table:style-name="ce21" office:value-type="string">
            <text:p>ÜSSÜ SAVUN</text:p>
          </table:table-cell>
          <table:table-cell table:style-name="ce21" office:value-type="string">
            <text:p>ЗАЩИТИ АВАНПОСТ</text:p>
          </table:table-cell>
          <table:table-cell table:style-name="ce21" office:value-type="string">
            <text:p>BROŃ PLACÓWKI</text:p>
          </table:table-cell>
          <table:table-cell table:style-name="ce21" office:value-type="string">
            <text:p>ป้องกันด่านหน้า</text:p>
          </table:table-cell>
          <table:table-cell table:style-name="ce265" office:value-type="string">
            <text:p>HÃY PHÒNG THỦ TIỀN ĐỒN</text:p>
          </table:table-cell>
          <table:table-cell table:style-name="ce116"/>
          <table:table-cell table:style-name="ce36"/>
          <table:table-cell table:number-columns-repeated="1009"/>
        </table:table-row>
        <table:table-row table:style-name="ro45">
          <table:table-cell table:style-name="ce214" office:value-type="string">
            <text:p>TEXT_5</text:p>
          </table:table-cell>
          <table:table-cell table:style-name="ce216"/>
          <table:table-cell table:style-name="ce21" office:value-type="string">
            <text:p>HELP VILLAGERS</text:p>
          </table:table-cell>
          <table:table-cell table:style-name="ce21" office:value-type="string">
            <text:p>AIDE LES VILLAGEOIS</text:p>
          </table:table-cell>
          <table:table-cell table:style-name="ce76" office:value-type="string">
            <text:p>HILF DEN DORFBEWOHNERN.</text:p>
          </table:table-cell>
          <table:table-cell table:style-name="ce21" office:value-type="string">
            <text:p>AYUDA A LOS ALDEANOS</text:p>
          </table:table-cell>
          <table:table-cell table:style-name="ce21" office:value-type="string">
            <text:p>AIUTA GLI ABITANTI DEL VILLAGGIO</text:p>
          </table:table-cell>
          <table:table-cell table:style-name="ce21" office:value-type="string">
            <text:p>AJUDE OS CIDADÃOS</text:p>
          </table:table-cell>
          <table:table-cell table:style-name="ce21" office:value-type="string">
            <text:p>KÖYLÜLERE YARDIM ET</text:p>
          </table:table-cell>
          <table:table-cell table:style-name="ce21" office:value-type="string">
            <text:p>ПОМОГИ СЕЛЯНАМ</text:p>
          </table:table-cell>
          <table:table-cell table:style-name="ce21" office:value-type="string">
            <text:p>POMÓŻ WIEŚNIAKOM</text:p>
          </table:table-cell>
          <table:table-cell table:style-name="ce21" office:value-type="string">
            <text:p>ช่วยเหลือชาวบ้าน</text:p>
          </table:table-cell>
          <table:table-cell table:style-name="ce265" office:value-type="string">
            <text:p>HÃY GIÚP ĐỠ DÂN LÀNG</text:p>
          </table:table-cell>
          <table:table-cell table:style-name="ce116"/>
          <table:table-cell table:style-name="ce36"/>
          <table:table-cell table:number-columns-repeated="1009"/>
        </table:table-row>
        <table:table-row table:style-name="ro53">
          <table:table-cell table:style-name="ce214" office:value-type="string">
            <text:p>TEXT_6</text:p>
          </table:table-cell>
          <table:table-cell table:style-name="ce216"/>
          <table:table-cell table:style-name="ce21" office:value-type="string">
            <text:p>DELIVER GOODS TO THE GUILD</text:p>
          </table:table-cell>
          <table:table-cell table:style-name="ce21" office:value-type="string">
            <text:p>AMÈNE LES OBJETS À LA GUILDE</text:p>
          </table:table-cell>
          <table:table-cell table:style-name="ce76" office:value-type="string">
            <text:p>LIEFERE WAREN AN DIE GILDE.</text:p>
          </table:table-cell>
          <table:table-cell table:style-name="ce21" office:value-type="string">
            <text:p>ENTRÉGALE MERCANCÍAS AL CLAN</text:p>
          </table:table-cell>
          <table:table-cell table:style-name="ce21" office:value-type="string">
            <text:p>CONSEGNA LE MERCI ALLA GILDA</text:p>
          </table:table-cell>
          <table:table-cell table:style-name="ce21" office:value-type="string">
            <text:p>ENTREGUE ARTIGOS À GUILDA</text:p>
          </table:table-cell>
          <table:table-cell table:style-name="ce21" office:value-type="string">
            <text:p>KLANA MAL ULAŞTIR</text:p>
          </table:table-cell>
          <table:table-cell table:style-name="ce21" office:value-type="string">
            <text:p>ДОСТАВЬ ТОВАРЫ В ГИЛЬДИЮ</text:p>
          </table:table-cell>
          <table:table-cell table:style-name="ce21" office:value-type="string">
            <text:p>DOSTARCZ ZAOPATRZENIE DLA GILDII</text:p>
          </table:table-cell>
          <table:table-cell table:style-name="ce21" office:value-type="string">
            <text:p>ส่งของไปให้กิลด์</text:p>
          </table:table-cell>
          <table:table-cell table:style-name="ce265" office:value-type="string">
            <text:p>HÃY MANG HÀNG HÓA ĐẾN GIÁO PHÁI ẤY</text:p>
          </table:table-cell>
          <table:table-cell table:style-name="ce36" table:number-columns-repeated="2"/>
          <table:table-cell table:number-columns-repeated="1009"/>
        </table:table-row>
        <table:table-row table:style-name="ro53">
          <table:table-cell table:style-name="ce214" office:value-type="string">
            <text:p>TEXT_7</text:p>
          </table:table-cell>
          <table:table-cell table:style-name="ce216"/>
          <table:table-cell table:style-name="ce116" office:value-type="string">
            <text:p>DEFEND THE ASSASSINS' DEN</text:p>
          </table:table-cell>
          <table:table-cell table:style-name="ce21" office:value-type="string">
            <text:p>DÉFENDS LE REPAIRE</text:p>
          </table:table-cell>
          <table:table-cell table:style-name="ce76" office:value-type="string">
            <office:annotation draw:style-name="gr9" draw:text-style-name="P1" svg:width="2.806cm" svg:height="1.708cm" svg:x="16.554cm" svg:y="8.792cm" draw:caption-point-x="-16.554cm" draw:caption-point-y="-8.792cm">
              <dc:date>2011-09-02T00:00:00</dc:date>
              <text:p text:style-name="P1"><text:span text:style-name="T3">stefan.weisenbacher:</text:span></text:p>
              <text:p text:style-name="P1"><text:span text:style-name="T4">check in game</text:span></text:p>
            </office:annotation>
            <text:p>VERTEIDIGE DAS LAGER DER ASSASSINEN.</text:p>
          </table:table-cell>
          <table:table-cell table:style-name="ce21" office:value-type="string">
            <text:p>DEFIENDE LA GUARIDA DE LOS ASESINOS</text:p>
          </table:table-cell>
          <table:table-cell table:style-name="ce21" office:value-type="string">
            <text:p>DIFENDI LA BASE DEGLI ASSASSINI</text:p>
          </table:table-cell>
          <table:table-cell table:style-name="ce21" office:value-type="string">
            <text:p>DEFENDA O ESCONDERIJO</text:p>
          </table:table-cell>
          <table:table-cell table:style-name="ce21" office:value-type="string">
            <text:p>HAŞHAŞİ SIĞINAĞINI SAVUN</text:p>
          </table:table-cell>
          <table:table-cell table:style-name="ce21" office:value-type="string">
            <text:p>ЗАЩИТИ УБЕЖИЩЕ АССАСИНОВ</text:p>
          </table:table-cell>
          <table:table-cell table:style-name="ce21" office:value-type="string">
            <text:p>BROŃ KWATERY ASASYNÓW</text:p>
          </table:table-cell>
          <table:table-cell table:style-name="ce21" office:value-type="string">
            <text:p>ป้องกัน|ฐาน|ของ|มือสังหาร</text:p>
          </table:table-cell>
          <table:table-cell table:style-name="ce265" office:value-type="string">
            <text:p>HÃY PHÒNG THỦ SÀO HUYỆT CỦA GIÁO PHÁI SÁT THỦ</text:p>
          </table:table-cell>
          <table:table-cell table:style-name="ce36" table:number-columns-repeated="2"/>
          <table:table-cell table:number-columns-repeated="1009"/>
        </table:table-row>
        <table:table-row table:style-name="ro53">
          <table:table-cell table:style-name="ce214" office:value-type="string">
            <text:p>TEXT_8</text:p>
          </table:table-cell>
          <table:table-cell table:style-name="ce216"/>
          <table:table-cell table:style-name="ce21" office:value-type="string">
            <office:annotation draw:style-name="gr1" draw:text-style-name="P1" svg:width="2.857cm" svg:height="1.778cm" svg:x="8.593cm" svg:y="12.125cm" draw:caption-point-x="-8.593cm" draw:caption-point-y="-12.125cm">
              <dc:date>2011-09-02T00:00:00</dc:date>
              <text:p text:style-name="P1"><text:span text:style-name="T1">[TNS] Your Guild: The text "STEAL THE TEMPLARS' MONEY" is forbidden</text:span></text:p>
              <text:p text:style-name="P1"><text:span text:style-name="T1">BUG ID </text:span><text:span text:style-name="T1"><text:tab/></text:span><text:span text:style-name="T1">4418996</text:span></text:p>
            </office:annotation>
            <text:p>TAKE THE TEMPLARS' MONEY</text:p>
          </table:table-cell>
          <table:table-cell table:style-name="ce57" office:value-type="string">
            <text:p>PRENDS <text:span text:style-name="T13">L'ARGENT </text:span><text:span text:style-name="T13">DES TEMPLIERS</text:span></text:p>
          </table:table-cell>
          <table:table-cell table:style-name="ce76" office:value-type="string">
            <text:p>HOL DIR DAS GELD DER TEMPLER.</text:p>
          </table:table-cell>
          <table:table-cell table:style-name="ce21" office:value-type="string">
            <text:p>LLÉVATE EL DINERO DE LOS TEMPLARIOS</text:p>
          </table:table-cell>
          <table:table-cell table:style-name="ce21" office:value-type="string">
            <text:p>PRENDI I SOLDI DEI TEMPLARI</text:p>
          </table:table-cell>
          <table:table-cell table:style-name="ce21" office:value-type="string">
            <text:p>PEGUE O DINHEIRO DOS TEMPLÁRIOS</text:p>
          </table:table-cell>
          <table:table-cell table:style-name="ce21" office:value-type="string">
            <text:p>TEMPLARLARIN PARASINI AL</text:p>
          </table:table-cell>
          <table:table-cell table:style-name="ce21" office:value-type="string">
            <text:p>УКРАДИ ДЕНЬГИ ТАМПЛИЕРОВ</text:p>
          </table:table-cell>
          <table:table-cell table:style-name="ce21" office:value-type="string">
            <text:p>ODBIERZ PIENIĄDZE TEMPLARIUSZOM</text:p>
          </table:table-cell>
          <table:table-cell table:style-name="ce21" office:value-type="string">
            <text:p>เอาเงินของพวกเทมพลาร์</text:p>
          </table:table-cell>
          <table:table-cell table:style-name="ce59" office:value-type="string">
            <text:p>HÃY LẤY TIỀN CỦA HỘI HIỆP SĨ ĐỀN THÁNH</text:p>
          </table:table-cell>
          <table:table-cell table:style-name="ce36" table:number-columns-repeated="2"/>
          <table:table-cell table:number-columns-repeated="1009"/>
        </table:table-row>
        <table:table-row table:style-name="ro53">
          <table:table-cell table:style-name="ce214" office:value-type="string">
            <text:p>TEXT_9</text:p>
          </table:table-cell>
          <table:table-cell table:style-name="ce216"/>
          <table:table-cell table:style-name="ce21" office:value-type="string">
            <text:p>CAPTURE THE TEMPLARS' DEN</text:p>
          </table:table-cell>
          <table:table-cell table:style-name="ce57" office:value-type="string">
            <text:p>EMPARE-TOI <text:span text:style-name="T13">DU </text:span><text:span text:style-name="T13">REPAIRE DES </text:span><text:span text:style-name="T13">TEMPLIERS</text:span></text:p>
          </table:table-cell>
          <table:table-cell table:style-name="ce76" office:value-type="string">
            <office:annotation draw:style-name="gr9" draw:text-style-name="P1" svg:width="2.806cm" svg:height="1.728cm" svg:x="16.554cm" svg:y="10.966cm" draw:caption-point-x="-16.554cm" draw:caption-point-y="-10.966cm">
              <dc:date>2011-09-02T00:00:00</dc:date>
              <text:p text:style-name="P1"><text:span text:style-name="T3">stefan.weisenbacher:</text:span></text:p>
              <text:p text:style-name="P1"><text:span text:style-name="T4">check in game</text:span></text:p>
            </office:annotation>
            <text:p>NIMM DAS LAGER DER TEMPLER EIN.</text:p>
          </table:table-cell>
          <table:table-cell table:style-name="ce21" office:value-type="string">
            <text:p>CAPTURA LA GUARIDA DE LOS TEMPLARIOS</text:p>
          </table:table-cell>
          <table:table-cell table:style-name="ce21" office:value-type="string">
            <text:p>CONQUISTA LA BASE DEI TEMPLARI</text:p>
          </table:table-cell>
          <table:table-cell table:style-name="ce21" office:value-type="string">
            <text:p>CAPTURE O ESCONDERIJO DOS TEMPLÁRIOS</text:p>
          </table:table-cell>
          <table:table-cell table:style-name="ce21" office:value-type="string">
            <text:p>TEMPLAR SIĞINAĞINI ELE GEÇİR</text:p>
          </table:table-cell>
          <table:table-cell table:style-name="ce21" office:value-type="string">
            <text:p>ЗАХВАТИ ЛОГОВО ТАМПЛИЕРОВ</text:p>
          </table:table-cell>
          <table:table-cell table:style-name="ce21" office:value-type="string">
            <text:p>ZDOBĄDŹ KWATERĘ TEMPLARIUSZY</text:p>
          </table:table-cell>
          <table:table-cell table:style-name="ce21" office:value-type="string">
            <text:p>ยึดฐานของพวกเทมพลาร์</text:p>
          </table:table-cell>
          <table:table-cell table:style-name="ce265" office:value-type="string">
            <text:p>HÃY CHIẾM SÀO HUYỆT CỦA HỘI HIỆP SĨ ĐỀN THÁNH</text:p>
          </table:table-cell>
          <table:table-cell table:style-name="ce36" table:number-columns-repeated="2"/>
          <table:table-cell table:number-columns-repeated="1009"/>
        </table:table-row>
        <table:table-row table:style-name="ro2">
          <table:table-cell table:style-name="ce214" office:value-type="string">
            <text:p>TEXT_10</text:p>
          </table:table-cell>
          <table:table-cell table:style-name="ce216"/>
          <table:table-cell table:style-name="ce116" table:number-columns-repeated="3"/>
          <table:table-cell table:style-name="ce221"/>
          <table:table-cell table:style-name="ce116"/>
          <table:table-cell table:style-name="ce230"/>
          <table:table-cell table:style-name="ce36"/>
          <table:table-cell table:style-name="ce230" table:number-columns-repeated="3"/>
          <table:table-cell table:style-name="ce116" table:number-columns-repeated="2"/>
          <table:table-cell table:style-name="ce36"/>
          <table:table-cell table:number-columns-repeated="1009"/>
        </table:table-row>
        <table:table-row table:style-name="ro2">
          <table:table-cell table:style-name="ce214" office:value-type="string">
            <text:p>TEXT_11</text:p>
          </table:table-cell>
          <table:table-cell table:style-name="ce216"/>
          <table:table-cell table:style-name="ce116"/>
          <table:table-cell table:style-name="ce221"/>
          <table:table-cell table:style-name="ce261"/>
          <table:table-cell table:style-name="ce221"/>
          <table:table-cell table:style-name="ce116"/>
          <table:table-cell table:style-name="ce230"/>
          <table:table-cell table:style-name="ce36"/>
          <table:table-cell table:style-name="ce230" table:number-columns-repeated="3"/>
          <table:table-cell table:style-name="ce116" table:number-columns-repeated="2"/>
          <table:table-cell table:style-name="ce36"/>
          <table:table-cell table:number-columns-repeated="1009"/>
        </table:table-row>
        <table:table-row table:style-name="ro2">
          <table:table-cell table:style-name="ce214" office:value-type="string">
            <text:p>TEXT_12</text:p>
          </table:table-cell>
          <table:table-cell table:style-name="ce216"/>
          <table:table-cell table:style-name="ce116"/>
          <table:table-cell table:style-name="ce36"/>
          <table:table-cell table:style-name="ce341"/>
          <table:table-cell table:style-name="ce36"/>
          <table:table-cell table:style-name="ce116"/>
          <table:table-cell table:style-name="ce36" table:number-columns-repeated="8"/>
          <table:table-cell table:number-columns-repeated="1009"/>
        </table:table-row>
        <table:table-row table:style-name="ro2">
          <table:table-cell table:style-name="ce214" office:value-type="string">
            <text:p>TEXT_13</text:p>
          </table:table-cell>
          <table:table-cell table:style-name="ce216"/>
          <table:table-cell table:number-columns-repeated="2" office:value-type="string">
            <text:p>MASYAF</text:p>
          </table:table-cell>
          <table:table-cell table:style-name="ce219" office:value-type="string">
            <text:p>MASYAF</text:p>
          </table:table-cell>
          <table:table-cell table:style-name="ce36" office:value-type="string">
            <text:p>MASYAF</text:p>
          </table:table-cell>
          <table:table-cell table:style-name="ce116" office:value-type="string">
            <text:p>MASYAF</text:p>
          </table:table-cell>
          <table:table-cell table:number-columns-repeated="2" office:value-type="string">
            <text:p>MASYAF</text:p>
          </table:table-cell>
          <table:table-cell table:style-name="ce36" office:value-type="string">
            <text:p>МАСИАФ</text:p>
          </table:table-cell>
          <table:table-cell table:style-name="ce36" office:value-type="string">
            <text:p>MASJAF</text:p>
          </table:table-cell>
          <table:table-cell table:style-name="ce168" office:value-type="string">
            <text:p>มาสยาฟ</text:p>
          </table:table-cell>
          <table:table-cell office:value-type="string">
            <text:p>MASYAF</text:p>
          </table:table-cell>
          <table:table-cell table:style-name="ce36" table:number-columns-repeated="2"/>
          <table:table-cell table:number-columns-repeated="1009"/>
        </table:table-row>
        <table:table-row table:style-name="ro109">
          <table:table-cell table:style-name="ce214" office:value-type="string">
            <text:p>TEXT_14</text:p>
          </table:table-cell>
          <table:table-cell table:style-name="ce2" office:value-type="string">
            <text:p>CITY_MISSION_BRIEF_2</text:p>
          </table:table-cell>
          <table:table-cell table:style-name="ce11" office:value-type="string">
            <text:p>A mountain city that once served as the headquarters of the Order of Assassins during the Third Crusade. Its chambers and hallways echo with dark secrets and ancient Assassin lore.</text:p>
          </table:table-cell>
          <table:table-cell table:style-name="ce11" office:value-type="string">
            <text:p>Une ville de montagne ayant servi de base aux Assassins pendant la troisième croisade. L'histoire et les secrets de la <text:span text:style-name="T22">c</text:span><text:span text:style-name="T13">onfrérie se </text:span><text:span text:style-name="T13">cachent ici.</text:span></text:p>
          </table:table-cell>
          <table:table-cell office:value-type="string">
            <text:p>Eine Gebirgsstadt, die dem Orden der Assassinen während des Dritten Kreuzzugs als Hauptquartier diente. In ihren Kammern und Gängen hallen geflüsterte Worte von dunklen Geheimnissen und vergessenen Sagen der Assassinen nach...</text:p>
          </table:table-cell>
          <table:table-cell table:style-name="ce11" office:value-type="string">
            <text:p>Una ciudad montañosa que sirvió de base para los Asesinos durante la Tercera Cruzada. La historia y los secretos de la Hermandad yacen escondidos aquí.</text:p>
          </table:table-cell>
          <table:table-cell table:style-name="ce11" office:value-type="string">
            <text:p>Una città di montagna che fungeva da base per gli Assassini durante la Terza Crociata. Questo luogo nasconde la storia e i segreti della Confraternita.</text:p>
          </table:table-cell>
          <table:table-cell table:style-name="ce11" office:value-type="string">
            <text:p>Uma cidade montanhosa que serve como base dos Assassinos durante a Terceira Cruzada. A história e os segredos da irmandade são guardados aqui.</text:p>
          </table:table-cell>
          <table:table-cell table:style-name="ce11" office:value-type="string">
            <text:p>Üçüncü Haçlı Seferi sırasında Haşhaşi Yoldaşlığı'nın üs olarak kullandığı bir dağ şehri. Oda ve koridorlarında karanlık sırlar ve kadim Haşhaşi ilmi yankılanır.</text:p>
          </table:table-cell>
          <table:table-cell table:style-name="ce11" office:value-type="string">
            <text:p>Город в горах, ставший прибежищем ассасинов во время Третьего Крестового Похода. Его пещеры до сих пор хранят темные тайны и древние знания ассасинов.</text:p>
          </table:table-cell>
          <table:table-cell table:style-name="ce11" office:value-type="string">
            <text:p>Górskie miasto, będące kwaterą asasynów w trakcie trzeciej krucjaty. Jego komnaty i korytarze odbijają echem tajemnice starożytnej bazy asasynów.</text:p>
          </table:table-cell>
          <table:table-cell table:style-name="ce11" office:value-type="string">
            <text:p>เมือง|ใน|ภูเขา|ซึ่ง|ครั้งหนึ่ง|เคยเป็น|กองบัญชาการ|ของ|ภาคีมือสังหาร|ใน|ช่วงสงคราม|ครูเสด|ครั้งที่ 3 |ห้อง|และ|โถงทางเดิน|นั้น|ก้องกังวาน|ด้วย|ความลับ|อันดำมืด|และ|ตำนาน|โบราณ|ของ|มือสังหาร</text:p>
          </table:table-cell>
          <table:table-cell table:style-name="ce31" office:value-type="string">
            <text:p>Một thành phố trên núi đang được dùng như một căn cứ chính của Giáo phái Sát thủ trong suốt Thập Tự Chinh thứ Ba. Những căn phòng của nó và các đại sảnh phản hồi lại các bí mật đen tối cùng toàn bộ sự hiểu biết và truyền thuyết về Sát thủ cổ đại.</text:p>
          </table:table-cell>
          <table:table-cell table:style-name="ce36" table:number-columns-repeated="2"/>
          <table:table-cell table:number-columns-repeated="1009"/>
        </table:table-row>
        <table:table-row table:style-name="ro53">
          <table:table-cell table:style-name="ce214" office:value-type="string">
            <text:p>TEXT_15</text:p>
          </table:table-cell>
          <table:table-cell table:style-name="ce216"/>
          <table:table-cell table:style-name="ce21" office:value-type="string">
            <text:p>FIND A WAY INTO THE LIBRARY</text:p>
          </table:table-cell>
          <table:table-cell table:style-name="ce21" office:value-type="string">
            <text:p>TROUVE UN MOYEN D'ENTRER DANS LA BIBLIOTHÈQUE</text:p>
          </table:table-cell>
          <table:table-cell table:style-name="ce76" office:value-type="string">
            <text:p>FINDE EINEN WEG IN DIE BIBLIOTHEK.</text:p>
          </table:table-cell>
          <table:table-cell table:style-name="ce21" office:value-type="string">
            <text:p>ENCUENTRA EL MODO DE ENTRAR EN LA BIBLIOTECA</text:p>
          </table:table-cell>
          <table:table-cell table:style-name="ce21" office:value-type="string">
            <text:p>TROVA IL MODO DI ENTRARE NELLA BIBLIOTECA</text:p>
          </table:table-cell>
          <table:table-cell table:style-name="ce21" office:value-type="string">
            <text:p>ENCONTRE O CAMINHO DA BIBLIOTECA</text:p>
          </table:table-cell>
          <table:table-cell table:style-name="ce21" office:value-type="string">
            <text:p>KÜTÜPHANEYE GİRMENİN YOLUNU BUL</text:p>
          </table:table-cell>
          <table:table-cell table:style-name="ce21" office:value-type="string">
            <text:p>ПОПАДИ В БИБЛИОТЕКУ</text:p>
          </table:table-cell>
          <table:table-cell table:style-name="ce21" office:value-type="string">
            <text:p>ODNAJDŹ DROGĘ DO BIBLIOTEKI</text:p>
          </table:table-cell>
          <table:table-cell table:style-name="ce21" office:value-type="string">
            <text:p>หาทางเข้าไปในหอสมุด</text:p>
          </table:table-cell>
          <table:table-cell table:style-name="ce265" office:value-type="string">
            <text:p>HÃY TÌM ĐƯỜNG VÔ TÀNG KINH CÁC</text:p>
          </table:table-cell>
          <table:table-cell table:style-name="ce36" table:number-columns-repeated="2"/>
          <table:table-cell table:number-columns-repeated="1009"/>
        </table:table-row>
        <table:table-row table:style-name="ro57">
          <table:table-cell table:style-name="ce214" office:value-type="string">
            <text:p>TEXT_16</text:p>
          </table:table-cell>
          <table:table-cell table:style-name="ce216"/>
          <table:table-cell table:style-name="ce116" office:value-type="string">
            <text:p>RECOVER ALTAÏR'S DIARY</text:p>
          </table:table-cell>
          <table:table-cell table:style-name="ce21" office:value-type="string">
            <text:p>TROUVE LE JOURNAL D'<text:span text:style-name="T22">ALTAIR</text:span></text:p>
          </table:table-cell>
          <table:table-cell table:style-name="ce76" office:value-type="string">
            <text:p>FINDE ALTAÏRS TAGEBUCH.</text:p>
          </table:table-cell>
          <table:table-cell table:style-name="ce21" office:value-type="string">
            <text:p>RECOGE EL DIARIO DE ALTAÏR</text:p>
          </table:table-cell>
          <table:table-cell table:style-name="ce21" office:value-type="string">
            <text:p>TROVA IL DIARIO DI ALTAÏR</text:p>
          </table:table-cell>
          <table:table-cell table:style-name="ce21" office:value-type="string">
            <text:p>PEGUE O DIÁRIO DE ALTAÏR</text:p>
          </table:table-cell>
          <table:table-cell table:style-name="ce21" office:value-type="string">
            <text:p>ALTAÏR'İN GÜNLÜĞÜNÜ AL</text:p>
          </table:table-cell>
          <table:table-cell table:style-name="ce21" office:value-type="string">
            <text:p>НАЙДИ ДНЕВНИК АЛЬТАИРА</text:p>
          </table:table-cell>
          <table:table-cell table:style-name="ce21" office:value-type="string">
            <text:p>ZNAJDŹ PAMIĘTNIK ALTAÏRA</text:p>
          </table:table-cell>
          <table:table-cell table:style-name="ce21" office:value-type="string">
            <text:p>เอา|สมุดบันทึก|ของ|อัลเทเอีย|กลับคืนมา</text:p>
          </table:table-cell>
          <table:table-cell table:style-name="ce59" office:value-type="string">
            <text:p>HÃY TÌM LẠI NHẬT KÝ CỦA ALTAÏR</text:p>
          </table:table-cell>
          <table:table-cell table:style-name="ce36" table:number-columns-repeated="2"/>
          <table:table-cell table:number-columns-repeated="1009"/>
        </table:table-row>
        <table:table-row table:style-name="ro68">
          <table:table-cell table:style-name="ce214" office:value-type="string">
            <text:p>TEXT_17</text:p>
          </table:table-cell>
          <table:table-cell table:style-name="ce216"/>
          <table:table-cell table:style-name="ce116" office:value-type="string">
            <text:p>ELIMINATE TEMPLAR LEADER</text:p>
          </table:table-cell>
          <table:table-cell table:style-name="ce21" office:value-type="string">
            <text:p>TUE LE CHEF DES TEMPLIERS</text:p>
          </table:table-cell>
          <table:table-cell table:style-name="ce76" office:value-type="string">
            <text:p>ERLEDIGE DEN ANFÜHRER DER TEMPLER.</text:p>
          </table:table-cell>
          <table:table-cell table:style-name="ce21" office:value-type="string">
            <text:p>ELIMINA AL LÍDER DE LOS TEMPLARIOS</text:p>
          </table:table-cell>
          <table:table-cell table:style-name="ce21" office:value-type="string">
            <text:p>UCCIDI IL CAPO DEI TEMPLARI</text:p>
          </table:table-cell>
          <table:table-cell table:style-name="ce21" office:value-type="string">
            <text:p>ELIMINE O LÍDER TEMPLÁRIO</text:p>
          </table:table-cell>
          <table:table-cell table:style-name="ce21" office:value-type="string">
            <text:p>TEMPLAR LİDERİNİ ALT ET</text:p>
          </table:table-cell>
          <table:table-cell table:style-name="ce21" office:value-type="string">
            <text:p>УБЕЙ ЛИДЕРА ТАМПЛИЕРОВ</text:p>
          </table:table-cell>
          <table:table-cell table:style-name="ce21" office:value-type="string">
            <text:p>USUŃ DOWÓDCĘ TEMPLARIUSZY</text:p>
          </table:table-cell>
          <table:table-cell table:style-name="ce21" office:value-type="string">
            <text:p>กำจัดผู้นำเทมพลาร์</text:p>
          </table:table-cell>
          <table:table-cell table:style-name="ce265" office:value-type="string">
            <text:p>HÃY LOẠI TRỪ TÊN THỦ LĨNH HỘI HIỆP SĨ ĐỀN THÁNH</text:p>
          </table:table-cell>
          <table:table-cell table:style-name="ce36" table:number-columns-repeated="2"/>
          <table:table-cell table:number-columns-repeated="112"/>
          <table:table-cell table:style-name="ce219" table:number-columns-repeated="2"/>
          <table:table-cell table:style-name="ce230" table:number-columns-repeated="895"/>
        </table:table-row>
        <table:table-row table:style-name="ro53">
          <table:table-cell table:style-name="ce214" office:value-type="string">
            <text:p>TEXT_18</text:p>
          </table:table-cell>
          <table:table-cell table:style-name="ce216"/>
          <table:table-cell table:style-name="ce21" office:value-type="string">
            <text:p>FIND THE LOST MESSAGE</text:p>
          </table:table-cell>
          <table:table-cell table:style-name="ce21" office:value-type="string">
            <text:p>TROUVE LE MESSAGE PERDU</text:p>
          </table:table-cell>
          <table:table-cell table:style-name="ce76" office:value-type="string">
            <text:p>FINDE DIE VERSCHOLLENE NACHRICHT.</text:p>
          </table:table-cell>
          <table:table-cell table:style-name="ce21" office:value-type="string">
            <text:p>ENCUENTRA EL MENSAJE PERDIDO</text:p>
          </table:table-cell>
          <table:table-cell table:style-name="ce21" office:value-type="string">
            <text:p>TROVA IL MESSAGGIO PERDUTO</text:p>
          </table:table-cell>
          <table:table-cell table:style-name="ce21" office:value-type="string">
            <text:p>ENCONTRE A MENSAGEM OCULTA</text:p>
          </table:table-cell>
          <table:table-cell table:style-name="ce21" office:value-type="string">
            <text:p>KAYIP MESAJI BUL</text:p>
          </table:table-cell>
          <table:table-cell table:style-name="ce21" office:value-type="string">
            <text:p>НАЙДИ ПОТЕРЯННОЕ СООБЩЕНИЕ</text:p>
          </table:table-cell>
          <table:table-cell table:style-name="ce21" office:value-type="string">
            <text:p>ZNAJDŹ ZAGINIONĄ WIADOMOŚĆ</text:p>
          </table:table-cell>
          <table:table-cell table:style-name="ce21" office:value-type="string">
            <text:p>หาข้อความที่หายไป</text:p>
          </table:table-cell>
          <table:table-cell table:style-name="ce265" office:value-type="string">
            <text:p>HÃY TÌM THÔNG ĐIỆP ĐÃ THẤT LẠC</text:p>
          </table:table-cell>
          <table:table-cell table:style-name="ce36" table:number-columns-repeated="2"/>
          <table:table-cell table:number-columns-repeated="1009"/>
        </table:table-row>
        <table:table-row table:style-name="ro57">
          <table:table-cell table:style-name="ce214" office:value-type="string">
            <text:p>TEXT_19</text:p>
          </table:table-cell>
          <table:table-cell table:style-name="ce216"/>
          <table:table-cell table:style-name="ce116" office:value-type="string">
            <text:p>ELIMINATE THE SOLDIERS</text:p>
          </table:table-cell>
          <table:table-cell table:style-name="ce21" office:value-type="string">
            <text:p>TUE LES SOLDATS</text:p>
          </table:table-cell>
          <table:table-cell table:style-name="ce76" office:value-type="string">
            <text:p>ERLEDIGE DIE SOLDATEN.</text:p>
          </table:table-cell>
          <table:table-cell table:style-name="ce21" office:value-type="string">
            <text:p>MATA A LOS SOLDADOS</text:p>
          </table:table-cell>
          <table:table-cell table:style-name="ce21" office:value-type="string">
            <text:p>UCCIDI I SOLDATI</text:p>
          </table:table-cell>
          <table:table-cell table:style-name="ce21" office:value-type="string">
            <text:p>ELIMINE OS SOLDADOS</text:p>
          </table:table-cell>
          <table:table-cell table:style-name="ce21" office:value-type="string">
            <text:p>CESUR SAVAŞÇILARI ALT ET</text:p>
          </table:table-cell>
          <table:table-cell table:style-name="ce21" office:value-type="string">
            <text:p>УБЕЙ СОЛДАТ</text:p>
          </table:table-cell>
          <table:table-cell table:style-name="ce21" office:value-type="string">
            <text:p>USUŃ ŻOŁNIERZY</text:p>
          </table:table-cell>
          <table:table-cell table:style-name="ce21" office:value-type="string">
            <text:p>กำจัดทหาร</text:p>
          </table:table-cell>
          <table:table-cell table:style-name="ce265" office:value-type="string">
            <text:p>HÃY LOẠI TRỪ BỌN LÍNH</text:p>
          </table:table-cell>
          <table:table-cell table:style-name="ce230" table:number-columns-repeated="2"/>
          <table:table-cell table:style-name="ce256" table:number-columns-repeated="2"/>
          <table:table-cell table:number-columns-repeated="1007"/>
        </table:table-row>
        <table:table-row table:style-name="ro53">
          <table:table-cell table:style-name="ce214" office:value-type="string">
            <text:p>TEXT_20</text:p>
          </table:table-cell>
          <table:table-cell table:style-name="ce216"/>
          <table:table-cell table:style-name="ce116" office:value-type="string">
            <text:p>SNEAK INTO ENEMY CAMP</text:p>
          </table:table-cell>
          <table:table-cell table:style-name="ce21" office:value-type="string">
            <text:p>INFILTRE-TOI DANS LE CAMP ENNEMI</text:p>
          </table:table-cell>
          <table:table-cell table:style-name="ce76" office:value-type="string">
            <text:p>SCHLEICHE DICH IN DAS LAGER DER FEINDE.</text:p>
          </table:table-cell>
          <table:table-cell table:style-name="ce21" office:value-type="string">
            <text:p>INFÍLTRATE EN EL CAMPAMENTO ENEMIGO</text:p>
          </table:table-cell>
          <table:table-cell table:style-name="ce21" office:value-type="string">
            <text:p>ENTRA NELL'ACCAMPAMENTO NEMICO</text:p>
          </table:table-cell>
          <table:table-cell table:style-name="ce21" office:value-type="string">
            <text:p>INFILTRE-SE NO ACAMPAMENTO INIMIGO</text:p>
          </table:table-cell>
          <table:table-cell table:style-name="ce21" office:value-type="string">
            <text:p>DÜŞMAN KAMPINA SIZ</text:p>
          </table:table-cell>
          <table:table-cell table:style-name="ce21" office:value-type="string">
            <text:p>ПРОНИКНИ В ЛАГЕР ВРАГА</text:p>
          </table:table-cell>
          <table:table-cell table:style-name="ce21" office:value-type="string">
            <text:p>ZAKRADNIJ SIĘ DO OBOZU WROGA</text:p>
          </table:table-cell>
          <table:table-cell table:style-name="ce21" office:value-type="string">
            <text:p>แอบ|เข้าไป|ใน|ค่าย|ศัตรู</text:p>
          </table:table-cell>
          <table:table-cell table:style-name="ce265" office:value-type="string">
            <text:p>HÃY LẺN VÀO CHỖ ĐÓNG QUÂN CỦA ĐỊCH</text:p>
          </table:table-cell>
          <table:table-cell table:style-name="ce116"/>
          <table:table-cell table:style-name="ce230"/>
          <table:table-cell table:number-columns-repeated="1009"/>
        </table:table-row>
        <table:table-row table:style-name="ro45">
          <table:table-cell table:style-name="ce214" office:value-type="string">
            <text:p>TEXT_21</text:p>
          </table:table-cell>
          <table:table-cell table:style-name="ce216"/>
          <table:table-cell table:style-name="ce21" office:value-type="string">
            <text:p>LEAP OF FAITH</text:p>
          </table:table-cell>
          <table:table-cell table:style-name="ce21" office:value-type="string">
            <text:p>ACTE DE FOI</text:p>
          </table:table-cell>
          <table:table-cell table:style-name="ce76" office:value-type="string">
            <text:p>SPRUNG DES GLAUBENS</text:p>
          </table:table-cell>
          <table:table-cell table:style-name="ce21" office:value-type="string">
            <text:p>REALIZA UN ACTO DE FE</text:p>
          </table:table-cell>
          <table:table-cell table:style-name="ce21" office:value-type="string">
            <text:p>SALTO DELLA FEDE</text:p>
          </table:table-cell>
          <table:table-cell table:style-name="ce21" office:value-type="string">
            <text:p>IMPULSO DE FÉ</text:p>
          </table:table-cell>
          <table:table-cell table:style-name="ce21" office:value-type="string">
            <text:p>İNANÇ SINAVI</text:p>
          </table:table-cell>
          <table:table-cell table:style-name="ce21" office:value-type="string">
            <text:p>ПРЫЖОК ВЕРЫ</text:p>
          </table:table-cell>
          <table:table-cell table:style-name="ce21" office:value-type="string">
            <text:p>SKOK WIARY</text:p>
          </table:table-cell>
          <table:table-cell table:style-name="ce21" office:value-type="string">
            <text:p>กระโดดโดยไม่ต้องคิด</text:p>
          </table:table-cell>
          <table:table-cell table:style-name="ce265" office:value-type="string">
            <text:p>HÃY NHẮM MẮT ĐƯA CHÂN</text:p>
          </table:table-cell>
          <table:table-cell table:style-name="ce116"/>
          <table:table-cell table:style-name="ce36"/>
          <table:table-cell table:number-columns-repeated="1009"/>
        </table:table-row>
        <table:table-row table:style-name="ro45">
          <table:table-cell table:style-name="ce214" office:value-type="string">
            <text:p>TEXT_22</text:p>
          </table:table-cell>
          <table:table-cell table:style-name="ce216"/>
          <table:table-cell table:style-name="ce21" office:value-type="string">
            <text:p>CAPTURE THE FORTRESS</text:p>
          </table:table-cell>
          <table:table-cell table:style-name="ce57" office:value-type="string">
            <text:p>EMPARE-TOI <text:span text:style-name="T13">DE LA </text:span><text:span text:style-name="T13">FORTERESSE</text:span></text:p>
          </table:table-cell>
          <table:table-cell table:style-name="ce76" office:value-type="string">
            <text:p>NIMM DIE FESTUNG EIN.</text:p>
          </table:table-cell>
          <table:table-cell table:style-name="ce21" office:value-type="string">
            <text:p>CAPTURA LA FORTALEZA</text:p>
          </table:table-cell>
          <table:table-cell table:style-name="ce21" office:value-type="string">
            <text:p>CONQUISTA LA FORTEZZA</text:p>
          </table:table-cell>
          <table:table-cell table:style-name="ce21" office:value-type="string">
            <text:p>CAPTURE A FORTALEZA</text:p>
          </table:table-cell>
          <table:table-cell table:style-name="ce21" office:value-type="string">
            <text:p>KALEYİ ELE GEÇİR</text:p>
          </table:table-cell>
          <table:table-cell table:style-name="ce21" office:value-type="string">
            <text:p>ЗАХВАТИ КРЕПОСТЬ</text:p>
          </table:table-cell>
          <table:table-cell table:style-name="ce21" office:value-type="string">
            <text:p>ZDOBĄDŹ FORTECĘ</text:p>
          </table:table-cell>
          <table:table-cell table:style-name="ce21" office:value-type="string">
            <text:p>ยึดป้อมปราการ</text:p>
          </table:table-cell>
          <table:table-cell table:style-name="ce265" office:value-type="string">
            <text:p>HÃY CHIẾM PHÁO ĐÀI ẤY </text:p>
          </table:table-cell>
          <table:table-cell table:style-name="ce116"/>
          <table:table-cell table:style-name="ce230"/>
          <table:table-cell table:number-columns-repeated="1009"/>
        </table:table-row>
        <table:table-row table:style-name="ro2">
          <table:table-cell table:style-name="ce214" office:value-type="string">
            <text:p>TEXT_23</text:p>
          </table:table-cell>
          <table:table-cell table:style-name="ce216"/>
          <table:table-cell table:style-name="ce116"/>
          <table:table-cell table:style-name="ce230"/>
          <table:table-cell table:style-name="ce342"/>
          <table:table-cell table:style-name="ce230"/>
          <table:table-cell table:style-name="ce116"/>
          <table:table-cell table:style-name="ce230" table:number-columns-repeated="5"/>
          <table:table-cell table:style-name="ce116" table:number-columns-repeated="2"/>
          <table:table-cell table:style-name="ce230"/>
          <table:table-cell table:number-columns-repeated="1009"/>
        </table:table-row>
        <table:table-row table:style-name="ro2">
          <table:table-cell table:style-name="ce214" office:value-type="string">
            <text:p>TEXT_24</text:p>
          </table:table-cell>
          <table:table-cell table:style-name="ce216"/>
          <table:table-cell table:style-name="ce116"/>
          <table:table-cell table:style-name="ce230"/>
          <table:table-cell table:style-name="ce342"/>
          <table:table-cell table:style-name="ce230"/>
          <table:table-cell table:style-name="ce116"/>
          <table:table-cell table:style-name="ce230" table:number-columns-repeated="5"/>
          <table:table-cell table:style-name="ce116" table:number-columns-repeated="2"/>
          <table:table-cell table:style-name="ce230"/>
          <table:table-cell table:number-columns-repeated="1009"/>
        </table:table-row>
        <table:table-row table:style-name="ro2">
          <table:table-cell table:style-name="ce214" office:value-type="string">
            <text:p>TEXT_25</text:p>
          </table:table-cell>
          <table:table-cell table:style-name="ce216"/>
          <table:table-cell table:style-name="ce230" table:number-columns-repeated="2"/>
          <table:table-cell table:style-name="ce342"/>
          <table:table-cell table:style-name="ce230"/>
          <table:table-cell table:style-name="ce116"/>
          <table:table-cell table:style-name="ce230" table:number-columns-repeated="5"/>
          <table:table-cell table:style-name="ce116" table:number-columns-repeated="2"/>
          <table:table-cell table:style-name="ce230"/>
          <table:table-cell table:number-columns-repeated="1009"/>
        </table:table-row>
        <table:table-row table:style-name="ro2">
          <table:table-cell table:style-name="ce214" office:value-type="string">
            <text:p>TEXT_26</text:p>
          </table:table-cell>
          <table:table-cell table:style-name="ce216"/>
          <table:table-cell table:number-columns-repeated="2" office:value-type="string">
            <text:p>DERINKUYU</text:p>
          </table:table-cell>
          <table:table-cell table:style-name="ce219" office:value-type="string">
            <text:p>DERINKUYU</text:p>
          </table:table-cell>
          <table:table-cell office:value-type="string">
            <text:p>DERINKUYU</text:p>
          </table:table-cell>
          <table:table-cell table:style-name="ce116" office:value-type="string">
            <text:p>DERINKUYU</text:p>
          </table:table-cell>
          <table:table-cell office:value-type="string">
            <text:p>DERINKUYU</text:p>
          </table:table-cell>
          <table:table-cell table:style-name="ce221" office:value-type="string">
            <text:p>DERİNKUYU</text:p>
          </table:table-cell>
          <table:table-cell table:style-name="ce263" office:value-type="string">
            <text:p>ДЕРИНКУЮ</text:p>
          </table:table-cell>
          <table:table-cell office:value-type="string">
            <text:p>DERINKUYU</text:p>
          </table:table-cell>
          <table:table-cell table:style-name="ce162" office:value-type="string">
            <text:p>เดอรินคูยู</text:p>
          </table:table-cell>
          <table:table-cell office:value-type="string">
            <text:p>DERINKUYU</text:p>
          </table:table-cell>
          <table:table-cell table:style-name="ce116"/>
          <table:table-cell table:style-name="ce230"/>
          <table:table-cell table:number-columns-repeated="1009"/>
        </table:table-row>
        <table:table-row table:style-name="ro110">
          <table:table-cell table:style-name="ce214" office:value-type="string">
            <text:p>TEXT_27</text:p>
          </table:table-cell>
          <table:table-cell table:style-name="ce2" office:value-type="string">
            <text:p>CITY_MISSION_BRIEF_3</text:p>
          </table:table-cell>
          <table:table-cell table:style-name="ce11" office:value-type="string">
            <text:p>A mysterious underground city and Templar stronghold. Its winding streets and dark corners conceal many secrets, among them a massive hidden cache of weapons.</text:p>
          </table:table-cell>
          <table:table-cell table:style-name="ce11" office:value-type="string">
            <text:p>Une ville souterraine servant de forteresse aux Templiers. <text:span text:style-name="T22">Ses rues </text:span><text:span text:style-name="T22">sinueuses et ses coins </text:span><text:span text:style-name="T22">sombres abritent de </text:span><text:span text:style-name="T22">nombreux lieux secrets, </text:span><text:span text:style-name="T22">comme</text:span><text:span text:style-name="T13"> une cache </text:span><text:span text:style-name="T13">d'armes redoutables.</text:span></text:p>
          </table:table-cell>
          <table:table-cell office:value-type="string">
            <text:p>Eine geheimnisvolle unterirdische Stadt, Hochburg der Templer. In ihren verwinkelten Straßen und dunklen Ecken verbergen sich viele Geheimnisse, eines davon ist ein immenses Waffenlager. </text:p>
          </table:table-cell>
          <table:table-cell table:style-name="ce11" office:value-type="string">
            <text:p>Una ciudad subterránea y una fortaleza templaria. Sus calles y oscuras esquinas ocultan numerosos secretos, tales como un gigantesco arsenal de armas.</text:p>
          </table:table-cell>
          <table:table-cell table:style-name="ce11" office:value-type="string">
            <text:p>Una città sotterranea che veniva usata come base dai templari. Le sue strade e i suoi angoli oscuri nascondono molti segreti, tra cui un deposito di armi molto potenti.</text:p>
          </table:table-cell>
          <table:table-cell table:style-name="ce11" office:value-type="string">
            <text:p>Uma misteriosa cidade subterrânea e a base dos templários. Suas ruas e esquinas escuras escondem muitos segredos e uma reserva gigantesca de armas.</text:p>
          </table:table-cell>
          <table:table-cell table:style-name="ce11" office:value-type="string">
            <text:p>Gizemli bir yer altı kenti ve Templar kalesi. Bu şehrin dolambaçlı sokakları ve karanlık köşeleri, devasa bir silah zulasının da dahil olduğu birçok sırrı saklar.</text:p>
          </table:table-cell>
          <table:table-cell table:style-name="ce11" office:value-type="string">
            <text:p>Таинственный подземный город, ставший оплотом тамплиеров. Его улочки и закоулки хранят много секретов, среди которых большой тайник с оружием.</text:p>
          </table:table-cell>
          <table:table-cell table:style-name="ce11" office:value-type="string">
            <text:p>Tajemnicze, podziemne miasto i twierdza Templariuszy. Wijące się uliczki i mroczne zakamarki są pełne tajemnic - wśród nich ukryty jest potężny skład broni.</text:p>
          </table:table-cell>
          <table:table-cell table:style-name="ce11" office:value-type="string">
            <text:p>เมืองใต้ดิน|ลึกลับ|และ|เป็น|ฐานที่มั่น|ของ|เทมพลาร์ |ตรอกถนน|อัน|คดเคี้ยว|และ|มุมมืด|ของ|เมืองนี้|ซ่อน|ความลับ|เอาไว้|มากมาย |ท่ามกลาง|คลังอาวุธ|ลับ|ที่ใหญ่โต</text:p>
          </table:table-cell>
          <table:table-cell table:style-name="ce313" office:value-type="string">
            <text:p>Một thành phố dưới lòng đất bí ẩn và thành trì của Hiệp sĩ Đền Thánh. Các nẻo đường quanh co và những góc phố tối tăm của nó đang che đậy vô vàng các bí mật - trong số đó chính là nơi cất giấu vũ khí ngầm đồ sộ.</text:p>
          </table:table-cell>
          <table:table-cell table:style-name="ce116"/>
          <table:table-cell table:style-name="ce230"/>
          <table:table-cell table:number-columns-repeated="1009"/>
        </table:table-row>
        <table:table-row table:style-name="ro57">
          <table:table-cell table:style-name="ce214" office:value-type="string">
            <text:p>TEXT_28</text:p>
          </table:table-cell>
          <table:table-cell table:style-name="ce216"/>
          <table:table-cell table:style-name="ce116" office:value-type="string">
            <text:p>DESTROY WEAPON CACHE</text:p>
          </table:table-cell>
          <table:table-cell table:style-name="ce21" office:value-type="string">
            <text:p>DÉTRUIS LA CACHE D'ARMES</text:p>
          </table:table-cell>
          <table:table-cell table:style-name="ce76" office:value-type="string">
            <text:p>ZERSTÖRE DAS WAFFENVERSTECK.</text:p>
          </table:table-cell>
          <table:table-cell table:style-name="ce21" office:value-type="string">
            <text:p>DESTRUYE EL ARSENAL DE ARMAS</text:p>
          </table:table-cell>
          <table:table-cell table:style-name="ce21" office:value-type="string">
            <text:p>DISTRUGGI IL DEPOSITO DI ARMI</text:p>
          </table:table-cell>
          <table:table-cell table:style-name="ce21" office:value-type="string">
            <text:p>DESTRUA A RESERVA DE ARMAS</text:p>
          </table:table-cell>
          <table:table-cell table:style-name="ce21" office:value-type="string">
            <text:p>SİLAH ZULASINI YOK ET</text:p>
          </table:table-cell>
          <table:table-cell table:style-name="ce21" office:value-type="string">
            <text:p>УНИЧТОЖЬ ТАЙНИК С ОРУЖИЕМ</text:p>
          </table:table-cell>
          <table:table-cell table:style-name="ce21" office:value-type="string">
            <text:p>ZNISZCZ SKŁAD BRONI</text:p>
          </table:table-cell>
          <table:table-cell table:style-name="ce21" office:value-type="string">
            <text:p>ทำลายคลังเก็บอาวุธ</text:p>
          </table:table-cell>
          <table:table-cell table:style-name="ce265" office:value-type="string">
            <text:p>HÃY PHÁ HỦY NƠI CẤT GIẤU VŨ KHÍ</text:p>
          </table:table-cell>
          <table:table-cell table:style-name="ce116"/>
          <table:table-cell table:style-name="ce230"/>
          <table:table-cell table:number-columns-repeated="1009"/>
        </table:table-row>
        <table:table-row table:style-name="ro45">
          <table:table-cell table:style-name="ce214" office:value-type="string">
            <text:p>TEXT_29</text:p>
          </table:table-cell>
          <table:table-cell/>
          <table:table-cell table:style-name="ce21" office:value-type="string">
            <text:p>ESCORT THE WOUNDED</text:p>
          </table:table-cell>
          <table:table-cell table:style-name="ce21" office:value-type="string">
            <text:p>ESCORTE LES BLESSÉS</text:p>
          </table:table-cell>
          <table:table-cell table:style-name="ce76" office:value-type="string">
            <text:p>ESKORTIERE DIE VERWUNDETEN.</text:p>
          </table:table-cell>
          <table:table-cell table:style-name="ce21" office:value-type="string">
            <text:p>ESCOLTA A LOS HERIDOS</text:p>
          </table:table-cell>
          <table:table-cell table:style-name="ce21" office:value-type="string">
            <text:p>SCORTA I FERITI</text:p>
          </table:table-cell>
          <table:table-cell table:style-name="ce21" office:value-type="string">
            <text:p>ESCOLTE OS FERIDOS</text:p>
          </table:table-cell>
          <table:table-cell table:style-name="ce21" office:value-type="string">
            <text:p>YARALILARI KORU</text:p>
          </table:table-cell>
          <table:table-cell table:style-name="ce21" office:value-type="string">
            <text:p>СОПРОВОДИ РАНЕНЫХ</text:p>
          </table:table-cell>
          <table:table-cell table:style-name="ce21" office:value-type="string">
            <text:p>ESKORTUJ RANNYCH</text:p>
          </table:table-cell>
          <table:table-cell table:style-name="ce21" office:value-type="string">
            <text:p>คุ้มกันคนเจ็บ</text:p>
          </table:table-cell>
          <table:table-cell table:style-name="ce265" office:value-type="string">
            <text:p>HÃY HỘ TỐNG NGƯỜI BỊ THƯƠNG</text:p>
          </table:table-cell>
          <table:table-cell table:style-name="ce116"/>
          <table:table-cell table:style-name="ce36"/>
          <table:table-cell table:number-columns-repeated="1009"/>
        </table:table-row>
        <table:table-row table:style-name="ro68">
          <table:table-cell table:style-name="ce214" office:value-type="string">
            <text:p>TEXT_30</text:p>
          </table:table-cell>
          <table:table-cell/>
          <table:table-cell table:style-name="ce116" office:value-type="string">
            <text:p>GET THE MAP FROM TEMPLAR LEADER</text:p>
          </table:table-cell>
          <table:table-cell table:style-name="ce21" office:value-type="string">
            <text:p>VOLE LA CARTE DU CHEF DES TEMPLIERS</text:p>
          </table:table-cell>
          <table:table-cell table:style-name="ce76" office:value-type="string">
            <text:p>HOL DIR DIE KARTE VOM ANFÜHRER DER FEINDE.</text:p>
          </table:table-cell>
          <table:table-cell table:style-name="ce21" office:value-type="string">
            <text:p>RÓBALE EL MAPA AL LÍDER TEMPLARIO</text:p>
          </table:table-cell>
          <table:table-cell table:style-name="ce21" office:value-type="string">
            <text:p>RUBA LA MAPPA DAL CAPO DEI TEMPLARI</text:p>
          </table:table-cell>
          <table:table-cell table:style-name="ce21" office:value-type="string">
            <text:p>ROUBE O MAPA DO LÍDER TEMPLÁRIO</text:p>
          </table:table-cell>
          <table:table-cell table:style-name="ce21" office:value-type="string">
            <text:p>TEMPLAR LİDERİNDEN HARİTAYI AL</text:p>
          </table:table-cell>
          <table:table-cell table:style-name="ce21" office:value-type="string">
            <text:p>УКРАДИ КАРТУ У ЛИДЕРА ТАМПЛИЕРОВ</text:p>
          </table:table-cell>
          <table:table-cell table:style-name="ce21" office:value-type="string">
            <text:p>ZABIERZ MAPĘ PRZYWÓDCY TEMPLARIUSZY</text:p>
          </table:table-cell>
          <table:table-cell table:style-name="ce21" office:value-type="string">
            <text:p>เอาแผนที่มาจากผู้นำเทมพลาร์</text:p>
          </table:table-cell>
          <table:table-cell table:style-name="ce265" office:value-type="string">
            <text:p>HÃY LẤY TẤM BẢN ĐỒ TỪ TÊN THỦ LĨNH HIỆP SĨ ĐỀN THÁNH</text:p>
          </table:table-cell>
          <table:table-cell table:style-name="ce116"/>
          <table:table-cell table:number-columns-repeated="1010"/>
        </table:table-row>
        <table:table-row table:style-name="ro57">
          <table:table-cell table:style-name="ce214" office:value-type="string">
            <text:p>TEXT_31</text:p>
          </table:table-cell>
          <table:table-cell/>
          <table:table-cell table:style-name="ce116" office:value-type="string">
            <text:p>CALL UPON A BROTHER'S HELP</text:p>
          </table:table-cell>
          <table:table-cell table:style-name="ce21" office:value-type="string">
            <text:p>DEMANDE DE L'AIDE <text:span text:style-name="T22">À UN DE TES FRÈRES</text:span></text:p>
          </table:table-cell>
          <table:table-cell table:style-name="ce76" office:value-type="string">
            <text:p>RUFE EINEN BRUDER ZU HILFE.</text:p>
          </table:table-cell>
          <table:table-cell table:style-name="ce21" office:value-type="string">
            <text:p>PÍDELE AYUDA A TUS HERMANOS</text:p>
          </table:table-cell>
          <table:table-cell table:style-name="ce21" office:value-type="string">
            <text:p>CHIAMA IN AIUTO I TUOI FRATELLI</text:p>
          </table:table-cell>
          <table:table-cell table:style-name="ce21" office:value-type="string">
            <text:p>PEÇA A AJUDA DE UM IRMÃO</text:p>
          </table:table-cell>
          <table:table-cell table:style-name="ce21" office:value-type="string">
            <text:p>BİR YOLDAŞINI YARDIMA ÇAĞIR</text:p>
          </table:table-cell>
          <table:table-cell table:style-name="ce21" office:value-type="string">
            <text:p>ПОЗОВИ НА ПОМОЩЬ БРАТЬЕВ</text:p>
          </table:table-cell>
          <table:table-cell table:style-name="ce21" office:value-type="string">
            <text:p>WEZWIJ BRATA NA POMOC</text:p>
          </table:table-cell>
          <table:table-cell table:style-name="ce21" office:value-type="string">
            <text:p>เรียก|พี่น้อง|มือสังหาร|ให้มา|ช่วยเหลือ</text:p>
          </table:table-cell>
          <table:table-cell table:style-name="ce265" office:value-type="string">
            <text:p>HÃY GỌI SỰ HỖ TRỢ CỦA NGƯỜI ANH EM</text:p>
          </table:table-cell>
          <table:table-cell table:number-columns-repeated="1011"/>
        </table:table-row>
        <table:table-row table:style-name="ro52">
          <table:table-cell table:style-name="ce214" office:value-type="string">
            <text:p>TEXT_32</text:p>
          </table:table-cell>
          <table:table-cell/>
          <table:table-cell table:style-name="ce116" office:value-type="string">
            <text:p>GET THE WEAPONS AND ELIMINATE THE TEMPLARS</text:p>
          </table:table-cell>
          <table:table-cell table:style-name="ce21" office:value-type="string">
            <text:p>TROUVE LES ARMES ET TUE LES TEMPLIERS</text:p>
          </table:table-cell>
          <table:table-cell table:style-name="ce76" office:value-type="string">
            <text:p>STIEHL DIE WAFFEN UND ERLEDIGE DIE TEMPLER.</text:p>
          </table:table-cell>
          <table:table-cell table:style-name="ce21" office:value-type="string">
            <text:p>CONSIGUE LAS ARMAS Y ELIMINA A LOS TEMPLARIOS.</text:p>
          </table:table-cell>
          <table:table-cell table:style-name="ce21" office:value-type="string">
            <text:p>RUBA LE ARMI E UCCIDI I TEMPLARI</text:p>
          </table:table-cell>
          <table:table-cell table:style-name="ce21" office:value-type="string">
            <text:p>ROUBE AS ARMAS E ELIMINE OS TEMPLÁRIOS</text:p>
          </table:table-cell>
          <table:table-cell table:style-name="ce21" office:value-type="string">
            <text:p>SİLAHLARI AL VE TEMPLARLARI ALT ET</text:p>
          </table:table-cell>
          <table:table-cell table:style-name="ce21" office:value-type="string">
            <text:p>УКРАДИ ОРУЖИЕ И УБЕЙ ТАМПЛИЕРОВ</text:p>
          </table:table-cell>
          <table:table-cell table:style-name="ce21" office:value-type="string">
            <text:p>ZDOBĄDŹ BROŃ I USUŃ TEMPLARIUSZY</text:p>
          </table:table-cell>
          <table:table-cell table:style-name="ce21" office:value-type="string">
            <text:p>เอาอาวุธมาและกำจัดเทมพลาร์</text:p>
          </table:table-cell>
          <table:table-cell table:style-name="ce265" office:value-type="string">
            <text:p>HÃY LẤY VŨ KHÍ VÀ LOẠI TRỪ HỘI HIỆP SĨ ĐỀN THÁNH</text:p>
          </table:table-cell>
          <table:table-cell table:number-columns-repeated="1011"/>
        </table:table-row>
        <table:table-row table:style-name="ro68">
          <table:table-cell table:style-name="ce214" office:value-type="string">
            <text:p>TEXT_33</text:p>
          </table:table-cell>
          <table:table-cell/>
          <table:table-cell table:style-name="ce116" office:value-type="string">
            <text:p>MAKE A BOMB TO BLOW UP THE DOOR</text:p>
          </table:table-cell>
          <table:table-cell table:style-name="ce21" office:value-type="string">
            <text:p>FABRIQUE UNE BOMBE ET FAIS EXPLOSER LA PORTE</text:p>
          </table:table-cell>
          <table:table-cell table:style-name="ce76" office:value-type="string">
            <text:p>STELL EINE BOMBE HER UND SPRENG DIE TÜR AUF.</text:p>
          </table:table-cell>
          <table:table-cell table:style-name="ce21" office:value-type="string">
            <text:p>HAZ VOLAR LA PUERTA CON UNA BOMBA</text:p>
          </table:table-cell>
          <table:table-cell table:style-name="ce21" office:value-type="string">
            <text:p>FAI SALTARE LA PORTA CON UNA BOMBA</text:p>
          </table:table-cell>
          <table:table-cell table:style-name="ce21" office:value-type="string">
            <text:p>FAÇA UMA BOMBA E EXPLODA A PORTA</text:p>
          </table:table-cell>
          <table:table-cell table:style-name="ce21" office:value-type="string">
            <text:p>KAPIYI HAVAYA UÇURMAK İÇİN BOMBA YAP</text:p>
          </table:table-cell>
          <table:table-cell table:style-name="ce21" office:value-type="string">
            <text:p>УСТАНОВИ БОМБУ И ВЗОРВИ ДВЕРЬ</text:p>
          </table:table-cell>
          <table:table-cell table:style-name="ce21" office:value-type="string">
            <text:p>ZBUDUJ BOMBĘ I WYSADŹ DRZWI</text:p>
          </table:table-cell>
          <table:table-cell table:style-name="ce21" office:value-type="string">
            <text:p>ทำระเบิดเพื่อระเบิดประตู</text:p>
          </table:table-cell>
          <table:table-cell table:style-name="ce265" office:value-type="string">
            <text:p>HÃY ĐẶT BOM ĐỂ NỔ TUNG CÁNH CỬA ẤY </text:p>
          </table:table-cell>
          <table:table-cell table:number-columns-repeated="1011"/>
        </table:table-row>
        <table:table-row table:style-name="ro39">
          <table:table-cell table:style-name="ce214" office:value-type="string">
            <text:p>TEXT_34</text:p>
          </table:table-cell>
          <table:table-cell table:style-name="ce216"/>
          <table:table-cell table:style-name="ce116" office:value-type="string">
            <text:p>FIND THE KEY TO THE LIBRARY'S SEAL</text:p>
          </table:table-cell>
          <table:table-cell table:style-name="ce21" office:value-type="string">
            <text:p>TROUVE LA CLÉ DU SCEAU DE LA <text:span text:style-name="T22">BIBLIOTHÈQUE</text:span></text:p>
          </table:table-cell>
          <table:table-cell table:style-name="ce76" office:value-type="string">
            <text:p>FINDE DEN SCHLÜSSEL ZUR VERSIEGELTEN BIBLIOTHEK.</text:p>
          </table:table-cell>
          <table:table-cell table:style-name="ce21" office:value-type="string">
            <text:p>ENCUENTRA LA LLAVE DE LA BIBLIOTECA</text:p>
          </table:table-cell>
          <table:table-cell table:style-name="ce21" office:value-type="string">
            <text:p>TROVA LA CHIAVE DEL SIGILLO DELLA BIBLIOTECA</text:p>
          </table:table-cell>
          <table:table-cell table:style-name="ce21" office:value-type="string">
            <text:p>ENCONTRE A CHAVE DA TRANCA DA BIBLIOTECA</text:p>
          </table:table-cell>
          <table:table-cell table:style-name="ce21" office:value-type="string">
            <text:p>KÜTÜPHANE MÜHRÜNÜN ANAHTARINI BUL</text:p>
          </table:table-cell>
          <table:table-cell table:style-name="ce21" office:value-type="string">
            <text:p>НАЙДИ КЛЮЧ ОТ ЗАМКА БИБЛИОТЕКИ</text:p>
          </table:table-cell>
          <table:table-cell table:style-name="ce21" office:value-type="string">
            <text:p>ZNAJDŹ KLUCZ DO BIBLIOTEKI</text:p>
          </table:table-cell>
          <table:table-cell table:style-name="ce21" office:value-type="string">
            <text:p>หากุญแจเพื่อเปิดผนึกหอสมุด</text:p>
          </table:table-cell>
          <table:table-cell table:style-name="ce265" office:value-type="string">
            <text:p>HÃY TÌM CHÌA KHÓA ĐỂ MỞ DẤU NIÊM PHONG CỦA TÀNG KINH CÁC</text:p>
          </table:table-cell>
          <table:table-cell table:number-columns-repeated="1011"/>
        </table:table-row>
        <table:table-row table:style-name="ro45">
          <table:table-cell table:style-name="ce214" office:value-type="string">
            <text:p>TEXT_35</text:p>
          </table:table-cell>
          <table:table-cell table:style-name="ce216"/>
          <table:table-cell table:style-name="ce21" office:value-type="string">
            <text:p>CAPTURE THE FORTRESS</text:p>
          </table:table-cell>
          <table:table-cell table:style-name="ce21" office:value-type="string">
            <text:p>CAPTURE LA FORTERESSE</text:p>
          </table:table-cell>
          <table:table-cell table:style-name="ce76" office:value-type="string">
            <text:p>NIMM DIE FESTUNG EIN.</text:p>
          </table:table-cell>
          <table:table-cell table:style-name="ce21" office:value-type="string">
            <text:p>CAPTURA LA FORTALEZA</text:p>
          </table:table-cell>
          <table:table-cell table:style-name="ce21" office:value-type="string">
            <text:p>CONQUISTA LA FORTEZZA</text:p>
          </table:table-cell>
          <table:table-cell table:style-name="ce21" office:value-type="string">
            <text:p>CAPTURE A FORTALEZA</text:p>
          </table:table-cell>
          <table:table-cell table:style-name="ce21" office:value-type="string">
            <text:p>KALEYİ ELE GEÇİR</text:p>
          </table:table-cell>
          <table:table-cell table:style-name="ce21" office:value-type="string">
            <text:p>ЗАХВАТИ КРЕПОСТЬ</text:p>
          </table:table-cell>
          <table:table-cell table:style-name="ce21" office:value-type="string">
            <text:p>ZDOBĄDŹ FORTECĘ</text:p>
          </table:table-cell>
          <table:table-cell table:style-name="ce21" office:value-type="string">
            <text:p>ยึดป้อมปราการ</text:p>
          </table:table-cell>
          <table:table-cell table:style-name="ce265" office:value-type="string">
            <text:p>HÃY CHIẾM PHÁO ĐÀI ẤY </text:p>
          </table:table-cell>
          <table:table-cell table:number-columns-repeated="1011"/>
        </table:table-row>
        <table:table-row table:style-name="ro2">
          <table:table-cell table:style-name="ce214" office:value-type="string">
            <text:p>TEXT_36</text:p>
          </table:table-cell>
          <table:table-cell table:style-name="ce216"/>
          <table:table-cell table:style-name="ce116"/>
          <table:table-cell table:style-name="ce228"/>
          <table:table-cell table:style-name="ce356"/>
          <table:table-cell table:style-name="ce228" table:number-columns-repeated="11"/>
          <table:table-cell table:number-columns-repeated="1008"/>
        </table:table-row>
        <table:table-row table:style-name="ro2">
          <table:table-cell table:style-name="ce214" office:value-type="string">
            <text:p>TEXT_37</text:p>
          </table:table-cell>
          <table:table-cell table:style-name="ce216"/>
          <table:table-cell table:style-name="ce116"/>
          <table:table-cell table:number-columns-repeated="1021"/>
        </table:table-row>
        <table:table-row table:style-name="ro2">
          <table:table-cell table:style-name="ce214" office:value-type="string">
            <text:p>TEXT_38</text:p>
          </table:table-cell>
          <table:table-cell table:number-columns-repeated="1023"/>
        </table:table-row>
        <table:table-row table:style-name="ro2">
          <table:table-cell table:style-name="ce214" office:value-type="string">
            <text:p>TEXT_39</text:p>
          </table:table-cell>
          <table:table-cell table:style-name="ce216"/>
          <table:table-cell table:style-name="ce228" table:number-columns-repeated="2"/>
          <table:table-cell table:style-name="ce356"/>
          <table:table-cell table:style-name="ce228" table:number-columns-repeated="11"/>
          <table:table-cell table:number-columns-repeated="1008"/>
        </table:table-row>
        <table:table-row table:style-name="ro2">
          <table:table-cell table:style-name="ce214" office:value-type="string">
            <text:p>TEXT_40</text:p>
          </table:table-cell>
          <table:table-cell table:number-columns-repeated="2"/>
          <table:table-cell table:style-name="ce230"/>
          <table:table-cell table:style-name="ce342"/>
          <table:table-cell table:style-name="ce230"/>
          <table:table-cell table:style-name="ce116"/>
          <table:table-cell table:style-name="ce230"/>
          <table:table-cell/>
          <table:table-cell table:style-name="ce230" table:number-columns-repeated="3"/>
          <table:table-cell table:number-columns-repeated="1012"/>
        </table:table-row>
        <table:table-row table:style-name="ro2">
          <table:table-cell table:style-name="ce214" office:value-type="string">
            <text:p>TEXT_41</text:p>
          </table:table-cell>
          <table:table-cell table:number-columns-repeated="2"/>
          <table:table-cell table:style-name="ce230"/>
          <table:table-cell table:style-name="ce342"/>
          <table:table-cell table:style-name="ce230"/>
          <table:table-cell table:style-name="ce116"/>
          <table:table-cell table:style-name="ce230"/>
          <table:table-cell/>
          <table:table-cell table:style-name="ce230" table:number-columns-repeated="3"/>
          <table:table-cell table:number-columns-repeated="1012"/>
        </table:table-row>
        <table:table-row table:style-name="ro2">
          <table:table-cell table:style-name="ce214" office:value-type="string">
            <text:p>TEXT_42</text:p>
          </table:table-cell>
          <table:table-cell table:number-columns-repeated="2"/>
          <table:table-cell table:style-name="ce230"/>
          <table:table-cell table:style-name="ce342"/>
          <table:table-cell table:style-name="ce230"/>
          <table:table-cell table:style-name="ce116"/>
          <table:table-cell table:style-name="ce230"/>
          <table:table-cell/>
          <table:table-cell table:style-name="ce230" table:number-columns-repeated="3"/>
          <table:table-cell table:number-columns-repeated="1012"/>
        </table:table-row>
        <table:table-row table:style-name="ro2">
          <table:table-cell table:style-name="ce214" office:value-type="string">
            <text:p>TEXT_43</text:p>
          </table:table-cell>
          <table:table-cell table:number-columns-repeated="2"/>
          <table:table-cell table:style-name="ce230"/>
          <table:table-cell table:style-name="ce342"/>
          <table:table-cell table:style-name="ce230"/>
          <table:table-cell table:style-name="ce116"/>
          <table:table-cell table:style-name="ce230"/>
          <table:table-cell/>
          <table:table-cell table:style-name="ce230" table:number-columns-repeated="3"/>
          <table:table-cell table:number-columns-repeated="1012"/>
        </table:table-row>
        <table:table-row table:style-name="ro2">
          <table:table-cell table:style-name="ce214" office:value-type="string">
            <text:p>TEXT_44</text:p>
          </table:table-cell>
          <table:table-cell table:number-columns-repeated="2"/>
          <table:table-cell table:style-name="ce230"/>
          <table:table-cell table:style-name="ce342"/>
          <table:table-cell table:style-name="ce230"/>
          <table:table-cell table:style-name="ce116"/>
          <table:table-cell table:style-name="ce230"/>
          <table:table-cell/>
          <table:table-cell table:style-name="ce230" table:number-columns-repeated="3"/>
          <table:table-cell table:number-columns-repeated="1012"/>
        </table:table-row>
        <table:table-row table:style-name="ro2">
          <table:table-cell table:style-name="ce214" office:value-type="string">
            <text:p>TEXT_45</text:p>
          </table:table-cell>
          <table:table-cell table:number-columns-repeated="2"/>
          <table:table-cell table:style-name="ce230"/>
          <table:table-cell table:style-name="ce342"/>
          <table:table-cell table:style-name="ce230"/>
          <table:table-cell table:style-name="ce116"/>
          <table:table-cell table:style-name="ce230"/>
          <table:table-cell/>
          <table:table-cell table:style-name="ce230" table:number-columns-repeated="3"/>
          <table:table-cell table:number-columns-repeated="1012"/>
        </table:table-row>
        <table:table-row table:style-name="ro2">
          <table:table-cell table:style-name="ce214" office:value-type="string">
            <text:p>TEXT_46</text:p>
          </table:table-cell>
          <table:table-cell/>
          <table:table-cell table:style-name="ce213" office:value-type="string">
            <text:p>MENU TEXT</text:p>
          </table:table-cell>
          <table:table-cell table:style-name="ce355"/>
          <table:table-cell table:style-name="ce357"/>
          <table:table-cell table:style-name="ce355"/>
          <table:table-cell table:style-name="ce360"/>
          <table:table-cell table:style-name="ce355"/>
          <table:table-cell table:style-name="ce213"/>
          <table:table-cell table:style-name="ce355" table:number-columns-repeated="3"/>
          <table:table-cell table:style-name="ce213"/>
          <table:table-cell table:number-columns-repeated="1011"/>
        </table:table-row>
        <table:table-row table:style-name="ro2">
          <table:table-cell table:style-name="ce214" office:value-type="string">
            <text:p>TEXT_47</text:p>
          </table:table-cell>
          <table:table-cell/>
          <table:table-cell table:style-name="ce11" office:value-type="string">
            <office:annotation draw:style-name="gr1" draw:text-style-name="P1" svg:width="2.806cm" svg:height="1.695cm" svg:x="8.593cm" svg:y="49cm" draw:caption-point-x="-8.593cm" draw:caption-point-y="-49cm">
              <dc:date>2011-09-02T00:00:00</dc:date>
              <text:p text:style-name="P1"><text:span text:style-name="T1">Fixed a spell mistake</text:span></text:p>
            </office:annotation>
            <text:p>DIFFICULTY</text:p>
          </table:table-cell>
          <table:table-cell table:style-name="ce11" office:value-type="string">
            <text:p>DIFFICULTÉ</text:p>
          </table:table-cell>
          <table:table-cell office:value-type="string">
            <text:p>NIVEAU</text:p>
          </table:table-cell>
          <table:table-cell table:style-name="ce11" office:value-type="string">
            <text:p>DIFICULTAD</text:p>
          </table:table-cell>
          <table:table-cell table:style-name="ce11" office:value-type="string">
            <text:p>DIFFICOLTÀ</text:p>
          </table:table-cell>
          <table:table-cell table:style-name="ce11" office:value-type="string">
            <text:p>DIFICULDADE</text:p>
          </table:table-cell>
          <table:table-cell table:style-name="ce11" office:value-type="string">
            <text:p>ZORLUK</text:p>
          </table:table-cell>
          <table:table-cell table:style-name="ce11" office:value-type="string">
            <text:p>СЛОЖНОСТЬ</text:p>
          </table:table-cell>
          <table:table-cell table:style-name="ce11" office:value-type="string">
            <text:p>POZIOM TRUDNOŚCI</text:p>
          </table:table-cell>
          <table:table-cell table:style-name="ce11" office:value-type="string">
            <text:p>ระดับความยาก</text:p>
          </table:table-cell>
          <table:table-cell table:style-name="ce313" office:value-type="string">
            <text:p>ĐỘ KHÓ</text:p>
          </table:table-cell>
          <table:table-cell/>
          <table:table-cell table:style-name="ce276"/>
          <table:table-cell table:number-columns-repeated="1009"/>
        </table:table-row>
        <table:table-row table:style-name="ro2">
          <table:table-cell table:style-name="ce214" office:value-type="string">
            <text:p>TEXT_48</text:p>
          </table:table-cell>
          <table:table-cell/>
          <table:table-cell table:style-name="ce11" office:value-type="string">
            <text:p>REWARDS</text:p>
          </table:table-cell>
          <table:table-cell table:style-name="ce11" office:value-type="string">
            <text:p>RÉCOMPENSES</text:p>
          </table:table-cell>
          <table:table-cell office:value-type="string">
            <text:p>BELOHNUNG</text:p>
          </table:table-cell>
          <table:table-cell table:style-name="ce11" office:value-type="string">
            <text:p>RECOMPENSAS</text:p>
          </table:table-cell>
          <table:table-cell table:style-name="ce11" office:value-type="string">
            <text:p>RICOMPENSE</text:p>
          </table:table-cell>
          <table:table-cell table:style-name="ce11" office:value-type="string">
            <text:p>RECOMPENSAS</text:p>
          </table:table-cell>
          <table:table-cell table:style-name="ce11" office:value-type="string">
            <text:p>ÖDÜLLER</text:p>
          </table:table-cell>
          <table:table-cell table:style-name="ce11" office:value-type="string">
            <text:p>НАГРАДЫ</text:p>
          </table:table-cell>
          <table:table-cell table:style-name="ce11" office:value-type="string">
            <text:p>NAGRODY</text:p>
          </table:table-cell>
          <table:table-cell table:style-name="ce11" office:value-type="string">
            <text:p>รางวัล</text:p>
          </table:table-cell>
          <table:table-cell table:style-name="ce313" office:value-type="string">
            <text:p>PHẦN THƯỞNG</text:p>
          </table:table-cell>
          <table:table-cell/>
          <table:table-cell table:style-name="ce267"/>
          <table:table-cell table:number-columns-repeated="1009"/>
        </table:table-row>
        <table:table-row table:style-name="ro2">
          <table:table-cell table:style-name="ce214" office:value-type="string">
            <text:p>TEXT_49</text:p>
          </table:table-cell>
          <table:table-cell/>
          <table:table-cell table:number-columns-repeated="2" table:style-name="ce11" office:value-type="string">
            <text:p>XP</text:p>
          </table:table-cell>
          <table:table-cell office:value-type="string">
            <text:p>EP</text:p>
          </table:table-cell>
          <table:table-cell table:style-name="ce11" office:value-type="string">
            <text:p>XP</text:p>
          </table:table-cell>
          <table:table-cell table:number-columns-repeated="2" table:style-name="ce11" office:value-type="string">
            <text:p>PE</text:p>
          </table:table-cell>
          <table:table-cell table:style-name="ce11" office:value-type="string">
            <text:p>DNYM</text:p>
          </table:table-cell>
          <table:table-cell table:style-name="ce11" office:value-type="string">
            <text:p>ОП</text:p>
          </table:table-cell>
          <table:table-cell table:style-name="ce11" office:value-type="string">
            <text:p>DŚW</text:p>
          </table:table-cell>
          <table:table-cell table:style-name="ce11" office:value-type="string">
            <text:p>XP</text:p>
          </table:table-cell>
          <table:table-cell table:style-name="ce313" office:value-type="string">
            <text:p>XP</text:p>
          </table:table-cell>
          <table:table-cell/>
          <table:table-cell table:style-name="ce36"/>
          <table:table-cell table:number-columns-repeated="1009"/>
        </table:table-row>
        <table:table-row table:style-name="ro45">
          <table:table-cell table:style-name="ce214" office:value-type="string">
            <text:p>TEXT_50</text:p>
          </table:table-cell>
          <table:table-cell/>
          <table:table-cell table:style-name="ce11" office:value-type="string">
            <text:p>SUCCESS RATE</text:p>
          </table:table-cell>
          <table:table-cell table:style-name="ce11" office:value-type="string">
            <text:p>TAUX DE RÉUSSITE</text:p>
          </table:table-cell>
          <table:table-cell office:value-type="string">
            <text:p>ERFOLGSRATE</text:p>
          </table:table-cell>
          <table:table-cell table:style-name="ce11" office:value-type="string">
            <text:p>ÍNDICE DE ÉXITO</text:p>
          </table:table-cell>
          <table:table-cell table:style-name="ce11" office:value-type="string">
            <text:p>SUCCESSI</text:p>
          </table:table-cell>
          <table:table-cell table:style-name="ce11" office:value-type="string">
            <text:p>TAXA DE SUCESSO</text:p>
          </table:table-cell>
          <table:table-cell table:style-name="ce11" office:value-type="string">
            <text:p>BAŞARI ORANI</text:p>
          </table:table-cell>
          <table:table-cell table:style-name="ce11" office:value-type="string">
            <text:p>УСПЕХ</text:p>
          </table:table-cell>
          <table:table-cell table:style-name="ce11" office:value-type="string">
            <text:p>WSPÓŁCZYNNIK SUKCESU</text:p>
          </table:table-cell>
          <table:table-cell table:style-name="ce11" office:value-type="string">
            <text:p>อัตราความสำเร็จ</text:p>
          </table:table-cell>
          <table:table-cell table:style-name="ce313" office:value-type="string">
            <text:p>TỶ LỆ THÀNH CÔNG</text:p>
          </table:table-cell>
          <table:table-cell/>
          <table:table-cell table:style-name="ce267"/>
          <table:table-cell table:number-columns-repeated="1009"/>
        </table:table-row>
        <table:table-row table:style-name="ro2">
          <table:table-cell table:style-name="ce214" office:value-type="string">
            <text:p>TEXT_51</text:p>
          </table:table-cell>
          <table:table-cell/>
          <table:table-cell table:style-name="ce11" office:value-type="string">
            <text:p>%</text:p>
          </table:table-cell>
          <table:table-cell table:style-name="ce11" office:value-type="string">
            <text:p><text:s/>%</text:p>
          </table:table-cell>
          <table:table-cell office:value-type="string">
            <text:p>%</text:p>
          </table:table-cell>
          <table:table-cell table:number-columns-repeated="7" table:style-name="ce11" office:value-type="string">
            <text:p>%</text:p>
          </table:table-cell>
          <table:table-cell table:style-name="ce313" office:value-type="string">
            <text:p>%</text:p>
          </table:table-cell>
          <table:table-cell/>
          <table:table-cell table:style-name="ce267"/>
          <table:table-cell table:number-columns-repeated="1009"/>
        </table:table-row>
        <table:table-row table:style-name="ro2">
          <table:table-cell table:style-name="ce214" office:value-type="string">
            <text:p>TEXT_52</text:p>
          </table:table-cell>
          <table:table-cell/>
          <table:table-cell table:style-name="ce11" office:value-type="string">
            <office:annotation draw:style-name="gr1" draw:text-style-name="P1" svg:width="2.829cm" svg:height="1.745cm" svg:x="8.593cm" svg:y="54.199cm" draw:caption-point-x="-8.593cm" draw:caption-point-y="-54.199cm">
              <dc:date>2011-09-02T00:00:00</dc:date>
              <text:p text:style-name="P1"><text:span text:style-name="T1">A space was added at the end for all languages. This is intended.</text:span></text:p>
            </office:annotation>
            <text:p><text:s/>XP TO LVL </text:p>
          </table:table-cell>
          <table:table-cell table:style-name="ce11" office:value-type="string">
            <text:p><text:s/>XP AVANT NV. </text:p>
          </table:table-cell>
          <table:table-cell office:value-type="string">
            <text:p><text:s/>EP FÜR LVL </text:p>
          </table:table-cell>
          <table:table-cell table:style-name="ce11" office:value-type="string">
            <text:p><text:s/>XP PARA NV. </text:p>
          </table:table-cell>
          <table:table-cell table:style-name="ce11" office:value-type="string">
            <text:p><text:s/>PE PER LIV. </text:p>
          </table:table-cell>
          <table:table-cell table:style-name="ce11" office:value-type="string">
            <text:p><text:s/>PE PARA O NÍV. </text:p>
          </table:table-cell>
          <table:table-cell table:style-name="ce11" office:value-type="string">
            <text:p><text:s/>DNYM SONRA SVY </text:p>
          </table:table-cell>
          <table:table-cell table:style-name="ce11" office:value-type="string">
            <text:p><text:s/>УР ДО ОП </text:p>
          </table:table-cell>
          <table:table-cell table:style-name="ce11" office:value-type="string">
            <text:p><text:s/>DŚW DO PZ </text:p>
          </table:table-cell>
          <table:table-cell table:style-name="ce11" office:value-type="string">
            <text:p><text:s/>XP เพื่อขึ้น LVL </text:p>
          </table:table-cell>
          <table:table-cell table:style-name="ce31" office:value-type="string">
            <text:p><text:s/>XP ĐẾN VÒNG CHƠI </text:p>
          </table:table-cell>
          <table:table-cell/>
          <table:table-cell table:style-name="ce270"/>
          <table:table-cell table:number-columns-repeated="1009"/>
        </table:table-row>
        <table:table-row table:style-name="ro45">
          <table:table-cell table:style-name="ce214" office:value-type="string">
            <text:p>TEXT_53</text:p>
          </table:table-cell>
          <table:table-cell/>
          <table:table-cell table:style-name="ce11" office:value-type="string">
            <text:p>ASSASSIN'S SIGNAL</text:p>
          </table:table-cell>
          <table:table-cell table:style-name="ce11" office:value-type="string">
            <text:p>SIGNAL D'UN ASSASSIN</text:p>
          </table:table-cell>
          <table:table-cell office:value-type="string">
            <text:p>ASSASSINENSIGNAL</text:p>
          </table:table-cell>
          <table:table-cell table:style-name="ce11" office:value-type="string">
            <text:p>SEÑAL DE ASESINO</text:p>
          </table:table-cell>
          <table:table-cell table:style-name="ce11" office:value-type="string">
            <text:p>SEGNALE ASSASSINO</text:p>
          </table:table-cell>
          <table:table-cell table:style-name="ce11" office:value-type="string">
            <text:p>SINAL DO ASSASSINO</text:p>
          </table:table-cell>
          <table:table-cell table:style-name="ce11" office:value-type="string">
            <text:p>HAŞHAŞİ İŞARETİ</text:p>
          </table:table-cell>
          <table:table-cell table:style-name="ce11" office:value-type="string">
            <text:p>СИГНАЛ АССАСИНА</text:p>
          </table:table-cell>
          <table:table-cell table:style-name="ce11" office:value-type="string">
            <text:p>SYGNAŁ ASASYNA</text:p>
          </table:table-cell>
          <table:table-cell table:style-name="ce11" office:value-type="string">
            <text:p>สัญญาณมือสังหาร</text:p>
          </table:table-cell>
          <table:table-cell table:style-name="ce313" office:value-type="string">
            <text:p>DẤU HIỆU CỦA SÁT THỦ</text:p>
          </table:table-cell>
          <table:table-cell/>
          <table:table-cell table:style-name="ce36"/>
          <table:table-cell table:number-columns-repeated="1009"/>
        </table:table-row>
        <table:table-row table:style-name="ro2">
          <table:table-cell table:style-name="ce214" office:value-type="string">
            <text:p>TEXT_54</text:p>
          </table:table-cell>
          <table:table-cell table:number-columns-repeated="8"/>
          <table:table-cell table:style-name="ce279"/>
          <table:table-cell table:number-columns-repeated="1014"/>
        </table:table-row>
        <table:table-row table:style-name="ro2">
          <table:table-cell table:style-name="ce214" office:value-type="string">
            <text:p>TEXT_55</text:p>
          </table:table-cell>
          <table:table-cell table:number-columns-repeated="2"/>
          <table:table-cell table:style-name="ce230"/>
          <table:table-cell table:style-name="ce342"/>
          <table:table-cell/>
          <table:table-cell table:style-name="ce116"/>
          <table:table-cell table:style-name="ce230" table:number-columns-repeated="2"/>
          <table:table-cell table:style-name="ce278"/>
          <table:table-cell table:style-name="ce230" table:number-columns-repeated="5"/>
          <table:table-cell table:number-columns-repeated="1009"/>
        </table:table-row>
        <table:table-row table:style-name="ro111">
          <table:table-cell table:style-name="ce214" office:value-type="string">
            <text:p>TEXT_56</text:p>
          </table:table-cell>
          <table:table-cell/>
          <table:table-cell table:style-name="ce315" office:value-type="string">
            <text:p>Try to rescue all Brotherhood assassins in the game, then send them to do mission in the YOUR GUILD menu. This will boost your maximum health and enhance your ability to summon help during the game.</text:p>
          </table:table-cell>
          <table:table-cell table:style-name="ce119" office:value-type="string">
            <text:p>Essaie de secourir tous tes compagnons dans le jeu, puis va dans Ta guilde pour les envoyer en mission.</text:p>
            <text:p>Cela remplira entièrement ta jauge de vie et augmentera la puissance de tes alliés.</text:p>
          </table:table-cell>
          <table:table-cell table:style-name="ce95" office:value-type="string">
            <text:p>Versuche, alle deine Teamkollegen zu retten und gehe danach zu deiner Gilde und weise ihnen Missionen zu.</text:p>
            <text:p>Das erhöht deine maximale Lebensanzeige und die Macht deiner Herbeirufungen.</text:p>
          </table:table-cell>
          <table:table-cell table:style-name="ce119" office:value-type="string">
            <text:p>Intenta rescatar a todos tus compañeros de equipo y luego accede a tu clan para enviarlos a realizar misiones.</text:p>
            <text:p>Esto aumentará el máximo de tu barra de vida y tu poder de invocación.</text:p>
          </table:table-cell>
          <table:table-cell table:style-name="ce119" office:value-type="string">
            <text:p>Prova a liberare tutti i tuoi compagni di squadra, poi vai nella Tua Gilda per mandarli in missione.</text:p>
            <text:p>In questo modo aumenterai la loro barra della vita e la loro potenza.</text:p>
          </table:table-cell>
          <table:table-cell table:style-name="ce119" office:value-type="string">
            <text:p>Tente resgatar todos os companheiros no jogo, então acesse "sua guilda" no menu principal para enviá-los em missões.</text:p>
            <text:p>Isso aumentará sua saúde máxima e a potência dos seus poderes.</text:p>
          </table:table-cell>
          <table:table-cell table:style-name="ce119" office:value-type="string">
            <text:p>Oyundaki tüm yoldaşlarını kurtar, sonra da KLANIN bölümünden onları görevlere yolla.</text:p>
            <text:p>Böylece maksimum hayat kapasiten ve çağrı gücün artar.</text:p>
          </table:table-cell>
          <table:table-cell table:style-name="ce119" office:value-type="string">
            <text:p>Попробуйте спасти всех напарников в игре, затем посетите Гильдию, чтобы отправить их на задания. Это увеличит шкалу жизни и силу призванных ассасинов.</text:p>
          </table:table-cell>
          <table:table-cell table:style-name="ce119" office:value-type="string">
            <text:p>Spróbuj ocalić wszystkich towarzyszy w grze, a następnie przejdź do gildii, by przydzielić im misje.</text:p>
            <text:p>Zwiększy to twój maksymalny pasek życia i moc przywołań.</text:p>
          </table:table-cell>
          <table:table-cell table:style-name="ce119" office:value-type="string">
            <text:p>พยายาม|ช่วยชีวิต|เพื่อนร่วมทีม|ทั้งหมด|ภายใน|เกม |แล้ว|ไปที่|กิลด์|เพื่อ|ส่ง|เพื่อนร่วมทีม|ไปทำ|ภารกิจ</text:p>
            <text:p>นี่จะ|ช่วย|เพิ่ม|แถบพลังชีวิต|ของคุณ|และ|พลัง|ของ|มือสังหาร|ให้|สูงขึ้น</text:p>
          </table:table-cell>
          <table:table-cell table:style-name="ce363" office:value-type="string">
            <text:p>Hãy cố gắng giải cứu tất cả đồng đội của bạn trong trò chơi ấy, sau đó hãy đi đến Giáo Phái của Bạn để gửi họ lên đường thi hành các sứ mệnh. Việc này sẽ tăng thanh sinh mạng tối đa của bạn và sức mạnh của lời triệu tập của bạn.</text:p>
          </table:table-cell>
          <table:table-cell table:number-columns-repeated="1011"/>
        </table:table-row>
        <table:table-row table:style-name="ro112">
          <table:table-cell table:style-name="ce214" office:value-type="string">
            <text:p>TEXT_57</text:p>
          </table:table-cell>
          <table:table-cell/>
          <table:table-cell table:style-name="ce353" office:value-type="string">
            <text:p>06This is YOUR GUILD. From here, you can send rescued assassins on missions:</text:p>
            <text:p/>
            <text:p>- Completing all missions available in a city will increase your maximum health. </text:p>
            <text:p/>
            <text:p>- The more assassins you rescue and level up, the better your ability to summon help in a pinch.</text:p>
          </table:table-cell>
          <table:table-cell table:style-name="ce56" office:value-type="string">
            <office:annotation draw:style-name="gr11" draw:text-style-name="P1" svg:width="5.756cm" svg:height="1.777cm" svg:x="12.574cm" svg:y="66.804cm" draw:caption-point-x="-12.574cm" draw:caption-point-y="-66.804cm">
              <dc:date>2011-09-02T00:00:00</dc:date>
              <text:p text:style-name="P1"><text:span text:style-name="T3">yuan.gao 30-8-11:</text:span></text:p>
              <text:p text:style-name="P1"><text:span text:style-name="T4">Bug 4417347</text:span></text:p>
              <text:p text:style-name="P2"><text:span text:style-name="T9"/></text:p>
              <text:p text:style-name="P1"><text:span text:style-name="T3">jean-bsignard 08-08-11:</text:span></text:p>
              <text:p text:style-name="P1"><text:span text:style-name="T4">Je pense que Summon ne veut pas dire Spell, mais correspond aux alliés qu'on appelle pour nous aider dans le jeu. A vérifier en jeu.</text:span></text:p>
            </office:annotation>
            <text:p>06Voici<text:span text:style-name="T13"> Ta Guilde. Ici, tu </text:span><text:span text:style-name="T13">peux envoyer en </text:span><text:span text:style-name="T13">mission les </text:span><text:span text:style-name="T13">compagnons que tu as </text:span><text:span text:style-name="T13">secourus :</text:span></text:p>
            <text:p><text:span text:style-name="T13"/></text:p>
            <text:p><text:span text:style-name="T13">- Termine toutes les </text:span><text:span text:style-name="T13">missions dans une ville </text:span><text:span text:style-name="T13">pour remplir entièrement </text:span><text:span text:style-name="T13">ta jauge de vie.</text:span></text:p>
            <text:p><text:span text:style-name="T13"/></text:p>
            <text:p><text:span text:style-name="T13">- Porte secours à un </text:span><text:span text:style-name="T13">maximum de </text:span><text:span text:style-name="T13">compagnons et </text:span><text:span text:style-name="T13">améliore leur niveau </text:span><text:span text:style-name="T13">pour obtenir des </text:span><text:span text:style-name="T13">groupes d'alliés plus </text:span><text:span text:style-name="T13">puissants.</text:span></text:p>
          </table:table-cell>
          <table:table-cell table:style-name="ce358" office:value-type="string">
            <text:p>06Dies ist DEINE GILDE. Von hier aus kannst du befreiten Teamkollegen Missionen zuweisen:</text:p>
            <text:p/>
            <text:p>- Indem du alle Missionen in einer Stadt abschließt, vergrößerst du deine maximale Lebensanzeige.</text:p>
            <text:p/>
            <text:p>- Je mehr Assassinen du zur Freiheit und zu einem höheren Level verhilfst, desto größer wird deine Fähigkeit, Hilfe herbeizurufen.</text:p>
          </table:table-cell>
          <table:table-cell table:style-name="ce359" office:value-type="string">
            <office:annotation draw:style-name="gr1" draw:text-style-name="P1" svg:width="2.857cm" svg:height="1.777cm" svg:x="20.534cm" svg:y="66.804cm" draw:caption-point-x="-20.534cm" draw:caption-point-y="-66.804cm">
              <dc:date>2011-09-02T00:00:00</dc:date>
              <text:p text:style-name="P1"><text:span text:style-name="T16">Bug </text:span><text:span text:style-name="T17">4417347</text:span></text:p>
            </office:annotation>
            <text:p>06Este es TU CLAN. Desde aquí puedes enviar a tus compañeros rescatados a realizar misiones:</text:p>
            <text:p/>
            <text:p>- Completa todas las misiones de una ciudad para aumentar tu barra de vida.</text:p>
            <text:p/>
            <text:p>- Rescata a más asesinos y consigue que suban de nivel para lograr más poder de invocación.</text:p>
          </table:table-cell>
          <table:table-cell table:style-name="ce359" office:value-type="string">
            <office:annotation draw:style-name="gr1" draw:text-style-name="P1" svg:width="2.857cm" svg:height="1.777cm" svg:x="24.514cm" svg:y="66.804cm" draw:caption-point-x="-24.514cm" draw:caption-point-y="-66.804cm">
              <dc:date>2011-09-02T00:00:00</dc:date>
              <text:p text:style-name="P1"><text:span text:style-name="T17">Bug 4417347</text:span></text:p>
            </office:annotation>
            <text:p>06Benvenuto alla TUA GILDA. Qui, puoi mandare in missione i compagni di squadra liberati:</text:p>
            <text:p/>
            <text:p>- Completa tutte le missioni in una città per aumentare la tua barra della salute.</text:p>
            <text:p/>
            <text:p>- Libera altri compagni di squadra e aumenta il loro livello per migliorare le tue abilità di invocare aiuto in caso di difficoltà.</text:p>
          </table:table-cell>
          <table:table-cell table:style-name="ce353" office:value-type="string">
            <office:annotation draw:style-name="gr1" draw:text-style-name="P1" svg:width="2.856cm" svg:height="1.777cm" svg:x="28.495cm" svg:y="66.804cm" draw:caption-point-x="-28.495cm" draw:caption-point-y="-66.804cm">
              <dc:date>2011-09-02T00:00:00</dc:date>
              <text:p text:style-name="P1"><text:span text:style-name="T17">Bug 4417347</text:span></text:p>
            </office:annotation>
            <text:p>06Bem-vindo a sua guilda. Aqui você poderá enviar em missões os companheiros resgatados no jogo:</text:p>
            <text:p/>
            <text:p>- Conclua todas as missões em uma cidade para aumentar sua barra de saúde.</text:p>
            <text:p/>
            <text:p>- Resgate mais companheiros e faça com que eles evoluam para invocar golpes mais poderosos.</text:p>
          </table:table-cell>
          <table:table-cell table:style-name="ce359" office:value-type="string">
            <text:p>06Bu SENİN KLANIN. Buradan, kurtardığın yoldaşlarını göreve yollayabilirsin:</text:p>
            <text:p/>
            <text:p>- Şehirdeki tüm görevleri tamamlamak, maksimum sağlığını artırır.</text:p>
            <text:p/>
            <text:p>- Ne kadar çok Haşhaşi kurtarır ve seviye atlarsan, çağrı gücün o kadar iyileşir.</text:p>
          </table:table-cell>
          <table:table-cell table:style-name="ce361" office:value-type="string">
            <text:p>06Добро пожаловать в ГИЛЬДИЮ. Здесь вы сможете отправлять спасенных ассасинов на задания:</text:p>
            <text:p/>
            <text:p>- Выполнить все задания в городе. Шкала здоровья будет увеличена.</text:p>
            <text:p/>
            <text:p>- Чем больше соратников вы спасете, тем вероятнее возможность при необходимости позвать на помощь.</text:p>
          </table:table-cell>
          <table:table-cell table:style-name="ce359" office:value-type="string">
            <text:p>06Oto TWOJA GILDIA. Możesz tu przydzielać misje towarzyszom, których uratowałeś w trakcie misji:</text:p>
            <text:p/>
            <text:p>- Wypełnienie wszystkich misji w mieście zwiększy maksimum na twoim wskaźniku energii.</text:p>
            <text:p/>
            <text:p>- Im więcej asasynów uratujesz i im wyższy będzie ich poziom, tym częściej będziesz mógł przywoływać ich na pomoc.</text:p>
          </table:table-cell>
          <table:table-cell table:style-name="ce359" office:value-type="string">
            <text:p>06ยินดีต้อนรับ|สู่|กิลด์|ของคุณ |ที่นี่|คุณ|สามารถ|ส่ง|มือสังหาร|ที่|คุณ|ช่วยชีวิตมา|ให้|ออกไป|ทำ|ภารกิจ:</text:p>
            <text:p/>
            <text:p>- ทำ|ภารกิจ|ใน|เมือง|ทั้งหมด|ให้|เสร็จสมบูรณ์|เพื่อ|เพิ่ม|แถบพลังชีวิต|ให้|สูงขึ้น</text:p>
            <text:p/>
            <text:p>- ยิ่งช่วย|มือสังหาร|มากเท่าไหร่| ความสามารถ|ในการเรียกขอ|ความช่วยเหลือ|ยิ่งสูงขึ้น|เท่านั้น</text:p>
          </table:table-cell>
          <table:table-cell table:style-name="ce364" office:value-type="string">
            <text:p>06Đây là GIÁO PHÁI CỦA BẠN. Tại đây, bạn có thể gửi những sát thủ đã được giải cứu lên đường thi hành các sứ mệnh:</text:p>
            <text:p/>
            <text:p>- Việc hoàn thành tất cả các sứ mệnh hiện có ở một thành phố sẽ tăng sinh lực tối đa của bạn.</text:p>
            <text:p/>
            <text:p>- Bạn giải cứu và nâng cấp độ càng nhiều sát thủ thì khả năng kêu gọi hỗ trợ khẩn cấp của bạn càng cao. </text:p>
          </table:table-cell>
          <table:table-cell/>
          <table:table-cell table:style-name="ce270"/>
          <table:table-cell table:number-columns-repeated="1009"/>
        </table:table-row>
        <table:table-row table:style-name="ro113">
          <table:table-cell table:style-name="ce214" office:value-type="string">
            <text:p>TEXT_58</text:p>
          </table:table-cell>
          <table:table-cell/>
          <table:table-cell table:style-name="ce262" office:value-type="string">
            <text:p>06- Pick whomever you want from the list of rescued assassins and send them on a mission.</text:p>
            <text:p/>
            <text:p>- Once an assassin is sent on a mission, you must play through a level to let them rest before sending them on another mission.</text:p>
          </table:table-cell>
          <table:table-cell table:style-name="ce56" office:value-type="string">
            <text:p>06-<text:span text:style-name="T13"> Choisis un </text:span><text:span text:style-name="T13">compagnon dans la liste </text:span><text:span text:style-name="T13">pour l'envoyer en </text:span><text:span text:style-name="T13">mission.</text:span></text:p>
            <text:p><text:span text:style-name="T13"/></text:p>
            <text:p><text:span text:style-name="T13">- Lorsqu'un Assassin est </text:span><text:span text:style-name="T13">envoyé en mission, tu </text:span><text:span text:style-name="T13">dois jouer un niveau </text:span><text:span text:style-name="T13">entier pour qu'il puisse </text:span><text:span text:style-name="T13">se reposer avant de </text:span><text:span text:style-name="T13">l'envoyer à nouveau en </text:span><text:span text:style-name="T13">mission.</text:span></text:p>
          </table:table-cell>
          <table:table-cell table:style-name="ce84" office:value-type="string">
            <text:p>06- Wähle einen befreiten Assassinen auf der Liste aus und weise ihm eine Mission zu.</text:p>
            <text:p/>
            <text:p>- Wenn ein Assassine sich auf einer Mission befindet, musst du einen Level durchspielen und ihn ausruhen lassen, bevor du ihm erneut eine Mission zuweist.</text:p>
          </table:table-cell>
          <table:table-cell table:style-name="ce29" office:value-type="string">
            <text:p>06- Mueve a tus compañeros desde la lista de la parte inferior hacia el centro de la pantalla para que realicen misiones.</text:p>
            <text:p/>
            <text:p>- Una vez que un asesino está en una misión, tendrás que jugar un nivel para dejar que descanse antes de enviarlo a otra misión.</text:p>
          </table:table-cell>
          <table:table-cell table:style-name="ce29" office:value-type="string">
            <text:p>06- Scegli chi vuoi dalla lista di assassini liberati e invialo in missione.</text:p>
            <text:p/>
            <text:p>- Una volta che hai inviato un assassino in missione, devi giocare un intero livello per permettergli di riposarsi prima di inviarlo in una nuova missione.</text:p>
          </table:table-cell>
          <table:table-cell table:style-name="ce262" office:value-type="string">
            <text:p>06- Escolha quem você quiser da lista de assassinos resgatados e mande-os para uma missão.</text:p>
            <text:p/>
            <text:p>- Depois de enviar um assassino para a missão, você deve jogar um nível para deixá-los descansar antes de enviá-los novamente.</text:p>
          </table:table-cell>
          <table:table-cell table:style-name="ce29" office:value-type="string">
            <text:p>06- İstediğin yoldaşı listeden seç ve göreve yolla.</text:p>
            <text:p/>
            <text:p>- Haşhaşi göreve yollandıktan sonra dinlenmesi için bir sonraki göreve yollamadan bir bölümü oynayıp bitirmelisin.</text:p>
          </table:table-cell>
          <table:table-cell table:style-name="ce115" office:value-type="string">
            <office:annotation draw:style-name="gr1" draw:text-style-name="P1" svg:width="2.897cm" svg:height="1.797cm" svg:x="36.448cm" svg:y="74.155cm" draw:caption-point-x="-36.448cm" draw:caption-point-y="-74.155cm">
              <dc:date>2011-09-08T00:00:00</dc:date>
              <text:p text:style-name="P1"><text:span text:style-name="T1">Add "-" after 06</text:span></text:p>
            </office:annotation>
            <text:p>06- Выберите ассасина и направьте его на задание.</text:p>
            <text:p/>
            <text:p>- Если ассасин получил задание, вы должны сыграть один уровень и дать ему отдохнуть, и только потом назначать следующее задание.</text:p>
          </table:table-cell>
          <table:table-cell table:style-name="ce29" office:value-type="string">
            <text:p>06- Wybierz z listy uratowanych asasynów tego, którego chcesz wysłać na misję.</text:p>
            <text:p/>
            <text:p>- Po wysłaniu asasyna na misję, musisz rozegrać poziom i dać mu odpocząć. Dopiero wtedy będzie mógł wyruszyć na kolejną misję.</text:p>
          </table:table-cell>
          <table:table-cell table:style-name="ce362" office:value-type="string">
            <text:p>06- เลือก|มือ|สังหาร|คนไหน|ก็ได้|จาก|รายชื่อ|มือสังหาร|ที่|ช่วยเหลือ|มา |และ|ส่ง|พวกเขา|ออกไป|ทำ|ภารกิจ</text:p>
            <text:p>- เมื่อ|มือสังหาร|ได้|ถูก|ส่ง|ไป|ทำ|ภารกิจ|แล้ว |คุณ|ต้อง|เล่น|ผ่านด่าน|เพื่อ|ให้|มือสังหาร|ได้พัก |ก่อนที่|จะ|ส่ง|พวกเขา|ไปทำ|ภารกิจใหม่</text:p>
          </table:table-cell>
          <table:table-cell table:style-name="ce265" office:value-type="string">
            <office:annotation draw:style-name="gr7" draw:text-style-name="P3" svg:width="7.917cm" svg:height="2.116cm" svg:x="48.185cm" svg:y="75.474cm" draw:caption-point-x="-48.185cm" draw:caption-point-y="-75.474cm">
              <dc:date>2011-09-02T00:00:00</dc:date>
              <text:p text:style-name="P1"><text:span text:style-name="T1">bug 4423959, QA thought it should be "Hãy chọn bất kỳ ai". Please help us to confirm it.</text:span></text:p>
            </office:annotation>
            <text:p>06- Hãy chọn bất kỳ ai mà bạn muốn từ danh sách các sát thủ được giải cứu và gửi họ lên đường thi hành sứ mệnh.</text:p>
            <text:p/>
            <text:p>- Một khi một sát thủ được gửi đi thi hành sứ mệnh, bạn phải chơi xong một vòng chơi để họ nghỉ ngơi trước khi gửi họ lên đường thi hành sứ mệnh khác.</text:p>
          </table:table-cell>
          <table:table-cell/>
          <table:table-cell table:style-name="ce270"/>
          <table:table-cell table:number-columns-repeated="1009"/>
        </table:table-row>
        <table:table-row table:style-name="ro2">
          <table:table-cell table:style-name="ce214" office:value-type="string">
            <text:p>TEXT_59</text:p>
          </table:table-cell>
          <table:table-cell/>
          <table:table-cell table:style-name="ce354"/>
          <table:table-cell/>
          <table:table-cell table:style-name="ce65"/>
          <table:table-cell table:style-name="ce276"/>
          <table:table-cell table:number-columns-repeated="3"/>
          <table:table-cell table:style-name="ce279"/>
          <table:table-cell table:number-columns-repeated="4"/>
          <table:table-cell table:style-name="ce270"/>
          <table:table-cell table:number-columns-repeated="1009"/>
        </table:table-row>
        <table:table-row table:style-name="ro2">
          <table:table-cell table:style-name="ce214" office:value-type="string">
            <text:p>TEXT_60</text:p>
          </table:table-cell>
          <table:table-cell table:number-columns-repeated="3"/>
          <table:table-cell table:style-name="ce65"/>
          <table:table-cell table:style-name="ce276"/>
          <table:table-cell table:number-columns-repeated="3"/>
          <table:table-cell table:style-name="ce279"/>
          <table:table-cell table:number-columns-repeated="4"/>
          <table:table-cell table:style-name="ce270"/>
          <table:table-cell table:number-columns-repeated="1009"/>
        </table:table-row>
        <table:table-row table:style-name="ro2">
          <table:table-cell table:style-name="ce214" office:value-type="string">
            <text:p>TEXT_61</text:p>
          </table:table-cell>
          <table:table-cell table:number-columns-repeated="1023"/>
        </table:table-row>
        <table:table-row table:style-name="ro2">
          <table:table-cell table:style-name="ce214" office:value-type="string">
            <text:p>TEXT_62</text:p>
          </table:table-cell>
          <table:table-cell table:number-columns-repeated="1023"/>
        </table:table-row>
        <table:table-row table:style-name="ro2">
          <table:table-cell table:style-name="ce214" office:value-type="string">
            <text:p>TEXT_63</text:p>
          </table:table-cell>
          <table:table-cell table:number-columns-repeated="1023"/>
        </table:table-row>
        <table:table-row table:style-name="ro2">
          <table:table-cell table:style-name="ce214" office:value-type="string">
            <text:p>TEXT_64</text:p>
          </table:table-cell>
          <table:table-cell table:number-columns-repeated="1023"/>
        </table:table-row>
        <table:table-row table:style-name="ro2">
          <table:table-cell table:style-name="ce214" office:value-type="string">
            <text:p>TEXT_65</text:p>
          </table:table-cell>
          <table:table-cell table:number-columns-repeated="1023"/>
        </table:table-row>
        <table:table-row table:style-name="ro2" table:number-rows-repeated="65465">
          <table:table-cell table:number-columns-repeated="1024"/>
        </table:table-row>
        <table:table-row table:style-name="ro2">
          <table:table-cell table:number-columns-repeated="1024"/>
        </table:table-row>
      </table:table>
      <table:named-expressions>
        <table:named-expression table:name="Excel_BuiltIn__FilterDatabase_1" table:base-cell-address="$menu.$A$1" table:expression="&quot;$#REF!.$A$49:$N$637&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4" svg:font-family="Arial"/>
    <style:font-face style:name="Arial1" svg:font-family="Arial1"/>
    <style:font-face style:name="Arial2" svg:font-family="Arial2"/>
    <style:font-face style:name="Calibri" svg:font-family="Calibri"/>
    <style:font-face style:name="Cambria" svg:font-family="Cambria"/>
    <style:font-face style:name="Microsoft YaHei" svg:font-family="'Microsoft YaHei'"/>
    <style:font-face style:name="SimSun1" svg:font-family="SimSun1"/>
    <style:font-face style:name="SimSun" svg:font-family="SimSun, 宋体"/>
    <style:font-face style:name="宋体" svg:font-family="宋体"/>
    <style:font-face style:name="MS Mincho" svg:font-family="'MS Mincho', 'ＭＳ 明朝'" style:font-family-generic="modern"/>
    <style:font-face style:name="Times New Roman" svg:font-family="'Times New Roman'" style:font-family-generic="roman"/>
    <style:font-face style:name="Arial3" svg:font-family="Arial" style:font-family-generic="swiss"/>
    <style:font-face style:name="Microsoft YaHei1" svg:font-family="'Microsoft YaHei'"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rial Unicode MS" style:language-asian="zh" style:country-asian="CN" style:font-name-complex="Tahoma1" style:language-complex="zxx" style:country-complex="none"/>
    </style:default-style>
    <number:number-style style:name="N0">
      <number:number number:min-integer-digits="1"/>
    </number:number-style>
    <number:currency-style style:name="N121P0" style:volatile="true">
      <number:currency-symbol number:language="zh" number:country="CN">￥</number:currency-symbol>
      <number:number number:decimal-places="2" number:min-integer-digits="1" number:grouping="true"/>
    </number:currency-style>
    <number:currency-style style:name="N121">
      <style:text-properties fo:color="#ff0000"/>
      <number:text>-</number:text>
      <number:currency-symbol number:language="zh" number:country="CN">￥</number:currency-symbol>
      <number:number number:decimal-places="2" number:min-integer-digits="1" number:grouping="true"/>
      <style:map style:condition="value()&gt;=0" style:apply-style-name="N121P0"/>
    </number:currency-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 ￥-</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number:text>
      <number:number number:decimal-places="0" number:min-integer-digits="1" number:grouping="true"/>
    </number:number-style>
    <number:number-style style:name="N171">
      <number:text>-$</number:text>
      <number:number number:decimal-places="0" number:min-integer-digits="1" number:grouping="true"/>
      <style:map style:condition="value()&gt;=0" style:apply-style-name="N171P0"/>
    </number:number-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4P0" style:volatile="true">
      <number:text>$</number:text>
      <number:number number:decimal-places="2" number:min-integer-digits="1" number:grouping="true"/>
    </number:number-style>
    <number:number-style style:name="N174">
      <number:text>-$</number:text>
      <number:number number:decimal-places="2" number:min-integer-digits="1" number:grouping="true"/>
      <style:map style:condition="value()&gt;=0" style:apply-style-name="N174P0"/>
    </number:number-style>
    <number:number-style style:name="N175P0" style:volatile="true">
      <number:text>$</number:text>
      <number:number number:decimal-places="2" number:min-integer-digits="1" number:grouping="true"/>
    </number:number-style>
    <number:number-style style:name="N175">
      <style:text-properties fo:color="#ff0000"/>
      <number:text>-$</number:text>
      <number:number number:decimal-places="2" number:min-integer-digits="1" number:grouping="true"/>
      <style:map style:condition="value()&gt;=0" style:apply-style-name="N175P0"/>
    </number:number-style>
    <number:number-style style:name="N177P0" style:volatile="true">
      <number:number number:decimal-places="0" number:min-integer-digits="1" number:grouping="true"/>
      <number:text> </number:text>
    </number:number-style>
    <number:number-style style:name="N177P1" style:volatile="true">
      <number:text>-</number:text>
      <number:number number:decimal-places="0" number:min-integer-digits="1" number:grouping="true"/>
      <number:text> </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number number:decimal-places="2" number:min-integer-digits="1" number:grouping="true"/>
      <number:text> </number:text>
    </number:number-style>
    <number:number-style style:name="N181P1" style:volatile="true">
      <number:text>-</number:text>
      <number:number number:decimal-places="2" number:min-integer-digits="1" number:grouping="true"/>
      <number:text> </number:text>
    </number:number-style>
    <number:number-style style:name="N181P2" style:volatile="true">
      <number:text> -</number:text>
      <number:number number: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date-style style:name="N5117" number:language="zh" number:country="CN">
      <number:year number:style="long"/>
      <number:text>-</number:text>
      <number:month/>
      <number:text>-</number:text>
      <number:day/>
    </number:date-style>
    <number:date-style style:name="N5118" number:language="zh" number:country="CN">
      <number:day/>
      <number:text>-</number:text>
      <number:month number:textual="true"/>
      <number:text>-</number:text>
      <number:year/>
    </number:date-style>
    <number:date-style style:name="N5119" number:language="zh" number:country="CN">
      <number:day/>
      <number:text>-</number:text>
      <number:month number:textual="true"/>
    </number:date-style>
    <number:date-style style:name="N5120" number:language="zh" number:country="CN">
      <number:month number:textual="true"/>
      <number:text>-</number:text>
      <number:year/>
    </number:date-style>
    <number:time-style style:name="N5121" number:language="zh" number:country="CN">
      <number:hours/>
      <number:text>:</number:text>
      <number:minutes number:style="long"/>
      <number:text> </number:text>
      <number:am-pm/>
    </number:time-style>
    <number:time-style style:name="N5122" number:language="zh" number:country="CN">
      <number:hours/>
      <number:text>:</number:text>
      <number:minutes number:style="long"/>
      <number:text>:</number:text>
      <number:seconds number:style="long"/>
      <number:text> </number:text>
      <number:am-pm/>
    </number:time-style>
    <number:time-style style:name="N5123" number:language="zh" number:country="CN">
      <number:hours/>
      <number:text>:</number:text>
      <number:minutes number:style="long"/>
    </number:time-style>
    <number:time-style style:name="N5124" number:language="zh" number:country="CN">
      <number:hours/>
      <number:text>:</number:text>
      <number:minutes number:style="long"/>
      <number:text>:</number:text>
      <number:seconds number:style="long"/>
    </number:time-style>
    <number:date-style style:name="N5125" number:language="zh" number:country="CN">
      <number:year number:style="long"/>
      <number:text>-</number:text>
      <number:month/>
      <number:text>-</number:text>
      <number:day/>
      <number:text> </number:text>
      <number:hours/>
      <number:text>:</number:text>
      <number:minutes number:style="long"/>
    </number:date-style>
    <number:number-style style:name="N5127P0" style:volatile="true" number:language="zh" number:country="CN">
      <number:text>$</number:text>
      <number:number number:decimal-places="0" number:min-integer-digits="1" number:grouping="true"/>
      <number:text> </number:text>
    </number:number-style>
    <number:number-style style:name="N5127" number:language="zh" number:country="CN">
      <number:text>($</number:text>
      <number:number number:decimal-places="0" number:min-integer-digits="1" number:grouping="true"/>
      <number:text>)</number:text>
      <style:map style:condition="value()&gt;=0" style:apply-style-name="N5127P0"/>
    </number:number-style>
    <number:number-style style:name="N5128P0" style:volatile="true" number:language="zh" number:country="CN">
      <number:text>$</number:text>
      <number:number number:decimal-places="0" number:min-integer-digits="1" number:grouping="true"/>
      <number:text> </number:text>
    </number:number-style>
    <number:number-style style:name="N5128" number:language="zh" number:country="CN">
      <style:text-properties fo:color="#ff0000"/>
      <number:text>($</number:text>
      <number:number number:decimal-places="0" number:min-integer-digits="1" number:grouping="true"/>
      <number:text>)</number:text>
      <style:map style:condition="value()&gt;=0" style:apply-style-name="N5128P0"/>
    </number:number-style>
    <number:number-style style:name="N5130P0" style:volatile="true" number:language="zh" number:country="CN">
      <number:text>$</number:text>
      <number:number number:decimal-places="2" number:min-integer-digits="1" number:grouping="true"/>
      <number:text> </number:text>
    </number:number-style>
    <number:number-style style:name="N5130" number:language="zh" number:country="CN">
      <number:text>($</number:text>
      <number:number number:decimal-places="2" number:min-integer-digits="1" number:grouping="true"/>
      <number:text>)</number:text>
      <style:map style:condition="value()&gt;=0" style:apply-style-name="N5130P0"/>
    </number:number-style>
    <number:number-style style:name="N5131P0" style:volatile="true" number:language="zh" number:country="CN">
      <number:text>$</number:text>
      <number:number number:decimal-places="2" number:min-integer-digits="1" number:grouping="true"/>
      <number:text> </number:text>
    </number:number-style>
    <number:number-style style:name="N5131" number:language="zh" number:country="CN">
      <style:text-properties fo:color="#ff0000"/>
      <number:text>($</number:text>
      <number:number number:decimal-places="2" number:min-integer-digits="1" number:grouping="true"/>
      <number:text>)</number:text>
      <style:map style:condition="value()&gt;=0" style:apply-style-name="N5131P0"/>
    </number:number-style>
    <number:date-style style:name="N5132" number:language="zh" number:country="CN">
      <number:month/>
      <number:text>-</number:text>
      <number:day/>
      <number:text>-</number:text>
      <number:year/>
    </number:date-style>
    <number:time-style style:name="N5133" number:language="zh" number:country="CN">
      <number:hours/>
      <number:text>时</number:text>
      <number:minutes number:style="long"/>
      <number:text>分</number:text>
    </number:time-style>
    <number:time-style style:name="N5134" number:language="zh" number:country="CN">
      <number:hours/>
      <number:text>时</number:text>
      <number:minutes number:style="long"/>
      <number:text>分</number:text>
      <number:seconds number:style="long"/>
      <number:text>秒</number:text>
    </number:time-style>
    <number:time-style style:name="N5135" number:language="zh" number:country="CN">
      <number:am-pm/>
      <number:hours/>
      <number:text>时</number:text>
      <number:minutes number:style="long"/>
      <number:text>分</number:text>
    </number:time-style>
    <number:time-style style:name="N5136" number:language="zh" number:country="CN">
      <number:am-pm/>
      <number:hours/>
      <number:text>时</number:text>
      <number:minutes number:style="long"/>
      <number:text>分</number:text>
      <number:seconds number:style="long"/>
      <number:text>秒</number:text>
    </number:time-style>
    <number:number-style style:name="N5138P0" style:volatile="true" number:language="zh" number:country="CN">
      <number:text>￥</number:text>
      <number:number number:decimal-places="2" number:min-integer-digits="1" number:grouping="true"/>
    </number:number-style>
    <number:number-style style:name="N5138" number:language="zh" number:country="CN">
      <number:text>-￥</number:text>
      <number:number number:decimal-places="2" number:min-integer-digits="1" number:grouping="true"/>
      <style:map style:condition="value()&gt;=0" style:apply-style-name="N5138P0"/>
    </number:number-style>
    <style:style style:name="Default" style:family="table-cell">
      <style:table-cell-properties style:rotation-align="none" style:vertical-align="middle"/>
      <style:text-properties style:font-name="宋体" fo:font-size="12pt" style:font-name-asian="宋体"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cent_20_1" style:display-name="20% - akcent 1"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1" style:display-name="20% - akcent 1 1"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1_20_1" style:display-name="20% - akcent 1 1 1"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1_20_2" style:display-name="20% - akcent 1 1 2"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1_20_3" style:display-name="20% - akcent 1 1 3"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1_20_4" style:display-name="20% - akcent 1 1 4"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1_20_5" style:display-name="20% - akcent 1 1 5"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2" style:display-name="20% - akcent 1 2"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3" style:display-name="20% - akcent 1 3"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4" style:display-name="20% - akcent 1 4"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5" style:display-name="20% - akcent 1 5"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1_20_6" style:display-name="20% - akcent 1 6" style:family="table-cell" style:parent-style-name="Default">
      <style:table-cell-properties style:glyph-orientation-vertical="0" fo:background-color="#cc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 style:display-name="20% - akcent 2"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1" style:display-name="20% - akcent 2 1"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1_20_1" style:display-name="20% - akcent 2 1 1"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1_20_2" style:display-name="20% - akcent 2 1 2"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1_20_3" style:display-name="20% - akcent 2 1 3"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1_20_4" style:display-name="20% - akcent 2 1 4"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1_20_5" style:display-name="20% - akcent 2 1 5"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2" style:display-name="20% - akcent 2 2"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3" style:display-name="20% - akcent 2 3"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4" style:display-name="20% - akcent 2 4"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5" style:display-name="20% - akcent 2 5"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2_20_6" style:display-name="20% - akcent 2 6"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 style:display-name="20% - akcent 3"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1" style:display-name="20% - akcent 3 1"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1_20_1" style:display-name="20% - akcent 3 1 1"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1_20_2" style:display-name="20% - akcent 3 1 2"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1_20_3" style:display-name="20% - akcent 3 1 3"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1_20_4" style:display-name="20% - akcent 3 1 4"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1_20_5" style:display-name="20% - akcent 3 1 5"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2" style:display-name="20% - akcent 3 2"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3" style:display-name="20% - akcent 3 3"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4" style:display-name="20% - akcent 3 4"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5" style:display-name="20% - akcent 3 5"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3_20_6" style:display-name="20% - akcent 3 6"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 style:display-name="20% - akcent 4"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1" style:display-name="20% - akcent 4 1"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1_20_1" style:display-name="20% - akcent 4 1 1"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1_20_2" style:display-name="20% - akcent 4 1 2"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1_20_3" style:display-name="20% - akcent 4 1 3"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1_20_4" style:display-name="20% - akcent 4 1 4"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1_20_5" style:display-name="20% - akcent 4 1 5"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2" style:display-name="20% - akcent 4 2"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3" style:display-name="20% - akcent 4 3"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4" style:display-name="20% - akcent 4 4"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5" style:display-name="20% - akcent 4 5"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4_20_6" style:display-name="20% - akcent 4 6"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 style:display-name="20% - akcent 5"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1" style:display-name="20% - akcent 5 1"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1_20_1" style:display-name="20% - akcent 5 1 1"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1_20_2" style:display-name="20% - akcent 5 1 2"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1_20_3" style:display-name="20% - akcent 5 1 3"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1_20_4" style:display-name="20% - akcent 5 1 4"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1_20_5" style:display-name="20% - akcent 5 1 5"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2" style:display-name="20% - akcent 5 2"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3" style:display-name="20% - akcent 5 3"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4" style:display-name="20% - akcent 5 4"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5" style:display-name="20% - akcent 5 5"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5_20_6" style:display-name="20% - akcent 5 6"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 style:display-name="20% - akcent 6"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1" style:display-name="20% - akcent 6 1"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1_20_1" style:display-name="20% - akcent 6 1 1"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1_20_2" style:display-name="20% - akcent 6 1 2"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1_20_3" style:display-name="20% - akcent 6 1 3"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1_20_4" style:display-name="20% - akcent 6 1 4"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1_20_5" style:display-name="20% - akcent 6 1 5"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2" style:display-name="20% - akcent 6 2"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3" style:display-name="20% - akcent 6 3"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4" style:display-name="20% - akcent 6 4"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5" style:display-name="20% - akcent 6 5"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2_0_25__20_-_20_akcent_20_6_20_6" style:display-name="20% - akcent 6 6" style:family="table-cell" style:parent-style-name="Default">
      <style:table-cell-properties style:glyph-orientation-vertical="0" fo:background-color="#ffcc99"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 style:display-name="40% - akcent 1"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1" style:display-name="40% - akcent 1 1"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1_20_1" style:display-name="40% - akcent 1 1 1"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1_20_2" style:display-name="40% - akcent 1 1 2"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1_20_3" style:display-name="40% - akcent 1 1 3"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1_20_4" style:display-name="40% - akcent 1 1 4"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1_20_5" style:display-name="40% - akcent 1 1 5"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2" style:display-name="40% - akcent 1 2"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3" style:display-name="40% - akcent 1 3"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4" style:display-name="40% - akcent 1 4"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5" style:display-name="40% - akcent 1 5"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1_20_6" style:display-name="40% - akcent 1 6"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 style:display-name="40% - akcent 2"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1" style:display-name="40% - akcent 2 1"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1_20_1" style:display-name="40% - akcent 2 1 1"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1_20_2" style:display-name="40% - akcent 2 1 2"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1_20_3" style:display-name="40% - akcent 2 1 3"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1_20_4" style:display-name="40% - akcent 2 1 4"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1_20_5" style:display-name="40% - akcent 2 1 5"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2" style:display-name="40% - akcent 2 2"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3" style:display-name="40% - akcent 2 3"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4" style:display-name="40% - akcent 2 4"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5" style:display-name="40% - akcent 2 5"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2_20_6" style:display-name="40% - akcent 2 6"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 style:display-name="40% - akcent 3"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1" style:display-name="40% - akcent 3 1"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1_20_1" style:display-name="40% - akcent 3 1 1"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1_20_2" style:display-name="40% - akcent 3 1 2"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1_20_3" style:display-name="40% - akcent 3 1 3"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1_20_4" style:display-name="40% - akcent 3 1 4"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1_20_5" style:display-name="40% - akcent 3 1 5"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2" style:display-name="40% - akcent 3 2"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3" style:display-name="40% - akcent 3 3"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4" style:display-name="40% - akcent 3 4"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5" style:display-name="40% - akcent 3 5"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3_20_6" style:display-name="40% - akcent 3 6"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 style:display-name="40% - akcent 4"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1" style:display-name="40% - akcent 4 1"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1_20_1" style:display-name="40% - akcent 4 1 1"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1_20_2" style:display-name="40% - akcent 4 1 2"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1_20_3" style:display-name="40% - akcent 4 1 3"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1_20_4" style:display-name="40% - akcent 4 1 4"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1_20_5" style:display-name="40% - akcent 4 1 5"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2" style:display-name="40% - akcent 4 2"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3" style:display-name="40% - akcent 4 3"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4" style:display-name="40% - akcent 4 4"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5" style:display-name="40% - akcent 4 5"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4_20_6" style:display-name="40% - akcent 4 6" style:family="table-cell" style:parent-style-name="Default">
      <style:table-cell-properties style:glyph-orientation-vertical="0" fo:background-color="#cc99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 style:display-name="40% - akcent 5"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1" style:display-name="40% - akcent 5 1"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1_20_1" style:display-name="40% - akcent 5 1 1"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1_20_2" style:display-name="40% - akcent 5 1 2"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1_20_3" style:display-name="40% - akcent 5 1 3"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1_20_4" style:display-name="40% - akcent 5 1 4"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1_20_5" style:display-name="40% - akcent 5 1 5"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2" style:display-name="40% - akcent 5 2"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3" style:display-name="40% - akcent 5 3"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4" style:display-name="40% - akcent 5 4"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5" style:display-name="40% - akcent 5 5"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5_20_6" style:display-name="40% - akcent 5 6" style:family="table-cell" style:parent-style-name="Default">
      <style:table-cell-properties style:glyph-orientation-vertical="0" fo:background-color="#99cc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 style:display-name="40% - akcent 6"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1" style:display-name="40% - akcent 6 1"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1_20_1" style:display-name="40% - akcent 6 1 1"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1_20_2" style:display-name="40% - akcent 6 1 2"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1_20_3" style:display-name="40% - akcent 6 1 3"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1_20_4" style:display-name="40% - akcent 6 1 4"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2" style:display-name="40% - akcent 6 2"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3" style:display-name="40% - akcent 6 3"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4" style:display-name="40% - akcent 6 4"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4_0_25__20_-_20_akcent_20_6_20_5" style:display-name="40% - akcent 6 5" style:family="table-cell" style:parent-style-name="Default">
      <style:table-cell-properties style:glyph-orientation-vertical="0" fo:background-color="#ffcc00"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 style:display-name="60% - akcent 1"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1" style:display-name="60% - akcent 1 1"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1_20_1" style:display-name="60% - akcent 1 1 1"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1_20_2" style:display-name="60% - akcent 1 1 2"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1_20_3" style:display-name="60% - akcent 1 1 3"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1_20_4" style:display-name="60% - akcent 1 1 4"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2" style:display-name="60% - akcent 1 2"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3" style:display-name="60% - akcent 1 3"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4" style:display-name="60% - akcent 1 4"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1_20_5" style:display-name="60% - akcent 1 5" style:family="table-cell" style:parent-style-name="Default">
      <style:table-cell-properties style:glyph-orientation-vertical="0" fo:background-color="#0066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 style:display-name="60% - akcent 2"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1" style:display-name="60% - akcent 2 1"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1_20_1" style:display-name="60% - akcent 2 1 1"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1_20_2" style:display-name="60% - akcent 2 1 2"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1_20_3" style:display-name="60% - akcent 2 1 3"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1_20_4" style:display-name="60% - akcent 2 1 4"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2" style:display-name="60% - akcent 2 2"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3" style:display-name="60% - akcent 2 3"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4" style:display-name="60% - akcent 2 4"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2_20_5" style:display-name="60% - akcent 2 5" style:family="table-cell" style:parent-style-name="Default">
      <style:table-cell-properties style:glyph-orientation-vertical="0" fo:background-color="#ff8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 style:display-name="60% - akcent 3"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1" style:display-name="60% - akcent 3 1"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1_20_1" style:display-name="60% - akcent 3 1 1"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1_20_2" style:display-name="60% - akcent 3 1 2"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1_20_3" style:display-name="60% - akcent 3 1 3"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1_20_4" style:display-name="60% - akcent 3 1 4"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2" style:display-name="60% - akcent 3 2"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3" style:display-name="60% - akcent 3 3"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4" style:display-name="60% - akcent 3 4"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3_20_5" style:display-name="60% - akcent 3 5"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 style:display-name="60% - akcent 4"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1" style:display-name="60% - akcent 4 1"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1_20_1" style:display-name="60% - akcent 4 1 1"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1_20_2" style:display-name="60% - akcent 4 1 2"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1_20_3" style:display-name="60% - akcent 4 1 3"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1_20_4" style:display-name="60% - akcent 4 1 4"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2" style:display-name="60% - akcent 4 2"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3" style:display-name="60% - akcent 4 3"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4" style:display-name="60% - akcent 4 4"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4_20_5" style:display-name="60% - akcent 4 5"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 style:display-name="60% - akcent 5"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1" style:display-name="60% - akcent 5 1"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1_20_1" style:display-name="60% - akcent 5 1 1"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1_20_2" style:display-name="60% - akcent 5 1 2"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1_20_3" style:display-name="60% - akcent 5 1 3"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1_20_4" style:display-name="60% - akcent 5 1 4"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2" style:display-name="60% - akcent 5 2"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3" style:display-name="60% - akcent 5 3"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4" style:display-name="60% - akcent 5 4"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5_20_5" style:display-name="60% - akcent 5 5"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 style:display-name="60% - akcent 6"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1" style:display-name="60% - akcent 6 1"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1_20_1" style:display-name="60% - akcent 6 1 1"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1_20_2" style:display-name="60% - akcent 6 1 2"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1_20_3" style:display-name="60% - akcent 6 1 3"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1_20_4" style:display-name="60% - akcent 6 1 4"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2" style:display-name="60% - akcent 6 2"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3" style:display-name="60% - akcent 6 3"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4" style:display-name="60% - akcent 6 4"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_36_0_25__20_-_20_akcent_20_6_20_5" style:display-name="60% - akcent 6 5"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 style:display-name="Akcent 1"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1" style:display-name="Akcent 1 1"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1_20_1" style:display-name="Akcent 1 1 1"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1_20_2" style:display-name="Akcent 1 1 2"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1_20_3" style:display-name="Akcent 1 1 3"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1_20_4" style:display-name="Akcent 1 1 4"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2" style:display-name="Akcent 1 2"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3" style:display-name="Akcent 1 3"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4" style:display-name="Akcent 1 4"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1_20_5" style:display-name="Akcent 1 5" style:family="table-cell" style:parent-style-name="Default">
      <style:table-cell-properties style:glyph-orientation-vertical="0" fo:background-color="#333399"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 style:display-name="Akcent 2"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1" style:display-name="Akcent 2 1"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1_20_1" style:display-name="Akcent 2 1 1"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1_20_2" style:display-name="Akcent 2 1 2"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1_20_3" style:display-name="Akcent 2 1 3"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1_20_4" style:display-name="Akcent 2 1 4"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2" style:display-name="Akcent 2 2"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3" style:display-name="Akcent 2 3"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4" style:display-name="Akcent 2 4"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2_20_5" style:display-name="Akcent 2 5"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 style:display-name="Akcent 3"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1" style:display-name="Akcent 3 1"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1_20_1" style:display-name="Akcent 3 1 1"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1_20_2" style:display-name="Akcent 3 1 2"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1_20_3" style:display-name="Akcent 3 1 3"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1_20_4" style:display-name="Akcent 3 1 4"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2" style:display-name="Akcent 3 2"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3" style:display-name="Akcent 3 3"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4" style:display-name="Akcent 3 4"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3_20_5" style:display-name="Akcent 3 5" style:family="table-cell" style:parent-style-name="Default">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 style:display-name="Akcent 4"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1" style:display-name="Akcent 4 1"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1_20_1" style:display-name="Akcent 4 1 1"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1_20_2" style:display-name="Akcent 4 1 2"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1_20_3" style:display-name="Akcent 4 1 3"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1_20_4" style:display-name="Akcent 4 1 4"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2" style:display-name="Akcent 4 2"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3" style:display-name="Akcent 4 3"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4" style:display-name="Akcent 4 4"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4_20_5" style:display-name="Akcent 4 5" style:family="table-cell" style:parent-style-name="Default">
      <style:table-cell-properties style:glyph-orientation-vertical="0" fo:background-color="#80008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 style:display-name="Akcent 5"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1" style:display-name="Akcent 5 1"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1_20_1" style:display-name="Akcent 5 1 1"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1_20_2" style:display-name="Akcent 5 1 2"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1_20_3" style:display-name="Akcent 5 1 3"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1_20_4" style:display-name="Akcent 5 1 4"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2" style:display-name="Akcent 5 2"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3" style:display-name="Akcent 5 3"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4" style:display-name="Akcent 5 4"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5_20_5" style:display-name="Akcent 5 5" style:family="table-cell" style:parent-style-name="Default">
      <style:table-cell-properties style:glyph-orientation-vertical="0" fo:background-color="#33cccc"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 style:display-name="Akcent 6"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1" style:display-name="Akcent 6 1"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1_20_1" style:display-name="Akcent 6 1 1"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1_20_2" style:display-name="Akcent 6 1 2"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1_20_3" style:display-name="Akcent 6 1 3"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1_20_4" style:display-name="Akcent 6 1 4"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2" style:display-name="Akcent 6 2"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3" style:display-name="Akcent 6 3"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4" style:display-name="Akcent 6 4"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Akcent_20_6_20_5" style:display-name="Akcent 6 5" style:family="table-cell" style:parent-style-name="Default">
      <style:table-cell-properties style:glyph-orientation-vertical="0" fo:background-color="#ff66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 style:display-name="Dane wejściowe"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1" style:display-name="Dane wejściowe 1"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1_20_1" style:display-name="Dane wejściowe 1 1"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1_20_2" style:display-name="Dane wejściowe 1 2"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1_20_3" style:display-name="Dane wejściowe 1 3"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1_20_4" style:display-name="Dane wejściowe 1 4"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2" style:display-name="Dane wejściowe 2"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3" style:display-name="Dane wejściowe 3"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4" style:display-name="Dane wejściowe 4"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ejściowe_20_5" style:display-name="Dane wejściowe 5" style:family="table-cell" style:parent-style-name="Default">
      <style:table-cell-properties style:glyph-orientation-vertical="0" fo:background-color="#ffcc99"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333399"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ane_20_wyjściowe" style:display-name="Dane wyjściowe"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1" style:display-name="Dane wyjściowe 1"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1_20_1" style:display-name="Dane wyjściowe 1 1"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1_20_2" style:display-name="Dane wyjściowe 1 2"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1_20_3" style:display-name="Dane wyjściowe 1 3"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1_20_4" style:display-name="Dane wyjściowe 1 4"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2" style:display-name="Dane wyjściowe 2"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3" style:display-name="Dane wyjściowe 3"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4" style:display-name="Dane wyjściowe 4"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ane_20_wyjściowe_20_5" style:display-name="Dane wyjściowe 5" style:family="table-cell" style:parent-style-name="Default">
      <style:table-cell-properties style:glyph-orientation-vertical="0" fo:background-color="#c0c0c0" style:diagonal-bl-tr="none" style:diagonal-tl-br="none" style:text-align-source="value-type" style:repeat-content="false" fo:wrap-option="no-wrap" fo:border="0.99pt solid #333333" style:direction="ltr" style:rotation-angle="0" style:rotation-align="none" style:shrink-to-fit="false" style:vertical-align="middle"/>
      <style:paragraph-properties fo:margin-left="0in" style:writing-mode="page"/>
      <style:text-properties fo:color="#333333"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Default_20_1" style:display-name="Default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 style:display-name="Default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1" style:display-name="Default 1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14" style:display-name="Default 1 1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14_20_1" style:display-name="Default 1 1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14_20_2" style:display-name="Default 1 1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14_20_3" style:display-name="Default 1 1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14_20_4" style:display-name="Default 1 1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2" style:display-name="Default 1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3" style:display-name="Default 1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20_4" style:display-name="Default 1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_5f_Common" style:display-name="Default 1 1_Common"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1" fo:font-size="10pt" fo:font-style="normal" fo:text-shadow="none" style:text-underline-style="none" fo:font-weight="normal" style:font-name-asian="SimSun1" style:font-size-asian="10pt" style:font-style-asian="normal" style:font-weight-asian="normal" style:font-name-complex="SimSun1" style:font-size-complex="10pt" style:font-style-complex="normal" style:font-weight-complex="normal"/>
    </style:style>
    <style:style style:name="Default_20_1_20_1_5f_Common_20_25" style:display-name="Default 1 1_Common 2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1" fo:font-size="10pt" fo:font-style="normal" fo:text-shadow="none" style:text-underline-style="none" fo:font-weight="normal" style:font-name-asian="SimSun1" style:font-size-asian="10pt" style:font-style-asian="normal" style:font-weight-asian="normal" style:font-name-complex="SimSun1" style:font-size-complex="10pt" style:font-style-complex="normal" style:font-weight-complex="normal"/>
    </style:style>
    <style:style style:name="Default_20_1_20_1_5f_Common_20_44" style:display-name="Default 1 1_Common 4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1" fo:font-size="10pt" fo:font-style="normal" fo:text-shadow="none" style:text-underline-style="none" fo:font-weight="normal" style:font-name-asian="SimSun1" style:font-size-asian="10pt" style:font-style-asian="normal" style:font-weight-asian="normal" style:font-name-complex="SimSun1" style:font-size-complex="10pt" style:font-style-complex="normal" style:font-weight-complex="normal"/>
    </style:style>
    <style:style style:name="Default_20_1_20_1_5f_Common_20_54" style:display-name="Default 1 1_Common 5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1" fo:font-size="10pt" fo:font-style="normal" fo:text-shadow="none" style:text-underline-style="none" fo:font-weight="normal" style:font-name-asian="SimSun1" style:font-size-asian="10pt" style:font-style-asian="normal" style:font-weight-asian="normal" style:font-name-complex="SimSun1" style:font-size-complex="10pt" style:font-style-complex="normal" style:font-weight-complex="normal"/>
    </style:style>
    <style:style style:name="Default_20_1_20_1_5f_Common_5f_1_20_34" style:display-name="Default 1 1_Common_1 3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0" style:display-name="Default 1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0_20_1" style:display-name="Default 1 1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0_20_2" style:display-name="Default 1 1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0_20_3" style:display-name="Default 1 1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0_20_4" style:display-name="Default 1 1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1" style:display-name="Default 1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1_20_1" style:display-name="Default 1 1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1_20_2" style:display-name="Default 1 1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1_20_3" style:display-name="Default 1 1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1_20_4" style:display-name="Default 1 1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2" style:display-name="Default 1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2_20_1" style:display-name="Default 1 1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2_20_2" style:display-name="Default 1 1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2_20_3" style:display-name="Default 1 1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2_20_4" style:display-name="Default 1 1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3" style:display-name="Default 1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3_20_1" style:display-name="Default 1 1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3_20_2" style:display-name="Default 1 1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3_20_3" style:display-name="Default 1 1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3_20_4" style:display-name="Default 1 1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4" style:display-name="Default 1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4_20_1" style:display-name="Default 1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4_20_2" style:display-name="Default 1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4_20_3" style:display-name="Default 1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4_20_4" style:display-name="Default 1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5" style:display-name="Default 1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5_20_1" style:display-name="Default 1 1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5_20_2" style:display-name="Default 1 1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5_20_3" style:display-name="Default 1 1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5_20_4" style:display-name="Default 1 1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6" style:display-name="Default 1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6_20_1" style:display-name="Default 1 1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6_20_2" style:display-name="Default 1 1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6_20_3" style:display-name="Default 1 1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6_20_4" style:display-name="Default 1 1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7" style:display-name="Default 1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7_20_1" style:display-name="Default 1 1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7_20_2" style:display-name="Default 1 1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7_20_3" style:display-name="Default 1 1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7_20_4" style:display-name="Default 1 1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8" style:display-name="Default 1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8_20_1" style:display-name="Default 1 1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8_20_2" style:display-name="Default 1 1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8_20_3" style:display-name="Default 1 1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8_20_4" style:display-name="Default 1 1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9" style:display-name="Default 1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9_20_1" style:display-name="Default 1 1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9_20_2" style:display-name="Default 1 1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9_20_3" style:display-name="Default 1 1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19_20_4" style:display-name="Default 1 1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 style:display-name="Default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_20_1" style:display-name="Default 1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_20_2" style:display-name="Default 1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_20_3" style:display-name="Default 1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_20_4" style:display-name="Default 1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0" style:display-name="Default 1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0_20_1" style:display-name="Default 1 2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0_20_2" style:display-name="Default 1 2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0_20_3" style:display-name="Default 1 2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0_20_4" style:display-name="Default 1 2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1" style:display-name="Default 1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1_20_1" style:display-name="Default 1 2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1_20_2" style:display-name="Default 1 2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1_20_3" style:display-name="Default 1 2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1_20_4" style:display-name="Default 1 2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2" style:display-name="Default 1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2_20_1" style:display-name="Default 1 2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2_20_2" style:display-name="Default 1 2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2_20_3" style:display-name="Default 1 2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2_20_4" style:display-name="Default 1 2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3" style:display-name="Default 1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3_20_1" style:display-name="Default 1 2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3_20_2" style:display-name="Default 1 2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3_20_3" style:display-name="Default 1 2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3_20_4" style:display-name="Default 1 2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4" style:display-name="Default 1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4_20_1" style:display-name="Default 1 2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4_20_2" style:display-name="Default 1 2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4_20_3" style:display-name="Default 1 2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4_20_4" style:display-name="Default 1 2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5" style:display-name="Default 1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5_20_1" style:display-name="Default 1 2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5_20_2" style:display-name="Default 1 2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5_20_3" style:display-name="Default 1 2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5_20_4" style:display-name="Default 1 2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6" style:display-name="Default 1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6_20_1" style:display-name="Default 1 2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6_20_2" style:display-name="Default 1 2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6_20_3" style:display-name="Default 1 2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6_20_4" style:display-name="Default 1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7" style:display-name="Default 1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7_20_1" style:display-name="Default 1 2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7_20_2" style:display-name="Default 1 2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7_20_3" style:display-name="Default 1 2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7_20_4" style:display-name="Default 1 2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8" style:display-name="Default 1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8_20_1" style:display-name="Default 1 2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8_20_2" style:display-name="Default 1 2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8_20_3" style:display-name="Default 1 2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8_20_4" style:display-name="Default 1 2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9" style:display-name="Default 1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9_20_1" style:display-name="Default 1 2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9_20_2" style:display-name="Default 1 2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9_20_3" style:display-name="Default 1 2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29_20_4" style:display-name="Default 1 2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 style:display-name="Default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_20_1" style:display-name="Default 1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_20_2" style:display-name="Default 1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_20_3" style:display-name="Default 1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_20_4" style:display-name="Default 1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0" style:display-name="Default 1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0_20_1" style:display-name="Default 1 3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0_20_2" style:display-name="Default 1 3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0_20_3" style:display-name="Default 1 3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0_20_4" style:display-name="Default 1 3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1" style:display-name="Default 1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1_20_1" style:display-name="Default 1 3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1_20_2" style:display-name="Default 1 3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1_20_3" style:display-name="Default 1 3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1_20_4" style:display-name="Default 1 3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2" style:display-name="Default 1 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2_20_1" style:display-name="Default 1 3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2_20_2" style:display-name="Default 1 3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2_20_3" style:display-name="Default 1 3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2_20_4" style:display-name="Default 1 3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3" style:display-name="Default 1 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3_20_1" style:display-name="Default 1 3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3_20_2" style:display-name="Default 1 3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3_20_3" style:display-name="Default 1 3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3_20_4" style:display-name="Default 1 3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4" style:display-name="Default 1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4_20_1" style:display-name="Default 1 3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4_20_2" style:display-name="Default 1 3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4_20_3" style:display-name="Default 1 3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4_20_4" style:display-name="Default 1 3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5" style:display-name="Default 1 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5_20_1" style:display-name="Default 1 3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5_20_2" style:display-name="Default 1 3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5_20_3" style:display-name="Default 1 3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5_20_4" style:display-name="Default 1 3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6" style:display-name="Default 1 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6_20_1" style:display-name="Default 1 3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6_20_2" style:display-name="Default 1 3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6_20_3" style:display-name="Default 1 3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6_20_4" style:display-name="Default 1 3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7" style:display-name="Default 1 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7_20_1" style:display-name="Default 1 3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7_20_2" style:display-name="Default 1 3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7_20_3" style:display-name="Default 1 3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7_20_4" style:display-name="Default 1 3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8" style:display-name="Default 1 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8_20_1" style:display-name="Default 1 3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8_20_2" style:display-name="Default 1 3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8_20_3" style:display-name="Default 1 3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8_20_4" style:display-name="Default 1 3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9" style:display-name="Default 1 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9_20_1" style:display-name="Default 1 3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9_20_2" style:display-name="Default 1 3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9_20_3" style:display-name="Default 1 3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39_20_4" style:display-name="Default 1 3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 style:display-name="Default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_20_1" style:display-name="Default 1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_20_2" style:display-name="Default 1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_20_3" style:display-name="Default 1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_20_4" style:display-name="Default 1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0" style:display-name="Default 1 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0_20_1" style:display-name="Default 1 4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0_20_2" style:display-name="Default 1 4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0_20_3" style:display-name="Default 1 4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0_20_4" style:display-name="Default 1 4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41" style:display-name="Default 1 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2" style:display-name="Default 1 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3" style:display-name="Default 1 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4" style:display-name="Default 1 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5" style:display-name="Default 1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5_20_1" style:display-name="Default 1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5_20_2" style:display-name="Default 1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5_20_3" style:display-name="Default 1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5_20_4" style:display-name="Default 1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6" style:display-name="Default 1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6_20_1" style:display-name="Default 1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6_20_2" style:display-name="Default 1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6_20_3" style:display-name="Default 1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6_20_4" style:display-name="Default 1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7" style:display-name="Default 1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7_20_1" style:display-name="Default 1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7_20_2" style:display-name="Default 1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7_20_3" style:display-name="Default 1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7_20_4" style:display-name="Default 1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8" style:display-name="Default 1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8_20_1" style:display-name="Default 1 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8_20_2" style:display-name="Default 1 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8_20_3" style:display-name="Default 1 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8_20_4" style:display-name="Default 1 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9" style:display-name="Default 1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9_20_1" style:display-name="Default 1 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9_20_2" style:display-name="Default 1 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9_20_3" style:display-name="Default 1 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_20_9_20_4" style:display-name="Default 1 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efault_20_10" style:display-name="Default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0_20_1" style:display-name="Default 1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0_20_2" style:display-name="Default 1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0_20_3" style:display-name="Default 1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0_20_4" style:display-name="Default 1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 style:display-name="Default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1" style:display-name="Default 1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2" style:display-name="Default 1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3" style:display-name="Default 1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4" style:display-name="Default 1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 style:display-name="Default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1" style:display-name="Default 1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2" style:display-name="Default 1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3" style:display-name="Default 1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4" style:display-name="Default 1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 style:display-name="Default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1" style:display-name="Default 1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2" style:display-name="Default 1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3" style:display-name="Default 1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4" style:display-name="Default 1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 style:display-name="Default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1" style:display-name="Default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2" style:display-name="Default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3" style:display-name="Default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4" style:display-name="Default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 style:display-name="Default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1" style:display-name="Default 1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2" style:display-name="Default 1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3" style:display-name="Default 1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4" style:display-name="Default 1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 style:display-name="Default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1" style:display-name="Default 1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2" style:display-name="Default 1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3" style:display-name="Default 1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4" style:display-name="Default 1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 style:display-name="Default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1" style:display-name="Default 1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2" style:display-name="Default 1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3" style:display-name="Default 1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4" style:display-name="Default 1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 style:display-name="Default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1" style:display-name="Default 1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2" style:display-name="Default 1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3" style:display-name="Default 1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4" style:display-name="Default 1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 style:display-name="Default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1" style:display-name="Default 1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2" style:display-name="Default 1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3" style:display-name="Default 1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4" style:display-name="Default 1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 style:display-name="Default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1" style:display-name="Default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2" style:display-name="Default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3" style:display-name="Default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4" style:display-name="Default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 style:display-name="Default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1" style:display-name="Default 2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2" style:display-name="Default 2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3" style:display-name="Default 2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4" style:display-name="Default 2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 style:display-name="Default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1" style:display-name="Default 2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2" style:display-name="Default 2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3" style:display-name="Default 2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4" style:display-name="Default 2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 style:display-name="Default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1" style:display-name="Default 2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2" style:display-name="Default 2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3" style:display-name="Default 2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4" style:display-name="Default 2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 style:display-name="Default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1" style:display-name="Default 2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2" style:display-name="Default 2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3" style:display-name="Default 2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4" style:display-name="Default 2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 style:display-name="Default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1" style:display-name="Default 2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2" style:display-name="Default 2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3" style:display-name="Default 2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4" style:display-name="Default 2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 style:display-name="Default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1" style:display-name="Default 2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2" style:display-name="Default 2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3" style:display-name="Default 2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4" style:display-name="Default 2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 style:display-name="Default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1" style:display-name="Default 2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2" style:display-name="Default 2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3" style:display-name="Default 2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4" style:display-name="Default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 style:display-name="Default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1" style:display-name="Default 2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2" style:display-name="Default 2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3" style:display-name="Default 2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4" style:display-name="Default 2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 style:display-name="Default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1" style:display-name="Default 2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2" style:display-name="Default 2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3" style:display-name="Default 2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4" style:display-name="Default 2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 style:display-name="Default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1" style:display-name="Default 2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2" style:display-name="Default 2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3" style:display-name="Default 2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4" style:display-name="Default 2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 style:display-name="Default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1" style:display-name="Default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2" style:display-name="Default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3" style:display-name="Default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4" style:display-name="Default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 style:display-name="Default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1" style:display-name="Default 3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2" style:display-name="Default 3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3" style:display-name="Default 3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4" style:display-name="Default 3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 style:display-name="Default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1" style:display-name="Default 3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2" style:display-name="Default 3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3" style:display-name="Default 3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4" style:display-name="Default 3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 style:display-name="Default 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2_20_1" style:display-name="Default 3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2_20_2" style:display-name="Default 3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2_20_3" style:display-name="Default 3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2_20_4" style:display-name="Default 3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3" style:display-name="Default 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3_20_1" style:display-name="Default 3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3_20_2" style:display-name="Default 3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3_20_3" style:display-name="Default 3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3_20_4" style:display-name="Default 3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4" style:display-name="Default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4_20_1" style:display-name="Default 3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4_20_2" style:display-name="Default 3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4_20_3" style:display-name="Default 3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4_20_4" style:display-name="Default 3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5" style:display-name="Default 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5_20_1" style:display-name="Default 3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5_20_2" style:display-name="Default 3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5_20_3" style:display-name="Default 3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5_20_4" style:display-name="Default 3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6" style:display-name="Default 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6_20_1" style:display-name="Default 3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6_20_2" style:display-name="Default 3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6_20_3" style:display-name="Default 3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6_20_4" style:display-name="Default 3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7" style:display-name="Default 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7_20_1" style:display-name="Default 3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7_20_2" style:display-name="Default 3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7_20_3" style:display-name="Default 3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7_20_4" style:display-name="Default 3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8" style:display-name="Default 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8_20_1" style:display-name="Default 3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8_20_2" style:display-name="Default 3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8_20_3" style:display-name="Default 3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8_20_4" style:display-name="Default 3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9" style:display-name="Default 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9_20_1" style:display-name="Default 3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9_20_2" style:display-name="Default 3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9_20_3" style:display-name="Default 3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39_20_4" style:display-name="Default 3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 style:display-name="Default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_20_1" style:display-name="Default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_20_2" style:display-name="Default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_20_3" style:display-name="Default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_20_4" style:display-name="Default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 style:display-name="Default 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0_20_1" style:display-name="Default 4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0_20_2" style:display-name="Default 4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0_20_3" style:display-name="Default 4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0_20_4" style:display-name="Default 4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1" style:display-name="Default 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1_20_1" style:display-name="Default 4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1_20_2" style:display-name="Default 4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1_20_3" style:display-name="Default 4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1_20_4" style:display-name="Default 4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2" style:display-name="Default 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2_20_1" style:display-name="Default 4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2_20_2" style:display-name="Default 4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2_20_3" style:display-name="Default 4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2_20_4" style:display-name="Default 4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3" style:display-name="Default 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3_20_1" style:display-name="Default 4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3_20_2" style:display-name="Default 4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3_20_3" style:display-name="Default 4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3_20_4" style:display-name="Default 4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4" style:display-name="Default 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4_20_1" style:display-name="Default 4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4_20_2" style:display-name="Default 4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4_20_3" style:display-name="Default 4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4_20_4" style:display-name="Default 4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5" style:display-name="Default 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5_20_1" style:display-name="Default 4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5_20_2" style:display-name="Default 4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5_20_3" style:display-name="Default 4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5_20_4" style:display-name="Default 4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6" style:display-name="Default 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6_20_1" style:display-name="Default 4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6_20_2" style:display-name="Default 4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6_20_3" style:display-name="Default 4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6_20_4" style:display-name="Default 4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7" style:display-name="Default 4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7_20_1" style:display-name="Default 4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7_20_2" style:display-name="Default 4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7_20_3" style:display-name="Default 4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7_20_4" style:display-name="Default 4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8" style:display-name="Default 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8_20_1" style:display-name="Default 4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8_20_2" style:display-name="Default 4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8_20_3" style:display-name="Default 4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8_20_4" style:display-name="Default 4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9" style:display-name="Default 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9_20_1" style:display-name="Default 4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9_20_2" style:display-name="Default 4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9_20_3" style:display-name="Default 4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49_20_4" style:display-name="Default 4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 style:display-name="Default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_20_1" style:display-name="Default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_20_2" style:display-name="Default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_20_3" style:display-name="Default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_20_4" style:display-name="Default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 style:display-name="Default 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0_20_1" style:display-name="Default 5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0_20_2" style:display-name="Default 5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0_20_3" style:display-name="Default 5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0_20_4" style:display-name="Default 5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1" style:display-name="Default 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1_20_1" style:display-name="Default 5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1_20_2" style:display-name="Default 5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1_20_3" style:display-name="Default 5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1_20_4" style:display-name="Default 5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 style:display-name="Default 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1" style:display-name="Default 5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14" style:display-name="Default 52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14_20_1" style:display-name="Default 52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14_20_2" style:display-name="Default 52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14_20_3" style:display-name="Default 52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14_20_4" style:display-name="Default 52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2" style:display-name="Default 5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3" style:display-name="Default 5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2_20_4" style:display-name="Default 5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3" style:display-name="Default 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3_20_1" style:display-name="Default 5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3_20_2" style:display-name="Default 5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3_20_3" style:display-name="Default 5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3_20_4" style:display-name="Default 5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4" style:display-name="Default 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4_20_1" style:display-name="Default 5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4_20_2" style:display-name="Default 5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4_20_3" style:display-name="Default 5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4_20_4" style:display-name="Default 5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5" style:display-name="Default 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5_20_1" style:display-name="Default 5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5_20_2" style:display-name="Default 5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5_20_3" style:display-name="Default 5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5_20_4" style:display-name="Default 5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6" style:display-name="Default 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6_20_1" style:display-name="Default 5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6_20_2" style:display-name="Default 5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6_20_3" style:display-name="Default 5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6_20_4" style:display-name="Default 5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7" style:display-name="Default 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7_20_1" style:display-name="Default 5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7_20_2" style:display-name="Default 5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7_20_3" style:display-name="Default 5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7_20_4" style:display-name="Default 5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8" style:display-name="Default 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8_20_1" style:display-name="Default 5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8_20_2" style:display-name="Default 5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8_20_3" style:display-name="Default 5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8_20_4" style:display-name="Default 5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9" style:display-name="Default 5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9_20_1" style:display-name="Default 5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9_20_2" style:display-name="Default 5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9_20_3" style:display-name="Default 5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59_20_4" style:display-name="Default 5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 style:display-name="Default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_20_1" style:display-name="Default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_20_2" style:display-name="Default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_20_3" style:display-name="Default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_20_4" style:display-name="Default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 style:display-name="Default 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0_20_1" style:display-name="Default 6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0_20_2" style:display-name="Default 6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0_20_3" style:display-name="Default 6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0_20_4" style:display-name="Default 6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1" style:display-name="Default 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1_20_1" style:display-name="Default 6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1_20_2" style:display-name="Default 6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1_20_3" style:display-name="Default 6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1_20_4" style:display-name="Default 6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2" style:display-name="Default 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2_20_1" style:display-name="Default 6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2_20_2" style:display-name="Default 6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2_20_3" style:display-name="Default 6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2_20_4" style:display-name="Default 6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3" style:display-name="Default 6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3_20_1" style:display-name="Default 6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3_20_2" style:display-name="Default 6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3_20_3" style:display-name="Default 6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3_20_4" style:display-name="Default 6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4" style:display-name="Default 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4_20_1" style:display-name="Default 6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4_20_2" style:display-name="Default 6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4_20_3" style:display-name="Default 6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4_20_4" style:display-name="Default 6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5" style:display-name="Default 6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5_20_1" style:display-name="Default 6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5_20_2" style:display-name="Default 6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5_20_3" style:display-name="Default 6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5_20_4" style:display-name="Default 6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6" style:display-name="Default 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6_20_1" style:display-name="Default 6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6_20_2" style:display-name="Default 6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6_20_3" style:display-name="Default 6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6_20_4" style:display-name="Default 6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7" style:display-name="Default 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7_20_1" style:display-name="Default 6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7_20_2" style:display-name="Default 6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7_20_3" style:display-name="Default 6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7_20_4" style:display-name="Default 6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8" style:display-name="Default 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8_20_1" style:display-name="Default 6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8_20_2" style:display-name="Default 6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8_20_3" style:display-name="Default 6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8_20_4" style:display-name="Default 6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9" style:display-name="Default 6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9_20_1" style:display-name="Default 6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9_20_2" style:display-name="Default 6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9_20_3" style:display-name="Default 6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69_20_4" style:display-name="Default 6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 style:display-name="Default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_20_1" style:display-name="Default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_20_2" style:display-name="Default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_20_3" style:display-name="Default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_20_4" style:display-name="Default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 style:display-name="Default 7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0_20_1" style:display-name="Default 7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0_20_2" style:display-name="Default 7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0_20_3" style:display-name="Default 7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0_20_4" style:display-name="Default 7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1" style:display-name="Default 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1_20_1" style:display-name="Default 7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1_20_2" style:display-name="Default 7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1_20_3" style:display-name="Default 7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71_20_4" style:display-name="Default 7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Default_20_8" style:display-name="Default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8_20_1" style:display-name="Default 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8_20_2" style:display-name="Default 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8_20_3" style:display-name="Default 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8_20_4" style:display-name="Default 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 style:display-name="Default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1" style:display-name="Default 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2" style:display-name="Default 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3" style:display-name="Default 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4" style:display-name="Default 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obre"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1" style:display-name="Dobre 1"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1_20_1" style:display-name="Dobre 1 1"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1_20_2" style:display-name="Dobre 1 2"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1_20_3" style:display-name="Dobre 1 3"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1_20_4" style:display-name="Dobre 1 4"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2" style:display-name="Dobre 2"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3" style:display-name="Dobre 3"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4" style:display-name="Dobre 4"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Dobre_20_5" style:display-name="Dobre 5"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middle"/>
      <style:paragraph-properties fo:margin-left="0in" style:writing-mode="page"/>
      <style:text-properties fo:color="#008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 style:display-name="Komórka połączona"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1" style:display-name="Komórka połączona 1"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1_20_1" style:display-name="Komórka połączona 1 1"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1_20_2" style:display-name="Komórka połączona 1 2"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1_20_3" style:display-name="Komórka połączona 1 3"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1_20_4" style:display-name="Komórka połączona 1 4"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2" style:display-name="Komórka połączona 2"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3" style:display-name="Komórka połączona 3"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4" style:display-name="Komórka połączona 4"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połączona_20_5" style:display-name="Komórka połączona 5" style:family="table-cell" style:parent-style-name="Default">
      <style:table-cell-properties style:glyph-orientation-vertical="0" fo:border-bottom="0.99pt double #ff99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Komórka_20_zaznaczona" style:display-name="Komórka zaznaczona"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1" style:display-name="Komórka zaznaczona 1"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1_20_1" style:display-name="Komórka zaznaczona 1 1"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1_20_2" style:display-name="Komórka zaznaczona 1 2"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1_20_3" style:display-name="Komórka zaznaczona 1 3"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1_20_4" style:display-name="Komórka zaznaczona 1 4"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2" style:display-name="Komórka zaznaczona 2"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3" style:display-name="Komórka zaznaczona 3"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4" style:display-name="Komórka zaznaczona 4"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Komórka_20_zaznaczona_20_5" style:display-name="Komórka zaznaczona 5" style:family="table-cell" style:parent-style-name="Default">
      <style:table-cell-properties style:glyph-orientation-vertical="0" fo:background-color="#969696" style:diagonal-bl-tr="none" style:diagonal-tl-br="none" style:text-align-source="value-type" style:repeat-content="false" fo:wrap-option="no-wrap" fo:border="0.99pt double #333333" style:border-line-width="0.0138in 0.0138in 0.0138in" style:direction="ltr" style:rotation-angle="0" style:rotation-align="none" style:shrink-to-fit="false" style:vertical-align="middle"/>
      <style:paragraph-properties fo:margin-left="0in" style:writing-mode="page"/>
      <style:text-properties fo:color="#ffffff"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Lien_20_hypertexte" style:display-name="Lien hypertexte"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Lien_20_hypertexte_20_1" style:display-name="Lien hypertexte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1_20_1" style:display-name="Lien hypertexte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1_20_2" style:display-name="Lien hypertexte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1_20_3" style:display-name="Lien hypertexte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1_20_4" style:display-name="Lien hypertexte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10" style:display-name="Lien hypertexte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Lien_20_hypertexte_20_11" style:display-name="Lien hypertexte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Lien_20_hypertexte_20_2" style:display-name="Lien hypertexte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2_20_1" style:display-name="Lien hypertexte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2_20_2" style:display-name="Lien hypertexte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2_20_3" style:display-name="Lien hypertexte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2_20_4" style:display-name="Lien hypertexte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3" style:display-name="Lien hypertexte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3_20_1" style:display-name="Lien hypertexte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3_20_2" style:display-name="Lien hypertexte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3_20_3" style:display-name="Lien hypertexte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3_20_4" style:display-name="Lien hypertexte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4" style:display-name="Lien hypertexte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4_20_1" style:display-name="Lien hypertexte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4_20_2" style:display-name="Lien hypertexte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4_20_3" style:display-name="Lien hypertexte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4_20_4" style:display-name="Lien hypertexte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5" style:display-name="Lien hypertexte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5_20_1" style:display-name="Lien hypertexte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5_20_2" style:display-name="Lien hypertexte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5_20_3" style:display-name="Lien hypertexte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5_20_4" style:display-name="Lien hypertexte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6" style:display-name="Lien hypertexte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6_20_1" style:display-name="Lien hypertexte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6_20_2" style:display-name="Lien hypertexte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6_20_3" style:display-name="Lien hypertexte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6_20_4" style:display-name="Lien hypertexte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7" style:display-name="Lien hypertexte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7_20_1" style:display-name="Lien hypertexte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7_20_2" style:display-name="Lien hypertexte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7_20_3" style:display-name="Lien hypertexte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7_20_4" style:display-name="Lien hypertexte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3" fo:font-size="10pt" fo:font-style="normal" fo:text-shadow="none"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Lien_20_hypertexte_20_7_20_8" style:display-name="Lien hypertexte 7 8"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1" style:display-name="Lien hypertexte 7 8 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2" style:display-name="Lien hypertexte 7 8 2"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3" style:display-name="Lien hypertexte 7 8 3"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4" style:display-name="Lien hypertexte 7 8 44"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4_20_1" style:display-name="Lien hypertexte 7 8 44 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4_20_2" style:display-name="Lien hypertexte 7 8 44 2"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4_20_3" style:display-name="Lien hypertexte 7 8 44 3"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4_20_4" style:display-name="Lien hypertexte 7 8 44 4"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5" style:display-name="Lien hypertexte 7 8 45"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5_20_1" style:display-name="Lien hypertexte 7 8 45 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5_20_2" style:display-name="Lien hypertexte 7 8 45 2"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5_20_3" style:display-name="Lien hypertexte 7 8 45 3"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5_20_4" style:display-name="Lien hypertexte 7 8 45 4"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6" style:display-name="Lien hypertexte 7 8 46"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6_20_1" style:display-name="Lien hypertexte 7 8 46 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6_20_2" style:display-name="Lien hypertexte 7 8 46 2"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6_20_3" style:display-name="Lien hypertexte 7 8 46 3"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7_20_8_20_46_20_4" style:display-name="Lien hypertexte 7 8 46 4"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en_20_hypertexte_20_8" style:display-name="Lien hypertexte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Lien_20_hypertexte_20_9" style:display-name="Lien hypertexte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Nagłówek_20_1" style:display-name="Nagłówek 1"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1" style:display-name="Nagłówek 1 1"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1_20_1" style:display-name="Nagłówek 1 1 1"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1_20_2" style:display-name="Nagłówek 1 1 2"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1_20_3" style:display-name="Nagłówek 1 1 3"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1_20_4" style:display-name="Nagłówek 1 1 4"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2" style:display-name="Nagłówek 1 2"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3" style:display-name="Nagłówek 1 3"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4" style:display-name="Nagłówek 1 4"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1_20_5" style:display-name="Nagłówek 1 5" style:family="table-cell" style:parent-style-name="Default">
      <style:table-cell-properties style:glyph-orientation-vertical="0" fo:border-bottom="4pt solid #333399"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5pt" fo:font-style="normal" fo:text-shadow="none"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Nagłówek_20_2" style:display-name="Nagłówek 2"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1" style:display-name="Nagłówek 2 1"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1_20_1" style:display-name="Nagłówek 2 1 1"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1_20_2" style:display-name="Nagłówek 2 1 2"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1_20_3" style:display-name="Nagłówek 2 1 3"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1_20_4" style:display-name="Nagłówek 2 1 4"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2" style:display-name="Nagłówek 2 2"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3" style:display-name="Nagłówek 2 3"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4" style:display-name="Nagłówek 2 4"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2_20_5" style:display-name="Nagłówek 2 5" style:family="table-cell" style:parent-style-name="Default">
      <style:table-cell-properties style:glyph-orientation-vertical="0" fo:border-bottom="4pt solid #c0c0c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3pt" fo:font-style="normal" fo:text-shadow="none"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Nagłówek_20_3" style:display-name="Nagłówek 3"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1" style:display-name="Nagłówek 3 1"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1_20_1" style:display-name="Nagłówek 3 1 1"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1_20_2" style:display-name="Nagłówek 3 1 2"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1_20_3" style:display-name="Nagłówek 3 1 3"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1_20_4" style:display-name="Nagłówek 3 1 4"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2" style:display-name="Nagłówek 3 2"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3" style:display-name="Nagłówek 3 3"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4" style:display-name="Nagłówek 3 4"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3_20_5" style:display-name="Nagłówek 3 5" style:family="table-cell" style:parent-style-name="Default">
      <style:table-cell-properties style:glyph-orientation-vertical="0" fo:border-bottom="2.49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 style:display-name="Nagłówek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1" style:display-name="Nagłówek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1_20_1" style:display-name="Nagłówek 4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1_20_2" style:display-name="Nagłówek 4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1_20_3" style:display-name="Nagłówek 4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1_20_4" style:display-name="Nagłówek 4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2" style:display-name="Nagłówek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3" style:display-name="Nagłówek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4" style:display-name="Nagłówek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agłówek_20_4_20_5" style:display-name="Nagłówek 4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Neutralne"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1" style:display-name="Neutralne 1"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1_20_1" style:display-name="Neutralne 1 1"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1_20_2" style:display-name="Neutralne 1 2"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1_20_3" style:display-name="Neutralne 1 3"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1_20_4" style:display-name="Neutralne 1 4"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2" style:display-name="Neutralne 2"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3" style:display-name="Neutralne 3"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4" style:display-name="Neutralne 4"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eutralne_20_5" style:display-name="Neutralne 5" style:family="table-cell" style:parent-style-name="Default">
      <style:table-cell-properties style:glyph-orientation-vertical="0" fo:background-color="#ffff99" style:text-align-source="value-type" style:repeat-content="false" fo:wrap-option="no-wrap"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Normal"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1" style:display-name="Normal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2" style:display-name="Normal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 style:display-name="Normal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5" style:display-name="Normal 35"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5_20_1" style:display-name="Normal 35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5_20_2" style:display-name="Normal 35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5_20_3" style:display-name="Normal 35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5_20_4" style:display-name="Normal 35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8" style:display-name="Normal 38"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8_20_1" style:display-name="Normal 38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8_20_2" style:display-name="Normal 38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8_20_3" style:display-name="Normal 38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38_20_4" style:display-name="Normal 38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 style:display-name="Normal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0" style:display-name="Normal 40"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0_20_1" style:display-name="Normal 40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0_20_2" style:display-name="Normal 40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0_20_3" style:display-name="Normal 40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0_20_4" style:display-name="Normal 40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0_5f_Assassin_27_s_20_Creed_20_Revelations_5f_text_5f_05-08-11_20_44" style:display-name="Normal 40_Assassin's Creed Revelations_text_05-08-11 4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6" style:display-name="Normal 46"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6_20_1" style:display-name="Normal 46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6_20_2" style:display-name="Normal 46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6_20_3" style:display-name="Normal 46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6_20_4" style:display-name="Normal 46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9" style:display-name="Normal 49"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9_20_1" style:display-name="Normal 49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9_20_2" style:display-name="Normal 49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9_20_3" style:display-name="Normal 49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49_20_4" style:display-name="Normal 49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0" style:display-name="Normal 50"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0_20_1" style:display-name="Normal 50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0_20_2" style:display-name="Normal 50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0_20_3" style:display-name="Normal 50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0_20_4" style:display-name="Normal 50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1" style:display-name="Normal 5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1_20_1" style:display-name="Normal 51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1_20_2" style:display-name="Normal 51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1_20_3" style:display-name="Normal 51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1_20_4" style:display-name="Normal 51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2" style:display-name="Normal 5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2_20_1" style:display-name="Normal 52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2_20_2" style:display-name="Normal 52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2_20_3" style:display-name="Normal 52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2_20_4" style:display-name="Normal 52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3" style:display-name="Normal 5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3_20_1" style:display-name="Normal 53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3_20_2" style:display-name="Normal 53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3_20_3" style:display-name="Normal 53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3_20_4" style:display-name="Normal 53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 style:display-name="Normal 5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1" style:display-name="Normal 54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2" style:display-name="Normal 54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3" style:display-name="Normal 54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4" style:display-name="Normal 54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45" style:display-name="Normal 54 45"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45_20_1" style:display-name="Normal 54 45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45_20_2" style:display-name="Normal 54 45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45_20_3" style:display-name="Normal 54 45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20_45_20_4" style:display-name="Normal 54 45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5f_Assassin_27_s_20_Creed_20_Revelations_5f_text_5f_05-08-11" style:display-name="Normal 54_Assassin's Creed Revelations_text_05-08-1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4_5f_Assassin_27_s_20_Creed_20_Revelations_5f_text_5f_05-08-11_20_44" style:display-name="Normal 54_Assassin's Creed Revelations_text_05-08-11 4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5" style:display-name="Normal 55"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5_20_1" style:display-name="Normal 55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5_20_2" style:display-name="Normal 55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5_20_3" style:display-name="Normal 55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55_20_4" style:display-name="Normal 55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1" style:display-name="Normal 6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1_20_1" style:display-name="Normal 61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1_20_2" style:display-name="Normal 61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1_20_3" style:display-name="Normal 61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1_20_4" style:display-name="Normal 61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2" style:display-name="Normal 6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2_20_1" style:display-name="Normal 62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2_20_2" style:display-name="Normal 62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2_20_3" style:display-name="Normal 62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2_20_4" style:display-name="Normal 62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3" style:display-name="Normal 6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3_20_1" style:display-name="Normal 63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3_20_2" style:display-name="Normal 63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3_20_3" style:display-name="Normal 63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3_20_4" style:display-name="Normal 63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4" style:display-name="Normal 6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4_20_1" style:display-name="Normal 64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4_20_2" style:display-name="Normal 64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4_20_3" style:display-name="Normal 64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4_20_4" style:display-name="Normal 64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5" style:display-name="Normal 65"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5_20_1" style:display-name="Normal 65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5_20_2" style:display-name="Normal 65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5_20_3" style:display-name="Normal 65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5_20_4" style:display-name="Normal 65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7" style:display-name="Normal 67"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7_20_1" style:display-name="Normal 67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7_20_2" style:display-name="Normal 67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7_20_3" style:display-name="Normal 67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7_20_4" style:display-name="Normal 67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8" style:display-name="Normal 68"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8_20_1" style:display-name="Normal 68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8_20_2" style:display-name="Normal 68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8_20_3" style:display-name="Normal 68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8_20_4" style:display-name="Normal 68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9" style:display-name="Normal 69"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9_20_1" style:display-name="Normal 69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9_20_2" style:display-name="Normal 69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9_20_3" style:display-name="Normal 69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69_20_4" style:display-name="Normal 69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0" style:display-name="Normal 70"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0_20_1" style:display-name="Normal 70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0_20_2" style:display-name="Normal 70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0_20_3" style:display-name="Normal 70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0_20_4" style:display-name="Normal 70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1" style:display-name="Normal 7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1_20_1" style:display-name="Normal 71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1_20_2" style:display-name="Normal 71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1_20_3" style:display-name="Normal 71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1_20_4" style:display-name="Normal 71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2" style:display-name="Normal 7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2_20_1" style:display-name="Normal 72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2_20_2" style:display-name="Normal 72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2_20_3" style:display-name="Normal 72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20_72_20_4" style:display-name="Normal 72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Normal_5f_" style:display-name="Normal_"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10_20_28" style:display-name="Normal_ 10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05" style:display-name="Normal_ 1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106" style:display-name="Normal_ 10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11" style:display-name="Normal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1_20_28" style:display-name="Normal_ 11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2_20_17" style:display-name="Normal_ 12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4" style:display-name="Normal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4_20_29" style:display-name="Normal_ 14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4_20_31" style:display-name="Normal_ 14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4_20_45" style:display-name="Normal_ 14 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17_20_17" style:display-name="Normal_ 17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_20_14" style:display-name="Normal_ 2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0_20_20" style:display-name="Normal_ 20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1_20_14" style:display-name="Normal_ 21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2_20_14" style:display-name="Normal_ 22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4_20_18" style:display-name="Normal_ 24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5_20_17" style:display-name="Normal_ 25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6" style:display-name="Normal_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6_20_25" style:display-name="Normal_ 26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7_20_14" style:display-name="Normal_ 27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8" style:display-name="Normal_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8_20_14" style:display-name="Normal_ 28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9" style:display-name="Normal_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29_20_14" style:display-name="Normal_ 29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3_20_14" style:display-name="Normal_ 3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30_20_34" style:display-name="Normal_ 30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31_20_34" style:display-name="Normal_ 31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32_20_14" style:display-name="Normal_ 32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34_20_20" style:display-name="Normal_ 34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36_20_18" style:display-name="Normal_ 36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38_20_34" style:display-name="Normal_ 38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46_20_34" style:display-name="Normal_ 46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5_20_18" style:display-name="Normal_ 5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51" style:display-name="Normal_ 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52" style:display-name="Normal_ 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52_20_14" style:display-name="Normal_ 52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57_20_20" style:display-name="Normal_ 57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58_20_28" style:display-name="Normal_ 58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6_20_18" style:display-name="Normal_ 6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60_20_34" style:display-name="Normal_ 60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61" style:display-name="Normal_ 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61_20_18" style:display-name="Normal_ 61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65_20_26_20_4" style:display-name="Normal_ 65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66_20_34" style:display-name="Normal_ 66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8_20_28" style:display-name="Normal_ 8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_20_84" style:display-name="Normal_ 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85" style:display-name="Normal_ 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_20_9_20_28" style:display-name="Normal_ 9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LV5" style:display-name="Normal_LV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Normal_5f_menu" style:display-name="Normal_menu"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menu_20_17" style:display-name="Normal_menu 1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menu_20_18" style:display-name="Normal_menu 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menu_20_20" style:display-name="Normal_menu 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Normal_5f_menu_5f_1_20_25" style:display-name="Normal_menu_1 2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Obliczenia"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1" style:display-name="Obliczenia 1"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1_20_1" style:display-name="Obliczenia 1 1"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1_20_2" style:display-name="Obliczenia 1 2"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1_20_3" style:display-name="Obliczenia 1 3"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1_20_4" style:display-name="Obliczenia 1 4"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2" style:display-name="Obliczenia 2"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3" style:display-name="Obliczenia 3"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4" style:display-name="Obliczenia 4"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Obliczenia_20_5" style:display-name="Obliczenia 5" style:family="table-cell" style:parent-style-name="Default">
      <style:table-cell-properties style:glyph-orientation-vertical="0" fo:background-color="#c0c0c0" style:diagonal-bl-tr="none" style:diagonal-tl-br="none" style:text-align-source="value-type" style:repeat-content="false" fo:wrap-option="no-wrap" fo:border="0.99pt solid #808080" style:direction="ltr" style:rotation-angle="0" style:rotation-align="none" style:shrink-to-fit="false" style:vertical-align="middle"/>
      <style:paragraph-properties fo:margin-left="0in" style:writing-mode="page"/>
      <style:text-properties fo:color="#ff99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1" style:display-name="Suma 1"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1_20_1" style:display-name="Suma 1 1"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1_20_2" style:display-name="Suma 1 2"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1_20_3" style:display-name="Suma 1 3"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1_20_4" style:display-name="Suma 1 4"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2" style:display-name="Suma 2"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3" style:display-name="Suma 3"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4" style:display-name="Suma 4"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Suma_20_5" style:display-name="Suma 5" style:family="table-cell" style:parent-style-name="Default">
      <style:table-cell-properties style:glyph-orientation-vertical="0" fo:border-bottom="0.99pt double #333399"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0.99pt solid #333399"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ekst_20_objaśnienia" style:display-name="Tekst objaśnienia"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1" style:display-name="Tekst objaśnienia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1_20_1" style:display-name="Tekst objaśnienia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1_20_2" style:display-name="Tekst objaśnienia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1_20_3" style:display-name="Tekst objaśnienia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1_20_4" style:display-name="Tekst objaśnienia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2" style:display-name="Tekst objaśnienia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3" style:display-name="Tekst objaśnienia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4" style:display-name="Tekst objaśnienia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bjaśnienia_20_5" style:display-name="Tekst objaśnienia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808080" style:text-outline="false" style:text-line-through-style="none" style:font-name="Calibri" fo:font-size="11pt" fo:font-style="italic" fo:text-shadow="none"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Tekst_20_ostrzeżenia" style:display-name="Tekst ostrzeżenia"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1" style:display-name="Tekst ostrzeżenia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1_20_1" style:display-name="Tekst ostrzeżenia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1_20_2" style:display-name="Tekst ostrzeżenia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1_20_3" style:display-name="Tekst ostrzeżenia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1_20_4" style:display-name="Tekst ostrzeżenia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2" style:display-name="Tekst ostrzeżenia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3" style:display-name="Tekst ostrzeżenia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4" style:display-name="Tekst ostrzeżenia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ekst_20_ostrzeżenia_20_5" style:display-name="Tekst ostrzeżenia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ytuł"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1" style:display-name="Tytuł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1_20_1" style:display-name="Tytuł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1_20_2" style:display-name="Tytuł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1_20_3" style:display-name="Tytuł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1_20_4" style:display-name="Tytuł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2" style:display-name="Tytuł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3" style:display-name="Tytuł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4" style:display-name="Tytuł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Tytuł_20_5" style:display-name="Tytuł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Cambria" fo:font-size="18pt" fo:font-style="normal" fo:text-shadow="none"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Uwaga"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1" style:display-name="Uwaga 1"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1_20_1" style:display-name="Uwaga 1 1"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1_20_2" style:display-name="Uwaga 1 2"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1_20_3" style:display-name="Uwaga 1 3"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1_20_4" style:display-name="Uwaga 1 4"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2" style:display-name="Uwaga 2"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3" style:display-name="Uwaga 3"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4" style:display-name="Uwaga 4"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Uwaga_20_5" style:display-name="Uwaga 5" style:family="table-cell" style:parent-style-name="Default">
      <style:table-cell-properties style:glyph-orientation-vertical="0" fo:background-color="#ffffcc" style:diagonal-bl-tr="none" style:diagonal-tl-br="none" style:text-align-source="value-type" style:repeat-content="false" fo:wrap-option="no-wrap" fo:border="0.99pt solid #c0c0c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Złe"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1" style:display-name="Złe 1"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1_20_1" style:display-name="Złe 1 1"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1_20_2" style:display-name="Złe 1 2"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1_20_3" style:display-name="Złe 1 3"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1_20_4" style:display-name="Złe 1 4"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2" style:display-name="Złe 2"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3" style:display-name="Złe 3"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4" style:display-name="Złe 4"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Złe_20_5" style:display-name="Złe 5" style:family="table-cell" style:parent-style-name="Default">
      <style:table-cell-properties style:glyph-orientation-vertical="0" fo:background-color="#ff99cc" style:text-align-source="value-type" style:repeat-content="false" fo:wrap-option="no-wrap" style:direction="ltr" style:rotation-angle="0" style:rotation-align="none" style:shrink-to-fit="false" style:vertical-align="middle"/>
      <style:paragraph-properties fo:margin-left="0in" style:writing-mode="page"/>
      <style:text-properties fo:color="#80008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標準_5f_Sheet1" style:display-name="標準_Sheet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draw:marker draw:name="Line_20_Arrow_20_1" draw:display-name="Line Arrow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4" fo:font-size="10pt" fo:font-style="normal" fo:text-shadow="none" style:text-underline-style="none" fo:font-weight="normal" style:font-size-asian="10pt" style:font-style-asian="normal" style:font-weight-asian="normal" style:font-name-complex="Arial4"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1">10/11/2013</text:date>, <text:time>14:48:03</text:time></text:p>
        </style:region-right>
      </style:header>
      <style:header-left style:display="false"/>
      <style:footer>
        <text:p>页 <text:page-number>1</text:page-number> / <text:page-count>99</text:page-count></text:p>
      </style:footer>
      <style:footer-left style:display="false"/>
    </style:master-page>
    <style:master-page style:name="PageStyle_5f_menu" style:display-name="PageStyle_menu"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1" style:display-name="PageStyle_LV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2" style:display-name="PageStyle_LV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3" style:display-name="PageStyle_LV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4" style:display-name="PageStyle_LV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5" style:display-name="PageStyle_LV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6" style:display-name="PageStyle_LV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7" style:display-name="PageStyle_LV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8" style:display-name="PageStyle_LV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V9" style:display-name="PageStyle_LV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ission_5f_list" style:display-name="PageStyle_mission_lis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14T14:26:19</meta:creation-date>
    <dc:date>2013-10-11T14:48:00.86</dc:date>
    <meta:editing-cycles>1201</meta:editing-cycles>
    <meta:editing-duration>P17DT14H49S</meta:editing-duration>
    <meta:generator>LibreOffice/3.4$Win32 LibreOffice_project/340m1$Build-402</meta:generator>
    <meta:document-statistic meta:table-count="11" meta:cell-count="4417" meta:object-count="0"/>
    <meta:user-defined meta:name="Info 2"/>
    <meta:user-defined meta:name="Info 3"/>
    <meta:user-defined meta:name="Info 4"/>
    <meta:user-defined meta:name="Version">11.6568</meta:user-defined>
  </office:meta>
</office:document-meta>
</file>